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0" table:default-cell-style-name="Default"/>
        <table:table-row table:style-name="ro1">
          <table:table-cell office:value-type="string" calcext:value-type="string">
            <text:p>8 sensing cosst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 calcext:value-type="string">
            <text:p>MCTS- 100 iterations</text:p>
          </table:table-cell>
          <table:table-cell/>
          <table:table-cell office:value-type="string" calcext:value-type="string">
            <text:p>50 budget</text:p>
          </table:table-cell>
          <table:table-cell table:number-columns-repeated="47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9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1" calcext:value-type="float">
            <text:p>11</text:p>
          </table:table-cell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4"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4"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4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50" table:default-cell-style-name="Default"/>
        <table:table-row table:style-name="ro1">
          <table:table-cell table:number-columns-repeated="50"/>
        </table:table-row>
        <table:table-row table:style-name="ro1">
          <table:table-cell office:value-type="float" office:value="1105.78302910484" calcext:value-type="float">
            <text:p>1105.7830291048</text:p>
          </table:table-cell>
          <table:table-cell office:value-type="float" office:value="1109.3841338635" calcext:value-type="float">
            <text:p>1109.3841338635</text:p>
          </table:table-cell>
          <table:table-cell office:value-type="float" office:value="1093.65793692755" calcext:value-type="float">
            <text:p>1093.6579369276</text:p>
          </table:table-cell>
          <table:table-cell office:value-type="float" office:value="1116.74191475941" calcext:value-type="float">
            <text:p>1116.7419147594</text:p>
          </table:table-cell>
          <table:table-cell office:value-type="float" office:value="1108.85167671663" calcext:value-type="float">
            <text:p>1108.8516767166</text:p>
          </table:table-cell>
          <table:table-cell office:value-type="float" office:value="1098.07995811989" calcext:value-type="float">
            <text:p>1098.0799581199</text:p>
          </table:table-cell>
          <table:table-cell office:value-type="float" office:value="1091.78088371728" calcext:value-type="float">
            <text:p>1091.7808837173</text:p>
          </table:table-cell>
          <table:table-cell office:value-type="float" office:value="1122.55230840311" calcext:value-type="float">
            <text:p>1122.5523084031</text:p>
          </table:table-cell>
          <table:table-cell office:value-type="float" office:value="1118.37043550371" calcext:value-type="float">
            <text:p>1118.3704355037</text:p>
          </table:table-cell>
          <table:table-cell office:value-type="float" office:value="1105.45846814858" calcext:value-type="float">
            <text:p>1105.4584681486</text:p>
          </table:table-cell>
          <table:table-cell office:value-type="float" office:value="1114.98965398145" calcext:value-type="float">
            <text:p>1114.9896539815</text:p>
          </table:table-cell>
          <table:table-cell office:value-type="float" office:value="1099.58528549041" calcext:value-type="float">
            <text:p>1099.5852854904</text:p>
          </table:table-cell>
          <table:table-cell office:value-type="float" office:value="1119.26672823264" calcext:value-type="float">
            <text:p>1119.2667282326</text:p>
          </table:table-cell>
          <table:table-cell office:value-type="float" office:value="1120.54663627878" calcext:value-type="float">
            <text:p>1120.5466362788</text:p>
          </table:table-cell>
          <table:table-cell office:value-type="float" office:value="1123.3830366899" calcext:value-type="float">
            <text:p>1123.3830366899</text:p>
          </table:table-cell>
          <table:table-cell office:value-type="float" office:value="1105.82497963122" calcext:value-type="float">
            <text:p>1105.8249796312</text:p>
          </table:table-cell>
          <table:table-cell office:value-type="float" office:value="1118.74380754832" calcext:value-type="float">
            <text:p>1118.7438075483</text:p>
          </table:table-cell>
          <table:table-cell office:value-type="float" office:value="1106.32154829184" calcext:value-type="float">
            <text:p>1106.3215482918</text:p>
          </table:table-cell>
          <table:table-cell office:value-type="float" office:value="1114.95535582054" calcext:value-type="float">
            <text:p>1114.9553558205</text:p>
          </table:table-cell>
          <table:table-cell office:value-type="float" office:value="1119.33503741326" calcext:value-type="float">
            <text:p>1119.3350374133</text:p>
          </table:table-cell>
          <table:table-cell office:value-type="float" office:value="1105.34815993388" calcext:value-type="float">
            <text:p>1105.3481599339</text:p>
          </table:table-cell>
          <table:table-cell office:value-type="float" office:value="1120.84596081968" calcext:value-type="float">
            <text:p>1120.8459608197</text:p>
          </table:table-cell>
          <table:table-cell office:value-type="float" office:value="1100.94462571034" calcext:value-type="float">
            <text:p>1100.9446257103</text:p>
          </table:table-cell>
          <table:table-cell office:value-type="float" office:value="1100.03683746004" calcext:value-type="float">
            <text:p>1100.03683746</text:p>
          </table:table-cell>
          <table:table-cell office:value-type="float" office:value="1124.19159188185" calcext:value-type="float">
            <text:p>1124.1915918819</text:p>
          </table:table-cell>
          <table:table-cell office:value-type="float" office:value="1117.98351443782" calcext:value-type="float">
            <text:p>1117.9835144378</text:p>
          </table:table-cell>
          <table:table-cell office:value-type="float" office:value="1123.77696867454" calcext:value-type="float">
            <text:p>1123.7769686745</text:p>
          </table:table-cell>
          <table:table-cell office:value-type="float" office:value="1098.10953815063" calcext:value-type="float">
            <text:p>1098.1095381506</text:p>
          </table:table-cell>
          <table:table-cell office:value-type="float" office:value="1115.77011910723" calcext:value-type="float">
            <text:p>1115.7701191072</text:p>
          </table:table-cell>
          <table:table-cell office:value-type="float" office:value="1105.5916098537" calcext:value-type="float">
            <text:p>1105.5916098537</text:p>
          </table:table-cell>
          <table:table-cell office:value-type="float" office:value="1120.41372957141" calcext:value-type="float">
            <text:p>1120.4137295714</text:p>
          </table:table-cell>
          <table:table-cell office:value-type="float" office:value="1116.88683978146" calcext:value-type="float">
            <text:p>1116.8868397815</text:p>
          </table:table-cell>
          <table:table-cell office:value-type="float" office:value="1081.98660366702" calcext:value-type="float">
            <text:p>1081.986603667</text:p>
          </table:table-cell>
          <table:table-cell office:value-type="float" office:value="1124.19074941846" calcext:value-type="float">
            <text:p>1124.1907494185</text:p>
          </table:table-cell>
          <table:table-cell office:value-type="float" office:value="1107.90526964277" calcext:value-type="float">
            <text:p>1107.9052696428</text:p>
          </table:table-cell>
          <table:table-cell office:value-type="float" office:value="1100.00376583676" calcext:value-type="float">
            <text:p>1100.0037658368</text:p>
          </table:table-cell>
          <table:table-cell office:value-type="float" office:value="1111.77741547221" calcext:value-type="float">
            <text:p>1111.7774154722</text:p>
          </table:table-cell>
          <table:table-cell office:value-type="float" office:value="1095.91637211752" calcext:value-type="float">
            <text:p>1095.9163721175</text:p>
          </table:table-cell>
          <table:table-cell office:value-type="float" office:value="1115.26517769713" calcext:value-type="float">
            <text:p>1115.2651776971</text:p>
          </table:table-cell>
          <table:table-cell office:value-type="float" office:value="1120.18667380653" calcext:value-type="float">
            <text:p>1120.1866738065</text:p>
          </table:table-cell>
          <table:table-cell office:value-type="float" office:value="1110.67068700015" calcext:value-type="float">
            <text:p>1110.6706870002</text:p>
          </table:table-cell>
          <table:table-cell office:value-type="float" office:value="1103.56076456111" calcext:value-type="float">
            <text:p>1103.5607645611</text:p>
          </table:table-cell>
          <table:table-cell office:value-type="float" office:value="1124.44306798444" calcext:value-type="float">
            <text:p>1124.4430679844</text:p>
          </table:table-cell>
          <table:table-cell office:value-type="float" office:value="1093.00191020812" calcext:value-type="float">
            <text:p>1093.0019102081</text:p>
          </table:table-cell>
          <table:table-cell office:value-type="float" office:value="1124.97898359617" calcext:value-type="float">
            <text:p>1124.9789835962</text:p>
          </table:table-cell>
          <table:table-cell office:value-type="float" office:value="1092.19680135745" calcext:value-type="float">
            <text:p>1092.1968013575</text:p>
          </table:table-cell>
          <table:table-cell office:value-type="float" office:value="1116.62105109853" calcext:value-type="float">
            <text:p>1116.6210510985</text:p>
          </table:table-cell>
          <table:table-cell office:value-type="float" office:value="1105.69560506035" calcext:value-type="float">
            <text:p>1105.6956050604</text:p>
          </table:table-cell>
          <table:table-cell office:value-type="float" office:value="1120.83364006983" calcext:value-type="float">
            <text:p>1120.8336400698</text:p>
          </table:table-cell>
          <table:table-cell office:value-type="float" office:value="1104.24967016522" calcext:value-type="float">
            <text:p>1104.2496701652</text:p>
          </table:table-cell>
        </table:table-row>
        <table:table-row table:style-name="ro1">
          <table:table-cell office:value-type="float" office:value="1104.11104734629" calcext:value-type="float">
            <text:p>1104.1110473463</text:p>
          </table:table-cell>
          <table:table-cell office:value-type="float" office:value="1109.35810205521" calcext:value-type="float">
            <text:p>1109.3581020552</text:p>
          </table:table-cell>
          <table:table-cell office:value-type="float" office:value="1091.6290238765" calcext:value-type="float">
            <text:p>1091.6290238765</text:p>
          </table:table-cell>
          <table:table-cell office:value-type="float" office:value="1105.22262580086" calcext:value-type="float">
            <text:p>1105.2226258009</text:p>
          </table:table-cell>
          <table:table-cell office:value-type="float" office:value="1090.97251893821" calcext:value-type="float">
            <text:p>1090.9725189382</text:p>
          </table:table-cell>
          <table:table-cell office:value-type="float" office:value="1097.17225245306" calcext:value-type="float">
            <text:p>1097.1722524531</text:p>
          </table:table-cell>
          <table:table-cell office:value-type="float" office:value="1063.88685407344" calcext:value-type="float">
            <text:p>1063.8868540734</text:p>
          </table:table-cell>
          <table:table-cell office:value-type="float" office:value="1115.81204530191" calcext:value-type="float">
            <text:p>1115.8120453019</text:p>
          </table:table-cell>
          <table:table-cell office:value-type="float" office:value="1091.62108911076" calcext:value-type="float">
            <text:p>1091.6210891108</text:p>
          </table:table-cell>
          <table:table-cell office:value-type="float" office:value="1102.14976702968" calcext:value-type="float">
            <text:p>1102.1497670297</text:p>
          </table:table-cell>
          <table:table-cell office:value-type="float" office:value="1100.55006412003" calcext:value-type="float">
            <text:p>1100.55006412</text:p>
          </table:table-cell>
          <table:table-cell office:value-type="float" office:value="1077.49293169128" calcext:value-type="float">
            <text:p>1077.4929316913</text:p>
          </table:table-cell>
          <table:table-cell office:value-type="float" office:value="1115.46338490277" calcext:value-type="float">
            <text:p>1115.4633849028</text:p>
          </table:table-cell>
          <table:table-cell office:value-type="float" office:value="1109.02870887756" calcext:value-type="float">
            <text:p>1109.0287088776</text:p>
          </table:table-cell>
          <table:table-cell office:value-type="float" office:value="1082.98600824647" calcext:value-type="float">
            <text:p>1082.9860082465</text:p>
          </table:table-cell>
          <table:table-cell office:value-type="float" office:value="1085.06498893734" calcext:value-type="float">
            <text:p>1085.0649889373</text:p>
          </table:table-cell>
          <table:table-cell office:value-type="float" office:value="1110.15416343031" calcext:value-type="float">
            <text:p>1110.1541634303</text:p>
          </table:table-cell>
          <table:table-cell office:value-type="float" office:value="1078.65441053036" calcext:value-type="float">
            <text:p>1078.6544105304</text:p>
          </table:table-cell>
          <table:table-cell office:value-type="float" office:value="1113.04463904412" calcext:value-type="float">
            <text:p>1113.0446390441</text:p>
          </table:table-cell>
          <table:table-cell office:value-type="float" office:value="1116.51880797924" calcext:value-type="float">
            <text:p>1116.5188079792</text:p>
          </table:table-cell>
          <table:table-cell office:value-type="float" office:value="1102.74871416751" calcext:value-type="float">
            <text:p>1102.7487141675</text:p>
          </table:table-cell>
          <table:table-cell office:value-type="float" office:value="1109.31743859093" calcext:value-type="float">
            <text:p>1109.3174385909</text:p>
          </table:table-cell>
          <table:table-cell office:value-type="float" office:value="1090.73501904041" calcext:value-type="float">
            <text:p>1090.7350190404</text:p>
          </table:table-cell>
          <table:table-cell office:value-type="float" office:value="1109.03846111264" calcext:value-type="float">
            <text:p>1109.0384611126</text:p>
          </table:table-cell>
          <table:table-cell office:value-type="float" office:value="1123.89019300411" calcext:value-type="float">
            <text:p>1123.8901930041</text:p>
          </table:table-cell>
          <table:table-cell office:value-type="float" office:value="1104.36379581023" calcext:value-type="float">
            <text:p>1104.3637958102</text:p>
          </table:table-cell>
          <table:table-cell office:value-type="float" office:value="1113.95179971766" calcext:value-type="float">
            <text:p>1113.9517997177</text:p>
          </table:table-cell>
          <table:table-cell office:value-type="float" office:value="1085.95806444625" calcext:value-type="float">
            <text:p>1085.9580644463</text:p>
          </table:table-cell>
          <table:table-cell office:value-type="float" office:value="1107.58663682173" calcext:value-type="float">
            <text:p>1107.5866368217</text:p>
          </table:table-cell>
          <table:table-cell office:value-type="float" office:value="1093.9370749326" calcext:value-type="float">
            <text:p>1093.9370749326</text:p>
          </table:table-cell>
          <table:table-cell office:value-type="float" office:value="1105.58024452178" calcext:value-type="float">
            <text:p>1105.5802445218</text:p>
          </table:table-cell>
          <table:table-cell office:value-type="float" office:value="1099.19266899812" calcext:value-type="float">
            <text:p>1099.1926689981</text:p>
          </table:table-cell>
          <table:table-cell office:value-type="float" office:value="1067.4577036288" calcext:value-type="float">
            <text:p>1067.4577036288</text:p>
          </table:table-cell>
          <table:table-cell office:value-type="float" office:value="1121.52836123149" calcext:value-type="float">
            <text:p>1121.5283612315</text:p>
          </table:table-cell>
          <table:table-cell office:value-type="float" office:value="1094.79780950798" calcext:value-type="float">
            <text:p>1094.797809508</text:p>
          </table:table-cell>
          <table:table-cell office:value-type="float" office:value="1067.74738158286" calcext:value-type="float">
            <text:p>1067.7473815829</text:p>
          </table:table-cell>
          <table:table-cell office:value-type="float" office:value="1090.06660547416" calcext:value-type="float">
            <text:p>1090.0666054742</text:p>
          </table:table-cell>
          <table:table-cell office:value-type="float" office:value="1091.72482936225" calcext:value-type="float">
            <text:p>1091.7248293623</text:p>
          </table:table-cell>
          <table:table-cell office:value-type="float" office:value="1102.35970338372" calcext:value-type="float">
            <text:p>1102.3597033837</text:p>
          </table:table-cell>
          <table:table-cell office:value-type="float" office:value="1108.09580994491" calcext:value-type="float">
            <text:p>1108.0958099449</text:p>
          </table:table-cell>
          <table:table-cell office:value-type="float" office:value="1095.35048110566" calcext:value-type="float">
            <text:p>1095.3504811057</text:p>
          </table:table-cell>
          <table:table-cell office:value-type="float" office:value="1074.50777934582" calcext:value-type="float">
            <text:p>1074.5077793458</text:p>
          </table:table-cell>
          <table:table-cell office:value-type="float" office:value="1104.04422546528" calcext:value-type="float">
            <text:p>1104.0442254653</text:p>
          </table:table-cell>
          <table:table-cell office:value-type="float" office:value="1073.8597274556" calcext:value-type="float">
            <text:p>1073.8597274556</text:p>
          </table:table-cell>
          <table:table-cell office:value-type="float" office:value="1117.06424506961" calcext:value-type="float">
            <text:p>1117.0642450696</text:p>
          </table:table-cell>
          <table:table-cell office:value-type="float" office:value="1084.27204023225" calcext:value-type="float">
            <text:p>1084.2720402323</text:p>
          </table:table-cell>
          <table:table-cell office:value-type="float" office:value="1098.3056720534" calcext:value-type="float">
            <text:p>1098.3056720534</text:p>
          </table:table-cell>
          <table:table-cell office:value-type="float" office:value="1102.20846299412" calcext:value-type="float">
            <text:p>1102.2084629941</text:p>
          </table:table-cell>
          <table:table-cell office:value-type="float" office:value="1108.79497643851" calcext:value-type="float">
            <text:p>1108.7949764385</text:p>
          </table:table-cell>
          <table:table-cell office:value-type="float" office:value="1082.96276365593" calcext:value-type="float">
            <text:p>1082.9627636559</text:p>
          </table:table-cell>
        </table:table-row>
        <table:table-row table:style-name="ro1">
          <table:table-cell office:value-type="float" office:value="1088.13072674194" calcext:value-type="float">
            <text:p>1088.1307267419</text:p>
          </table:table-cell>
          <table:table-cell office:value-type="float" office:value="1108.77584283724" calcext:value-type="float">
            <text:p>1108.7758428372</text:p>
          </table:table-cell>
          <table:table-cell office:value-type="float" office:value="1076.43201008433" calcext:value-type="float">
            <text:p>1076.4320100843</text:p>
          </table:table-cell>
          <table:table-cell office:value-type="float" office:value="1089.80103188586" calcext:value-type="float">
            <text:p>1089.8010318859</text:p>
          </table:table-cell>
          <table:table-cell office:value-type="float" office:value="1087.70298257218" calcext:value-type="float">
            <text:p>1087.7029825722</text:p>
          </table:table-cell>
          <table:table-cell office:value-type="float" office:value="1099.75740660613" calcext:value-type="float">
            <text:p>1099.7574066061</text:p>
          </table:table-cell>
          <table:table-cell office:value-type="float" office:value="1046.66002245217" calcext:value-type="float">
            <text:p>1046.6600224522</text:p>
          </table:table-cell>
          <table:table-cell office:value-type="float" office:value="1115.12722122301" calcext:value-type="float">
            <text:p>1115.127221223</text:p>
          </table:table-cell>
          <table:table-cell office:value-type="float" office:value="1081.78726343328" calcext:value-type="float">
            <text:p>1081.7872634333</text:p>
          </table:table-cell>
          <table:table-cell office:value-type="float" office:value="1089.34759123964" calcext:value-type="float">
            <text:p>1089.3475912396</text:p>
          </table:table-cell>
          <table:table-cell office:value-type="float" office:value="1091.7962917217" calcext:value-type="float">
            <text:p>1091.7962917217</text:p>
          </table:table-cell>
          <table:table-cell office:value-type="float" office:value="1068.72731399268" calcext:value-type="float">
            <text:p>1068.7273139927</text:p>
          </table:table-cell>
          <table:table-cell office:value-type="float" office:value="1093.74539163061" calcext:value-type="float">
            <text:p>1093.7453916306</text:p>
          </table:table-cell>
          <table:table-cell office:value-type="float" office:value="1080.2189717277" calcext:value-type="float">
            <text:p>1080.2189717277</text:p>
          </table:table-cell>
          <table:table-cell office:value-type="float" office:value="1068.11393167065" calcext:value-type="float">
            <text:p>1068.1139316707</text:p>
          </table:table-cell>
          <table:table-cell office:value-type="float" office:value="1074.07709874556" calcext:value-type="float">
            <text:p>1074.0770987456</text:p>
          </table:table-cell>
          <table:table-cell office:value-type="float" office:value="1109.11498979641" calcext:value-type="float">
            <text:p>1109.1149897964</text:p>
          </table:table-cell>
          <table:table-cell office:value-type="float" office:value="1076.69315889711" calcext:value-type="float">
            <text:p>1076.6931588971</text:p>
          </table:table-cell>
          <table:table-cell office:value-type="float" office:value="1103.93511121347" calcext:value-type="float">
            <text:p>1103.9351112135</text:p>
          </table:table-cell>
          <table:table-cell office:value-type="float" office:value="1116.51880797924" calcext:value-type="float">
            <text:p>1116.5188079792</text:p>
          </table:table-cell>
          <table:table-cell office:value-type="float" office:value="1102.50535217116" calcext:value-type="float">
            <text:p>1102.5053521712</text:p>
          </table:table-cell>
          <table:table-cell office:value-type="float" office:value="1107.05816436676" calcext:value-type="float">
            <text:p>1107.0581643668</text:p>
          </table:table-cell>
          <table:table-cell office:value-type="float" office:value="1078.30533361333" calcext:value-type="float">
            <text:p>1078.3053336133</text:p>
          </table:table-cell>
          <table:table-cell office:value-type="float" office:value="1102.73590751521" calcext:value-type="float">
            <text:p>1102.7359075152</text:p>
          </table:table-cell>
          <table:table-cell office:value-type="float" office:value="1076.50592642928" calcext:value-type="float">
            <text:p>1076.5059264293</text:p>
          </table:table-cell>
          <table:table-cell office:value-type="float" office:value="1099.87618449189" calcext:value-type="float">
            <text:p>1099.8761844919</text:p>
          </table:table-cell>
          <table:table-cell office:value-type="float" office:value="1106.08416686271" calcext:value-type="float">
            <text:p>1106.0841668627</text:p>
          </table:table-cell>
          <table:table-cell office:value-type="float" office:value="1076.56664808413" calcext:value-type="float">
            <text:p>1076.5666480841</text:p>
          </table:table-cell>
          <table:table-cell office:value-type="float" office:value="1097.62139210373" calcext:value-type="float">
            <text:p>1097.6213921037</text:p>
          </table:table-cell>
          <table:table-cell office:value-type="float" office:value="1083.69368978215" calcext:value-type="float">
            <text:p>1083.6936897822</text:p>
          </table:table-cell>
          <table:table-cell office:value-type="float" office:value="1101.24155821387" calcext:value-type="float">
            <text:p>1101.2415582139</text:p>
          </table:table-cell>
          <table:table-cell office:value-type="float" office:value="1075.33878133492" calcext:value-type="float">
            <text:p>1075.3387813349</text:p>
          </table:table-cell>
          <table:table-cell office:value-type="float" office:value="1039.2824835521" calcext:value-type="float">
            <text:p>1039.2824835521</text:p>
          </table:table-cell>
          <table:table-cell office:value-type="float" office:value="1121.03165015219" calcext:value-type="float">
            <text:p>1121.0316501522</text:p>
          </table:table-cell>
          <table:table-cell office:value-type="float" office:value="1084.88616648009" calcext:value-type="float">
            <text:p>1084.8861664801</text:p>
          </table:table-cell>
          <table:table-cell office:value-type="float" office:value="1063.46447104051" calcext:value-type="float">
            <text:p>1063.4644710405</text:p>
          </table:table-cell>
          <table:table-cell office:value-type="float" office:value="1069.61968680833" calcext:value-type="float">
            <text:p>1069.6196868083</text:p>
          </table:table-cell>
          <table:table-cell office:value-type="float" office:value="1071.97687527185" calcext:value-type="float">
            <text:p>1071.9768752719</text:p>
          </table:table-cell>
          <table:table-cell office:value-type="float" office:value="1104.5909430867" calcext:value-type="float">
            <text:p>1104.5909430867</text:p>
          </table:table-cell>
          <table:table-cell office:value-type="float" office:value="1111.30711907695" calcext:value-type="float">
            <text:p>1111.307119077</text:p>
          </table:table-cell>
          <table:table-cell office:value-type="float" office:value="1079.90150028208" calcext:value-type="float">
            <text:p>1079.9015002821</text:p>
          </table:table-cell>
          <table:table-cell office:value-type="float" office:value="1048.9160547876" calcext:value-type="float">
            <text:p>1048.9160547876</text:p>
          </table:table-cell>
          <table:table-cell office:value-type="float" office:value="1083.86116198952" calcext:value-type="float">
            <text:p>1083.8611619895</text:p>
          </table:table-cell>
          <table:table-cell office:value-type="float" office:value="1067.82909939692" calcext:value-type="float">
            <text:p>1067.8290993969</text:p>
          </table:table-cell>
          <table:table-cell office:value-type="float" office:value="1105.99528264436" calcext:value-type="float">
            <text:p>1105.9952826444</text:p>
          </table:table-cell>
          <table:table-cell office:value-type="float" office:value="1069.04008630536" calcext:value-type="float">
            <text:p>1069.0400863054</text:p>
          </table:table-cell>
          <table:table-cell office:value-type="float" office:value="1089.43934689939" calcext:value-type="float">
            <text:p>1089.4393468994</text:p>
          </table:table-cell>
          <table:table-cell office:value-type="float" office:value="1086.69039448573" calcext:value-type="float">
            <text:p>1086.6903944857</text:p>
          </table:table-cell>
          <table:table-cell office:value-type="float" office:value="1102.53469307574" calcext:value-type="float">
            <text:p>1102.5346930757</text:p>
          </table:table-cell>
          <table:table-cell office:value-type="float" office:value="1075.10697854649" calcext:value-type="float">
            <text:p>1075.1069785465</text:p>
          </table:table-cell>
        </table:table-row>
        <table:table-row table:style-name="ro1">
          <table:table-cell office:value-type="float" office:value="1090.59272956661" calcext:value-type="float">
            <text:p>1090.5927295666</text:p>
          </table:table-cell>
          <table:table-cell office:value-type="float" office:value="1099.61447283362" calcext:value-type="float">
            <text:p>1099.6144728336</text:p>
          </table:table-cell>
          <table:table-cell office:value-type="float" office:value="1070.44987695912" calcext:value-type="float">
            <text:p>1070.4498769591</text:p>
          </table:table-cell>
          <table:table-cell office:value-type="float" office:value="1071.54448422157" calcext:value-type="float">
            <text:p>1071.5444842216</text:p>
          </table:table-cell>
          <table:table-cell office:value-type="float" office:value="1080.61294636637" calcext:value-type="float">
            <text:p>1080.6129463664</text:p>
          </table:table-cell>
          <table:table-cell office:value-type="float" office:value="1098.04343018558" calcext:value-type="float">
            <text:p>1098.0434301856</text:p>
          </table:table-cell>
          <table:table-cell office:value-type="float" office:value="1019.25596427109" calcext:value-type="float">
            <text:p>1019.2559642711</text:p>
          </table:table-cell>
          <table:table-cell office:value-type="float" office:value="1092.49731034202" calcext:value-type="float">
            <text:p>1092.497310342</text:p>
          </table:table-cell>
          <table:table-cell office:value-type="float" office:value="1063.83065596958" calcext:value-type="float">
            <text:p>1063.8306559696</text:p>
          </table:table-cell>
          <table:table-cell office:value-type="float" office:value="1076.25670680524" calcext:value-type="float">
            <text:p>1076.2567068052</text:p>
          </table:table-cell>
          <table:table-cell office:value-type="float" office:value="1071.17478375697" calcext:value-type="float">
            <text:p>1071.174783757</text:p>
          </table:table-cell>
          <table:table-cell office:value-type="float" office:value="1068.50542035084" calcext:value-type="float">
            <text:p>1068.5054203508</text:p>
          </table:table-cell>
          <table:table-cell office:value-type="float" office:value="1061.54183392069" calcext:value-type="float">
            <text:p>1061.5418339207</text:p>
          </table:table-cell>
          <table:table-cell office:value-type="float" office:value="1074.31560347771" calcext:value-type="float">
            <text:p>1074.3156034777</text:p>
          </table:table-cell>
          <table:table-cell office:value-type="float" office:value="1064.50544483488" calcext:value-type="float">
            <text:p>1064.5054448349</text:p>
          </table:table-cell>
          <table:table-cell office:value-type="float" office:value="1085.44244871074" calcext:value-type="float">
            <text:p>1085.4424487107</text:p>
          </table:table-cell>
          <table:table-cell office:value-type="float" office:value="1109.11498979641" calcext:value-type="float">
            <text:p>1109.1149897964</text:p>
          </table:table-cell>
          <table:table-cell office:value-type="float" office:value="1077.3427584539" calcext:value-type="float">
            <text:p>1077.3427584539</text:p>
          </table:table-cell>
          <table:table-cell office:value-type="float" office:value="1089.63869900855" calcext:value-type="float">
            <text:p>1089.6386990086</text:p>
          </table:table-cell>
          <table:table-cell office:value-type="float" office:value="1113.47254450415" calcext:value-type="float">
            <text:p>1113.4725445042</text:p>
          </table:table-cell>
          <table:table-cell office:value-type="float" office:value="1103.74426156043" calcext:value-type="float">
            <text:p>1103.7442615604</text:p>
          </table:table-cell>
          <table:table-cell office:value-type="float" office:value="1108.22266193901" calcext:value-type="float">
            <text:p>1108.222661939</text:p>
          </table:table-cell>
          <table:table-cell office:value-type="float" office:value="1058.63217167276" calcext:value-type="float">
            <text:p>1058.6321716728</text:p>
          </table:table-cell>
          <table:table-cell office:value-type="float" office:value="1080.21255797457" calcext:value-type="float">
            <text:p>1080.2125579746</text:p>
          </table:table-cell>
          <table:table-cell office:value-type="float" office:value="1065.22948028654" calcext:value-type="float">
            <text:p>1065.2294802865</text:p>
          </table:table-cell>
          <table:table-cell office:value-type="float" office:value="1107.3292095981" calcext:value-type="float">
            <text:p>1107.3292095981</text:p>
          </table:table-cell>
          <table:table-cell office:value-type="float" office:value="1106.11330232531" calcext:value-type="float">
            <text:p>1106.1133023253</text:p>
          </table:table-cell>
          <table:table-cell office:value-type="float" office:value="1077.98174111724" calcext:value-type="float">
            <text:p>1077.9817411172</text:p>
          </table:table-cell>
          <table:table-cell office:value-type="float" office:value="1072.12135225128" calcext:value-type="float">
            <text:p>1072.1213522513</text:p>
          </table:table-cell>
          <table:table-cell office:value-type="float" office:value="1063.52028044072" calcext:value-type="float">
            <text:p>1063.5202804407</text:p>
          </table:table-cell>
          <table:table-cell office:value-type="float" office:value="1084.41454235308" calcext:value-type="float">
            <text:p>1084.4145423531</text:p>
          </table:table-cell>
          <table:table-cell office:value-type="float" office:value="1061.97169932522" calcext:value-type="float">
            <text:p>1061.9716993252</text:p>
          </table:table-cell>
          <table:table-cell office:value-type="float" office:value="1029.01106421831" calcext:value-type="float">
            <text:p>1029.0110642183</text:p>
          </table:table-cell>
          <table:table-cell office:value-type="float" office:value="1107.8038618366" calcext:value-type="float">
            <text:p>1107.8038618366</text:p>
          </table:table-cell>
          <table:table-cell office:value-type="float" office:value="1072.14872747126" calcext:value-type="float">
            <text:p>1072.1487274713</text:p>
          </table:table-cell>
          <table:table-cell office:value-type="float" office:value="1043.30817682216" calcext:value-type="float">
            <text:p>1043.3081768222</text:p>
          </table:table-cell>
          <table:table-cell office:value-type="float" office:value="1069.30680795686" calcext:value-type="float">
            <text:p>1069.3068079569</text:p>
          </table:table-cell>
          <table:table-cell office:value-type="float" office:value="1074.36279112107" calcext:value-type="float">
            <text:p>1074.3627911211</text:p>
          </table:table-cell>
          <table:table-cell office:value-type="float" office:value="1095.31729960391" calcext:value-type="float">
            <text:p>1095.3172996039</text:p>
          </table:table-cell>
          <table:table-cell office:value-type="float" office:value="1104.86920240253" calcext:value-type="float">
            <text:p>1104.8692024025</text:p>
          </table:table-cell>
          <table:table-cell office:value-type="float" office:value="1077.80839418512" calcext:value-type="float">
            <text:p>1077.8083941851</text:p>
          </table:table-cell>
          <table:table-cell office:value-type="float" office:value="1039.31992435085" calcext:value-type="float">
            <text:p>1039.3199243509</text:p>
          </table:table-cell>
          <table:table-cell office:value-type="float" office:value="1071.55156872353" calcext:value-type="float">
            <text:p>1071.5515687235</text:p>
          </table:table-cell>
          <table:table-cell office:value-type="float" office:value="1071.63585676209" calcext:value-type="float">
            <text:p>1071.6358567621</text:p>
          </table:table-cell>
          <table:table-cell office:value-type="float" office:value="1109.51974322913" calcext:value-type="float">
            <text:p>1109.5197432291</text:p>
          </table:table-cell>
          <table:table-cell office:value-type="float" office:value="1062.95063293739" calcext:value-type="float">
            <text:p>1062.9506329374</text:p>
          </table:table-cell>
          <table:table-cell office:value-type="float" office:value="1064.53573313045" calcext:value-type="float">
            <text:p>1064.5357331305</text:p>
          </table:table-cell>
          <table:table-cell office:value-type="float" office:value="1067.95181301518" calcext:value-type="float">
            <text:p>1067.9518130152</text:p>
          </table:table-cell>
          <table:table-cell office:value-type="float" office:value="1112.50390444282" calcext:value-type="float">
            <text:p>1112.5039044428</text:p>
          </table:table-cell>
          <table:table-cell office:value-type="float" office:value="1079.25229029271" calcext:value-type="float">
            <text:p>1079.2522902927</text:p>
          </table:table-cell>
        </table:table-row>
        <table:table-row table:style-name="ro1">
          <table:table-cell office:value-type="float" office:value="1069.24391234516" calcext:value-type="float">
            <text:p>1069.2439123452</text:p>
          </table:table-cell>
          <table:table-cell office:value-type="float" office:value="1093.61775367887" calcext:value-type="float">
            <text:p>1093.6177536789</text:p>
          </table:table-cell>
          <table:table-cell office:value-type="float" office:value="1065.94253846875" calcext:value-type="float">
            <text:p>1065.9425384688</text:p>
          </table:table-cell>
          <table:table-cell office:value-type="float" office:value="1068.63062804034" calcext:value-type="float">
            <text:p>1068.6306280403</text:p>
          </table:table-cell>
          <table:table-cell office:value-type="float" office:value="1066.00110521804" calcext:value-type="float">
            <text:p>1066.001105218</text:p>
          </table:table-cell>
          <table:table-cell office:value-type="float" office:value="1095.28430245409" calcext:value-type="float">
            <text:p>1095.2843024541</text:p>
          </table:table-cell>
          <table:table-cell office:value-type="float" office:value="1020.46171097498" calcext:value-type="float">
            <text:p>1020.461710975</text:p>
          </table:table-cell>
          <table:table-cell office:value-type="float" office:value="1099.42617810155" calcext:value-type="float">
            <text:p>1099.4261781016</text:p>
          </table:table-cell>
          <table:table-cell office:value-type="float" office:value="1060.90211050899" calcext:value-type="float">
            <text:p>1060.902110509</text:p>
          </table:table-cell>
          <table:table-cell office:value-type="float" office:value="1059.14525438475" calcext:value-type="float">
            <text:p>1059.1452543848</text:p>
          </table:table-cell>
          <table:table-cell office:value-type="float" office:value="1069.75796697049" calcext:value-type="float">
            <text:p>1069.7579669705</text:p>
          </table:table-cell>
          <table:table-cell office:value-type="float" office:value="1065.39047738825" calcext:value-type="float">
            <text:p>1065.3904773883</text:p>
          </table:table-cell>
          <table:table-cell office:value-type="float" office:value="1059.62470779362" calcext:value-type="float">
            <text:p>1059.6247077936</text:p>
          </table:table-cell>
          <table:table-cell office:value-type="float" office:value="1071.25196518565" calcext:value-type="float">
            <text:p>1071.2519651857</text:p>
          </table:table-cell>
          <table:table-cell office:value-type="float" office:value="1065.423611652" calcext:value-type="float">
            <text:p>1065.423611652</text:p>
          </table:table-cell>
          <table:table-cell office:value-type="float" office:value="1079.40264455787" calcext:value-type="float">
            <text:p>1079.4026445579</text:p>
          </table:table-cell>
          <table:table-cell office:value-type="float" office:value="1087.57967469885" calcext:value-type="float">
            <text:p>1087.5796746989</text:p>
          </table:table-cell>
          <table:table-cell office:value-type="float" office:value="1063.2953063986" calcext:value-type="float">
            <text:p>1063.2953063986</text:p>
          </table:table-cell>
          <table:table-cell office:value-type="float" office:value="1093.90888287484" calcext:value-type="float">
            <text:p>1093.9088828748</text:p>
          </table:table-cell>
          <table:table-cell office:value-type="float" office:value="1100.7622117034" calcext:value-type="float">
            <text:p>1100.7622117034</text:p>
          </table:table-cell>
          <table:table-cell office:value-type="float" office:value="1103.76270315149" calcext:value-type="float">
            <text:p>1103.7627031515</text:p>
          </table:table-cell>
          <table:table-cell office:value-type="float" office:value="1094.56411307159" calcext:value-type="float">
            <text:p>1094.5641130716</text:p>
          </table:table-cell>
          <table:table-cell office:value-type="float" office:value="1057.24317871106" calcext:value-type="float">
            <text:p>1057.2431787111</text:p>
          </table:table-cell>
          <table:table-cell office:value-type="float" office:value="1080.21255797457" calcext:value-type="float">
            <text:p>1080.2125579746</text:p>
          </table:table-cell>
          <table:table-cell office:value-type="float" office:value="1065.59845315995" calcext:value-type="float">
            <text:p>1065.59845316</text:p>
          </table:table-cell>
          <table:table-cell office:value-type="float" office:value="1069.4793768883" calcext:value-type="float">
            <text:p>1069.4793768883</text:p>
          </table:table-cell>
          <table:table-cell office:value-type="float" office:value="1085.55986170846" calcext:value-type="float">
            <text:p>1085.5598617085</text:p>
          </table:table-cell>
          <table:table-cell office:value-type="float" office:value="1061.4853402877" calcext:value-type="float">
            <text:p>1061.4853402877</text:p>
          </table:table-cell>
          <table:table-cell office:value-type="float" office:value="1069.66063723845" calcext:value-type="float">
            <text:p>1069.6606372385</text:p>
          </table:table-cell>
          <table:table-cell office:value-type="float" office:value="1059.80945718329" calcext:value-type="float">
            <text:p>1059.8094571833</text:p>
          </table:table-cell>
          <table:table-cell office:value-type="float" office:value="1083.30230878724" calcext:value-type="float">
            <text:p>1083.3023087872</text:p>
          </table:table-cell>
          <table:table-cell office:value-type="float" office:value="1060.5811057107" calcext:value-type="float">
            <text:p>1060.5811057107</text:p>
          </table:table-cell>
          <table:table-cell office:value-type="float" office:value="1026.04474945302" calcext:value-type="float">
            <text:p>1026.044749453</text:p>
          </table:table-cell>
          <table:table-cell office:value-type="float" office:value="1086.03845106637" calcext:value-type="float">
            <text:p>1086.0384510664</text:p>
          </table:table-cell>
          <table:table-cell office:value-type="float" office:value="1070.96570506829" calcext:value-type="float">
            <text:p>1070.9657050683</text:p>
          </table:table-cell>
          <table:table-cell office:value-type="float" office:value="1044.0464535011" calcext:value-type="float">
            <text:p>1044.0464535011</text:p>
          </table:table-cell>
          <table:table-cell office:value-type="float" office:value="1055.17705733627" calcext:value-type="float">
            <text:p>1055.1770573363</text:p>
          </table:table-cell>
          <table:table-cell office:value-type="float" office:value="1071.65643353866" calcext:value-type="float">
            <text:p>1071.6564335387</text:p>
          </table:table-cell>
          <table:table-cell office:value-type="float" office:value="1091.16864091165" calcext:value-type="float">
            <text:p>1091.1686409117</text:p>
          </table:table-cell>
          <table:table-cell office:value-type="float" office:value="1106.13986701233" calcext:value-type="float">
            <text:p>1106.1398670123</text:p>
          </table:table-cell>
          <table:table-cell office:value-type="float" office:value="1069.3909543376" calcext:value-type="float">
            <text:p>1069.3909543376</text:p>
          </table:table-cell>
          <table:table-cell office:value-type="float" office:value="1043.78556310213" calcext:value-type="float">
            <text:p>1043.7855631021</text:p>
          </table:table-cell>
          <table:table-cell office:value-type="float" office:value="1050.4727862011" calcext:value-type="float">
            <text:p>1050.4727862011</text:p>
          </table:table-cell>
          <table:table-cell office:value-type="float" office:value="1059.79379583923" calcext:value-type="float">
            <text:p>1059.7937958392</text:p>
          </table:table-cell>
          <table:table-cell office:value-type="float" office:value="1089.31829245211" calcext:value-type="float">
            <text:p>1089.3182924521</text:p>
          </table:table-cell>
          <table:table-cell office:value-type="float" office:value="1057.74334357189" calcext:value-type="float">
            <text:p>1057.7433435719</text:p>
          </table:table-cell>
          <table:table-cell office:value-type="float" office:value="1052.24007149338" calcext:value-type="float">
            <text:p>1052.2400714934</text:p>
          </table:table-cell>
          <table:table-cell office:value-type="float" office:value="1049.84782635383" calcext:value-type="float">
            <text:p>1049.8478263538</text:p>
          </table:table-cell>
          <table:table-cell office:value-type="float" office:value="1107.13300987554" calcext:value-type="float">
            <text:p>1107.1330098755</text:p>
          </table:table-cell>
          <table:table-cell office:value-type="float" office:value="1076.64992585077" calcext:value-type="float">
            <text:p>1076.6499258508</text:p>
          </table:table-cell>
        </table:table-row>
        <table:table-row table:style-name="ro1">
          <table:table-cell office:value-type="float" office:value="1057.145390415" calcext:value-type="float">
            <text:p>1057.145390415</text:p>
          </table:table-cell>
          <table:table-cell office:value-type="float" office:value="1079.44437761431" calcext:value-type="float">
            <text:p>1079.4443776143</text:p>
          </table:table-cell>
          <table:table-cell office:value-type="float" office:value="1061.3296064988" calcext:value-type="float">
            <text:p>1061.3296064988</text:p>
          </table:table-cell>
          <table:table-cell office:value-type="float" office:value="1058.66662250025" calcext:value-type="float">
            <text:p>1058.6666225003</text:p>
          </table:table-cell>
          <table:table-cell office:value-type="float" office:value="1070.88282954773" calcext:value-type="float">
            <text:p>1070.8828295477</text:p>
          </table:table-cell>
          <table:table-cell office:value-type="float" office:value="1092.18877283742" calcext:value-type="float">
            <text:p>1092.1887728374</text:p>
          </table:table-cell>
          <table:table-cell office:value-type="float" office:value="1019.67773501441" calcext:value-type="float">
            <text:p>1019.6777350144</text:p>
          </table:table-cell>
          <table:table-cell office:value-type="float" office:value="1079.65999902757" calcext:value-type="float">
            <text:p>1079.6599990276</text:p>
          </table:table-cell>
          <table:table-cell office:value-type="float" office:value="1057.76578888069" calcext:value-type="float">
            <text:p>1057.7657888807</text:p>
          </table:table-cell>
          <table:table-cell office:value-type="float" office:value="1028.23943150666" calcext:value-type="float">
            <text:p>1028.2394315067</text:p>
          </table:table-cell>
          <table:table-cell office:value-type="float" office:value="1056.48470480698" calcext:value-type="float">
            <text:p>1056.484704807</text:p>
          </table:table-cell>
          <table:table-cell office:value-type="float" office:value="1054.15222326818" calcext:value-type="float">
            <text:p>1054.1522232682</text:p>
          </table:table-cell>
          <table:table-cell office:value-type="float" office:value="1056.24922974477" calcext:value-type="float">
            <text:p>1056.2492297448</text:p>
          </table:table-cell>
          <table:table-cell office:value-type="float" office:value="1073.23746870254" calcext:value-type="float">
            <text:p>1073.2374687025</text:p>
          </table:table-cell>
          <table:table-cell office:value-type="float" office:value="1064.46555978227" calcext:value-type="float">
            <text:p>1064.4655597823</text:p>
          </table:table-cell>
          <table:table-cell office:value-type="float" office:value="1079.06509713087" calcext:value-type="float">
            <text:p>1079.0650971309</text:p>
          </table:table-cell>
          <table:table-cell office:value-type="float" office:value="1090.35429200837" calcext:value-type="float">
            <text:p>1090.3542920084</text:p>
          </table:table-cell>
          <table:table-cell office:value-type="float" office:value="1061.48686534143" calcext:value-type="float">
            <text:p>1061.4868653414</text:p>
          </table:table-cell>
          <table:table-cell office:value-type="float" office:value="1074.27833769364" calcext:value-type="float">
            <text:p>1074.2783376936</text:p>
          </table:table-cell>
          <table:table-cell office:value-type="float" office:value="1075.30803759639" calcext:value-type="float">
            <text:p>1075.3080375964</text:p>
          </table:table-cell>
          <table:table-cell office:value-type="float" office:value="1102.25097790825" calcext:value-type="float">
            <text:p>1102.2509779083</text:p>
          </table:table-cell>
          <table:table-cell office:value-type="float" office:value="1079.29002660868" calcext:value-type="float">
            <text:p>1079.2900266087</text:p>
          </table:table-cell>
          <table:table-cell office:value-type="float" office:value="1061.44930106255" calcext:value-type="float">
            <text:p>1061.4493010626</text:p>
          </table:table-cell>
          <table:table-cell office:value-type="float" office:value="1064.1712309817" calcext:value-type="float">
            <text:p>1064.1712309817</text:p>
          </table:table-cell>
          <table:table-cell office:value-type="float" office:value="1070.65829883306" calcext:value-type="float">
            <text:p>1070.6582988331</text:p>
          </table:table-cell>
          <table:table-cell office:value-type="float" office:value="1061.71594101486" calcext:value-type="float">
            <text:p>1061.7159410149</text:p>
          </table:table-cell>
          <table:table-cell office:value-type="float" office:value="1075.88046200002" calcext:value-type="float">
            <text:p>1075.880462</text:p>
          </table:table-cell>
          <table:table-cell office:value-type="float" office:value="1060.57996718361" calcext:value-type="float">
            <text:p>1060.5799671836</text:p>
          </table:table-cell>
          <table:table-cell office:value-type="float" office:value="1063.09124718916" calcext:value-type="float">
            <text:p>1063.0912471892</text:p>
          </table:table-cell>
          <table:table-cell office:value-type="float" office:value="1046.73532707167" calcext:value-type="float">
            <text:p>1046.7353270717</text:p>
          </table:table-cell>
          <table:table-cell office:value-type="float" office:value="1073.39191431973" calcext:value-type="float">
            <text:p>1073.3919143197</text:p>
          </table:table-cell>
          <table:table-cell office:value-type="float" office:value="1046.33529701126" calcext:value-type="float">
            <text:p>1046.3352970113</text:p>
          </table:table-cell>
          <table:table-cell office:value-type="float" office:value="1024.75490463165" calcext:value-type="float">
            <text:p>1024.7549046317</text:p>
          </table:table-cell>
          <table:table-cell office:value-type="float" office:value="1083.31041976225" calcext:value-type="float">
            <text:p>1083.3104197623</text:p>
          </table:table-cell>
          <table:table-cell office:value-type="float" office:value="1072.55191141314" calcext:value-type="float">
            <text:p>1072.5519114131</text:p>
          </table:table-cell>
          <table:table-cell office:value-type="float" office:value="1044.00761948024" calcext:value-type="float">
            <text:p>1044.0076194802</text:p>
          </table:table-cell>
          <table:table-cell office:value-type="float" office:value="1049.19112098213" calcext:value-type="float">
            <text:p>1049.1911209821</text:p>
          </table:table-cell>
          <table:table-cell office:value-type="float" office:value="1065.04234807815" calcext:value-type="float">
            <text:p>1065.0423480782</text:p>
          </table:table-cell>
          <table:table-cell office:value-type="float" office:value="1079.91799814308" calcext:value-type="float">
            <text:p>1079.9179981431</text:p>
          </table:table-cell>
          <table:table-cell office:value-type="float" office:value="1090.19850154649" calcext:value-type="float">
            <text:p>1090.1985015465</text:p>
          </table:table-cell>
          <table:table-cell office:value-type="float" office:value="1071.72533315452" calcext:value-type="float">
            <text:p>1071.7253331545</text:p>
          </table:table-cell>
          <table:table-cell office:value-type="float" office:value="1031.21442488029" calcext:value-type="float">
            <text:p>1031.2144248803</text:p>
          </table:table-cell>
          <table:table-cell office:value-type="float" office:value="1049.17658368727" calcext:value-type="float">
            <text:p>1049.1765836873</text:p>
          </table:table-cell>
          <table:table-cell office:value-type="float" office:value="1056.32907551575" calcext:value-type="float">
            <text:p>1056.3290755158</text:p>
          </table:table-cell>
          <table:table-cell office:value-type="float" office:value="1059.62254885783" calcext:value-type="float">
            <text:p>1059.6225488578</text:p>
          </table:table-cell>
          <table:table-cell office:value-type="float" office:value="1050.84938786894" calcext:value-type="float">
            <text:p>1050.8493878689</text:p>
          </table:table-cell>
          <table:table-cell office:value-type="float" office:value="1043.74804703933" calcext:value-type="float">
            <text:p>1043.7480470393</text:p>
          </table:table-cell>
          <table:table-cell office:value-type="float" office:value="1046.99086348603" calcext:value-type="float">
            <text:p>1046.990863486</text:p>
          </table:table-cell>
          <table:table-cell office:value-type="float" office:value="1088.18495803192" calcext:value-type="float">
            <text:p>1088.1849580319</text:p>
          </table:table-cell>
          <table:table-cell office:value-type="float" office:value="1070.30602690058" calcext:value-type="float">
            <text:p>1070.3060269006</text:p>
          </table:table-cell>
        </table:table-row>
        <table:table-row table:style-name="ro1">
          <table:table-cell office:value-type="float" office:value="1046.4057965985" calcext:value-type="float">
            <text:p>1046.4057965985</text:p>
          </table:table-cell>
          <table:table-cell office:value-type="float" office:value="1066.11028513985" calcext:value-type="float">
            <text:p>1066.1102851399</text:p>
          </table:table-cell>
          <table:table-cell office:value-type="float" office:value="1060.499737484" calcext:value-type="float">
            <text:p>1060.499737484</text:p>
          </table:table-cell>
          <table:table-cell office:value-type="float" office:value="1059.36009622389" calcext:value-type="float">
            <text:p>1059.3600962239</text:p>
          </table:table-cell>
          <table:table-cell office:value-type="float" office:value="1063.43116270821" calcext:value-type="float">
            <text:p>1063.4311627082</text:p>
          </table:table-cell>
          <table:table-cell office:value-type="float" office:value="1080.16286597376" calcext:value-type="float">
            <text:p>1080.1628659738</text:p>
          </table:table-cell>
          <table:table-cell office:value-type="float" office:value="1008.57644699442" calcext:value-type="float">
            <text:p>1008.5764469944</text:p>
          </table:table-cell>
          <table:table-cell office:value-type="float" office:value="1085.59123816163" calcext:value-type="float">
            <text:p>1085.5912381616</text:p>
          </table:table-cell>
          <table:table-cell office:value-type="float" office:value="1052.81754007682" calcext:value-type="float">
            <text:p>1052.8175400768</text:p>
          </table:table-cell>
          <table:table-cell office:value-type="float" office:value="1018.4214377886" calcext:value-type="float">
            <text:p>1018.4214377886</text:p>
          </table:table-cell>
          <table:table-cell office:value-type="float" office:value="1058.2778480682" calcext:value-type="float">
            <text:p>1058.2778480682</text:p>
          </table:table-cell>
          <table:table-cell office:value-type="float" office:value="1041.14977119681" calcext:value-type="float">
            <text:p>1041.1497711968</text:p>
          </table:table-cell>
          <table:table-cell office:value-type="float" office:value="1053.24558971217" calcext:value-type="float">
            <text:p>1053.2455897122</text:p>
          </table:table-cell>
          <table:table-cell office:value-type="float" office:value="1063.83650259612" calcext:value-type="float">
            <text:p>1063.8365025961</text:p>
          </table:table-cell>
          <table:table-cell office:value-type="float" office:value="1042.30278056852" calcext:value-type="float">
            <text:p>1042.3027805685</text:p>
          </table:table-cell>
          <table:table-cell office:value-type="float" office:value="1079.04210679335" calcext:value-type="float">
            <text:p>1079.0421067934</text:p>
          </table:table-cell>
          <table:table-cell office:value-type="float" office:value="1090.35429200837" calcext:value-type="float">
            <text:p>1090.3542920084</text:p>
          </table:table-cell>
          <table:table-cell office:value-type="float" office:value="1054.64345487186" calcext:value-type="float">
            <text:p>1054.6434548719</text:p>
          </table:table-cell>
          <table:table-cell office:value-type="float" office:value="1076.25755405717" calcext:value-type="float">
            <text:p>1076.2575540572</text:p>
          </table:table-cell>
          <table:table-cell office:value-type="float" office:value="1072.04736634198" calcext:value-type="float">
            <text:p>1072.047366342</text:p>
          </table:table-cell>
          <table:table-cell office:value-type="float" office:value="1102.25194255404" calcext:value-type="float">
            <text:p>1102.251942554</text:p>
          </table:table-cell>
          <table:table-cell office:value-type="float" office:value="1079.29002660868" calcext:value-type="float">
            <text:p>1079.2900266087</text:p>
          </table:table-cell>
          <table:table-cell office:value-type="float" office:value="1064.21676792858" calcext:value-type="float">
            <text:p>1064.2167679286</text:p>
          </table:table-cell>
          <table:table-cell office:value-type="float" office:value="1051.78118260869" calcext:value-type="float">
            <text:p>1051.7811826087</text:p>
          </table:table-cell>
          <table:table-cell office:value-type="float" office:value="1073.15502476527" calcext:value-type="float">
            <text:p>1073.1550247653</text:p>
          </table:table-cell>
          <table:table-cell office:value-type="float" office:value="1058.78578065201" calcext:value-type="float">
            <text:p>1058.785780652</text:p>
          </table:table-cell>
          <table:table-cell office:value-type="float" office:value="1050.24434939384" calcext:value-type="float">
            <text:p>1050.2443493938</text:p>
          </table:table-cell>
          <table:table-cell office:value-type="float" office:value="1047.73068892282" calcext:value-type="float">
            <text:p>1047.7306889228</text:p>
          </table:table-cell>
          <table:table-cell office:value-type="float" office:value="1058.89556355809" calcext:value-type="float">
            <text:p>1058.8955635581</text:p>
          </table:table-cell>
          <table:table-cell office:value-type="float" office:value="1054.68865162494" calcext:value-type="float">
            <text:p>1054.6886516249</text:p>
          </table:table-cell>
          <table:table-cell office:value-type="float" office:value="1065.74694806627" calcext:value-type="float">
            <text:p>1065.7469480663</text:p>
          </table:table-cell>
          <table:table-cell office:value-type="float" office:value="1032.40454328293" calcext:value-type="float">
            <text:p>1032.4045432829</text:p>
          </table:table-cell>
          <table:table-cell office:value-type="float" office:value="1011.75461851261" calcext:value-type="float">
            <text:p>1011.7546185126</text:p>
          </table:table-cell>
          <table:table-cell office:value-type="float" office:value="1076.54852229102" calcext:value-type="float">
            <text:p>1076.548522291</text:p>
          </table:table-cell>
          <table:table-cell office:value-type="float" office:value="1055.7924575561" calcext:value-type="float">
            <text:p>1055.7924575561</text:p>
          </table:table-cell>
          <table:table-cell office:value-type="float" office:value="1033.72895661921" calcext:value-type="float">
            <text:p>1033.7289566192</text:p>
          </table:table-cell>
          <table:table-cell office:value-type="float" office:value="1048.71973414182" calcext:value-type="float">
            <text:p>1048.7197341418</text:p>
          </table:table-cell>
          <table:table-cell office:value-type="float" office:value="1063.43162167506" calcext:value-type="float">
            <text:p>1063.4316216751</text:p>
          </table:table-cell>
          <table:table-cell office:value-type="float" office:value="1074.04631648521" calcext:value-type="float">
            <text:p>1074.0463164852</text:p>
          </table:table-cell>
          <table:table-cell office:value-type="float" office:value="1067.58715988061" calcext:value-type="float">
            <text:p>1067.5871598806</text:p>
          </table:table-cell>
          <table:table-cell office:value-type="float" office:value="1067.64970040749" calcext:value-type="float">
            <text:p>1067.6497004075</text:p>
          </table:table-cell>
          <table:table-cell office:value-type="float" office:value="1020.24508735218" calcext:value-type="float">
            <text:p>1020.2450873522</text:p>
          </table:table-cell>
          <table:table-cell office:value-type="float" office:value="1050.53807411106" calcext:value-type="float">
            <text:p>1050.5380741111</text:p>
          </table:table-cell>
          <table:table-cell office:value-type="float" office:value="1056.21573958503" calcext:value-type="float">
            <text:p>1056.215739585</text:p>
          </table:table-cell>
          <table:table-cell office:value-type="float" office:value="1050.58358370854" calcext:value-type="float">
            <text:p>1050.5835837085</text:p>
          </table:table-cell>
          <table:table-cell office:value-type="float" office:value="1046.20858805112" calcext:value-type="float">
            <text:p>1046.2085880511</text:p>
          </table:table-cell>
          <table:table-cell office:value-type="float" office:value="1037.86867381408" calcext:value-type="float">
            <text:p>1037.8686738141</text:p>
          </table:table-cell>
          <table:table-cell office:value-type="float" office:value="1019.60720142761" calcext:value-type="float">
            <text:p>1019.6072014276</text:p>
          </table:table-cell>
          <table:table-cell office:value-type="float" office:value="1079.45558149012" calcext:value-type="float">
            <text:p>1079.4555814901</text:p>
          </table:table-cell>
          <table:table-cell office:value-type="float" office:value="1068.59577378864" calcext:value-type="float">
            <text:p>1068.5957737886</text:p>
          </table:table-cell>
        </table:table-row>
        <table:table-row table:style-name="ro1">
          <table:table-cell office:value-type="float" office:value="1044.7124270448" calcext:value-type="float">
            <text:p>1044.7124270448</text:p>
          </table:table-cell>
          <table:table-cell office:value-type="float" office:value="1062.81360743591" calcext:value-type="float">
            <text:p>1062.8136074359</text:p>
          </table:table-cell>
          <table:table-cell office:value-type="float" office:value="1054.08796479018" calcext:value-type="float">
            <text:p>1054.0879647902</text:p>
          </table:table-cell>
          <table:table-cell office:value-type="float" office:value="1061.10053670103" calcext:value-type="float">
            <text:p>1061.100536701</text:p>
          </table:table-cell>
          <table:table-cell office:value-type="float" office:value="1054.61332928599" calcext:value-type="float">
            <text:p>1054.613329286</text:p>
          </table:table-cell>
          <table:table-cell office:value-type="float" office:value="1059.83778876522" calcext:value-type="float">
            <text:p>1059.8377887652</text:p>
          </table:table-cell>
          <table:table-cell office:value-type="float" office:value="990.329890540725" calcext:value-type="float">
            <text:p>990.3298905407</text:p>
          </table:table-cell>
          <table:table-cell office:value-type="float" office:value="1088.38544608366" calcext:value-type="float">
            <text:p>1088.3854460837</text:p>
          </table:table-cell>
          <table:table-cell office:value-type="float" office:value="1052.98744870554" calcext:value-type="float">
            <text:p>1052.9874487055</text:p>
          </table:table-cell>
          <table:table-cell office:value-type="float" office:value="1016.65357815411" calcext:value-type="float">
            <text:p>1016.6535781541</text:p>
          </table:table-cell>
          <table:table-cell office:value-type="float" office:value="1061.11893428557" calcext:value-type="float">
            <text:p>1061.1189342856</text:p>
          </table:table-cell>
          <table:table-cell office:value-type="float" office:value="1030.62380709393" calcext:value-type="float">
            <text:p>1030.6238070939</text:p>
          </table:table-cell>
          <table:table-cell office:value-type="float" office:value="1055.77032731525" calcext:value-type="float">
            <text:p>1055.7703273153</text:p>
          </table:table-cell>
          <table:table-cell office:value-type="float" office:value="1062.37373420344" calcext:value-type="float">
            <text:p>1062.3737342034</text:p>
          </table:table-cell>
          <table:table-cell office:value-type="float" office:value="1037.46197479945" calcext:value-type="float">
            <text:p>1037.4619747995</text:p>
          </table:table-cell>
          <table:table-cell office:value-type="float" office:value="1078.65815161453" calcext:value-type="float">
            <text:p>1078.6581516145</text:p>
          </table:table-cell>
          <table:table-cell office:value-type="float" office:value="1091.18346742535" calcext:value-type="float">
            <text:p>1091.1834674254</text:p>
          </table:table-cell>
          <table:table-cell office:value-type="float" office:value="1045.03100400327" calcext:value-type="float">
            <text:p>1045.0310040033</text:p>
          </table:table-cell>
          <table:table-cell office:value-type="float" office:value="1070.2896142847" calcext:value-type="float">
            <text:p>1070.2896142847</text:p>
          </table:table-cell>
          <table:table-cell office:value-type="float" office:value="1073.80651011337" calcext:value-type="float">
            <text:p>1073.8065101134</text:p>
          </table:table-cell>
          <table:table-cell office:value-type="float" office:value="1108.47203416962" calcext:value-type="float">
            <text:p>1108.4720341696</text:p>
          </table:table-cell>
          <table:table-cell office:value-type="float" office:value="1079.29002660868" calcext:value-type="float">
            <text:p>1079.2900266087</text:p>
          </table:table-cell>
          <table:table-cell office:value-type="float" office:value="1045.97397996491" calcext:value-type="float">
            <text:p>1045.9739799649</text:p>
          </table:table-cell>
          <table:table-cell office:value-type="float" office:value="1037.43887796733" calcext:value-type="float">
            <text:p>1037.4388779673</text:p>
          </table:table-cell>
          <table:table-cell office:value-type="float" office:value="1044.23146741119" calcext:value-type="float">
            <text:p>1044.2314674112</text:p>
          </table:table-cell>
          <table:table-cell office:value-type="float" office:value="1058.78578065201" calcext:value-type="float">
            <text:p>1058.785780652</text:p>
          </table:table-cell>
          <table:table-cell office:value-type="float" office:value="1052.04859882643" calcext:value-type="float">
            <text:p>1052.0485988264</text:p>
          </table:table-cell>
          <table:table-cell office:value-type="float" office:value="1045.8980270239" calcext:value-type="float">
            <text:p>1045.8980270239</text:p>
          </table:table-cell>
          <table:table-cell office:value-type="float" office:value="1037.6921513309" calcext:value-type="float">
            <text:p>1037.6921513309</text:p>
          </table:table-cell>
          <table:table-cell office:value-type="float" office:value="1056.59365981563" calcext:value-type="float">
            <text:p>1056.5936598156</text:p>
          </table:table-cell>
          <table:table-cell office:value-type="float" office:value="1065.72949826817" calcext:value-type="float">
            <text:p>1065.7294982682</text:p>
          </table:table-cell>
          <table:table-cell office:value-type="float" office:value="1025.15425463454" calcext:value-type="float">
            <text:p>1025.1542546345</text:p>
          </table:table-cell>
          <table:table-cell office:value-type="float" office:value="980.695555684886" calcext:value-type="float">
            <text:p>980.6955556849</text:p>
          </table:table-cell>
          <table:table-cell office:value-type="float" office:value="1066.60433616347" calcext:value-type="float">
            <text:p>1066.6043361635</text:p>
          </table:table-cell>
          <table:table-cell office:value-type="float" office:value="1046.22066364776" calcext:value-type="float">
            <text:p>1046.2206636478</text:p>
          </table:table-cell>
          <table:table-cell office:value-type="float" office:value="1018.47114481416" calcext:value-type="float">
            <text:p>1018.4711448142</text:p>
          </table:table-cell>
          <table:table-cell office:value-type="float" office:value="1046.54061751477" calcext:value-type="float">
            <text:p>1046.5406175148</text:p>
          </table:table-cell>
          <table:table-cell office:value-type="float" office:value="1056.36033568181" calcext:value-type="float">
            <text:p>1056.3603356818</text:p>
          </table:table-cell>
          <table:table-cell office:value-type="float" office:value="1073.96435394658" calcext:value-type="float">
            <text:p>1073.9643539466</text:p>
          </table:table-cell>
          <table:table-cell office:value-type="float" office:value="1050.12576525852" calcext:value-type="float">
            <text:p>1050.1257652585</text:p>
          </table:table-cell>
          <table:table-cell office:value-type="float" office:value="1050.28657351125" calcext:value-type="float">
            <text:p>1050.2865735113</text:p>
          </table:table-cell>
          <table:table-cell office:value-type="float" office:value="1014.08715973156" calcext:value-type="float">
            <text:p>1014.0871597316</text:p>
          </table:table-cell>
          <table:table-cell office:value-type="float" office:value="1034.37627733745" calcext:value-type="float">
            <text:p>1034.3762773375</text:p>
          </table:table-cell>
          <table:table-cell office:value-type="float" office:value="1051.51815259617" calcext:value-type="float">
            <text:p>1051.5181525962</text:p>
          </table:table-cell>
          <table:table-cell office:value-type="float" office:value="1040.42868045866" calcext:value-type="float">
            <text:p>1040.4286804587</text:p>
          </table:table-cell>
          <table:table-cell office:value-type="float" office:value="1041.82656543619" calcext:value-type="float">
            <text:p>1041.8265654362</text:p>
          </table:table-cell>
          <table:table-cell office:value-type="float" office:value="1029.86397213733" calcext:value-type="float">
            <text:p>1029.8639721373</text:p>
          </table:table-cell>
          <table:table-cell office:value-type="float" office:value="1001.9194472772" calcext:value-type="float">
            <text:p>1001.9194472772</text:p>
          </table:table-cell>
          <table:table-cell office:value-type="float" office:value="1055.35515769872" calcext:value-type="float">
            <text:p>1055.3551576987</text:p>
          </table:table-cell>
          <table:table-cell office:value-type="float" office:value="1055.27163919181" calcext:value-type="float">
            <text:p>1055.2716391918</text:p>
          </table:table-cell>
        </table:table-row>
        <table:table-row table:style-name="ro1">
          <table:table-cell office:value-type="float" office:value="1039.89245793272" calcext:value-type="float">
            <text:p>1039.8924579327</text:p>
          </table:table-cell>
          <table:table-cell office:value-type="float" office:value="1065.01298260743" calcext:value-type="float">
            <text:p>1065.0129826074</text:p>
          </table:table-cell>
          <table:table-cell office:value-type="float" office:value="1054.48349572215" calcext:value-type="float">
            <text:p>1054.4834957222</text:p>
          </table:table-cell>
          <table:table-cell office:value-type="float" office:value="1047.14460922181" calcext:value-type="float">
            <text:p>1047.1446092218</text:p>
          </table:table-cell>
          <table:table-cell office:value-type="float" office:value="1047.9975060802" calcext:value-type="float">
            <text:p>1047.9975060802</text:p>
          </table:table-cell>
          <table:table-cell office:value-type="float" office:value="1042.25418774918" calcext:value-type="float">
            <text:p>1042.2541877492</text:p>
          </table:table-cell>
          <table:table-cell office:value-type="float" office:value="979.312800468126" calcext:value-type="float">
            <text:p>979.3128004681</text:p>
          </table:table-cell>
          <table:table-cell office:value-type="float" office:value="1079.77961829826" calcext:value-type="float">
            <text:p>1079.7796182983</text:p>
          </table:table-cell>
          <table:table-cell office:value-type="float" office:value="1054.2034996915" calcext:value-type="float">
            <text:p>1054.2034996915</text:p>
          </table:table-cell>
          <table:table-cell office:value-type="float" office:value="1004.99213026397" calcext:value-type="float">
            <text:p>1004.992130264</text:p>
          </table:table-cell>
          <table:table-cell office:value-type="float" office:value="1050.70556037174" calcext:value-type="float">
            <text:p>1050.7055603717</text:p>
          </table:table-cell>
          <table:table-cell office:value-type="float" office:value="1030.23452964676" calcext:value-type="float">
            <text:p>1030.2345296468</text:p>
          </table:table-cell>
          <table:table-cell office:value-type="float" office:value="1047.60969293453" calcext:value-type="float">
            <text:p>1047.6096929345</text:p>
          </table:table-cell>
          <table:table-cell office:value-type="float" office:value="1057.02564774942" calcext:value-type="float">
            <text:p>1057.0256477494</text:p>
          </table:table-cell>
          <table:table-cell office:value-type="float" office:value="1041.13405926967" calcext:value-type="float">
            <text:p>1041.1340592697</text:p>
          </table:table-cell>
          <table:table-cell office:value-type="float" office:value="1075.46622126086" calcext:value-type="float">
            <text:p>1075.4662212609</text:p>
          </table:table-cell>
          <table:table-cell office:value-type="float" office:value="1082.28116141435" calcext:value-type="float">
            <text:p>1082.2811614144</text:p>
          </table:table-cell>
          <table:table-cell office:value-type="float" office:value="1045.03100400327" calcext:value-type="float">
            <text:p>1045.0310040033</text:p>
          </table:table-cell>
          <table:table-cell office:value-type="float" office:value="1066.8109737025" calcext:value-type="float">
            <text:p>1066.8109737025</text:p>
          </table:table-cell>
          <table:table-cell office:value-type="float" office:value="1068.05379913398" calcext:value-type="float">
            <text:p>1068.053799134</text:p>
          </table:table-cell>
          <table:table-cell office:value-type="float" office:value="1108.47208997626" calcext:value-type="float">
            <text:p>1108.4720899763</text:p>
          </table:table-cell>
          <table:table-cell office:value-type="float" office:value="1074.90601987414" calcext:value-type="float">
            <text:p>1074.9060198741</text:p>
          </table:table-cell>
          <table:table-cell office:value-type="float" office:value="1033.16330053993" calcext:value-type="float">
            <text:p>1033.1633005399</text:p>
          </table:table-cell>
          <table:table-cell office:value-type="float" office:value="1035.750665877" calcext:value-type="float">
            <text:p>1035.750665877</text:p>
          </table:table-cell>
          <table:table-cell office:value-type="float" office:value="1031.22380122588" calcext:value-type="float">
            <text:p>1031.2238012259</text:p>
          </table:table-cell>
          <table:table-cell office:value-type="float" office:value="1049.42337964021" calcext:value-type="float">
            <text:p>1049.4233796402</text:p>
          </table:table-cell>
          <table:table-cell office:value-type="float" office:value="1055.67803068857" calcext:value-type="float">
            <text:p>1055.6780306886</text:p>
          </table:table-cell>
          <table:table-cell office:value-type="float" office:value="1047.10385544439" calcext:value-type="float">
            <text:p>1047.1038554444</text:p>
          </table:table-cell>
          <table:table-cell office:value-type="float" office:value="1021.49543605047" calcext:value-type="float">
            <text:p>1021.4954360505</text:p>
          </table:table-cell>
          <table:table-cell office:value-type="float" office:value="1043.05469448333" calcext:value-type="float">
            <text:p>1043.0546944833</text:p>
          </table:table-cell>
          <table:table-cell office:value-type="float" office:value="1057.61274849279" calcext:value-type="float">
            <text:p>1057.6127484928</text:p>
          </table:table-cell>
          <table:table-cell office:value-type="float" office:value="1011.03784503407" calcext:value-type="float">
            <text:p>1011.0378450341</text:p>
          </table:table-cell>
          <table:table-cell office:value-type="float" office:value="973.890678655885" calcext:value-type="float">
            <text:p>973.8906786559</text:p>
          </table:table-cell>
          <table:table-cell office:value-type="float" office:value="1063.6796170875" calcext:value-type="float">
            <text:p>1063.6796170875</text:p>
          </table:table-cell>
          <table:table-cell office:value-type="float" office:value="1038.65687072477" calcext:value-type="float">
            <text:p>1038.6568707248</text:p>
          </table:table-cell>
          <table:table-cell office:value-type="float" office:value="1023.81594508873" calcext:value-type="float">
            <text:p>1023.8159450887</text:p>
          </table:table-cell>
          <table:table-cell office:value-type="float" office:value="1049.09009205011" calcext:value-type="float">
            <text:p>1049.0900920501</text:p>
          </table:table-cell>
          <table:table-cell office:value-type="float" office:value="1047.29232501629" calcext:value-type="float">
            <text:p>1047.2923250163</text:p>
          </table:table-cell>
          <table:table-cell office:value-type="float" office:value="1063.82973763006" calcext:value-type="float">
            <text:p>1063.8297376301</text:p>
          </table:table-cell>
          <table:table-cell office:value-type="float" office:value="1046.72915417716" calcext:value-type="float">
            <text:p>1046.7291541772</text:p>
          </table:table-cell>
          <table:table-cell office:value-type="float" office:value="1036.07335660122" calcext:value-type="float">
            <text:p>1036.0733566012</text:p>
          </table:table-cell>
          <table:table-cell office:value-type="float" office:value="1008.16123101121" calcext:value-type="float">
            <text:p>1008.1612310112</text:p>
          </table:table-cell>
          <table:table-cell office:value-type="float" office:value="1013.64818599254" calcext:value-type="float">
            <text:p>1013.6481859925</text:p>
          </table:table-cell>
          <table:table-cell office:value-type="float" office:value="1049.32443771916" calcext:value-type="float">
            <text:p>1049.3244377192</text:p>
          </table:table-cell>
          <table:table-cell office:value-type="float" office:value="1036.32400364176" calcext:value-type="float">
            <text:p>1036.3240036418</text:p>
          </table:table-cell>
          <table:table-cell office:value-type="float" office:value="1038.64302662292" calcext:value-type="float">
            <text:p>1038.6430266229</text:p>
          </table:table-cell>
          <table:table-cell office:value-type="float" office:value="1006.63909433728" calcext:value-type="float">
            <text:p>1006.6390943373</text:p>
          </table:table-cell>
          <table:table-cell office:value-type="float" office:value="992.430426520013" calcext:value-type="float">
            <text:p>992.43042652</text:p>
          </table:table-cell>
          <table:table-cell office:value-type="float" office:value="1049.57184536518" calcext:value-type="float">
            <text:p>1049.5718453652</text:p>
          </table:table-cell>
          <table:table-cell office:value-type="float" office:value="1043.82504965562" calcext:value-type="float">
            <text:p>1043.8250496556</text:p>
          </table:table-cell>
        </table:table-row>
        <table:table-row table:style-name="ro1">
          <table:table-cell office:value-type="float" office:value="1039.85710117918" calcext:value-type="float">
            <text:p>1039.8571011792</text:p>
          </table:table-cell>
          <table:table-cell office:value-type="float" office:value="1064.14018521653" calcext:value-type="float">
            <text:p>1064.1401852165</text:p>
          </table:table-cell>
          <table:table-cell office:value-type="float" office:value="1047.70883808187" calcext:value-type="float">
            <text:p>1047.7088380819</text:p>
          </table:table-cell>
          <table:table-cell office:value-type="float" office:value="1046.70363427975" calcext:value-type="float">
            <text:p>1046.7036342798</text:p>
          </table:table-cell>
          <table:table-cell office:value-type="float" office:value="1047.9975060802" calcext:value-type="float">
            <text:p>1047.9975060802</text:p>
          </table:table-cell>
          <table:table-cell office:value-type="float" office:value="1042.66739123159" calcext:value-type="float">
            <text:p>1042.6673912316</text:p>
          </table:table-cell>
          <table:table-cell office:value-type="float" office:value="981.499269335361" calcext:value-type="float">
            <text:p>981.4992693354</text:p>
          </table:table-cell>
          <table:table-cell office:value-type="float" office:value="1073.97353933496" calcext:value-type="float">
            <text:p>1073.973539335</text:p>
          </table:table-cell>
          <table:table-cell office:value-type="float" office:value="1051.20048203442" calcext:value-type="float">
            <text:p>1051.2004820344</text:p>
          </table:table-cell>
          <table:table-cell office:value-type="float" office:value="1002.94900064772" calcext:value-type="float">
            <text:p>1002.9490006477</text:p>
          </table:table-cell>
          <table:table-cell office:value-type="float" office:value="1055.23622292644" calcext:value-type="float">
            <text:p>1055.2362229264</text:p>
          </table:table-cell>
          <table:table-cell office:value-type="float" office:value="1035.96247524336" calcext:value-type="float">
            <text:p>1035.9624752434</text:p>
          </table:table-cell>
          <table:table-cell office:value-type="float" office:value="1043.85021177438" calcext:value-type="float">
            <text:p>1043.8502117744</text:p>
          </table:table-cell>
          <table:table-cell office:value-type="float" office:value="1058.447750457" calcext:value-type="float">
            <text:p>1058.447750457</text:p>
          </table:table-cell>
          <table:table-cell office:value-type="float" office:value="1042.81047584366" calcext:value-type="float">
            <text:p>1042.8104758437</text:p>
          </table:table-cell>
          <table:table-cell office:value-type="float" office:value="1078.92407531175" calcext:value-type="float">
            <text:p>1078.9240753118</text:p>
          </table:table-cell>
          <table:table-cell office:value-type="float" office:value="1077.37148060138" calcext:value-type="float">
            <text:p>1077.3714806014</text:p>
          </table:table-cell>
          <table:table-cell office:value-type="float" office:value="1048.84143474352" calcext:value-type="float">
            <text:p>1048.8414347435</text:p>
          </table:table-cell>
          <table:table-cell office:value-type="float" office:value="1066.74137627099" calcext:value-type="float">
            <text:p>1066.741376271</text:p>
          </table:table-cell>
          <table:table-cell office:value-type="float" office:value="1070.06044683985" calcext:value-type="float">
            <text:p>1070.0604468399</text:p>
          </table:table-cell>
          <table:table-cell office:value-type="float" office:value="1094.8146172384" calcext:value-type="float">
            <text:p>1094.8146172384</text:p>
          </table:table-cell>
          <table:table-cell office:value-type="float" office:value="1072.18207208312" calcext:value-type="float">
            <text:p>1072.1820720831</text:p>
          </table:table-cell>
          <table:table-cell office:value-type="float" office:value="1027.67834155476" calcext:value-type="float">
            <text:p>1027.6783415548</text:p>
          </table:table-cell>
          <table:table-cell office:value-type="float" office:value="1034.7011967614" calcext:value-type="float">
            <text:p>1034.7011967614</text:p>
          </table:table-cell>
          <table:table-cell office:value-type="float" office:value="1033.1428599984" calcext:value-type="float">
            <text:p>1033.1428599984</text:p>
          </table:table-cell>
          <table:table-cell office:value-type="float" office:value="1043.60231951" calcext:value-type="float">
            <text:p>1043.60231951</text:p>
          </table:table-cell>
          <table:table-cell office:value-type="float" office:value="1042.75676804196" calcext:value-type="float">
            <text:p>1042.756768042</text:p>
          </table:table-cell>
          <table:table-cell office:value-type="float" office:value="1026.67696381196" calcext:value-type="float">
            <text:p>1026.676963812</text:p>
          </table:table-cell>
          <table:table-cell office:value-type="float" office:value="1025.36105535139" calcext:value-type="float">
            <text:p>1025.3610553514</text:p>
          </table:table-cell>
          <table:table-cell office:value-type="float" office:value="1032.48361005846" calcext:value-type="float">
            <text:p>1032.4836100585</text:p>
          </table:table-cell>
          <table:table-cell office:value-type="float" office:value="1054.23342399623" calcext:value-type="float">
            <text:p>1054.2334239962</text:p>
          </table:table-cell>
          <table:table-cell office:value-type="float" office:value="1017.73432888644" calcext:value-type="float">
            <text:p>1017.7343288864</text:p>
          </table:table-cell>
          <table:table-cell office:value-type="float" office:value="966.943809712828" calcext:value-type="float">
            <text:p>966.9438097128</text:p>
          </table:table-cell>
          <table:table-cell office:value-type="float" office:value="1063.62333629052" calcext:value-type="float">
            <text:p>1063.6233362905</text:p>
          </table:table-cell>
          <table:table-cell office:value-type="float" office:value="1031.87610991007" calcext:value-type="float">
            <text:p>1031.8761099101</text:p>
          </table:table-cell>
          <table:table-cell office:value-type="float" office:value="1001.5635804444" calcext:value-type="float">
            <text:p>1001.5635804444</text:p>
          </table:table-cell>
          <table:table-cell office:value-type="float" office:value="1048.49730282977" calcext:value-type="float">
            <text:p>1048.4973028298</text:p>
          </table:table-cell>
          <table:table-cell office:value-type="float" office:value="1029.06359976489" calcext:value-type="float">
            <text:p>1029.0635997649</text:p>
          </table:table-cell>
          <table:table-cell office:value-type="float" office:value="1057.17756506662" calcext:value-type="float">
            <text:p>1057.1775650666</text:p>
          </table:table-cell>
          <table:table-cell office:value-type="float" office:value="1041.0641113149" calcext:value-type="float">
            <text:p>1041.0641113149</text:p>
          </table:table-cell>
          <table:table-cell office:value-type="float" office:value="1021.18730501247" calcext:value-type="float">
            <text:p>1021.1873050125</text:p>
          </table:table-cell>
          <table:table-cell office:value-type="float" office:value="1005.5498388037" calcext:value-type="float">
            <text:p>1005.5498388037</text:p>
          </table:table-cell>
          <table:table-cell office:value-type="float" office:value="1003.08610001057" calcext:value-type="float">
            <text:p>1003.0861000106</text:p>
          </table:table-cell>
          <table:table-cell office:value-type="float" office:value="1045.08592790414" calcext:value-type="float">
            <text:p>1045.0859279041</text:p>
          </table:table-cell>
          <table:table-cell office:value-type="float" office:value="1026.40854559316" calcext:value-type="float">
            <text:p>1026.4085455932</text:p>
          </table:table-cell>
          <table:table-cell office:value-type="float" office:value="1037.53814273524" calcext:value-type="float">
            <text:p>1037.5381427352</text:p>
          </table:table-cell>
          <table:table-cell office:value-type="float" office:value="995.558280697889" calcext:value-type="float">
            <text:p>995.5582806979</text:p>
          </table:table-cell>
          <table:table-cell office:value-type="float" office:value="993.432965177925" calcext:value-type="float">
            <text:p>993.4329651779</text:p>
          </table:table-cell>
          <table:table-cell office:value-type="float" office:value="1043.42432848414" calcext:value-type="float">
            <text:p>1043.4243284841</text:p>
          </table:table-cell>
          <table:table-cell office:value-type="float" office:value="1038.4830923405" calcext:value-type="float">
            <text:p>1038.4830923405</text:p>
          </table:table-cell>
        </table:table-row>
        <table:table-row table:style-name="ro1">
          <table:table-cell office:value-type="float" office:value="1030.61487138519" calcext:value-type="float">
            <text:p>1030.6148713852</text:p>
          </table:table-cell>
          <table:table-cell office:value-type="float" office:value="1060.99433159608" calcext:value-type="float">
            <text:p>1060.9943315961</text:p>
          </table:table-cell>
          <table:table-cell office:value-type="float" office:value="1044.18676378493" calcext:value-type="float">
            <text:p>1044.1867637849</text:p>
          </table:table-cell>
          <table:table-cell office:value-type="float" office:value="1046.70254803" calcext:value-type="float">
            <text:p>1046.70254803</text:p>
          </table:table-cell>
          <table:table-cell office:value-type="float" office:value="1044.03989598876" calcext:value-type="float">
            <text:p>1044.0398959888</text:p>
          </table:table-cell>
          <table:table-cell office:value-type="float" office:value="1040.2884101187" calcext:value-type="float">
            <text:p>1040.2884101187</text:p>
          </table:table-cell>
          <table:table-cell office:value-type="float" office:value="977.889303249823" calcext:value-type="float">
            <text:p>977.8893032498</text:p>
          </table:table-cell>
          <table:table-cell office:value-type="float" office:value="1062.91537347485" calcext:value-type="float">
            <text:p>1062.9153734749</text:p>
          </table:table-cell>
          <table:table-cell office:value-type="float" office:value="1039.4857835627" calcext:value-type="float">
            <text:p>1039.4857835627</text:p>
          </table:table-cell>
          <table:table-cell office:value-type="float" office:value="1004.03901492548" calcext:value-type="float">
            <text:p>1004.0390149255</text:p>
          </table:table-cell>
          <table:table-cell office:value-type="float" office:value="1033.62010601587" calcext:value-type="float">
            <text:p>1033.6201060159</text:p>
          </table:table-cell>
          <table:table-cell office:value-type="float" office:value="1028.2529944116" calcext:value-type="float">
            <text:p>1028.2529944116</text:p>
          </table:table-cell>
          <table:table-cell office:value-type="float" office:value="1033.8455747543" calcext:value-type="float">
            <text:p>1033.8455747543</text:p>
          </table:table-cell>
          <table:table-cell office:value-type="float" office:value="1035.08744464397" calcext:value-type="float">
            <text:p>1035.087444644</text:p>
          </table:table-cell>
          <table:table-cell office:value-type="float" office:value="1027.96220328226" calcext:value-type="float">
            <text:p>1027.9622032823</text:p>
          </table:table-cell>
          <table:table-cell office:value-type="float" office:value="1078.92407531175" calcext:value-type="float">
            <text:p>1078.9240753118</text:p>
          </table:table-cell>
          <table:table-cell office:value-type="float" office:value="1059.67766039454" calcext:value-type="float">
            <text:p>1059.6776603945</text:p>
          </table:table-cell>
          <table:table-cell office:value-type="float" office:value="1047.93048439943" calcext:value-type="float">
            <text:p>1047.9304843994</text:p>
          </table:table-cell>
          <table:table-cell office:value-type="float" office:value="1061.73160432203" calcext:value-type="float">
            <text:p>1061.731604322</text:p>
          </table:table-cell>
          <table:table-cell office:value-type="float" office:value="1063.77808416645" calcext:value-type="float">
            <text:p>1063.7780841665</text:p>
          </table:table-cell>
          <table:table-cell office:value-type="float" office:value="1094.81462139275" calcext:value-type="float">
            <text:p>1094.8146213928</text:p>
          </table:table-cell>
          <table:table-cell office:value-type="float" office:value="1057.77223859434" calcext:value-type="float">
            <text:p>1057.7722385943</text:p>
          </table:table-cell>
          <table:table-cell office:value-type="float" office:value="1014.25281072328" calcext:value-type="float">
            <text:p>1014.2528107233</text:p>
          </table:table-cell>
          <table:table-cell office:value-type="float" office:value="1034.6155779662" calcext:value-type="float">
            <text:p>1034.6155779662</text:p>
          </table:table-cell>
          <table:table-cell office:value-type="float" office:value="1030.10905994196" calcext:value-type="float">
            <text:p>1030.109059942</text:p>
          </table:table-cell>
          <table:table-cell office:value-type="float" office:value="1043.60231951" calcext:value-type="float">
            <text:p>1043.60231951</text:p>
          </table:table-cell>
          <table:table-cell office:value-type="float" office:value="1035.71728974821" calcext:value-type="float">
            <text:p>1035.7172897482</text:p>
          </table:table-cell>
          <table:table-cell office:value-type="float" office:value="1023.74454439612" calcext:value-type="float">
            <text:p>1023.7445443961</text:p>
          </table:table-cell>
          <table:table-cell office:value-type="float" office:value="1029.19087788147" calcext:value-type="float">
            <text:p>1029.1908778815</text:p>
          </table:table-cell>
          <table:table-cell office:value-type="float" office:value="1027.79591347063" calcext:value-type="float">
            <text:p>1027.7959134706</text:p>
          </table:table-cell>
          <table:table-cell office:value-type="float" office:value="1052.8274103469" calcext:value-type="float">
            <text:p>1052.8274103469</text:p>
          </table:table-cell>
          <table:table-cell office:value-type="float" office:value="1014.26076029349" calcext:value-type="float">
            <text:p>1014.2607602935</text:p>
          </table:table-cell>
          <table:table-cell office:value-type="float" office:value="941.579631192355" calcext:value-type="float">
            <text:p>941.5796311924</text:p>
          </table:table-cell>
          <table:table-cell office:value-type="float" office:value="1063.62333629052" calcext:value-type="float">
            <text:p>1063.6233362905</text:p>
          </table:table-cell>
          <table:table-cell office:value-type="float" office:value="1016.35270634524" calcext:value-type="float">
            <text:p>1016.3527063452</text:p>
          </table:table-cell>
          <table:table-cell office:value-type="float" office:value="998.489835807041" calcext:value-type="float">
            <text:p>998.489835807</text:p>
          </table:table-cell>
          <table:table-cell office:value-type="float" office:value="1045.24737415504" calcext:value-type="float">
            <text:p>1045.247374155</text:p>
          </table:table-cell>
          <table:table-cell office:value-type="float" office:value="1027.97396850638" calcext:value-type="float">
            <text:p>1027.9739685064</text:p>
          </table:table-cell>
          <table:table-cell office:value-type="float" office:value="1050.88240057056" calcext:value-type="float">
            <text:p>1050.8824005706</text:p>
          </table:table-cell>
          <table:table-cell office:value-type="float" office:value="1041.0641113149" calcext:value-type="float">
            <text:p>1041.0641113149</text:p>
          </table:table-cell>
          <table:table-cell office:value-type="float" office:value="1010.34270228383" calcext:value-type="float">
            <text:p>1010.3427022838</text:p>
          </table:table-cell>
          <table:table-cell office:value-type="float" office:value="1002.65452851063" calcext:value-type="float">
            <text:p>1002.6545285106</text:p>
          </table:table-cell>
          <table:table-cell office:value-type="float" office:value="1000.08451048673" calcext:value-type="float">
            <text:p>1000.0845104867</text:p>
          </table:table-cell>
          <table:table-cell office:value-type="float" office:value="1033.00638081635" calcext:value-type="float">
            <text:p>1033.0063808164</text:p>
          </table:table-cell>
          <table:table-cell office:value-type="float" office:value="1018.14602920853" calcext:value-type="float">
            <text:p>1018.1460292085</text:p>
          </table:table-cell>
          <table:table-cell office:value-type="float" office:value="1036.89901794765" calcext:value-type="float">
            <text:p>1036.8990179477</text:p>
          </table:table-cell>
          <table:table-cell office:value-type="float" office:value="993.88344042598" calcext:value-type="float">
            <text:p>993.883440426</text:p>
          </table:table-cell>
          <table:table-cell office:value-type="float" office:value="995.32897819928" calcext:value-type="float">
            <text:p>995.3289781993</text:p>
          </table:table-cell>
          <table:table-cell office:value-type="float" office:value="1040.78748386915" calcext:value-type="float">
            <text:p>1040.7874838692</text:p>
          </table:table-cell>
          <table:table-cell office:value-type="float" office:value="1040.28953785327" calcext:value-type="float">
            <text:p>1040.2895378533</text:p>
          </table:table-cell>
        </table:table-row>
        <table:table-row table:style-name="ro1">
          <table:table-cell office:value-type="float" office:value="1030.01741838051" calcext:value-type="float">
            <text:p>1030.0174183805</text:p>
          </table:table-cell>
          <table:table-cell office:value-type="float" office:value="1060.99433159608" calcext:value-type="float">
            <text:p>1060.9943315961</text:p>
          </table:table-cell>
          <table:table-cell office:value-type="float" office:value="1046.62115415381" calcext:value-type="float">
            <text:p>1046.6211541538</text:p>
          </table:table-cell>
          <table:table-cell office:value-type="float" office:value="1046.34296903067" calcext:value-type="float">
            <text:p>1046.3429690307</text:p>
          </table:table-cell>
          <table:table-cell office:value-type="float" office:value="1023.55164966209" calcext:value-type="float">
            <text:p>1023.5516496621</text:p>
          </table:table-cell>
          <table:table-cell office:value-type="float" office:value="1038.74992653788" calcext:value-type="float">
            <text:p>1038.7499265379</text:p>
          </table:table-cell>
          <table:table-cell office:value-type="float" office:value="978.72252404681" calcext:value-type="float">
            <text:p>978.7225240468</text:p>
          </table:table-cell>
          <table:table-cell office:value-type="float" office:value="1054.97282923106" calcext:value-type="float">
            <text:p>1054.9728292311</text:p>
          </table:table-cell>
          <table:table-cell office:value-type="float" office:value="1039.99915566782" calcext:value-type="float">
            <text:p>1039.9991556678</text:p>
          </table:table-cell>
          <table:table-cell office:value-type="float" office:value="980.019446852439" calcext:value-type="float">
            <text:p>980.0194468524</text:p>
          </table:table-cell>
          <table:table-cell office:value-type="float" office:value="1027.08190447343" calcext:value-type="float">
            <text:p>1027.0819044734</text:p>
          </table:table-cell>
          <table:table-cell office:value-type="float" office:value="1017.89515738306" calcext:value-type="float">
            <text:p>1017.8951573831</text:p>
          </table:table-cell>
          <table:table-cell office:value-type="float" office:value="1032.49542152029" calcext:value-type="float">
            <text:p>1032.4954215203</text:p>
          </table:table-cell>
          <table:table-cell office:value-type="float" office:value="1038.37692270722" calcext:value-type="float">
            <text:p>1038.3769227072</text:p>
          </table:table-cell>
          <table:table-cell office:value-type="float" office:value="1022.95233773169" calcext:value-type="float">
            <text:p>1022.9523377317</text:p>
          </table:table-cell>
          <table:table-cell office:value-type="float" office:value="1068.02456457626" calcext:value-type="float">
            <text:p>1068.0245645763</text:p>
          </table:table-cell>
          <table:table-cell office:value-type="float" office:value="1044.44685753099" calcext:value-type="float">
            <text:p>1044.446857531</text:p>
          </table:table-cell>
          <table:table-cell office:value-type="float" office:value="1049.67508419021" calcext:value-type="float">
            <text:p>1049.6750841902</text:p>
          </table:table-cell>
          <table:table-cell office:value-type="float" office:value="1058.89593629684" calcext:value-type="float">
            <text:p>1058.8959362968</text:p>
          </table:table-cell>
          <table:table-cell office:value-type="float" office:value="1054.87506153068" calcext:value-type="float">
            <text:p>1054.8750615307</text:p>
          </table:table-cell>
          <table:table-cell office:value-type="float" office:value="1095.74497692856" calcext:value-type="float">
            <text:p>1095.7449769286</text:p>
          </table:table-cell>
          <table:table-cell office:value-type="float" office:value="1040.07897658607" calcext:value-type="float">
            <text:p>1040.0789765861</text:p>
          </table:table-cell>
          <table:table-cell office:value-type="float" office:value="1013.97827525494" calcext:value-type="float">
            <text:p>1013.9782752549</text:p>
          </table:table-cell>
          <table:table-cell office:value-type="float" office:value="1031.98227414915" calcext:value-type="float">
            <text:p>1031.9822741492</text:p>
          </table:table-cell>
          <table:table-cell office:value-type="float" office:value="1022.54182251176" calcext:value-type="float">
            <text:p>1022.5418225118</text:p>
          </table:table-cell>
          <table:table-cell office:value-type="float" office:value="1040.57476940919" calcext:value-type="float">
            <text:p>1040.5747694092</text:p>
          </table:table-cell>
          <table:table-cell office:value-type="float" office:value="1033.11666741491" calcext:value-type="float">
            <text:p>1033.1166674149</text:p>
          </table:table-cell>
          <table:table-cell office:value-type="float" office:value="1020.91206606868" calcext:value-type="float">
            <text:p>1020.9120660687</text:p>
          </table:table-cell>
          <table:table-cell office:value-type="float" office:value="1023.26177155295" calcext:value-type="float">
            <text:p>1023.261771553</text:p>
          </table:table-cell>
          <table:table-cell office:value-type="float" office:value="1027.79591347063" calcext:value-type="float">
            <text:p>1027.7959134706</text:p>
          </table:table-cell>
          <table:table-cell office:value-type="float" office:value="1036.52139275969" calcext:value-type="float">
            <text:p>1036.5213927597</text:p>
          </table:table-cell>
          <table:table-cell office:value-type="float" office:value="988.222862553956" calcext:value-type="float">
            <text:p>988.222862554</text:p>
          </table:table-cell>
          <table:table-cell office:value-type="float" office:value="940.307040163801" calcext:value-type="float">
            <text:p>940.3070401638</text:p>
          </table:table-cell>
          <table:table-cell office:value-type="float" office:value="1049.10501490954" calcext:value-type="float">
            <text:p>1049.1050149095</text:p>
          </table:table-cell>
          <table:table-cell office:value-type="float" office:value="1011.11707800739" calcext:value-type="float">
            <text:p>1011.1170780074</text:p>
          </table:table-cell>
          <table:table-cell office:value-type="float" office:value="993.17382546047" calcext:value-type="float">
            <text:p>993.1738254605</text:p>
          </table:table-cell>
          <table:table-cell office:value-type="float" office:value="1047.32456047374" calcext:value-type="float">
            <text:p>1047.3245604737</text:p>
          </table:table-cell>
          <table:table-cell office:value-type="float" office:value="1013.21414540038" calcext:value-type="float">
            <text:p>1013.2141454004</text:p>
          </table:table-cell>
          <table:table-cell office:value-type="float" office:value="1043.42196680824" calcext:value-type="float">
            <text:p>1043.4219668082</text:p>
          </table:table-cell>
          <table:table-cell office:value-type="float" office:value="1040.76470997082" calcext:value-type="float">
            <text:p>1040.7647099708</text:p>
          </table:table-cell>
          <table:table-cell office:value-type="float" office:value="1004.63653074962" calcext:value-type="float">
            <text:p>1004.6365307496</text:p>
          </table:table-cell>
          <table:table-cell office:value-type="float" office:value="1003.41809264983" calcext:value-type="float">
            <text:p>1003.4180926498</text:p>
          </table:table-cell>
          <table:table-cell office:value-type="float" office:value="1000.08451048673" calcext:value-type="float">
            <text:p>1000.0845104867</text:p>
          </table:table-cell>
          <table:table-cell office:value-type="float" office:value="1000.99509567416" calcext:value-type="float">
            <text:p>1000.9950956742</text:p>
          </table:table-cell>
          <table:table-cell office:value-type="float" office:value="1012.10698957179" calcext:value-type="float">
            <text:p>1012.1069895718</text:p>
          </table:table-cell>
          <table:table-cell office:value-type="float" office:value="1035.33769993944" calcext:value-type="float">
            <text:p>1035.3376999394</text:p>
          </table:table-cell>
          <table:table-cell office:value-type="float" office:value="978.191268095521" calcext:value-type="float">
            <text:p>978.1912680955</text:p>
          </table:table-cell>
          <table:table-cell office:value-type="float" office:value="990.599551971248" calcext:value-type="float">
            <text:p>990.5995519712</text:p>
          </table:table-cell>
          <table:table-cell office:value-type="float" office:value="1032.98429299306" calcext:value-type="float">
            <text:p>1032.9842929931</text:p>
          </table:table-cell>
          <table:table-cell office:value-type="float" office:value="1040.28953785327" calcext:value-type="float">
            <text:p>1040.2895378533</text:p>
          </table:table-cell>
        </table:table-row>
        <table:table-row table:style-name="ro1">
          <table:table-cell office:value-type="float" office:value="1029.80735161932" calcext:value-type="float">
            <text:p>1029.8073516193</text:p>
          </table:table-cell>
          <table:table-cell office:value-type="float" office:value="1056.15005604197" calcext:value-type="float">
            <text:p>1056.150056042</text:p>
          </table:table-cell>
          <table:table-cell office:value-type="float" office:value="1020.43921817557" calcext:value-type="float">
            <text:p>1020.4392181756</text:p>
          </table:table-cell>
          <table:table-cell office:value-type="float" office:value="1007.39572297626" calcext:value-type="float">
            <text:p>1007.3957229763</text:p>
          </table:table-cell>
          <table:table-cell office:value-type="float" office:value="998.968608107162" calcext:value-type="float">
            <text:p>998.9686081072</text:p>
          </table:table-cell>
          <table:table-cell office:value-type="float" office:value="1032.52774568079" calcext:value-type="float">
            <text:p>1032.5277456808</text:p>
          </table:table-cell>
          <table:table-cell office:value-type="float" office:value="967.666287097126" calcext:value-type="float">
            <text:p>967.6662870971</text:p>
          </table:table-cell>
          <table:table-cell office:value-type="float" office:value="1051.86867793691" calcext:value-type="float">
            <text:p>1051.8686779369</text:p>
          </table:table-cell>
          <table:table-cell office:value-type="float" office:value="1039.28057348711" calcext:value-type="float">
            <text:p>1039.2805734871</text:p>
          </table:table-cell>
          <table:table-cell office:value-type="float" office:value="976.084833310423" calcext:value-type="float">
            <text:p>976.0848333104</text:p>
          </table:table-cell>
          <table:table-cell office:value-type="float" office:value="1029.01314701187" calcext:value-type="float">
            <text:p>1029.0131470119</text:p>
          </table:table-cell>
          <table:table-cell office:value-type="float" office:value="1013.5542021922" calcext:value-type="float">
            <text:p>1013.5542021922</text:p>
          </table:table-cell>
          <table:table-cell office:value-type="float" office:value="1027.74009094376" calcext:value-type="float">
            <text:p>1027.7400909438</text:p>
          </table:table-cell>
          <table:table-cell office:value-type="float" office:value="1023.87242520879" calcext:value-type="float">
            <text:p>1023.8724252088</text:p>
          </table:table-cell>
          <table:table-cell office:value-type="float" office:value="1020.34010055508" calcext:value-type="float">
            <text:p>1020.3401005551</text:p>
          </table:table-cell>
          <table:table-cell office:value-type="float" office:value="1075.49595660521" calcext:value-type="float">
            <text:p>1075.4959566052</text:p>
          </table:table-cell>
          <table:table-cell office:value-type="float" office:value="1042.17916622395" calcext:value-type="float">
            <text:p>1042.179166224</text:p>
          </table:table-cell>
          <table:table-cell office:value-type="float" office:value="1030.41782925129" calcext:value-type="float">
            <text:p>1030.4178292513</text:p>
          </table:table-cell>
          <table:table-cell office:value-type="float" office:value="1051.54475436392" calcext:value-type="float">
            <text:p>1051.5447543639</text:p>
          </table:table-cell>
          <table:table-cell office:value-type="float" office:value="1049.74719879872" calcext:value-type="float">
            <text:p>1049.7471987987</text:p>
          </table:table-cell>
          <table:table-cell office:value-type="float" office:value="1096.41752796882" calcext:value-type="float">
            <text:p>1096.4175279688</text:p>
          </table:table-cell>
          <table:table-cell office:value-type="float" office:value="1040.27335712319" calcext:value-type="float">
            <text:p>1040.2733571232</text:p>
          </table:table-cell>
          <table:table-cell office:value-type="float" office:value="1010.4589129635" calcext:value-type="float">
            <text:p>1010.4589129635</text:p>
          </table:table-cell>
          <table:table-cell office:value-type="float" office:value="1027.39003353948" calcext:value-type="float">
            <text:p>1027.3900335395</text:p>
          </table:table-cell>
          <table:table-cell office:value-type="float" office:value="1007.07727394777" calcext:value-type="float">
            <text:p>1007.0772739478</text:p>
          </table:table-cell>
          <table:table-cell office:value-type="float" office:value="1037.59600315626" calcext:value-type="float">
            <text:p>1037.5960031563</text:p>
          </table:table-cell>
          <table:table-cell office:value-type="float" office:value="1033.11666741491" calcext:value-type="float">
            <text:p>1033.1166674149</text:p>
          </table:table-cell>
          <table:table-cell office:value-type="float" office:value="1016.42032576954" calcext:value-type="float">
            <text:p>1016.4203257695</text:p>
          </table:table-cell>
          <table:table-cell office:value-type="float" office:value="1016.30987168696" calcext:value-type="float">
            <text:p>1016.309871687</text:p>
          </table:table-cell>
          <table:table-cell office:value-type="float" office:value="1016.03574405059" calcext:value-type="float">
            <text:p>1016.0357440506</text:p>
          </table:table-cell>
          <table:table-cell office:value-type="float" office:value="1027.36215287712" calcext:value-type="float">
            <text:p>1027.3621528771</text:p>
          </table:table-cell>
          <table:table-cell office:value-type="float" office:value="967.457202062513" calcext:value-type="float">
            <text:p>967.4572020625</text:p>
          </table:table-cell>
          <table:table-cell office:value-type="float" office:value="941.83616274868" calcext:value-type="float">
            <text:p>941.8361627487</text:p>
          </table:table-cell>
          <table:table-cell office:value-type="float" office:value="1032.74286350131" calcext:value-type="float">
            <text:p>1032.7428635013</text:p>
          </table:table-cell>
          <table:table-cell office:value-type="float" office:value="1007.4126000448" calcext:value-type="float">
            <text:p>1007.4126000448</text:p>
          </table:table-cell>
          <table:table-cell office:value-type="float" office:value="997.32323749696" calcext:value-type="float">
            <text:p>997.323237497</text:p>
          </table:table-cell>
          <table:table-cell office:value-type="float" office:value="1040.17754633074" calcext:value-type="float">
            <text:p>1040.1775463307</text:p>
          </table:table-cell>
          <table:table-cell office:value-type="float" office:value="989.430234831379" calcext:value-type="float">
            <text:p>989.4302348314</text:p>
          </table:table-cell>
          <table:table-cell office:value-type="float" office:value="1042.53623483647" calcext:value-type="float">
            <text:p>1042.5362348365</text:p>
          </table:table-cell>
          <table:table-cell office:value-type="float" office:value="1036.50069142205" calcext:value-type="float">
            <text:p>1036.5006914221</text:p>
          </table:table-cell>
          <table:table-cell office:value-type="float" office:value="999.925336825336" calcext:value-type="float">
            <text:p>999.9253368253</text:p>
          </table:table-cell>
          <table:table-cell office:value-type="float" office:value="995.97743175356" calcext:value-type="float">
            <text:p>995.9774317536</text:p>
          </table:table-cell>
          <table:table-cell office:value-type="float" office:value="963.65231982667" calcext:value-type="float">
            <text:p>963.6523198267</text:p>
          </table:table-cell>
          <table:table-cell office:value-type="float" office:value="994.534812055258" calcext:value-type="float">
            <text:p>994.5348120553</text:p>
          </table:table-cell>
          <table:table-cell office:value-type="float" office:value="999.922967215562" calcext:value-type="float">
            <text:p>999.9229672156</text:p>
          </table:table-cell>
          <table:table-cell office:value-type="float" office:value="1033.27156297201" calcext:value-type="float">
            <text:p>1033.271562972</text:p>
          </table:table-cell>
          <table:table-cell office:value-type="float" office:value="968.70319897808" calcext:value-type="float">
            <text:p>968.7031989781</text:p>
          </table:table-cell>
          <table:table-cell office:value-type="float" office:value="990.857878232907" calcext:value-type="float">
            <text:p>990.8578782329</text:p>
          </table:table-cell>
          <table:table-cell office:value-type="float" office:value="1026.15285231816" calcext:value-type="float">
            <text:p>1026.1528523182</text:p>
          </table:table-cell>
          <table:table-cell office:value-type="float" office:value="1040.28953785327" calcext:value-type="float">
            <text:p>1040.2895378533</text:p>
          </table:table-cell>
        </table:table-row>
        <table:table-row table:style-name="ro1">
          <table:table-cell office:value-type="float" office:value="1022.32896037148" calcext:value-type="float">
            <text:p>1022.3289603715</text:p>
          </table:table-cell>
          <table:table-cell office:value-type="float" office:value="1042.14456002857" calcext:value-type="float">
            <text:p>1042.1445600286</text:p>
          </table:table-cell>
          <table:table-cell office:value-type="float" office:value="1010.17168380119" calcext:value-type="float">
            <text:p>1010.1716838012</text:p>
          </table:table-cell>
          <table:table-cell office:value-type="float" office:value="990.445892148712" calcext:value-type="float">
            <text:p>990.4458921487</text:p>
          </table:table-cell>
          <table:table-cell office:value-type="float" office:value="992.664444373781" calcext:value-type="float">
            <text:p>992.6644443738</text:p>
          </table:table-cell>
          <table:table-cell office:value-type="float" office:value="1030.8835083024" calcext:value-type="float">
            <text:p>1030.8835083024</text:p>
          </table:table-cell>
          <table:table-cell office:value-type="float" office:value="963.873313957149" calcext:value-type="float">
            <text:p>963.8733139571</text:p>
          </table:table-cell>
          <table:table-cell office:value-type="float" office:value="1045.45632279744" calcext:value-type="float">
            <text:p>1045.4563227974</text:p>
          </table:table-cell>
          <table:table-cell office:value-type="float" office:value="1040.61293831634" calcext:value-type="float">
            <text:p>1040.6129383163</text:p>
          </table:table-cell>
          <table:table-cell office:value-type="float" office:value="977.375564980735" calcext:value-type="float">
            <text:p>977.3755649807</text:p>
          </table:table-cell>
          <table:table-cell office:value-type="float" office:value="1029.01314701187" calcext:value-type="float">
            <text:p>1029.0131470119</text:p>
          </table:table-cell>
          <table:table-cell office:value-type="float" office:value="1002.8573748455" calcext:value-type="float">
            <text:p>1002.8573748455</text:p>
          </table:table-cell>
          <table:table-cell office:value-type="float" office:value="1012.97112953757" calcext:value-type="float">
            <text:p>1012.9711295376</text:p>
          </table:table-cell>
          <table:table-cell office:value-type="float" office:value="1010.16403827224" calcext:value-type="float">
            <text:p>1010.1640382722</text:p>
          </table:table-cell>
          <table:table-cell office:value-type="float" office:value="1020.16437689385" calcext:value-type="float">
            <text:p>1020.1643768939</text:p>
          </table:table-cell>
          <table:table-cell office:value-type="float" office:value="1056.82412276733" calcext:value-type="float">
            <text:p>1056.8241227673</text:p>
          </table:table-cell>
          <table:table-cell office:value-type="float" office:value="1046.73164712603" calcext:value-type="float">
            <text:p>1046.731647126</text:p>
          </table:table-cell>
          <table:table-cell office:value-type="float" office:value="1028.99781549852" calcext:value-type="float">
            <text:p>1028.9978154985</text:p>
          </table:table-cell>
          <table:table-cell office:value-type="float" office:value="1053.97500566835" calcext:value-type="float">
            <text:p>1053.9750056684</text:p>
          </table:table-cell>
          <table:table-cell office:value-type="float" office:value="1044.20359408089" calcext:value-type="float">
            <text:p>1044.2035940809</text:p>
          </table:table-cell>
          <table:table-cell office:value-type="float" office:value="1091.11782727723" calcext:value-type="float">
            <text:p>1091.1178272772</text:p>
          </table:table-cell>
          <table:table-cell office:value-type="float" office:value="1034.97843698422" calcext:value-type="float">
            <text:p>1034.9784369842</text:p>
          </table:table-cell>
          <table:table-cell office:value-type="float" office:value="1009.97872519419" calcext:value-type="float">
            <text:p>1009.9787251942</text:p>
          </table:table-cell>
          <table:table-cell office:value-type="float" office:value="1024.67577858926" calcext:value-type="float">
            <text:p>1024.6757785893</text:p>
          </table:table-cell>
          <table:table-cell office:value-type="float" office:value="992.568999297258" calcext:value-type="float">
            <text:p>992.5689992973</text:p>
          </table:table-cell>
          <table:table-cell office:value-type="float" office:value="1031.4606966829" calcext:value-type="float">
            <text:p>1031.4606966829</text:p>
          </table:table-cell>
          <table:table-cell office:value-type="float" office:value="1015.52063213136" calcext:value-type="float">
            <text:p>1015.5206321314</text:p>
          </table:table-cell>
          <table:table-cell office:value-type="float" office:value="1015.60898408177" calcext:value-type="float">
            <text:p>1015.6089840818</text:p>
          </table:table-cell>
          <table:table-cell office:value-type="float" office:value="987.998842637447" calcext:value-type="float">
            <text:p>987.9988426374</text:p>
          </table:table-cell>
          <table:table-cell office:value-type="float" office:value="1012.20743847681" calcext:value-type="float">
            <text:p>1012.2074384768</text:p>
          </table:table-cell>
          <table:table-cell office:value-type="float" office:value="1024.49878554942" calcext:value-type="float">
            <text:p>1024.4987855494</text:p>
          </table:table-cell>
          <table:table-cell office:value-type="float" office:value="968.002292614939" calcext:value-type="float">
            <text:p>968.0022926149</text:p>
          </table:table-cell>
          <table:table-cell office:value-type="float" office:value="940.99720084194" calcext:value-type="float">
            <text:p>940.9972008419</text:p>
          </table:table-cell>
          <table:table-cell office:value-type="float" office:value="1025.34616962937" calcext:value-type="float">
            <text:p>1025.3461696294</text:p>
          </table:table-cell>
          <table:table-cell office:value-type="float" office:value="1005.95713553259" calcext:value-type="float">
            <text:p>1005.9571355326</text:p>
          </table:table-cell>
          <table:table-cell office:value-type="float" office:value="996.196371462127" calcext:value-type="float">
            <text:p>996.1963714621</text:p>
          </table:table-cell>
          <table:table-cell office:value-type="float" office:value="1038.0287993243" calcext:value-type="float">
            <text:p>1038.0287993243</text:p>
          </table:table-cell>
          <table:table-cell office:value-type="float" office:value="982.998197169927" calcext:value-type="float">
            <text:p>982.9981971699</text:p>
          </table:table-cell>
          <table:table-cell office:value-type="float" office:value="1038.31107233998" calcext:value-type="float">
            <text:p>1038.31107234</text:p>
          </table:table-cell>
          <table:table-cell office:value-type="float" office:value="1032.95915766948" calcext:value-type="float">
            <text:p>1032.9591576695</text:p>
          </table:table-cell>
          <table:table-cell office:value-type="float" office:value="1002.30901847918" calcext:value-type="float">
            <text:p>1002.3090184792</text:p>
          </table:table-cell>
          <table:table-cell office:value-type="float" office:value="991.974907269153" calcext:value-type="float">
            <text:p>991.9749072692</text:p>
          </table:table-cell>
          <table:table-cell office:value-type="float" office:value="958.657113848924" calcext:value-type="float">
            <text:p>958.6571138489</text:p>
          </table:table-cell>
          <table:table-cell office:value-type="float" office:value="990.247544286815" calcext:value-type="float">
            <text:p>990.2475442868</text:p>
          </table:table-cell>
          <table:table-cell office:value-type="float" office:value="1003.33133964906" calcext:value-type="float">
            <text:p>1003.3313396491</text:p>
          </table:table-cell>
          <table:table-cell office:value-type="float" office:value="1031.04958990829" calcext:value-type="float">
            <text:p>1031.0495899083</text:p>
          </table:table-cell>
          <table:table-cell office:value-type="float" office:value="967.580768225438" calcext:value-type="float">
            <text:p>967.5807682254</text:p>
          </table:table-cell>
          <table:table-cell office:value-type="float" office:value="986.675051946972" calcext:value-type="float">
            <text:p>986.675051947</text:p>
          </table:table-cell>
          <table:table-cell office:value-type="float" office:value="1023.90757598486" calcext:value-type="float">
            <text:p>1023.9075759849</text:p>
          </table:table-cell>
          <table:table-cell office:value-type="float" office:value="1029.73306060862" calcext:value-type="float">
            <text:p>1029.7330606086</text:p>
          </table:table-cell>
        </table:table-row>
        <table:table-row table:style-name="ro1">
          <table:table-cell office:value-type="float" office:value="1018.11000442661" calcext:value-type="float">
            <text:p>1018.1100044266</text:p>
          </table:table-cell>
          <table:table-cell office:value-type="float" office:value="1049.48438816375" calcext:value-type="float">
            <text:p>1049.4843881638</text:p>
          </table:table-cell>
          <table:table-cell office:value-type="float" office:value="1002.46666010262" calcext:value-type="float">
            <text:p>1002.4666601026</text:p>
          </table:table-cell>
          <table:table-cell office:value-type="float" office:value="982.676502509878" calcext:value-type="float">
            <text:p>982.6765025099</text:p>
          </table:table-cell>
          <table:table-cell office:value-type="float" office:value="990.031720581054" calcext:value-type="float">
            <text:p>990.0317205811</text:p>
          </table:table-cell>
          <table:table-cell office:value-type="float" office:value="1026.25377208758" calcext:value-type="float">
            <text:p>1026.2537720876</text:p>
          </table:table-cell>
          <table:table-cell office:value-type="float" office:value="964.931705143759" calcext:value-type="float">
            <text:p>964.9317051438</text:p>
          </table:table-cell>
          <table:table-cell office:value-type="float" office:value="1042.04554387475" calcext:value-type="float">
            <text:p>1042.0455438748</text:p>
          </table:table-cell>
          <table:table-cell office:value-type="float" office:value="1043.5283083646" calcext:value-type="float">
            <text:p>1043.5283083646</text:p>
          </table:table-cell>
          <table:table-cell office:value-type="float" office:value="976.293008953211" calcext:value-type="float">
            <text:p>976.2930089532</text:p>
          </table:table-cell>
          <table:table-cell office:value-type="float" office:value="1027.85059772328" calcext:value-type="float">
            <text:p>1027.8505977233</text:p>
          </table:table-cell>
          <table:table-cell office:value-type="float" office:value="993.089552934099" calcext:value-type="float">
            <text:p>993.0895529341</text:p>
          </table:table-cell>
          <table:table-cell office:value-type="float" office:value="1015.95507433441" calcext:value-type="float">
            <text:p>1015.9550743344</text:p>
          </table:table-cell>
          <table:table-cell office:value-type="float" office:value="1013.85035463638" calcext:value-type="float">
            <text:p>1013.8503546364</text:p>
          </table:table-cell>
          <table:table-cell office:value-type="float" office:value="1018.11782439215" calcext:value-type="float">
            <text:p>1018.1178243922</text:p>
          </table:table-cell>
          <table:table-cell office:value-type="float" office:value="1044.83073545255" calcext:value-type="float">
            <text:p>1044.8307354526</text:p>
          </table:table-cell>
          <table:table-cell office:value-type="float" office:value="1035.82377209374" calcext:value-type="float">
            <text:p>1035.8237720937</text:p>
          </table:table-cell>
          <table:table-cell office:value-type="float" office:value="1020.04428971947" calcext:value-type="float">
            <text:p>1020.0442897195</text:p>
          </table:table-cell>
          <table:table-cell office:value-type="float" office:value="1053.27569799403" calcext:value-type="float">
            <text:p>1053.275697994</text:p>
          </table:table-cell>
          <table:table-cell office:value-type="float" office:value="1043.59836823202" calcext:value-type="float">
            <text:p>1043.598368232</text:p>
          </table:table-cell>
          <table:table-cell office:value-type="float" office:value="1079.0957325346" calcext:value-type="float">
            <text:p>1079.0957325346</text:p>
          </table:table-cell>
          <table:table-cell office:value-type="float" office:value="1031.10352564737" calcext:value-type="float">
            <text:p>1031.1035256474</text:p>
          </table:table-cell>
          <table:table-cell office:value-type="float" office:value="1004.14392844936" calcext:value-type="float">
            <text:p>1004.1439284494</text:p>
          </table:table-cell>
          <table:table-cell office:value-type="float" office:value="1018.81891146459" calcext:value-type="float">
            <text:p>1018.8189114646</text:p>
          </table:table-cell>
          <table:table-cell office:value-type="float" office:value="977.229911749212" calcext:value-type="float">
            <text:p>977.2299117492</text:p>
          </table:table-cell>
          <table:table-cell office:value-type="float" office:value="1012.07829954627" calcext:value-type="float">
            <text:p>1012.0782995463</text:p>
          </table:table-cell>
          <table:table-cell office:value-type="float" office:value="1000.19342442584" calcext:value-type="float">
            <text:p>1000.1934244258</text:p>
          </table:table-cell>
          <table:table-cell office:value-type="float" office:value="998.266375815936" calcext:value-type="float">
            <text:p>998.2663758159</text:p>
          </table:table-cell>
          <table:table-cell office:value-type="float" office:value="991.847903050215" calcext:value-type="float">
            <text:p>991.8479030502</text:p>
          </table:table-cell>
          <table:table-cell office:value-type="float" office:value="1002.24664499681" calcext:value-type="float">
            <text:p>1002.2466449968</text:p>
          </table:table-cell>
          <table:table-cell office:value-type="float" office:value="1031.16480111978" calcext:value-type="float">
            <text:p>1031.1648011198</text:p>
          </table:table-cell>
          <table:table-cell office:value-type="float" office:value="967.054783039837" calcext:value-type="float">
            <text:p>967.0547830398</text:p>
          </table:table-cell>
          <table:table-cell office:value-type="float" office:value="938.890192536198" calcext:value-type="float">
            <text:p>938.8901925362</text:p>
          </table:table-cell>
          <table:table-cell office:value-type="float" office:value="1023.98270969665" calcext:value-type="float">
            <text:p>1023.9827096967</text:p>
          </table:table-cell>
          <table:table-cell office:value-type="float" office:value="990.605961093841" calcext:value-type="float">
            <text:p>990.6059610938</text:p>
          </table:table-cell>
          <table:table-cell office:value-type="float" office:value="990.944265819636" calcext:value-type="float">
            <text:p>990.9442658196</text:p>
          </table:table-cell>
          <table:table-cell office:value-type="float" office:value="1035.95269294114" calcext:value-type="float">
            <text:p>1035.9526929411</text:p>
          </table:table-cell>
          <table:table-cell office:value-type="float" office:value="979.255005776884" calcext:value-type="float">
            <text:p>979.2550057769</text:p>
          </table:table-cell>
          <table:table-cell office:value-type="float" office:value="1017.20125249797" calcext:value-type="float">
            <text:p>1017.201252498</text:p>
          </table:table-cell>
          <table:table-cell office:value-type="float" office:value="1032.2962730172" calcext:value-type="float">
            <text:p>1032.2962730172</text:p>
          </table:table-cell>
          <table:table-cell office:value-type="float" office:value="994.346721093512" calcext:value-type="float">
            <text:p>994.3467210935</text:p>
          </table:table-cell>
          <table:table-cell office:value-type="float" office:value="977.871151863174" calcext:value-type="float">
            <text:p>977.8711518632</text:p>
          </table:table-cell>
          <table:table-cell office:value-type="float" office:value="939.131815928415" calcext:value-type="float">
            <text:p>939.1318159284</text:p>
          </table:table-cell>
          <table:table-cell office:value-type="float" office:value="985.995645750378" calcext:value-type="float">
            <text:p>985.9956457504</text:p>
          </table:table-cell>
          <table:table-cell office:value-type="float" office:value="1000.65943982363" calcext:value-type="float">
            <text:p>1000.6594398236</text:p>
          </table:table-cell>
          <table:table-cell office:value-type="float" office:value="1032.92432734652" calcext:value-type="float">
            <text:p>1032.9243273465</text:p>
          </table:table-cell>
          <table:table-cell office:value-type="float" office:value="965.808414930982" calcext:value-type="float">
            <text:p>965.808414931</text:p>
          </table:table-cell>
          <table:table-cell office:value-type="float" office:value="983.421403165112" calcext:value-type="float">
            <text:p>983.4214031651</text:p>
          </table:table-cell>
          <table:table-cell office:value-type="float" office:value="1007.49305231127" calcext:value-type="float">
            <text:p>1007.4930523113</text:p>
          </table:table-cell>
          <table:table-cell office:value-type="float" office:value="1029.73306060862" calcext:value-type="float">
            <text:p>1029.7330606086</text:p>
          </table:table-cell>
        </table:table-row>
        <table:table-row table:style-name="ro1">
          <table:table-cell office:value-type="float" office:value="1015.84644831106" calcext:value-type="float">
            <text:p>1015.8464483111</text:p>
          </table:table-cell>
          <table:table-cell office:value-type="float" office:value="1054.84263928376" calcext:value-type="float">
            <text:p>1054.8426392838</text:p>
          </table:table-cell>
          <table:table-cell office:value-type="float" office:value="991.270390903358" calcext:value-type="float">
            <text:p>991.2703909034</text:p>
          </table:table-cell>
          <table:table-cell office:value-type="float" office:value="972.528782480331" calcext:value-type="float">
            <text:p>972.5287824803</text:p>
          </table:table-cell>
          <table:table-cell office:value-type="float" office:value="987.704097264038" calcext:value-type="float">
            <text:p>987.704097264</text:p>
          </table:table-cell>
          <table:table-cell office:value-type="float" office:value="1025.74691835339" calcext:value-type="float">
            <text:p>1025.7469183534</text:p>
          </table:table-cell>
          <table:table-cell office:value-type="float" office:value="958.429391282642" calcext:value-type="float">
            <text:p>958.4293912826</text:p>
          </table:table-cell>
          <table:table-cell office:value-type="float" office:value="1033.81685366526" calcext:value-type="float">
            <text:p>1033.8168536653</text:p>
          </table:table-cell>
          <table:table-cell office:value-type="float" office:value="1040.13445579055" calcext:value-type="float">
            <text:p>1040.1344557906</text:p>
          </table:table-cell>
          <table:table-cell office:value-type="float" office:value="980.100245655993" calcext:value-type="float">
            <text:p>980.100245656</text:p>
          </table:table-cell>
          <table:table-cell office:value-type="float" office:value="1011.74874896515" calcext:value-type="float">
            <text:p>1011.7487489652</text:p>
          </table:table-cell>
          <table:table-cell office:value-type="float" office:value="988.147112933364" calcext:value-type="float">
            <text:p>988.1471129334</text:p>
          </table:table-cell>
          <table:table-cell office:value-type="float" office:value="1010.00942257549" calcext:value-type="float">
            <text:p>1010.0094225755</text:p>
          </table:table-cell>
          <table:table-cell office:value-type="float" office:value="1007.05482694514" calcext:value-type="float">
            <text:p>1007.0548269451</text:p>
          </table:table-cell>
          <table:table-cell office:value-type="float" office:value="999.711538566954" calcext:value-type="float">
            <text:p>999.711538567</text:p>
          </table:table-cell>
          <table:table-cell office:value-type="float" office:value="1035.59225653" calcext:value-type="float">
            <text:p>1035.59225653</text:p>
          </table:table-cell>
          <table:table-cell office:value-type="float" office:value="1032.36582950854" calcext:value-type="float">
            <text:p>1032.3658295085</text:p>
          </table:table-cell>
          <table:table-cell office:value-type="float" office:value="1018.68402442587" calcext:value-type="float">
            <text:p>1018.6840244259</text:p>
          </table:table-cell>
          <table:table-cell office:value-type="float" office:value="1042.74984442332" calcext:value-type="float">
            <text:p>1042.7498444233</text:p>
          </table:table-cell>
          <table:table-cell office:value-type="float" office:value="1030.20936327808" calcext:value-type="float">
            <text:p>1030.2093632781</text:p>
          </table:table-cell>
          <table:table-cell office:value-type="float" office:value="1076.01742003921" calcext:value-type="float">
            <text:p>1076.0174200392</text:p>
          </table:table-cell>
          <table:table-cell office:value-type="float" office:value="1029.7217826672" calcext:value-type="float">
            <text:p>1029.7217826672</text:p>
          </table:table-cell>
          <table:table-cell office:value-type="float" office:value="1004.14392844936" calcext:value-type="float">
            <text:p>1004.1439284494</text:p>
          </table:table-cell>
          <table:table-cell office:value-type="float" office:value="1019.38444502131" calcext:value-type="float">
            <text:p>1019.3844450213</text:p>
          </table:table-cell>
          <table:table-cell office:value-type="float" office:value="975.572926367489" calcext:value-type="float">
            <text:p>975.5729263675</text:p>
          </table:table-cell>
          <table:table-cell office:value-type="float" office:value="1012.07829954627" calcext:value-type="float">
            <text:p>1012.0782995463</text:p>
          </table:table-cell>
          <table:table-cell office:value-type="float" office:value="1000.19342442584" calcext:value-type="float">
            <text:p>1000.1934244258</text:p>
          </table:table-cell>
          <table:table-cell office:value-type="float" office:value="989.618581646974" calcext:value-type="float">
            <text:p>989.618581647</text:p>
          </table:table-cell>
          <table:table-cell office:value-type="float" office:value="990.734067548491" calcext:value-type="float">
            <text:p>990.7340675485</text:p>
          </table:table-cell>
          <table:table-cell office:value-type="float" office:value="998.101744225361" calcext:value-type="float">
            <text:p>998.1017442254</text:p>
          </table:table-cell>
          <table:table-cell office:value-type="float" office:value="1024.77473179752" calcext:value-type="float">
            <text:p>1024.7747317975</text:p>
          </table:table-cell>
          <table:table-cell office:value-type="float" office:value="967.054783039837" calcext:value-type="float">
            <text:p>967.0547830398</text:p>
          </table:table-cell>
          <table:table-cell office:value-type="float" office:value="934.993186241561" calcext:value-type="float">
            <text:p>934.9931862416</text:p>
          </table:table-cell>
          <table:table-cell office:value-type="float" office:value="1021.54181415469" calcext:value-type="float">
            <text:p>1021.5418141547</text:p>
          </table:table-cell>
          <table:table-cell office:value-type="float" office:value="979.840227961538" calcext:value-type="float">
            <text:p>979.8402279615</text:p>
          </table:table-cell>
          <table:table-cell office:value-type="float" office:value="985.573940784525" calcext:value-type="float">
            <text:p>985.5739407845</text:p>
          </table:table-cell>
          <table:table-cell office:value-type="float" office:value="1035.76573280097" calcext:value-type="float">
            <text:p>1035.765732801</text:p>
          </table:table-cell>
          <table:table-cell office:value-type="float" office:value="974.585461711065" calcext:value-type="float">
            <text:p>974.5854617111</text:p>
          </table:table-cell>
          <table:table-cell office:value-type="float" office:value="997.790818154795" calcext:value-type="float">
            <text:p>997.7908181548</text:p>
          </table:table-cell>
          <table:table-cell office:value-type="float" office:value="1032.27014016953" calcext:value-type="float">
            <text:p>1032.2701401695</text:p>
          </table:table-cell>
          <table:table-cell office:value-type="float" office:value="976.86243847481" calcext:value-type="float">
            <text:p>976.8624384748</text:p>
          </table:table-cell>
          <table:table-cell office:value-type="float" office:value="975.125179393722" calcext:value-type="float">
            <text:p>975.1251793937</text:p>
          </table:table-cell>
          <table:table-cell office:value-type="float" office:value="934.50581368142" calcext:value-type="float">
            <text:p>934.5058136814</text:p>
          </table:table-cell>
          <table:table-cell office:value-type="float" office:value="975.233659132362" calcext:value-type="float">
            <text:p>975.2336591324</text:p>
          </table:table-cell>
          <table:table-cell office:value-type="float" office:value="992.691002940291" calcext:value-type="float">
            <text:p>992.6910029403</text:p>
          </table:table-cell>
          <table:table-cell office:value-type="float" office:value="1017.30471552996" calcext:value-type="float">
            <text:p>1017.30471553</text:p>
          </table:table-cell>
          <table:table-cell office:value-type="float" office:value="956.165853882801" calcext:value-type="float">
            <text:p>956.1658538828</text:p>
          </table:table-cell>
          <table:table-cell office:value-type="float" office:value="985.177745744428" calcext:value-type="float">
            <text:p>985.1777457444</text:p>
          </table:table-cell>
          <table:table-cell office:value-type="float" office:value="1003.2220132063" calcext:value-type="float">
            <text:p>1003.2220132063</text:p>
          </table:table-cell>
          <table:table-cell office:value-type="float" office:value="1017.45296668185" calcext:value-type="float">
            <text:p>1017.4529666819</text:p>
          </table:table-cell>
        </table:table-row>
        <table:table-row table:style-name="ro1">
          <table:table-cell office:value-type="float" office:value="1013.38653336147" calcext:value-type="float">
            <text:p>1013.3865333615</text:p>
          </table:table-cell>
          <table:table-cell office:value-type="float" office:value="1048.77170188944" calcext:value-type="float">
            <text:p>1048.7717018894</text:p>
          </table:table-cell>
          <table:table-cell office:value-type="float" office:value="989.062720929853" calcext:value-type="float">
            <text:p>989.0627209299</text:p>
          </table:table-cell>
          <table:table-cell office:value-type="float" office:value="965.590964381299" calcext:value-type="float">
            <text:p>965.5909643813</text:p>
          </table:table-cell>
          <table:table-cell office:value-type="float" office:value="970.464349768768" calcext:value-type="float">
            <text:p>970.4643497688</text:p>
          </table:table-cell>
          <table:table-cell office:value-type="float" office:value="1026.76636015855" calcext:value-type="float">
            <text:p>1026.7663601586</text:p>
          </table:table-cell>
          <table:table-cell office:value-type="float" office:value="947.718463154449" calcext:value-type="float">
            <text:p>947.7184631544</text:p>
          </table:table-cell>
          <table:table-cell office:value-type="float" office:value="1025.04629519345" calcext:value-type="float">
            <text:p>1025.0462951935</text:p>
          </table:table-cell>
          <table:table-cell office:value-type="float" office:value="1040.43288052098" calcext:value-type="float">
            <text:p>1040.432880521</text:p>
          </table:table-cell>
          <table:table-cell office:value-type="float" office:value="973.879685380269" calcext:value-type="float">
            <text:p>973.8796853803</text:p>
          </table:table-cell>
          <table:table-cell office:value-type="float" office:value="1004.46759544557" calcext:value-type="float">
            <text:p>1004.4675954456</text:p>
          </table:table-cell>
          <table:table-cell office:value-type="float" office:value="984.206728240193" calcext:value-type="float">
            <text:p>984.2067282402</text:p>
          </table:table-cell>
          <table:table-cell office:value-type="float" office:value="992.167833861924" calcext:value-type="float">
            <text:p>992.1678338619</text:p>
          </table:table-cell>
          <table:table-cell office:value-type="float" office:value="978.833928316914" calcext:value-type="float">
            <text:p>978.8339283169</text:p>
          </table:table-cell>
          <table:table-cell office:value-type="float" office:value="1010.47523150601" calcext:value-type="float">
            <text:p>1010.475231506</text:p>
          </table:table-cell>
          <table:table-cell office:value-type="float" office:value="1036.61443222564" calcext:value-type="float">
            <text:p>1036.6144322256</text:p>
          </table:table-cell>
          <table:table-cell office:value-type="float" office:value="1023.03953399115" calcext:value-type="float">
            <text:p>1023.0395339912</text:p>
          </table:table-cell>
          <table:table-cell office:value-type="float" office:value="1018.13806102545" calcext:value-type="float">
            <text:p>1018.1380610255</text:p>
          </table:table-cell>
          <table:table-cell office:value-type="float" office:value="1027.07682082833" calcext:value-type="float">
            <text:p>1027.0768208283</text:p>
          </table:table-cell>
          <table:table-cell office:value-type="float" office:value="1029.9076080926" calcext:value-type="float">
            <text:p>1029.9076080926</text:p>
          </table:table-cell>
          <table:table-cell office:value-type="float" office:value="1068.15171291506" calcext:value-type="float">
            <text:p>1068.1517129151</text:p>
          </table:table-cell>
          <table:table-cell office:value-type="float" office:value="1028.61399135127" calcext:value-type="float">
            <text:p>1028.6139913513</text:p>
          </table:table-cell>
          <table:table-cell office:value-type="float" office:value="981.604904655296" calcext:value-type="float">
            <text:p>981.6049046553</text:p>
          </table:table-cell>
          <table:table-cell office:value-type="float" office:value="1009.70829189975" calcext:value-type="float">
            <text:p>1009.7082918998</text:p>
          </table:table-cell>
          <table:table-cell office:value-type="float" office:value="968.228596886103" calcext:value-type="float">
            <text:p>968.2285968861</text:p>
          </table:table-cell>
          <table:table-cell office:value-type="float" office:value="1002.26521350426" calcext:value-type="float">
            <text:p>1002.2652135043</text:p>
          </table:table-cell>
          <table:table-cell office:value-type="float" office:value="981.368737306791" calcext:value-type="float">
            <text:p>981.3687373068</text:p>
          </table:table-cell>
          <table:table-cell office:value-type="float" office:value="978.491850070179" calcext:value-type="float">
            <text:p>978.4918500702</text:p>
          </table:table-cell>
          <table:table-cell office:value-type="float" office:value="975.024456061654" calcext:value-type="float">
            <text:p>975.0244560617</text:p>
          </table:table-cell>
          <table:table-cell office:value-type="float" office:value="993.363068751659" calcext:value-type="float">
            <text:p>993.3630687517</text:p>
          </table:table-cell>
          <table:table-cell office:value-type="float" office:value="1019.78512651459" calcext:value-type="float">
            <text:p>1019.7851265146</text:p>
          </table:table-cell>
          <table:table-cell office:value-type="float" office:value="0" calcext:value-type="float">
            <text:p>0</text:p>
          </table:table-cell>
          <table:table-cell office:value-type="float" office:value="912.270727038955" calcext:value-type="float">
            <text:p>912.270727039</text:p>
          </table:table-cell>
          <table:table-cell office:value-type="float" office:value="1009.81375697446" calcext:value-type="float">
            <text:p>1009.8137569745</text:p>
          </table:table-cell>
          <table:table-cell office:value-type="float" office:value="971.57756822924" calcext:value-type="float">
            <text:p>971.5775682292</text:p>
          </table:table-cell>
          <table:table-cell office:value-type="float" office:value="984.033415434918" calcext:value-type="float">
            <text:p>984.0334154349</text:p>
          </table:table-cell>
          <table:table-cell office:value-type="float" office:value="1022.02772714668" calcext:value-type="float">
            <text:p>1022.0277271467</text:p>
          </table:table-cell>
          <table:table-cell office:value-type="float" office:value="973.110996491943" calcext:value-type="float">
            <text:p>973.1109964919</text:p>
          </table:table-cell>
          <table:table-cell office:value-type="float" office:value="992.620692714034" calcext:value-type="float">
            <text:p>992.620692714</text:p>
          </table:table-cell>
          <table:table-cell office:value-type="float" office:value="1014.32634912807" calcext:value-type="float">
            <text:p>1014.3263491281</text:p>
          </table:table-cell>
          <table:table-cell office:value-type="float" office:value="966.190886128337" calcext:value-type="float">
            <text:p>966.1908861283</text:p>
          </table:table-cell>
          <table:table-cell office:value-type="float" office:value="967.832634526782" calcext:value-type="float">
            <text:p>967.8326345268</text:p>
          </table:table-cell>
          <table:table-cell office:value-type="float" office:value="0" calcext:value-type="float">
            <text:p>0</text:p>
          </table:table-cell>
          <table:table-cell office:value-type="float" office:value="963.396452918722" calcext:value-type="float">
            <text:p>963.3964529187</text:p>
          </table:table-cell>
          <table:table-cell office:value-type="float" office:value="990.574624059523" calcext:value-type="float">
            <text:p>990.5746240595</text:p>
          </table:table-cell>
          <table:table-cell office:value-type="float" office:value="1019.84644249522" calcext:value-type="float">
            <text:p>1019.8464424952</text:p>
          </table:table-cell>
          <table:table-cell office:value-type="float" office:value="948.549471202058" calcext:value-type="float">
            <text:p>948.5494712021</text:p>
          </table:table-cell>
          <table:table-cell office:value-type="float" office:value="981.627364231579" calcext:value-type="float">
            <text:p>981.6273642316</text:p>
          </table:table-cell>
          <table:table-cell office:value-type="float" office:value="989.169065533633" calcext:value-type="float">
            <text:p>989.1690655336</text:p>
          </table:table-cell>
          <table:table-cell office:value-type="float" office:value="1013.25719261591" calcext:value-type="float">
            <text:p>1013.2571926159</text:p>
          </table:table-cell>
        </table:table-row>
        <table:table-row table:style-name="ro1">
          <table:table-cell office:value-type="float" office:value="1011.62233810558" calcext:value-type="float">
            <text:p>1011.6223381056</text:p>
          </table:table-cell>
          <table:table-cell office:value-type="float" office:value="1045.19072602915" calcext:value-type="float">
            <text:p>1045.1907260292</text:p>
          </table:table-cell>
          <table:table-cell office:value-type="float" office:value="988.722432537533" calcext:value-type="float">
            <text:p>988.7224325375</text:p>
          </table:table-cell>
          <table:table-cell office:value-type="float" office:value="966.040465170115" calcext:value-type="float">
            <text:p>966.0404651701</text:p>
          </table:table-cell>
          <table:table-cell office:value-type="float" office:value="973.939885870093" calcext:value-type="float">
            <text:p>973.9398858701</text:p>
          </table:table-cell>
          <table:table-cell office:value-type="float" office:value="1022.53368708564" calcext:value-type="float">
            <text:p>1022.5336870856</text:p>
          </table:table-cell>
          <table:table-cell office:value-type="float" office:value="947.306426053497" calcext:value-type="float">
            <text:p>947.3064260535</text:p>
          </table:table-cell>
          <table:table-cell office:value-type="float" office:value="1017.99518637979" calcext:value-type="float">
            <text:p>1017.9951863798</text:p>
          </table:table-cell>
          <table:table-cell office:value-type="float" office:value="1028.89712206575" calcext:value-type="float">
            <text:p>1028.8971220658</text:p>
          </table:table-cell>
          <table:table-cell office:value-type="float" office:value="969.897682833939" calcext:value-type="float">
            <text:p>969.8976828339</text:p>
          </table:table-cell>
          <table:table-cell office:value-type="float" office:value="1006.98810662264" calcext:value-type="float">
            <text:p>1006.9881066226</text:p>
          </table:table-cell>
          <table:table-cell office:value-type="float" office:value="981.492942061463" calcext:value-type="float">
            <text:p>981.4929420615</text:p>
          </table:table-cell>
          <table:table-cell office:value-type="float" office:value="983.188824714946" calcext:value-type="float">
            <text:p>983.1888247149</text:p>
          </table:table-cell>
          <table:table-cell office:value-type="float" office:value="969.745554234834" calcext:value-type="float">
            <text:p>969.7455542348</text:p>
          </table:table-cell>
          <table:table-cell office:value-type="float" office:value="1000.25948715088" calcext:value-type="float">
            <text:p>1000.2594871509</text:p>
          </table:table-cell>
          <table:table-cell office:value-type="float" office:value="1036.99922990345" calcext:value-type="float">
            <text:p>1036.9992299035</text:p>
          </table:table-cell>
          <table:table-cell office:value-type="float" office:value="1020.57378314345" calcext:value-type="float">
            <text:p>1020.5737831435</text:p>
          </table:table-cell>
          <table:table-cell office:value-type="float" office:value="1018.15224240259" calcext:value-type="float">
            <text:p>1018.1522424026</text:p>
          </table:table-cell>
          <table:table-cell office:value-type="float" office:value="1018.87505856831" calcext:value-type="float">
            <text:p>1018.8750585683</text:p>
          </table:table-cell>
          <table:table-cell office:value-type="float" office:value="1034.56868106319" calcext:value-type="float">
            <text:p>1034.5686810632</text:p>
          </table:table-cell>
          <table:table-cell office:value-type="float" office:value="1067.7047023104" calcext:value-type="float">
            <text:p>1067.7047023104</text:p>
          </table:table-cell>
          <table:table-cell office:value-type="float" office:value="1025.99438353458" calcext:value-type="float">
            <text:p>1025.9943835346</text:p>
          </table:table-cell>
          <table:table-cell office:value-type="float" office:value="979.745526124149" calcext:value-type="float">
            <text:p>979.7455261241</text:p>
          </table:table-cell>
          <table:table-cell office:value-type="float" office:value="990.915343426688" calcext:value-type="float">
            <text:p>990.9153434267</text:p>
          </table:table-cell>
          <table:table-cell office:value-type="float" office:value="966.576861497334" calcext:value-type="float">
            <text:p>966.5768614973</text:p>
          </table:table-cell>
          <table:table-cell office:value-type="float" office:value="1000.91342622553" calcext:value-type="float">
            <text:p>1000.9134262255</text:p>
          </table:table-cell>
          <table:table-cell office:value-type="float" office:value="963.313813503865" calcext:value-type="float">
            <text:p>963.3138135039</text:p>
          </table:table-cell>
          <table:table-cell office:value-type="float" office:value="978.491850070179" calcext:value-type="float">
            <text:p>978.4918500702</text:p>
          </table:table-cell>
          <table:table-cell office:value-type="float" office:value="973.590529654364" calcext:value-type="float">
            <text:p>973.5905296544</text:p>
          </table:table-cell>
          <table:table-cell office:value-type="float" office:value="973.410755656211" calcext:value-type="float">
            <text:p>973.4107556562</text:p>
          </table:table-cell>
          <table:table-cell office:value-type="float" office:value="1012.63985571911" calcext:value-type="float">
            <text:p>1012.6398557191</text:p>
          </table:table-cell>
          <table:table-cell office:value-type="float" office:value="0" calcext:value-type="float">
            <text:p>0</text:p>
          </table:table-cell>
          <table:table-cell office:value-type="float" office:value="910.347945754689" calcext:value-type="float">
            <text:p>910.3479457547</text:p>
          </table:table-cell>
          <table:table-cell office:value-type="float" office:value="998.201052692412" calcext:value-type="float">
            <text:p>998.2010526924</text:p>
          </table:table-cell>
          <table:table-cell office:value-type="float" office:value="969.367056326213" calcext:value-type="float">
            <text:p>969.3670563262</text:p>
          </table:table-cell>
          <table:table-cell office:value-type="float" office:value="978.211810529585" calcext:value-type="float">
            <text:p>978.2118105296</text:p>
          </table:table-cell>
          <table:table-cell office:value-type="float" office:value="1010.96992029343" calcext:value-type="float">
            <text:p>1010.9699202934</text:p>
          </table:table-cell>
          <table:table-cell office:value-type="float" office:value="955.367815054226" calcext:value-type="float">
            <text:p>955.3678150542</text:p>
          </table:table-cell>
          <table:table-cell office:value-type="float" office:value="989.967001566022" calcext:value-type="float">
            <text:p>989.967001566</text:p>
          </table:table-cell>
          <table:table-cell office:value-type="float" office:value="1011.66117729908" calcext:value-type="float">
            <text:p>1011.6611772991</text:p>
          </table:table-cell>
          <table:table-cell office:value-type="float" office:value="955.330079198977" calcext:value-type="float">
            <text:p>955.330079199</text:p>
          </table:table-cell>
          <table:table-cell office:value-type="float" office:value="972.731070624391" calcext:value-type="float">
            <text:p>972.7310706244</text:p>
          </table:table-cell>
          <table:table-cell office:value-type="float" office:value="0" calcext:value-type="float">
            <text:p>0</text:p>
          </table:table-cell>
          <table:table-cell office:value-type="float" office:value="969.829336439424" calcext:value-type="float">
            <text:p>969.8293364394</text:p>
          </table:table-cell>
          <table:table-cell office:value-type="float" office:value="978.199053306731" calcext:value-type="float">
            <text:p>978.1990533067</text:p>
          </table:table-cell>
          <table:table-cell office:value-type="float" office:value="1011.54708138194" calcext:value-type="float">
            <text:p>1011.5470813819</text:p>
          </table:table-cell>
          <table:table-cell office:value-type="float" office:value="947.713691562957" calcext:value-type="float">
            <text:p>947.713691563</text:p>
          </table:table-cell>
          <table:table-cell office:value-type="float" office:value="975.010935063337" calcext:value-type="float">
            <text:p>975.0109350633</text:p>
          </table:table-cell>
          <table:table-cell office:value-type="float" office:value="990.295012450306" calcext:value-type="float">
            <text:p>990.2950124503</text:p>
          </table:table-cell>
          <table:table-cell office:value-type="float" office:value="1005.48420391535" calcext:value-type="float">
            <text:p>1005.4842039154</text:p>
          </table:table-cell>
        </table:table-row>
        <table:table-row table:style-name="ro1">
          <table:table-cell office:value-type="float" office:value="1011.68120346068" calcext:value-type="float">
            <text:p>1011.6812034607</text:p>
          </table:table-cell>
          <table:table-cell office:value-type="float" office:value="1042.88423395119" calcext:value-type="float">
            <text:p>1042.8842339512</text:p>
          </table:table-cell>
          <table:table-cell office:value-type="float" office:value="984.911242527571" calcext:value-type="float">
            <text:p>984.9112425276</text:p>
          </table:table-cell>
          <table:table-cell office:value-type="float" office:value="960.02476101319" calcext:value-type="float">
            <text:p>960.0247610132</text:p>
          </table:table-cell>
          <table:table-cell office:value-type="float" office:value="954.307125110005" calcext:value-type="float">
            <text:p>954.30712511</text:p>
          </table:table-cell>
          <table:table-cell office:value-type="float" office:value="1013.99508839032" calcext:value-type="float">
            <text:p>1013.9950883903</text:p>
          </table:table-cell>
          <table:table-cell office:value-type="float" office:value="947.83695952262" calcext:value-type="float">
            <text:p>947.8369595226</text:p>
          </table:table-cell>
          <table:table-cell office:value-type="float" office:value="1011.42474819523" calcext:value-type="float">
            <text:p>1011.4247481952</text:p>
          </table:table-cell>
          <table:table-cell office:value-type="float" office:value="1014.31325172548" calcext:value-type="float">
            <text:p>1014.3132517255</text:p>
          </table:table-cell>
          <table:table-cell office:value-type="float" office:value="962.446529344441" calcext:value-type="float">
            <text:p>962.4465293444</text:p>
          </table:table-cell>
          <table:table-cell office:value-type="float" office:value="1007.83417718623" calcext:value-type="float">
            <text:p>1007.8341771862</text:p>
          </table:table-cell>
          <table:table-cell office:value-type="float" office:value="980.030054788528" calcext:value-type="float">
            <text:p>980.0300547885</text:p>
          </table:table-cell>
          <table:table-cell office:value-type="float" office:value="982.685910935904" calcext:value-type="float">
            <text:p>982.6859109359</text:p>
          </table:table-cell>
          <table:table-cell office:value-type="float" office:value="973.752102866053" calcext:value-type="float">
            <text:p>973.7521028661</text:p>
          </table:table-cell>
          <table:table-cell office:value-type="float" office:value="977.159155386094" calcext:value-type="float">
            <text:p>977.1591553861</text:p>
          </table:table-cell>
          <table:table-cell office:value-type="float" office:value="1020.59634885147" calcext:value-type="float">
            <text:p>1020.5963488515</text:p>
          </table:table-cell>
          <table:table-cell office:value-type="float" office:value="1010.37801554241" calcext:value-type="float">
            <text:p>1010.3780155424</text:p>
          </table:table-cell>
          <table:table-cell office:value-type="float" office:value="1018.60350084379" calcext:value-type="float">
            <text:p>1018.6035008438</text:p>
          </table:table-cell>
          <table:table-cell office:value-type="float" office:value="1013.7967321963" calcext:value-type="float">
            <text:p>1013.7967321963</text:p>
          </table:table-cell>
          <table:table-cell office:value-type="float" office:value="1034.44388310077" calcext:value-type="float">
            <text:p>1034.4438831008</text:p>
          </table:table-cell>
          <table:table-cell office:value-type="float" office:value="1064.70778144269" calcext:value-type="float">
            <text:p>1064.7077814427</text:p>
          </table:table-cell>
          <table:table-cell office:value-type="float" office:value="1025.85421927596" calcext:value-type="float">
            <text:p>1025.854219276</text:p>
          </table:table-cell>
          <table:table-cell office:value-type="float" office:value="982.837808411884" calcext:value-type="float">
            <text:p>982.8378084119</text:p>
          </table:table-cell>
          <table:table-cell office:value-type="float" office:value="970.85393371969" calcext:value-type="float">
            <text:p>970.8539337197</text:p>
          </table:table-cell>
          <table:table-cell office:value-type="float" office:value="962.207225768386" calcext:value-type="float">
            <text:p>962.2072257684</text:p>
          </table:table-cell>
          <table:table-cell office:value-type="float" office:value="989.251335601985" calcext:value-type="float">
            <text:p>989.251335602</text:p>
          </table:table-cell>
          <table:table-cell office:value-type="float" office:value="973.096633102449" calcext:value-type="float">
            <text:p>973.0966331024</text:p>
          </table:table-cell>
          <table:table-cell office:value-type="float" office:value="961.207949590009" calcext:value-type="float">
            <text:p>961.20794959</text:p>
          </table:table-cell>
          <table:table-cell office:value-type="float" office:value="974.28228856215" calcext:value-type="float">
            <text:p>974.2822885622</text:p>
          </table:table-cell>
          <table:table-cell office:value-type="float" office:value="964.702207738508" calcext:value-type="float">
            <text:p>964.7022077385</text:p>
          </table:table-cell>
          <table:table-cell office:value-type="float" office:value="1005.7367229303" calcext:value-type="float">
            <text:p>1005.7367229303</text:p>
          </table:table-cell>
          <table:table-cell office:value-type="float" office:value="0" calcext:value-type="float">
            <text:p>0</text:p>
          </table:table-cell>
          <table:table-cell office:value-type="float" office:value="907.62992686246" calcext:value-type="float">
            <text:p>907.6299268625</text:p>
          </table:table-cell>
          <table:table-cell office:value-type="float" office:value="993.310076027587" calcext:value-type="float">
            <text:p>993.3100760276</text:p>
          </table:table-cell>
          <table:table-cell office:value-type="float" office:value="965.565256328657" calcext:value-type="float">
            <text:p>965.5652563287</text:p>
          </table:table-cell>
          <table:table-cell office:value-type="float" office:value="974.537789223958" calcext:value-type="float">
            <text:p>974.537789224</text:p>
          </table:table-cell>
          <table:table-cell office:value-type="float" office:value="998.049603735512" calcext:value-type="float">
            <text:p>998.0496037355</text:p>
          </table:table-cell>
          <table:table-cell office:value-type="float" office:value="952.841718217426" calcext:value-type="float">
            <text:p>952.8417182174</text:p>
          </table:table-cell>
          <table:table-cell office:value-type="float" office:value="986.275631726773" calcext:value-type="float">
            <text:p>986.2756317268</text:p>
          </table:table-cell>
          <table:table-cell office:value-type="float" office:value="994.489045728964" calcext:value-type="float">
            <text:p>994.489045729</text:p>
          </table:table-cell>
          <table:table-cell office:value-type="float" office:value="950.556338844993" calcext:value-type="float">
            <text:p>950.556338845</text:p>
          </table:table-cell>
          <table:table-cell office:value-type="float" office:value="929.543975034826" calcext:value-type="float">
            <text:p>929.5439750348</text:p>
          </table:table-cell>
          <table:table-cell office:value-type="float" office:value="0" calcext:value-type="float">
            <text:p>0</text:p>
          </table:table-cell>
          <table:table-cell office:value-type="float" office:value="967.02415276748" calcext:value-type="float">
            <text:p>967.0241527675</text:p>
          </table:table-cell>
          <table:table-cell office:value-type="float" office:value="961.830542997721" calcext:value-type="float">
            <text:p>961.8305429977</text:p>
          </table:table-cell>
          <table:table-cell office:value-type="float" office:value="1001.14399945448" calcext:value-type="float">
            <text:p>1001.1439994545</text:p>
          </table:table-cell>
          <table:table-cell office:value-type="float" office:value="949.407721717982" calcext:value-type="float">
            <text:p>949.407721718</text:p>
          </table:table-cell>
          <table:table-cell office:value-type="float" office:value="971.907238461747" calcext:value-type="float">
            <text:p>971.9072384617</text:p>
          </table:table-cell>
          <table:table-cell office:value-type="float" office:value="976.501882680321" calcext:value-type="float">
            <text:p>976.5018826803</text:p>
          </table:table-cell>
          <table:table-cell office:value-type="float" office:value="995.959095523591" calcext:value-type="float">
            <text:p>995.9590955236</text:p>
          </table:table-cell>
        </table:table-row>
        <table:table-row table:style-name="ro1">
          <table:table-cell office:value-type="float" office:value="1017.56128760184" calcext:value-type="float">
            <text:p>1017.5612876018</text:p>
          </table:table-cell>
          <table:table-cell office:value-type="float" office:value="1030.30359688219" calcext:value-type="float">
            <text:p>1030.3035968822</text:p>
          </table:table-cell>
          <table:table-cell office:value-type="float" office:value="984.108449991553" calcext:value-type="float">
            <text:p>984.1084499916</text:p>
          </table:table-cell>
          <table:table-cell office:value-type="float" office:value="951.858184410637" calcext:value-type="float">
            <text:p>951.8581844106</text:p>
          </table:table-cell>
          <table:table-cell office:value-type="float" office:value="954.371199668878" calcext:value-type="float">
            <text:p>954.3711996689</text:p>
          </table:table-cell>
          <table:table-cell office:value-type="float" office:value="995.392427393993" calcext:value-type="float">
            <text:p>995.392427394</text:p>
          </table:table-cell>
          <table:table-cell office:value-type="float" office:value="947.703367303399" calcext:value-type="float">
            <text:p>947.7033673034</text:p>
          </table:table-cell>
          <table:table-cell office:value-type="float" office:value="1003.1697382089" calcext:value-type="float">
            <text:p>1003.1697382089</text:p>
          </table:table-cell>
          <table:table-cell office:value-type="float" office:value="999.77647528542" calcext:value-type="float">
            <text:p>999.7764752854</text:p>
          </table:table-cell>
          <table:table-cell office:value-type="float" office:value="952.197652175177" calcext:value-type="float">
            <text:p>952.1976521752</text:p>
          </table:table-cell>
          <table:table-cell office:value-type="float" office:value="1006.98876433959" calcext:value-type="float">
            <text:p>1006.9887643396</text:p>
          </table:table-cell>
          <table:table-cell office:value-type="float" office:value="977.796864017826" calcext:value-type="float">
            <text:p>977.7968640178</text:p>
          </table:table-cell>
          <table:table-cell office:value-type="float" office:value="977.464026631368" calcext:value-type="float">
            <text:p>977.4640266314</text:p>
          </table:table-cell>
          <table:table-cell office:value-type="float" office:value="971.635527579441" calcext:value-type="float">
            <text:p>971.6355275794</text:p>
          </table:table-cell>
          <table:table-cell office:value-type="float" office:value="977.159155386094" calcext:value-type="float">
            <text:p>977.1591553861</text:p>
          </table:table-cell>
          <table:table-cell office:value-type="float" office:value="1006.47005813146" calcext:value-type="float">
            <text:p>1006.4700581315</text:p>
          </table:table-cell>
          <table:table-cell office:value-type="float" office:value="1006.0779458696" calcext:value-type="float">
            <text:p>1006.0779458696</text:p>
          </table:table-cell>
          <table:table-cell office:value-type="float" office:value="1009.38406713894" calcext:value-type="float">
            <text:p>1009.3840671389</text:p>
          </table:table-cell>
          <table:table-cell office:value-type="float" office:value="1008.03680167843" calcext:value-type="float">
            <text:p>1008.0368016784</text:p>
          </table:table-cell>
          <table:table-cell office:value-type="float" office:value="1036.13868660956" calcext:value-type="float">
            <text:p>1036.1386866096</text:p>
          </table:table-cell>
          <table:table-cell office:value-type="float" office:value="1062.59933888887" calcext:value-type="float">
            <text:p>1062.5993388889</text:p>
          </table:table-cell>
          <table:table-cell office:value-type="float" office:value="1025.85421927596" calcext:value-type="float">
            <text:p>1025.854219276</text:p>
          </table:table-cell>
          <table:table-cell office:value-type="float" office:value="982.369195361619" calcext:value-type="float">
            <text:p>982.3691953616</text:p>
          </table:table-cell>
          <table:table-cell office:value-type="float" office:value="966.202226045636" calcext:value-type="float">
            <text:p>966.2022260456</text:p>
          </table:table-cell>
          <table:table-cell office:value-type="float" office:value="959.665600094048" calcext:value-type="float">
            <text:p>959.665600094</text:p>
          </table:table-cell>
          <table:table-cell office:value-type="float" office:value="971.800734984072" calcext:value-type="float">
            <text:p>971.8007349841</text:p>
          </table:table-cell>
          <table:table-cell office:value-type="float" office:value="959.271223162548" calcext:value-type="float">
            <text:p>959.2712231625</text:p>
          </table:table-cell>
          <table:table-cell office:value-type="float" office:value="935.261851210443" calcext:value-type="float">
            <text:p>935.2618512104</text:p>
          </table:table-cell>
          <table:table-cell office:value-type="float" office:value="974.417671548275" calcext:value-type="float">
            <text:p>974.4176715483</text:p>
          </table:table-cell>
          <table:table-cell office:value-type="float" office:value="955.907217377181" calcext:value-type="float">
            <text:p>955.9072173772</text:p>
          </table:table-cell>
          <table:table-cell office:value-type="float" office:value="997.003204270672" calcext:value-type="float">
            <text:p>997.0032042707</text:p>
          </table:table-cell>
          <table:table-cell office:value-type="float" office:value="0" calcext:value-type="float">
            <text:p>0</text:p>
          </table:table-cell>
          <table:table-cell office:value-type="float" office:value="906.669092336233" calcext:value-type="float">
            <text:p>906.6690923362</text:p>
          </table:table-cell>
          <table:table-cell office:value-type="float" office:value="984.501414911835" calcext:value-type="float">
            <text:p>984.5014149118</text:p>
          </table:table-cell>
          <table:table-cell office:value-type="float" office:value="951.664236661432" calcext:value-type="float">
            <text:p>951.6642366614</text:p>
          </table:table-cell>
          <table:table-cell office:value-type="float" office:value="967.792525209351" calcext:value-type="float">
            <text:p>967.7925252094</text:p>
          </table:table-cell>
          <table:table-cell office:value-type="float" office:value="998.049603735512" calcext:value-type="float">
            <text:p>998.0496037355</text:p>
          </table:table-cell>
          <table:table-cell office:value-type="float" office:value="943.487743983896" calcext:value-type="float">
            <text:p>943.4877439839</text:p>
          </table:table-cell>
          <table:table-cell office:value-type="float" office:value="978.487092605581" calcext:value-type="float">
            <text:p>978.4870926056</text:p>
          </table:table-cell>
          <table:table-cell office:value-type="float" office:value="978.406065031974" calcext:value-type="float">
            <text:p>978.406065032</text:p>
          </table:table-cell>
          <table:table-cell office:value-type="float" office:value="946.561545375285" calcext:value-type="float">
            <text:p>946.5615453753</text:p>
          </table:table-cell>
          <table:table-cell office:value-type="float" office:value="931.726077772285" calcext:value-type="float">
            <text:p>931.7260777723</text:p>
          </table:table-cell>
          <table:table-cell office:value-type="float" office:value="0" calcext:value-type="float">
            <text:p>0</text:p>
          </table:table-cell>
          <table:table-cell office:value-type="float" office:value="960.796899671085" calcext:value-type="float">
            <text:p>960.7968996711</text:p>
          </table:table-cell>
          <table:table-cell office:value-type="float" office:value="945.711524884602" calcext:value-type="float">
            <text:p>945.7115248846</text:p>
          </table:table-cell>
          <table:table-cell office:value-type="float" office:value="1002.27197769181" calcext:value-type="float">
            <text:p>1002.2719776918</text:p>
          </table:table-cell>
          <table:table-cell office:value-type="float" office:value="944.450326476513" calcext:value-type="float">
            <text:p>944.4503264765</text:p>
          </table:table-cell>
          <table:table-cell office:value-type="float" office:value="970.441288125935" calcext:value-type="float">
            <text:p>970.4412881259</text:p>
          </table:table-cell>
          <table:table-cell office:value-type="float" office:value="976.785763529503" calcext:value-type="float">
            <text:p>976.7857635295</text:p>
          </table:table-cell>
          <table:table-cell office:value-type="float" office:value="986.072451018686" calcext:value-type="float">
            <text:p>986.0724510187</text:p>
          </table:table-cell>
        </table:table-row>
        <table:table-row table:style-name="ro1">
          <table:table-cell office:value-type="float" office:value="1018.56145944601" calcext:value-type="float">
            <text:p>1018.561459446</text:p>
          </table:table-cell>
          <table:table-cell office:value-type="float" office:value="1029.64076431756" calcext:value-type="float">
            <text:p>1029.6407643176</text:p>
          </table:table-cell>
          <table:table-cell office:value-type="float" office:value="970.264580241429" calcext:value-type="float">
            <text:p>970.2645802414</text:p>
          </table:table-cell>
          <table:table-cell office:value-type="float" office:value="953.941999039911" calcext:value-type="float">
            <text:p>953.9419990399</text:p>
          </table:table-cell>
          <table:table-cell office:value-type="float" office:value="952.970435098805" calcext:value-type="float">
            <text:p>952.9704350988</text:p>
          </table:table-cell>
          <table:table-cell office:value-type="float" office:value="996.857199658675" calcext:value-type="float">
            <text:p>996.8571996587</text:p>
          </table:table-cell>
          <table:table-cell office:value-type="float" office:value="947.587811303357" calcext:value-type="float">
            <text:p>947.5878113034</text:p>
          </table:table-cell>
          <table:table-cell office:value-type="float" office:value="1007.4026902466" calcext:value-type="float">
            <text:p>1007.4026902466</text:p>
          </table:table-cell>
          <table:table-cell office:value-type="float" office:value="998.651465903198" calcext:value-type="float">
            <text:p>998.6514659032</text:p>
          </table:table-cell>
          <table:table-cell office:value-type="float" office:value="938.753657961481" calcext:value-type="float">
            <text:p>938.7536579615</text:p>
          </table:table-cell>
          <table:table-cell office:value-type="float" office:value="1002.84105669132" calcext:value-type="float">
            <text:p>1002.8410566913</text:p>
          </table:table-cell>
          <table:table-cell office:value-type="float" office:value="977.796864017826" calcext:value-type="float">
            <text:p>977.7968640178</text:p>
          </table:table-cell>
          <table:table-cell office:value-type="float" office:value="975.102567819249" calcext:value-type="float">
            <text:p>975.1025678192</text:p>
          </table:table-cell>
          <table:table-cell office:value-type="float" office:value="971.988430197566" calcext:value-type="float">
            <text:p>971.9884301976</text:p>
          </table:table-cell>
          <table:table-cell office:value-type="float" office:value="968.84904774215" calcext:value-type="float">
            <text:p>968.8490477422</text:p>
          </table:table-cell>
          <table:table-cell office:value-type="float" office:value="994.18722977311" calcext:value-type="float">
            <text:p>994.1872297731</text:p>
          </table:table-cell>
          <table:table-cell office:value-type="float" office:value="994.132568330376" calcext:value-type="float">
            <text:p>994.1325683304</text:p>
          </table:table-cell>
          <table:table-cell office:value-type="float" office:value="1009.21337017301" calcext:value-type="float">
            <text:p>1009.213370173</text:p>
          </table:table-cell>
          <table:table-cell office:value-type="float" office:value="997.507968706168" calcext:value-type="float">
            <text:p>997.5079687062</text:p>
          </table:table-cell>
          <table:table-cell office:value-type="float" office:value="1032.81083220238" calcext:value-type="float">
            <text:p>1032.8108322024</text:p>
          </table:table-cell>
          <table:table-cell office:value-type="float" office:value="1058.90065239364" calcext:value-type="float">
            <text:p>1058.9006523936</text:p>
          </table:table-cell>
          <table:table-cell office:value-type="float" office:value="1019.932017431" calcext:value-type="float">
            <text:p>1019.932017431</text:p>
          </table:table-cell>
          <table:table-cell office:value-type="float" office:value="982.160619375632" calcext:value-type="float">
            <text:p>982.1606193756</text:p>
          </table:table-cell>
          <table:table-cell office:value-type="float" office:value="965.069192935536" calcext:value-type="float">
            <text:p>965.0691929355</text:p>
          </table:table-cell>
          <table:table-cell office:value-type="float" office:value="954.959764873506" calcext:value-type="float">
            <text:p>954.9597648735</text:p>
          </table:table-cell>
          <table:table-cell office:value-type="float" office:value="966.700679041892" calcext:value-type="float">
            <text:p>966.7006790419</text:p>
          </table:table-cell>
          <table:table-cell office:value-type="float" office:value="957.218303094461" calcext:value-type="float">
            <text:p>957.2183030945</text:p>
          </table:table-cell>
          <table:table-cell office:value-type="float" office:value="932.697250754944" calcext:value-type="float">
            <text:p>932.6972507549</text:p>
          </table:table-cell>
          <table:table-cell office:value-type="float" office:value="969.858333554406" calcext:value-type="float">
            <text:p>969.8583335544</text:p>
          </table:table-cell>
          <table:table-cell office:value-type="float" office:value="956.391040758848" calcext:value-type="float">
            <text:p>956.3910407588</text:p>
          </table:table-cell>
          <table:table-cell office:value-type="float" office:value="995.818354632567" calcext:value-type="float">
            <text:p>995.8183546326</text:p>
          </table:table-cell>
          <table:table-cell office:value-type="float" office:value="0" calcext:value-type="float">
            <text:p>0</text:p>
          </table:table-cell>
          <table:table-cell office:value-type="float" office:value="907.315548670582" calcext:value-type="float">
            <text:p>907.3155486706</text:p>
          </table:table-cell>
          <table:table-cell office:value-type="float" office:value="976.44200735044" calcext:value-type="float">
            <text:p>976.4420073504</text:p>
          </table:table-cell>
          <table:table-cell office:value-type="float" office:value="952.297300343591" calcext:value-type="float">
            <text:p>952.2973003436</text:p>
          </table:table-cell>
          <table:table-cell office:value-type="float" office:value="967.638796169519" calcext:value-type="float">
            <text:p>967.6387961695</text:p>
          </table:table-cell>
          <table:table-cell office:value-type="float" office:value="992.853207266391" calcext:value-type="float">
            <text:p>992.8532072664</text:p>
          </table:table-cell>
          <table:table-cell office:value-type="float" office:value="940.146676285377" calcext:value-type="float">
            <text:p>940.1466762854</text:p>
          </table:table-cell>
          <table:table-cell office:value-type="float" office:value="969.655442854256" calcext:value-type="float">
            <text:p>969.6554428543</text:p>
          </table:table-cell>
          <table:table-cell office:value-type="float" office:value="969.67844638585" calcext:value-type="float">
            <text:p>969.6784463859</text:p>
          </table:table-cell>
          <table:table-cell office:value-type="float" office:value="945.498492642758" calcext:value-type="float">
            <text:p>945.4984926428</text:p>
          </table:table-cell>
          <table:table-cell office:value-type="float" office:value="928.779792115456" calcext:value-type="float">
            <text:p>928.7797921155</text:p>
          </table:table-cell>
          <table:table-cell office:value-type="float" office:value="0" calcext:value-type="float">
            <text:p>0</text:p>
          </table:table-cell>
          <table:table-cell office:value-type="float" office:value="945.293963288833" calcext:value-type="float">
            <text:p>945.2939632888</text:p>
          </table:table-cell>
          <table:table-cell office:value-type="float" office:value="942.973119156585" calcext:value-type="float">
            <text:p>942.9731191566</text:p>
          </table:table-cell>
          <table:table-cell office:value-type="float" office:value="1002.27197769181" calcext:value-type="float">
            <text:p>1002.2719776918</text:p>
          </table:table-cell>
          <table:table-cell office:value-type="float" office:value="942.434574274608" calcext:value-type="float">
            <text:p>942.4345742746</text:p>
          </table:table-cell>
          <table:table-cell office:value-type="float" office:value="947.929425327709" calcext:value-type="float">
            <text:p>947.9294253277</text:p>
          </table:table-cell>
          <table:table-cell office:value-type="float" office:value="976.785763529503" calcext:value-type="float">
            <text:p>976.7857635295</text:p>
          </table:table-cell>
          <table:table-cell office:value-type="float" office:value="979.684963427132" calcext:value-type="float">
            <text:p>979.6849634271</text:p>
          </table:table-cell>
        </table:table-row>
        <table:table-row table:style-name="ro1">
          <table:table-cell office:value-type="float" office:value="1014.10688399544" calcext:value-type="float">
            <text:p>1014.1068839954</text:p>
          </table:table-cell>
          <table:table-cell office:value-type="float" office:value="1029.60070584845" calcext:value-type="float">
            <text:p>1029.6007058485</text:p>
          </table:table-cell>
          <table:table-cell office:value-type="float" office:value="952.070590558574" calcext:value-type="float">
            <text:p>952.0705905586</text:p>
          </table:table-cell>
          <table:table-cell office:value-type="float" office:value="956.162344484367" calcext:value-type="float">
            <text:p>956.1623444844</text:p>
          </table:table-cell>
          <table:table-cell office:value-type="float" office:value="944.457142144583" calcext:value-type="float">
            <text:p>944.4571421446</text:p>
          </table:table-cell>
          <table:table-cell office:value-type="float" office:value="990.731680186484" calcext:value-type="float">
            <text:p>990.7316801865</text:p>
          </table:table-cell>
          <table:table-cell office:value-type="float" office:value="939.673109759249" calcext:value-type="float">
            <text:p>939.6731097592</text:p>
          </table:table-cell>
          <table:table-cell office:value-type="float" office:value="1004.99003891221" calcext:value-type="float">
            <text:p>1004.9900389122</text:p>
          </table:table-cell>
          <table:table-cell office:value-type="float" office:value="1006.88391904171" calcext:value-type="float">
            <text:p>1006.8839190417</text:p>
          </table:table-cell>
          <table:table-cell office:value-type="float" office:value="938.331471913193" calcext:value-type="float">
            <text:p>938.3314719132</text:p>
          </table:table-cell>
          <table:table-cell office:value-type="float" office:value="1004.7230683565" calcext:value-type="float">
            <text:p>1004.7230683565</text:p>
          </table:table-cell>
          <table:table-cell office:value-type="float" office:value="977.079415767599" calcext:value-type="float">
            <text:p>977.0794157676</text:p>
          </table:table-cell>
          <table:table-cell office:value-type="float" office:value="964.683592090259" calcext:value-type="float">
            <text:p>964.6835920903</text:p>
          </table:table-cell>
          <table:table-cell office:value-type="float" office:value="955.47393082355" calcext:value-type="float">
            <text:p>955.4739308236</text:p>
          </table:table-cell>
          <table:table-cell office:value-type="float" office:value="968.84904774215" calcext:value-type="float">
            <text:p>968.8490477422</text:p>
          </table:table-cell>
          <table:table-cell office:value-type="float" office:value="984.614575527853" calcext:value-type="float">
            <text:p>984.6145755279</text:p>
          </table:table-cell>
          <table:table-cell office:value-type="float" office:value="995.640606903756" calcext:value-type="float">
            <text:p>995.6406069038</text:p>
          </table:table-cell>
          <table:table-cell office:value-type="float" office:value="1009.11528203058" calcext:value-type="float">
            <text:p>1009.1152820306</text:p>
          </table:table-cell>
          <table:table-cell office:value-type="float" office:value="989.89882393815" calcext:value-type="float">
            <text:p>989.8988239382</text:p>
          </table:table-cell>
          <table:table-cell office:value-type="float" office:value="1015.05941026407" calcext:value-type="float">
            <text:p>1015.0594102641</text:p>
          </table:table-cell>
          <table:table-cell office:value-type="float" office:value="1058.83247926023" calcext:value-type="float">
            <text:p>1058.8324792602</text:p>
          </table:table-cell>
          <table:table-cell office:value-type="float" office:value="998.515289507085" calcext:value-type="float">
            <text:p>998.5152895071</text:p>
          </table:table-cell>
          <table:table-cell office:value-type="float" office:value="978.606720064944" calcext:value-type="float">
            <text:p>978.6067200649</text:p>
          </table:table-cell>
          <table:table-cell office:value-type="float" office:value="965.069192935536" calcext:value-type="float">
            <text:p>965.0691929355</text:p>
          </table:table-cell>
          <table:table-cell office:value-type="float" office:value="949.76871976656" calcext:value-type="float">
            <text:p>949.7687197666</text:p>
          </table:table-cell>
          <table:table-cell office:value-type="float" office:value="963.6316506517" calcext:value-type="float">
            <text:p>963.6316506517</text:p>
          </table:table-cell>
          <table:table-cell office:value-type="float" office:value="941.426983248662" calcext:value-type="float">
            <text:p>941.4269832487</text:p>
          </table:table-cell>
          <table:table-cell office:value-type="float" office:value="931.810801690907" calcext:value-type="float">
            <text:p>931.8108016909</text:p>
          </table:table-cell>
          <table:table-cell office:value-type="float" office:value="968.938907290784" calcext:value-type="float">
            <text:p>968.9389072908</text:p>
          </table:table-cell>
          <table:table-cell office:value-type="float" office:value="959.004240911266" calcext:value-type="float">
            <text:p>959.0042409113</text:p>
          </table:table-cell>
          <table:table-cell office:value-type="float" office:value="993.426108463585" calcext:value-type="float">
            <text:p>993.4261084636</text:p>
          </table:table-cell>
          <table:table-cell office:value-type="float" office:value="0" calcext:value-type="float">
            <text:p>0</text:p>
          </table:table-cell>
          <table:table-cell office:value-type="float" office:value="904.816771168231" calcext:value-type="float">
            <text:p>904.8167711682</text:p>
          </table:table-cell>
          <table:table-cell office:value-type="float" office:value="978.643115756898" calcext:value-type="float">
            <text:p>978.6431157569</text:p>
          </table:table-cell>
          <table:table-cell office:value-type="float" office:value="925.479966616514" calcext:value-type="float">
            <text:p>925.4799666165</text:p>
          </table:table-cell>
          <table:table-cell office:value-type="float" office:value="969.248578643316" calcext:value-type="float">
            <text:p>969.2485786433</text:p>
          </table:table-cell>
          <table:table-cell office:value-type="float" office:value="976.33268962794" calcext:value-type="float">
            <text:p>976.3326896279</text:p>
          </table:table-cell>
          <table:table-cell office:value-type="float" office:value="934.332838987631" calcext:value-type="float">
            <text:p>934.3328389876</text:p>
          </table:table-cell>
          <table:table-cell office:value-type="float" office:value="957.084837774564" calcext:value-type="float">
            <text:p>957.0848377746</text:p>
          </table:table-cell>
          <table:table-cell office:value-type="float" office:value="969.67844638585" calcext:value-type="float">
            <text:p>969.6784463859</text:p>
          </table:table-cell>
          <table:table-cell office:value-type="float" office:value="935.13521196728" calcext:value-type="float">
            <text:p>935.1352119673</text:p>
          </table:table-cell>
          <table:table-cell office:value-type="float" office:value="920.022367433786" calcext:value-type="float">
            <text:p>920.0223674338</text:p>
          </table:table-cell>
          <table:table-cell office:value-type="float" office:value="0" calcext:value-type="float">
            <text:p>0</text:p>
          </table:table-cell>
          <table:table-cell office:value-type="float" office:value="944.992065166797" calcext:value-type="float">
            <text:p>944.9920651668</text:p>
          </table:table-cell>
          <table:table-cell office:value-type="float" office:value="944.573017121704" calcext:value-type="float">
            <text:p>944.5730171217</text:p>
          </table:table-cell>
          <table:table-cell office:value-type="float" office:value="995.632238708005" calcext:value-type="float">
            <text:p>995.632238708</text:p>
          </table:table-cell>
          <table:table-cell office:value-type="float" office:value="936.767938266634" calcext:value-type="float">
            <text:p>936.7679382666</text:p>
          </table:table-cell>
          <table:table-cell office:value-type="float" office:value="934.61568515285" calcext:value-type="float">
            <text:p>934.6156851529</text:p>
          </table:table-cell>
          <table:table-cell office:value-type="float" office:value="976.785763529503" calcext:value-type="float">
            <text:p>976.7857635295</text:p>
          </table:table-cell>
          <table:table-cell office:value-type="float" office:value="971.993499747409" calcext:value-type="float">
            <text:p>971.9934997474</text:p>
          </table:table-cell>
        </table:table-row>
        <table:table-row table:style-name="ro1">
          <table:table-cell office:value-type="float" office:value="1014.39381852502" calcext:value-type="float">
            <text:p>1014.393818525</text:p>
          </table:table-cell>
          <table:table-cell office:value-type="float" office:value="1029.59631169913" calcext:value-type="float">
            <text:p>1029.5963116991</text:p>
          </table:table-cell>
          <table:table-cell office:value-type="float" office:value="944.686292116498" calcext:value-type="float">
            <text:p>944.6862921165</text:p>
          </table:table-cell>
          <table:table-cell office:value-type="float" office:value="956.926031434412" calcext:value-type="float">
            <text:p>956.9260314344</text:p>
          </table:table-cell>
          <table:table-cell office:value-type="float" office:value="942.509496195303" calcext:value-type="float">
            <text:p>942.5094961953</text:p>
          </table:table-cell>
          <table:table-cell office:value-type="float" office:value="968.240844273453" calcext:value-type="float">
            <text:p>968.2408442735</text:p>
          </table:table-cell>
          <table:table-cell office:value-type="float" office:value="941.431058649085" calcext:value-type="float">
            <text:p>941.4310586491</text:p>
          </table:table-cell>
          <table:table-cell office:value-type="float" office:value="1001.41060842552" calcext:value-type="float">
            <text:p>1001.4106084255</text:p>
          </table:table-cell>
          <table:table-cell office:value-type="float" office:value="995.407215081417" calcext:value-type="float">
            <text:p>995.4072150814</text:p>
          </table:table-cell>
          <table:table-cell office:value-type="float" office:value="933.474862132877" calcext:value-type="float">
            <text:p>933.4748621329</text:p>
          </table:table-cell>
          <table:table-cell office:value-type="float" office:value="1000.47043187477" calcext:value-type="float">
            <text:p>1000.4704318748</text:p>
          </table:table-cell>
          <table:table-cell office:value-type="float" office:value="980.932399573526" calcext:value-type="float">
            <text:p>980.9323995735</text:p>
          </table:table-cell>
          <table:table-cell office:value-type="float" office:value="948.230832664987" calcext:value-type="float">
            <text:p>948.230832665</text:p>
          </table:table-cell>
          <table:table-cell office:value-type="float" office:value="927.899882055222" calcext:value-type="float">
            <text:p>927.8998820552</text:p>
          </table:table-cell>
          <table:table-cell office:value-type="float" office:value="968.84904774215" calcext:value-type="float">
            <text:p>968.8490477422</text:p>
          </table:table-cell>
          <table:table-cell office:value-type="float" office:value="985.693522135925" calcext:value-type="float">
            <text:p>985.6935221359</text:p>
          </table:table-cell>
          <table:table-cell office:value-type="float" office:value="988.674014059421" calcext:value-type="float">
            <text:p>988.6740140594</text:p>
          </table:table-cell>
          <table:table-cell office:value-type="float" office:value="1008.95069357719" calcext:value-type="float">
            <text:p>1008.9506935772</text:p>
          </table:table-cell>
          <table:table-cell office:value-type="float" office:value="977.678541153034" calcext:value-type="float">
            <text:p>977.678541153</text:p>
          </table:table-cell>
          <table:table-cell office:value-type="float" office:value="1019.69572589841" calcext:value-type="float">
            <text:p>1019.6957258984</text:p>
          </table:table-cell>
          <table:table-cell office:value-type="float" office:value="1054.20825416564" calcext:value-type="float">
            <text:p>1054.2082541656</text:p>
          </table:table-cell>
          <table:table-cell office:value-type="float" office:value="985.107597864318" calcext:value-type="float">
            <text:p>985.1075978643</text:p>
          </table:table-cell>
          <table:table-cell office:value-type="float" office:value="978.111825125864" calcext:value-type="float">
            <text:p>978.1118251259</text:p>
          </table:table-cell>
          <table:table-cell office:value-type="float" office:value="929.368678743978" calcext:value-type="float">
            <text:p>929.368678744</text:p>
          </table:table-cell>
          <table:table-cell office:value-type="float" office:value="903.333852807631" calcext:value-type="float">
            <text:p>903.3338528076</text:p>
          </table:table-cell>
          <table:table-cell office:value-type="float" office:value="962.719040629706" calcext:value-type="float">
            <text:p>962.7190406297</text:p>
          </table:table-cell>
          <table:table-cell office:value-type="float" office:value="934.778373465711" calcext:value-type="float">
            <text:p>934.7783734657</text:p>
          </table:table-cell>
          <table:table-cell office:value-type="float" office:value="930.114457146366" calcext:value-type="float">
            <text:p>930.1144571464</text:p>
          </table:table-cell>
          <table:table-cell office:value-type="float" office:value="967.160553107754" calcext:value-type="float">
            <text:p>967.1605531078</text:p>
          </table:table-cell>
          <table:table-cell office:value-type="float" office:value="958.923186996455" calcext:value-type="float">
            <text:p>958.9231869965</text:p>
          </table:table-cell>
          <table:table-cell office:value-type="float" office:value="977.450735263471" calcext:value-type="float">
            <text:p>977.4507352635</text:p>
          </table:table-cell>
          <table:table-cell office:value-type="float" office:value="0" calcext:value-type="float">
            <text:p>0</text:p>
          </table:table-cell>
          <table:table-cell office:value-type="float" office:value="888.117465461268" calcext:value-type="float">
            <text:p>888.1174654613</text:p>
          </table:table-cell>
          <table:table-cell office:value-type="float" office:value="980.067177871627" calcext:value-type="float">
            <text:p>980.0671778716</text:p>
          </table:table-cell>
          <table:table-cell office:value-type="float" office:value="911.793245446097" calcext:value-type="float">
            <text:p>911.7932454461</text:p>
          </table:table-cell>
          <table:table-cell office:value-type="float" office:value="962.895529890407" calcext:value-type="float">
            <text:p>962.8955298904</text:p>
          </table:table-cell>
          <table:table-cell office:value-type="float" office:value="977.746710158156" calcext:value-type="float">
            <text:p>977.7467101582</text:p>
          </table:table-cell>
          <table:table-cell office:value-type="float" office:value="932.548218611649" calcext:value-type="float">
            <text:p>932.5482186116</text:p>
          </table:table-cell>
          <table:table-cell office:value-type="float" office:value="946.787352461293" calcext:value-type="float">
            <text:p>946.7873524613</text:p>
          </table:table-cell>
          <table:table-cell office:value-type="float" office:value="966.477874733476" calcext:value-type="float">
            <text:p>966.4778747335</text:p>
          </table:table-cell>
          <table:table-cell office:value-type="float" office:value="928.76503808387" calcext:value-type="float">
            <text:p>928.7650380839</text:p>
          </table:table-cell>
          <table:table-cell office:value-type="float" office:value="922.09247852536" calcext:value-type="float">
            <text:p>922.0924785254</text:p>
          </table:table-cell>
          <table:table-cell office:value-type="float" office:value="0" calcext:value-type="float">
            <text:p>0</text:p>
          </table:table-cell>
          <table:table-cell office:value-type="float" office:value="933.82965322637" calcext:value-type="float">
            <text:p>933.8296532264</text:p>
          </table:table-cell>
          <table:table-cell office:value-type="float" office:value="933.123689226962" calcext:value-type="float">
            <text:p>933.123689227</text:p>
          </table:table-cell>
          <table:table-cell office:value-type="float" office:value="981.317354017876" calcext:value-type="float">
            <text:p>981.3173540179</text:p>
          </table:table-cell>
          <table:table-cell office:value-type="float" office:value="916.426696124473" calcext:value-type="float">
            <text:p>916.4266961245</text:p>
          </table:table-cell>
          <table:table-cell office:value-type="float" office:value="933.281910851971" calcext:value-type="float">
            <text:p>933.281910852</text:p>
          </table:table-cell>
          <table:table-cell office:value-type="float" office:value="951.343230422388" calcext:value-type="float">
            <text:p>951.3432304224</text:p>
          </table:table-cell>
          <table:table-cell office:value-type="float" office:value="955.681072721927" calcext:value-type="float">
            <text:p>955.6810727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7.55649970993" calcext:value-type="float">
            <text:p>1017.5564997099</text:p>
          </table:table-cell>
          <table:table-cell office:value-type="float" office:value="938.177025904944" calcext:value-type="float">
            <text:p>938.1770259049</text:p>
          </table:table-cell>
          <table:table-cell office:value-type="float" office:value="954.657546593204" calcext:value-type="float">
            <text:p>954.6575465932</text:p>
          </table:table-cell>
          <table:table-cell office:value-type="float" office:value="0" calcext:value-type="float">
            <text:p>0</text:p>
          </table:table-cell>
          <table:table-cell office:value-type="float" office:value="957.199567646184" calcext:value-type="float">
            <text:p>957.1995676462</text:p>
          </table:table-cell>
          <table:table-cell office:value-type="float" office:value="941.071280116856" calcext:value-type="float">
            <text:p>941.0712801169</text:p>
          </table:table-cell>
          <table:table-cell office:value-type="float" office:value="994.538598229936" calcext:value-type="float">
            <text:p>994.5385982299</text:p>
          </table:table-cell>
          <table:table-cell office:value-type="float" office:value="988.705390752008" calcext:value-type="float">
            <text:p>988.705390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4.602230803838" calcext:value-type="float">
            <text:p>974.6022308038</text:p>
          </table:table-cell>
          <table:table-cell office:value-type="float" office:value="933.231984063713" calcext:value-type="float">
            <text:p>933.2319840637</text:p>
          </table:table-cell>
          <table:table-cell office:value-type="float" office:value="920.778369355464" calcext:value-type="float">
            <text:p>920.7783693555</text:p>
          </table:table-cell>
          <table:table-cell office:value-type="float" office:value="959.90896754282" calcext:value-type="float">
            <text:p>959.9089675428</text:p>
          </table:table-cell>
          <table:table-cell office:value-type="float" office:value="0" calcext:value-type="float">
            <text:p>0</text:p>
          </table:table-cell>
          <table:table-cell office:value-type="float" office:value="978.667390838236" calcext:value-type="float">
            <text:p>978.6673908382</text:p>
          </table:table-cell>
          <table:table-cell office:value-type="float" office:value="1007.66123046392" calcext:value-type="float">
            <text:p>1007.6612304639</text:p>
          </table:table-cell>
          <table:table-cell office:value-type="float" office:value="974.968071377563" calcext:value-type="float">
            <text:p>974.9680713776</text:p>
          </table:table-cell>
          <table:table-cell office:value-type="float" office:value="1015.84596747336" calcext:value-type="float">
            <text:p>1015.8459674734</text:p>
          </table:table-cell>
          <table:table-cell office:value-type="float" office:value="1031.97021116088" calcext:value-type="float">
            <text:p>1031.9702111609</text:p>
          </table:table-cell>
          <table:table-cell office:value-type="float" office:value="972.61816946627" calcext:value-type="float">
            <text:p>972.6181694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2.77027612835" calcext:value-type="float">
            <text:p>882.7702761284</text:p>
          </table:table-cell>
          <table:table-cell office:value-type="float" office:value="957.45278691712" calcext:value-type="float">
            <text:p>957.4527869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7.158632151143" calcext:value-type="float">
            <text:p>967.1586321511</text:p>
          </table:table-cell>
          <table:table-cell office:value-type="float" office:value="945.497634628254" calcext:value-type="float">
            <text:p>945.4976346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4.246221951576" calcext:value-type="float">
            <text:p>944.2462219516</text:p>
          </table:table-cell>
          <table:table-cell office:value-type="float" office:value="904.073218997956" calcext:value-type="float">
            <text:p>904.073218998</text:p>
          </table:table-cell>
          <table:table-cell office:value-type="float" office:value="953.235466495241" calcext:value-type="float">
            <text:p>953.2354664952</text:p>
          </table:table-cell>
          <table:table-cell office:value-type="float" office:value="980.45775495309" calcext:value-type="float">
            <text:p>980.4577549531</text:p>
          </table:table-cell>
          <table:table-cell office:value-type="float" office:value="0" calcext:value-type="float">
            <text:p>0</text:p>
          </table:table-cell>
          <table:table-cell office:value-type="float" office:value="941.709432950726" calcext:value-type="float">
            <text:p>941.7094329507</text:p>
          </table:table-cell>
          <table:table-cell office:value-type="float" office:value="0" calcext:value-type="float">
            <text:p>0</text:p>
          </table:table-cell>
          <table:table-cell office:value-type="float" office:value="932.396495561035" calcext:value-type="float">
            <text:p>932.396495561</text:p>
          </table:table-cell>
          <table:table-cell office:value-type="float" office:value="920.400135087143" calcext:value-type="float">
            <text:p>920.4001350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7.703665815882" calcext:value-type="float">
            <text:p>927.7036658159</text:p>
          </table:table-cell>
          <table:table-cell office:value-type="float" office:value="982.617298394099" calcext:value-type="float">
            <text:p>982.61729839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7.46071103488" calcext:value-type="float">
            <text:p>1007.4607110349</text:p>
          </table:table-cell>
          <table:table-cell office:value-type="float" office:value="933.382231320147" calcext:value-type="float">
            <text:p>933.3822313201</text:p>
          </table:table-cell>
          <table:table-cell office:value-type="float" office:value="956.240613216618" calcext:value-type="float">
            <text:p>956.2406132166</text:p>
          </table:table-cell>
          <table:table-cell office:value-type="float" office:value="0" calcext:value-type="float">
            <text:p>0</text:p>
          </table:table-cell>
          <table:table-cell office:value-type="float" office:value="957.673543579566" calcext:value-type="float">
            <text:p>957.6735435796</text:p>
          </table:table-cell>
          <table:table-cell office:value-type="float" office:value="924.368093055" calcext:value-type="float">
            <text:p>924.368093055</text:p>
          </table:table-cell>
          <table:table-cell office:value-type="float" office:value="982.789614311291" calcext:value-type="float">
            <text:p>982.7896143113</text:p>
          </table:table-cell>
          <table:table-cell office:value-type="float" office:value="988.265879340591" calcext:value-type="float">
            <text:p>988.2658793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0.256646836194" calcext:value-type="float">
            <text:p>960.2566468362</text:p>
          </table:table-cell>
          <table:table-cell office:value-type="float" office:value="914.687225583977" calcext:value-type="float">
            <text:p>914.687225584</text:p>
          </table:table-cell>
          <table:table-cell office:value-type="float" office:value="919.101598472137" calcext:value-type="float">
            <text:p>919.1015984721</text:p>
          </table:table-cell>
          <table:table-cell office:value-type="float" office:value="952.287926432982" calcext:value-type="float">
            <text:p>952.287926433</text:p>
          </table:table-cell>
          <table:table-cell office:value-type="float" office:value="0" calcext:value-type="float">
            <text:p>0</text:p>
          </table:table-cell>
          <table:table-cell office:value-type="float" office:value="983.304597777786" calcext:value-type="float">
            <text:p>983.3045977778</text:p>
          </table:table-cell>
          <table:table-cell office:value-type="float" office:value="993.048755892511" calcext:value-type="float">
            <text:p>993.0487558925</text:p>
          </table:table-cell>
          <table:table-cell office:value-type="float" office:value="973.819088137254" calcext:value-type="float">
            <text:p>973.8190881373</text:p>
          </table:table-cell>
          <table:table-cell office:value-type="float" office:value="1008.40594876179" calcext:value-type="float">
            <text:p>1008.4059487618</text:p>
          </table:table-cell>
          <table:table-cell office:value-type="float" office:value="1029.35076806032" calcext:value-type="float">
            <text:p>1029.3507680603</text:p>
          </table:table-cell>
          <table:table-cell office:value-type="float" office:value="964.876361065841" calcext:value-type="float">
            <text:p>964.8763610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3.474609396615" calcext:value-type="float">
            <text:p>873.4746093966</text:p>
          </table:table-cell>
          <table:table-cell office:value-type="float" office:value="955.803148477039" calcext:value-type="float">
            <text:p>955.803148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5.014757283625" calcext:value-type="float">
            <text:p>965.0147572836</text:p>
          </table:table-cell>
          <table:table-cell office:value-type="float" office:value="951.57788437166" calcext:value-type="float">
            <text:p>951.57788437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1.930438162734" calcext:value-type="float">
            <text:p>921.9304381627</text:p>
          </table:table-cell>
          <table:table-cell office:value-type="float" office:value="897.678213110816" calcext:value-type="float">
            <text:p>897.6782131108</text:p>
          </table:table-cell>
          <table:table-cell office:value-type="float" office:value="945.733846223649" calcext:value-type="float">
            <text:p>945.7338462236</text:p>
          </table:table-cell>
          <table:table-cell office:value-type="float" office:value="976.543310727137" calcext:value-type="float">
            <text:p>976.5433107271</text:p>
          </table:table-cell>
          <table:table-cell office:value-type="float" office:value="0" calcext:value-type="float">
            <text:p>0</text:p>
          </table:table-cell>
          <table:table-cell office:value-type="float" office:value="933.215611438718" calcext:value-type="float">
            <text:p>933.2156114387</text:p>
          </table:table-cell>
          <table:table-cell office:value-type="float" office:value="0" calcext:value-type="float">
            <text:p>0</text:p>
          </table:table-cell>
          <table:table-cell office:value-type="float" office:value="928.85255781594" calcext:value-type="float">
            <text:p>928.8525578159</text:p>
          </table:table-cell>
          <table:table-cell office:value-type="float" office:value="919.967052548509" calcext:value-type="float">
            <text:p>919.9670525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1.913125225104" calcext:value-type="float">
            <text:p>921.9131252251</text:p>
          </table:table-cell>
          <table:table-cell office:value-type="float" office:value="979.624036743027" calcext:value-type="float">
            <text:p>979.6240367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1.96082781828" calcext:value-type="float">
            <text:p>1001.9608278183</text:p>
          </table:table-cell>
          <table:table-cell office:value-type="float" office:value="931.785590776727" calcext:value-type="float">
            <text:p>931.7855907767</text:p>
          </table:table-cell>
          <table:table-cell office:value-type="float" office:value="945.313078862352" calcext:value-type="float">
            <text:p>945.3130788624</text:p>
          </table:table-cell>
          <table:table-cell office:value-type="float" office:value="0" calcext:value-type="float">
            <text:p>0</text:p>
          </table:table-cell>
          <table:table-cell office:value-type="float" office:value="957.845795878875" calcext:value-type="float">
            <text:p>957.8457958789</text:p>
          </table:table-cell>
          <table:table-cell office:value-type="float" office:value="920.264622836763" calcext:value-type="float">
            <text:p>920.2646228368</text:p>
          </table:table-cell>
          <table:table-cell office:value-type="float" office:value="964.833283243107" calcext:value-type="float">
            <text:p>964.8332832431</text:p>
          </table:table-cell>
          <table:table-cell office:value-type="float" office:value="982.270738329478" calcext:value-type="float">
            <text:p>982.2707383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0.019888353241" calcext:value-type="float">
            <text:p>960.0198883532</text:p>
          </table:table-cell>
          <table:table-cell office:value-type="float" office:value="910.925168399171" calcext:value-type="float">
            <text:p>910.9251683992</text:p>
          </table:table-cell>
          <table:table-cell office:value-type="float" office:value="917.291908373631" calcext:value-type="float">
            <text:p>917.2919083736</text:p>
          </table:table-cell>
          <table:table-cell office:value-type="float" office:value="951.524607520805" calcext:value-type="float">
            <text:p>951.5246075208</text:p>
          </table:table-cell>
          <table:table-cell office:value-type="float" office:value="0" calcext:value-type="float">
            <text:p>0</text:p>
          </table:table-cell>
          <table:table-cell office:value-type="float" office:value="961.114959260896" calcext:value-type="float">
            <text:p>961.1149592609</text:p>
          </table:table-cell>
          <table:table-cell office:value-type="float" office:value="986.751198091304" calcext:value-type="float">
            <text:p>986.7511980913</text:p>
          </table:table-cell>
          <table:table-cell office:value-type="float" office:value="972.039219357541" calcext:value-type="float">
            <text:p>972.0392193575</text:p>
          </table:table-cell>
          <table:table-cell office:value-type="float" office:value="998.811064419419" calcext:value-type="float">
            <text:p>998.8110644194</text:p>
          </table:table-cell>
          <table:table-cell office:value-type="float" office:value="1016.66146979831" calcext:value-type="float">
            <text:p>1016.6614697983</text:p>
          </table:table-cell>
          <table:table-cell office:value-type="float" office:value="961.162214052743" calcext:value-type="float">
            <text:p>961.1622140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7.579175655971" calcext:value-type="float">
            <text:p>857.579175656</text:p>
          </table:table-cell>
          <table:table-cell office:value-type="float" office:value="955.576442322993" calcext:value-type="float">
            <text:p>955.576442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7.362092199623" calcext:value-type="float">
            <text:p>937.3620921996</text:p>
          </table:table-cell>
          <table:table-cell office:value-type="float" office:value="938.167539980143" calcext:value-type="float">
            <text:p>938.16753998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8.304851858205" calcext:value-type="float">
            <text:p>918.3048518582</text:p>
          </table:table-cell>
          <table:table-cell office:value-type="float" office:value="898.011279727514" calcext:value-type="float">
            <text:p>898.0112797275</text:p>
          </table:table-cell>
          <table:table-cell office:value-type="float" office:value="943.195576356976" calcext:value-type="float">
            <text:p>943.195576357</text:p>
          </table:table-cell>
          <table:table-cell office:value-type="float" office:value="974.67693388625" calcext:value-type="float">
            <text:p>974.6769338863</text:p>
          </table:table-cell>
          <table:table-cell office:value-type="float" office:value="0" calcext:value-type="float">
            <text:p>0</text:p>
          </table:table-cell>
          <table:table-cell office:value-type="float" office:value="933.215611438718" calcext:value-type="float">
            <text:p>933.2156114387</text:p>
          </table:table-cell>
          <table:table-cell office:value-type="float" office:value="0" calcext:value-type="float">
            <text:p>0</text:p>
          </table:table-cell>
          <table:table-cell office:value-type="float" office:value="935.350885900275" calcext:value-type="float">
            <text:p>935.3508859003</text:p>
          </table:table-cell>
          <table:table-cell office:value-type="float" office:value="920.365930458848" calcext:value-type="float">
            <text:p>920.3659304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9.543261204283" calcext:value-type="float">
            <text:p>909.5432612043</text:p>
          </table:table-cell>
          <table:table-cell office:value-type="float" office:value="944.630565939543" calcext:value-type="float">
            <text:p>944.63056593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3.721601246929" calcext:value-type="float">
            <text:p>993.7216012469</text:p>
          </table:table-cell>
          <table:table-cell office:value-type="float" office:value="931.785590776727" calcext:value-type="float">
            <text:p>931.7855907767</text:p>
          </table:table-cell>
          <table:table-cell office:value-type="float" office:value="933.117067813533" calcext:value-type="float">
            <text:p>933.1170678135</text:p>
          </table:table-cell>
          <table:table-cell office:value-type="float" office:value="0" calcext:value-type="float">
            <text:p>0</text:p>
          </table:table-cell>
          <table:table-cell office:value-type="float" office:value="948.342560163588" calcext:value-type="float">
            <text:p>948.3425601636</text:p>
          </table:table-cell>
          <table:table-cell office:value-type="float" office:value="919.353754263961" calcext:value-type="float">
            <text:p>919.353754264</text:p>
          </table:table-cell>
          <table:table-cell office:value-type="float" office:value="955.587777360885" calcext:value-type="float">
            <text:p>955.5877773609</text:p>
          </table:table-cell>
          <table:table-cell office:value-type="float" office:value="982.322644866155" calcext:value-type="float">
            <text:p>982.3226448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.785107380887" calcext:value-type="float">
            <text:p>961.7851073809</text:p>
          </table:table-cell>
          <table:table-cell office:value-type="float" office:value="909.544209751258" calcext:value-type="float">
            <text:p>909.5442097513</text:p>
          </table:table-cell>
          <table:table-cell office:value-type="float" office:value="906.549216744217" calcext:value-type="float">
            <text:p>906.5492167442</text:p>
          </table:table-cell>
          <table:table-cell office:value-type="float" office:value="951.524607520805" calcext:value-type="float">
            <text:p>951.5246075208</text:p>
          </table:table-cell>
          <table:table-cell office:value-type="float" office:value="0" calcext:value-type="float">
            <text:p>0</text:p>
          </table:table-cell>
          <table:table-cell office:value-type="float" office:value="956.570501894163" calcext:value-type="float">
            <text:p>956.5705018942</text:p>
          </table:table-cell>
          <table:table-cell office:value-type="float" office:value="986.751198091304" calcext:value-type="float">
            <text:p>986.7511980913</text:p>
          </table:table-cell>
          <table:table-cell office:value-type="float" office:value="949.257797418163" calcext:value-type="float">
            <text:p>949.2577974182</text:p>
          </table:table-cell>
          <table:table-cell office:value-type="float" office:value="994.348450269179" calcext:value-type="float">
            <text:p>994.3484502692</text:p>
          </table:table-cell>
          <table:table-cell office:value-type="float" office:value="1010.08942205819" calcext:value-type="float">
            <text:p>1010.0894220582</text:p>
          </table:table-cell>
          <table:table-cell office:value-type="float" office:value="949.601103819548" calcext:value-type="float">
            <text:p>949.6011038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5.901767354782" calcext:value-type="float">
            <text:p>855.9017673548</text:p>
          </table:table-cell>
          <table:table-cell office:value-type="float" office:value="932.782208509646" calcext:value-type="float">
            <text:p>932.7822085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.803176275496" calcext:value-type="float">
            <text:p>923.8031762755</text:p>
          </table:table-cell>
          <table:table-cell office:value-type="float" office:value="942.154263426203" calcext:value-type="float">
            <text:p>942.1542634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2.667098953303" calcext:value-type="float">
            <text:p>912.6670989533</text:p>
          </table:table-cell>
          <table:table-cell office:value-type="float" office:value="893.208116274879" calcext:value-type="float">
            <text:p>893.2081162749</text:p>
          </table:table-cell>
          <table:table-cell office:value-type="float" office:value="925.403429773967" calcext:value-type="float">
            <text:p>925.403429774</text:p>
          </table:table-cell>
          <table:table-cell office:value-type="float" office:value="974.461549745692" calcext:value-type="float">
            <text:p>974.4615497457</text:p>
          </table:table-cell>
          <table:table-cell office:value-type="float" office:value="0" calcext:value-type="float">
            <text:p>0</text:p>
          </table:table-cell>
          <table:table-cell office:value-type="float" office:value="934.001303984495" calcext:value-type="float">
            <text:p>934.0013039845</text:p>
          </table:table-cell>
          <table:table-cell office:value-type="float" office:value="0" calcext:value-type="float">
            <text:p>0</text:p>
          </table:table-cell>
          <table:table-cell office:value-type="float" office:value="916.477903448909" calcext:value-type="float">
            <text:p>916.4779034489</text:p>
          </table:table-cell>
          <table:table-cell office:value-type="float" office:value="894.950094574092" calcext:value-type="float">
            <text:p>894.9500945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5.584497318817" calcext:value-type="float">
            <text:p>905.5844973188</text:p>
          </table:table-cell>
          <table:table-cell office:value-type="float" office:value="926.402255209172" calcext:value-type="float">
            <text:p>926.40225520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0.04683047259" calcext:value-type="float">
            <text:p>990.0468304726</text:p>
          </table:table-cell>
          <table:table-cell office:value-type="float" office:value="931.785590776727" calcext:value-type="float">
            <text:p>931.7855907767</text:p>
          </table:table-cell>
          <table:table-cell office:value-type="float" office:value="920.607093343322" calcext:value-type="float">
            <text:p>920.6070933433</text:p>
          </table:table-cell>
          <table:table-cell office:value-type="float" office:value="0" calcext:value-type="float">
            <text:p>0</text:p>
          </table:table-cell>
          <table:table-cell office:value-type="float" office:value="950.090140596755" calcext:value-type="float">
            <text:p>950.0901405968</text:p>
          </table:table-cell>
          <table:table-cell office:value-type="float" office:value="918.1496281559" calcext:value-type="float">
            <text:p>918.1496281559</text:p>
          </table:table-cell>
          <table:table-cell office:value-type="float" office:value="946.280359773916" calcext:value-type="float">
            <text:p>946.2803597739</text:p>
          </table:table-cell>
          <table:table-cell office:value-type="float" office:value="983.252267264437" calcext:value-type="float">
            <text:p>983.2522672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9.395799507952" calcext:value-type="float">
            <text:p>959.395799508</text:p>
          </table:table-cell>
          <table:table-cell office:value-type="float" office:value="905.732724686597" calcext:value-type="float">
            <text:p>905.7327246866</text:p>
          </table:table-cell>
          <table:table-cell office:value-type="float" office:value="906.549216744217" calcext:value-type="float">
            <text:p>906.5492167442</text:p>
          </table:table-cell>
          <table:table-cell office:value-type="float" office:value="926.931041284706" calcext:value-type="float">
            <text:p>926.9310412847</text:p>
          </table:table-cell>
          <table:table-cell office:value-type="float" office:value="0" calcext:value-type="float">
            <text:p>0</text:p>
          </table:table-cell>
          <table:table-cell office:value-type="float" office:value="948.58738743091" calcext:value-type="float">
            <text:p>948.5873874309</text:p>
          </table:table-cell>
          <table:table-cell office:value-type="float" office:value="979.971249862292" calcext:value-type="float">
            <text:p>979.9712498623</text:p>
          </table:table-cell>
          <table:table-cell office:value-type="float" office:value="949.257797418163" calcext:value-type="float">
            <text:p>949.2577974182</text:p>
          </table:table-cell>
          <table:table-cell office:value-type="float" office:value="993.159728735266" calcext:value-type="float">
            <text:p>993.1597287353</text:p>
          </table:table-cell>
          <table:table-cell office:value-type="float" office:value="1007.75735370596" calcext:value-type="float">
            <text:p>1007.757353706</text:p>
          </table:table-cell>
          <table:table-cell office:value-type="float" office:value="946.822739635884" calcext:value-type="float">
            <text:p>946.8227396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9.104414766523" calcext:value-type="float">
            <text:p>859.1044147665</text:p>
          </table:table-cell>
          <table:table-cell office:value-type="float" office:value="932.836110507026" calcext:value-type="float">
            <text:p>932.836110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9.071026763344" calcext:value-type="float">
            <text:p>919.0710267633</text:p>
          </table:table-cell>
          <table:table-cell office:value-type="float" office:value="940.794001688458" calcext:value-type="float">
            <text:p>940.7940016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8.35471872186" calcext:value-type="float">
            <text:p>908.3547187219</text:p>
          </table:table-cell>
          <table:table-cell office:value-type="float" office:value="894.185607624729" calcext:value-type="float">
            <text:p>894.1856076247</text:p>
          </table:table-cell>
          <table:table-cell office:value-type="float" office:value="930.298645971097" calcext:value-type="float">
            <text:p>930.2986459711</text:p>
          </table:table-cell>
          <table:table-cell office:value-type="float" office:value="969.155377507199" calcext:value-type="float">
            <text:p>969.1553775072</text:p>
          </table:table-cell>
          <table:table-cell office:value-type="float" office:value="0" calcext:value-type="float">
            <text:p>0</text:p>
          </table:table-cell>
          <table:table-cell office:value-type="float" office:value="933.678356270582" calcext:value-type="float">
            <text:p>933.6783562706</text:p>
          </table:table-cell>
          <table:table-cell office:value-type="float" office:value="0" calcext:value-type="float">
            <text:p>0</text:p>
          </table:table-cell>
          <table:table-cell office:value-type="float" office:value="886.165939396436" calcext:value-type="float">
            <text:p>886.1659393964</text:p>
          </table:table-cell>
          <table:table-cell office:value-type="float" office:value="890.036752600258" calcext:value-type="float">
            <text:p>890.0367526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4.25210237346" calcext:value-type="float">
            <text:p>904.2521023735</text:p>
          </table:table-cell>
          <table:table-cell office:value-type="float" office:value="918.883528582617" calcext:value-type="float">
            <text:p>918.88352858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5.154666970246" calcext:value-type="float">
            <text:p>985.1546669702</text:p>
          </table:table-cell>
          <table:table-cell office:value-type="float" office:value="923.567129849261" calcext:value-type="float">
            <text:p>923.5671298493</text:p>
          </table:table-cell>
          <table:table-cell office:value-type="float" office:value="901.054351949418" calcext:value-type="float">
            <text:p>901.0543519494</text:p>
          </table:table-cell>
          <table:table-cell office:value-type="float" office:value="0" calcext:value-type="float">
            <text:p>0</text:p>
          </table:table-cell>
          <table:table-cell office:value-type="float" office:value="939.847091022438" calcext:value-type="float">
            <text:p>939.8470910224</text:p>
          </table:table-cell>
          <table:table-cell office:value-type="float" office:value="918.141884433793" calcext:value-type="float">
            <text:p>918.1418844338</text:p>
          </table:table-cell>
          <table:table-cell office:value-type="float" office:value="945.51577486553" calcext:value-type="float">
            <text:p>945.5157748655</text:p>
          </table:table-cell>
          <table:table-cell office:value-type="float" office:value="974.694973163039" calcext:value-type="float">
            <text:p>974.694973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8.566484787064" calcext:value-type="float">
            <text:p>958.5664847871</text:p>
          </table:table-cell>
          <table:table-cell office:value-type="float" office:value="893.385202598473" calcext:value-type="float">
            <text:p>893.3852025985</text:p>
          </table:table-cell>
          <table:table-cell office:value-type="float" office:value="905.076550582148" calcext:value-type="float">
            <text:p>905.0765505821</text:p>
          </table:table-cell>
          <table:table-cell office:value-type="float" office:value="926.049236960179" calcext:value-type="float">
            <text:p>926.0492369602</text:p>
          </table:table-cell>
          <table:table-cell office:value-type="float" office:value="0" calcext:value-type="float">
            <text:p>0</text:p>
          </table:table-cell>
          <table:table-cell office:value-type="float" office:value="938.111614276183" calcext:value-type="float">
            <text:p>938.1116142762</text:p>
          </table:table-cell>
          <table:table-cell office:value-type="float" office:value="976.280203956841" calcext:value-type="float">
            <text:p>976.2802039568</text:p>
          </table:table-cell>
          <table:table-cell office:value-type="float" office:value="937.568224777249" calcext:value-type="float">
            <text:p>937.5682247772</text:p>
          </table:table-cell>
          <table:table-cell office:value-type="float" office:value="991.480804920495" calcext:value-type="float">
            <text:p>991.4808049205</text:p>
          </table:table-cell>
          <table:table-cell office:value-type="float" office:value="1009.34593781143" calcext:value-type="float">
            <text:p>1009.3459378114</text:p>
          </table:table-cell>
          <table:table-cell office:value-type="float" office:value="931.716238334979" calcext:value-type="float">
            <text:p>931.716238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5.94779847473" calcext:value-type="float">
            <text:p>855.9477984747</text:p>
          </table:table-cell>
          <table:table-cell office:value-type="float" office:value="931.654505391454" calcext:value-type="float">
            <text:p>931.6545053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5.786204645683" calcext:value-type="float">
            <text:p>925.7862046457</text:p>
          </table:table-cell>
          <table:table-cell office:value-type="float" office:value="943.368286494934" calcext:value-type="float">
            <text:p>943.3682864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0.982583398537" calcext:value-type="float">
            <text:p>910.9825833985</text:p>
          </table:table-cell>
          <table:table-cell office:value-type="float" office:value="880.992913279942" calcext:value-type="float">
            <text:p>880.9929132799</text:p>
          </table:table-cell>
          <table:table-cell office:value-type="float" office:value="928.084863119515" calcext:value-type="float">
            <text:p>928.0848631195</text:p>
          </table:table-cell>
          <table:table-cell office:value-type="float" office:value="961.69057882779" calcext:value-type="float">
            <text:p>961.6905788278</text:p>
          </table:table-cell>
          <table:table-cell office:value-type="float" office:value="0" calcext:value-type="float">
            <text:p>0</text:p>
          </table:table-cell>
          <table:table-cell office:value-type="float" office:value="937.903555215781" calcext:value-type="float">
            <text:p>937.9035552158</text:p>
          </table:table-cell>
          <table:table-cell office:value-type="float" office:value="0" calcext:value-type="float">
            <text:p>0</text:p>
          </table:table-cell>
          <table:table-cell office:value-type="float" office:value="883.721131982274" calcext:value-type="float">
            <text:p>883.7211319823</text:p>
          </table:table-cell>
          <table:table-cell office:value-type="float" office:value="891.391851470225" calcext:value-type="float">
            <text:p>891.3918514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.545235610048" calcext:value-type="float">
            <text:p>900.54523561</text:p>
          </table:table-cell>
          <table:table-cell office:value-type="float" office:value="909.772731491311" calcext:value-type="float">
            <text:p>909.77273149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4.822631405513" calcext:value-type="float">
            <text:p>984.8226314055</text:p>
          </table:table-cell>
          <table:table-cell office:value-type="float" office:value="901.86112160788" calcext:value-type="float">
            <text:p>901.8611216079</text:p>
          </table:table-cell>
          <table:table-cell office:value-type="float" office:value="896.198579953513" calcext:value-type="float">
            <text:p>896.1985799535</text:p>
          </table:table-cell>
          <table:table-cell office:value-type="float" office:value="0" calcext:value-type="float">
            <text:p>0</text:p>
          </table:table-cell>
          <table:table-cell office:value-type="float" office:value="933.788237097738" calcext:value-type="float">
            <text:p>933.7882370977</text:p>
          </table:table-cell>
          <table:table-cell office:value-type="float" office:value="918.022922414194" calcext:value-type="float">
            <text:p>918.0229224142</text:p>
          </table:table-cell>
          <table:table-cell office:value-type="float" office:value="945.298225393976" calcext:value-type="float">
            <text:p>945.298225394</text:p>
          </table:table-cell>
          <table:table-cell office:value-type="float" office:value="976.277233305689" calcext:value-type="float">
            <text:p>976.2772333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7.44922482737" calcext:value-type="float">
            <text:p>957.4492248274</text:p>
          </table:table-cell>
          <table:table-cell office:value-type="float" office:value="885.7229810697" calcext:value-type="float">
            <text:p>885.7229810697</text:p>
          </table:table-cell>
          <table:table-cell office:value-type="float" office:value="905.076550582148" calcext:value-type="float">
            <text:p>905.0765505821</text:p>
          </table:table-cell>
          <table:table-cell office:value-type="float" office:value="912.040058778911" calcext:value-type="float">
            <text:p>912.0400587789</text:p>
          </table:table-cell>
          <table:table-cell office:value-type="float" office:value="0" calcext:value-type="float">
            <text:p>0</text:p>
          </table:table-cell>
          <table:table-cell office:value-type="float" office:value="937.025728689117" calcext:value-type="float">
            <text:p>937.0257286891</text:p>
          </table:table-cell>
          <table:table-cell office:value-type="float" office:value="973.688964169418" calcext:value-type="float">
            <text:p>973.6889641694</text:p>
          </table:table-cell>
          <table:table-cell office:value-type="float" office:value="936.502868301238" calcext:value-type="float">
            <text:p>936.5028683012</text:p>
          </table:table-cell>
          <table:table-cell office:value-type="float" office:value="983.878087588774" calcext:value-type="float">
            <text:p>983.8780875888</text:p>
          </table:table-cell>
          <table:table-cell office:value-type="float" office:value="1008.55750809035" calcext:value-type="float">
            <text:p>1008.5575080904</text:p>
          </table:table-cell>
          <table:table-cell office:value-type="float" office:value="925.454917154697" calcext:value-type="float">
            <text:p>925.4549171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6.718720394931" calcext:value-type="float">
            <text:p>846.7187203949</text:p>
          </table:table-cell>
          <table:table-cell office:value-type="float" office:value="931.654505391454" calcext:value-type="float">
            <text:p>931.6545053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7.251669789292" calcext:value-type="float">
            <text:p>927.2516697893</text:p>
          </table:table-cell>
          <table:table-cell office:value-type="float" office:value="940.042217182818" calcext:value-type="float">
            <text:p>940.0422171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9.967527349099" calcext:value-type="float">
            <text:p>909.9675273491</text:p>
          </table:table-cell>
          <table:table-cell office:value-type="float" office:value="875.579875708389" calcext:value-type="float">
            <text:p>875.5798757084</text:p>
          </table:table-cell>
          <table:table-cell office:value-type="float" office:value="925.205427326746" calcext:value-type="float">
            <text:p>925.2054273267</text:p>
          </table:table-cell>
          <table:table-cell office:value-type="float" office:value="949.818685871488" calcext:value-type="float">
            <text:p>949.8186858715</text:p>
          </table:table-cell>
          <table:table-cell office:value-type="float" office:value="0" calcext:value-type="float">
            <text:p>0</text:p>
          </table:table-cell>
          <table:table-cell office:value-type="float" office:value="937.927301643992" calcext:value-type="float">
            <text:p>937.927301644</text:p>
          </table:table-cell>
          <table:table-cell office:value-type="float" office:value="0" calcext:value-type="float">
            <text:p>0</text:p>
          </table:table-cell>
          <table:table-cell office:value-type="float" office:value="873.263335183484" calcext:value-type="float">
            <text:p>873.2633351835</text:p>
          </table:table-cell>
          <table:table-cell office:value-type="float" office:value="887.249576868058" calcext:value-type="float">
            <text:p>887.2495768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.30086239236" calcext:value-type="float">
            <text:p>900.3008623924</text:p>
          </table:table-cell>
          <table:table-cell office:value-type="float" office:value="909.499842432885" calcext:value-type="float">
            <text:p>909.49984243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917.863814986793" calcext:value-type="float">
            <text:p>917.8638149868</text:p>
          </table:table-cell>
          <table:table-cell office:value-type="float" office:value="0" calcext:value-type="float">
            <text:p>0</text:p>
          </table:table-cell>
          <table:table-cell office:value-type="float" office:value="979.827079247609" calcext:value-type="float">
            <text:p>979.827079247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91.902349315272" calcext:value-type="float">
            <text:p>991.9023493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6.572955343588" calcext:value-type="float">
            <text:p>846.57295534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23.560980220274" calcext:value-type="float">
            <text:p>923.56098022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9.902748065019" calcext:value-type="float">
            <text:p>869.9027480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8.815409815928" calcext:value-type="float">
            <text:p>898.815409815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920.190134975329" calcext:value-type="float">
            <text:p>920.1901349753</text:p>
          </table:table-cell>
          <table:table-cell office:value-type="float" office:value="0" calcext:value-type="float">
            <text:p>0</text:p>
          </table:table-cell>
          <table:table-cell office:value-type="float" office:value="982.480795549687" calcext:value-type="float">
            <text:p>982.480795549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82.75618505548" calcext:value-type="float">
            <text:p>982.7561850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6.657040508827" calcext:value-type="float">
            <text:p>846.65704050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18.186644379557" calcext:value-type="float">
            <text:p>918.1866443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4.812936854976" calcext:value-type="float">
            <text:p>864.8129368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8.741513265953" calcext:value-type="float">
            <text:p>898.7415132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920.875505116699" calcext:value-type="float">
            <text:p>920.8755051167</text:p>
          </table:table-cell>
          <table:table-cell office:value-type="float" office:value="0" calcext:value-type="float">
            <text:p>0</text:p>
          </table:table-cell>
          <table:table-cell office:value-type="float" office:value="981.119007771416" calcext:value-type="float">
            <text:p>981.119007771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78.552271156483" calcext:value-type="float">
            <text:p>978.5522711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6.441001295006" calcext:value-type="float">
            <text:p>846.44100129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05.180030461222" calcext:value-type="float">
            <text:p>905.18003046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8.216879899274" calcext:value-type="float">
            <text:p>858.2168798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7.577349968506" calcext:value-type="float">
            <text:p>897.577349968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917.259005219313" calcext:value-type="float">
            <text:p>917.2590052193</text:p>
          </table:table-cell>
          <table:table-cell office:value-type="float" office:value="0" calcext:value-type="float">
            <text:p>0</text:p>
          </table:table-cell>
          <table:table-cell office:value-type="float" office:value="974.937048225359" calcext:value-type="float">
            <text:p>974.937048225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56.530493130722" calcext:value-type="float">
            <text:p>956.530493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6.60361136727" calcext:value-type="float">
            <text:p>846.60361136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08.770965949269" calcext:value-type="float">
            <text:p>908.77096594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5.132338355641" calcext:value-type="float">
            <text:p>855.1323383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0.898068171291" calcext:value-type="float">
            <text:p>890.89806817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899.876034807235" calcext:value-type="float">
            <text:p>899.8760348072</text:p>
          </table:table-cell>
          <table:table-cell office:value-type="float" office:value="0" calcext:value-type="float">
            <text:p>0</text:p>
          </table:table-cell>
          <table:table-cell office:value-type="float" office:value="972.459750068398" calcext:value-type="float">
            <text:p>972.459750068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54.025600968892" calcext:value-type="float">
            <text:p>954.02560096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0.303359709052" calcext:value-type="float">
            <text:p>840.30335970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98.155840780647" calcext:value-type="float">
            <text:p>898.15584078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7.934794348505" calcext:value-type="float">
            <text:p>837.93479434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4.908132149501" calcext:value-type="float">
            <text:p>884.908132149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899.876034807235" calcext:value-type="float">
            <text:p>899.8760348072</text:p>
          </table:table-cell>
          <table:table-cell office:value-type="float" office:value="0" calcext:value-type="float">
            <text:p>0</text:p>
          </table:table-cell>
          <table:table-cell office:value-type="float" office:value="976.845931696756" calcext:value-type="float">
            <text:p>976.845931696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50.562553474519" calcext:value-type="float">
            <text:p>950.56255347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6.709342405653" calcext:value-type="float">
            <text:p>836.70934240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88.584281393829" calcext:value-type="float">
            <text:p>888.58428139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5.052079206047" calcext:value-type="float">
            <text:p>825.052079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4.66465878871" calcext:value-type="float">
            <text:p>884.664658788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902.425117198878" calcext:value-type="float">
            <text:p>902.4251171989</text:p>
          </table:table-cell>
          <table:table-cell office:value-type="float" office:value="0" calcext:value-type="float">
            <text:p>0</text:p>
          </table:table-cell>
          <table:table-cell office:value-type="float" office:value="960.917618694877" calcext:value-type="float">
            <text:p>960.917618694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47.275652493538" calcext:value-type="float">
            <text:p>947.27565249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.223189317213" calcext:value-type="float">
            <text:p>812.22318931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85.222270928422" calcext:value-type="float">
            <text:p>885.2222709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0.745368472657" calcext:value-type="float">
            <text:p>820.74536847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4.94501341172" calcext:value-type="float">
            <text:p>884.94501341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number-columns-repeated="50" table:default-cell-style-name="Default"/>
        <table:table-row table:style-name="ro1">
          <table:table-cell table:number-columns-repeated="50"/>
        </table:table-row>
        <table:table-row table:style-name="ro1">
          <table:table-cell office:value-type="float" office:value="351.162465121811" calcext:value-type="float">
            <text:p>351.1624651218</text:p>
          </table:table-cell>
          <table:table-cell office:value-type="float" office:value="348.202913792699" calcext:value-type="float">
            <text:p>348.2029137927</text:p>
          </table:table-cell>
          <table:table-cell office:value-type="float" office:value="367.579091109128" calcext:value-type="float">
            <text:p>367.5790911091</text:p>
          </table:table-cell>
          <table:table-cell office:value-type="float" office:value="349.281247538895" calcext:value-type="float">
            <text:p>349.2812475389</text:p>
          </table:table-cell>
          <table:table-cell office:value-type="float" office:value="357.798960587341" calcext:value-type="float">
            <text:p>357.7989605873</text:p>
          </table:table-cell>
          <table:table-cell office:value-type="float" office:value="364.183060901036" calcext:value-type="float">
            <text:p>364.183060901</text:p>
          </table:table-cell>
          <table:table-cell office:value-type="float" office:value="367.107593057448" calcext:value-type="float">
            <text:p>367.1075930574</text:p>
          </table:table-cell>
          <table:table-cell office:value-type="float" office:value="343.542582964805" calcext:value-type="float">
            <text:p>343.5425829648</text:p>
          </table:table-cell>
          <table:table-cell office:value-type="float" office:value="348.569229631139" calcext:value-type="float">
            <text:p>348.5692296311</text:p>
          </table:table-cell>
          <table:table-cell office:value-type="float" office:value="344.254137026128" calcext:value-type="float">
            <text:p>344.2541370261</text:p>
          </table:table-cell>
          <table:table-cell office:value-type="float" office:value="335.97681075636" calcext:value-type="float">
            <text:p>335.9768107564</text:p>
          </table:table-cell>
          <table:table-cell office:value-type="float" office:value="365.751033961536" calcext:value-type="float">
            <text:p>365.7510339615</text:p>
          </table:table-cell>
          <table:table-cell office:value-type="float" office:value="345.851114821876" calcext:value-type="float">
            <text:p>345.8511148219</text:p>
          </table:table-cell>
          <table:table-cell office:value-type="float" office:value="345.839300745569" calcext:value-type="float">
            <text:p>345.8393007456</text:p>
          </table:table-cell>
          <table:table-cell office:value-type="float" office:value="344.079291860744" calcext:value-type="float">
            <text:p>344.0792918607</text:p>
          </table:table-cell>
          <table:table-cell office:value-type="float" office:value="360.245988621642" calcext:value-type="float">
            <text:p>360.2459886216</text:p>
          </table:table-cell>
          <table:table-cell office:value-type="float" office:value="350.26558237619" calcext:value-type="float">
            <text:p>350.2655823762</text:p>
          </table:table-cell>
          <table:table-cell office:value-type="float" office:value="341.665635180577" calcext:value-type="float">
            <text:p>341.6656351806</text:p>
          </table:table-cell>
          <table:table-cell office:value-type="float" office:value="338.11738732307" calcext:value-type="float">
            <text:p>338.1173873231</text:p>
          </table:table-cell>
          <table:table-cell office:value-type="float" office:value="342.652252584668" calcext:value-type="float">
            <text:p>342.6522525847</text:p>
          </table:table-cell>
          <table:table-cell office:value-type="float" office:value="329.670911430181" calcext:value-type="float">
            <text:p>329.6709114302</text:p>
          </table:table-cell>
          <table:table-cell office:value-type="float" office:value="347.63311650287" calcext:value-type="float">
            <text:p>347.6331165029</text:p>
          </table:table-cell>
          <table:table-cell office:value-type="float" office:value="332.443442596823" calcext:value-type="float">
            <text:p>332.4434425968</text:p>
          </table:table-cell>
          <table:table-cell office:value-type="float" office:value="362.486817831712" calcext:value-type="float">
            <text:p>362.4868178317</text:p>
          </table:table-cell>
          <table:table-cell office:value-type="float" office:value="344.332071448463" calcext:value-type="float">
            <text:p>344.3320714485</text:p>
          </table:table-cell>
          <table:table-cell office:value-type="float" office:value="347.539844468147" calcext:value-type="float">
            <text:p>347.5398444681</text:p>
          </table:table-cell>
          <table:table-cell office:value-type="float" office:value="340.74754219538" calcext:value-type="float">
            <text:p>340.7475421954</text:p>
          </table:table-cell>
          <table:table-cell office:value-type="float" office:value="367.048550874746" calcext:value-type="float">
            <text:p>367.0485508747</text:p>
          </table:table-cell>
          <table:table-cell office:value-type="float" office:value="334.120582723845" calcext:value-type="float">
            <text:p>334.1205827238</text:p>
          </table:table-cell>
          <table:table-cell office:value-type="float" office:value="353.774507734323" calcext:value-type="float">
            <text:p>353.7745077343</text:p>
          </table:table-cell>
          <table:table-cell office:value-type="float" office:value="343.381879605907" calcext:value-type="float">
            <text:p>343.3818796059</text:p>
          </table:table-cell>
          <table:table-cell office:value-type="float" office:value="343.109403372039" calcext:value-type="float">
            <text:p>343.109403372</text:p>
          </table:table-cell>
          <table:table-cell office:value-type="float" office:value="360.660792824177" calcext:value-type="float">
            <text:p>360.6607928242</text:p>
          </table:table-cell>
          <table:table-cell office:value-type="float" office:value="337.956040186652" calcext:value-type="float">
            <text:p>337.9560401867</text:p>
          </table:table-cell>
          <table:table-cell office:value-type="float" office:value="353.526763873812" calcext:value-type="float">
            <text:p>353.5267638738</text:p>
          </table:table-cell>
          <table:table-cell office:value-type="float" office:value="363.96661979747" calcext:value-type="float">
            <text:p>363.9666197975</text:p>
          </table:table-cell>
          <table:table-cell office:value-type="float" office:value="349.841522599434" calcext:value-type="float">
            <text:p>349.8415225994</text:p>
          </table:table-cell>
          <table:table-cell office:value-type="float" office:value="354.057388427058" calcext:value-type="float">
            <text:p>354.0573884271</text:p>
          </table:table-cell>
          <table:table-cell office:value-type="float" office:value="348.696865353798" calcext:value-type="float">
            <text:p>348.6968653538</text:p>
          </table:table-cell>
          <table:table-cell office:value-type="float" office:value="339.057202232805" calcext:value-type="float">
            <text:p>339.0572022328</text:p>
          </table:table-cell>
          <table:table-cell office:value-type="float" office:value="352.346110787542" calcext:value-type="float">
            <text:p>352.3461107875</text:p>
          </table:table-cell>
          <table:table-cell office:value-type="float" office:value="360.499881383402" calcext:value-type="float">
            <text:p>360.4998813834</text:p>
          </table:table-cell>
          <table:table-cell office:value-type="float" office:value="342.88965221861" calcext:value-type="float">
            <text:p>342.8896522186</text:p>
          </table:table-cell>
          <table:table-cell office:value-type="float" office:value="352.36851417889" calcext:value-type="float">
            <text:p>352.3685141789</text:p>
          </table:table-cell>
          <table:table-cell office:value-type="float" office:value="341.333333333331" calcext:value-type="float">
            <text:p>341.3333333333</text:p>
          </table:table-cell>
          <table:table-cell office:value-type="float" office:value="360.02435962629" calcext:value-type="float">
            <text:p>360.0243596263</text:p>
          </table:table-cell>
          <table:table-cell office:value-type="float" office:value="337.247692845181" calcext:value-type="float">
            <text:p>337.2476928452</text:p>
          </table:table-cell>
          <table:table-cell office:value-type="float" office:value="360.671258781677" calcext:value-type="float">
            <text:p>360.6712587817</text:p>
          </table:table-cell>
          <table:table-cell office:value-type="float" office:value="341.588233850316" calcext:value-type="float">
            <text:p>341.5882338503</text:p>
          </table:table-cell>
          <table:table-cell office:value-type="float" office:value="351.345647320291" calcext:value-type="float">
            <text:p>351.3456473203</text:p>
          </table:table-cell>
        </table:table-row>
        <table:table-row table:style-name="ro1">
          <table:table-cell office:value-type="float" office:value="352.549625125387" calcext:value-type="float">
            <text:p>352.5496251254</text:p>
          </table:table-cell>
          <table:table-cell office:value-type="float" office:value="345.43284822976" calcext:value-type="float">
            <text:p>345.4328482298</text:p>
          </table:table-cell>
          <table:table-cell office:value-type="float" office:value="368.816867536244" calcext:value-type="float">
            <text:p>368.8168675362</text:p>
          </table:table-cell>
          <table:table-cell office:value-type="float" office:value="354.247170060592" calcext:value-type="float">
            <text:p>354.2471700606</text:p>
          </table:table-cell>
          <table:table-cell office:value-type="float" office:value="361.627342001123" calcext:value-type="float">
            <text:p>361.6273420011</text:p>
          </table:table-cell>
          <table:table-cell office:value-type="float" office:value="364.542478293787" calcext:value-type="float">
            <text:p>364.5424782938</text:p>
          </table:table-cell>
          <table:table-cell office:value-type="float" office:value="375.243150866434" calcext:value-type="float">
            <text:p>375.2431508664</text:p>
          </table:table-cell>
          <table:table-cell office:value-type="float" office:value="350.937043577628" calcext:value-type="float">
            <text:p>350.9370435776</text:p>
          </table:table-cell>
          <table:table-cell office:value-type="float" office:value="350.87747243128" calcext:value-type="float">
            <text:p>350.8774724313</text:p>
          </table:table-cell>
          <table:table-cell office:value-type="float" office:value="358.417980395785" calcext:value-type="float">
            <text:p>358.4179803958</text:p>
          </table:table-cell>
          <table:table-cell office:value-type="float" office:value="358.803701263405" calcext:value-type="float">
            <text:p>358.8037012634</text:p>
          </table:table-cell>
          <table:table-cell office:value-type="float" office:value="376.92603262831" calcext:value-type="float">
            <text:p>376.9260326283</text:p>
          </table:table-cell>
          <table:table-cell office:value-type="float" office:value="348.374337540834" calcext:value-type="float">
            <text:p>348.3743375408</text:p>
          </table:table-cell>
          <table:table-cell office:value-type="float" office:value="360.058453351506" calcext:value-type="float">
            <text:p>360.0584533515</text:p>
          </table:table-cell>
          <table:table-cell office:value-type="float" office:value="359.865983915115" calcext:value-type="float">
            <text:p>359.8659839151</text:p>
          </table:table-cell>
          <table:table-cell office:value-type="float" office:value="363.804545665494" calcext:value-type="float">
            <text:p>363.8045456655</text:p>
          </table:table-cell>
          <table:table-cell office:value-type="float" office:value="355.420771195556" calcext:value-type="float">
            <text:p>355.4207711956</text:p>
          </table:table-cell>
          <table:table-cell office:value-type="float" office:value="360.161002012575" calcext:value-type="float">
            <text:p>360.1610020126</text:p>
          </table:table-cell>
          <table:table-cell office:value-type="float" office:value="346.488905496139" calcext:value-type="float">
            <text:p>346.4889054961</text:p>
          </table:table-cell>
          <table:table-cell office:value-type="float" office:value="340.224791397021" calcext:value-type="float">
            <text:p>340.224791397</text:p>
          </table:table-cell>
          <table:table-cell office:value-type="float" office:value="327.730418053359" calcext:value-type="float">
            <text:p>327.7304180534</text:p>
          </table:table-cell>
          <table:table-cell office:value-type="float" office:value="352.54649675095" calcext:value-type="float">
            <text:p>352.546496751</text:p>
          </table:table-cell>
          <table:table-cell office:value-type="float" office:value="352.200846587004" calcext:value-type="float">
            <text:p>352.200846587</text:p>
          </table:table-cell>
          <table:table-cell office:value-type="float" office:value="357.645544574807" calcext:value-type="float">
            <text:p>357.6455445748</text:p>
          </table:table-cell>
          <table:table-cell office:value-type="float" office:value="344.34143797825" calcext:value-type="float">
            <text:p>344.3414379783</text:p>
          </table:table-cell>
          <table:table-cell office:value-type="float" office:value="354.418753047698" calcext:value-type="float">
            <text:p>354.4187530477</text:p>
          </table:table-cell>
          <table:table-cell office:value-type="float" office:value="333.733262978962" calcext:value-type="float">
            <text:p>333.733262979</text:p>
          </table:table-cell>
          <table:table-cell office:value-type="float" office:value="372.818745165997" calcext:value-type="float">
            <text:p>372.818745166</text:p>
          </table:table-cell>
          <table:table-cell office:value-type="float" office:value="330.196787499027" calcext:value-type="float">
            <text:p>330.196787499</text:p>
          </table:table-cell>
          <table:table-cell office:value-type="float" office:value="360.569578352107" calcext:value-type="float">
            <text:p>360.5695783521</text:p>
          </table:table-cell>
          <table:table-cell office:value-type="float" office:value="349.805089924752" calcext:value-type="float">
            <text:p>349.8050899248</text:p>
          </table:table-cell>
          <table:table-cell office:value-type="float" office:value="348.124881718992" calcext:value-type="float">
            <text:p>348.124881719</text:p>
          </table:table-cell>
          <table:table-cell office:value-type="float" office:value="370.964347157983" calcext:value-type="float">
            <text:p>370.964347158</text:p>
          </table:table-cell>
          <table:table-cell office:value-type="float" office:value="345.141069124892" calcext:value-type="float">
            <text:p>345.1410691249</text:p>
          </table:table-cell>
          <table:table-cell office:value-type="float" office:value="365.453979131706" calcext:value-type="float">
            <text:p>365.4539791317</text:p>
          </table:table-cell>
          <table:table-cell office:value-type="float" office:value="382.867365246263" calcext:value-type="float">
            <text:p>382.8673652463</text:p>
          </table:table-cell>
          <table:table-cell office:value-type="float" office:value="363.760681518208" calcext:value-type="float">
            <text:p>363.7606815182</text:p>
          </table:table-cell>
          <table:table-cell office:value-type="float" office:value="354.678484757893" calcext:value-type="float">
            <text:p>354.6784847579</text:p>
          </table:table-cell>
          <table:table-cell office:value-type="float" office:value="352.599652016876" calcext:value-type="float">
            <text:p>352.5996520169</text:p>
          </table:table-cell>
          <table:table-cell office:value-type="float" office:value="345.631232482621" calcext:value-type="float">
            <text:p>345.6312324826</text:p>
          </table:table-cell>
          <table:table-cell office:value-type="float" office:value="360.366214961098" calcext:value-type="float">
            <text:p>360.3662149611</text:p>
          </table:table-cell>
          <table:table-cell office:value-type="float" office:value="371.406792745836" calcext:value-type="float">
            <text:p>371.4067927458</text:p>
          </table:table-cell>
          <table:table-cell office:value-type="float" office:value="350.381323601471" calcext:value-type="float">
            <text:p>350.3813236015</text:p>
          </table:table-cell>
          <table:table-cell office:value-type="float" office:value="365.832413709884" calcext:value-type="float">
            <text:p>365.8324137099</text:p>
          </table:table-cell>
          <table:table-cell office:value-type="float" office:value="353.907017706989" calcext:value-type="float">
            <text:p>353.907017707</text:p>
          </table:table-cell>
          <table:table-cell office:value-type="float" office:value="371.254784265205" calcext:value-type="float">
            <text:p>371.2547842652</text:p>
          </table:table-cell>
          <table:table-cell office:value-type="float" office:value="333.618541427582" calcext:value-type="float">
            <text:p>333.6185414276</text:p>
          </table:table-cell>
          <table:table-cell office:value-type="float" office:value="358.95851101673" calcext:value-type="float">
            <text:p>358.9585110167</text:p>
          </table:table-cell>
          <table:table-cell office:value-type="float" office:value="355.959632861633" calcext:value-type="float">
            <text:p>355.9596328616</text:p>
          </table:table-cell>
          <table:table-cell office:value-type="float" office:value="356.637621213245" calcext:value-type="float">
            <text:p>356.6376212132</text:p>
          </table:table-cell>
        </table:table-row>
        <table:table-row table:style-name="ro1">
          <table:table-cell office:value-type="float" office:value="353.138936020328" calcext:value-type="float">
            <text:p>353.1389360203</text:p>
          </table:table-cell>
          <table:table-cell office:value-type="float" office:value="350.411950239181" calcext:value-type="float">
            <text:p>350.4119502392</text:p>
          </table:table-cell>
          <table:table-cell office:value-type="float" office:value="370.015383418145" calcext:value-type="float">
            <text:p>370.0153834181</text:p>
          </table:table-cell>
          <table:table-cell office:value-type="float" office:value="360.050997639786" calcext:value-type="float">
            <text:p>360.0509976398</text:p>
          </table:table-cell>
          <table:table-cell office:value-type="float" office:value="357.38491893541" calcext:value-type="float">
            <text:p>357.3849189354</text:p>
          </table:table-cell>
          <table:table-cell office:value-type="float" office:value="362.520588036419" calcext:value-type="float">
            <text:p>362.5205880364</text:p>
          </table:table-cell>
          <table:table-cell office:value-type="float" office:value="379.59738013398" calcext:value-type="float">
            <text:p>379.597380134</text:p>
          </table:table-cell>
          <table:table-cell office:value-type="float" office:value="351.247800224893" calcext:value-type="float">
            <text:p>351.2478002249</text:p>
          </table:table-cell>
          <table:table-cell office:value-type="float" office:value="355.407331986747" calcext:value-type="float">
            <text:p>355.4073319867</text:p>
          </table:table-cell>
          <table:table-cell office:value-type="float" office:value="372.005111501631" calcext:value-type="float">
            <text:p>372.0051115016</text:p>
          </table:table-cell>
          <table:table-cell office:value-type="float" office:value="371.032289802576" calcext:value-type="float">
            <text:p>371.0322898026</text:p>
          </table:table-cell>
          <table:table-cell office:value-type="float" office:value="381.118646282198" calcext:value-type="float">
            <text:p>381.1186462822</text:p>
          </table:table-cell>
          <table:table-cell office:value-type="float" office:value="358.721299373898" calcext:value-type="float">
            <text:p>358.7212993739</text:p>
          </table:table-cell>
          <table:table-cell office:value-type="float" office:value="365.360151442096" calcext:value-type="float">
            <text:p>365.3601514421</text:p>
          </table:table-cell>
          <table:table-cell office:value-type="float" office:value="358.541001330923" calcext:value-type="float">
            <text:p>358.5410013309</text:p>
          </table:table-cell>
          <table:table-cell office:value-type="float" office:value="364.887729408146" calcext:value-type="float">
            <text:p>364.8877294081</text:p>
          </table:table-cell>
          <table:table-cell office:value-type="float" office:value="353.271567994961" calcext:value-type="float">
            <text:p>353.271567995</text:p>
          </table:table-cell>
          <table:table-cell office:value-type="float" office:value="358.83337011557" calcext:value-type="float">
            <text:p>358.8333701156</text:p>
          </table:table-cell>
          <table:table-cell office:value-type="float" office:value="352.265039802326" calcext:value-type="float">
            <text:p>352.2650398023</text:p>
          </table:table-cell>
          <table:table-cell office:value-type="float" office:value="340.224791397021" calcext:value-type="float">
            <text:p>340.224791397</text:p>
          </table:table-cell>
          <table:table-cell office:value-type="float" office:value="327.48117343298" calcext:value-type="float">
            <text:p>327.481173433</text:p>
          </table:table-cell>
          <table:table-cell office:value-type="float" office:value="354.569046721793" calcext:value-type="float">
            <text:p>354.5690467218</text:p>
          </table:table-cell>
          <table:table-cell office:value-type="float" office:value="362.282582409735" calcext:value-type="float">
            <text:p>362.2825824097</text:p>
          </table:table-cell>
          <table:table-cell office:value-type="float" office:value="362.023390570557" calcext:value-type="float">
            <text:p>362.0233905706</text:p>
          </table:table-cell>
          <table:table-cell office:value-type="float" office:value="354.206452938429" calcext:value-type="float">
            <text:p>354.2064529384</text:p>
          </table:table-cell>
          <table:table-cell office:value-type="float" office:value="357.868267610519" calcext:value-type="float">
            <text:p>357.8682676105</text:p>
          </table:table-cell>
          <table:table-cell office:value-type="float" office:value="353.657759066487" calcext:value-type="float">
            <text:p>353.6577590665</text:p>
          </table:table-cell>
          <table:table-cell office:value-type="float" office:value="376.44126886876" calcext:value-type="float">
            <text:p>376.4412688688</text:p>
          </table:table-cell>
          <table:table-cell office:value-type="float" office:value="346.591988274021" calcext:value-type="float">
            <text:p>346.591988274</text:p>
          </table:table-cell>
          <table:table-cell office:value-type="float" office:value="368.735573678497" calcext:value-type="float">
            <text:p>368.7355736785</text:p>
          </table:table-cell>
          <table:table-cell office:value-type="float" office:value="355.901392293203" calcext:value-type="float">
            <text:p>355.9013922932</text:p>
          </table:table-cell>
          <table:table-cell office:value-type="float" office:value="352.158841715003" calcext:value-type="float">
            <text:p>352.158841715</text:p>
          </table:table-cell>
          <table:table-cell office:value-type="float" office:value="371.515629994526" calcext:value-type="float">
            <text:p>371.5156299945</text:p>
          </table:table-cell>
          <table:table-cell office:value-type="float" office:value="346.61442723032" calcext:value-type="float">
            <text:p>346.6144272303</text:p>
          </table:table-cell>
          <table:table-cell office:value-type="float" office:value="366.411533198153" calcext:value-type="float">
            <text:p>366.4115331982</text:p>
          </table:table-cell>
          <table:table-cell office:value-type="float" office:value="384.669203330041" calcext:value-type="float">
            <text:p>384.66920333</text:p>
          </table:table-cell>
          <table:table-cell office:value-type="float" office:value="364.511506371501" calcext:value-type="float">
            <text:p>364.5115063715</text:p>
          </table:table-cell>
          <table:table-cell office:value-type="float" office:value="356.932480066566" calcext:value-type="float">
            <text:p>356.9324800666</text:p>
          </table:table-cell>
          <table:table-cell office:value-type="float" office:value="351.744840189211" calcext:value-type="float">
            <text:p>351.7448401892</text:p>
          </table:table-cell>
          <table:table-cell office:value-type="float" office:value="348.664976836553" calcext:value-type="float">
            <text:p>348.6649768366</text:p>
          </table:table-cell>
          <table:table-cell office:value-type="float" office:value="357.195137978786" calcext:value-type="float">
            <text:p>357.1951379788</text:p>
          </table:table-cell>
          <table:table-cell office:value-type="float" office:value="379.060087740101" calcext:value-type="float">
            <text:p>379.0600877401</text:p>
          </table:table-cell>
          <table:table-cell office:value-type="float" office:value="357.184922187028" calcext:value-type="float">
            <text:p>357.184922187</text:p>
          </table:table-cell>
          <table:table-cell office:value-type="float" office:value="357.751612030913" calcext:value-type="float">
            <text:p>357.7516120309</text:p>
          </table:table-cell>
          <table:table-cell office:value-type="float" office:value="359.147285280818" calcext:value-type="float">
            <text:p>359.1472852808</text:p>
          </table:table-cell>
          <table:table-cell office:value-type="float" office:value="383.151045352308" calcext:value-type="float">
            <text:p>383.1510453523</text:p>
          </table:table-cell>
          <table:table-cell office:value-type="float" office:value="335.818083711092" calcext:value-type="float">
            <text:p>335.8180837111</text:p>
          </table:table-cell>
          <table:table-cell office:value-type="float" office:value="368.344593347322" calcext:value-type="float">
            <text:p>368.3445933473</text:p>
          </table:table-cell>
          <table:table-cell office:value-type="float" office:value="358.448805636228" calcext:value-type="float">
            <text:p>358.4488056362</text:p>
          </table:table-cell>
          <table:table-cell office:value-type="float" office:value="355.725961455578" calcext:value-type="float">
            <text:p>355.7259614556</text:p>
          </table:table-cell>
        </table:table-row>
        <table:table-row table:style-name="ro1">
          <table:table-cell office:value-type="float" office:value="347.058818487382" calcext:value-type="float">
            <text:p>347.0588184874</text:p>
          </table:table-cell>
          <table:table-cell office:value-type="float" office:value="358.193486660624" calcext:value-type="float">
            <text:p>358.1934866606</text:p>
          </table:table-cell>
          <table:table-cell office:value-type="float" office:value="366.689326972325" calcext:value-type="float">
            <text:p>366.6893269723</text:p>
          </table:table-cell>
          <table:table-cell office:value-type="float" office:value="345.8811856208" calcext:value-type="float">
            <text:p>345.8811856208</text:p>
          </table:table-cell>
          <table:table-cell office:value-type="float" office:value="358.922423821389" calcext:value-type="float">
            <text:p>358.9224238214</text:p>
          </table:table-cell>
          <table:table-cell office:value-type="float" office:value="349.694697281328" calcext:value-type="float">
            <text:p>349.6946972813</text:p>
          </table:table-cell>
          <table:table-cell office:value-type="float" office:value="396.640636572775" calcext:value-type="float">
            <text:p>396.6406365728</text:p>
          </table:table-cell>
          <table:table-cell office:value-type="float" office:value="366.464793490617" calcext:value-type="float">
            <text:p>366.4647934906</text:p>
          </table:table-cell>
          <table:table-cell office:value-type="float" office:value="356.135202321163" calcext:value-type="float">
            <text:p>356.1352023212</text:p>
          </table:table-cell>
          <table:table-cell office:value-type="float" office:value="379.720625222036" calcext:value-type="float">
            <text:p>379.720625222</text:p>
          </table:table-cell>
          <table:table-cell office:value-type="float" office:value="378.100128635293" calcext:value-type="float">
            <text:p>378.1001286353</text:p>
          </table:table-cell>
          <table:table-cell office:value-type="float" office:value="381.414903500063" calcext:value-type="float">
            <text:p>381.4149035001</text:p>
          </table:table-cell>
          <table:table-cell office:value-type="float" office:value="382.077514614366" calcext:value-type="float">
            <text:p>382.0775146144</text:p>
          </table:table-cell>
          <table:table-cell office:value-type="float" office:value="376.777728594565" calcext:value-type="float">
            <text:p>376.7777285946</text:p>
          </table:table-cell>
          <table:table-cell office:value-type="float" office:value="356.959374517819" calcext:value-type="float">
            <text:p>356.9593745178</text:p>
          </table:table-cell>
          <table:table-cell office:value-type="float" office:value="361.862125068814" calcext:value-type="float">
            <text:p>361.8621250688</text:p>
          </table:table-cell>
          <table:table-cell office:value-type="float" office:value="353.271567994961" calcext:value-type="float">
            <text:p>353.271567995</text:p>
          </table:table-cell>
          <table:table-cell office:value-type="float" office:value="362.686776573377" calcext:value-type="float">
            <text:p>362.6867765734</text:p>
          </table:table-cell>
          <table:table-cell office:value-type="float" office:value="356.052212066064" calcext:value-type="float">
            <text:p>356.0522120661</text:p>
          </table:table-cell>
          <table:table-cell office:value-type="float" office:value="338.526342128866" calcext:value-type="float">
            <text:p>338.5263421289</text:p>
          </table:table-cell>
          <table:table-cell office:value-type="float" office:value="340.488858197529" calcext:value-type="float">
            <text:p>340.4888581975</text:p>
          </table:table-cell>
          <table:table-cell office:value-type="float" office:value="350.350453426824" calcext:value-type="float">
            <text:p>350.3504534268</text:p>
          </table:table-cell>
          <table:table-cell office:value-type="float" office:value="364.940661648142" calcext:value-type="float">
            <text:p>364.9406616481</text:p>
          </table:table-cell>
          <table:table-cell office:value-type="float" office:value="367.596384032232" calcext:value-type="float">
            <text:p>367.5963840322</text:p>
          </table:table-cell>
          <table:table-cell office:value-type="float" office:value="364.622911849946" calcext:value-type="float">
            <text:p>364.6229118499</text:p>
          </table:table-cell>
          <table:table-cell office:value-type="float" office:value="351.612937223111" calcext:value-type="float">
            <text:p>351.6129372231</text:p>
          </table:table-cell>
          <table:table-cell office:value-type="float" office:value="351.629122792568" calcext:value-type="float">
            <text:p>351.6291227926</text:p>
          </table:table-cell>
          <table:table-cell office:value-type="float" office:value="374.07705910579" calcext:value-type="float">
            <text:p>374.0770591058</text:p>
          </table:table-cell>
          <table:table-cell office:value-type="float" office:value="360.635501256751" calcext:value-type="float">
            <text:p>360.6355012568</text:p>
          </table:table-cell>
          <table:table-cell office:value-type="float" office:value="370.229741254107" calcext:value-type="float">
            <text:p>370.2297412541</text:p>
          </table:table-cell>
          <table:table-cell office:value-type="float" office:value="354.631497881854" calcext:value-type="float">
            <text:p>354.6314978819</text:p>
          </table:table-cell>
          <table:table-cell office:value-type="float" office:value="356.332434071286" calcext:value-type="float">
            <text:p>356.3324340713</text:p>
          </table:table-cell>
          <table:table-cell office:value-type="float" office:value="372.074661168445" calcext:value-type="float">
            <text:p>372.0746611684</text:p>
          </table:table-cell>
          <table:table-cell office:value-type="float" office:value="356.834183023872" calcext:value-type="float">
            <text:p>356.8341830239</text:p>
          </table:table-cell>
          <table:table-cell office:value-type="float" office:value="363.088713269399" calcext:value-type="float">
            <text:p>363.0887132694</text:p>
          </table:table-cell>
          <table:table-cell office:value-type="float" office:value="393.459915788289" calcext:value-type="float">
            <text:p>393.4599157883</text:p>
          </table:table-cell>
          <table:table-cell office:value-type="float" office:value="363.550215322253" calcext:value-type="float">
            <text:p>363.5502153223</text:p>
          </table:table-cell>
          <table:table-cell office:value-type="float" office:value="356.849981113927" calcext:value-type="float">
            <text:p>356.8499811139</text:p>
          </table:table-cell>
          <table:table-cell office:value-type="float" office:value="350.960584107668" calcext:value-type="float">
            <text:p>350.9605841077</text:p>
          </table:table-cell>
          <table:table-cell office:value-type="float" office:value="351.354586428734" calcext:value-type="float">
            <text:p>351.3545864287</text:p>
          </table:table-cell>
          <table:table-cell office:value-type="float" office:value="356.09183496175" calcext:value-type="float">
            <text:p>356.0918349618</text:p>
          </table:table-cell>
          <table:table-cell office:value-type="float" office:value="376.850305064987" calcext:value-type="float">
            <text:p>376.850305065</text:p>
          </table:table-cell>
          <table:table-cell office:value-type="float" office:value="363.665759309012" calcext:value-type="float">
            <text:p>363.665759309</text:p>
          </table:table-cell>
          <table:table-cell office:value-type="float" office:value="358.695935991507" calcext:value-type="float">
            <text:p>358.6959359915</text:p>
          </table:table-cell>
          <table:table-cell office:value-type="float" office:value="362.098208825042" calcext:value-type="float">
            <text:p>362.098208825</text:p>
          </table:table-cell>
          <table:table-cell office:value-type="float" office:value="381.208987971722" calcext:value-type="float">
            <text:p>381.2089879717</text:p>
          </table:table-cell>
          <table:table-cell office:value-type="float" office:value="356.976305562852" calcext:value-type="float">
            <text:p>356.9763055629</text:p>
          </table:table-cell>
          <table:table-cell office:value-type="float" office:value="375.044548784255" calcext:value-type="float">
            <text:p>375.0445487843</text:p>
          </table:table-cell>
          <table:table-cell office:value-type="float" office:value="351.570176857303" calcext:value-type="float">
            <text:p>351.5701768573</text:p>
          </table:table-cell>
          <table:table-cell office:value-type="float" office:value="356.460728826711" calcext:value-type="float">
            <text:p>356.4607288267</text:p>
          </table:table-cell>
        </table:table-row>
        <table:table-row table:style-name="ro1">
          <table:table-cell office:value-type="float" office:value="366.9723454863" calcext:value-type="float">
            <text:p>366.9723454863</text:p>
          </table:table-cell>
          <table:table-cell office:value-type="float" office:value="361.793785248942" calcext:value-type="float">
            <text:p>361.7937852489</text:p>
          </table:table-cell>
          <table:table-cell office:value-type="float" office:value="368.821303502795" calcext:value-type="float">
            <text:p>368.8213035028</text:p>
          </table:table-cell>
          <table:table-cell office:value-type="float" office:value="356.653163296639" calcext:value-type="float">
            <text:p>356.6531632966</text:p>
          </table:table-cell>
          <table:table-cell office:value-type="float" office:value="359.837406897274" calcext:value-type="float">
            <text:p>359.8374068973</text:p>
          </table:table-cell>
          <table:table-cell office:value-type="float" office:value="349.731896643323" calcext:value-type="float">
            <text:p>349.7318966433</text:p>
          </table:table-cell>
          <table:table-cell office:value-type="float" office:value="396.48997879657" calcext:value-type="float">
            <text:p>396.4899787966</text:p>
          </table:table-cell>
          <table:table-cell office:value-type="float" office:value="365.849508622561" calcext:value-type="float">
            <text:p>365.8495086226</text:p>
          </table:table-cell>
          <table:table-cell office:value-type="float" office:value="355.167057496213" calcext:value-type="float">
            <text:p>355.1670574962</text:p>
          </table:table-cell>
          <table:table-cell office:value-type="float" office:value="390.103016818326" calcext:value-type="float">
            <text:p>390.1030168183</text:p>
          </table:table-cell>
          <table:table-cell office:value-type="float" office:value="377.236422977677" calcext:value-type="float">
            <text:p>377.2364229777</text:p>
          </table:table-cell>
          <table:table-cell office:value-type="float" office:value="383.745171185282" calcext:value-type="float">
            <text:p>383.7451711853</text:p>
          </table:table-cell>
          <table:table-cell office:value-type="float" office:value="381.053812859919" calcext:value-type="float">
            <text:p>381.0538128599</text:p>
          </table:table-cell>
          <table:table-cell office:value-type="float" office:value="374.544291252069" calcext:value-type="float">
            <text:p>374.5442912521</text:p>
          </table:table-cell>
          <table:table-cell office:value-type="float" office:value="363.85566756915" calcext:value-type="float">
            <text:p>363.8556675692</text:p>
          </table:table-cell>
          <table:table-cell office:value-type="float" office:value="355.66555895361" calcext:value-type="float">
            <text:p>355.6655589536</text:p>
          </table:table-cell>
          <table:table-cell office:value-type="float" office:value="360.808526207022" calcext:value-type="float">
            <text:p>360.808526207</text:p>
          </table:table-cell>
          <table:table-cell office:value-type="float" office:value="369.131357050007" calcext:value-type="float">
            <text:p>369.13135705</text:p>
          </table:table-cell>
          <table:table-cell office:value-type="float" office:value="347.774110499434" calcext:value-type="float">
            <text:p>347.7741104994</text:p>
          </table:table-cell>
          <table:table-cell office:value-type="float" office:value="357.373935438025" calcext:value-type="float">
            <text:p>357.373935438</text:p>
          </table:table-cell>
          <table:table-cell office:value-type="float" office:value="340.462028273808" calcext:value-type="float">
            <text:p>340.4620282738</text:p>
          </table:table-cell>
          <table:table-cell office:value-type="float" office:value="353.091412110436" calcext:value-type="float">
            <text:p>353.0914121104</text:p>
          </table:table-cell>
          <table:table-cell office:value-type="float" office:value="364.226100849863" calcext:value-type="float">
            <text:p>364.2261008499</text:p>
          </table:table-cell>
          <table:table-cell office:value-type="float" office:value="367.596384032232" calcext:value-type="float">
            <text:p>367.5963840322</text:p>
          </table:table-cell>
          <table:table-cell office:value-type="float" office:value="366.720683421963" calcext:value-type="float">
            <text:p>366.720683422</text:p>
          </table:table-cell>
          <table:table-cell office:value-type="float" office:value="362.629213985408" calcext:value-type="float">
            <text:p>362.6292139854</text:p>
          </table:table-cell>
          <table:table-cell office:value-type="float" office:value="354.091988954829" calcext:value-type="float">
            <text:p>354.0919889548</text:p>
          </table:table-cell>
          <table:table-cell office:value-type="float" office:value="385.354739690144" calcext:value-type="float">
            <text:p>385.3547396901</text:p>
          </table:table-cell>
          <table:table-cell office:value-type="float" office:value="361.946096370143" calcext:value-type="float">
            <text:p>361.9460963701</text:p>
          </table:table-cell>
          <table:table-cell office:value-type="float" office:value="368.559224315438" calcext:value-type="float">
            <text:p>368.5592243154</text:p>
          </table:table-cell>
          <table:table-cell office:value-type="float" office:value="357.126352200591" calcext:value-type="float">
            <text:p>357.1263522006</text:p>
          </table:table-cell>
          <table:table-cell office:value-type="float" office:value="364.168678931516" calcext:value-type="float">
            <text:p>364.1686789315</text:p>
          </table:table-cell>
          <table:table-cell office:value-type="float" office:value="369.810821407702" calcext:value-type="float">
            <text:p>369.8108214077</text:p>
          </table:table-cell>
          <table:table-cell office:value-type="float" office:value="362.019780913163" calcext:value-type="float">
            <text:p>362.0197809132</text:p>
          </table:table-cell>
          <table:table-cell office:value-type="float" office:value="361.662927322135" calcext:value-type="float">
            <text:p>361.6629273221</text:p>
          </table:table-cell>
          <table:table-cell office:value-type="float" office:value="392.975432039478" calcext:value-type="float">
            <text:p>392.9754320395</text:p>
          </table:table-cell>
          <table:table-cell office:value-type="float" office:value="368.141986134937" calcext:value-type="float">
            <text:p>368.1419861349</text:p>
          </table:table-cell>
          <table:table-cell office:value-type="float" office:value="357.308521847852" calcext:value-type="float">
            <text:p>357.3085218479</text:p>
          </table:table-cell>
          <table:table-cell office:value-type="float" office:value="351.783005230765" calcext:value-type="float">
            <text:p>351.7830052308</text:p>
          </table:table-cell>
          <table:table-cell office:value-type="float" office:value="354.134758290422" calcext:value-type="float">
            <text:p>354.1347582904</text:p>
          </table:table-cell>
          <table:table-cell office:value-type="float" office:value="357.552157672725" calcext:value-type="float">
            <text:p>357.5521576727</text:p>
          </table:table-cell>
          <table:table-cell office:value-type="float" office:value="382.899107554238" calcext:value-type="float">
            <text:p>382.8991075542</text:p>
          </table:table-cell>
          <table:table-cell office:value-type="float" office:value="377.458486795535" calcext:value-type="float">
            <text:p>377.4584867955</text:p>
          </table:table-cell>
          <table:table-cell office:value-type="float" office:value="362.556861032724" calcext:value-type="float">
            <text:p>362.5568610327</text:p>
          </table:table-cell>
          <table:table-cell office:value-type="float" office:value="373.496503970001" calcext:value-type="float">
            <text:p>373.49650397</text:p>
          </table:table-cell>
          <table:table-cell office:value-type="float" office:value="388.923290143877" calcext:value-type="float">
            <text:p>388.9232901439</text:p>
          </table:table-cell>
          <table:table-cell office:value-type="float" office:value="355.889749460791" calcext:value-type="float">
            <text:p>355.8897494608</text:p>
          </table:table-cell>
          <table:table-cell office:value-type="float" office:value="385.110010027069" calcext:value-type="float">
            <text:p>385.1100100271</text:p>
          </table:table-cell>
          <table:table-cell office:value-type="float" office:value="354.594174293814" calcext:value-type="float">
            <text:p>354.5941742938</text:p>
          </table:table-cell>
          <table:table-cell office:value-type="float" office:value="354.121797383875" calcext:value-type="float">
            <text:p>354.1217973839</text:p>
          </table:table-cell>
        </table:table-row>
        <table:table-row table:style-name="ro1">
          <table:table-cell office:value-type="float" office:value="374.628465607501" calcext:value-type="float">
            <text:p>374.6284656075</text:p>
          </table:table-cell>
          <table:table-cell office:value-type="float" office:value="368.887921025816" calcext:value-type="float">
            <text:p>368.8879210258</text:p>
          </table:table-cell>
          <table:table-cell office:value-type="float" office:value="368.555540319601" calcext:value-type="float">
            <text:p>368.5555403196</text:p>
          </table:table-cell>
          <table:table-cell office:value-type="float" office:value="366.069242319227" calcext:value-type="float">
            <text:p>366.0692423192</text:p>
          </table:table-cell>
          <table:table-cell office:value-type="float" office:value="355.350011213826" calcext:value-type="float">
            <text:p>355.3500112138</text:p>
          </table:table-cell>
          <table:table-cell office:value-type="float" office:value="345.200191984612" calcext:value-type="float">
            <text:p>345.2001919846</text:p>
          </table:table-cell>
          <table:table-cell office:value-type="float" office:value="396.027309580116" calcext:value-type="float">
            <text:p>396.0273095801</text:p>
          </table:table-cell>
          <table:table-cell office:value-type="float" office:value="370.735710697547" calcext:value-type="float">
            <text:p>370.7357106975</text:p>
          </table:table-cell>
          <table:table-cell office:value-type="float" office:value="356.758975247462" calcext:value-type="float">
            <text:p>356.7589752475</text:p>
          </table:table-cell>
          <table:table-cell office:value-type="float" office:value="406.007757380608" calcext:value-type="float">
            <text:p>406.0077573806</text:p>
          </table:table-cell>
          <table:table-cell office:value-type="float" office:value="376.121628566665" calcext:value-type="float">
            <text:p>376.1216285667</text:p>
          </table:table-cell>
          <table:table-cell office:value-type="float" office:value="380.47585745683" calcext:value-type="float">
            <text:p>380.4758574568</text:p>
          </table:table-cell>
          <table:table-cell office:value-type="float" office:value="381.988063166723" calcext:value-type="float">
            <text:p>381.9880631667</text:p>
          </table:table-cell>
          <table:table-cell office:value-type="float" office:value="366.565619636361" calcext:value-type="float">
            <text:p>366.5656196364</text:p>
          </table:table-cell>
          <table:table-cell office:value-type="float" office:value="364.742921293033" calcext:value-type="float">
            <text:p>364.742921293</text:p>
          </table:table-cell>
          <table:table-cell office:value-type="float" office:value="355.523983873523" calcext:value-type="float">
            <text:p>355.5239838735</text:p>
          </table:table-cell>
          <table:table-cell office:value-type="float" office:value="353.142199055061" calcext:value-type="float">
            <text:p>353.1421990551</text:p>
          </table:table-cell>
          <table:table-cell office:value-type="float" office:value="366.145591467325" calcext:value-type="float">
            <text:p>366.1455914673</text:p>
          </table:table-cell>
          <table:table-cell office:value-type="float" office:value="362.887617022172" calcext:value-type="float">
            <text:p>362.8876170222</text:p>
          </table:table-cell>
          <table:table-cell office:value-type="float" office:value="360.147422337291" calcext:value-type="float">
            <text:p>360.1474223373</text:p>
          </table:table-cell>
          <table:table-cell office:value-type="float" office:value="340.135891451515" calcext:value-type="float">
            <text:p>340.1358914515</text:p>
          </table:table-cell>
          <table:table-cell office:value-type="float" office:value="357.045672490246" calcext:value-type="float">
            <text:p>357.0456724902</text:p>
          </table:table-cell>
          <table:table-cell office:value-type="float" office:value="376.242599685595" calcext:value-type="float">
            <text:p>376.2425996856</text:p>
          </table:table-cell>
          <table:table-cell office:value-type="float" office:value="379.162712009337" calcext:value-type="float">
            <text:p>379.1627120093</text:p>
          </table:table-cell>
          <table:table-cell office:value-type="float" office:value="373.446620964095" calcext:value-type="float">
            <text:p>373.4466209641</text:p>
          </table:table-cell>
          <table:table-cell office:value-type="float" office:value="365.647208686415" calcext:value-type="float">
            <text:p>365.6472086864</text:p>
          </table:table-cell>
          <table:table-cell office:value-type="float" office:value="360.647992929451" calcext:value-type="float">
            <text:p>360.6479929295</text:p>
          </table:table-cell>
          <table:table-cell office:value-type="float" office:value="389.571157275999" calcext:value-type="float">
            <text:p>389.571157276</text:p>
          </table:table-cell>
          <table:table-cell office:value-type="float" office:value="366.57108901485" calcext:value-type="float">
            <text:p>366.5710890149</text:p>
          </table:table-cell>
          <table:table-cell office:value-type="float" office:value="373.123429394382" calcext:value-type="float">
            <text:p>373.1234293944</text:p>
          </table:table-cell>
          <table:table-cell office:value-type="float" office:value="359.762882263201" calcext:value-type="float">
            <text:p>359.7628822632</text:p>
          </table:table-cell>
          <table:table-cell office:value-type="float" office:value="372.44934150387" calcext:value-type="float">
            <text:p>372.4493415039</text:p>
          </table:table-cell>
          <table:table-cell office:value-type="float" office:value="373.407264121632" calcext:value-type="float">
            <text:p>373.4072641216</text:p>
          </table:table-cell>
          <table:table-cell office:value-type="float" office:value="363.906312796381" calcext:value-type="float">
            <text:p>363.9063127964</text:p>
          </table:table-cell>
          <table:table-cell office:value-type="float" office:value="367.788410044436" calcext:value-type="float">
            <text:p>367.7884100444</text:p>
          </table:table-cell>
          <table:table-cell office:value-type="float" office:value="392.938745847693" calcext:value-type="float">
            <text:p>392.9387458477</text:p>
          </table:table-cell>
          <table:table-cell office:value-type="float" office:value="370.540944052274" calcext:value-type="float">
            <text:p>370.5409440523</text:p>
          </table:table-cell>
          <table:table-cell office:value-type="float" office:value="371.536361628317" calcext:value-type="float">
            <text:p>371.5363616283</text:p>
          </table:table-cell>
          <table:table-cell office:value-type="float" office:value="356.44228472779" calcext:value-type="float">
            <text:p>356.4422847278</text:p>
          </table:table-cell>
          <table:table-cell office:value-type="float" office:value="357.843610965902" calcext:value-type="float">
            <text:p>357.8436109659</text:p>
          </table:table-cell>
          <table:table-cell office:value-type="float" office:value="359.633275350539" calcext:value-type="float">
            <text:p>359.6332753505</text:p>
          </table:table-cell>
          <table:table-cell office:value-type="float" office:value="388.204754604156" calcext:value-type="float">
            <text:p>388.2047546042</text:p>
          </table:table-cell>
          <table:table-cell office:value-type="float" office:value="376.07879466849" calcext:value-type="float">
            <text:p>376.0787946685</text:p>
          </table:table-cell>
          <table:table-cell office:value-type="float" office:value="369.665419213031" calcext:value-type="float">
            <text:p>369.665419213</text:p>
          </table:table-cell>
          <table:table-cell office:value-type="float" office:value="385.494543336835" calcext:value-type="float">
            <text:p>385.4945433368</text:p>
          </table:table-cell>
          <table:table-cell office:value-type="float" office:value="391.485771531858" calcext:value-type="float">
            <text:p>391.4857715319</text:p>
          </table:table-cell>
          <table:table-cell office:value-type="float" office:value="356.163502182133" calcext:value-type="float">
            <text:p>356.1635021821</text:p>
          </table:table-cell>
          <table:table-cell office:value-type="float" office:value="385.692612774463" calcext:value-type="float">
            <text:p>385.6926127745</text:p>
          </table:table-cell>
          <table:table-cell office:value-type="float" office:value="366.965810491652" calcext:value-type="float">
            <text:p>366.9658104917</text:p>
          </table:table-cell>
          <table:table-cell office:value-type="float" office:value="372.709857278911" calcext:value-type="float">
            <text:p>372.7098572789</text:p>
          </table:table-cell>
        </table:table-row>
        <table:table-row table:style-name="ro1">
          <table:table-cell office:value-type="float" office:value="381.456239841254" calcext:value-type="float">
            <text:p>381.4562398413</text:p>
          </table:table-cell>
          <table:table-cell office:value-type="float" office:value="370.405823464154" calcext:value-type="float">
            <text:p>370.4058234642</text:p>
          </table:table-cell>
          <table:table-cell office:value-type="float" office:value="369.127974291386" calcext:value-type="float">
            <text:p>369.1279742914</text:p>
          </table:table-cell>
          <table:table-cell office:value-type="float" office:value="362.65770996921" calcext:value-type="float">
            <text:p>362.6577099692</text:p>
          </table:table-cell>
          <table:table-cell office:value-type="float" office:value="358.690516513137" calcext:value-type="float">
            <text:p>358.6905165131</text:p>
          </table:table-cell>
          <table:table-cell office:value-type="float" office:value="358.862492370324" calcext:value-type="float">
            <text:p>358.8624923703</text:p>
          </table:table-cell>
          <table:table-cell office:value-type="float" office:value="399.652468899803" calcext:value-type="float">
            <text:p>399.6524688998</text:p>
          </table:table-cell>
          <table:table-cell office:value-type="float" office:value="366.820595961615" calcext:value-type="float">
            <text:p>366.8205959616</text:p>
          </table:table-cell>
          <table:table-cell office:value-type="float" office:value="357.967831457225" calcext:value-type="float">
            <text:p>357.9678314572</text:p>
          </table:table-cell>
          <table:table-cell office:value-type="float" office:value="409.277050879186" calcext:value-type="float">
            <text:p>409.2770508792</text:p>
          </table:table-cell>
          <table:table-cell office:value-type="float" office:value="382.62968088816" calcext:value-type="float">
            <text:p>382.6296808882</text:p>
          </table:table-cell>
          <table:table-cell office:value-type="float" office:value="387.324548483354" calcext:value-type="float">
            <text:p>387.3245484834</text:p>
          </table:table-cell>
          <table:table-cell office:value-type="float" office:value="382.812501267763" calcext:value-type="float">
            <text:p>382.8125012678</text:p>
          </table:table-cell>
          <table:table-cell office:value-type="float" office:value="380.14867653786" calcext:value-type="float">
            <text:p>380.1486765379</text:p>
          </table:table-cell>
          <table:table-cell office:value-type="float" office:value="380.075721174931" calcext:value-type="float">
            <text:p>380.0757211749</text:p>
          </table:table-cell>
          <table:table-cell office:value-type="float" office:value="356.424824053534" calcext:value-type="float">
            <text:p>356.4248240535</text:p>
          </table:table-cell>
          <table:table-cell office:value-type="float" office:value="353.142199055061" calcext:value-type="float">
            <text:p>353.1421990551</text:p>
          </table:table-cell>
          <table:table-cell office:value-type="float" office:value="370.889274361464" calcext:value-type="float">
            <text:p>370.8892743615</text:p>
          </table:table-cell>
          <table:table-cell office:value-type="float" office:value="366.238020529182" calcext:value-type="float">
            <text:p>366.2380205292</text:p>
          </table:table-cell>
          <table:table-cell office:value-type="float" office:value="360.305272409521" calcext:value-type="float">
            <text:p>360.3052724095</text:p>
          </table:table-cell>
          <table:table-cell office:value-type="float" office:value="340.134400266204" calcext:value-type="float">
            <text:p>340.1344002662</text:p>
          </table:table-cell>
          <table:table-cell office:value-type="float" office:value="357.045672490246" calcext:value-type="float">
            <text:p>357.0456724902</text:p>
          </table:table-cell>
          <table:table-cell office:value-type="float" office:value="373.569252223899" calcext:value-type="float">
            <text:p>373.5692522239</text:p>
          </table:table-cell>
          <table:table-cell office:value-type="float" office:value="385.315209893015" calcext:value-type="float">
            <text:p>385.315209893</text:p>
          </table:table-cell>
          <table:table-cell office:value-type="float" office:value="378.551517319463" calcext:value-type="float">
            <text:p>378.5515173195</text:p>
          </table:table-cell>
          <table:table-cell office:value-type="float" office:value="368.736460237474" calcext:value-type="float">
            <text:p>368.7364602375</text:p>
          </table:table-cell>
          <table:table-cell office:value-type="float" office:value="360.139131251351" calcext:value-type="float">
            <text:p>360.1391312514</text:p>
          </table:table-cell>
          <table:table-cell office:value-type="float" office:value="389.860894571931" calcext:value-type="float">
            <text:p>389.8608945719</text:p>
          </table:table-cell>
          <table:table-cell office:value-type="float" office:value="371.471571196179" calcext:value-type="float">
            <text:p>371.4715711962</text:p>
          </table:table-cell>
          <table:table-cell office:value-type="float" office:value="373.920872955496" calcext:value-type="float">
            <text:p>373.9208729555</text:p>
          </table:table-cell>
          <table:table-cell office:value-type="float" office:value="368.439695314387" calcext:value-type="float">
            <text:p>368.4396953144</text:p>
          </table:table-cell>
          <table:table-cell office:value-type="float" office:value="382.017975647447" calcext:value-type="float">
            <text:p>382.0179756474</text:p>
          </table:table-cell>
          <table:table-cell office:value-type="float" office:value="388.925329661769" calcext:value-type="float">
            <text:p>388.9253296618</text:p>
          </table:table-cell>
          <table:table-cell office:value-type="float" office:value="368.164743556219" calcext:value-type="float">
            <text:p>368.1647435562</text:p>
          </table:table-cell>
          <table:table-cell office:value-type="float" office:value="387.977143322583" calcext:value-type="float">
            <text:p>387.9771433226</text:p>
          </table:table-cell>
          <table:table-cell office:value-type="float" office:value="396.22070558276" calcext:value-type="float">
            <text:p>396.2207055828</text:p>
          </table:table-cell>
          <table:table-cell office:value-type="float" office:value="369.625390238614" calcext:value-type="float">
            <text:p>369.6253902386</text:p>
          </table:table-cell>
          <table:table-cell office:value-type="float" office:value="372.816708731402" calcext:value-type="float">
            <text:p>372.8167087314</text:p>
          </table:table-cell>
          <table:table-cell office:value-type="float" office:value="354.703250789537" calcext:value-type="float">
            <text:p>354.7032507895</text:p>
          </table:table-cell>
          <table:table-cell office:value-type="float" office:value="362.937686743923" calcext:value-type="float">
            <text:p>362.9376867439</text:p>
          </table:table-cell>
          <table:table-cell office:value-type="float" office:value="370.606648427374" calcext:value-type="float">
            <text:p>370.6066484274</text:p>
          </table:table-cell>
          <table:table-cell office:value-type="float" office:value="392.903161169166" calcext:value-type="float">
            <text:p>392.9031611692</text:p>
          </table:table-cell>
          <table:table-cell office:value-type="float" office:value="374.533959102796" calcext:value-type="float">
            <text:p>374.5339591028</text:p>
          </table:table-cell>
          <table:table-cell office:value-type="float" office:value="360.841317647875" calcext:value-type="float">
            <text:p>360.8413176479</text:p>
          </table:table-cell>
          <table:table-cell office:value-type="float" office:value="386.554356150095" calcext:value-type="float">
            <text:p>386.5543561501</text:p>
          </table:table-cell>
          <table:table-cell office:value-type="float" office:value="399.028736840196" calcext:value-type="float">
            <text:p>399.0287368402</text:p>
          </table:table-cell>
          <table:table-cell office:value-type="float" office:value="358.99665881991" calcext:value-type="float">
            <text:p>358.9966588199</text:p>
          </table:table-cell>
          <table:table-cell office:value-type="float" office:value="404.497780870431" calcext:value-type="float">
            <text:p>404.4977808704</text:p>
          </table:table-cell>
          <table:table-cell office:value-type="float" office:value="371.551290226105" calcext:value-type="float">
            <text:p>371.5512902261</text:p>
          </table:table-cell>
          <table:table-cell office:value-type="float" office:value="371.517549727786" calcext:value-type="float">
            <text:p>371.5175497278</text:p>
          </table:table-cell>
        </table:table-row>
        <table:table-row table:style-name="ro1">
          <table:table-cell office:value-type="float" office:value="381.901825064432" calcext:value-type="float">
            <text:p>381.9018250644</text:p>
          </table:table-cell>
          <table:table-cell office:value-type="float" office:value="369.301322973017" calcext:value-type="float">
            <text:p>369.301322973</text:p>
          </table:table-cell>
          <table:table-cell office:value-type="float" office:value="375.932187505181" calcext:value-type="float">
            <text:p>375.9321875052</text:p>
          </table:table-cell>
          <table:table-cell office:value-type="float" office:value="366.589681715709" calcext:value-type="float">
            <text:p>366.5896817157</text:p>
          </table:table-cell>
          <table:table-cell office:value-type="float" office:value="362.814061719071" calcext:value-type="float">
            <text:p>362.8140617191</text:p>
          </table:table-cell>
          <table:table-cell office:value-type="float" office:value="368.470560881283" calcext:value-type="float">
            <text:p>368.4705608813</text:p>
          </table:table-cell>
          <table:table-cell office:value-type="float" office:value="396.781816729407" calcext:value-type="float">
            <text:p>396.7818167294</text:p>
          </table:table-cell>
          <table:table-cell office:value-type="float" office:value="364.957016759558" calcext:value-type="float">
            <text:p>364.9570167596</text:p>
          </table:table-cell>
          <table:table-cell office:value-type="float" office:value="355.206520393333" calcext:value-type="float">
            <text:p>355.2065203933</text:p>
          </table:table-cell>
          <table:table-cell office:value-type="float" office:value="407.389645478631" calcext:value-type="float">
            <text:p>407.3896454786</text:p>
          </table:table-cell>
          <table:table-cell office:value-type="float" office:value="379.149298979141" calcext:value-type="float">
            <text:p>379.1492989791</text:p>
          </table:table-cell>
          <table:table-cell office:value-type="float" office:value="388.406694688376" calcext:value-type="float">
            <text:p>388.4066946884</text:p>
          </table:table-cell>
          <table:table-cell office:value-type="float" office:value="383.388785191257" calcext:value-type="float">
            <text:p>383.3887851913</text:p>
          </table:table-cell>
          <table:table-cell office:value-type="float" office:value="379.961731759435" calcext:value-type="float">
            <text:p>379.9617317594</text:p>
          </table:table-cell>
          <table:table-cell office:value-type="float" office:value="384.500795411405" calcext:value-type="float">
            <text:p>384.5007954114</text:p>
          </table:table-cell>
          <table:table-cell office:value-type="float" office:value="353.241910262896" calcext:value-type="float">
            <text:p>353.2419102629</text:p>
          </table:table-cell>
          <table:table-cell office:value-type="float" office:value="356.578611238939" calcext:value-type="float">
            <text:p>356.5786112389</text:p>
          </table:table-cell>
          <table:table-cell office:value-type="float" office:value="389.229425991797" calcext:value-type="float">
            <text:p>389.2294259918</text:p>
          </table:table-cell>
          <table:table-cell office:value-type="float" office:value="369.084971939419" calcext:value-type="float">
            <text:p>369.0849719394</text:p>
          </table:table-cell>
          <table:table-cell office:value-type="float" office:value="364.370935105683" calcext:value-type="float">
            <text:p>364.3709351057</text:p>
          </table:table-cell>
          <table:table-cell office:value-type="float" office:value="338.942785866353" calcext:value-type="float">
            <text:p>338.9427858664</text:p>
          </table:table-cell>
          <table:table-cell office:value-type="float" office:value="357.045672490246" calcext:value-type="float">
            <text:p>357.0456724902</text:p>
          </table:table-cell>
          <table:table-cell office:value-type="float" office:value="391.931334599772" calcext:value-type="float">
            <text:p>391.9313345998</text:p>
          </table:table-cell>
          <table:table-cell office:value-type="float" office:value="394.627169962212" calcext:value-type="float">
            <text:p>394.6271699622</text:p>
          </table:table-cell>
          <table:table-cell office:value-type="float" office:value="388.577391279197" calcext:value-type="float">
            <text:p>388.5773912792</text:p>
          </table:table-cell>
          <table:table-cell office:value-type="float" office:value="368.736460237474" calcext:value-type="float">
            <text:p>368.7364602375</text:p>
          </table:table-cell>
          <table:table-cell office:value-type="float" office:value="358.48462436243" calcext:value-type="float">
            <text:p>358.4846243624</text:p>
          </table:table-cell>
          <table:table-cell office:value-type="float" office:value="391.841535294045" calcext:value-type="float">
            <text:p>391.841535294</text:p>
          </table:table-cell>
          <table:table-cell office:value-type="float" office:value="376.377635022733" calcext:value-type="float">
            <text:p>376.3776350227</text:p>
          </table:table-cell>
          <table:table-cell office:value-type="float" office:value="372.391212255318" calcext:value-type="float">
            <text:p>372.3912122553</text:p>
          </table:table-cell>
          <table:table-cell office:value-type="float" office:value="367.376399374346" calcext:value-type="float">
            <text:p>367.3763993743</text:p>
          </table:table-cell>
          <table:table-cell office:value-type="float" office:value="381.578272194449" calcext:value-type="float">
            <text:p>381.5782721944</text:p>
          </table:table-cell>
          <table:table-cell office:value-type="float" office:value="409.911308934262" calcext:value-type="float">
            <text:p>409.9113089343</text:p>
          </table:table-cell>
          <table:table-cell office:value-type="float" office:value="373.361800678759" calcext:value-type="float">
            <text:p>373.3618006788</text:p>
          </table:table-cell>
          <table:table-cell office:value-type="float" office:value="390.926222532301" calcext:value-type="float">
            <text:p>390.9262225323</text:p>
          </table:table-cell>
          <table:table-cell office:value-type="float" office:value="396.959775766645" calcext:value-type="float">
            <text:p>396.9597757666</text:p>
          </table:table-cell>
          <table:table-cell office:value-type="float" office:value="370.1652953747" calcext:value-type="float">
            <text:p>370.1652953747</text:p>
          </table:table-cell>
          <table:table-cell office:value-type="float" office:value="377.447469135663" calcext:value-type="float">
            <text:p>377.4474691357</text:p>
          </table:table-cell>
          <table:table-cell office:value-type="float" office:value="354.660434800796" calcext:value-type="float">
            <text:p>354.6604348008</text:p>
          </table:table-cell>
          <table:table-cell office:value-type="float" office:value="369.516968427517" calcext:value-type="float">
            <text:p>369.5169684275</text:p>
          </table:table-cell>
          <table:table-cell office:value-type="float" office:value="377.788176711528" calcext:value-type="float">
            <text:p>377.7881767115</text:p>
          </table:table-cell>
          <table:table-cell office:value-type="float" office:value="396.206751010329" calcext:value-type="float">
            <text:p>396.2067510103</text:p>
          </table:table-cell>
          <table:table-cell office:value-type="float" office:value="384.93414810445" calcext:value-type="float">
            <text:p>384.9341481045</text:p>
          </table:table-cell>
          <table:table-cell office:value-type="float" office:value="360.055594324793" calcext:value-type="float">
            <text:p>360.0555943248</text:p>
          </table:table-cell>
          <table:table-cell office:value-type="float" office:value="387.970109183499" calcext:value-type="float">
            <text:p>387.9701091835</text:p>
          </table:table-cell>
          <table:table-cell office:value-type="float" office:value="401.402883629642" calcext:value-type="float">
            <text:p>401.4028836296</text:p>
          </table:table-cell>
          <table:table-cell office:value-type="float" office:value="358.574552248006" calcext:value-type="float">
            <text:p>358.574552248</text:p>
          </table:table-cell>
          <table:table-cell office:value-type="float" office:value="406.752937522152" calcext:value-type="float">
            <text:p>406.7529375222</text:p>
          </table:table-cell>
          <table:table-cell office:value-type="float" office:value="379.592306826701" calcext:value-type="float">
            <text:p>379.5923068267</text:p>
          </table:table-cell>
          <table:table-cell office:value-type="float" office:value="383.804884621864" calcext:value-type="float">
            <text:p>383.8048846219</text:p>
          </table:table-cell>
        </table:table-row>
        <table:table-row table:style-name="ro1">
          <table:table-cell office:value-type="float" office:value="383.714234505635" calcext:value-type="float">
            <text:p>383.7142345056</text:p>
          </table:table-cell>
          <table:table-cell office:value-type="float" office:value="365.897925737267" calcext:value-type="float">
            <text:p>365.8979257373</text:p>
          </table:table-cell>
          <table:table-cell office:value-type="float" office:value="383.772934549343" calcext:value-type="float">
            <text:p>383.7729345493</text:p>
          </table:table-cell>
          <table:table-cell office:value-type="float" office:value="373.18301862978" calcext:value-type="float">
            <text:p>373.1830186298</text:p>
          </table:table-cell>
          <table:table-cell office:value-type="float" office:value="368.621294225932" calcext:value-type="float">
            <text:p>368.6212942259</text:p>
          </table:table-cell>
          <table:table-cell office:value-type="float" office:value="378.584111814889" calcext:value-type="float">
            <text:p>378.5841118149</text:p>
          </table:table-cell>
          <table:table-cell office:value-type="float" office:value="393.440144362579" calcext:value-type="float">
            <text:p>393.4401443626</text:p>
          </table:table-cell>
          <table:table-cell office:value-type="float" office:value="367.270684616875" calcext:value-type="float">
            <text:p>367.2706846169</text:p>
          </table:table-cell>
          <table:table-cell office:value-type="float" office:value="353.903810623242" calcext:value-type="float">
            <text:p>353.9038106232</text:p>
          </table:table-cell>
          <table:table-cell office:value-type="float" office:value="408.225875486556" calcext:value-type="float">
            <text:p>408.2258754866</text:p>
          </table:table-cell>
          <table:table-cell office:value-type="float" office:value="390.20216047498" calcext:value-type="float">
            <text:p>390.202160475</text:p>
          </table:table-cell>
          <table:table-cell office:value-type="float" office:value="389.754246993942" calcext:value-type="float">
            <text:p>389.7542469939</text:p>
          </table:table-cell>
          <table:table-cell office:value-type="float" office:value="384.156069418793" calcext:value-type="float">
            <text:p>384.1560694188</text:p>
          </table:table-cell>
          <table:table-cell office:value-type="float" office:value="382.458004787459" calcext:value-type="float">
            <text:p>382.4580047875</text:p>
          </table:table-cell>
          <table:table-cell office:value-type="float" office:value="383.019171045612" calcext:value-type="float">
            <text:p>383.0191710456</text:p>
          </table:table-cell>
          <table:table-cell office:value-type="float" office:value="358.005025428315" calcext:value-type="float">
            <text:p>358.0050254283</text:p>
          </table:table-cell>
          <table:table-cell office:value-type="float" office:value="368.803983077797" calcext:value-type="float">
            <text:p>368.8039830778</text:p>
          </table:table-cell>
          <table:table-cell office:value-type="float" office:value="389.229425991797" calcext:value-type="float">
            <text:p>389.2294259918</text:p>
          </table:table-cell>
          <table:table-cell office:value-type="float" office:value="373.092644304138" calcext:value-type="float">
            <text:p>373.0926443041</text:p>
          </table:table-cell>
          <table:table-cell office:value-type="float" office:value="357.513941603019" calcext:value-type="float">
            <text:p>357.513941603</text:p>
          </table:table-cell>
          <table:table-cell office:value-type="float" office:value="338.942697641679" calcext:value-type="float">
            <text:p>338.9426976417</text:p>
          </table:table-cell>
          <table:table-cell office:value-type="float" office:value="355.656572334865" calcext:value-type="float">
            <text:p>355.6565723349</text:p>
          </table:table-cell>
          <table:table-cell office:value-type="float" office:value="400.129137085875" calcext:value-type="float">
            <text:p>400.1291370859</text:p>
          </table:table-cell>
          <table:table-cell office:value-type="float" office:value="393.914420085733" calcext:value-type="float">
            <text:p>393.9144200857</text:p>
          </table:table-cell>
          <table:table-cell office:value-type="float" office:value="391.655851733584" calcext:value-type="float">
            <text:p>391.6558517336</text:p>
          </table:table-cell>
          <table:table-cell office:value-type="float" office:value="375.503334576658" calcext:value-type="float">
            <text:p>375.5033345767</text:p>
          </table:table-cell>
          <table:table-cell office:value-type="float" office:value="369.143086521559" calcext:value-type="float">
            <text:p>369.1430865216</text:p>
          </table:table-cell>
          <table:table-cell office:value-type="float" office:value="392.546617201424" calcext:value-type="float">
            <text:p>392.5466172014</text:p>
          </table:table-cell>
          <table:table-cell office:value-type="float" office:value="381.014383795321" calcext:value-type="float">
            <text:p>381.0143837953</text:p>
          </table:table-cell>
          <table:table-cell office:value-type="float" office:value="381.37673246257" calcext:value-type="float">
            <text:p>381.3767324626</text:p>
          </table:table-cell>
          <table:table-cell office:value-type="float" office:value="372.770871393371" calcext:value-type="float">
            <text:p>372.7708713934</text:p>
          </table:table-cell>
          <table:table-cell office:value-type="float" office:value="381.762596151131" calcext:value-type="float">
            <text:p>381.7625961511</text:p>
          </table:table-cell>
          <table:table-cell office:value-type="float" office:value="413.375830922261" calcext:value-type="float">
            <text:p>413.3758309223</text:p>
          </table:table-cell>
          <table:table-cell office:value-type="float" office:value="373.634398870467" calcext:value-type="float">
            <text:p>373.6343988705</text:p>
          </table:table-cell>
          <table:table-cell office:value-type="float" office:value="390.785982543584" calcext:value-type="float">
            <text:p>390.7859825436</text:p>
          </table:table-cell>
          <table:table-cell office:value-type="float" office:value="403.313308200893" calcext:value-type="float">
            <text:p>403.3133082009</text:p>
          </table:table-cell>
          <table:table-cell office:value-type="float" office:value="373.485465262052" calcext:value-type="float">
            <text:p>373.4854652621</text:p>
          </table:table-cell>
          <table:table-cell office:value-type="float" office:value="380.071458039416" calcext:value-type="float">
            <text:p>380.0714580394</text:p>
          </table:table-cell>
          <table:table-cell office:value-type="float" office:value="349.289386894956" calcext:value-type="float">
            <text:p>349.289386895</text:p>
          </table:table-cell>
          <table:table-cell office:value-type="float" office:value="370.091265311889" calcext:value-type="float">
            <text:p>370.0912653119</text:p>
          </table:table-cell>
          <table:table-cell office:value-type="float" office:value="386.928466072624" calcext:value-type="float">
            <text:p>386.9284660726</text:p>
          </table:table-cell>
          <table:table-cell office:value-type="float" office:value="405.811271174206" calcext:value-type="float">
            <text:p>405.8112711742</text:p>
          </table:table-cell>
          <table:table-cell office:value-type="float" office:value="387.744175037509" calcext:value-type="float">
            <text:p>387.7441750375</text:p>
          </table:table-cell>
          <table:table-cell office:value-type="float" office:value="362.183700303139" calcext:value-type="float">
            <text:p>362.1837003031</text:p>
          </table:table-cell>
          <table:table-cell office:value-type="float" office:value="388.803935264297" calcext:value-type="float">
            <text:p>388.8039352643</text:p>
          </table:table-cell>
          <table:table-cell office:value-type="float" office:value="403.955198801163" calcext:value-type="float">
            <text:p>403.9551988012</text:p>
          </table:table-cell>
          <table:table-cell office:value-type="float" office:value="368.323862278244" calcext:value-type="float">
            <text:p>368.3238622782</text:p>
          </table:table-cell>
          <table:table-cell office:value-type="float" office:value="405.382108740322" calcext:value-type="float">
            <text:p>405.3821087403</text:p>
          </table:table-cell>
          <table:table-cell office:value-type="float" office:value="383.358518221044" calcext:value-type="float">
            <text:p>383.358518221</text:p>
          </table:table-cell>
          <table:table-cell office:value-type="float" office:value="390.673294229694" calcext:value-type="float">
            <text:p>390.6732942297</text:p>
          </table:table-cell>
        </table:table-row>
        <table:table-row table:style-name="ro1">
          <table:table-cell office:value-type="float" office:value="383.723216208479" calcext:value-type="float">
            <text:p>383.7232162085</text:p>
          </table:table-cell>
          <table:table-cell office:value-type="float" office:value="365.382144196985" calcext:value-type="float">
            <text:p>365.382144197</text:p>
          </table:table-cell>
          <table:table-cell office:value-type="float" office:value="382.443799523063" calcext:value-type="float">
            <text:p>382.4437995231</text:p>
          </table:table-cell>
          <table:table-cell office:value-type="float" office:value="377.323800651363" calcext:value-type="float">
            <text:p>377.3238006514</text:p>
          </table:table-cell>
          <table:table-cell office:value-type="float" office:value="368.621294225932" calcext:value-type="float">
            <text:p>368.6212942259</text:p>
          </table:table-cell>
          <table:table-cell office:value-type="float" office:value="381.40074876447" calcext:value-type="float">
            <text:p>381.4007487645</text:p>
          </table:table-cell>
          <table:table-cell office:value-type="float" office:value="395.957963125667" calcext:value-type="float">
            <text:p>395.9579631257</text:p>
          </table:table-cell>
          <table:table-cell office:value-type="float" office:value="359.499631996978" calcext:value-type="float">
            <text:p>359.499631997</text:p>
          </table:table-cell>
          <table:table-cell office:value-type="float" office:value="354.441174309821" calcext:value-type="float">
            <text:p>354.4411743098</text:p>
          </table:table-cell>
          <table:table-cell office:value-type="float" office:value="419.5154067677" calcext:value-type="float">
            <text:p>419.5154067677</text:p>
          </table:table-cell>
          <table:table-cell office:value-type="float" office:value="382.790754163999" calcext:value-type="float">
            <text:p>382.790754164</text:p>
          </table:table-cell>
          <table:table-cell office:value-type="float" office:value="397.099352420404" calcext:value-type="float">
            <text:p>397.0993524204</text:p>
          </table:table-cell>
          <table:table-cell office:value-type="float" office:value="393.292111119649" calcext:value-type="float">
            <text:p>393.2921111196</text:p>
          </table:table-cell>
          <table:table-cell office:value-type="float" office:value="380.017698269424" calcext:value-type="float">
            <text:p>380.0176982694</text:p>
          </table:table-cell>
          <table:table-cell office:value-type="float" office:value="382.17569904938" calcext:value-type="float">
            <text:p>382.1756990494</text:p>
          </table:table-cell>
          <table:table-cell office:value-type="float" office:value="353.881869998802" calcext:value-type="float">
            <text:p>353.8818699988</text:p>
          </table:table-cell>
          <table:table-cell office:value-type="float" office:value="368.262934558701" calcext:value-type="float">
            <text:p>368.2629345587</text:p>
          </table:table-cell>
          <table:table-cell office:value-type="float" office:value="385.700243602276" calcext:value-type="float">
            <text:p>385.7002436023</text:p>
          </table:table-cell>
          <table:table-cell office:value-type="float" office:value="370.327528954713" calcext:value-type="float">
            <text:p>370.3275289547</text:p>
          </table:table-cell>
          <table:table-cell office:value-type="float" office:value="363.585569111074" calcext:value-type="float">
            <text:p>363.5855691111</text:p>
          </table:table-cell>
          <table:table-cell office:value-type="float" office:value="345.708350777975" calcext:value-type="float">
            <text:p>345.708350778</text:p>
          </table:table-cell>
          <table:table-cell office:value-type="float" office:value="361.281289982196" calcext:value-type="float">
            <text:p>361.2812899822</text:p>
          </table:table-cell>
          <table:table-cell office:value-type="float" office:value="405.268174153207" calcext:value-type="float">
            <text:p>405.2681741532</text:p>
          </table:table-cell>
          <table:table-cell office:value-type="float" office:value="392.658151255235" calcext:value-type="float">
            <text:p>392.6581512552</text:p>
          </table:table-cell>
          <table:table-cell office:value-type="float" office:value="392.681666202656" calcext:value-type="float">
            <text:p>392.6816662027</text:p>
          </table:table-cell>
          <table:table-cell office:value-type="float" office:value="378.068742034278" calcext:value-type="float">
            <text:p>378.0687420343</text:p>
          </table:table-cell>
          <table:table-cell office:value-type="float" office:value="381.228579620568" calcext:value-type="float">
            <text:p>381.2285796206</text:p>
          </table:table-cell>
          <table:table-cell office:value-type="float" office:value="396.056351952053" calcext:value-type="float">
            <text:p>396.0563519521</text:p>
          </table:table-cell>
          <table:table-cell office:value-type="float" office:value="384.42756044944" calcext:value-type="float">
            <text:p>384.4275604494</text:p>
          </table:table-cell>
          <table:table-cell office:value-type="float" office:value="380.539688274605" calcext:value-type="float">
            <text:p>380.5396882746</text:p>
          </table:table-cell>
          <table:table-cell office:value-type="float" office:value="375.419227717581" calcext:value-type="float">
            <text:p>375.4192277176</text:p>
          </table:table-cell>
          <table:table-cell office:value-type="float" office:value="386.767920382098" calcext:value-type="float">
            <text:p>386.7679203821</text:p>
          </table:table-cell>
          <table:table-cell office:value-type="float" office:value="417.646257474897" calcext:value-type="float">
            <text:p>417.6462574749</text:p>
          </table:table-cell>
          <table:table-cell office:value-type="float" office:value="373.629285923544" calcext:value-type="float">
            <text:p>373.6292859235</text:p>
          </table:table-cell>
          <table:table-cell office:value-type="float" office:value="400.701241388342" calcext:value-type="float">
            <text:p>400.7012413883</text:p>
          </table:table-cell>
          <table:table-cell office:value-type="float" office:value="408.787313906921" calcext:value-type="float">
            <text:p>408.7873139069</text:p>
          </table:table-cell>
          <table:table-cell office:value-type="float" office:value="382.383356440616" calcext:value-type="float">
            <text:p>382.3833564406</text:p>
          </table:table-cell>
          <table:table-cell office:value-type="float" office:value="385.705815459949" calcext:value-type="float">
            <text:p>385.7058154599</text:p>
          </table:table-cell>
          <table:table-cell office:value-type="float" office:value="349.283464236511" calcext:value-type="float">
            <text:p>349.2834642365</text:p>
          </table:table-cell>
          <table:table-cell office:value-type="float" office:value="374.54223263801" calcext:value-type="float">
            <text:p>374.542232638</text:p>
          </table:table-cell>
          <table:table-cell office:value-type="float" office:value="393.681310078989" calcext:value-type="float">
            <text:p>393.681310079</text:p>
          </table:table-cell>
          <table:table-cell office:value-type="float" office:value="407.594564850071" calcext:value-type="float">
            <text:p>407.5945648501</text:p>
          </table:table-cell>
          <table:table-cell office:value-type="float" office:value="400.120304353169" calcext:value-type="float">
            <text:p>400.1203043532</text:p>
          </table:table-cell>
          <table:table-cell office:value-type="float" office:value="365.079212653129" calcext:value-type="float">
            <text:p>365.0792126531</text:p>
          </table:table-cell>
          <table:table-cell office:value-type="float" office:value="387.510410084177" calcext:value-type="float">
            <text:p>387.5104100842</text:p>
          </table:table-cell>
          <table:table-cell office:value-type="float" office:value="400.818192920807" calcext:value-type="float">
            <text:p>400.8181929208</text:p>
          </table:table-cell>
          <table:table-cell office:value-type="float" office:value="377.145883040281" calcext:value-type="float">
            <text:p>377.1458830403</text:p>
          </table:table-cell>
          <table:table-cell office:value-type="float" office:value="407.641222351675" calcext:value-type="float">
            <text:p>407.6412223517</text:p>
          </table:table-cell>
          <table:table-cell office:value-type="float" office:value="386.069561147851" calcext:value-type="float">
            <text:p>386.0695611479</text:p>
          </table:table-cell>
          <table:table-cell office:value-type="float" office:value="393.289220801778" calcext:value-type="float">
            <text:p>393.2892208018</text:p>
          </table:table-cell>
        </table:table-row>
        <table:table-row table:style-name="ro1">
          <table:table-cell office:value-type="float" office:value="389.279135255192" calcext:value-type="float">
            <text:p>389.2791352552</text:p>
          </table:table-cell>
          <table:table-cell office:value-type="float" office:value="367.524609998681" calcext:value-type="float">
            <text:p>367.5246099987</text:p>
          </table:table-cell>
          <table:table-cell office:value-type="float" office:value="382.237937234823" calcext:value-type="float">
            <text:p>382.2379372348</text:p>
          </table:table-cell>
          <table:table-cell office:value-type="float" office:value="377.325551426063" calcext:value-type="float">
            <text:p>377.3255514261</text:p>
          </table:table-cell>
          <table:table-cell office:value-type="float" office:value="370.844301273104" calcext:value-type="float">
            <text:p>370.8443012731</text:p>
          </table:table-cell>
          <table:table-cell office:value-type="float" office:value="381.475252984051" calcext:value-type="float">
            <text:p>381.4752529841</text:p>
          </table:table-cell>
          <table:table-cell office:value-type="float" office:value="408.86337828688" calcext:value-type="float">
            <text:p>408.8633782869</text:p>
          </table:table-cell>
          <table:table-cell office:value-type="float" office:value="376.613421803032" calcext:value-type="float">
            <text:p>376.613421803</text:p>
          </table:table-cell>
          <table:table-cell office:value-type="float" office:value="363.276720069476" calcext:value-type="float">
            <text:p>363.2767200695</text:p>
          </table:table-cell>
          <table:table-cell office:value-type="float" office:value="418.821765448652" calcext:value-type="float">
            <text:p>418.8217654487</text:p>
          </table:table-cell>
          <table:table-cell office:value-type="float" office:value="398.034793196994" calcext:value-type="float">
            <text:p>398.034793197</text:p>
          </table:table-cell>
          <table:table-cell office:value-type="float" office:value="403.15614069918" calcext:value-type="float">
            <text:p>403.1561406992</text:p>
          </table:table-cell>
          <table:table-cell office:value-type="float" office:value="405.309748736652" calcext:value-type="float">
            <text:p>405.3097487367</text:p>
          </table:table-cell>
          <table:table-cell office:value-type="float" office:value="398.508254230924" calcext:value-type="float">
            <text:p>398.5082542309</text:p>
          </table:table-cell>
          <table:table-cell office:value-type="float" office:value="384.328930762806" calcext:value-type="float">
            <text:p>384.3289307628</text:p>
          </table:table-cell>
          <table:table-cell office:value-type="float" office:value="353.881869998802" calcext:value-type="float">
            <text:p>353.8818699988</text:p>
          </table:table-cell>
          <table:table-cell office:value-type="float" office:value="381.151517433655" calcext:value-type="float">
            <text:p>381.1515174337</text:p>
          </table:table-cell>
          <table:table-cell office:value-type="float" office:value="385.562029866996" calcext:value-type="float">
            <text:p>385.562029867</text:p>
          </table:table-cell>
          <table:table-cell office:value-type="float" office:value="384.871926448532" calcext:value-type="float">
            <text:p>384.8719264485</text:p>
          </table:table-cell>
          <table:table-cell office:value-type="float" office:value="364.41236566214" calcext:value-type="float">
            <text:p>364.4123656621</text:p>
          </table:table-cell>
          <table:table-cell office:value-type="float" office:value="345.708346057008" calcext:value-type="float">
            <text:p>345.708346057</text:p>
          </table:table-cell>
          <table:table-cell office:value-type="float" office:value="375.143598603225" calcext:value-type="float">
            <text:p>375.1435986032</text:p>
          </table:table-cell>
          <table:table-cell office:value-type="float" office:value="416.529763180359" calcext:value-type="float">
            <text:p>416.5297631804</text:p>
          </table:table-cell>
          <table:table-cell office:value-type="float" office:value="390.177083454995" calcext:value-type="float">
            <text:p>390.177083455</text:p>
          </table:table-cell>
          <table:table-cell office:value-type="float" office:value="394.45790464416" calcext:value-type="float">
            <text:p>394.4579046442</text:p>
          </table:table-cell>
          <table:table-cell office:value-type="float" office:value="378.068742034278" calcext:value-type="float">
            <text:p>378.0687420343</text:p>
          </table:table-cell>
          <table:table-cell office:value-type="float" office:value="386.05187247976" calcext:value-type="float">
            <text:p>386.0518724798</text:p>
          </table:table-cell>
          <table:table-cell office:value-type="float" office:value="396.151997728315" calcext:value-type="float">
            <text:p>396.1519977283</text:p>
          </table:table-cell>
          <table:table-cell office:value-type="float" office:value="386.647966609716" calcext:value-type="float">
            <text:p>386.6479666097</text:p>
          </table:table-cell>
          <table:table-cell office:value-type="float" office:value="380.079325215358" calcext:value-type="float">
            <text:p>380.0793252154</text:p>
          </table:table-cell>
          <table:table-cell office:value-type="float" office:value="376.06324811567" calcext:value-type="float">
            <text:p>376.0632481157</text:p>
          </table:table-cell>
          <table:table-cell office:value-type="float" office:value="399.717142540149" calcext:value-type="float">
            <text:p>399.7171425401</text:p>
          </table:table-cell>
          <table:table-cell office:value-type="float" office:value="434.39124489306" calcext:value-type="float">
            <text:p>434.3912448931</text:p>
          </table:table-cell>
          <table:table-cell office:value-type="float" office:value="373.629285923544" calcext:value-type="float">
            <text:p>373.6292859235</text:p>
          </table:table-cell>
          <table:table-cell office:value-type="float" office:value="401.824213847144" calcext:value-type="float">
            <text:p>401.8242138471</text:p>
          </table:table-cell>
          <table:table-cell office:value-type="float" office:value="408.684672842204" calcext:value-type="float">
            <text:p>408.6846728422</text:p>
          </table:table-cell>
          <table:table-cell office:value-type="float" office:value="386.814250978031" calcext:value-type="float">
            <text:p>386.814250978</text:p>
          </table:table-cell>
          <table:table-cell office:value-type="float" office:value="388.12610555757" calcext:value-type="float">
            <text:p>388.1261055576</text:p>
          </table:table-cell>
          <table:table-cell office:value-type="float" office:value="364.475163990757" calcext:value-type="float">
            <text:p>364.4751639908</text:p>
          </table:table-cell>
          <table:table-cell office:value-type="float" office:value="374.54223263801" calcext:value-type="float">
            <text:p>374.542232638</text:p>
          </table:table-cell>
          <table:table-cell office:value-type="float" office:value="396.299595116922" calcext:value-type="float">
            <text:p>396.2995951169</text:p>
          </table:table-cell>
          <table:table-cell office:value-type="float" office:value="404.940408098249" calcext:value-type="float">
            <text:p>404.9404080982</text:p>
          </table:table-cell>
          <table:table-cell office:value-type="float" office:value="402.168688768099" calcext:value-type="float">
            <text:p>402.1686887681</text:p>
          </table:table-cell>
          <table:table-cell office:value-type="float" office:value="374.053361634399" calcext:value-type="float">
            <text:p>374.0533616344</text:p>
          </table:table-cell>
          <table:table-cell office:value-type="float" office:value="392.203847523146" calcext:value-type="float">
            <text:p>392.2038475231</text:p>
          </table:table-cell>
          <table:table-cell office:value-type="float" office:value="397.016385996003" calcext:value-type="float">
            <text:p>397.016385996</text:p>
          </table:table-cell>
          <table:table-cell office:value-type="float" office:value="378.51210311334" calcext:value-type="float">
            <text:p>378.5121031133</text:p>
          </table:table-cell>
          <table:table-cell office:value-type="float" office:value="408.903432733563" calcext:value-type="float">
            <text:p>408.9034327336</text:p>
          </table:table-cell>
          <table:table-cell office:value-type="float" office:value="388.148549841749" calcext:value-type="float">
            <text:p>388.1485498417</text:p>
          </table:table-cell>
          <table:table-cell office:value-type="float" office:value="392.529171194689" calcext:value-type="float">
            <text:p>392.5291711947</text:p>
          </table:table-cell>
        </table:table-row>
        <table:table-row table:style-name="ro1">
          <table:table-cell office:value-type="float" office:value="389.495267894626" calcext:value-type="float">
            <text:p>389.4952678946</text:p>
          </table:table-cell>
          <table:table-cell office:value-type="float" office:value="367.524609998681" calcext:value-type="float">
            <text:p>367.5246099987</text:p>
          </table:table-cell>
          <table:table-cell office:value-type="float" office:value="388.461363331243" calcext:value-type="float">
            <text:p>388.4613633312</text:p>
          </table:table-cell>
          <table:table-cell office:value-type="float" office:value="377.860034325594" calcext:value-type="float">
            <text:p>377.8600343256</text:p>
          </table:table-cell>
          <table:table-cell office:value-type="float" office:value="385.602081889333" calcext:value-type="float">
            <text:p>385.6020818893</text:p>
          </table:table-cell>
          <table:table-cell office:value-type="float" office:value="380.903737151574" calcext:value-type="float">
            <text:p>380.9037371516</text:p>
          </table:table-cell>
          <table:table-cell office:value-type="float" office:value="404.037623084508" calcext:value-type="float">
            <text:p>404.0376230845</text:p>
          </table:table-cell>
          <table:table-cell office:value-type="float" office:value="383.282325326459" calcext:value-type="float">
            <text:p>383.2823253265</text:p>
          </table:table-cell>
          <table:table-cell office:value-type="float" office:value="363.095294771165" calcext:value-type="float">
            <text:p>363.0952947712</text:p>
          </table:table-cell>
          <table:table-cell office:value-type="float" office:value="427.107351953205" calcext:value-type="float">
            <text:p>427.1073519532</text:p>
          </table:table-cell>
          <table:table-cell office:value-type="float" office:value="403.214496402288" calcext:value-type="float">
            <text:p>403.2144964023</text:p>
          </table:table-cell>
          <table:table-cell office:value-type="float" office:value="410.860017187249" calcext:value-type="float">
            <text:p>410.8600171872</text:p>
          </table:table-cell>
          <table:table-cell office:value-type="float" office:value="408.060969274121" calcext:value-type="float">
            <text:p>408.0609692741</text:p>
          </table:table-cell>
          <table:table-cell office:value-type="float" office:value="393.790647755215" calcext:value-type="float">
            <text:p>393.7906477552</text:p>
          </table:table-cell>
          <table:table-cell office:value-type="float" office:value="383.303090598692" calcext:value-type="float">
            <text:p>383.3030905987</text:p>
          </table:table-cell>
          <table:table-cell office:value-type="float" office:value="358.037094698762" calcext:value-type="float">
            <text:p>358.0370946988</text:p>
          </table:table-cell>
          <table:table-cell office:value-type="float" office:value="383.405680168189" calcext:value-type="float">
            <text:p>383.4056801682</text:p>
          </table:table-cell>
          <table:table-cell office:value-type="float" office:value="384.299912308313" calcext:value-type="float">
            <text:p>384.2999123083</text:p>
          </table:table-cell>
          <table:table-cell office:value-type="float" office:value="384.089297715668" calcext:value-type="float">
            <text:p>384.0892977157</text:p>
          </table:table-cell>
          <table:table-cell office:value-type="float" office:value="371.312553192945" calcext:value-type="float">
            <text:p>371.3125531929</text:p>
          </table:table-cell>
          <table:table-cell office:value-type="float" office:value="338.609360546921" calcext:value-type="float">
            <text:p>338.6093605469</text:p>
          </table:table-cell>
          <table:table-cell office:value-type="float" office:value="382.062553641501" calcext:value-type="float">
            <text:p>382.0625536415</text:p>
          </table:table-cell>
          <table:table-cell office:value-type="float" office:value="418.473198974355" calcext:value-type="float">
            <text:p>418.4731989744</text:p>
          </table:table-cell>
          <table:table-cell office:value-type="float" office:value="390.989987550953" calcext:value-type="float">
            <text:p>390.989987551</text:p>
          </table:table-cell>
          <table:table-cell office:value-type="float" office:value="399.928650084199" calcext:value-type="float">
            <text:p>399.9286500842</text:p>
          </table:table-cell>
          <table:table-cell office:value-type="float" office:value="379.337349100327" calcext:value-type="float">
            <text:p>379.3373491003</text:p>
          </table:table-cell>
          <table:table-cell office:value-type="float" office:value="387.302736926519" calcext:value-type="float">
            <text:p>387.3027369265</text:p>
          </table:table-cell>
          <table:table-cell office:value-type="float" office:value="400.633380231332" calcext:value-type="float">
            <text:p>400.6333802313</text:p>
          </table:table-cell>
          <table:table-cell office:value-type="float" office:value="394.219731162889" calcext:value-type="float">
            <text:p>394.2197311629</text:p>
          </table:table-cell>
          <table:table-cell office:value-type="float" office:value="380.079325215358" calcext:value-type="float">
            <text:p>380.0793252154</text:p>
          </table:table-cell>
          <table:table-cell office:value-type="float" office:value="385.239564556611" calcext:value-type="float">
            <text:p>385.2395645566</text:p>
          </table:table-cell>
          <table:table-cell office:value-type="float" office:value="412.631387489119" calcext:value-type="float">
            <text:p>412.6313874891</text:p>
          </table:table-cell>
          <table:table-cell office:value-type="float" office:value="433.40940055349" calcext:value-type="float">
            <text:p>433.4094005535</text:p>
          </table:table-cell>
          <table:table-cell office:value-type="float" office:value="383.684016925642" calcext:value-type="float">
            <text:p>383.6840169256</text:p>
          </table:table-cell>
          <table:table-cell office:value-type="float" office:value="402.656649265927" calcext:value-type="float">
            <text:p>402.6566492659</text:p>
          </table:table-cell>
          <table:table-cell office:value-type="float" office:value="416.162827441121" calcext:value-type="float">
            <text:p>416.1628274411</text:p>
          </table:table-cell>
          <table:table-cell office:value-type="float" office:value="382.712277264424" calcext:value-type="float">
            <text:p>382.7122772644</text:p>
          </table:table-cell>
          <table:table-cell office:value-type="float" office:value="392.777721905476" calcext:value-type="float">
            <text:p>392.7777219055</text:p>
          </table:table-cell>
          <table:table-cell office:value-type="float" office:value="364.154471015186" calcext:value-type="float">
            <text:p>364.1544710152</text:p>
          </table:table-cell>
          <table:table-cell office:value-type="float" office:value="374.536797340709" calcext:value-type="float">
            <text:p>374.5367973407</text:p>
          </table:table-cell>
          <table:table-cell office:value-type="float" office:value="395.084942874656" calcext:value-type="float">
            <text:p>395.0849428747</text:p>
          </table:table-cell>
          <table:table-cell office:value-type="float" office:value="404.427019157749" calcext:value-type="float">
            <text:p>404.4270191577</text:p>
          </table:table-cell>
          <table:table-cell office:value-type="float" office:value="402.168688768099" calcext:value-type="float">
            <text:p>402.1686887681</text:p>
          </table:table-cell>
          <table:table-cell office:value-type="float" office:value="378.557839736907" calcext:value-type="float">
            <text:p>378.5578397369</text:p>
          </table:table-cell>
          <table:table-cell office:value-type="float" office:value="394.638820287943" calcext:value-type="float">
            <text:p>394.6388202879</text:p>
          </table:table-cell>
          <table:table-cell office:value-type="float" office:value="391.736653659702" calcext:value-type="float">
            <text:p>391.7366536597</text:p>
          </table:table-cell>
          <table:table-cell office:value-type="float" office:value="389.968123852409" calcext:value-type="float">
            <text:p>389.9681238524</text:p>
          </table:table-cell>
          <table:table-cell office:value-type="float" office:value="412.919235234097" calcext:value-type="float">
            <text:p>412.9192352341</text:p>
          </table:table-cell>
          <table:table-cell office:value-type="float" office:value="392.383942692893" calcext:value-type="float">
            <text:p>392.3839426929</text:p>
          </table:table-cell>
          <table:table-cell office:value-type="float" office:value="392.529171194689" calcext:value-type="float">
            <text:p>392.5291711947</text:p>
          </table:table-cell>
        </table:table-row>
        <table:table-row table:style-name="ro1">
          <table:table-cell office:value-type="float" office:value="385.132544660333" calcext:value-type="float">
            <text:p>385.1325446603</text:p>
          </table:table-cell>
          <table:table-cell office:value-type="float" office:value="371.374194024064" calcext:value-type="float">
            <text:p>371.3741940241</text:p>
          </table:table-cell>
          <table:table-cell office:value-type="float" office:value="401.889002910416" calcext:value-type="float">
            <text:p>401.8890029104</text:p>
          </table:table-cell>
          <table:table-cell office:value-type="float" office:value="397.248328937856" calcext:value-type="float">
            <text:p>397.2483289379</text:p>
          </table:table-cell>
          <table:table-cell office:value-type="float" office:value="392.721936906405" calcext:value-type="float">
            <text:p>392.7219369064</text:p>
          </table:table-cell>
          <table:table-cell office:value-type="float" office:value="385.235744358622" calcext:value-type="float">
            <text:p>385.2357443586</text:p>
          </table:table-cell>
          <table:table-cell office:value-type="float" office:value="415.394228542275" calcext:value-type="float">
            <text:p>415.3942285423</text:p>
          </table:table-cell>
          <table:table-cell office:value-type="float" office:value="384.893855302416" calcext:value-type="float">
            <text:p>384.8938553024</text:p>
          </table:table-cell>
          <table:table-cell office:value-type="float" office:value="363.316227016845" calcext:value-type="float">
            <text:p>363.3162270168</text:p>
          </table:table-cell>
          <table:table-cell office:value-type="float" office:value="427.183825258115" calcext:value-type="float">
            <text:p>427.1838252581</text:p>
          </table:table-cell>
          <table:table-cell office:value-type="float" office:value="401.800370606943" calcext:value-type="float">
            <text:p>401.8003706069</text:p>
          </table:table-cell>
          <table:table-cell office:value-type="float" office:value="412.67603061972" calcext:value-type="float">
            <text:p>412.6760306197</text:p>
          </table:table-cell>
          <table:table-cell office:value-type="float" office:value="404.478642067368" calcext:value-type="float">
            <text:p>404.4786420674</text:p>
          </table:table-cell>
          <table:table-cell office:value-type="float" office:value="396.845432920049" calcext:value-type="float">
            <text:p>396.84543292</text:p>
          </table:table-cell>
          <table:table-cell office:value-type="float" office:value="392.796964042857" calcext:value-type="float">
            <text:p>392.7969640429</text:p>
          </table:table-cell>
          <table:table-cell office:value-type="float" office:value="357.464214518778" calcext:value-type="float">
            <text:p>357.4642145188</text:p>
          </table:table-cell>
          <table:table-cell office:value-type="float" office:value="385.47217791495" calcext:value-type="float">
            <text:p>385.472177915</text:p>
          </table:table-cell>
          <table:table-cell office:value-type="float" office:value="393.706109547048" calcext:value-type="float">
            <text:p>393.706109547</text:p>
          </table:table-cell>
          <table:table-cell office:value-type="float" office:value="390.601248062799" calcext:value-type="float">
            <text:p>390.6012480628</text:p>
          </table:table-cell>
          <table:table-cell office:value-type="float" office:value="378.02698121561" calcext:value-type="float">
            <text:p>378.0269812156</text:p>
          </table:table-cell>
          <table:table-cell office:value-type="float" office:value="344.489802428163" calcext:value-type="float">
            <text:p>344.4898024282</text:p>
          </table:table-cell>
          <table:table-cell office:value-type="float" office:value="381.819193618772" calcext:value-type="float">
            <text:p>381.8191936188</text:p>
          </table:table-cell>
          <table:table-cell office:value-type="float" office:value="421.280202234867" calcext:value-type="float">
            <text:p>421.2802022349</text:p>
          </table:table-cell>
          <table:table-cell office:value-type="float" office:value="401.379377706394" calcext:value-type="float">
            <text:p>401.3793777064</text:p>
          </table:table-cell>
          <table:table-cell office:value-type="float" office:value="403.00684637319" calcext:value-type="float">
            <text:p>403.0068463732</text:p>
          </table:table-cell>
          <table:table-cell office:value-type="float" office:value="380.227529351618" calcext:value-type="float">
            <text:p>380.2275293516</text:p>
          </table:table-cell>
          <table:table-cell office:value-type="float" office:value="387.302736926519" calcext:value-type="float">
            <text:p>387.3027369265</text:p>
          </table:table-cell>
          <table:table-cell office:value-type="float" office:value="406.453644661573" calcext:value-type="float">
            <text:p>406.4536446616</text:p>
          </table:table-cell>
          <table:table-cell office:value-type="float" office:value="399.182925484434" calcext:value-type="float">
            <text:p>399.1829254844</text:p>
          </table:table-cell>
          <table:table-cell office:value-type="float" office:value="386.258562188254" calcext:value-type="float">
            <text:p>386.2585621883</text:p>
          </table:table-cell>
          <table:table-cell office:value-type="float" office:value="384.481218829834" calcext:value-type="float">
            <text:p>384.4812188298</text:p>
          </table:table-cell>
          <table:table-cell office:value-type="float" office:value="423.087867026777" calcext:value-type="float">
            <text:p>423.0878670268</text:p>
          </table:table-cell>
          <table:table-cell office:value-type="float" office:value="430.543505035705" calcext:value-type="float">
            <text:p>430.5435050357</text:p>
          </table:table-cell>
          <table:table-cell office:value-type="float" office:value="386.856045860996" calcext:value-type="float">
            <text:p>386.856045861</text:p>
          </table:table-cell>
          <table:table-cell office:value-type="float" office:value="401.429654960877" calcext:value-type="float">
            <text:p>401.4296549609</text:p>
          </table:table-cell>
          <table:table-cell office:value-type="float" office:value="412.50007553575" calcext:value-type="float">
            <text:p>412.5000755358</text:p>
          </table:table-cell>
          <table:table-cell office:value-type="float" office:value="385.925824437915" calcext:value-type="float">
            <text:p>385.9258244379</text:p>
          </table:table-cell>
          <table:table-cell office:value-type="float" office:value="405.069408454943" calcext:value-type="float">
            <text:p>405.0694084549</text:p>
          </table:table-cell>
          <table:table-cell office:value-type="float" office:value="362.898521328524" calcext:value-type="float">
            <text:p>362.8985213285</text:p>
          </table:table-cell>
          <table:table-cell office:value-type="float" office:value="376.337597400098" calcext:value-type="float">
            <text:p>376.3375974001</text:p>
          </table:table-cell>
          <table:table-cell office:value-type="float" office:value="389.693739123831" calcext:value-type="float">
            <text:p>389.6937391238</text:p>
          </table:table-cell>
          <table:table-cell office:value-type="float" office:value="405.637244472325" calcext:value-type="float">
            <text:p>405.6372444723</text:p>
          </table:table-cell>
          <table:table-cell office:value-type="float" office:value="425.186870251783" calcext:value-type="float">
            <text:p>425.1868702518</text:p>
          </table:table-cell>
          <table:table-cell office:value-type="float" office:value="381.079857550549" calcext:value-type="float">
            <text:p>381.0798575505</text:p>
          </table:table-cell>
          <table:table-cell office:value-type="float" office:value="384.592127967166" calcext:value-type="float">
            <text:p>384.5921279672</text:p>
          </table:table-cell>
          <table:table-cell office:value-type="float" office:value="404.686847081515" calcext:value-type="float">
            <text:p>404.6868470815</text:p>
          </table:table-cell>
          <table:table-cell office:value-type="float" office:value="394.529450143857" calcext:value-type="float">
            <text:p>394.5294501439</text:p>
          </table:table-cell>
          <table:table-cell office:value-type="float" office:value="413.225337896255" calcext:value-type="float">
            <text:p>413.2253378963</text:p>
          </table:table-cell>
          <table:table-cell office:value-type="float" office:value="394.286672096029" calcext:value-type="float">
            <text:p>394.286672096</text:p>
          </table:table-cell>
          <table:table-cell office:value-type="float" office:value="392.529171194689" calcext:value-type="float">
            <text:p>392.5291711947</text:p>
          </table:table-cell>
        </table:table-row>
        <table:table-row table:style-name="ro1">
          <table:table-cell office:value-type="float" office:value="398.311295490024" calcext:value-type="float">
            <text:p>398.31129549</text:p>
          </table:table-cell>
          <table:table-cell office:value-type="float" office:value="374.888121370227" calcext:value-type="float">
            <text:p>374.8881213702</text:p>
          </table:table-cell>
          <table:table-cell office:value-type="float" office:value="406.118613463906" calcext:value-type="float">
            <text:p>406.1186134639</text:p>
          </table:table-cell>
          <table:table-cell office:value-type="float" office:value="403.906255165242" calcext:value-type="float">
            <text:p>403.9062551652</text:p>
          </table:table-cell>
          <table:table-cell office:value-type="float" office:value="392.112610283456" calcext:value-type="float">
            <text:p>392.1126102835</text:p>
          </table:table-cell>
          <table:table-cell office:value-type="float" office:value="385.054823180305" calcext:value-type="float">
            <text:p>385.0548231803</text:p>
          </table:table-cell>
          <table:table-cell office:value-type="float" office:value="416.67471272174" calcext:value-type="float">
            <text:p>416.6747127217</text:p>
          </table:table-cell>
          <table:table-cell office:value-type="float" office:value="387.732883552736" calcext:value-type="float">
            <text:p>387.7328835527</text:p>
          </table:table-cell>
          <table:table-cell office:value-type="float" office:value="363.582043700657" calcext:value-type="float">
            <text:p>363.5820437007</text:p>
          </table:table-cell>
          <table:table-cell office:value-type="float" office:value="427.0853517894" calcext:value-type="float">
            <text:p>427.0853517894</text:p>
          </table:table-cell>
          <table:table-cell office:value-type="float" office:value="401.800370606943" calcext:value-type="float">
            <text:p>401.8003706069</text:p>
          </table:table-cell>
          <table:table-cell office:value-type="float" office:value="417.120217038709" calcext:value-type="float">
            <text:p>417.1202170387</text:p>
          </table:table-cell>
          <table:table-cell office:value-type="float" office:value="403.817331665834" calcext:value-type="float">
            <text:p>403.8173316658</text:p>
          </table:table-cell>
          <table:table-cell office:value-type="float" office:value="396.304076181029" calcext:value-type="float">
            <text:p>396.304076181</text:p>
          </table:table-cell>
          <table:table-cell office:value-type="float" office:value="396.289673846662" calcext:value-type="float">
            <text:p>396.2896738467</text:p>
          </table:table-cell>
          <table:table-cell office:value-type="float" office:value="371.804107253137" calcext:value-type="float">
            <text:p>371.8041072531</text:p>
          </table:table-cell>
          <table:table-cell office:value-type="float" office:value="385.182870844323" calcext:value-type="float">
            <text:p>385.1828708443</text:p>
          </table:table-cell>
          <table:table-cell office:value-type="float" office:value="391.607528593718" calcext:value-type="float">
            <text:p>391.6075285937</text:p>
          </table:table-cell>
          <table:table-cell office:value-type="float" office:value="389.344700978264" calcext:value-type="float">
            <text:p>389.3447009783</text:p>
          </table:table-cell>
          <table:table-cell office:value-type="float" office:value="380.434309082669" calcext:value-type="float">
            <text:p>380.4343090827</text:p>
          </table:table-cell>
          <table:table-cell office:value-type="float" office:value="351.63095293582" calcext:value-type="float">
            <text:p>351.6309529358</text:p>
          </table:table-cell>
          <table:table-cell office:value-type="float" office:value="381.827373702278" calcext:value-type="float">
            <text:p>381.8273737023</text:p>
          </table:table-cell>
          <table:table-cell office:value-type="float" office:value="421.735112671866" calcext:value-type="float">
            <text:p>421.7351126719</text:p>
          </table:table-cell>
          <table:table-cell office:value-type="float" office:value="402.715258461734" calcext:value-type="float">
            <text:p>402.7152584617</text:p>
          </table:table-cell>
          <table:table-cell office:value-type="float" office:value="397.157428228658" calcext:value-type="float">
            <text:p>397.1574282287</text:p>
          </table:table-cell>
          <table:table-cell office:value-type="float" office:value="384.492463320862" calcext:value-type="float">
            <text:p>384.4924633209</text:p>
          </table:table-cell>
          <table:table-cell office:value-type="float" office:value="395.423735653811" calcext:value-type="float">
            <text:p>395.4237356538</text:p>
          </table:table-cell>
          <table:table-cell office:value-type="float" office:value="400.474624477011" calcext:value-type="float">
            <text:p>400.474624477</text:p>
          </table:table-cell>
          <table:table-cell office:value-type="float" office:value="416.555740040103" calcext:value-type="float">
            <text:p>416.5557400401</text:p>
          </table:table-cell>
          <table:table-cell office:value-type="float" office:value="386.622539850846" calcext:value-type="float">
            <text:p>386.6225398508</text:p>
          </table:table-cell>
          <table:table-cell office:value-type="float" office:value="383.90429462021" calcext:value-type="float">
            <text:p>383.9042946202</text:p>
          </table:table-cell>
          <table:table-cell office:value-type="float" office:value="422.804613215909" calcext:value-type="float">
            <text:p>422.8046132159</text:p>
          </table:table-cell>
          <table:table-cell office:value-type="float" office:value="430.807725288748" calcext:value-type="float">
            <text:p>430.8077252887</text:p>
          </table:table-cell>
          <table:table-cell office:value-type="float" office:value="386.966179305615" calcext:value-type="float">
            <text:p>386.9661793056</text:p>
          </table:table-cell>
          <table:table-cell office:value-type="float" office:value="407.514159134797" calcext:value-type="float">
            <text:p>407.5141591348</text:p>
          </table:table-cell>
          <table:table-cell office:value-type="float" office:value="415.320104899692" calcext:value-type="float">
            <text:p>415.3201048997</text:p>
          </table:table-cell>
          <table:table-cell office:value-type="float" office:value="387.115868851654" calcext:value-type="float">
            <text:p>387.1158688517</text:p>
          </table:table-cell>
          <table:table-cell office:value-type="float" office:value="407.986262778197" calcext:value-type="float">
            <text:p>407.9862627782</text:p>
          </table:table-cell>
          <table:table-cell office:value-type="float" office:value="366.832426789468" calcext:value-type="float">
            <text:p>366.8324267895</text:p>
          </table:table-cell>
          <table:table-cell office:value-type="float" office:value="370.086583266124" calcext:value-type="float">
            <text:p>370.0865832661</text:p>
          </table:table-cell>
          <table:table-cell office:value-type="float" office:value="403.481578986965" calcext:value-type="float">
            <text:p>403.481578987</text:p>
          </table:table-cell>
          <table:table-cell office:value-type="float" office:value="413.198378670141" calcext:value-type="float">
            <text:p>413.1983786701</text:p>
          </table:table-cell>
          <table:table-cell office:value-type="float" office:value="428.690861276265" calcext:value-type="float">
            <text:p>428.6908612763</text:p>
          </table:table-cell>
          <table:table-cell office:value-type="float" office:value="382.127836505385" calcext:value-type="float">
            <text:p>382.1278365054</text:p>
          </table:table-cell>
          <table:table-cell office:value-type="float" office:value="397.555804272264" calcext:value-type="float">
            <text:p>397.5558042723</text:p>
          </table:table-cell>
          <table:table-cell office:value-type="float" office:value="407.471434872809" calcext:value-type="float">
            <text:p>407.4714348728</text:p>
          </table:table-cell>
          <table:table-cell office:value-type="float" office:value="390.444649688693" calcext:value-type="float">
            <text:p>390.4446496887</text:p>
          </table:table-cell>
          <table:table-cell office:value-type="float" office:value="414.455888569251" calcext:value-type="float">
            <text:p>414.4558885693</text:p>
          </table:table-cell>
          <table:table-cell office:value-type="float" office:value="398.549195504225" calcext:value-type="float">
            <text:p>398.5491955042</text:p>
          </table:table-cell>
          <table:table-cell office:value-type="float" office:value="403.795275459236" calcext:value-type="float">
            <text:p>403.7952754592</text:p>
          </table:table-cell>
        </table:table-row>
        <table:table-row table:style-name="ro1">
          <table:table-cell office:value-type="float" office:value="399.682163856735" calcext:value-type="float">
            <text:p>399.6821638567</text:p>
          </table:table-cell>
          <table:table-cell office:value-type="float" office:value="368.909946092815" calcext:value-type="float">
            <text:p>368.9099460928</text:p>
          </table:table-cell>
          <table:table-cell office:value-type="float" office:value="407.898279626901" calcext:value-type="float">
            <text:p>407.8982796269</text:p>
          </table:table-cell>
          <table:table-cell office:value-type="float" office:value="405.335706406739" calcext:value-type="float">
            <text:p>405.3357064067</text:p>
          </table:table-cell>
          <table:table-cell office:value-type="float" office:value="394.461572457506" calcext:value-type="float">
            <text:p>394.4615724575</text:p>
          </table:table-cell>
          <table:table-cell office:value-type="float" office:value="381.65194033392" calcext:value-type="float">
            <text:p>381.6519403339</text:p>
          </table:table-cell>
          <table:table-cell office:value-type="float" office:value="415.854533931721" calcext:value-type="float">
            <text:p>415.8545339317</text:p>
          </table:table-cell>
          <table:table-cell office:value-type="float" office:value="389.189681121249" calcext:value-type="float">
            <text:p>389.1896811212</text:p>
          </table:table-cell>
          <table:table-cell office:value-type="float" office:value="363.62908601301" calcext:value-type="float">
            <text:p>363.629086013</text:p>
          </table:table-cell>
          <table:table-cell office:value-type="float" office:value="427.675405465528" calcext:value-type="float">
            <text:p>427.6754054655</text:p>
          </table:table-cell>
          <table:table-cell office:value-type="float" office:value="402.311783872873" calcext:value-type="float">
            <text:p>402.3117838729</text:p>
          </table:table-cell>
          <table:table-cell office:value-type="float" office:value="420.792591326824" calcext:value-type="float">
            <text:p>420.7925913268</text:p>
          </table:table-cell>
          <table:table-cell office:value-type="float" office:value="403.741776668769" calcext:value-type="float">
            <text:p>403.7417766688</text:p>
          </table:table-cell>
          <table:table-cell office:value-type="float" office:value="397.682584807482" calcext:value-type="float">
            <text:p>397.6825848075</text:p>
          </table:table-cell>
          <table:table-cell office:value-type="float" office:value="398.679606408829" calcext:value-type="float">
            <text:p>398.6796064088</text:p>
          </table:table-cell>
          <table:table-cell office:value-type="float" office:value="373.50936499249" calcext:value-type="float">
            <text:p>373.5093649925</text:p>
          </table:table-cell>
          <table:table-cell office:value-type="float" office:value="389.064160296903" calcext:value-type="float">
            <text:p>389.0641602969</text:p>
          </table:table-cell>
          <table:table-cell office:value-type="float" office:value="399.054583407543" calcext:value-type="float">
            <text:p>399.0545834075</text:p>
          </table:table-cell>
          <table:table-cell office:value-type="float" office:value="388.518544109227" calcext:value-type="float">
            <text:p>388.5185441092</text:p>
          </table:table-cell>
          <table:table-cell office:value-type="float" office:value="380.781231542526" calcext:value-type="float">
            <text:p>380.7812315425</text:p>
          </table:table-cell>
          <table:table-cell office:value-type="float" office:value="354.312923934785" calcext:value-type="float">
            <text:p>354.3129239348</text:p>
          </table:table-cell>
          <table:table-cell office:value-type="float" office:value="382.016775875816" calcext:value-type="float">
            <text:p>382.0167758758</text:p>
          </table:table-cell>
          <table:table-cell office:value-type="float" office:value="424.405841740744" calcext:value-type="float">
            <text:p>424.4058417407</text:p>
          </table:table-cell>
          <table:table-cell office:value-type="float" office:value="408.095553680025" calcext:value-type="float">
            <text:p>408.09555368</text:p>
          </table:table-cell>
          <table:table-cell office:value-type="float" office:value="395.124637971887" calcext:value-type="float">
            <text:p>395.1246379719</text:p>
          </table:table-cell>
          <table:table-cell office:value-type="float" office:value="391.246038163967" calcext:value-type="float">
            <text:p>391.246038164</text:p>
          </table:table-cell>
          <table:table-cell office:value-type="float" office:value="397.921689449918" calcext:value-type="float">
            <text:p>397.9216894499</text:p>
          </table:table-cell>
          <table:table-cell office:value-type="float" office:value="409.719230096717" calcext:value-type="float">
            <text:p>409.7192300967</text:p>
          </table:table-cell>
          <table:table-cell office:value-type="float" office:value="413.504623879571" calcext:value-type="float">
            <text:p>413.5046238796</text:p>
          </table:table-cell>
          <table:table-cell office:value-type="float" office:value="387.95369321552" calcext:value-type="float">
            <text:p>387.9536932155</text:p>
          </table:table-cell>
          <table:table-cell office:value-type="float" office:value="391.983468559241" calcext:value-type="float">
            <text:p>391.9834685592</text:p>
          </table:table-cell>
          <table:table-cell office:value-type="float" office:value="432.692419813905" calcext:value-type="float">
            <text:p>432.6924198139</text:p>
          </table:table-cell>
          <table:table-cell office:value-type="float" office:value="431.592563183141" calcext:value-type="float">
            <text:p>431.5925631831</text:p>
          </table:table-cell>
          <table:table-cell office:value-type="float" office:value="386.772683879287" calcext:value-type="float">
            <text:p>386.7726838793</text:p>
          </table:table-cell>
          <table:table-cell office:value-type="float" office:value="412.252608377966" calcext:value-type="float">
            <text:p>412.252608378</text:p>
          </table:table-cell>
          <table:table-cell office:value-type="float" office:value="419.304173174237" calcext:value-type="float">
            <text:p>419.3041731742</text:p>
          </table:table-cell>
          <table:table-cell office:value-type="float" office:value="388.072412110356" calcext:value-type="float">
            <text:p>388.0724121104</text:p>
          </table:table-cell>
          <table:table-cell office:value-type="float" office:value="407.252584457467" calcext:value-type="float">
            <text:p>407.2525844575</text:p>
          </table:table-cell>
          <table:table-cell office:value-type="float" office:value="375.183961456551" calcext:value-type="float">
            <text:p>375.1839614566</text:p>
          </table:table-cell>
          <table:table-cell office:value-type="float" office:value="370.161919778332" calcext:value-type="float">
            <text:p>370.1619197783</text:p>
          </table:table-cell>
          <table:table-cell office:value-type="float" office:value="410.728662490362" calcext:value-type="float">
            <text:p>410.7286624904</text:p>
          </table:table-cell>
          <table:table-cell office:value-type="float" office:value="418.074302910296" calcext:value-type="float">
            <text:p>418.0743029103</text:p>
          </table:table-cell>
          <table:table-cell office:value-type="float" office:value="445.935594101366" calcext:value-type="float">
            <text:p>445.9355941014</text:p>
          </table:table-cell>
          <table:table-cell office:value-type="float" office:value="384.467538887155" calcext:value-type="float">
            <text:p>384.4675388872</text:p>
          </table:table-cell>
          <table:table-cell office:value-type="float" office:value="400.846986430464" calcext:value-type="float">
            <text:p>400.8469864305</text:p>
          </table:table-cell>
          <table:table-cell office:value-type="float" office:value="405.635037741805" calcext:value-type="float">
            <text:p>405.6350377418</text:p>
          </table:table-cell>
          <table:table-cell office:value-type="float" office:value="393.329234478827" calcext:value-type="float">
            <text:p>393.3292344788</text:p>
          </table:table-cell>
          <table:table-cell office:value-type="float" office:value="412.414745175103" calcext:value-type="float">
            <text:p>412.4147451751</text:p>
          </table:table-cell>
          <table:table-cell office:value-type="float" office:value="400.512423801724" calcext:value-type="float">
            <text:p>400.5124238017</text:p>
          </table:table-cell>
          <table:table-cell office:value-type="float" office:value="403.795275459236" calcext:value-type="float">
            <text:p>403.7952754592</text:p>
          </table:table-cell>
        </table:table-row>
        <table:table-row table:style-name="ro1">
          <table:table-cell office:value-type="float" office:value="391.520212822624" calcext:value-type="float">
            <text:p>391.5202128226</text:p>
          </table:table-cell>
          <table:table-cell office:value-type="float" office:value="371.064197547245" calcext:value-type="float">
            <text:p>371.0641975472</text:p>
          </table:table-cell>
          <table:table-cell office:value-type="float" office:value="405.856711193269" calcext:value-type="float">
            <text:p>405.8567111933</text:p>
          </table:table-cell>
          <table:table-cell office:value-type="float" office:value="409.458948663298" calcext:value-type="float">
            <text:p>409.4589486633</text:p>
          </table:table-cell>
          <table:table-cell office:value-type="float" office:value="395.082446294824" calcext:value-type="float">
            <text:p>395.0824462948</text:p>
          </table:table-cell>
          <table:table-cell office:value-type="float" office:value="388.137655582958" calcext:value-type="float">
            <text:p>388.137655583</text:p>
          </table:table-cell>
          <table:table-cell office:value-type="float" office:value="418.362170373991" calcext:value-type="float">
            <text:p>418.362170374</text:p>
          </table:table-cell>
          <table:table-cell office:value-type="float" office:value="391.558581000761" calcext:value-type="float">
            <text:p>391.5585810008</text:p>
          </table:table-cell>
          <table:table-cell office:value-type="float" office:value="365.520953169303" calcext:value-type="float">
            <text:p>365.5209531693</text:p>
          </table:table-cell>
          <table:table-cell office:value-type="float" office:value="431.461604066982" calcext:value-type="float">
            <text:p>431.461604067</text:p>
          </table:table-cell>
          <table:table-cell office:value-type="float" office:value="407.381728375173" calcext:value-type="float">
            <text:p>407.3817283752</text:p>
          </table:table-cell>
          <table:table-cell office:value-type="float" office:value="425.443180598068" calcext:value-type="float">
            <text:p>425.4431805981</text:p>
          </table:table-cell>
          <table:table-cell office:value-type="float" office:value="409.184884002594" calcext:value-type="float">
            <text:p>409.1848840026</text:p>
          </table:table-cell>
          <table:table-cell office:value-type="float" office:value="409.476593831846" calcext:value-type="float">
            <text:p>409.4765938318</text:p>
          </table:table-cell>
          <table:table-cell office:value-type="float" office:value="401.216105816827" calcext:value-type="float">
            <text:p>401.2161058168</text:p>
          </table:table-cell>
          <table:table-cell office:value-type="float" office:value="385.389939382866" calcext:value-type="float">
            <text:p>385.3899393829</text:p>
          </table:table-cell>
          <table:table-cell office:value-type="float" office:value="386.768098224636" calcext:value-type="float">
            <text:p>386.7680982246</text:p>
          </table:table-cell>
          <table:table-cell office:value-type="float" office:value="401.246902020095" calcext:value-type="float">
            <text:p>401.2469020201</text:p>
          </table:table-cell>
          <table:table-cell office:value-type="float" office:value="396.404775267118" calcext:value-type="float">
            <text:p>396.4047752671</text:p>
          </table:table-cell>
          <table:table-cell office:value-type="float" office:value="392.517446693801" calcext:value-type="float">
            <text:p>392.5174466938</text:p>
          </table:table-cell>
          <table:table-cell office:value-type="float" office:value="356.811447024775" calcext:value-type="float">
            <text:p>356.8114470248</text:p>
          </table:table-cell>
          <table:table-cell office:value-type="float" office:value="382.088596445681" calcext:value-type="float">
            <text:p>382.0885964457</text:p>
          </table:table-cell>
          <table:table-cell office:value-type="float" office:value="424.405841740744" calcext:value-type="float">
            <text:p>424.4058417407</text:p>
          </table:table-cell>
          <table:table-cell office:value-type="float" office:value="397.759935648459" calcext:value-type="float">
            <text:p>397.7599356485</text:p>
          </table:table-cell>
          <table:table-cell office:value-type="float" office:value="401.32828580514" calcext:value-type="float">
            <text:p>401.3282858051</text:p>
          </table:table-cell>
          <table:table-cell office:value-type="float" office:value="391.246038163967" calcext:value-type="float">
            <text:p>391.246038164</text:p>
          </table:table-cell>
          <table:table-cell office:value-type="float" office:value="397.921689449918" calcext:value-type="float">
            <text:p>397.9216894499</text:p>
          </table:table-cell>
          <table:table-cell office:value-type="float" office:value="418.218192394954" calcext:value-type="float">
            <text:p>418.218192395</text:p>
          </table:table-cell>
          <table:table-cell office:value-type="float" office:value="412.487947744312" calcext:value-type="float">
            <text:p>412.4879477443</text:p>
          </table:table-cell>
          <table:table-cell office:value-type="float" office:value="388.400794100141" calcext:value-type="float">
            <text:p>388.4007941001</text:p>
          </table:table-cell>
          <table:table-cell office:value-type="float" office:value="405.199409414243" calcext:value-type="float">
            <text:p>405.1994094142</text:p>
          </table:table-cell>
          <table:table-cell office:value-type="float" office:value="432.692419813905" calcext:value-type="float">
            <text:p>432.6924198139</text:p>
          </table:table-cell>
          <table:table-cell office:value-type="float" office:value="434.311433056749" calcext:value-type="float">
            <text:p>434.3114330567</text:p>
          </table:table-cell>
          <table:table-cell office:value-type="float" office:value="394.375804354221" calcext:value-type="float">
            <text:p>394.3758043542</text:p>
          </table:table-cell>
          <table:table-cell office:value-type="float" office:value="415.272373596276" calcext:value-type="float">
            <text:p>415.2723735963</text:p>
          </table:table-cell>
          <table:table-cell office:value-type="float" office:value="421.422865000485" calcext:value-type="float">
            <text:p>421.4228650005</text:p>
          </table:table-cell>
          <table:table-cell office:value-type="float" office:value="389.518365667846" calcext:value-type="float">
            <text:p>389.5183656678</text:p>
          </table:table-cell>
          <table:table-cell office:value-type="float" office:value="400.2335229378" calcext:value-type="float">
            <text:p>400.2335229378</text:p>
          </table:table-cell>
          <table:table-cell office:value-type="float" office:value="382.876441105141" calcext:value-type="float">
            <text:p>382.8764411051</text:p>
          </table:table-cell>
          <table:table-cell office:value-type="float" office:value="370.160653476925" calcext:value-type="float">
            <text:p>370.1606534769</text:p>
          </table:table-cell>
          <table:table-cell office:value-type="float" office:value="415.800871362006" calcext:value-type="float">
            <text:p>415.800871362</text:p>
          </table:table-cell>
          <table:table-cell office:value-type="float" office:value="419.791004870445" calcext:value-type="float">
            <text:p>419.7910048704</text:p>
          </table:table-cell>
          <table:table-cell office:value-type="float" office:value="451.232294414622" calcext:value-type="float">
            <text:p>451.2322944146</text:p>
          </table:table-cell>
          <table:table-cell office:value-type="float" office:value="385.650091197405" calcext:value-type="float">
            <text:p>385.6500911974</text:p>
          </table:table-cell>
          <table:table-cell office:value-type="float" office:value="409.69389136144" calcext:value-type="float">
            <text:p>409.6938913614</text:p>
          </table:table-cell>
          <table:table-cell office:value-type="float" office:value="411.581431279574" calcext:value-type="float">
            <text:p>411.5814312796</text:p>
          </table:table-cell>
          <table:table-cell office:value-type="float" office:value="405.084315567025" calcext:value-type="float">
            <text:p>405.084315567</text:p>
          </table:table-cell>
          <table:table-cell office:value-type="float" office:value="408.176282995329" calcext:value-type="float">
            <text:p>408.1762829953</text:p>
          </table:table-cell>
          <table:table-cell office:value-type="float" office:value="398.239711236861" calcext:value-type="float">
            <text:p>398.2397112369</text:p>
          </table:table-cell>
          <table:table-cell office:value-type="float" office:value="409.791043110394" calcext:value-type="float">
            <text:p>409.7910431104</text:p>
          </table:table-cell>
        </table:table-row>
        <table:table-row table:style-name="ro1">
          <table:table-cell office:value-type="float" office:value="385.456887342688" calcext:value-type="float">
            <text:p>385.4568873427</text:p>
          </table:table-cell>
          <table:table-cell office:value-type="float" office:value="376.742350915228" calcext:value-type="float">
            <text:p>376.7423509152</text:p>
          </table:table-cell>
          <table:table-cell office:value-type="float" office:value="406.730801148989" calcext:value-type="float">
            <text:p>406.730801149</text:p>
          </table:table-cell>
          <table:table-cell office:value-type="float" office:value="407.818529941855" calcext:value-type="float">
            <text:p>407.8185299419</text:p>
          </table:table-cell>
          <table:table-cell office:value-type="float" office:value="394.320223780244" calcext:value-type="float">
            <text:p>394.3202237802</text:p>
          </table:table-cell>
          <table:table-cell office:value-type="float" office:value="389.204121341334" calcext:value-type="float">
            <text:p>389.2041213413</text:p>
          </table:table-cell>
          <table:table-cell office:value-type="float" office:value="419.667762357299" calcext:value-type="float">
            <text:p>419.6677623573</text:p>
          </table:table-cell>
          <table:table-cell office:value-type="float" office:value="391.638504680512" calcext:value-type="float">
            <text:p>391.6385046805</text:p>
          </table:table-cell>
          <table:table-cell office:value-type="float" office:value="367.44313408541" calcext:value-type="float">
            <text:p>367.4431340854</text:p>
          </table:table-cell>
          <table:table-cell office:value-type="float" office:value="435.244163788825" calcext:value-type="float">
            <text:p>435.2441637888</text:p>
          </table:table-cell>
          <table:table-cell office:value-type="float" office:value="409.348106482531" calcext:value-type="float">
            <text:p>409.3481064825</text:p>
          </table:table-cell>
          <table:table-cell office:value-type="float" office:value="426.087901384201" calcext:value-type="float">
            <text:p>426.0879013842</text:p>
          </table:table-cell>
          <table:table-cell office:value-type="float" office:value="421.072470061428" calcext:value-type="float">
            <text:p>421.0724700614</text:p>
          </table:table-cell>
          <table:table-cell office:value-type="float" office:value="414.411074141281" calcext:value-type="float">
            <text:p>414.4110741413</text:p>
          </table:table-cell>
          <table:table-cell office:value-type="float" office:value="397.560089939819" calcext:value-type="float">
            <text:p>397.5600899398</text:p>
          </table:table-cell>
          <table:table-cell office:value-type="float" office:value="384.561472278089" calcext:value-type="float">
            <text:p>384.5614722781</text:p>
          </table:table-cell>
          <table:table-cell office:value-type="float" office:value="389.403911317799" calcext:value-type="float">
            <text:p>389.4039113178</text:p>
          </table:table-cell>
          <table:table-cell office:value-type="float" office:value="402.293397020101" calcext:value-type="float">
            <text:p>402.2933970201</text:p>
          </table:table-cell>
          <table:table-cell office:value-type="float" office:value="406.407856986446" calcext:value-type="float">
            <text:p>406.4078569864</text:p>
          </table:table-cell>
          <table:table-cell office:value-type="float" office:value="392.493081058935" calcext:value-type="float">
            <text:p>392.4930810589</text:p>
          </table:table-cell>
          <table:table-cell office:value-type="float" office:value="359.194827556628" calcext:value-type="float">
            <text:p>359.1948275566</text:p>
          </table:table-cell>
          <table:table-cell office:value-type="float" office:value="383.284302109775" calcext:value-type="float">
            <text:p>383.2843021098</text:p>
          </table:table-cell>
          <table:table-cell office:value-type="float" office:value="439.570756952907" calcext:value-type="float">
            <text:p>439.5707569529</text:p>
          </table:table-cell>
          <table:table-cell office:value-type="float" office:value="410.60468377945" calcext:value-type="float">
            <text:p>410.6046837795</text:p>
          </table:table-cell>
          <table:table-cell office:value-type="float" office:value="411.714346492776" calcext:value-type="float">
            <text:p>411.7143464928</text:p>
          </table:table-cell>
          <table:table-cell office:value-type="float" office:value="389.736741483387" calcext:value-type="float">
            <text:p>389.7367414834</text:p>
          </table:table-cell>
          <table:table-cell office:value-type="float" office:value="403.228350121831" calcext:value-type="float">
            <text:p>403.2283501218</text:p>
          </table:table-cell>
          <table:table-cell office:value-type="float" office:value="419.840005474528" calcext:value-type="float">
            <text:p>419.8400054745</text:p>
          </table:table-cell>
          <table:table-cell office:value-type="float" office:value="414.885731068671" calcext:value-type="float">
            <text:p>414.8857310687</text:p>
          </table:table-cell>
          <table:table-cell office:value-type="float" office:value="387.397429393404" calcext:value-type="float">
            <text:p>387.3974293934</text:p>
          </table:table-cell>
          <table:table-cell office:value-type="float" office:value="409.850220043084" calcext:value-type="float">
            <text:p>409.8502200431</text:p>
          </table:table-cell>
          <table:table-cell office:value-type="float" office:value="0" calcext:value-type="float">
            <text:p>0</text:p>
          </table:table-cell>
          <table:table-cell office:value-type="float" office:value="449.557392685935" calcext:value-type="float">
            <text:p>449.5573926859</text:p>
          </table:table-cell>
          <table:table-cell office:value-type="float" office:value="402.231697321246" calcext:value-type="float">
            <text:p>402.2316973212</text:p>
          </table:table-cell>
          <table:table-cell office:value-type="float" office:value="412.154571783875" calcext:value-type="float">
            <text:p>412.1545717839</text:p>
          </table:table-cell>
          <table:table-cell office:value-type="float" office:value="418.530350210919" calcext:value-type="float">
            <text:p>418.5303502109</text:p>
          </table:table-cell>
          <table:table-cell office:value-type="float" office:value="400.317806795612" calcext:value-type="float">
            <text:p>400.3178067956</text:p>
          </table:table-cell>
          <table:table-cell office:value-type="float" office:value="411.917261963955" calcext:value-type="float">
            <text:p>411.917261964</text:p>
          </table:table-cell>
          <table:table-cell office:value-type="float" office:value="381.527519554995" calcext:value-type="float">
            <text:p>381.527519555</text:p>
          </table:table-cell>
          <table:table-cell office:value-type="float" office:value="380.761928191993" calcext:value-type="float">
            <text:p>380.761928192</text:p>
          </table:table-cell>
          <table:table-cell office:value-type="float" office:value="418.900590601356" calcext:value-type="float">
            <text:p>418.9005906014</text:p>
          </table:table-cell>
          <table:table-cell office:value-type="float" office:value="419.19471518513" calcext:value-type="float">
            <text:p>419.1947151851</text:p>
          </table:table-cell>
          <table:table-cell office:value-type="float" office:value="0" calcext:value-type="float">
            <text:p>0</text:p>
          </table:table-cell>
          <table:table-cell office:value-type="float" office:value="384.729977664612" calcext:value-type="float">
            <text:p>384.7299776646</text:p>
          </table:table-cell>
          <table:table-cell office:value-type="float" office:value="409.915295238149" calcext:value-type="float">
            <text:p>409.9152952381</text:p>
          </table:table-cell>
          <table:table-cell office:value-type="float" office:value="412.801697666726" calcext:value-type="float">
            <text:p>412.8016976667</text:p>
          </table:table-cell>
          <table:table-cell office:value-type="float" office:value="408.374149659772" calcext:value-type="float">
            <text:p>408.3741496598</text:p>
          </table:table-cell>
          <table:table-cell office:value-type="float" office:value="410.050469227205" calcext:value-type="float">
            <text:p>410.0504692272</text:p>
          </table:table-cell>
          <table:table-cell office:value-type="float" office:value="395.548917088705" calcext:value-type="float">
            <text:p>395.5489170887</text:p>
          </table:table-cell>
          <table:table-cell office:value-type="float" office:value="411.184438878721" calcext:value-type="float">
            <text:p>411.1844388787</text:p>
          </table:table-cell>
        </table:table-row>
        <table:table-row table:style-name="ro1">
          <table:table-cell office:value-type="float" office:value="382.669838719981" calcext:value-type="float">
            <text:p>382.66983872</text:p>
          </table:table-cell>
          <table:table-cell office:value-type="float" office:value="373.285205630665" calcext:value-type="float">
            <text:p>373.2852056307</text:p>
          </table:table-cell>
          <table:table-cell office:value-type="float" office:value="406.51430191018" calcext:value-type="float">
            <text:p>406.5143019102</text:p>
          </table:table-cell>
          <table:table-cell office:value-type="float" office:value="416.880712029249" calcext:value-type="float">
            <text:p>416.8807120292</text:p>
          </table:table-cell>
          <table:table-cell office:value-type="float" office:value="404.568201239944" calcext:value-type="float">
            <text:p>404.5682012399</text:p>
          </table:table-cell>
          <table:table-cell office:value-type="float" office:value="389.186490297659" calcext:value-type="float">
            <text:p>389.1864902977</text:p>
          </table:table-cell>
          <table:table-cell office:value-type="float" office:value="420.146971093022" calcext:value-type="float">
            <text:p>420.146971093</text:p>
          </table:table-cell>
          <table:table-cell office:value-type="float" office:value="397.540013940533" calcext:value-type="float">
            <text:p>397.5400139405</text:p>
          </table:table-cell>
          <table:table-cell office:value-type="float" office:value="371.463126138673" calcext:value-type="float">
            <text:p>371.4631261387</text:p>
          </table:table-cell>
          <table:table-cell office:value-type="float" office:value="439.71426265824" calcext:value-type="float">
            <text:p>439.7142626582</text:p>
          </table:table-cell>
          <table:table-cell office:value-type="float" office:value="406.670962518455" calcext:value-type="float">
            <text:p>406.6709625185</text:p>
          </table:table-cell>
          <table:table-cell office:value-type="float" office:value="427.377920126997" calcext:value-type="float">
            <text:p>427.377920127</text:p>
          </table:table-cell>
          <table:table-cell office:value-type="float" office:value="425.674021485436" calcext:value-type="float">
            <text:p>425.6740214854</text:p>
          </table:table-cell>
          <table:table-cell office:value-type="float" office:value="415.34563972224" calcext:value-type="float">
            <text:p>415.3456397222</text:p>
          </table:table-cell>
          <table:table-cell office:value-type="float" office:value="408.081191668423" calcext:value-type="float">
            <text:p>408.0811916684</text:p>
          </table:table-cell>
          <table:table-cell office:value-type="float" office:value="383.749745431084" calcext:value-type="float">
            <text:p>383.7497454311</text:p>
          </table:table-cell>
          <table:table-cell office:value-type="float" office:value="386.530190936001" calcext:value-type="float">
            <text:p>386.530190936</text:p>
          </table:table-cell>
          <table:table-cell office:value-type="float" office:value="402.378275036069" calcext:value-type="float">
            <text:p>402.3782750361</text:p>
          </table:table-cell>
          <table:table-cell office:value-type="float" office:value="410.991693700527" calcext:value-type="float">
            <text:p>410.9916937005</text:p>
          </table:table-cell>
          <table:table-cell office:value-type="float" office:value="388.917157183032" calcext:value-type="float">
            <text:p>388.917157183</text:p>
          </table:table-cell>
          <table:table-cell office:value-type="float" office:value="356.259657339457" calcext:value-type="float">
            <text:p>356.2596573395</text:p>
          </table:table-cell>
          <table:table-cell office:value-type="float" office:value="385.662881642774" calcext:value-type="float">
            <text:p>385.6628816428</text:p>
          </table:table-cell>
          <table:table-cell office:value-type="float" office:value="440.573414591642" calcext:value-type="float">
            <text:p>440.5734145916</text:p>
          </table:table-cell>
          <table:table-cell office:value-type="float" office:value="420.698924189878" calcext:value-type="float">
            <text:p>420.6989241899</text:p>
          </table:table-cell>
          <table:table-cell office:value-type="float" office:value="405.199379338982" calcext:value-type="float">
            <text:p>405.199379339</text:p>
          </table:table-cell>
          <table:table-cell office:value-type="float" office:value="385.724268027017" calcext:value-type="float">
            <text:p>385.724268027</text:p>
          </table:table-cell>
          <table:table-cell office:value-type="float" office:value="409.45031037949" calcext:value-type="float">
            <text:p>409.4503103795</text:p>
          </table:table-cell>
          <table:table-cell office:value-type="float" office:value="419.840005474528" calcext:value-type="float">
            <text:p>419.8400054745</text:p>
          </table:table-cell>
          <table:table-cell office:value-type="float" office:value="416.357308492388" calcext:value-type="float">
            <text:p>416.3573084924</text:p>
          </table:table-cell>
          <table:table-cell office:value-type="float" office:value="406.650694772907" calcext:value-type="float">
            <text:p>406.6506947729</text:p>
          </table:table-cell>
          <table:table-cell office:value-type="float" office:value="416.252391294356" calcext:value-type="float">
            <text:p>416.2523912944</text:p>
          </table:table-cell>
          <table:table-cell office:value-type="float" office:value="0" calcext:value-type="float">
            <text:p>0</text:p>
          </table:table-cell>
          <table:table-cell office:value-type="float" office:value="450.800760508889" calcext:value-type="float">
            <text:p>450.8007605089</text:p>
          </table:table-cell>
          <table:table-cell office:value-type="float" office:value="407.054643639871" calcext:value-type="float">
            <text:p>407.0546436399</text:p>
          </table:table-cell>
          <table:table-cell office:value-type="float" office:value="409.715183161167" calcext:value-type="float">
            <text:p>409.7151831612</text:p>
          </table:table-cell>
          <table:table-cell office:value-type="float" office:value="419.764985147934" calcext:value-type="float">
            <text:p>419.7649851479</text:p>
          </table:table-cell>
          <table:table-cell office:value-type="float" office:value="405.559274214848" calcext:value-type="float">
            <text:p>405.5592742148</text:p>
          </table:table-cell>
          <table:table-cell office:value-type="float" office:value="418.135569128932" calcext:value-type="float">
            <text:p>418.1355691289</text:p>
          </table:table-cell>
          <table:table-cell office:value-type="float" office:value="382.329640666474" calcext:value-type="float">
            <text:p>382.3296406665</text:p>
          </table:table-cell>
          <table:table-cell office:value-type="float" office:value="380.700800546581" calcext:value-type="float">
            <text:p>380.7008005466</text:p>
          </table:table-cell>
          <table:table-cell office:value-type="float" office:value="427.511792675039" calcext:value-type="float">
            <text:p>427.511792675</text:p>
          </table:table-cell>
          <table:table-cell office:value-type="float" office:value="422.003357436955" calcext:value-type="float">
            <text:p>422.003357437</text:p>
          </table:table-cell>
          <table:table-cell office:value-type="float" office:value="0" calcext:value-type="float">
            <text:p>0</text:p>
          </table:table-cell>
          <table:table-cell office:value-type="float" office:value="388.973130336247" calcext:value-type="float">
            <text:p>388.9731303362</text:p>
          </table:table-cell>
          <table:table-cell office:value-type="float" office:value="417.668300868459" calcext:value-type="float">
            <text:p>417.6683008685</text:p>
          </table:table-cell>
          <table:table-cell office:value-type="float" office:value="413.636579101086" calcext:value-type="float">
            <text:p>413.6365791011</text:p>
          </table:table-cell>
          <table:table-cell office:value-type="float" office:value="407.929485201054" calcext:value-type="float">
            <text:p>407.9294852011</text:p>
          </table:table-cell>
          <table:table-cell office:value-type="float" office:value="409.378240776147" calcext:value-type="float">
            <text:p>409.3782407761</text:p>
          </table:table-cell>
          <table:table-cell office:value-type="float" office:value="394.786549337445" calcext:value-type="float">
            <text:p>394.7865493374</text:p>
          </table:table-cell>
          <table:table-cell office:value-type="float" office:value="417.251668052607" calcext:value-type="float">
            <text:p>417.2516680526</text:p>
          </table:table-cell>
        </table:table-row>
        <table:table-row table:style-name="ro1">
          <table:table-cell office:value-type="float" office:value="381.236129330872" calcext:value-type="float">
            <text:p>381.2361293309</text:p>
          </table:table-cell>
          <table:table-cell office:value-type="float" office:value="370.981319668983" calcext:value-type="float">
            <text:p>370.981319669</text:p>
          </table:table-cell>
          <table:table-cell office:value-type="float" office:value="405.548749441394" calcext:value-type="float">
            <text:p>405.5487494414</text:p>
          </table:table-cell>
          <table:table-cell office:value-type="float" office:value="408.635638865893" calcext:value-type="float">
            <text:p>408.6356388659</text:p>
          </table:table-cell>
          <table:table-cell office:value-type="float" office:value="421.170246697865" calcext:value-type="float">
            <text:p>421.1702466979</text:p>
          </table:table-cell>
          <table:table-cell office:value-type="float" office:value="391.395701649317" calcext:value-type="float">
            <text:p>391.3957016493</text:p>
          </table:table-cell>
          <table:table-cell office:value-type="float" office:value="419.070655793839" calcext:value-type="float">
            <text:p>419.0706557938</text:p>
          </table:table-cell>
          <table:table-cell office:value-type="float" office:value="397.697751540088" calcext:value-type="float">
            <text:p>397.6977515401</text:p>
          </table:table-cell>
          <table:table-cell office:value-type="float" office:value="375.706605108483" calcext:value-type="float">
            <text:p>375.7066051085</text:p>
          </table:table-cell>
          <table:table-cell office:value-type="float" office:value="439.038766921313" calcext:value-type="float">
            <text:p>439.0387669213</text:p>
          </table:table-cell>
          <table:table-cell office:value-type="float" office:value="399.224717182358" calcext:value-type="float">
            <text:p>399.2247171824</text:p>
          </table:table-cell>
          <table:table-cell office:value-type="float" office:value="425.689003209334" calcext:value-type="float">
            <text:p>425.6890032093</text:p>
          </table:table-cell>
          <table:table-cell office:value-type="float" office:value="426.446781883391" calcext:value-type="float">
            <text:p>426.4467818834</text:p>
          </table:table-cell>
          <table:table-cell office:value-type="float" office:value="421.6974278708" calcext:value-type="float">
            <text:p>421.6974278708</text:p>
          </table:table-cell>
          <table:table-cell office:value-type="float" office:value="422.979679126435" calcext:value-type="float">
            <text:p>422.9796791264</text:p>
          </table:table-cell>
          <table:table-cell office:value-type="float" office:value="396.285457270744" calcext:value-type="float">
            <text:p>396.2854572707</text:p>
          </table:table-cell>
          <table:table-cell office:value-type="float" office:value="380.050244782784" calcext:value-type="float">
            <text:p>380.0502447828</text:p>
          </table:table-cell>
          <table:table-cell office:value-type="float" office:value="403.064370749497" calcext:value-type="float">
            <text:p>403.0643707495</text:p>
          </table:table-cell>
          <table:table-cell office:value-type="float" office:value="413.152445374439" calcext:value-type="float">
            <text:p>413.1524453744</text:p>
          </table:table-cell>
          <table:table-cell office:value-type="float" office:value="388.289629152305" calcext:value-type="float">
            <text:p>388.2896291523</text:p>
          </table:table-cell>
          <table:table-cell office:value-type="float" office:value="359.409660377699" calcext:value-type="float">
            <text:p>359.4096603777</text:p>
          </table:table-cell>
          <table:table-cell office:value-type="float" office:value="385.791989343542" calcext:value-type="float">
            <text:p>385.7919893435</text:p>
          </table:table-cell>
          <table:table-cell office:value-type="float" office:value="435.283528025226" calcext:value-type="float">
            <text:p>435.2835280252</text:p>
          </table:table-cell>
          <table:table-cell office:value-type="float" office:value="434.944289802816" calcext:value-type="float">
            <text:p>434.9442898028</text:p>
          </table:table-cell>
          <table:table-cell office:value-type="float" office:value="412.429471569477" calcext:value-type="float">
            <text:p>412.4294715695</text:p>
          </table:table-cell>
          <table:table-cell office:value-type="float" office:value="413.34437541373" calcext:value-type="float">
            <text:p>413.3443754137</text:p>
          </table:table-cell>
          <table:table-cell office:value-type="float" office:value="409.251656948678" calcext:value-type="float">
            <text:p>409.2516569487</text:p>
          </table:table-cell>
          <table:table-cell office:value-type="float" office:value="433.466145770775" calcext:value-type="float">
            <text:p>433.4661457708</text:p>
          </table:table-cell>
          <table:table-cell office:value-type="float" office:value="419.392530073707" calcext:value-type="float">
            <text:p>419.3925300737</text:p>
          </table:table-cell>
          <table:table-cell office:value-type="float" office:value="407.668805816523" calcext:value-type="float">
            <text:p>407.6688058165</text:p>
          </table:table-cell>
          <table:table-cell office:value-type="float" office:value="420.55562344301" calcext:value-type="float">
            <text:p>420.555623443</text:p>
          </table:table-cell>
          <table:table-cell office:value-type="float" office:value="0" calcext:value-type="float">
            <text:p>0</text:p>
          </table:table-cell>
          <table:table-cell office:value-type="float" office:value="454.190250590792" calcext:value-type="float">
            <text:p>454.1902505908</text:p>
          </table:table-cell>
          <table:table-cell office:value-type="float" office:value="407.694248258974" calcext:value-type="float">
            <text:p>407.694248259</text:p>
          </table:table-cell>
          <table:table-cell office:value-type="float" office:value="423.580435880856" calcext:value-type="float">
            <text:p>423.5804358809</text:p>
          </table:table-cell>
          <table:table-cell office:value-type="float" office:value="418.132937470483" calcext:value-type="float">
            <text:p>418.1329374705</text:p>
          </table:table-cell>
          <table:table-cell office:value-type="float" office:value="413.34012040209" calcext:value-type="float">
            <text:p>413.3401204021</text:p>
          </table:table-cell>
          <table:table-cell office:value-type="float" office:value="418.960009407193" calcext:value-type="float">
            <text:p>418.9600094072</text:p>
          </table:table-cell>
          <table:table-cell office:value-type="float" office:value="386.627260389373" calcext:value-type="float">
            <text:p>386.6272603894</text:p>
          </table:table-cell>
          <table:table-cell office:value-type="float" office:value="395.336302801592" calcext:value-type="float">
            <text:p>395.3363028016</text:p>
          </table:table-cell>
          <table:table-cell office:value-type="float" office:value="426.05974799379" calcext:value-type="float">
            <text:p>426.0597479938</text:p>
          </table:table-cell>
          <table:table-cell office:value-type="float" office:value="440.80028674148" calcext:value-type="float">
            <text:p>440.8002867415</text:p>
          </table:table-cell>
          <table:table-cell office:value-type="float" office:value="0" calcext:value-type="float">
            <text:p>0</text:p>
          </table:table-cell>
          <table:table-cell office:value-type="float" office:value="389.946119108883" calcext:value-type="float">
            <text:p>389.9461191089</text:p>
          </table:table-cell>
          <table:table-cell office:value-type="float" office:value="431.305181693825" calcext:value-type="float">
            <text:p>431.3051816938</text:p>
          </table:table-cell>
          <table:table-cell office:value-type="float" office:value="413.856076334102" calcext:value-type="float">
            <text:p>413.8560763341</text:p>
          </table:table-cell>
          <table:table-cell office:value-type="float" office:value="406.847087797384" calcext:value-type="float">
            <text:p>406.8470877974</text:p>
          </table:table-cell>
          <table:table-cell office:value-type="float" office:value="410.307307963898" calcext:value-type="float">
            <text:p>410.3073079639</text:p>
          </table:table-cell>
          <table:table-cell office:value-type="float" office:value="404.294171151193" calcext:value-type="float">
            <text:p>404.2941711512</text:p>
          </table:table-cell>
          <table:table-cell office:value-type="float" office:value="424.885133122311" calcext:value-type="float">
            <text:p>424.8851331223</text:p>
          </table:table-cell>
        </table:table-row>
        <table:table-row table:style-name="ro1">
          <table:table-cell office:value-type="float" office:value="388.811260663405" calcext:value-type="float">
            <text:p>388.8112606634</text:p>
          </table:table-cell>
          <table:table-cell office:value-type="float" office:value="368.166316831268" calcext:value-type="float">
            <text:p>368.1663168313</text:p>
          </table:table-cell>
          <table:table-cell office:value-type="float" office:value="412.76243276623" calcext:value-type="float">
            <text:p>412.7624327662</text:p>
          </table:table-cell>
          <table:table-cell office:value-type="float" office:value="423.875999317053" calcext:value-type="float">
            <text:p>423.8759993171</text:p>
          </table:table-cell>
          <table:table-cell office:value-type="float" office:value="428.123579706873" calcext:value-type="float">
            <text:p>428.1235797069</text:p>
          </table:table-cell>
          <table:table-cell office:value-type="float" office:value="395.987164760611" calcext:value-type="float">
            <text:p>395.9871647606</text:p>
          </table:table-cell>
          <table:table-cell office:value-type="float" office:value="419.329816186895" calcext:value-type="float">
            <text:p>419.3298161869</text:p>
          </table:table-cell>
          <table:table-cell office:value-type="float" office:value="406.162262348093" calcext:value-type="float">
            <text:p>406.1622623481</text:p>
          </table:table-cell>
          <table:table-cell office:value-type="float" office:value="375.511137883418" calcext:value-type="float">
            <text:p>375.5111378834</text:p>
          </table:table-cell>
          <table:table-cell office:value-type="float" office:value="443.04393301606" calcext:value-type="float">
            <text:p>443.0439330161</text:p>
          </table:table-cell>
          <table:table-cell office:value-type="float" office:value="399.70526983257" calcext:value-type="float">
            <text:p>399.7052698326</text:p>
          </table:table-cell>
          <table:table-cell office:value-type="float" office:value="427.180374790684" calcext:value-type="float">
            <text:p>427.1803747907</text:p>
          </table:table-cell>
          <table:table-cell office:value-type="float" office:value="425.946872027162" calcext:value-type="float">
            <text:p>425.9468720272</text:p>
          </table:table-cell>
          <table:table-cell office:value-type="float" office:value="417.737712540225" calcext:value-type="float">
            <text:p>417.7377125402</text:p>
          </table:table-cell>
          <table:table-cell office:value-type="float" office:value="422.979679126435" calcext:value-type="float">
            <text:p>422.9796791264</text:p>
          </table:table-cell>
          <table:table-cell office:value-type="float" office:value="394.994134328522" calcext:value-type="float">
            <text:p>394.9941343285</text:p>
          </table:table-cell>
          <table:table-cell office:value-type="float" office:value="399.576040989262" calcext:value-type="float">
            <text:p>399.5760409893</text:p>
          </table:table-cell>
          <table:table-cell office:value-type="float" office:value="408.135843407137" calcext:value-type="float">
            <text:p>408.1358434071</text:p>
          </table:table-cell>
          <table:table-cell office:value-type="float" office:value="416.333199341754" calcext:value-type="float">
            <text:p>416.3331993418</text:p>
          </table:table-cell>
          <table:table-cell office:value-type="float" office:value="388.811361573983" calcext:value-type="float">
            <text:p>388.811361574</text:p>
          </table:table-cell>
          <table:table-cell office:value-type="float" office:value="363.698639137123" calcext:value-type="float">
            <text:p>363.6986391371</text:p>
          </table:table-cell>
          <table:table-cell office:value-type="float" office:value="385.791989343542" calcext:value-type="float">
            <text:p>385.7919893435</text:p>
          </table:table-cell>
          <table:table-cell office:value-type="float" office:value="434.815322712387" calcext:value-type="float">
            <text:p>434.8153227124</text:p>
          </table:table-cell>
          <table:table-cell office:value-type="float" office:value="433.225763187124" calcext:value-type="float">
            <text:p>433.2257631871</text:p>
          </table:table-cell>
          <table:table-cell office:value-type="float" office:value="411.647839543014" calcext:value-type="float">
            <text:p>411.647839543</text:p>
          </table:table-cell>
          <table:table-cell office:value-type="float" office:value="423.153391367004" calcext:value-type="float">
            <text:p>423.153391367</text:p>
          </table:table-cell>
          <table:table-cell office:value-type="float" office:value="412.576348762342" calcext:value-type="float">
            <text:p>412.5763487623</text:p>
          </table:table-cell>
          <table:table-cell office:value-type="float" office:value="440.057286124263" calcext:value-type="float">
            <text:p>440.0572861243</text:p>
          </table:table-cell>
          <table:table-cell office:value-type="float" office:value="421.970426712641" calcext:value-type="float">
            <text:p>421.9704267126</text:p>
          </table:table-cell>
          <table:table-cell office:value-type="float" office:value="413.932663100284" calcext:value-type="float">
            <text:p>413.9326631003</text:p>
          </table:table-cell>
          <table:table-cell office:value-type="float" office:value="425.6664822343" calcext:value-type="float">
            <text:p>425.6664822343</text:p>
          </table:table-cell>
          <table:table-cell office:value-type="float" office:value="0" calcext:value-type="float">
            <text:p>0</text:p>
          </table:table-cell>
          <table:table-cell office:value-type="float" office:value="454.892832750947" calcext:value-type="float">
            <text:p>454.8928327509</text:p>
          </table:table-cell>
          <table:table-cell office:value-type="float" office:value="413.218290493907" calcext:value-type="float">
            <text:p>413.2182904939</text:p>
          </table:table-cell>
          <table:table-cell office:value-type="float" office:value="425.280694220908" calcext:value-type="float">
            <text:p>425.2806942209</text:p>
          </table:table-cell>
          <table:table-cell office:value-type="float" office:value="428.307536048745" calcext:value-type="float">
            <text:p>428.3075360487</text:p>
          </table:table-cell>
          <table:table-cell office:value-type="float" office:value="413.34012040209" calcext:value-type="float">
            <text:p>413.3401204021</text:p>
          </table:table-cell>
          <table:table-cell office:value-type="float" office:value="427.58970423773" calcext:value-type="float">
            <text:p>427.5897042377</text:p>
          </table:table-cell>
          <table:table-cell office:value-type="float" office:value="392.30998765152" calcext:value-type="float">
            <text:p>392.3099876515</text:p>
          </table:table-cell>
          <table:table-cell office:value-type="float" office:value="405.447965434073" calcext:value-type="float">
            <text:p>405.4479654341</text:p>
          </table:table-cell>
          <table:table-cell office:value-type="float" office:value="424.044990757293" calcext:value-type="float">
            <text:p>424.0449907573</text:p>
          </table:table-cell>
          <table:table-cell office:value-type="float" office:value="444.662283440828" calcext:value-type="float">
            <text:p>444.6622834408</text:p>
          </table:table-cell>
          <table:table-cell office:value-type="float" office:value="0" calcext:value-type="float">
            <text:p>0</text:p>
          </table:table-cell>
          <table:table-cell office:value-type="float" office:value="385.599868311679" calcext:value-type="float">
            <text:p>385.5998683117</text:p>
          </table:table-cell>
          <table:table-cell office:value-type="float" office:value="442.643741140147" calcext:value-type="float">
            <text:p>442.6437411401</text:p>
          </table:table-cell>
          <table:table-cell office:value-type="float" office:value="409.952822768789" calcext:value-type="float">
            <text:p>409.9528227688</text:p>
          </table:table-cell>
          <table:table-cell office:value-type="float" office:value="408.480387874019" calcext:value-type="float">
            <text:p>408.480387874</text:p>
          </table:table-cell>
          <table:table-cell office:value-type="float" office:value="412.309451229561" calcext:value-type="float">
            <text:p>412.3094512296</text:p>
          </table:table-cell>
          <table:table-cell office:value-type="float" office:value="404.159602217366" calcext:value-type="float">
            <text:p>404.1596022174</text:p>
          </table:table-cell>
          <table:table-cell office:value-type="float" office:value="431.798980237263" calcext:value-type="float">
            <text:p>431.7989802373</text:p>
          </table:table-cell>
        </table:table-row>
        <table:table-row table:style-name="ro1">
          <table:table-cell office:value-type="float" office:value="390.449596347026" calcext:value-type="float">
            <text:p>390.449596347</text:p>
          </table:table-cell>
          <table:table-cell office:value-type="float" office:value="367.779835896041" calcext:value-type="float">
            <text:p>367.779835896</text:p>
          </table:table-cell>
          <table:table-cell office:value-type="float" office:value="425.185950013231" calcext:value-type="float">
            <text:p>425.1859500132</text:p>
          </table:table-cell>
          <table:table-cell office:value-type="float" office:value="429.958569401075" calcext:value-type="float">
            <text:p>429.9585694011</text:p>
          </table:table-cell>
          <table:table-cell office:value-type="float" office:value="430.090402292782" calcext:value-type="float">
            <text:p>430.0904022928</text:p>
          </table:table-cell>
          <table:table-cell office:value-type="float" office:value="396.45500835263" calcext:value-type="float">
            <text:p>396.4550083526</text:p>
          </table:table-cell>
          <table:table-cell office:value-type="float" office:value="419.405954111585" calcext:value-type="float">
            <text:p>419.4059541116</text:p>
          </table:table-cell>
          <table:table-cell office:value-type="float" office:value="396.666719841547" calcext:value-type="float">
            <text:p>396.6667198415</text:p>
          </table:table-cell>
          <table:table-cell office:value-type="float" office:value="377.04978971893" calcext:value-type="float">
            <text:p>377.0497897189</text:p>
          </table:table-cell>
          <table:table-cell office:value-type="float" office:value="442.691796171759" calcext:value-type="float">
            <text:p>442.6917961718</text:p>
          </table:table-cell>
          <table:table-cell office:value-type="float" office:value="395.071346153498" calcext:value-type="float">
            <text:p>395.0713461535</text:p>
          </table:table-cell>
          <table:table-cell office:value-type="float" office:value="427.180374790684" calcext:value-type="float">
            <text:p>427.1803747907</text:p>
          </table:table-cell>
          <table:table-cell office:value-type="float" office:value="432.695719789144" calcext:value-type="float">
            <text:p>432.6957197891</text:p>
          </table:table-cell>
          <table:table-cell office:value-type="float" office:value="422.408881483715" calcext:value-type="float">
            <text:p>422.4088814837</text:p>
          </table:table-cell>
          <table:table-cell office:value-type="float" office:value="425.842407950077" calcext:value-type="float">
            <text:p>425.8424079501</text:p>
          </table:table-cell>
          <table:table-cell office:value-type="float" office:value="401.406822115987" calcext:value-type="float">
            <text:p>401.406822116</text:p>
          </table:table-cell>
          <table:table-cell office:value-type="float" office:value="404.882455558693" calcext:value-type="float">
            <text:p>404.8824555587</text:p>
          </table:table-cell>
          <table:table-cell office:value-type="float" office:value="408.160340263036" calcext:value-type="float">
            <text:p>408.160340263</text:p>
          </table:table-cell>
          <table:table-cell office:value-type="float" office:value="415.518827419491" calcext:value-type="float">
            <text:p>415.5188274195</text:p>
          </table:table-cell>
          <table:table-cell office:value-type="float" office:value="390.156759063256" calcext:value-type="float">
            <text:p>390.1567590633</text:p>
          </table:table-cell>
          <table:table-cell office:value-type="float" office:value="360.807850620847" calcext:value-type="float">
            <text:p>360.8078506208</text:p>
          </table:table-cell>
          <table:table-cell office:value-type="float" office:value="391.451330473051" calcext:value-type="float">
            <text:p>391.4513304731</text:p>
          </table:table-cell>
          <table:table-cell office:value-type="float" office:value="434.075066528524" calcext:value-type="float">
            <text:p>434.0750665285</text:p>
          </table:table-cell>
          <table:table-cell office:value-type="float" office:value="433.912406319244" calcext:value-type="float">
            <text:p>433.9124063192</text:p>
          </table:table-cell>
          <table:table-cell office:value-type="float" office:value="414.05304131166" calcext:value-type="float">
            <text:p>414.0530413117</text:p>
          </table:table-cell>
          <table:table-cell office:value-type="float" office:value="425.431372094815" calcext:value-type="float">
            <text:p>425.4313720948</text:p>
          </table:table-cell>
          <table:table-cell office:value-type="float" office:value="413.15481261835" calcext:value-type="float">
            <text:p>413.1548126184</text:p>
          </table:table-cell>
          <table:table-cell office:value-type="float" office:value="440.943504182248" calcext:value-type="float">
            <text:p>440.9435041822</text:p>
          </table:table-cell>
          <table:table-cell office:value-type="float" office:value="426.493905354343" calcext:value-type="float">
            <text:p>426.4939053543</text:p>
          </table:table-cell>
          <table:table-cell office:value-type="float" office:value="412.785034818104" calcext:value-type="float">
            <text:p>412.7850348181</text:p>
          </table:table-cell>
          <table:table-cell office:value-type="float" office:value="426.232882505903" calcext:value-type="float">
            <text:p>426.2328825059</text:p>
          </table:table-cell>
          <table:table-cell office:value-type="float" office:value="0" calcext:value-type="float">
            <text:p>0</text:p>
          </table:table-cell>
          <table:table-cell office:value-type="float" office:value="454.464347575552" calcext:value-type="float">
            <text:p>454.4643475756</text:p>
          </table:table-cell>
          <table:table-cell office:value-type="float" office:value="397.103962333788" calcext:value-type="float">
            <text:p>397.1039623338</text:p>
          </table:table-cell>
          <table:table-cell office:value-type="float" office:value="429.384382625989" calcext:value-type="float">
            <text:p>429.384382626</text:p>
          </table:table-cell>
          <table:table-cell office:value-type="float" office:value="428.142052371184" calcext:value-type="float">
            <text:p>428.1420523712</text:p>
          </table:table-cell>
          <table:table-cell office:value-type="float" office:value="418.356051368065" calcext:value-type="float">
            <text:p>418.3560513681</text:p>
          </table:table-cell>
          <table:table-cell office:value-type="float" office:value="428.581986514553" calcext:value-type="float">
            <text:p>428.5819865146</text:p>
          </table:table-cell>
          <table:table-cell office:value-type="float" office:value="400.510335902313" calcext:value-type="float">
            <text:p>400.5103359023</text:p>
          </table:table-cell>
          <table:table-cell office:value-type="float" office:value="408.19951023714" calcext:value-type="float">
            <text:p>408.1995102371</text:p>
          </table:table-cell>
          <table:table-cell office:value-type="float" office:value="426.26774818945" calcext:value-type="float">
            <text:p>426.2677481895</text:p>
          </table:table-cell>
          <table:table-cell office:value-type="float" office:value="446.146853423699" calcext:value-type="float">
            <text:p>446.1468534237</text:p>
          </table:table-cell>
          <table:table-cell office:value-type="float" office:value="0" calcext:value-type="float">
            <text:p>0</text:p>
          </table:table-cell>
          <table:table-cell office:value-type="float" office:value="376.772402179809" calcext:value-type="float">
            <text:p>376.7724021798</text:p>
          </table:table-cell>
          <table:table-cell office:value-type="float" office:value="444.138872904655" calcext:value-type="float">
            <text:p>444.1388729047</text:p>
          </table:table-cell>
          <table:table-cell office:value-type="float" office:value="409.952822768789" calcext:value-type="float">
            <text:p>409.9528227688</text:p>
          </table:table-cell>
          <table:table-cell office:value-type="float" office:value="410.380768586217" calcext:value-type="float">
            <text:p>410.3807685862</text:p>
          </table:table-cell>
          <table:table-cell office:value-type="float" office:value="406.957413669312" calcext:value-type="float">
            <text:p>406.9574136693</text:p>
          </table:table-cell>
          <table:table-cell office:value-type="float" office:value="404.159602217366" calcext:value-type="float">
            <text:p>404.1596022174</text:p>
          </table:table-cell>
          <table:table-cell office:value-type="float" office:value="434.416800055259" calcext:value-type="float">
            <text:p>434.4168000553</text:p>
          </table:table-cell>
        </table:table-row>
        <table:table-row table:style-name="ro1">
          <table:table-cell office:value-type="float" office:value="392.207102590487" calcext:value-type="float">
            <text:p>392.2071025905</text:p>
          </table:table-cell>
          <table:table-cell office:value-type="float" office:value="367.756322526715" calcext:value-type="float">
            <text:p>367.7563225267</text:p>
          </table:table-cell>
          <table:table-cell office:value-type="float" office:value="433.505905993282" calcext:value-type="float">
            <text:p>433.5059059933</text:p>
          </table:table-cell>
          <table:table-cell office:value-type="float" office:value="429.504563897025" calcext:value-type="float">
            <text:p>429.504563897</text:p>
          </table:table-cell>
          <table:table-cell office:value-type="float" office:value="433.756289231961" calcext:value-type="float">
            <text:p>433.756289232</text:p>
          </table:table-cell>
          <table:table-cell office:value-type="float" office:value="398.397538637448" calcext:value-type="float">
            <text:p>398.3975386374</text:p>
          </table:table-cell>
          <table:table-cell office:value-type="float" office:value="419.005689782056" calcext:value-type="float">
            <text:p>419.0056897821</text:p>
          </table:table-cell>
          <table:table-cell office:value-type="float" office:value="397.989864118616" calcext:value-type="float">
            <text:p>397.9898641186</text:p>
          </table:table-cell>
          <table:table-cell office:value-type="float" office:value="378.332083035268" calcext:value-type="float">
            <text:p>378.3320830353</text:p>
          </table:table-cell>
          <table:table-cell office:value-type="float" office:value="442.525933224553" calcext:value-type="float">
            <text:p>442.5259332246</text:p>
          </table:table-cell>
          <table:table-cell office:value-type="float" office:value="394.907478890819" calcext:value-type="float">
            <text:p>394.9074788908</text:p>
          </table:table-cell>
          <table:table-cell office:value-type="float" office:value="428.051536736538" calcext:value-type="float">
            <text:p>428.0515367365</text:p>
          </table:table-cell>
          <table:table-cell office:value-type="float" office:value="436.035307479144" calcext:value-type="float">
            <text:p>436.0353074791</text:p>
          </table:table-cell>
          <table:table-cell office:value-type="float" office:value="424.481190622494" calcext:value-type="float">
            <text:p>424.4811906225</text:p>
          </table:table-cell>
          <table:table-cell office:value-type="float" office:value="425.842407950077" calcext:value-type="float">
            <text:p>425.8424079501</text:p>
          </table:table-cell>
          <table:table-cell office:value-type="float" office:value="406.385919875625" calcext:value-type="float">
            <text:p>406.3859198756</text:p>
          </table:table-cell>
          <table:table-cell office:value-type="float" office:value="406.715098850629" calcext:value-type="float">
            <text:p>406.7150988506</text:p>
          </table:table-cell>
          <table:table-cell office:value-type="float" office:value="408.322608579942" calcext:value-type="float">
            <text:p>408.3226085799</text:p>
          </table:table-cell>
          <table:table-cell office:value-type="float" office:value="428.45757013446" calcext:value-type="float">
            <text:p>428.4575701345</text:p>
          </table:table-cell>
          <table:table-cell office:value-type="float" office:value="390.172931881937" calcext:value-type="float">
            <text:p>390.1729318819</text:p>
          </table:table-cell>
          <table:table-cell office:value-type="float" office:value="360.452906877954" calcext:value-type="float">
            <text:p>360.452906878</text:p>
          </table:table-cell>
          <table:table-cell office:value-type="float" office:value="410.053466337161" calcext:value-type="float">
            <text:p>410.0534663372</text:p>
          </table:table-cell>
          <table:table-cell office:value-type="float" office:value="436.570219479118" calcext:value-type="float">
            <text:p>436.5702194791</text:p>
          </table:table-cell>
          <table:table-cell office:value-type="float" office:value="433.912406319244" calcext:value-type="float">
            <text:p>433.9124063192</text:p>
          </table:table-cell>
          <table:table-cell office:value-type="float" office:value="414.844082361564" calcext:value-type="float">
            <text:p>414.8440823616</text:p>
          </table:table-cell>
          <table:table-cell office:value-type="float" office:value="427.197476896399" calcext:value-type="float">
            <text:p>427.1974768964</text:p>
          </table:table-cell>
          <table:table-cell office:value-type="float" office:value="425.592263696246" calcext:value-type="float">
            <text:p>425.5922636962</text:p>
          </table:table-cell>
          <table:table-cell office:value-type="float" office:value="441.202655212479" calcext:value-type="float">
            <text:p>441.2026552125</text:p>
          </table:table-cell>
          <table:table-cell office:value-type="float" office:value="427.846004827991" calcext:value-type="float">
            <text:p>427.846004828</text:p>
          </table:table-cell>
          <table:table-cell office:value-type="float" office:value="408.876574946113" calcext:value-type="float">
            <text:p>408.8765749461</text:p>
          </table:table-cell>
          <table:table-cell office:value-type="float" office:value="427.006908445394" calcext:value-type="float">
            <text:p>427.0069084454</text:p>
          </table:table-cell>
          <table:table-cell office:value-type="float" office:value="0" calcext:value-type="float">
            <text:p>0</text:p>
          </table:table-cell>
          <table:table-cell office:value-type="float" office:value="456.328282826134" calcext:value-type="float">
            <text:p>456.3282828261</text:p>
          </table:table-cell>
          <table:table-cell office:value-type="float" office:value="408.026230745339" calcext:value-type="float">
            <text:p>408.0262307453</text:p>
          </table:table-cell>
          <table:table-cell office:value-type="float" office:value="453.66468203461" calcext:value-type="float">
            <text:p>453.6646820346</text:p>
          </table:table-cell>
          <table:table-cell office:value-type="float" office:value="426.135542910361" calcext:value-type="float">
            <text:p>426.1355429104</text:p>
          </table:table-cell>
          <table:table-cell office:value-type="float" office:value="426.329611877856" calcext:value-type="float">
            <text:p>426.3296118779</text:p>
          </table:table-cell>
          <table:table-cell office:value-type="float" office:value="431.942180739747" calcext:value-type="float">
            <text:p>431.9421807397</text:p>
          </table:table-cell>
          <table:table-cell office:value-type="float" office:value="406.323380016918" calcext:value-type="float">
            <text:p>406.3233800169</text:p>
          </table:table-cell>
          <table:table-cell office:value-type="float" office:value="408.19951023714" calcext:value-type="float">
            <text:p>408.1995102371</text:p>
          </table:table-cell>
          <table:table-cell office:value-type="float" office:value="433.095401163945" calcext:value-type="float">
            <text:p>433.0954011639</text:p>
          </table:table-cell>
          <table:table-cell office:value-type="float" office:value="446.787298201125" calcext:value-type="float">
            <text:p>446.7872982011</text:p>
          </table:table-cell>
          <table:table-cell office:value-type="float" office:value="0" calcext:value-type="float">
            <text:p>0</text:p>
          </table:table-cell>
          <table:table-cell office:value-type="float" office:value="376.41591440715" calcext:value-type="float">
            <text:p>376.4159144072</text:p>
          </table:table-cell>
          <table:table-cell office:value-type="float" office:value="442.207309573183" calcext:value-type="float">
            <text:p>442.2073095732</text:p>
          </table:table-cell>
          <table:table-cell office:value-type="float" office:value="412.125393023173" calcext:value-type="float">
            <text:p>412.1253930232</text:p>
          </table:table-cell>
          <table:table-cell office:value-type="float" office:value="405.918070616122" calcext:value-type="float">
            <text:p>405.9180706161</text:p>
          </table:table-cell>
          <table:table-cell office:value-type="float" office:value="416.48271333777" calcext:value-type="float">
            <text:p>416.4827133378</text:p>
          </table:table-cell>
          <table:table-cell office:value-type="float" office:value="404.159602217366" calcext:value-type="float">
            <text:p>404.1596022174</text:p>
          </table:table-cell>
          <table:table-cell office:value-type="float" office:value="442.056149220149" calcext:value-type="float">
            <text:p>442.0561492201</text:p>
          </table:table-cell>
        </table:table-row>
        <table:table-row table:style-name="ro1">
          <table:table-cell office:value-type="float" office:value="391.384441726481" calcext:value-type="float">
            <text:p>391.3844417265</text:p>
          </table:table-cell>
          <table:table-cell office:value-type="float" office:value="367.754204952583" calcext:value-type="float">
            <text:p>367.7542049526</text:p>
          </table:table-cell>
          <table:table-cell office:value-type="float" office:value="438.736332580223" calcext:value-type="float">
            <text:p>438.7363325802</text:p>
          </table:table-cell>
          <table:table-cell office:value-type="float" office:value="429.08052499411" calcext:value-type="float">
            <text:p>429.0805249941</text:p>
          </table:table-cell>
          <table:table-cell office:value-type="float" office:value="434.477533826582" calcext:value-type="float">
            <text:p>434.4775338266</text:p>
          </table:table-cell>
          <table:table-cell office:value-type="float" office:value="412.191348825347" calcext:value-type="float">
            <text:p>412.1913488253</text:p>
          </table:table-cell>
          <table:table-cell office:value-type="float" office:value="417.695767763805" calcext:value-type="float">
            <text:p>417.6957677638</text:p>
          </table:table-cell>
          <table:table-cell office:value-type="float" office:value="405.074307480241" calcext:value-type="float">
            <text:p>405.0743074802</text:p>
          </table:table-cell>
          <table:table-cell office:value-type="float" office:value="377.752588908073" calcext:value-type="float">
            <text:p>377.7525889081</text:p>
          </table:table-cell>
          <table:table-cell office:value-type="float" office:value="447.60282522101" calcext:value-type="float">
            <text:p>447.602825221</text:p>
          </table:table-cell>
          <table:table-cell office:value-type="float" office:value="398.563793227112" calcext:value-type="float">
            <text:p>398.5637932271</text:p>
          </table:table-cell>
          <table:table-cell office:value-type="float" office:value="429.688940183475" calcext:value-type="float">
            <text:p>429.6889401835</text:p>
          </table:table-cell>
          <table:table-cell office:value-type="float" office:value="449.109841210775" calcext:value-type="float">
            <text:p>449.1098412108</text:p>
          </table:table-cell>
          <table:table-cell office:value-type="float" office:value="433.482751121045" calcext:value-type="float">
            <text:p>433.482751121</text:p>
          </table:table-cell>
          <table:table-cell office:value-type="float" office:value="425.842407950077" calcext:value-type="float">
            <text:p>425.8424079501</text:p>
          </table:table-cell>
          <table:table-cell office:value-type="float" office:value="403.475859831818" calcext:value-type="float">
            <text:p>403.4758598318</text:p>
          </table:table-cell>
          <table:table-cell office:value-type="float" office:value="407.914678007601" calcext:value-type="float">
            <text:p>407.9146780076</text:p>
          </table:table-cell>
          <table:table-cell office:value-type="float" office:value="408.717020447722" calcext:value-type="float">
            <text:p>408.7170204477</text:p>
          </table:table-cell>
          <table:table-cell office:value-type="float" office:value="432.761826263952" calcext:value-type="float">
            <text:p>432.761826264</text:p>
          </table:table-cell>
          <table:table-cell office:value-type="float" office:value="396.366390701156" calcext:value-type="float">
            <text:p>396.3663907012</text:p>
          </table:table-cell>
          <table:table-cell office:value-type="float" office:value="368.724685567864" calcext:value-type="float">
            <text:p>368.7246855679</text:p>
          </table:table-cell>
          <table:table-cell office:value-type="float" office:value="417.101667302118" calcext:value-type="float">
            <text:p>417.1016673021</text:p>
          </table:table-cell>
          <table:table-cell office:value-type="float" office:value="435.541548686599" calcext:value-type="float">
            <text:p>435.5415486866</text:p>
          </table:table-cell>
          <table:table-cell office:value-type="float" office:value="451.620035766793" calcext:value-type="float">
            <text:p>451.6200357668</text:p>
          </table:table-cell>
          <table:table-cell office:value-type="float" office:value="428.906159052971" calcext:value-type="float">
            <text:p>428.906159053</text:p>
          </table:table-cell>
          <table:table-cell office:value-type="float" office:value="428.687617439674" calcext:value-type="float">
            <text:p>428.6876174397</text:p>
          </table:table-cell>
          <table:table-cell office:value-type="float" office:value="425.71270293721" calcext:value-type="float">
            <text:p>425.7127029372</text:p>
          </table:table-cell>
          <table:table-cell office:value-type="float" office:value="438.994335184758" calcext:value-type="float">
            <text:p>438.9943351848</text:p>
          </table:table-cell>
          <table:table-cell office:value-type="float" office:value="425.56216690569" calcext:value-type="float">
            <text:p>425.5621669057</text:p>
          </table:table-cell>
          <table:table-cell office:value-type="float" office:value="406.151417215619" calcext:value-type="float">
            <text:p>406.1514172156</text:p>
          </table:table-cell>
          <table:table-cell office:value-type="float" office:value="440.487576854775" calcext:value-type="float">
            <text:p>440.4875768548</text:p>
          </table:table-cell>
          <table:table-cell office:value-type="float" office:value="0" calcext:value-type="float">
            <text:p>0</text:p>
          </table:table-cell>
          <table:table-cell office:value-type="float" office:value="468.492293234997" calcext:value-type="float">
            <text:p>468.492293235</text:p>
          </table:table-cell>
          <table:table-cell office:value-type="float" office:value="408.588472187754" calcext:value-type="float">
            <text:p>408.5884721878</text:p>
          </table:table-cell>
          <table:table-cell office:value-type="float" office:value="463.647727264264" calcext:value-type="float">
            <text:p>463.6477272643</text:p>
          </table:table-cell>
          <table:table-cell office:value-type="float" office:value="429.178058486501" calcext:value-type="float">
            <text:p>429.1780584865</text:p>
          </table:table-cell>
          <table:table-cell office:value-type="float" office:value="425.776306367205" calcext:value-type="float">
            <text:p>425.7763063672</text:p>
          </table:table-cell>
          <table:table-cell office:value-type="float" office:value="431.072120354531" calcext:value-type="float">
            <text:p>431.0721203545</text:p>
          </table:table-cell>
          <table:table-cell office:value-type="float" office:value="409.500568934619" calcext:value-type="float">
            <text:p>409.5005689346</text:p>
          </table:table-cell>
          <table:table-cell office:value-type="float" office:value="404.715330672413" calcext:value-type="float">
            <text:p>404.7153306724</text:p>
          </table:table-cell>
          <table:table-cell office:value-type="float" office:value="442.117672007847" calcext:value-type="float">
            <text:p>442.1176720078</text:p>
          </table:table-cell>
          <table:table-cell office:value-type="float" office:value="451.396169508839" calcext:value-type="float">
            <text:p>451.3961695088</text:p>
          </table:table-cell>
          <table:table-cell office:value-type="float" office:value="0" calcext:value-type="float">
            <text:p>0</text:p>
          </table:table-cell>
          <table:table-cell office:value-type="float" office:value="370.490322161355" calcext:value-type="float">
            <text:p>370.4903221614</text:p>
          </table:table-cell>
          <table:table-cell office:value-type="float" office:value="448.999702476972" calcext:value-type="float">
            <text:p>448.999702477</text:p>
          </table:table-cell>
          <table:table-cell office:value-type="float" office:value="419.833194919999" calcext:value-type="float">
            <text:p>419.83319492</text:p>
          </table:table-cell>
          <table:table-cell office:value-type="float" office:value="395.23765184508" calcext:value-type="float">
            <text:p>395.2376518451</text:p>
          </table:table-cell>
          <table:table-cell office:value-type="float" office:value="423.938331385106" calcext:value-type="float">
            <text:p>423.9383313851</text:p>
          </table:table-cell>
          <table:table-cell office:value-type="float" office:value="409.323184278211" calcext:value-type="float">
            <text:p>409.3231842782</text:p>
          </table:table-cell>
          <table:table-cell office:value-type="float" office:value="452.546311232386" calcext:value-type="float">
            <text:p>452.5463112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1.920049716514" calcext:value-type="float">
            <text:p>361.9200497165</text:p>
          </table:table-cell>
          <table:table-cell office:value-type="float" office:value="448.836991156358" calcext:value-type="float">
            <text:p>448.8369911564</text:p>
          </table:table-cell>
          <table:table-cell office:value-type="float" office:value="428.82774144135" calcext:value-type="float">
            <text:p>428.8277414414</text:p>
          </table:table-cell>
          <table:table-cell office:value-type="float" office:value="0" calcext:value-type="float">
            <text:p>0</text:p>
          </table:table-cell>
          <table:table-cell office:value-type="float" office:value="410.493500211816" calcext:value-type="float">
            <text:p>410.4935002118</text:p>
          </table:table-cell>
          <table:table-cell office:value-type="float" office:value="417.543067171718" calcext:value-type="float">
            <text:p>417.5430671717</text:p>
          </table:table-cell>
          <table:table-cell office:value-type="float" office:value="411.980063054749" calcext:value-type="float">
            <text:p>411.9800630547</text:p>
          </table:table-cell>
          <table:table-cell office:value-type="float" office:value="378.731237875164" calcext:value-type="float">
            <text:p>378.731237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.172960186748" calcext:value-type="float">
            <text:p>429.1729601867</text:p>
          </table:table-cell>
          <table:table-cell office:value-type="float" office:value="456.239952681115" calcext:value-type="float">
            <text:p>456.2399526811</text:p>
          </table:table-cell>
          <table:table-cell office:value-type="float" office:value="437.191739348405" calcext:value-type="float">
            <text:p>437.1917393484</text:p>
          </table:table-cell>
          <table:table-cell office:value-type="float" office:value="433.586414980348" calcext:value-type="float">
            <text:p>433.5864149803</text:p>
          </table:table-cell>
          <table:table-cell office:value-type="float" office:value="0" calcext:value-type="float">
            <text:p>0</text:p>
          </table:table-cell>
          <table:table-cell office:value-type="float" office:value="405.730316627816" calcext:value-type="float">
            <text:p>405.7303166278</text:p>
          </table:table-cell>
          <table:table-cell office:value-type="float" office:value="407.52736939684" calcext:value-type="float">
            <text:p>407.5273693968</text:p>
          </table:table-cell>
          <table:table-cell office:value-type="float" office:value="432.666856578063" calcext:value-type="float">
            <text:p>432.6668565781</text:p>
          </table:table-cell>
          <table:table-cell office:value-type="float" office:value="396.554265366008" calcext:value-type="float">
            <text:p>396.554265366</text:p>
          </table:table-cell>
          <table:table-cell office:value-type="float" office:value="382.050696954079" calcext:value-type="float">
            <text:p>382.0506969541</text:p>
          </table:table-cell>
          <table:table-cell office:value-type="float" office:value="424.113671771209" calcext:value-type="float">
            <text:p>424.1136717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.505539144487" calcext:value-type="float">
            <text:p>440.5055391445</text:p>
          </table:table-cell>
          <table:table-cell office:value-type="float" office:value="431.136734364047" calcext:value-type="float">
            <text:p>431.136734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.562892026178" calcext:value-type="float">
            <text:p>425.5628920262</text:p>
          </table:table-cell>
          <table:table-cell office:value-type="float" office:value="411.662455822877" calcext:value-type="float">
            <text:p>411.6624558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.787784144289" calcext:value-type="float">
            <text:p>423.7877841443</text:p>
          </table:table-cell>
          <table:table-cell office:value-type="float" office:value="464.546638424129" calcext:value-type="float">
            <text:p>464.5466384241</text:p>
          </table:table-cell>
          <table:table-cell office:value-type="float" office:value="436.491562984861" calcext:value-type="float">
            <text:p>436.4915629849</text:p>
          </table:table-cell>
          <table:table-cell office:value-type="float" office:value="423.874743423749" calcext:value-type="float">
            <text:p>423.8747434237</text:p>
          </table:table-cell>
          <table:table-cell office:value-type="float" office:value="0" calcext:value-type="float">
            <text:p>0</text:p>
          </table:table-cell>
          <table:table-cell office:value-type="float" office:value="408.441652651781" calcext:value-type="float">
            <text:p>408.4416526518</text:p>
          </table:table-cell>
          <table:table-cell office:value-type="float" office:value="0" calcext:value-type="float">
            <text:p>0</text:p>
          </table:table-cell>
          <table:table-cell office:value-type="float" office:value="438.40817859006" calcext:value-type="float">
            <text:p>438.4081785901</text:p>
          </table:table-cell>
          <table:table-cell office:value-type="float" office:value="450.386085257897" calcext:value-type="float">
            <text:p>450.3860852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.062427317208" calcext:value-type="float">
            <text:p>451.0624273172</text:p>
          </table:table-cell>
          <table:table-cell office:value-type="float" office:value="412.598435563118" calcext:value-type="float">
            <text:p>412.59843556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8.439833330819" calcext:value-type="float">
            <text:p>358.4398333308</text:p>
          </table:table-cell>
          <table:table-cell office:value-type="float" office:value="449.915345862671" calcext:value-type="float">
            <text:p>449.9153458627</text:p>
          </table:table-cell>
          <table:table-cell office:value-type="float" office:value="436.122169956559" calcext:value-type="float">
            <text:p>436.1221699566</text:p>
          </table:table-cell>
          <table:table-cell office:value-type="float" office:value="0" calcext:value-type="float">
            <text:p>0</text:p>
          </table:table-cell>
          <table:table-cell office:value-type="float" office:value="411.525093164457" calcext:value-type="float">
            <text:p>411.5250931645</text:p>
          </table:table-cell>
          <table:table-cell office:value-type="float" office:value="428.980926482998" calcext:value-type="float">
            <text:p>428.980926483</text:p>
          </table:table-cell>
          <table:table-cell office:value-type="float" office:value="420.496378935159" calcext:value-type="float">
            <text:p>420.4963789352</text:p>
          </table:table-cell>
          <table:table-cell office:value-type="float" office:value="380.840568667788" calcext:value-type="float">
            <text:p>380.8405686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.340455206249" calcext:value-type="float">
            <text:p>441.3404552062</text:p>
          </table:table-cell>
          <table:table-cell office:value-type="float" office:value="463.474745247312" calcext:value-type="float">
            <text:p>463.4747452473</text:p>
          </table:table-cell>
          <table:table-cell office:value-type="float" office:value="435.936111936293" calcext:value-type="float">
            <text:p>435.9361119363</text:p>
          </table:table-cell>
          <table:table-cell office:value-type="float" office:value="434.239665827132" calcext:value-type="float">
            <text:p>434.2396658271</text:p>
          </table:table-cell>
          <table:table-cell office:value-type="float" office:value="0" calcext:value-type="float">
            <text:p>0</text:p>
          </table:table-cell>
          <table:table-cell office:value-type="float" office:value="399.246628957334" calcext:value-type="float">
            <text:p>399.2466289573</text:p>
          </table:table-cell>
          <table:table-cell office:value-type="float" office:value="419.432504687963" calcext:value-type="float">
            <text:p>419.432504688</text:p>
          </table:table-cell>
          <table:table-cell office:value-type="float" office:value="434.209506368566" calcext:value-type="float">
            <text:p>434.2095063686</text:p>
          </table:table-cell>
          <table:table-cell office:value-type="float" office:value="396.72705095526" calcext:value-type="float">
            <text:p>396.7270509553</text:p>
          </table:table-cell>
          <table:table-cell office:value-type="float" office:value="382.422780967573" calcext:value-type="float">
            <text:p>382.4227809676</text:p>
          </table:table-cell>
          <table:table-cell office:value-type="float" office:value="427.250208697908" calcext:value-type="float">
            <text:p>427.2502086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.331233110625" calcext:value-type="float">
            <text:p>445.3312331106</text:p>
          </table:table-cell>
          <table:table-cell office:value-type="float" office:value="431.850141269099" calcext:value-type="float">
            <text:p>431.8501412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.326474100325" calcext:value-type="float">
            <text:p>427.3264741003</text:p>
          </table:table-cell>
          <table:table-cell office:value-type="float" office:value="418.8334240574" calcext:value-type="float">
            <text:p>418.83342405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.002561269009" calcext:value-type="float">
            <text:p>434.002561269</text:p>
          </table:table-cell>
          <table:table-cell office:value-type="float" office:value="464.407785183772" calcext:value-type="float">
            <text:p>464.4077851838</text:p>
          </table:table-cell>
          <table:table-cell office:value-type="float" office:value="436.791379311518" calcext:value-type="float">
            <text:p>436.7913793115</text:p>
          </table:table-cell>
          <table:table-cell office:value-type="float" office:value="424.950158873203" calcext:value-type="float">
            <text:p>424.9501588732</text:p>
          </table:table-cell>
          <table:table-cell office:value-type="float" office:value="0" calcext:value-type="float">
            <text:p>0</text:p>
          </table:table-cell>
          <table:table-cell office:value-type="float" office:value="409.981275811149" calcext:value-type="float">
            <text:p>409.9812758111</text:p>
          </table:table-cell>
          <table:table-cell office:value-type="float" office:value="0" calcext:value-type="float">
            <text:p>0</text:p>
          </table:table-cell>
          <table:table-cell office:value-type="float" office:value="441.107928151299" calcext:value-type="float">
            <text:p>441.1079281513</text:p>
          </table:table-cell>
          <table:table-cell office:value-type="float" office:value="454.192798828239" calcext:value-type="float">
            <text:p>454.1927988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.240306930027" calcext:value-type="float">
            <text:p>454.24030693</text:p>
          </table:table-cell>
          <table:table-cell office:value-type="float" office:value="420.960631351411" calcext:value-type="float">
            <text:p>420.96063135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0.820911759483" calcext:value-type="float">
            <text:p>380.8209117595</text:p>
          </table:table-cell>
          <table:table-cell office:value-type="float" office:value="450.506026300981" calcext:value-type="float">
            <text:p>450.506026301</text:p>
          </table:table-cell>
          <table:table-cell office:value-type="float" office:value="439.929963460196" calcext:value-type="float">
            <text:p>439.9299634602</text:p>
          </table:table-cell>
          <table:table-cell office:value-type="float" office:value="0" calcext:value-type="float">
            <text:p>0</text:p>
          </table:table-cell>
          <table:table-cell office:value-type="float" office:value="411.535034336053" calcext:value-type="float">
            <text:p>411.5350343361</text:p>
          </table:table-cell>
          <table:table-cell office:value-type="float" office:value="430.582400003333" calcext:value-type="float">
            <text:p>430.5824000033</text:p>
          </table:table-cell>
          <table:table-cell office:value-type="float" office:value="429.609561123172" calcext:value-type="float">
            <text:p>429.6095611232</text:p>
          </table:table-cell>
          <table:table-cell office:value-type="float" office:value="380.677057203856" calcext:value-type="float">
            <text:p>380.6770572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.465598723193" calcext:value-type="float">
            <text:p>441.4655987232</text:p>
          </table:table-cell>
          <table:table-cell office:value-type="float" office:value="463.037301363595" calcext:value-type="float">
            <text:p>463.0373013636</text:p>
          </table:table-cell>
          <table:table-cell office:value-type="float" office:value="437.178196530894" calcext:value-type="float">
            <text:p>437.1781965309</text:p>
          </table:table-cell>
          <table:table-cell office:value-type="float" office:value="434.501296344184" calcext:value-type="float">
            <text:p>434.5012963442</text:p>
          </table:table-cell>
          <table:table-cell office:value-type="float" office:value="0" calcext:value-type="float">
            <text:p>0</text:p>
          </table:table-cell>
          <table:table-cell office:value-type="float" office:value="417.239834046756" calcext:value-type="float">
            <text:p>417.2398340468</text:p>
          </table:table-cell>
          <table:table-cell office:value-type="float" office:value="424.604882277241" calcext:value-type="float">
            <text:p>424.6048822772</text:p>
          </table:table-cell>
          <table:table-cell office:value-type="float" office:value="436.22547973535" calcext:value-type="float">
            <text:p>436.2254797354</text:p>
          </table:table-cell>
          <table:table-cell office:value-type="float" office:value="396.343537095113" calcext:value-type="float">
            <text:p>396.3435370951</text:p>
          </table:table-cell>
          <table:table-cell office:value-type="float" office:value="387.88562905569" calcext:value-type="float">
            <text:p>387.8856290557</text:p>
          </table:table-cell>
          <table:table-cell office:value-type="float" office:value="430.494181551212" calcext:value-type="float">
            <text:p>430.4941815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8.024565450415" calcext:value-type="float">
            <text:p>458.0245654504</text:p>
          </table:table-cell>
          <table:table-cell office:value-type="float" office:value="432.237589259168" calcext:value-type="float">
            <text:p>432.2375892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.258058373457" calcext:value-type="float">
            <text:p>441.2580583735</text:p>
          </table:table-cell>
          <table:table-cell office:value-type="float" office:value="416.106599136341" calcext:value-type="float">
            <text:p>416.1065991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5.292856906273" calcext:value-type="float">
            <text:p>435.2928569063</text:p>
          </table:table-cell>
          <table:table-cell office:value-type="float" office:value="464.472671030915" calcext:value-type="float">
            <text:p>464.4726710309</text:p>
          </table:table-cell>
          <table:table-cell office:value-type="float" office:value="436.624784015747" calcext:value-type="float">
            <text:p>436.6247840157</text:p>
          </table:table-cell>
          <table:table-cell office:value-type="float" office:value="425.449368790332" calcext:value-type="float">
            <text:p>425.4493687903</text:p>
          </table:table-cell>
          <table:table-cell office:value-type="float" office:value="0" calcext:value-type="float">
            <text:p>0</text:p>
          </table:table-cell>
          <table:table-cell office:value-type="float" office:value="409.981275811149" calcext:value-type="float">
            <text:p>409.9812758111</text:p>
          </table:table-cell>
          <table:table-cell office:value-type="float" office:value="0" calcext:value-type="float">
            <text:p>0</text:p>
          </table:table-cell>
          <table:table-cell office:value-type="float" office:value="430.276088439329" calcext:value-type="float">
            <text:p>430.2760884393</text:p>
          </table:table-cell>
          <table:table-cell office:value-type="float" office:value="453.470712274689" calcext:value-type="float">
            <text:p>453.4707122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.151164921928" calcext:value-type="float">
            <text:p>462.1511649219</text:p>
          </table:table-cell>
          <table:table-cell office:value-type="float" office:value="432.332757646785" calcext:value-type="float">
            <text:p>432.33275764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9.001036564134" calcext:value-type="float">
            <text:p>389.0010365641</text:p>
          </table:table-cell>
          <table:table-cell office:value-type="float" office:value="450.506026300981" calcext:value-type="float">
            <text:p>450.506026301</text:p>
          </table:table-cell>
          <table:table-cell office:value-type="float" office:value="440.852230815058" calcext:value-type="float">
            <text:p>440.8522308151</text:p>
          </table:table-cell>
          <table:table-cell office:value-type="float" office:value="0" calcext:value-type="float">
            <text:p>0</text:p>
          </table:table-cell>
          <table:table-cell office:value-type="float" office:value="412.873324628458" calcext:value-type="float">
            <text:p>412.8733246285</text:p>
          </table:table-cell>
          <table:table-cell office:value-type="float" office:value="431.660466389442" calcext:value-type="float">
            <text:p>431.6604663894</text:p>
          </table:table-cell>
          <table:table-cell office:value-type="float" office:value="433.436290482377" calcext:value-type="float">
            <text:p>433.4362904824</text:p>
          </table:table-cell>
          <table:table-cell office:value-type="float" office:value="380.587883788384" calcext:value-type="float">
            <text:p>380.5878837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.479663235515" calcext:value-type="float">
            <text:p>442.4796632355</text:p>
          </table:table-cell>
          <table:table-cell office:value-type="float" office:value="464.42922177588" calcext:value-type="float">
            <text:p>464.4292217759</text:p>
          </table:table-cell>
          <table:table-cell office:value-type="float" office:value="438.908472675475" calcext:value-type="float">
            <text:p>438.9084726755</text:p>
          </table:table-cell>
          <table:table-cell office:value-type="float" office:value="434.501296344184" calcext:value-type="float">
            <text:p>434.5012963442</text:p>
          </table:table-cell>
          <table:table-cell office:value-type="float" office:value="0" calcext:value-type="float">
            <text:p>0</text:p>
          </table:table-cell>
          <table:table-cell office:value-type="float" office:value="418.332109635425" calcext:value-type="float">
            <text:p>418.3321096354</text:p>
          </table:table-cell>
          <table:table-cell office:value-type="float" office:value="424.604882277241" calcext:value-type="float">
            <text:p>424.6048822772</text:p>
          </table:table-cell>
          <table:table-cell office:value-type="float" office:value="443.783054620733" calcext:value-type="float">
            <text:p>443.7830546207</text:p>
          </table:table-cell>
          <table:table-cell office:value-type="float" office:value="410.355182388581" calcext:value-type="float">
            <text:p>410.3551823886</text:p>
          </table:table-cell>
          <table:table-cell office:value-type="float" office:value="388.348865393015" calcext:value-type="float">
            <text:p>388.348865393</text:p>
          </table:table-cell>
          <table:table-cell office:value-type="float" office:value="436.726339004889" calcext:value-type="float">
            <text:p>436.7263390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.161543126315" calcext:value-type="float">
            <text:p>455.1615431263</text:p>
          </table:table-cell>
          <table:table-cell office:value-type="float" office:value="443.17105836356" calcext:value-type="float">
            <text:p>443.171058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.210347535632" calcext:value-type="float">
            <text:p>444.2103475356</text:p>
          </table:table-cell>
          <table:table-cell office:value-type="float" office:value="416.458199531574" calcext:value-type="float">
            <text:p>416.4581995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8.337489974722" calcext:value-type="float">
            <text:p>438.3374899747</text:p>
          </table:table-cell>
          <table:table-cell office:value-type="float" office:value="468.50019978332" calcext:value-type="float">
            <text:p>468.5001997833</text:p>
          </table:table-cell>
          <table:table-cell office:value-type="float" office:value="443.610679496089" calcext:value-type="float">
            <text:p>443.6106794961</text:p>
          </table:table-cell>
          <table:table-cell office:value-type="float" office:value="425.266348637053" calcext:value-type="float">
            <text:p>425.2663486371</text:p>
          </table:table-cell>
          <table:table-cell office:value-type="float" office:value="0" calcext:value-type="float">
            <text:p>0</text:p>
          </table:table-cell>
          <table:table-cell office:value-type="float" office:value="408.476487771523" calcext:value-type="float">
            <text:p>408.4764877715</text:p>
          </table:table-cell>
          <table:table-cell office:value-type="float" office:value="0" calcext:value-type="float">
            <text:p>0</text:p>
          </table:table-cell>
          <table:table-cell office:value-type="float" office:value="451.174332159818" calcext:value-type="float">
            <text:p>451.1743321598</text:p>
          </table:table-cell>
          <table:table-cell office:value-type="float" office:value="452.833400594789" calcext:value-type="float">
            <text:p>452.8334005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3.804240204349" calcext:value-type="float">
            <text:p>463.8042402043</text:p>
          </table:table-cell>
          <table:table-cell office:value-type="float" office:value="434.042785015234" calcext:value-type="float">
            <text:p>434.04278501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8.967949318378" calcext:value-type="float">
            <text:p>388.9679493184</text:p>
          </table:table-cell>
          <table:table-cell office:value-type="float" office:value="450.506026300981" calcext:value-type="float">
            <text:p>450.506026301</text:p>
          </table:table-cell>
          <table:table-cell office:value-type="float" office:value="450.623548806193" calcext:value-type="float">
            <text:p>450.6235488062</text:p>
          </table:table-cell>
          <table:table-cell office:value-type="float" office:value="0" calcext:value-type="float">
            <text:p>0</text:p>
          </table:table-cell>
          <table:table-cell office:value-type="float" office:value="412.530270112532" calcext:value-type="float">
            <text:p>412.5302701125</text:p>
          </table:table-cell>
          <table:table-cell office:value-type="float" office:value="432.336177282942" calcext:value-type="float">
            <text:p>432.3361772829</text:p>
          </table:table-cell>
          <table:table-cell office:value-type="float" office:value="435.06522504504" calcext:value-type="float">
            <text:p>435.065225045</text:p>
          </table:table-cell>
          <table:table-cell office:value-type="float" office:value="387.959570854644" calcext:value-type="float">
            <text:p>387.9595708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.916575386782" calcext:value-type="float">
            <text:p>443.9165753868</text:p>
          </table:table-cell>
          <table:table-cell office:value-type="float" office:value="466.339844431929" calcext:value-type="float">
            <text:p>466.3398444319</text:p>
          </table:table-cell>
          <table:table-cell office:value-type="float" office:value="438.908472675475" calcext:value-type="float">
            <text:p>438.9084726755</text:p>
          </table:table-cell>
          <table:table-cell office:value-type="float" office:value="441.479477217786" calcext:value-type="float">
            <text:p>441.4794772178</text:p>
          </table:table-cell>
          <table:table-cell office:value-type="float" office:value="0" calcext:value-type="float">
            <text:p>0</text:p>
          </table:table-cell>
          <table:table-cell office:value-type="float" office:value="418.260107809136" calcext:value-type="float">
            <text:p>418.2601078091</text:p>
          </table:table-cell>
          <table:table-cell office:value-type="float" office:value="430.520189317851" calcext:value-type="float">
            <text:p>430.5201893179</text:p>
          </table:table-cell>
          <table:table-cell office:value-type="float" office:value="443.783054620733" calcext:value-type="float">
            <text:p>443.7830546207</text:p>
          </table:table-cell>
          <table:table-cell office:value-type="float" office:value="411.989669006486" calcext:value-type="float">
            <text:p>411.9896690065</text:p>
          </table:table-cell>
          <table:table-cell office:value-type="float" office:value="380.434093784541" calcext:value-type="float">
            <text:p>380.4340937845</text:p>
          </table:table-cell>
          <table:table-cell office:value-type="float" office:value="438.092947719628" calcext:value-type="float">
            <text:p>438.0929477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.87226778569" calcext:value-type="float">
            <text:p>455.8722677857</text:p>
          </table:table-cell>
          <table:table-cell office:value-type="float" office:value="443.143813342604" calcext:value-type="float">
            <text:p>443.1438133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.316546704974" calcext:value-type="float">
            <text:p>446.316546705</text:p>
          </table:table-cell>
          <table:table-cell office:value-type="float" office:value="416.338097106577" calcext:value-type="float">
            <text:p>416.3380971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.20197181614" calcext:value-type="float">
            <text:p>440.2019718161</text:p>
          </table:table-cell>
          <table:table-cell office:value-type="float" office:value="465.388516435201" calcext:value-type="float">
            <text:p>465.3885164352</text:p>
          </table:table-cell>
          <table:table-cell office:value-type="float" office:value="432.390416751892" calcext:value-type="float">
            <text:p>432.3904167519</text:p>
          </table:table-cell>
          <table:table-cell office:value-type="float" office:value="427.714537057275" calcext:value-type="float">
            <text:p>427.7145370573</text:p>
          </table:table-cell>
          <table:table-cell office:value-type="float" office:value="0" calcext:value-type="float">
            <text:p>0</text:p>
          </table:table-cell>
          <table:table-cell office:value-type="float" office:value="408.651718371602" calcext:value-type="float">
            <text:p>408.6517183716</text:p>
          </table:table-cell>
          <table:table-cell office:value-type="float" office:value="0" calcext:value-type="float">
            <text:p>0</text:p>
          </table:table-cell>
          <table:table-cell office:value-type="float" office:value="474.42617679636" calcext:value-type="float">
            <text:p>474.4261767964</text:p>
          </table:table-cell>
          <table:table-cell office:value-type="float" office:value="450.268718694909" calcext:value-type="float">
            <text:p>450.2687186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.398048585505" calcext:value-type="float">
            <text:p>464.3980485855</text:p>
          </table:table-cell>
          <table:table-cell office:value-type="float" office:value="432.895169557799" calcext:value-type="float">
            <text:p>432.89516955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3.749664564559" calcext:value-type="float">
            <text:p>393.7496645646</text:p>
          </table:table-cell>
          <table:table-cell office:value-type="float" office:value="458.999894096262" calcext:value-type="float">
            <text:p>458.9998940963</text:p>
          </table:table-cell>
          <table:table-cell office:value-type="float" office:value="462.948715338758" calcext:value-type="float">
            <text:p>462.9487153388</text:p>
          </table:table-cell>
          <table:table-cell office:value-type="float" office:value="0" calcext:value-type="float">
            <text:p>0</text:p>
          </table:table-cell>
          <table:table-cell office:value-type="float" office:value="411.118669681486" calcext:value-type="float">
            <text:p>411.1186696815</text:p>
          </table:table-cell>
          <table:table-cell office:value-type="float" office:value="432.331327041219" calcext:value-type="float">
            <text:p>432.3313270412</text:p>
          </table:table-cell>
          <table:table-cell office:value-type="float" office:value="437.441064229107" calcext:value-type="float">
            <text:p>437.4410642291</text:p>
          </table:table-cell>
          <table:table-cell office:value-type="float" office:value="396.447601339322" calcext:value-type="float">
            <text:p>396.4476013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.319857446836" calcext:value-type="float">
            <text:p>443.3198574468</text:p>
          </table:table-cell>
          <table:table-cell office:value-type="float" office:value="468.953369044196" calcext:value-type="float">
            <text:p>468.9533690442</text:p>
          </table:table-cell>
          <table:table-cell office:value-type="float" office:value="438.585340899198" calcext:value-type="float">
            <text:p>438.5853408992</text:p>
          </table:table-cell>
          <table:table-cell office:value-type="float" office:value="441.566240323847" calcext:value-type="float">
            <text:p>441.5662403238</text:p>
          </table:table-cell>
          <table:table-cell office:value-type="float" office:value="0" calcext:value-type="float">
            <text:p>0</text:p>
          </table:table-cell>
          <table:table-cell office:value-type="float" office:value="423.384387381252" calcext:value-type="float">
            <text:p>423.3843873813</text:p>
          </table:table-cell>
          <table:table-cell office:value-type="float" office:value="431.990004941609" calcext:value-type="float">
            <text:p>431.9900049416</text:p>
          </table:table-cell>
          <table:table-cell office:value-type="float" office:value="455.858481934425" calcext:value-type="float">
            <text:p>455.8584819344</text:p>
          </table:table-cell>
          <table:table-cell office:value-type="float" office:value="413.99210604683" calcext:value-type="float">
            <text:p>413.9921060468</text:p>
          </table:table-cell>
          <table:table-cell office:value-type="float" office:value="381.195527574273" calcext:value-type="float">
            <text:p>381.1955275743</text:p>
          </table:table-cell>
          <table:table-cell office:value-type="float" office:value="441.863667076004" calcext:value-type="float">
            <text:p>441.863667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.705724855262" calcext:value-type="float">
            <text:p>464.7057248553</text:p>
          </table:table-cell>
          <table:table-cell office:value-type="float" office:value="444.450777946803" calcext:value-type="float">
            <text:p>444.4507779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.982829772409" calcext:value-type="float">
            <text:p>448.9828297724</text:p>
          </table:table-cell>
          <table:table-cell office:value-type="float" office:value="416.293043568688" calcext:value-type="float">
            <text:p>416.2930435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1.092332393777" calcext:value-type="float">
            <text:p>441.0923323938</text:p>
          </table:table-cell>
          <table:table-cell office:value-type="float" office:value="473.488044403483" calcext:value-type="float">
            <text:p>473.4880444035</text:p>
          </table:table-cell>
          <table:table-cell office:value-type="float" office:value="434.248486151257" calcext:value-type="float">
            <text:p>434.2484861513</text:p>
          </table:table-cell>
          <table:table-cell office:value-type="float" office:value="430.600470145694" calcext:value-type="float">
            <text:p>430.6004701457</text:p>
          </table:table-cell>
          <table:table-cell office:value-type="float" office:value="0" calcext:value-type="float">
            <text:p>0</text:p>
          </table:table-cell>
          <table:table-cell office:value-type="float" office:value="405.906453618955" calcext:value-type="float">
            <text:p>405.906453619</text:p>
          </table:table-cell>
          <table:table-cell office:value-type="float" office:value="0" calcext:value-type="float">
            <text:p>0</text:p>
          </table:table-cell>
          <table:table-cell office:value-type="float" office:value="476.217926758849" calcext:value-type="float">
            <text:p>476.2179267588</text:p>
          </table:table-cell>
          <table:table-cell office:value-type="float" office:value="451.95051562742" calcext:value-type="float">
            <text:p>451.9505156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271858720314" calcext:value-type="float">
            <text:p>466.2718587203</text:p>
          </table:table-cell>
          <table:table-cell office:value-type="float" office:value="433.473620116541" calcext:value-type="float">
            <text:p>433.47362011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3.39106832109" calcext:value-type="float">
            <text:p>393.3910683211</text:p>
          </table:table-cell>
          <table:table-cell office:value-type="float" office:value="464.038805088843" calcext:value-type="float">
            <text:p>464.0388050888</text:p>
          </table:table-cell>
          <table:table-cell office:value-type="float" office:value="466.633847304057" calcext:value-type="float">
            <text:p>466.6338473041</text:p>
          </table:table-cell>
          <table:table-cell office:value-type="float" office:value="0" calcext:value-type="float">
            <text:p>0</text:p>
          </table:table-cell>
          <table:table-cell office:value-type="float" office:value="411.284574589914" calcext:value-type="float">
            <text:p>411.2845745899</text:p>
          </table:table-cell>
          <table:table-cell office:value-type="float" office:value="432.153428287834" calcext:value-type="float">
            <text:p>432.1534282878</text:p>
          </table:table-cell>
          <table:table-cell office:value-type="float" office:value="435.56284575829" calcext:value-type="float">
            <text:p>435.5628457583</text:p>
          </table:table-cell>
          <table:table-cell office:value-type="float" office:value="396.982973474071" calcext:value-type="float">
            <text:p>396.9829734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.910603503538" calcext:value-type="float">
            <text:p>443.9106035035</text:p>
          </table:table-cell>
          <table:table-cell office:value-type="float" office:value="472.319890722782" calcext:value-type="float">
            <text:p>472.3198907228</text:p>
          </table:table-cell>
          <table:table-cell office:value-type="float" office:value="438.585340899198" calcext:value-type="float">
            <text:p>438.5853408992</text:p>
          </table:table-cell>
          <table:table-cell office:value-type="float" office:value="456.912375444775" calcext:value-type="float">
            <text:p>456.9123754448</text:p>
          </table:table-cell>
          <table:table-cell office:value-type="float" office:value="0" calcext:value-type="float">
            <text:p>0</text:p>
          </table:table-cell>
          <table:table-cell office:value-type="float" office:value="424.120819735904" calcext:value-type="float">
            <text:p>424.1208197359</text:p>
          </table:table-cell>
          <table:table-cell office:value-type="float" office:value="431.534033048847" calcext:value-type="float">
            <text:p>431.5340330488</text:p>
          </table:table-cell>
          <table:table-cell office:value-type="float" office:value="457.274886685935" calcext:value-type="float">
            <text:p>457.2748866859</text:p>
          </table:table-cell>
          <table:table-cell office:value-type="float" office:value="419.54630038469" calcext:value-type="float">
            <text:p>419.5463003847</text:p>
          </table:table-cell>
          <table:table-cell office:value-type="float" office:value="386.445490366919" calcext:value-type="float">
            <text:p>386.4454903669</text:p>
          </table:table-cell>
          <table:table-cell office:value-type="float" office:value="440.260282809457" calcext:value-type="float">
            <text:p>440.2602828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.661639536219" calcext:value-type="float">
            <text:p>474.6616395362</text:p>
          </table:table-cell>
          <table:table-cell office:value-type="float" office:value="444.450777946803" calcext:value-type="float">
            <text:p>444.4507779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.683926427181" calcext:value-type="float">
            <text:p>449.6839264272</text:p>
          </table:table-cell>
          <table:table-cell office:value-type="float" office:value="416.933119191589" calcext:value-type="float">
            <text:p>416.9331191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9.407595530438" calcext:value-type="float">
            <text:p>439.4075955304</text:p>
          </table:table-cell>
          <table:table-cell office:value-type="float" office:value="476.114541872177" calcext:value-type="float">
            <text:p>476.1145418722</text:p>
          </table:table-cell>
          <table:table-cell office:value-type="float" office:value="435.607614419242" calcext:value-type="float">
            <text:p>435.6076144192</text:p>
          </table:table-cell>
          <table:table-cell office:value-type="float" office:value="433.138126094656" calcext:value-type="float">
            <text:p>433.1381260947</text:p>
          </table:table-cell>
          <table:table-cell office:value-type="float" office:value="0" calcext:value-type="float">
            <text:p>0</text:p>
          </table:table-cell>
          <table:table-cell office:value-type="float" office:value="406.319873100599" calcext:value-type="float">
            <text:p>406.3198731006</text:p>
          </table:table-cell>
          <table:table-cell office:value-type="float" office:value="0" calcext:value-type="float">
            <text:p>0</text:p>
          </table:table-cell>
          <table:table-cell office:value-type="float" office:value="481.007329229833" calcext:value-type="float">
            <text:p>481.0073292298</text:p>
          </table:table-cell>
          <table:table-cell office:value-type="float" office:value="452.677213316675" calcext:value-type="float">
            <text:p>452.6772133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.356098035001" calcext:value-type="float">
            <text:p>466.356098035</text:p>
          </table:table-cell>
          <table:table-cell office:value-type="float" office:value="433.363961637076" calcext:value-type="float">
            <text:p>433.36396163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1.955474562994" calcext:value-type="float">
            <text:p>431.955474563</text:p>
          </table:table-cell>
          <table:table-cell office:value-type="float" office:value="0" calcext:value-type="float">
            <text:p>0</text:p>
          </table:table-cell>
          <table:table-cell office:value-type="float" office:value="387.14897401168" calcext:value-type="float">
            <text:p>387.14897401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94.548592559283" calcext:value-type="float">
            <text:p>394.5485925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4.592936182189" calcext:value-type="float">
            <text:p>474.59293618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41.785794160449" calcext:value-type="float">
            <text:p>441.78579416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1.45880967629" calcext:value-type="float">
            <text:p>481.4588096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6.823677393818" calcext:value-type="float">
            <text:p>466.82367739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2.126577684824" calcext:value-type="float">
            <text:p>432.1265776848</text:p>
          </table:table-cell>
          <table:table-cell office:value-type="float" office:value="0" calcext:value-type="float">
            <text:p>0</text:p>
          </table:table-cell>
          <table:table-cell office:value-type="float" office:value="387.035611145865" calcext:value-type="float">
            <text:p>387.035611145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97.411314613742" calcext:value-type="float">
            <text:p>397.4113146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4.956757780369" calcext:value-type="float">
            <text:p>474.95675778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49.956806962532" calcext:value-type="float">
            <text:p>449.95680696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3.407177310482" calcext:value-type="float">
            <text:p>483.4071773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6.846084121133" calcext:value-type="float">
            <text:p>466.84608412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3.342500676033" calcext:value-type="float">
            <text:p>433.342500676</text:p>
          </table:table-cell>
          <table:table-cell office:value-type="float" office:value="0" calcext:value-type="float">
            <text:p>0</text:p>
          </table:table-cell>
          <table:table-cell office:value-type="float" office:value="388.36200239478" calcext:value-type="float">
            <text:p>388.36200239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95.513249555876" calcext:value-type="float">
            <text:p>395.5132495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4.88788726726" calcext:value-type="float">
            <text:p>474.88788726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2.035436826854" calcext:value-type="float">
            <text:p>452.03543682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7.90698746958" calcext:value-type="float">
            <text:p>487.9069874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7.213328919487" calcext:value-type="float">
            <text:p>467.213328919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2.470743106776" calcext:value-type="float">
            <text:p>442.4707431068</text:p>
          </table:table-cell>
          <table:table-cell office:value-type="float" office:value="0" calcext:value-type="float">
            <text:p>0</text:p>
          </table:table-cell>
          <table:table-cell office:value-type="float" office:value="394.029476404817" calcext:value-type="float">
            <text:p>394.02947640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10.540794615567" calcext:value-type="float">
            <text:p>410.5407946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4.760531839715" calcext:value-type="float">
            <text:p>474.760531839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47.490148717696" calcext:value-type="float">
            <text:p>447.49014871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0.303258701381" calcext:value-type="float">
            <text:p>490.3032587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2.033125126354" calcext:value-type="float">
            <text:p>472.03312512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3.433407641277" calcext:value-type="float">
            <text:p>453.4334076413</text:p>
          </table:table-cell>
          <table:table-cell office:value-type="float" office:value="0" calcext:value-type="float">
            <text:p>0</text:p>
          </table:table-cell>
          <table:table-cell office:value-type="float" office:value="395.078236749257" calcext:value-type="float">
            <text:p>395.078236749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12.981824534083" calcext:value-type="float">
            <text:p>412.9818245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7.209501332575" calcext:value-type="float">
            <text:p>477.20950133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4.494904651568" calcext:value-type="float">
            <text:p>454.49490465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.600380788492" calcext:value-type="float">
            <text:p>500.6003807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3.8741595752" calcext:value-type="float">
            <text:p>473.87415957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3.433407641277" calcext:value-type="float">
            <text:p>453.4334076413</text:p>
          </table:table-cell>
          <table:table-cell office:value-type="float" office:value="0" calcext:value-type="float">
            <text:p>0</text:p>
          </table:table-cell>
          <table:table-cell office:value-type="float" office:value="389.871321777479" calcext:value-type="float">
            <text:p>389.87132177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11.84703892429" calcext:value-type="float">
            <text:p>411.8470389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8.629906250425" calcext:value-type="float">
            <text:p>478.62990625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8.96253829668" calcext:value-type="float">
            <text:p>458.96253829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4.243103505291" calcext:value-type="float">
            <text:p>504.2431035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3.975183304579" calcext:value-type="float">
            <text:p>473.97518330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4.354938020888" calcext:value-type="float">
            <text:p>454.3549380209</text:p>
          </table:table-cell>
          <table:table-cell office:value-type="float" office:value="0" calcext:value-type="float">
            <text:p>0</text:p>
          </table:table-cell>
          <table:table-cell office:value-type="float" office:value="397.38274069698" calcext:value-type="float">
            <text:p>397.38274069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14.089117015825" calcext:value-type="float">
            <text:p>414.0891170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.80887368093" calcext:value-type="float">
            <text:p>493.80887368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3.94406516176" calcext:value-type="float">
            <text:p>463.94406516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5.146521678387" calcext:value-type="float">
            <text:p>505.1465216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3.540039719679" calcext:value-type="float">
            <text:p>473.540039719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</table:table>
      <table:table table:name="Sheet4" table:style-name="ta1">
        <table:table-column table:style-name="co1" table:number-columns-repeated="50" table:default-cell-style-name="Default"/>
        <table:table-row table:style-name="ro1">
          <table:table-cell office:value-type="string" calcext:value-type="string">
            <text:p>MCTS 200 iterations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6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heet5" table:style-name="ta1">
        <table:table-column table:style-name="co1" table:number-columns-repeated="50" table:default-cell-style-name="Default"/>
        <table:table-row table:style-name="ro1">
          <table:table-cell table:number-columns-repeated="50"/>
        </table:table-row>
        <table:table-row table:style-name="ro1">
          <table:table-cell office:value-type="float" office:value="1117.74081723931" calcext:value-type="float">
            <text:p>1117.7408172393</text:p>
          </table:table-cell>
          <table:table-cell office:value-type="float" office:value="1123.32187312228" calcext:value-type="float">
            <text:p>1123.3218731223</text:p>
          </table:table-cell>
          <table:table-cell office:value-type="float" office:value="1119.78945909697" calcext:value-type="float">
            <text:p>1119.789459097</text:p>
          </table:table-cell>
          <table:table-cell office:value-type="float" office:value="1120.036386484" calcext:value-type="float">
            <text:p>1120.036386484</text:p>
          </table:table-cell>
          <table:table-cell office:value-type="float" office:value="1118.68468791469" calcext:value-type="float">
            <text:p>1118.6846879147</text:p>
          </table:table-cell>
          <table:table-cell office:value-type="float" office:value="1121.19187234696" calcext:value-type="float">
            <text:p>1121.191872347</text:p>
          </table:table-cell>
          <table:table-cell office:value-type="float" office:value="1102.07915133661" calcext:value-type="float">
            <text:p>1102.0791513366</text:p>
          </table:table-cell>
          <table:table-cell office:value-type="float" office:value="1116.66226061453" calcext:value-type="float">
            <text:p>1116.6622606145</text:p>
          </table:table-cell>
          <table:table-cell office:value-type="float" office:value="1107.89412793564" calcext:value-type="float">
            <text:p>1107.8941279356</text:p>
          </table:table-cell>
          <table:table-cell office:value-type="float" office:value="1120.12551610669" calcext:value-type="float">
            <text:p>1120.1255161067</text:p>
          </table:table-cell>
          <table:table-cell office:value-type="float" office:value="1097.19674871105" calcext:value-type="float">
            <text:p>1097.1967487111</text:p>
          </table:table-cell>
          <table:table-cell office:value-type="float" office:value="1107.1408716555" calcext:value-type="float">
            <text:p>1107.1408716555</text:p>
          </table:table-cell>
          <table:table-cell office:value-type="float" office:value="1080.36139829037" calcext:value-type="float">
            <text:p>1080.3613982904</text:p>
          </table:table-cell>
          <table:table-cell office:value-type="float" office:value="1112.51221843049" calcext:value-type="float">
            <text:p>1112.5122184305</text:p>
          </table:table-cell>
          <table:table-cell office:value-type="float" office:value="1123.46980351432" calcext:value-type="float">
            <text:p>1123.4698035143</text:p>
          </table:table-cell>
          <table:table-cell office:value-type="float" office:value="1108.50184731201" calcext:value-type="float">
            <text:p>1108.501847312</text:p>
          </table:table-cell>
          <table:table-cell office:value-type="float" office:value="1101.389902854" calcext:value-type="float">
            <text:p>1101.389902854</text:p>
          </table:table-cell>
          <table:table-cell office:value-type="float" office:value="1119.80456210931" calcext:value-type="float">
            <text:p>1119.8045621093</text:p>
          </table:table-cell>
          <table:table-cell office:value-type="float" office:value="1108.3487586058" calcext:value-type="float">
            <text:p>1108.3487586058</text:p>
          </table:table-cell>
          <table:table-cell office:value-type="float" office:value="1095.23456795278" calcext:value-type="float">
            <text:p>1095.2345679528</text:p>
          </table:table-cell>
          <table:table-cell office:value-type="float" office:value="1111.58529762329" calcext:value-type="float">
            <text:p>1111.5852976233</text:p>
          </table:table-cell>
          <table:table-cell office:value-type="float" office:value="1107.85796334425" calcext:value-type="float">
            <text:p>1107.8579633443</text:p>
          </table:table-cell>
          <table:table-cell office:value-type="float" office:value="1107.15603330708" calcext:value-type="float">
            <text:p>1107.1560333071</text:p>
          </table:table-cell>
          <table:table-cell office:value-type="float" office:value="1110.13337419459" calcext:value-type="float">
            <text:p>1110.1333741946</text:p>
          </table:table-cell>
          <table:table-cell office:value-type="float" office:value="1119.93319196463" calcext:value-type="float">
            <text:p>1119.9331919646</text:p>
          </table:table-cell>
          <table:table-cell office:value-type="float" office:value="1076.55209838179" calcext:value-type="float">
            <text:p>1076.5520983818</text:p>
          </table:table-cell>
          <table:table-cell office:value-type="float" office:value="1110.87045292224" calcext:value-type="float">
            <text:p>1110.8704529222</text:p>
          </table:table-cell>
          <table:table-cell office:value-type="float" office:value="1107.35491172322" calcext:value-type="float">
            <text:p>1107.3549117232</text:p>
          </table:table-cell>
          <table:table-cell office:value-type="float" office:value="1123.13896632969" calcext:value-type="float">
            <text:p>1123.1389663297</text:p>
          </table:table-cell>
          <table:table-cell office:value-type="float" office:value="1119.58463084381" calcext:value-type="float">
            <text:p>1119.5846308438</text:p>
          </table:table-cell>
          <table:table-cell office:value-type="float" office:value="1119.9660114636" calcext:value-type="float">
            <text:p>1119.9660114636</text:p>
          </table:table-cell>
          <table:table-cell office:value-type="float" office:value="1085.39993249077" calcext:value-type="float">
            <text:p>1085.3999324908</text:p>
          </table:table-cell>
          <table:table-cell office:value-type="float" office:value="1107.32575768066" calcext:value-type="float">
            <text:p>1107.3257576807</text:p>
          </table:table-cell>
          <table:table-cell office:value-type="float" office:value="1120.27580540694" calcext:value-type="float">
            <text:p>1120.2758054069</text:p>
          </table:table-cell>
          <table:table-cell office:value-type="float" office:value="1090.49652584439" calcext:value-type="float">
            <text:p>1090.4965258444</text:p>
          </table:table-cell>
          <table:table-cell office:value-type="float" office:value="1096.38122107631" calcext:value-type="float">
            <text:p>1096.3812210763</text:p>
          </table:table-cell>
          <table:table-cell office:value-type="float" office:value="1086.96728413051" calcext:value-type="float">
            <text:p>1086.9672841305</text:p>
          </table:table-cell>
          <table:table-cell office:value-type="float" office:value="1120.27310108536" calcext:value-type="float">
            <text:p>1120.2731010854</text:p>
          </table:table-cell>
          <table:table-cell office:value-type="float" office:value="1093.93515074129" calcext:value-type="float">
            <text:p>1093.9351507413</text:p>
          </table:table-cell>
          <table:table-cell office:value-type="float" office:value="1111.39154004139" calcext:value-type="float">
            <text:p>1111.3915400414</text:p>
          </table:table-cell>
          <table:table-cell office:value-type="float" office:value="1121.35205584337" calcext:value-type="float">
            <text:p>1121.3520558434</text:p>
          </table:table-cell>
          <table:table-cell office:value-type="float" office:value="1116.607357533" calcext:value-type="float">
            <text:p>1116.607357533</text:p>
          </table:table-cell>
          <table:table-cell office:value-type="float" office:value="1103.978168005" calcext:value-type="float">
            <text:p>1103.978168005</text:p>
          </table:table-cell>
          <table:table-cell office:value-type="float" office:value="1117.29872245526" calcext:value-type="float">
            <text:p>1117.2987224553</text:p>
          </table:table-cell>
          <table:table-cell office:value-type="float" office:value="1113.17470205646" calcext:value-type="float">
            <text:p>1113.1747020565</text:p>
          </table:table-cell>
          <table:table-cell office:value-type="float" office:value="1115.24565180663" calcext:value-type="float">
            <text:p>1115.2456518066</text:p>
          </table:table-cell>
          <table:table-cell office:value-type="float" office:value="1082.58866625983" calcext:value-type="float">
            <text:p>1082.5886662598</text:p>
          </table:table-cell>
          <table:table-cell office:value-type="float" office:value="1112.57136168771" calcext:value-type="float">
            <text:p>1112.5713616877</text:p>
          </table:table-cell>
          <table:table-cell office:value-type="float" office:value="1110.41901129655" calcext:value-type="float">
            <text:p>1110.4190112966</text:p>
          </table:table-cell>
          <table:table-cell office:value-type="float" office:value="1089.15202432612" calcext:value-type="float">
            <text:p>1089.1520243261</text:p>
          </table:table-cell>
        </table:table-row>
        <table:table-row table:style-name="ro1">
          <table:table-cell office:value-type="float" office:value="1116.54719792568" calcext:value-type="float">
            <text:p>1116.5471979257</text:p>
          </table:table-cell>
          <table:table-cell office:value-type="float" office:value="1106.43639920804" calcext:value-type="float">
            <text:p>1106.436399208</text:p>
          </table:table-cell>
          <table:table-cell office:value-type="float" office:value="1119.78945909697" calcext:value-type="float">
            <text:p>1119.789459097</text:p>
          </table:table-cell>
          <table:table-cell office:value-type="float" office:value="1115.31271673149" calcext:value-type="float">
            <text:p>1115.3127167315</text:p>
          </table:table-cell>
          <table:table-cell office:value-type="float" office:value="1071.87094288467" calcext:value-type="float">
            <text:p>1071.8709428847</text:p>
          </table:table-cell>
          <table:table-cell office:value-type="float" office:value="1082.21343551679" calcext:value-type="float">
            <text:p>1082.2134355168</text:p>
          </table:table-cell>
          <table:table-cell office:value-type="float" office:value="1091.898900552" calcext:value-type="float">
            <text:p>1091.898900552</text:p>
          </table:table-cell>
          <table:table-cell office:value-type="float" office:value="1105.52674374238" calcext:value-type="float">
            <text:p>1105.5267437424</text:p>
          </table:table-cell>
          <table:table-cell office:value-type="float" office:value="1107.89412793564" calcext:value-type="float">
            <text:p>1107.8941279356</text:p>
          </table:table-cell>
          <table:table-cell office:value-type="float" office:value="1112.48955834557" calcext:value-type="float">
            <text:p>1112.4895583456</text:p>
          </table:table-cell>
          <table:table-cell office:value-type="float" office:value="1097.74441209532" calcext:value-type="float">
            <text:p>1097.7444120953</text:p>
          </table:table-cell>
          <table:table-cell office:value-type="float" office:value="1100.72362419627" calcext:value-type="float">
            <text:p>1100.7236241963</text:p>
          </table:table-cell>
          <table:table-cell office:value-type="float" office:value="1084.7353872833" calcext:value-type="float">
            <text:p>1084.7353872833</text:p>
          </table:table-cell>
          <table:table-cell office:value-type="float" office:value="1086.49033985277" calcext:value-type="float">
            <text:p>1086.4903398528</text:p>
          </table:table-cell>
          <table:table-cell office:value-type="float" office:value="1099.94404868121" calcext:value-type="float">
            <text:p>1099.9440486812</text:p>
          </table:table-cell>
          <table:table-cell office:value-type="float" office:value="1085.75024673763" calcext:value-type="float">
            <text:p>1085.7502467376</text:p>
          </table:table-cell>
          <table:table-cell office:value-type="float" office:value="1099.64951557625" calcext:value-type="float">
            <text:p>1099.6495155763</text:p>
          </table:table-cell>
          <table:table-cell office:value-type="float" office:value="1075.64568811742" calcext:value-type="float">
            <text:p>1075.6456881174</text:p>
          </table:table-cell>
          <table:table-cell office:value-type="float" office:value="1095.8144033572" calcext:value-type="float">
            <text:p>1095.8144033572</text:p>
          </table:table-cell>
          <table:table-cell office:value-type="float" office:value="1101.5951238073" calcext:value-type="float">
            <text:p>1101.5951238073</text:p>
          </table:table-cell>
          <table:table-cell office:value-type="float" office:value="1111.97218369969" calcext:value-type="float">
            <text:p>1111.9721836997</text:p>
          </table:table-cell>
          <table:table-cell office:value-type="float" office:value="1076.99004051546" calcext:value-type="float">
            <text:p>1076.9900405155</text:p>
          </table:table-cell>
          <table:table-cell office:value-type="float" office:value="1098.59248925414" calcext:value-type="float">
            <text:p>1098.5924892541</text:p>
          </table:table-cell>
          <table:table-cell office:value-type="float" office:value="1084.69403096773" calcext:value-type="float">
            <text:p>1084.6940309677</text:p>
          </table:table-cell>
          <table:table-cell office:value-type="float" office:value="1119.0910892302" calcext:value-type="float">
            <text:p>1119.0910892302</text:p>
          </table:table-cell>
          <table:table-cell office:value-type="float" office:value="1073.72583169472" calcext:value-type="float">
            <text:p>1073.7258316947</text:p>
          </table:table-cell>
          <table:table-cell office:value-type="float" office:value="1078.60233315492" calcext:value-type="float">
            <text:p>1078.6023331549</text:p>
          </table:table-cell>
          <table:table-cell office:value-type="float" office:value="1089.19016029709" calcext:value-type="float">
            <text:p>1089.1901602971</text:p>
          </table:table-cell>
          <table:table-cell office:value-type="float" office:value="1110.79248817144" calcext:value-type="float">
            <text:p>1110.7924881714</text:p>
          </table:table-cell>
          <table:table-cell office:value-type="float" office:value="1113.5273464513" calcext:value-type="float">
            <text:p>1113.5273464513</text:p>
          </table:table-cell>
          <table:table-cell office:value-type="float" office:value="1090.64697461454" calcext:value-type="float">
            <text:p>1090.6469746145</text:p>
          </table:table-cell>
          <table:table-cell office:value-type="float" office:value="1074.38763849847" calcext:value-type="float">
            <text:p>1074.3876384985</text:p>
          </table:table-cell>
          <table:table-cell office:value-type="float" office:value="1111.80278181124" calcext:value-type="float">
            <text:p>1111.8027818112</text:p>
          </table:table-cell>
          <table:table-cell office:value-type="float" office:value="1117.26857214907" calcext:value-type="float">
            <text:p>1117.2685721491</text:p>
          </table:table-cell>
          <table:table-cell office:value-type="float" office:value="1075.69297097252" calcext:value-type="float">
            <text:p>1075.6929709725</text:p>
          </table:table-cell>
          <table:table-cell office:value-type="float" office:value="1095.36713359765" calcext:value-type="float">
            <text:p>1095.3671335977</text:p>
          </table:table-cell>
          <table:table-cell office:value-type="float" office:value="1082.35156127564" calcext:value-type="float">
            <text:p>1082.3515612756</text:p>
          </table:table-cell>
          <table:table-cell office:value-type="float" office:value="1112.34870351199" calcext:value-type="float">
            <text:p>1112.348703512</text:p>
          </table:table-cell>
          <table:table-cell office:value-type="float" office:value="1087.75788990275" calcext:value-type="float">
            <text:p>1087.7578899028</text:p>
          </table:table-cell>
          <table:table-cell office:value-type="float" office:value="1098.04221378709" calcext:value-type="float">
            <text:p>1098.0422137871</text:p>
          </table:table-cell>
          <table:table-cell office:value-type="float" office:value="1110.79957931462" calcext:value-type="float">
            <text:p>1110.7995793146</text:p>
          </table:table-cell>
          <table:table-cell office:value-type="float" office:value="1090.18240785596" calcext:value-type="float">
            <text:p>1090.182407856</text:p>
          </table:table-cell>
          <table:table-cell office:value-type="float" office:value="1104.59674061567" calcext:value-type="float">
            <text:p>1104.5967406157</text:p>
          </table:table-cell>
          <table:table-cell office:value-type="float" office:value="1095.97514577722" calcext:value-type="float">
            <text:p>1095.9751457772</text:p>
          </table:table-cell>
          <table:table-cell office:value-type="float" office:value="1107.25959021936" calcext:value-type="float">
            <text:p>1107.2595902194</text:p>
          </table:table-cell>
          <table:table-cell office:value-type="float" office:value="1105.02241797172" calcext:value-type="float">
            <text:p>1105.0224179717</text:p>
          </table:table-cell>
          <table:table-cell office:value-type="float" office:value="1083.4824673291" calcext:value-type="float">
            <text:p>1083.4824673291</text:p>
          </table:table-cell>
          <table:table-cell office:value-type="float" office:value="1082.05329939299" calcext:value-type="float">
            <text:p>1082.053299393</text:p>
          </table:table-cell>
          <table:table-cell office:value-type="float" office:value="1104.12181743014" calcext:value-type="float">
            <text:p>1104.1218174301</text:p>
          </table:table-cell>
          <table:table-cell office:value-type="float" office:value="1100.79764035355" calcext:value-type="float">
            <text:p>1100.7976403536</text:p>
          </table:table-cell>
        </table:table-row>
        <table:table-row table:style-name="ro1">
          <table:table-cell office:value-type="float" office:value="1116.9445855315" calcext:value-type="float">
            <text:p>1116.9445855315</text:p>
          </table:table-cell>
          <table:table-cell office:value-type="float" office:value="1100.55671156878" calcext:value-type="float">
            <text:p>1100.5567115688</text:p>
          </table:table-cell>
          <table:table-cell office:value-type="float" office:value="1117.74601077107" calcext:value-type="float">
            <text:p>1117.7460107711</text:p>
          </table:table-cell>
          <table:table-cell office:value-type="float" office:value="1102.31848254291" calcext:value-type="float">
            <text:p>1102.3184825429</text:p>
          </table:table-cell>
          <table:table-cell office:value-type="float" office:value="1071.87094288467" calcext:value-type="float">
            <text:p>1071.8709428847</text:p>
          </table:table-cell>
          <table:table-cell office:value-type="float" office:value="1077.63310181744" calcext:value-type="float">
            <text:p>1077.6331018174</text:p>
          </table:table-cell>
          <table:table-cell office:value-type="float" office:value="1094.65866610894" calcext:value-type="float">
            <text:p>1094.6586661089</text:p>
          </table:table-cell>
          <table:table-cell office:value-type="float" office:value="1101.49852893712" calcext:value-type="float">
            <text:p>1101.4985289371</text:p>
          </table:table-cell>
          <table:table-cell office:value-type="float" office:value="1111.79607355523" calcext:value-type="float">
            <text:p>1111.7960735552</text:p>
          </table:table-cell>
          <table:table-cell office:value-type="float" office:value="1112.64128306915" calcext:value-type="float">
            <text:p>1112.6412830692</text:p>
          </table:table-cell>
          <table:table-cell office:value-type="float" office:value="1090.6165350042" calcext:value-type="float">
            <text:p>1090.6165350042</text:p>
          </table:table-cell>
          <table:table-cell office:value-type="float" office:value="1100.72362419627" calcext:value-type="float">
            <text:p>1100.7236241963</text:p>
          </table:table-cell>
          <table:table-cell office:value-type="float" office:value="1082.04881133958" calcext:value-type="float">
            <text:p>1082.0488113396</text:p>
          </table:table-cell>
          <table:table-cell office:value-type="float" office:value="1073.66736058246" calcext:value-type="float">
            <text:p>1073.6673605825</text:p>
          </table:table-cell>
          <table:table-cell office:value-type="float" office:value="1083.53068669692" calcext:value-type="float">
            <text:p>1083.5306866969</text:p>
          </table:table-cell>
          <table:table-cell office:value-type="float" office:value="1086.04908005823" calcext:value-type="float">
            <text:p>1086.0490800582</text:p>
          </table:table-cell>
          <table:table-cell office:value-type="float" office:value="1086.51054835668" calcext:value-type="float">
            <text:p>1086.5105483567</text:p>
          </table:table-cell>
          <table:table-cell office:value-type="float" office:value="1071.02483380867" calcext:value-type="float">
            <text:p>1071.0248338087</text:p>
          </table:table-cell>
          <table:table-cell office:value-type="float" office:value="1087.63290222863" calcext:value-type="float">
            <text:p>1087.6329022286</text:p>
          </table:table-cell>
          <table:table-cell office:value-type="float" office:value="1096.67647323529" calcext:value-type="float">
            <text:p>1096.6764732353</text:p>
          </table:table-cell>
          <table:table-cell office:value-type="float" office:value="1104.8201248444" calcext:value-type="float">
            <text:p>1104.8201248444</text:p>
          </table:table-cell>
          <table:table-cell office:value-type="float" office:value="1061.88195622962" calcext:value-type="float">
            <text:p>1061.8819562296</text:p>
          </table:table-cell>
          <table:table-cell office:value-type="float" office:value="1083.23184904994" calcext:value-type="float">
            <text:p>1083.2318490499</text:p>
          </table:table-cell>
          <table:table-cell office:value-type="float" office:value="1088.02502357851" calcext:value-type="float">
            <text:p>1088.0250235785</text:p>
          </table:table-cell>
          <table:table-cell office:value-type="float" office:value="1102.24756328777" calcext:value-type="float">
            <text:p>1102.2475632878</text:p>
          </table:table-cell>
          <table:table-cell office:value-type="float" office:value="1075.25562549956" calcext:value-type="float">
            <text:p>1075.2556254996</text:p>
          </table:table-cell>
          <table:table-cell office:value-type="float" office:value="1062.36846011919" calcext:value-type="float">
            <text:p>1062.3684601192</text:p>
          </table:table-cell>
          <table:table-cell office:value-type="float" office:value="1070.47590979898" calcext:value-type="float">
            <text:p>1070.475909799</text:p>
          </table:table-cell>
          <table:table-cell office:value-type="float" office:value="1113.50270767385" calcext:value-type="float">
            <text:p>1113.5027076739</text:p>
          </table:table-cell>
          <table:table-cell office:value-type="float" office:value="1098.51468371117" calcext:value-type="float">
            <text:p>1098.5146837112</text:p>
          </table:table-cell>
          <table:table-cell office:value-type="float" office:value="1092.31131755133" calcext:value-type="float">
            <text:p>1092.3113175513</text:p>
          </table:table-cell>
          <table:table-cell office:value-type="float" office:value="1067.91338502239" calcext:value-type="float">
            <text:p>1067.9133850224</text:p>
          </table:table-cell>
          <table:table-cell office:value-type="float" office:value="1084.35682756243" calcext:value-type="float">
            <text:p>1084.3568275624</text:p>
          </table:table-cell>
          <table:table-cell office:value-type="float" office:value="1114.9751721158" calcext:value-type="float">
            <text:p>1114.9751721158</text:p>
          </table:table-cell>
          <table:table-cell office:value-type="float" office:value="1065.62621474799" calcext:value-type="float">
            <text:p>1065.626214748</text:p>
          </table:table-cell>
          <table:table-cell office:value-type="float" office:value="1098.06734311235" calcext:value-type="float">
            <text:p>1098.0673431124</text:p>
          </table:table-cell>
          <table:table-cell office:value-type="float" office:value="1083.81797199947" calcext:value-type="float">
            <text:p>1083.8179719995</text:p>
          </table:table-cell>
          <table:table-cell office:value-type="float" office:value="1099.76653732276" calcext:value-type="float">
            <text:p>1099.7665373228</text:p>
          </table:table-cell>
          <table:table-cell office:value-type="float" office:value="1080.77682175258" calcext:value-type="float">
            <text:p>1080.7768217526</text:p>
          </table:table-cell>
          <table:table-cell office:value-type="float" office:value="1103.63819834789" calcext:value-type="float">
            <text:p>1103.6381983479</text:p>
          </table:table-cell>
          <table:table-cell office:value-type="float" office:value="1088.81630217066" calcext:value-type="float">
            <text:p>1088.8163021707</text:p>
          </table:table-cell>
          <table:table-cell office:value-type="float" office:value="1083.05150421534" calcext:value-type="float">
            <text:p>1083.0515042153</text:p>
          </table:table-cell>
          <table:table-cell office:value-type="float" office:value="1097.91353435542" calcext:value-type="float">
            <text:p>1097.9135343554</text:p>
          </table:table-cell>
          <table:table-cell office:value-type="float" office:value="1095.27206333101" calcext:value-type="float">
            <text:p>1095.272063331</text:p>
          </table:table-cell>
          <table:table-cell office:value-type="float" office:value="1094.49918909326" calcext:value-type="float">
            <text:p>1094.4991890933</text:p>
          </table:table-cell>
          <table:table-cell office:value-type="float" office:value="1107.27987658357" calcext:value-type="float">
            <text:p>1107.2798765836</text:p>
          </table:table-cell>
          <table:table-cell office:value-type="float" office:value="1075.46032297677" calcext:value-type="float">
            <text:p>1075.4603229768</text:p>
          </table:table-cell>
          <table:table-cell office:value-type="float" office:value="1074.93452756446" calcext:value-type="float">
            <text:p>1074.9345275645</text:p>
          </table:table-cell>
          <table:table-cell office:value-type="float" office:value="1095.2636783487" calcext:value-type="float">
            <text:p>1095.2636783487</text:p>
          </table:table-cell>
          <table:table-cell office:value-type="float" office:value="1092.65935753024" calcext:value-type="float">
            <text:p>1092.6593575302</text:p>
          </table:table-cell>
        </table:table-row>
        <table:table-row table:style-name="ro1">
          <table:table-cell office:value-type="float" office:value="1116.9445855315" calcext:value-type="float">
            <text:p>1116.9445855315</text:p>
          </table:table-cell>
          <table:table-cell office:value-type="float" office:value="1091.31725455197" calcext:value-type="float">
            <text:p>1091.317254552</text:p>
          </table:table-cell>
          <table:table-cell office:value-type="float" office:value="1098.24394388606" calcext:value-type="float">
            <text:p>1098.2439438861</text:p>
          </table:table-cell>
          <table:table-cell office:value-type="float" office:value="1080.57515705616" calcext:value-type="float">
            <text:p>1080.5751570562</text:p>
          </table:table-cell>
          <table:table-cell office:value-type="float" office:value="1067.05434569555" calcext:value-type="float">
            <text:p>1067.0543456956</text:p>
          </table:table-cell>
          <table:table-cell office:value-type="float" office:value="1075.99823936365" calcext:value-type="float">
            <text:p>1075.9982393637</text:p>
          </table:table-cell>
          <table:table-cell office:value-type="float" office:value="1090.63909951986" calcext:value-type="float">
            <text:p>1090.6390995199</text:p>
          </table:table-cell>
          <table:table-cell office:value-type="float" office:value="1095.8366400312" calcext:value-type="float">
            <text:p>1095.8366400312</text:p>
          </table:table-cell>
          <table:table-cell office:value-type="float" office:value="1092.87801961682" calcext:value-type="float">
            <text:p>1092.8780196168</text:p>
          </table:table-cell>
          <table:table-cell office:value-type="float" office:value="1105.20371896011" calcext:value-type="float">
            <text:p>1105.2037189601</text:p>
          </table:table-cell>
          <table:table-cell office:value-type="float" office:value="1090.6165350042" calcext:value-type="float">
            <text:p>1090.6165350042</text:p>
          </table:table-cell>
          <table:table-cell office:value-type="float" office:value="1082.78472282933" calcext:value-type="float">
            <text:p>1082.7847228293</text:p>
          </table:table-cell>
          <table:table-cell office:value-type="float" office:value="1075.98370036751" calcext:value-type="float">
            <text:p>1075.9837003675</text:p>
          </table:table-cell>
          <table:table-cell office:value-type="float" office:value="1073.66736058246" calcext:value-type="float">
            <text:p>1073.6673605825</text:p>
          </table:table-cell>
          <table:table-cell office:value-type="float" office:value="1075.43850029448" calcext:value-type="float">
            <text:p>1075.4385002945</text:p>
          </table:table-cell>
          <table:table-cell office:value-type="float" office:value="1086.04908005823" calcext:value-type="float">
            <text:p>1086.0490800582</text:p>
          </table:table-cell>
          <table:table-cell office:value-type="float" office:value="1086.95415236101" calcext:value-type="float">
            <text:p>1086.954152361</text:p>
          </table:table-cell>
          <table:table-cell office:value-type="float" office:value="1063.42683980573" calcext:value-type="float">
            <text:p>1063.4268398057</text:p>
          </table:table-cell>
          <table:table-cell office:value-type="float" office:value="1082.6881521825" calcext:value-type="float">
            <text:p>1082.6881521825</text:p>
          </table:table-cell>
          <table:table-cell office:value-type="float" office:value="1079.92243789009" calcext:value-type="float">
            <text:p>1079.9224378901</text:p>
          </table:table-cell>
          <table:table-cell office:value-type="float" office:value="1095.769687073" calcext:value-type="float">
            <text:p>1095.769687073</text:p>
          </table:table-cell>
          <table:table-cell office:value-type="float" office:value="1053.18264713767" calcext:value-type="float">
            <text:p>1053.1826471377</text:p>
          </table:table-cell>
          <table:table-cell office:value-type="float" office:value="1065.18792859897" calcext:value-type="float">
            <text:p>1065.187928599</text:p>
          </table:table-cell>
          <table:table-cell office:value-type="float" office:value="1088.02502357851" calcext:value-type="float">
            <text:p>1088.0250235785</text:p>
          </table:table-cell>
          <table:table-cell office:value-type="float" office:value="1103.42969988922" calcext:value-type="float">
            <text:p>1103.4296998892</text:p>
          </table:table-cell>
          <table:table-cell office:value-type="float" office:value="1075.27162589566" calcext:value-type="float">
            <text:p>1075.2716258957</text:p>
          </table:table-cell>
          <table:table-cell office:value-type="float" office:value="1041.46109679131" calcext:value-type="float">
            <text:p>1041.4610967913</text:p>
          </table:table-cell>
          <table:table-cell office:value-type="float" office:value="1046.29124047081" calcext:value-type="float">
            <text:p>1046.2912404708</text:p>
          </table:table-cell>
          <table:table-cell office:value-type="float" office:value="1107.24167919605" calcext:value-type="float">
            <text:p>1107.2416791961</text:p>
          </table:table-cell>
          <table:table-cell office:value-type="float" office:value="1094.45992500105" calcext:value-type="float">
            <text:p>1094.4599250011</text:p>
          </table:table-cell>
          <table:table-cell office:value-type="float" office:value="1089.92558364792" calcext:value-type="float">
            <text:p>1089.9255836479</text:p>
          </table:table-cell>
          <table:table-cell office:value-type="float" office:value="1075.00459099667" calcext:value-type="float">
            <text:p>1075.0045909967</text:p>
          </table:table-cell>
          <table:table-cell office:value-type="float" office:value="1072.48627318195" calcext:value-type="float">
            <text:p>1072.486273182</text:p>
          </table:table-cell>
          <table:table-cell office:value-type="float" office:value="1103.51764316766" calcext:value-type="float">
            <text:p>1103.5176431677</text:p>
          </table:table-cell>
          <table:table-cell office:value-type="float" office:value="1064.82197199931" calcext:value-type="float">
            <text:p>1064.8219719993</text:p>
          </table:table-cell>
          <table:table-cell office:value-type="float" office:value="1082.18659645199" calcext:value-type="float">
            <text:p>1082.186596452</text:p>
          </table:table-cell>
          <table:table-cell office:value-type="float" office:value="1082.40300788869" calcext:value-type="float">
            <text:p>1082.4030078887</text:p>
          </table:table-cell>
          <table:table-cell office:value-type="float" office:value="1076.43308147098" calcext:value-type="float">
            <text:p>1076.433081471</text:p>
          </table:table-cell>
          <table:table-cell office:value-type="float" office:value="1085.38236547873" calcext:value-type="float">
            <text:p>1085.3823654787</text:p>
          </table:table-cell>
          <table:table-cell office:value-type="float" office:value="1098.3183716048" calcext:value-type="float">
            <text:p>1098.3183716048</text:p>
          </table:table-cell>
          <table:table-cell office:value-type="float" office:value="1078.84703054435" calcext:value-type="float">
            <text:p>1078.8470305444</text:p>
          </table:table-cell>
          <table:table-cell office:value-type="float" office:value="1078.25977031705" calcext:value-type="float">
            <text:p>1078.2597703171</text:p>
          </table:table-cell>
          <table:table-cell office:value-type="float" office:value="1091.27710305653" calcext:value-type="float">
            <text:p>1091.2771030565</text:p>
          </table:table-cell>
          <table:table-cell office:value-type="float" office:value="1076.61224155626" calcext:value-type="float">
            <text:p>1076.6122415563</text:p>
          </table:table-cell>
          <table:table-cell office:value-type="float" office:value="1094.30395744439" calcext:value-type="float">
            <text:p>1094.3039574444</text:p>
          </table:table-cell>
          <table:table-cell office:value-type="float" office:value="1102.50998440123" calcext:value-type="float">
            <text:p>1102.5099844012</text:p>
          </table:table-cell>
          <table:table-cell office:value-type="float" office:value="1073.83516661215" calcext:value-type="float">
            <text:p>1073.8351666122</text:p>
          </table:table-cell>
          <table:table-cell office:value-type="float" office:value="1067.40531662604" calcext:value-type="float">
            <text:p>1067.405316626</text:p>
          </table:table-cell>
          <table:table-cell office:value-type="float" office:value="1094.03472693334" calcext:value-type="float">
            <text:p>1094.0347269333</text:p>
          </table:table-cell>
          <table:table-cell office:value-type="float" office:value="1091.00933515825" calcext:value-type="float">
            <text:p>1091.0093351583</text:p>
          </table:table-cell>
        </table:table-row>
        <table:table-row table:style-name="ro1">
          <table:table-cell office:value-type="float" office:value="1107.66278194131" calcext:value-type="float">
            <text:p>1107.6627819413</text:p>
          </table:table-cell>
          <table:table-cell office:value-type="float" office:value="1088.48754903008" calcext:value-type="float">
            <text:p>1088.4875490301</text:p>
          </table:table-cell>
          <table:table-cell office:value-type="float" office:value="1080.20183255864" calcext:value-type="float">
            <text:p>1080.2018325586</text:p>
          </table:table-cell>
          <table:table-cell office:value-type="float" office:value="1070.87027334295" calcext:value-type="float">
            <text:p>1070.870273343</text:p>
          </table:table-cell>
          <table:table-cell office:value-type="float" office:value="1067.05434569555" calcext:value-type="float">
            <text:p>1067.0543456956</text:p>
          </table:table-cell>
          <table:table-cell office:value-type="float" office:value="1069.93884421432" calcext:value-type="float">
            <text:p>1069.9388442143</text:p>
          </table:table-cell>
          <table:table-cell office:value-type="float" office:value="1063.28142833534" calcext:value-type="float">
            <text:p>1063.2814283353</text:p>
          </table:table-cell>
          <table:table-cell office:value-type="float" office:value="1078.26524083037" calcext:value-type="float">
            <text:p>1078.2652408304</text:p>
          </table:table-cell>
          <table:table-cell office:value-type="float" office:value="1097.60641937324" calcext:value-type="float">
            <text:p>1097.6064193732</text:p>
          </table:table-cell>
          <table:table-cell office:value-type="float" office:value="1078.63980355035" calcext:value-type="float">
            <text:p>1078.6398035504</text:p>
          </table:table-cell>
          <table:table-cell office:value-type="float" office:value="1077.08600183175" calcext:value-type="float">
            <text:p>1077.0860018318</text:p>
          </table:table-cell>
          <table:table-cell office:value-type="float" office:value="1074.49271195695" calcext:value-type="float">
            <text:p>1074.492711957</text:p>
          </table:table-cell>
          <table:table-cell office:value-type="float" office:value="1073.63351953446" calcext:value-type="float">
            <text:p>1073.6335195345</text:p>
          </table:table-cell>
          <table:table-cell office:value-type="float" office:value="1057.29579857713" calcext:value-type="float">
            <text:p>1057.2957985771</text:p>
          </table:table-cell>
          <table:table-cell office:value-type="float" office:value="1056.1120123981" calcext:value-type="float">
            <text:p>1056.1120123981</text:p>
          </table:table-cell>
          <table:table-cell office:value-type="float" office:value="1085.91489827803" calcext:value-type="float">
            <text:p>1085.914898278</text:p>
          </table:table-cell>
          <table:table-cell office:value-type="float" office:value="1083.29201603375" calcext:value-type="float">
            <text:p>1083.2920160338</text:p>
          </table:table-cell>
          <table:table-cell office:value-type="float" office:value="1062.17204828242" calcext:value-type="float">
            <text:p>1062.1720482824</text:p>
          </table:table-cell>
          <table:table-cell office:value-type="float" office:value="1083.59851933894" calcext:value-type="float">
            <text:p>1083.5985193389</text:p>
          </table:table-cell>
          <table:table-cell office:value-type="float" office:value="1079.37487137279" calcext:value-type="float">
            <text:p>1079.3748713728</text:p>
          </table:table-cell>
          <table:table-cell office:value-type="float" office:value="1089.94520343577" calcext:value-type="float">
            <text:p>1089.9452034358</text:p>
          </table:table-cell>
          <table:table-cell office:value-type="float" office:value="1053.18264713767" calcext:value-type="float">
            <text:p>1053.1826471377</text:p>
          </table:table-cell>
          <table:table-cell office:value-type="float" office:value="1065.5834896048" calcext:value-type="float">
            <text:p>1065.5834896048</text:p>
          </table:table-cell>
          <table:table-cell office:value-type="float" office:value="1086.38128246168" calcext:value-type="float">
            <text:p>1086.3812824617</text:p>
          </table:table-cell>
          <table:table-cell office:value-type="float" office:value="1092.57547897324" calcext:value-type="float">
            <text:p>1092.5754789732</text:p>
          </table:table-cell>
          <table:table-cell office:value-type="float" office:value="1064.45783581459" calcext:value-type="float">
            <text:p>1064.4578358146</text:p>
          </table:table-cell>
          <table:table-cell office:value-type="float" office:value="1027.60669743497" calcext:value-type="float">
            <text:p>1027.606697435</text:p>
          </table:table-cell>
          <table:table-cell office:value-type="float" office:value="1038.53342147545" calcext:value-type="float">
            <text:p>1038.5334214755</text:p>
          </table:table-cell>
          <table:table-cell office:value-type="float" office:value="1109.23746098877" calcext:value-type="float">
            <text:p>1109.2374609888</text:p>
          </table:table-cell>
          <table:table-cell office:value-type="float" office:value="1084.88089623144" calcext:value-type="float">
            <text:p>1084.8808962314</text:p>
          </table:table-cell>
          <table:table-cell office:value-type="float" office:value="1087.47958531054" calcext:value-type="float">
            <text:p>1087.4795853105</text:p>
          </table:table-cell>
          <table:table-cell office:value-type="float" office:value="1070.21433479863" calcext:value-type="float">
            <text:p>1070.2143347986</text:p>
          </table:table-cell>
          <table:table-cell office:value-type="float" office:value="1054.22694953675" calcext:value-type="float">
            <text:p>1054.2269495368</text:p>
          </table:table-cell>
          <table:table-cell office:value-type="float" office:value="1103.30139695868" calcext:value-type="float">
            <text:p>1103.3013969587</text:p>
          </table:table-cell>
          <table:table-cell office:value-type="float" office:value="1067.41045220619" calcext:value-type="float">
            <text:p>1067.4104522062</text:p>
          </table:table-cell>
          <table:table-cell office:value-type="float" office:value="1093.1249416867" calcext:value-type="float">
            <text:p>1093.1249416867</text:p>
          </table:table-cell>
          <table:table-cell office:value-type="float" office:value="1081.93949566559" calcext:value-type="float">
            <text:p>1081.9394956656</text:p>
          </table:table-cell>
          <table:table-cell office:value-type="float" office:value="1073.16904732342" calcext:value-type="float">
            <text:p>1073.1690473234</text:p>
          </table:table-cell>
          <table:table-cell office:value-type="float" office:value="1083.31157530632" calcext:value-type="float">
            <text:p>1083.3115753063</text:p>
          </table:table-cell>
          <table:table-cell office:value-type="float" office:value="1087.16693353995" calcext:value-type="float">
            <text:p>1087.16693354</text:p>
          </table:table-cell>
          <table:table-cell office:value-type="float" office:value="1065.73519090392" calcext:value-type="float">
            <text:p>1065.7351909039</text:p>
          </table:table-cell>
          <table:table-cell office:value-type="float" office:value="1078.25977031705" calcext:value-type="float">
            <text:p>1078.2597703171</text:p>
          </table:table-cell>
          <table:table-cell office:value-type="float" office:value="1079.05919987196" calcext:value-type="float">
            <text:p>1079.059199872</text:p>
          </table:table-cell>
          <table:table-cell office:value-type="float" office:value="1064.92587523931" calcext:value-type="float">
            <text:p>1064.9258752393</text:p>
          </table:table-cell>
          <table:table-cell office:value-type="float" office:value="1087.73643231608" calcext:value-type="float">
            <text:p>1087.7364323161</text:p>
          </table:table-cell>
          <table:table-cell office:value-type="float" office:value="1096.79798465173" calcext:value-type="float">
            <text:p>1096.7979846517</text:p>
          </table:table-cell>
          <table:table-cell office:value-type="float" office:value="1058.31874132066" calcext:value-type="float">
            <text:p>1058.3187413207</text:p>
          </table:table-cell>
          <table:table-cell office:value-type="float" office:value="1061.37971690172" calcext:value-type="float">
            <text:p>1061.3797169017</text:p>
          </table:table-cell>
          <table:table-cell office:value-type="float" office:value="1090.30612430358" calcext:value-type="float">
            <text:p>1090.3061243036</text:p>
          </table:table-cell>
          <table:table-cell office:value-type="float" office:value="1086.0023525849" calcext:value-type="float">
            <text:p>1086.0023525849</text:p>
          </table:table-cell>
        </table:table-row>
        <table:table-row table:style-name="ro1">
          <table:table-cell office:value-type="float" office:value="1107.66278194131" calcext:value-type="float">
            <text:p>1107.6627819413</text:p>
          </table:table-cell>
          <table:table-cell office:value-type="float" office:value="1073.84689137498" calcext:value-type="float">
            <text:p>1073.846891375</text:p>
          </table:table-cell>
          <table:table-cell office:value-type="float" office:value="1077.12678843355" calcext:value-type="float">
            <text:p>1077.1267884336</text:p>
          </table:table-cell>
          <table:table-cell office:value-type="float" office:value="1049.70688117414" calcext:value-type="float">
            <text:p>1049.7068811741</text:p>
          </table:table-cell>
          <table:table-cell office:value-type="float" office:value="1051.21592152948" calcext:value-type="float">
            <text:p>1051.2159215295</text:p>
          </table:table-cell>
          <table:table-cell office:value-type="float" office:value="1066.30741120769" calcext:value-type="float">
            <text:p>1066.3074112077</text:p>
          </table:table-cell>
          <table:table-cell office:value-type="float" office:value="1051.49553223428" calcext:value-type="float">
            <text:p>1051.4955322343</text:p>
          </table:table-cell>
          <table:table-cell office:value-type="float" office:value="1055.85720416718" calcext:value-type="float">
            <text:p>1055.8572041672</text:p>
          </table:table-cell>
          <table:table-cell office:value-type="float" office:value="1095.88193552234" calcext:value-type="float">
            <text:p>1095.8819355223</text:p>
          </table:table-cell>
          <table:table-cell office:value-type="float" office:value="1053.26462744787" calcext:value-type="float">
            <text:p>1053.2646274479</text:p>
          </table:table-cell>
          <table:table-cell office:value-type="float" office:value="1080.64791205292" calcext:value-type="float">
            <text:p>1080.6479120529</text:p>
          </table:table-cell>
          <table:table-cell office:value-type="float" office:value="1079.15564361666" calcext:value-type="float">
            <text:p>1079.1556436167</text:p>
          </table:table-cell>
          <table:table-cell office:value-type="float" office:value="1062.19606282159" calcext:value-type="float">
            <text:p>1062.1960628216</text:p>
          </table:table-cell>
          <table:table-cell office:value-type="float" office:value="1043.23492775854" calcext:value-type="float">
            <text:p>1043.2349277585</text:p>
          </table:table-cell>
          <table:table-cell office:value-type="float" office:value="1037.52720778037" calcext:value-type="float">
            <text:p>1037.5272077804</text:p>
          </table:table-cell>
          <table:table-cell office:value-type="float" office:value="1055.32371807229" calcext:value-type="float">
            <text:p>1055.3237180723</text:p>
          </table:table-cell>
          <table:table-cell office:value-type="float" office:value="1070.13224025558" calcext:value-type="float">
            <text:p>1070.1322402556</text:p>
          </table:table-cell>
          <table:table-cell office:value-type="float" office:value="1047.93028454446" calcext:value-type="float">
            <text:p>1047.9302845445</text:p>
          </table:table-cell>
          <table:table-cell office:value-type="float" office:value="1084.55829378419" calcext:value-type="float">
            <text:p>1084.5582937842</text:p>
          </table:table-cell>
          <table:table-cell office:value-type="float" office:value="1080.08533983427" calcext:value-type="float">
            <text:p>1080.0853398343</text:p>
          </table:table-cell>
          <table:table-cell office:value-type="float" office:value="1084.2246367661" calcext:value-type="float">
            <text:p>1084.2246367661</text:p>
          </table:table-cell>
          <table:table-cell office:value-type="float" office:value="1049.33836132464" calcext:value-type="float">
            <text:p>1049.3383613246</text:p>
          </table:table-cell>
          <table:table-cell office:value-type="float" office:value="1058.51689518475" calcext:value-type="float">
            <text:p>1058.5168951848</text:p>
          </table:table-cell>
          <table:table-cell office:value-type="float" office:value="1083.19962191446" calcext:value-type="float">
            <text:p>1083.1996219145</text:p>
          </table:table-cell>
          <table:table-cell office:value-type="float" office:value="1086.82900100547" calcext:value-type="float">
            <text:p>1086.8290010055</text:p>
          </table:table-cell>
          <table:table-cell office:value-type="float" office:value="1041.66224442147" calcext:value-type="float">
            <text:p>1041.6622444215</text:p>
          </table:table-cell>
          <table:table-cell office:value-type="float" office:value="1027.60669743497" calcext:value-type="float">
            <text:p>1027.606697435</text:p>
          </table:table-cell>
          <table:table-cell office:value-type="float" office:value="1037.86985797852" calcext:value-type="float">
            <text:p>1037.8698579785</text:p>
          </table:table-cell>
          <table:table-cell office:value-type="float" office:value="1091.78173820113" calcext:value-type="float">
            <text:p>1091.7817382011</text:p>
          </table:table-cell>
          <table:table-cell office:value-type="float" office:value="1090.25494356858" calcext:value-type="float">
            <text:p>1090.2549435686</text:p>
          </table:table-cell>
          <table:table-cell office:value-type="float" office:value="1086.94504433437" calcext:value-type="float">
            <text:p>1086.9450443344</text:p>
          </table:table-cell>
          <table:table-cell office:value-type="float" office:value="1064.96339213235" calcext:value-type="float">
            <text:p>1064.9633921324</text:p>
          </table:table-cell>
          <table:table-cell office:value-type="float" office:value="1045.17879375047" calcext:value-type="float">
            <text:p>1045.1787937505</text:p>
          </table:table-cell>
          <table:table-cell office:value-type="float" office:value="1100.08977774113" calcext:value-type="float">
            <text:p>1100.0897777411</text:p>
          </table:table-cell>
          <table:table-cell office:value-type="float" office:value="1046.66937771391" calcext:value-type="float">
            <text:p>1046.6693777139</text:p>
          </table:table-cell>
          <table:table-cell office:value-type="float" office:value="1077.8138574695" calcext:value-type="float">
            <text:p>1077.8138574695</text:p>
          </table:table-cell>
          <table:table-cell office:value-type="float" office:value="1074.5294597967" calcext:value-type="float">
            <text:p>1074.5294597967</text:p>
          </table:table-cell>
          <table:table-cell office:value-type="float" office:value="1063.80923734319" calcext:value-type="float">
            <text:p>1063.8092373432</text:p>
          </table:table-cell>
          <table:table-cell office:value-type="float" office:value="1076.52382773767" calcext:value-type="float">
            <text:p>1076.5238277377</text:p>
          </table:table-cell>
          <table:table-cell office:value-type="float" office:value="1082.02001687955" calcext:value-type="float">
            <text:p>1082.0200168796</text:p>
          </table:table-cell>
          <table:table-cell office:value-type="float" office:value="1061.99749006133" calcext:value-type="float">
            <text:p>1061.9974900613</text:p>
          </table:table-cell>
          <table:table-cell office:value-type="float" office:value="1070.13607753117" calcext:value-type="float">
            <text:p>1070.1360775312</text:p>
          </table:table-cell>
          <table:table-cell office:value-type="float" office:value="1080.48072381235" calcext:value-type="float">
            <text:p>1080.4807238124</text:p>
          </table:table-cell>
          <table:table-cell office:value-type="float" office:value="1056.07126328288" calcext:value-type="float">
            <text:p>1056.0712632829</text:p>
          </table:table-cell>
          <table:table-cell office:value-type="float" office:value="1088.57452678591" calcext:value-type="float">
            <text:p>1088.5745267859</text:p>
          </table:table-cell>
          <table:table-cell office:value-type="float" office:value="1089.18909859239" calcext:value-type="float">
            <text:p>1089.1890985924</text:p>
          </table:table-cell>
          <table:table-cell office:value-type="float" office:value="1048.95726514957" calcext:value-type="float">
            <text:p>1048.9572651496</text:p>
          </table:table-cell>
          <table:table-cell office:value-type="float" office:value="1043.67344440918" calcext:value-type="float">
            <text:p>1043.6734444092</text:p>
          </table:table-cell>
          <table:table-cell office:value-type="float" office:value="1101.91248207498" calcext:value-type="float">
            <text:p>1101.912482075</text:p>
          </table:table-cell>
          <table:table-cell office:value-type="float" office:value="1094.13450525417" calcext:value-type="float">
            <text:p>1094.1345052542</text:p>
          </table:table-cell>
        </table:table-row>
        <table:table-row table:style-name="ro1">
          <table:table-cell office:value-type="float" office:value="1106.45734933144" calcext:value-type="float">
            <text:p>1106.4573493314</text:p>
          </table:table-cell>
          <table:table-cell office:value-type="float" office:value="1073.84689137498" calcext:value-type="float">
            <text:p>1073.846891375</text:p>
          </table:table-cell>
          <table:table-cell office:value-type="float" office:value="1066.68975292864" calcext:value-type="float">
            <text:p>1066.6897529286</text:p>
          </table:table-cell>
          <table:table-cell office:value-type="float" office:value="1030.04098206621" calcext:value-type="float">
            <text:p>1030.0409820662</text:p>
          </table:table-cell>
          <table:table-cell office:value-type="float" office:value="1038.79896412194" calcext:value-type="float">
            <text:p>1038.7989641219</text:p>
          </table:table-cell>
          <table:table-cell office:value-type="float" office:value="1063.63860374577" calcext:value-type="float">
            <text:p>1063.6386037458</text:p>
          </table:table-cell>
          <table:table-cell office:value-type="float" office:value="1045.29120790806" calcext:value-type="float">
            <text:p>1045.2912079081</text:p>
          </table:table-cell>
          <table:table-cell office:value-type="float" office:value="1051.83062708941" calcext:value-type="float">
            <text:p>1051.8306270894</text:p>
          </table:table-cell>
          <table:table-cell office:value-type="float" office:value="1075.0826806895" calcext:value-type="float">
            <text:p>1075.0826806895</text:p>
          </table:table-cell>
          <table:table-cell office:value-type="float" office:value="1044.08030537424" calcext:value-type="float">
            <text:p>1044.0803053742</text:p>
          </table:table-cell>
          <table:table-cell office:value-type="float" office:value="1087.13067167204" calcext:value-type="float">
            <text:p>1087.130671672</text:p>
          </table:table-cell>
          <table:table-cell office:value-type="float" office:value="1079.15564361666" calcext:value-type="float">
            <text:p>1079.1556436167</text:p>
          </table:table-cell>
          <table:table-cell office:value-type="float" office:value="1055.59196212305" calcext:value-type="float">
            <text:p>1055.5919621231</text:p>
          </table:table-cell>
          <table:table-cell office:value-type="float" office:value="1043.23492775854" calcext:value-type="float">
            <text:p>1043.2349277585</text:p>
          </table:table-cell>
          <table:table-cell office:value-type="float" office:value="1024.73458451715" calcext:value-type="float">
            <text:p>1024.7345845172</text:p>
          </table:table-cell>
          <table:table-cell office:value-type="float" office:value="1038.38527215476" calcext:value-type="float">
            <text:p>1038.3852721548</text:p>
          </table:table-cell>
          <table:table-cell office:value-type="float" office:value="1054.46235456683" calcext:value-type="float">
            <text:p>1054.4623545668</text:p>
          </table:table-cell>
          <table:table-cell office:value-type="float" office:value="1033.68406009509" calcext:value-type="float">
            <text:p>1033.6840600951</text:p>
          </table:table-cell>
          <table:table-cell office:value-type="float" office:value="1062.11380294685" calcext:value-type="float">
            <text:p>1062.1138029469</text:p>
          </table:table-cell>
          <table:table-cell office:value-type="float" office:value="1078.9704900432" calcext:value-type="float">
            <text:p>1078.9704900432</text:p>
          </table:table-cell>
          <table:table-cell office:value-type="float" office:value="1077.05834758559" calcext:value-type="float">
            <text:p>1077.0583475856</text:p>
          </table:table-cell>
          <table:table-cell office:value-type="float" office:value="1049.33836132464" calcext:value-type="float">
            <text:p>1049.3383613246</text:p>
          </table:table-cell>
          <table:table-cell office:value-type="float" office:value="1046.67013731011" calcext:value-type="float">
            <text:p>1046.6701373101</text:p>
          </table:table-cell>
          <table:table-cell office:value-type="float" office:value="1085.59211944945" calcext:value-type="float">
            <text:p>1085.5921194495</text:p>
          </table:table-cell>
          <table:table-cell office:value-type="float" office:value="1060.77469682171" calcext:value-type="float">
            <text:p>1060.7746968217</text:p>
          </table:table-cell>
          <table:table-cell office:value-type="float" office:value="1037.49119502192" calcext:value-type="float">
            <text:p>1037.4911950219</text:p>
          </table:table-cell>
          <table:table-cell office:value-type="float" office:value="1025.37442940878" calcext:value-type="float">
            <text:p>1025.3744294088</text:p>
          </table:table-cell>
          <table:table-cell office:value-type="float" office:value="1032.52415628622" calcext:value-type="float">
            <text:p>1032.5241562862</text:p>
          </table:table-cell>
          <table:table-cell office:value-type="float" office:value="1091.32526670629" calcext:value-type="float">
            <text:p>1091.3252667063</text:p>
          </table:table-cell>
          <table:table-cell office:value-type="float" office:value="1095.13292128493" calcext:value-type="float">
            <text:p>1095.1329212849</text:p>
          </table:table-cell>
          <table:table-cell office:value-type="float" office:value="1093.83607473074" calcext:value-type="float">
            <text:p>1093.8360747307</text:p>
          </table:table-cell>
          <table:table-cell office:value-type="float" office:value="1064.07558780358" calcext:value-type="float">
            <text:p>1064.0755878036</text:p>
          </table:table-cell>
          <table:table-cell office:value-type="float" office:value="1047.17200090027" calcext:value-type="float">
            <text:p>1047.1720009003</text:p>
          </table:table-cell>
          <table:table-cell office:value-type="float" office:value="1085.56020550517" calcext:value-type="float">
            <text:p>1085.5602055052</text:p>
          </table:table-cell>
          <table:table-cell office:value-type="float" office:value="1043.9388698537" calcext:value-type="float">
            <text:p>1043.9388698537</text:p>
          </table:table-cell>
          <table:table-cell office:value-type="float" office:value="1066.72666254085" calcext:value-type="float">
            <text:p>1066.7266625409</text:p>
          </table:table-cell>
          <table:table-cell office:value-type="float" office:value="1055.72475014134" calcext:value-type="float">
            <text:p>1055.7247501413</text:p>
          </table:table-cell>
          <table:table-cell office:value-type="float" office:value="1042.61685554429" calcext:value-type="float">
            <text:p>1042.6168555443</text:p>
          </table:table-cell>
          <table:table-cell office:value-type="float" office:value="1069.96636958601" calcext:value-type="float">
            <text:p>1069.966369586</text:p>
          </table:table-cell>
          <table:table-cell office:value-type="float" office:value="1067.48649406104" calcext:value-type="float">
            <text:p>1067.486494061</text:p>
          </table:table-cell>
          <table:table-cell office:value-type="float" office:value="1061.99749006133" calcext:value-type="float">
            <text:p>1061.9974900613</text:p>
          </table:table-cell>
          <table:table-cell office:value-type="float" office:value="1068.86582929145" calcext:value-type="float">
            <text:p>1068.8658292915</text:p>
          </table:table-cell>
          <table:table-cell office:value-type="float" office:value="1066.8873966809" calcext:value-type="float">
            <text:p>1066.8873966809</text:p>
          </table:table-cell>
          <table:table-cell office:value-type="float" office:value="1050.57958342943" calcext:value-type="float">
            <text:p>1050.5795834294</text:p>
          </table:table-cell>
          <table:table-cell office:value-type="float" office:value="1092.26986496999" calcext:value-type="float">
            <text:p>1092.26986497</text:p>
          </table:table-cell>
          <table:table-cell office:value-type="float" office:value="1073.64586203973" calcext:value-type="float">
            <text:p>1073.6458620397</text:p>
          </table:table-cell>
          <table:table-cell office:value-type="float" office:value="1038.54474271504" calcext:value-type="float">
            <text:p>1038.544742715</text:p>
          </table:table-cell>
          <table:table-cell office:value-type="float" office:value="1035.85260039803" calcext:value-type="float">
            <text:p>1035.852600398</text:p>
          </table:table-cell>
          <table:table-cell office:value-type="float" office:value="1096.66781716477" calcext:value-type="float">
            <text:p>1096.6678171648</text:p>
          </table:table-cell>
          <table:table-cell office:value-type="float" office:value="1089.09686571067" calcext:value-type="float">
            <text:p>1089.0968657107</text:p>
          </table:table-cell>
        </table:table-row>
        <table:table-row table:style-name="ro1">
          <table:table-cell office:value-type="float" office:value="1096.13016404713" calcext:value-type="float">
            <text:p>1096.1301640471</text:p>
          </table:table-cell>
          <table:table-cell office:value-type="float" office:value="1046.8042844541" calcext:value-type="float">
            <text:p>1046.8042844541</text:p>
          </table:table-cell>
          <table:table-cell office:value-type="float" office:value="1045.58848285848" calcext:value-type="float">
            <text:p>1045.5884828585</text:p>
          </table:table-cell>
          <table:table-cell office:value-type="float" office:value="1025.00196248535" calcext:value-type="float">
            <text:p>1025.0019624854</text:p>
          </table:table-cell>
          <table:table-cell office:value-type="float" office:value="1034.23765046679" calcext:value-type="float">
            <text:p>1034.2376504668</text:p>
          </table:table-cell>
          <table:table-cell office:value-type="float" office:value="1054.4137475542" calcext:value-type="float">
            <text:p>1054.4137475542</text:p>
          </table:table-cell>
          <table:table-cell office:value-type="float" office:value="1034.20626207694" calcext:value-type="float">
            <text:p>1034.2062620769</text:p>
          </table:table-cell>
          <table:table-cell office:value-type="float" office:value="1048.51351997716" calcext:value-type="float">
            <text:p>1048.5135199772</text:p>
          </table:table-cell>
          <table:table-cell office:value-type="float" office:value="1073.27288913505" calcext:value-type="float">
            <text:p>1073.2728891351</text:p>
          </table:table-cell>
          <table:table-cell office:value-type="float" office:value="1051.1309271319" calcext:value-type="float">
            <text:p>1051.1309271319</text:p>
          </table:table-cell>
          <table:table-cell office:value-type="float" office:value="1087.13637061267" calcext:value-type="float">
            <text:p>1087.1363706127</text:p>
          </table:table-cell>
          <table:table-cell office:value-type="float" office:value="1078.63712328937" calcext:value-type="float">
            <text:p>1078.6371232894</text:p>
          </table:table-cell>
          <table:table-cell office:value-type="float" office:value="1055.01526069232" calcext:value-type="float">
            <text:p>1055.0152606923</text:p>
          </table:table-cell>
          <table:table-cell office:value-type="float" office:value="1036.25590239004" calcext:value-type="float">
            <text:p>1036.25590239</text:p>
          </table:table-cell>
          <table:table-cell office:value-type="float" office:value="1013.07465719224" calcext:value-type="float">
            <text:p>1013.0746571922</text:p>
          </table:table-cell>
          <table:table-cell office:value-type="float" office:value="1025.88572405997" calcext:value-type="float">
            <text:p>1025.88572406</text:p>
          </table:table-cell>
          <table:table-cell office:value-type="float" office:value="1031.22270803242" calcext:value-type="float">
            <text:p>1031.2227080324</text:p>
          </table:table-cell>
          <table:table-cell office:value-type="float" office:value="1024.5983262991" calcext:value-type="float">
            <text:p>1024.5983262991</text:p>
          </table:table-cell>
          <table:table-cell office:value-type="float" office:value="1034.3657436614" calcext:value-type="float">
            <text:p>1034.3657436614</text:p>
          </table:table-cell>
          <table:table-cell office:value-type="float" office:value="1067.2539824601" calcext:value-type="float">
            <text:p>1067.2539824601</text:p>
          </table:table-cell>
          <table:table-cell office:value-type="float" office:value="1074.53331253743" calcext:value-type="float">
            <text:p>1074.5333125374</text:p>
          </table:table-cell>
          <table:table-cell office:value-type="float" office:value="1051.10145613012" calcext:value-type="float">
            <text:p>1051.1014561301</text:p>
          </table:table-cell>
          <table:table-cell office:value-type="float" office:value="1046.09570137695" calcext:value-type="float">
            <text:p>1046.095701377</text:p>
          </table:table-cell>
          <table:table-cell office:value-type="float" office:value="1084.13569634051" calcext:value-type="float">
            <text:p>1084.1356963405</text:p>
          </table:table-cell>
          <table:table-cell office:value-type="float" office:value="1052.47894091047" calcext:value-type="float">
            <text:p>1052.4789409105</text:p>
          </table:table-cell>
          <table:table-cell office:value-type="float" office:value="1031.08524070317" calcext:value-type="float">
            <text:p>1031.0852407032</text:p>
          </table:table-cell>
          <table:table-cell office:value-type="float" office:value="1018.9442551476" calcext:value-type="float">
            <text:p>1018.9442551476</text:p>
          </table:table-cell>
          <table:table-cell office:value-type="float" office:value="1031.47852671277" calcext:value-type="float">
            <text:p>1031.4785267128</text:p>
          </table:table-cell>
          <table:table-cell office:value-type="float" office:value="1092.14001134589" calcext:value-type="float">
            <text:p>1092.1400113459</text:p>
          </table:table-cell>
          <table:table-cell office:value-type="float" office:value="1082.22604318036" calcext:value-type="float">
            <text:p>1082.2260431804</text:p>
          </table:table-cell>
          <table:table-cell office:value-type="float" office:value="1087.60068080169" calcext:value-type="float">
            <text:p>1087.6006808017</text:p>
          </table:table-cell>
          <table:table-cell office:value-type="float" office:value="1060.17340400156" calcext:value-type="float">
            <text:p>1060.1734040016</text:p>
          </table:table-cell>
          <table:table-cell office:value-type="float" office:value="1032.54348464293" calcext:value-type="float">
            <text:p>1032.5434846429</text:p>
          </table:table-cell>
          <table:table-cell office:value-type="float" office:value="1084.80891406324" calcext:value-type="float">
            <text:p>1084.8089140632</text:p>
          </table:table-cell>
          <table:table-cell office:value-type="float" office:value="1031.8484035856" calcext:value-type="float">
            <text:p>1031.8484035856</text:p>
          </table:table-cell>
          <table:table-cell office:value-type="float" office:value="1049.62270803718" calcext:value-type="float">
            <text:p>1049.6227080372</text:p>
          </table:table-cell>
          <table:table-cell office:value-type="float" office:value="1042.83670918548" calcext:value-type="float">
            <text:p>1042.8367091855</text:p>
          </table:table-cell>
          <table:table-cell office:value-type="float" office:value="1037.51953668589" calcext:value-type="float">
            <text:p>1037.5195366859</text:p>
          </table:table-cell>
          <table:table-cell office:value-type="float" office:value="1069.96636958601" calcext:value-type="float">
            <text:p>1069.966369586</text:p>
          </table:table-cell>
          <table:table-cell office:value-type="float" office:value="1063.19294516102" calcext:value-type="float">
            <text:p>1063.192945161</text:p>
          </table:table-cell>
          <table:table-cell office:value-type="float" office:value="1060.97396667719" calcext:value-type="float">
            <text:p>1060.9739666772</text:p>
          </table:table-cell>
          <table:table-cell office:value-type="float" office:value="1066.7587116995" calcext:value-type="float">
            <text:p>1066.7587116995</text:p>
          </table:table-cell>
          <table:table-cell office:value-type="float" office:value="1056.276813194" calcext:value-type="float">
            <text:p>1056.276813194</text:p>
          </table:table-cell>
          <table:table-cell office:value-type="float" office:value="1046.52697677935" calcext:value-type="float">
            <text:p>1046.5269767794</text:p>
          </table:table-cell>
          <table:table-cell office:value-type="float" office:value="1091.6735565306" calcext:value-type="float">
            <text:p>1091.6735565306</text:p>
          </table:table-cell>
          <table:table-cell office:value-type="float" office:value="1074.15839906883" calcext:value-type="float">
            <text:p>1074.1583990688</text:p>
          </table:table-cell>
          <table:table-cell office:value-type="float" office:value="1041.29510193514" calcext:value-type="float">
            <text:p>1041.2951019351</text:p>
          </table:table-cell>
          <table:table-cell office:value-type="float" office:value="1028.93415230061" calcext:value-type="float">
            <text:p>1028.9341523006</text:p>
          </table:table-cell>
          <table:table-cell office:value-type="float" office:value="1094.3350376428" calcext:value-type="float">
            <text:p>1094.3350376428</text:p>
          </table:table-cell>
          <table:table-cell office:value-type="float" office:value="1073.10101943452" calcext:value-type="float">
            <text:p>1073.1010194345</text:p>
          </table:table-cell>
        </table:table-row>
        <table:table-row table:style-name="ro1">
          <table:table-cell office:value-type="float" office:value="1095.82531983951" calcext:value-type="float">
            <text:p>1095.8253198395</text:p>
          </table:table-cell>
          <table:table-cell office:value-type="float" office:value="1038.86140150757" calcext:value-type="float">
            <text:p>1038.8614015076</text:p>
          </table:table-cell>
          <table:table-cell office:value-type="float" office:value="1048.23795748034" calcext:value-type="float">
            <text:p>1048.2379574803</text:p>
          </table:table-cell>
          <table:table-cell office:value-type="float" office:value="1018.10333076724" calcext:value-type="float">
            <text:p>1018.1033307672</text:p>
          </table:table-cell>
          <table:table-cell office:value-type="float" office:value="1034.40729052034" calcext:value-type="float">
            <text:p>1034.4072905203</text:p>
          </table:table-cell>
          <table:table-cell office:value-type="float" office:value="1054.69252767623" calcext:value-type="float">
            <text:p>1054.6925276762</text:p>
          </table:table-cell>
          <table:table-cell office:value-type="float" office:value="1037.51723147236" calcext:value-type="float">
            <text:p>1037.5172314724</text:p>
          </table:table-cell>
          <table:table-cell office:value-type="float" office:value="1040.45133146068" calcext:value-type="float">
            <text:p>1040.4513314607</text:p>
          </table:table-cell>
          <table:table-cell office:value-type="float" office:value="1063.60660999378" calcext:value-type="float">
            <text:p>1063.6066099938</text:p>
          </table:table-cell>
          <table:table-cell office:value-type="float" office:value="1053.2036451345" calcext:value-type="float">
            <text:p>1053.2036451345</text:p>
          </table:table-cell>
          <table:table-cell office:value-type="float" office:value="1063.97743674918" calcext:value-type="float">
            <text:p>1063.9774367492</text:p>
          </table:table-cell>
          <table:table-cell office:value-type="float" office:value="1071.79968826991" calcext:value-type="float">
            <text:p>1071.7996882699</text:p>
          </table:table-cell>
          <table:table-cell office:value-type="float" office:value="1037.10266794804" calcext:value-type="float">
            <text:p>1037.102667948</text:p>
          </table:table-cell>
          <table:table-cell office:value-type="float" office:value="1043.51443464659" calcext:value-type="float">
            <text:p>1043.5144346466</text:p>
          </table:table-cell>
          <table:table-cell office:value-type="float" office:value="1012.40612116357" calcext:value-type="float">
            <text:p>1012.4061211636</text:p>
          </table:table-cell>
          <table:table-cell office:value-type="float" office:value="1017.80719922718" calcext:value-type="float">
            <text:p>1017.8071992272</text:p>
          </table:table-cell>
          <table:table-cell office:value-type="float" office:value="1025.95736093926" calcext:value-type="float">
            <text:p>1025.9573609393</text:p>
          </table:table-cell>
          <table:table-cell office:value-type="float" office:value="1017.36336820656" calcext:value-type="float">
            <text:p>1017.3633682066</text:p>
          </table:table-cell>
          <table:table-cell office:value-type="float" office:value="1018.73413125338" calcext:value-type="float">
            <text:p>1018.7341312534</text:p>
          </table:table-cell>
          <table:table-cell office:value-type="float" office:value="1072.65974512765" calcext:value-type="float">
            <text:p>1072.6597451277</text:p>
          </table:table-cell>
          <table:table-cell office:value-type="float" office:value="1081.14378473422" calcext:value-type="float">
            <text:p>1081.1437847342</text:p>
          </table:table-cell>
          <table:table-cell office:value-type="float" office:value="1049.89105640879" calcext:value-type="float">
            <text:p>1049.8910564088</text:p>
          </table:table-cell>
          <table:table-cell office:value-type="float" office:value="1040.08407880152" calcext:value-type="float">
            <text:p>1040.0840788015</text:p>
          </table:table-cell>
          <table:table-cell office:value-type="float" office:value="1080.99609977435" calcext:value-type="float">
            <text:p>1080.9960997744</text:p>
          </table:table-cell>
          <table:table-cell office:value-type="float" office:value="1048.27080789489" calcext:value-type="float">
            <text:p>1048.2708078949</text:p>
          </table:table-cell>
          <table:table-cell office:value-type="float" office:value="1020.80878480261" calcext:value-type="float">
            <text:p>1020.8087848026</text:p>
          </table:table-cell>
          <table:table-cell office:value-type="float" office:value="1009.87257261468" calcext:value-type="float">
            <text:p>1009.8725726147</text:p>
          </table:table-cell>
          <table:table-cell office:value-type="float" office:value="1026.15729625554" calcext:value-type="float">
            <text:p>1026.1572962555</text:p>
          </table:table-cell>
          <table:table-cell office:value-type="float" office:value="1069.53112112625" calcext:value-type="float">
            <text:p>1069.5311211263</text:p>
          </table:table-cell>
          <table:table-cell office:value-type="float" office:value="1068.48205915697" calcext:value-type="float">
            <text:p>1068.482059157</text:p>
          </table:table-cell>
          <table:table-cell office:value-type="float" office:value="1087.57272843237" calcext:value-type="float">
            <text:p>1087.5727284324</text:p>
          </table:table-cell>
          <table:table-cell office:value-type="float" office:value="1047.35605586427" calcext:value-type="float">
            <text:p>1047.3560558643</text:p>
          </table:table-cell>
          <table:table-cell office:value-type="float" office:value="1012.52841363887" calcext:value-type="float">
            <text:p>1012.5284136389</text:p>
          </table:table-cell>
          <table:table-cell office:value-type="float" office:value="1083.34867464514" calcext:value-type="float">
            <text:p>1083.3486746451</text:p>
          </table:table-cell>
          <table:table-cell office:value-type="float" office:value="1022.87590733142" calcext:value-type="float">
            <text:p>1022.8759073314</text:p>
          </table:table-cell>
          <table:table-cell office:value-type="float" office:value="1048.03640818351" calcext:value-type="float">
            <text:p>1048.0364081835</text:p>
          </table:table-cell>
          <table:table-cell office:value-type="float" office:value="1040.92408958541" calcext:value-type="float">
            <text:p>1040.9240895854</text:p>
          </table:table-cell>
          <table:table-cell office:value-type="float" office:value="1022.95910986875" calcext:value-type="float">
            <text:p>1022.9591098688</text:p>
          </table:table-cell>
          <table:table-cell office:value-type="float" office:value="1055.71914301117" calcext:value-type="float">
            <text:p>1055.7191430112</text:p>
          </table:table-cell>
          <table:table-cell office:value-type="float" office:value="1063.27780992257" calcext:value-type="float">
            <text:p>1063.2778099226</text:p>
          </table:table-cell>
          <table:table-cell office:value-type="float" office:value="1063.17702175204" calcext:value-type="float">
            <text:p>1063.177021752</text:p>
          </table:table-cell>
          <table:table-cell office:value-type="float" office:value="1056.80107878776" calcext:value-type="float">
            <text:p>1056.8010787878</text:p>
          </table:table-cell>
          <table:table-cell office:value-type="float" office:value="1054.06454123125" calcext:value-type="float">
            <text:p>1054.0645412313</text:p>
          </table:table-cell>
          <table:table-cell office:value-type="float" office:value="1039.58258903978" calcext:value-type="float">
            <text:p>1039.5825890398</text:p>
          </table:table-cell>
          <table:table-cell office:value-type="float" office:value="1080.92463324518" calcext:value-type="float">
            <text:p>1080.9246332452</text:p>
          </table:table-cell>
          <table:table-cell office:value-type="float" office:value="1072.6913985066" calcext:value-type="float">
            <text:p>1072.6913985066</text:p>
          </table:table-cell>
          <table:table-cell office:value-type="float" office:value="1042.11991907418" calcext:value-type="float">
            <text:p>1042.1199190742</text:p>
          </table:table-cell>
          <table:table-cell office:value-type="float" office:value="1021.50572542822" calcext:value-type="float">
            <text:p>1021.5057254282</text:p>
          </table:table-cell>
          <table:table-cell office:value-type="float" office:value="1065.60818621619" calcext:value-type="float">
            <text:p>1065.6081862162</text:p>
          </table:table-cell>
          <table:table-cell office:value-type="float" office:value="1064.06598307848" calcext:value-type="float">
            <text:p>1064.0659830785</text:p>
          </table:table-cell>
        </table:table-row>
        <table:table-row table:style-name="ro1">
          <table:table-cell office:value-type="float" office:value="1087.64705283864" calcext:value-type="float">
            <text:p>1087.6470528386</text:p>
          </table:table-cell>
          <table:table-cell office:value-type="float" office:value="1032.28604022757" calcext:value-type="float">
            <text:p>1032.2860402276</text:p>
          </table:table-cell>
          <table:table-cell office:value-type="float" office:value="1043.38648195616" calcext:value-type="float">
            <text:p>1043.3864819562</text:p>
          </table:table-cell>
          <table:table-cell office:value-type="float" office:value="1012.22103932996" calcext:value-type="float">
            <text:p>1012.22103933</text:p>
          </table:table-cell>
          <table:table-cell office:value-type="float" office:value="1032.01156150129" calcext:value-type="float">
            <text:p>1032.0115615013</text:p>
          </table:table-cell>
          <table:table-cell office:value-type="float" office:value="1058.31725789978" calcext:value-type="float">
            <text:p>1058.3172578998</text:p>
          </table:table-cell>
          <table:table-cell office:value-type="float" office:value="1037.67414541534" calcext:value-type="float">
            <text:p>1037.6741454153</text:p>
          </table:table-cell>
          <table:table-cell office:value-type="float" office:value="1037.84902046585" calcext:value-type="float">
            <text:p>1037.8490204659</text:p>
          </table:table-cell>
          <table:table-cell office:value-type="float" office:value="1063.93134931545" calcext:value-type="float">
            <text:p>1063.9313493155</text:p>
          </table:table-cell>
          <table:table-cell office:value-type="float" office:value="1052.15018422484" calcext:value-type="float">
            <text:p>1052.1501842248</text:p>
          </table:table-cell>
          <table:table-cell office:value-type="float" office:value="1063.1207729241" calcext:value-type="float">
            <text:p>1063.1207729241</text:p>
          </table:table-cell>
          <table:table-cell office:value-type="float" office:value="1049.69109984226" calcext:value-type="float">
            <text:p>1049.6910998423</text:p>
          </table:table-cell>
          <table:table-cell office:value-type="float" office:value="1027.18900203908" calcext:value-type="float">
            <text:p>1027.1890020391</text:p>
          </table:table-cell>
          <table:table-cell office:value-type="float" office:value="1040.92230408359" calcext:value-type="float">
            <text:p>1040.9223040836</text:p>
          </table:table-cell>
          <table:table-cell office:value-type="float" office:value="1012.95622353801" calcext:value-type="float">
            <text:p>1012.956223538</text:p>
          </table:table-cell>
          <table:table-cell office:value-type="float" office:value="1012.70596661541" calcext:value-type="float">
            <text:p>1012.7059666154</text:p>
          </table:table-cell>
          <table:table-cell office:value-type="float" office:value="1028.41079887514" calcext:value-type="float">
            <text:p>1028.4107988751</text:p>
          </table:table-cell>
          <table:table-cell office:value-type="float" office:value="996.080735208942" calcext:value-type="float">
            <text:p>996.0807352089</text:p>
          </table:table-cell>
          <table:table-cell office:value-type="float" office:value="1005.64691251582" calcext:value-type="float">
            <text:p>1005.6469125158</text:p>
          </table:table-cell>
          <table:table-cell office:value-type="float" office:value="1044.50476827437" calcext:value-type="float">
            <text:p>1044.5047682744</text:p>
          </table:table-cell>
          <table:table-cell office:value-type="float" office:value="1070.25449993518" calcext:value-type="float">
            <text:p>1070.2544999352</text:p>
          </table:table-cell>
          <table:table-cell office:value-type="float" office:value="1043.40134111075" calcext:value-type="float">
            <text:p>1043.4013411108</text:p>
          </table:table-cell>
          <table:table-cell office:value-type="float" office:value="1031.53815925909" calcext:value-type="float">
            <text:p>1031.5381592591</text:p>
          </table:table-cell>
          <table:table-cell office:value-type="float" office:value="1080.21065418944" calcext:value-type="float">
            <text:p>1080.2106541894</text:p>
          </table:table-cell>
          <table:table-cell office:value-type="float" office:value="1044.59215673435" calcext:value-type="float">
            <text:p>1044.5921567344</text:p>
          </table:table-cell>
          <table:table-cell office:value-type="float" office:value="1019.8347982943" calcext:value-type="float">
            <text:p>1019.8347982943</text:p>
          </table:table-cell>
          <table:table-cell office:value-type="float" office:value="1015.9368367656" calcext:value-type="float">
            <text:p>1015.9368367656</text:p>
          </table:table-cell>
          <table:table-cell office:value-type="float" office:value="1025.14525455289" calcext:value-type="float">
            <text:p>1025.1452545529</text:p>
          </table:table-cell>
          <table:table-cell office:value-type="float" office:value="1051.77282553185" calcext:value-type="float">
            <text:p>1051.7728255319</text:p>
          </table:table-cell>
          <table:table-cell office:value-type="float" office:value="1056.49212684794" calcext:value-type="float">
            <text:p>1056.4921268479</text:p>
          </table:table-cell>
          <table:table-cell office:value-type="float" office:value="1068.84996880217" calcext:value-type="float">
            <text:p>1068.8499688022</text:p>
          </table:table-cell>
          <table:table-cell office:value-type="float" office:value="1048.54611820476" calcext:value-type="float">
            <text:p>1048.5461182048</text:p>
          </table:table-cell>
          <table:table-cell office:value-type="float" office:value="1003.96735092288" calcext:value-type="float">
            <text:p>1003.9673509229</text:p>
          </table:table-cell>
          <table:table-cell office:value-type="float" office:value="1071.4261748508" calcext:value-type="float">
            <text:p>1071.4261748508</text:p>
          </table:table-cell>
          <table:table-cell office:value-type="float" office:value="1017.02684180802" calcext:value-type="float">
            <text:p>1017.026841808</text:p>
          </table:table-cell>
          <table:table-cell office:value-type="float" office:value="1038.10347018836" calcext:value-type="float">
            <text:p>1038.1034701884</text:p>
          </table:table-cell>
          <table:table-cell office:value-type="float" office:value="1031.01449680674" calcext:value-type="float">
            <text:p>1031.0144968067</text:p>
          </table:table-cell>
          <table:table-cell office:value-type="float" office:value="1008.65466685078" calcext:value-type="float">
            <text:p>1008.6546668508</text:p>
          </table:table-cell>
          <table:table-cell office:value-type="float" office:value="1046.64254061461" calcext:value-type="float">
            <text:p>1046.6425406146</text:p>
          </table:table-cell>
          <table:table-cell office:value-type="float" office:value="1058.88249412326" calcext:value-type="float">
            <text:p>1058.8824941233</text:p>
          </table:table-cell>
          <table:table-cell office:value-type="float" office:value="1052.04309487146" calcext:value-type="float">
            <text:p>1052.0430948715</text:p>
          </table:table-cell>
          <table:table-cell office:value-type="float" office:value="1051.61332248384" calcext:value-type="float">
            <text:p>1051.6133224838</text:p>
          </table:table-cell>
          <table:table-cell office:value-type="float" office:value="1055.87650809046" calcext:value-type="float">
            <text:p>1055.8765080905</text:p>
          </table:table-cell>
          <table:table-cell office:value-type="float" office:value="1012.70362904133" calcext:value-type="float">
            <text:p>1012.7036290413</text:p>
          </table:table-cell>
          <table:table-cell office:value-type="float" office:value="1055.03839283475" calcext:value-type="float">
            <text:p>1055.0383928348</text:p>
          </table:table-cell>
          <table:table-cell office:value-type="float" office:value="1062.27462930629" calcext:value-type="float">
            <text:p>1062.2746293063</text:p>
          </table:table-cell>
          <table:table-cell office:value-type="float" office:value="1030.60726565101" calcext:value-type="float">
            <text:p>1030.607265651</text:p>
          </table:table-cell>
          <table:table-cell office:value-type="float" office:value="1008.45500512924" calcext:value-type="float">
            <text:p>1008.4550051292</text:p>
          </table:table-cell>
          <table:table-cell office:value-type="float" office:value="1058.08264060684" calcext:value-type="float">
            <text:p>1058.0826406068</text:p>
          </table:table-cell>
          <table:table-cell office:value-type="float" office:value="1065.53570957843" calcext:value-type="float">
            <text:p>1065.5357095784</text:p>
          </table:table-cell>
        </table:table-row>
        <table:table-row table:style-name="ro1">
          <table:table-cell office:value-type="float" office:value="1078.38563874922" calcext:value-type="float">
            <text:p>1078.3856387492</text:p>
          </table:table-cell>
          <table:table-cell office:value-type="float" office:value="1021.45600621761" calcext:value-type="float">
            <text:p>1021.4560062176</text:p>
          </table:table-cell>
          <table:table-cell office:value-type="float" office:value="1042.848874299" calcext:value-type="float">
            <text:p>1042.848874299</text:p>
          </table:table-cell>
          <table:table-cell office:value-type="float" office:value="1008.76673748218" calcext:value-type="float">
            <text:p>1008.7667374822</text:p>
          </table:table-cell>
          <table:table-cell office:value-type="float" office:value="1027.35807653644" calcext:value-type="float">
            <text:p>1027.3580765364</text:p>
          </table:table-cell>
          <table:table-cell office:value-type="float" office:value="1057.03744723761" calcext:value-type="float">
            <text:p>1057.0374472376</text:p>
          </table:table-cell>
          <table:table-cell office:value-type="float" office:value="1033.64469339671" calcext:value-type="float">
            <text:p>1033.6446933967</text:p>
          </table:table-cell>
          <table:table-cell office:value-type="float" office:value="1018.87629287874" calcext:value-type="float">
            <text:p>1018.8762928787</text:p>
          </table:table-cell>
          <table:table-cell office:value-type="float" office:value="1049.78372340375" calcext:value-type="float">
            <text:p>1049.7837234038</text:p>
          </table:table-cell>
          <table:table-cell office:value-type="float" office:value="1052.15018422484" calcext:value-type="float">
            <text:p>1052.1501842248</text:p>
          </table:table-cell>
          <table:table-cell office:value-type="float" office:value="1060.02589846834" calcext:value-type="float">
            <text:p>1060.0258984683</text:p>
          </table:table-cell>
          <table:table-cell office:value-type="float" office:value="1057.12177889311" calcext:value-type="float">
            <text:p>1057.1217788931</text:p>
          </table:table-cell>
          <table:table-cell office:value-type="float" office:value="1030.38338432008" calcext:value-type="float">
            <text:p>1030.3833843201</text:p>
          </table:table-cell>
          <table:table-cell office:value-type="float" office:value="1021.33103347823" calcext:value-type="float">
            <text:p>1021.3310334782</text:p>
          </table:table-cell>
          <table:table-cell office:value-type="float" office:value="998.272300972497" calcext:value-type="float">
            <text:p>998.2723009725</text:p>
          </table:table-cell>
          <table:table-cell office:value-type="float" office:value="997.52140956809" calcext:value-type="float">
            <text:p>997.5214095681</text:p>
          </table:table-cell>
          <table:table-cell office:value-type="float" office:value="1028.98131264645" calcext:value-type="float">
            <text:p>1028.9813126465</text:p>
          </table:table-cell>
          <table:table-cell office:value-type="float" office:value="998.07823160981" calcext:value-type="float">
            <text:p>998.0782316098</text:p>
          </table:table-cell>
          <table:table-cell office:value-type="float" office:value="999.987263793689" calcext:value-type="float">
            <text:p>999.9872637937</text:p>
          </table:table-cell>
          <table:table-cell office:value-type="float" office:value="1035.61875165991" calcext:value-type="float">
            <text:p>1035.6187516599</text:p>
          </table:table-cell>
          <table:table-cell office:value-type="float" office:value="1065.21558722843" calcext:value-type="float">
            <text:p>1065.2155872284</text:p>
          </table:table-cell>
          <table:table-cell office:value-type="float" office:value="1026.02317592919" calcext:value-type="float">
            <text:p>1026.0231759292</text:p>
          </table:table-cell>
          <table:table-cell office:value-type="float" office:value="1028.53512552735" calcext:value-type="float">
            <text:p>1028.5351255274</text:p>
          </table:table-cell>
          <table:table-cell office:value-type="float" office:value="1067.2866403187" calcext:value-type="float">
            <text:p>1067.2866403187</text:p>
          </table:table-cell>
          <table:table-cell office:value-type="float" office:value="1034.46782450359" calcext:value-type="float">
            <text:p>1034.4678245036</text:p>
          </table:table-cell>
          <table:table-cell office:value-type="float" office:value="1017.51966084233" calcext:value-type="float">
            <text:p>1017.5196608423</text:p>
          </table:table-cell>
          <table:table-cell office:value-type="float" office:value="1012.10508125498" calcext:value-type="float">
            <text:p>1012.105081255</text:p>
          </table:table-cell>
          <table:table-cell office:value-type="float" office:value="1017.66376392872" calcext:value-type="float">
            <text:p>1017.6637639287</text:p>
          </table:table-cell>
          <table:table-cell office:value-type="float" office:value="1051.77282553185" calcext:value-type="float">
            <text:p>1051.7728255319</text:p>
          </table:table-cell>
          <table:table-cell office:value-type="float" office:value="1056.49212684794" calcext:value-type="float">
            <text:p>1056.4921268479</text:p>
          </table:table-cell>
          <table:table-cell office:value-type="float" office:value="1064.19567311645" calcext:value-type="float">
            <text:p>1064.1956731165</text:p>
          </table:table-cell>
          <table:table-cell office:value-type="float" office:value="1014.59604710222" calcext:value-type="float">
            <text:p>1014.5960471022</text:p>
          </table:table-cell>
          <table:table-cell office:value-type="float" office:value="984.086110828517" calcext:value-type="float">
            <text:p>984.0861108285</text:p>
          </table:table-cell>
          <table:table-cell office:value-type="float" office:value="1070.56535907914" calcext:value-type="float">
            <text:p>1070.5653590791</text:p>
          </table:table-cell>
          <table:table-cell office:value-type="float" office:value="984.036510558186" calcext:value-type="float">
            <text:p>984.0365105582</text:p>
          </table:table-cell>
          <table:table-cell office:value-type="float" office:value="1037.59106652755" calcext:value-type="float">
            <text:p>1037.5910665276</text:p>
          </table:table-cell>
          <table:table-cell office:value-type="float" office:value="1020.28068659546" calcext:value-type="float">
            <text:p>1020.2806865955</text:p>
          </table:table-cell>
          <table:table-cell office:value-type="float" office:value="998.518734223141" calcext:value-type="float">
            <text:p>998.5187342231</text:p>
          </table:table-cell>
          <table:table-cell office:value-type="float" office:value="1038.32490027378" calcext:value-type="float">
            <text:p>1038.3249002738</text:p>
          </table:table-cell>
          <table:table-cell office:value-type="float" office:value="1062.56428629945" calcext:value-type="float">
            <text:p>1062.5642862995</text:p>
          </table:table-cell>
          <table:table-cell office:value-type="float" office:value="1049.11093940984" calcext:value-type="float">
            <text:p>1049.1109394098</text:p>
          </table:table-cell>
          <table:table-cell office:value-type="float" office:value="1052.45426647906" calcext:value-type="float">
            <text:p>1052.4542664791</text:p>
          </table:table-cell>
          <table:table-cell office:value-type="float" office:value="1051.45152123335" calcext:value-type="float">
            <text:p>1051.4515212334</text:p>
          </table:table-cell>
          <table:table-cell office:value-type="float" office:value="1008.46084492733" calcext:value-type="float">
            <text:p>1008.4608449273</text:p>
          </table:table-cell>
          <table:table-cell office:value-type="float" office:value="1057.30444682184" calcext:value-type="float">
            <text:p>1057.3044468218</text:p>
          </table:table-cell>
          <table:table-cell office:value-type="float" office:value="1054.72078023781" calcext:value-type="float">
            <text:p>1054.7207802378</text:p>
          </table:table-cell>
          <table:table-cell office:value-type="float" office:value="1006.71958816508" calcext:value-type="float">
            <text:p>1006.7195881651</text:p>
          </table:table-cell>
          <table:table-cell office:value-type="float" office:value="999.456699963679" calcext:value-type="float">
            <text:p>999.4566999637</text:p>
          </table:table-cell>
          <table:table-cell office:value-type="float" office:value="1053.1340787103" calcext:value-type="float">
            <text:p>1053.1340787103</text:p>
          </table:table-cell>
          <table:table-cell office:value-type="float" office:value="1066.17783184151" calcext:value-type="float">
            <text:p>1066.1778318415</text:p>
          </table:table-cell>
        </table:table-row>
        <table:table-row table:style-name="ro1">
          <table:table-cell office:value-type="float" office:value="1078.38563874922" calcext:value-type="float">
            <text:p>1078.3856387492</text:p>
          </table:table-cell>
          <table:table-cell office:value-type="float" office:value="1015.33713084203" calcext:value-type="float">
            <text:p>1015.337130842</text:p>
          </table:table-cell>
          <table:table-cell office:value-type="float" office:value="1041.43795879125" calcext:value-type="float">
            <text:p>1041.4379587913</text:p>
          </table:table-cell>
          <table:table-cell office:value-type="float" office:value="993.70441657074" calcext:value-type="float">
            <text:p>993.7044165707</text:p>
          </table:table-cell>
          <table:table-cell office:value-type="float" office:value="1031.03437885044" calcext:value-type="float">
            <text:p>1031.0343788504</text:p>
          </table:table-cell>
          <table:table-cell office:value-type="float" office:value="1027.36804491391" calcext:value-type="float">
            <text:p>1027.3680449139</text:p>
          </table:table-cell>
          <table:table-cell office:value-type="float" office:value="1033.31951109773" calcext:value-type="float">
            <text:p>1033.3195110977</text:p>
          </table:table-cell>
          <table:table-cell office:value-type="float" office:value="1012.81024631271" calcext:value-type="float">
            <text:p>1012.8102463127</text:p>
          </table:table-cell>
          <table:table-cell office:value-type="float" office:value="1043.41807925709" calcext:value-type="float">
            <text:p>1043.4180792571</text:p>
          </table:table-cell>
          <table:table-cell office:value-type="float" office:value="1039.71773526118" calcext:value-type="float">
            <text:p>1039.7177352612</text:p>
          </table:table-cell>
          <table:table-cell office:value-type="float" office:value="1069.56961410499" calcext:value-type="float">
            <text:p>1069.569614105</text:p>
          </table:table-cell>
          <table:table-cell office:value-type="float" office:value="1038.94426184883" calcext:value-type="float">
            <text:p>1038.9442618488</text:p>
          </table:table-cell>
          <table:table-cell office:value-type="float" office:value="1031.46236891311" calcext:value-type="float">
            <text:p>1031.4623689131</text:p>
          </table:table-cell>
          <table:table-cell office:value-type="float" office:value="995.660419799664" calcext:value-type="float">
            <text:p>995.6604197997</text:p>
          </table:table-cell>
          <table:table-cell office:value-type="float" office:value="977.490228793678" calcext:value-type="float">
            <text:p>977.4902287937</text:p>
          </table:table-cell>
          <table:table-cell office:value-type="float" office:value="986.295626220819" calcext:value-type="float">
            <text:p>986.2956262208</text:p>
          </table:table-cell>
          <table:table-cell office:value-type="float" office:value="1012.0544346048" calcext:value-type="float">
            <text:p>1012.0544346048</text:p>
          </table:table-cell>
          <table:table-cell office:value-type="float" office:value="978.669470638103" calcext:value-type="float">
            <text:p>978.6694706381</text:p>
          </table:table-cell>
          <table:table-cell office:value-type="float" office:value="990.61655758169" calcext:value-type="float">
            <text:p>990.6165575817</text:p>
          </table:table-cell>
          <table:table-cell office:value-type="float" office:value="1028.31455146364" calcext:value-type="float">
            <text:p>1028.3145514636</text:p>
          </table:table-cell>
          <table:table-cell office:value-type="float" office:value="1058.61451862871" calcext:value-type="float">
            <text:p>1058.6145186287</text:p>
          </table:table-cell>
          <table:table-cell office:value-type="float" office:value="1009.44208075793" calcext:value-type="float">
            <text:p>1009.4420807579</text:p>
          </table:table-cell>
          <table:table-cell office:value-type="float" office:value="1030.78130715136" calcext:value-type="float">
            <text:p>1030.7813071514</text:p>
          </table:table-cell>
          <table:table-cell office:value-type="float" office:value="1058.07361729569" calcext:value-type="float">
            <text:p>1058.0736172957</text:p>
          </table:table-cell>
          <table:table-cell office:value-type="float" office:value="1036.55157022372" calcext:value-type="float">
            <text:p>1036.5515702237</text:p>
          </table:table-cell>
          <table:table-cell office:value-type="float" office:value="1013.39850990578" calcext:value-type="float">
            <text:p>1013.3985099058</text:p>
          </table:table-cell>
          <table:table-cell office:value-type="float" office:value="1007.57895991131" calcext:value-type="float">
            <text:p>1007.5789599113</text:p>
          </table:table-cell>
          <table:table-cell office:value-type="float" office:value="999.810508661233" calcext:value-type="float">
            <text:p>999.8105086612</text:p>
          </table:table-cell>
          <table:table-cell office:value-type="float" office:value="1039.65032471821" calcext:value-type="float">
            <text:p>1039.6503247182</text:p>
          </table:table-cell>
          <table:table-cell office:value-type="float" office:value="1048.43053029781" calcext:value-type="float">
            <text:p>1048.4305302978</text:p>
          </table:table-cell>
          <table:table-cell office:value-type="float" office:value="1050.02711606694" calcext:value-type="float">
            <text:p>1050.0271160669</text:p>
          </table:table-cell>
          <table:table-cell office:value-type="float" office:value="1009.02209963227" calcext:value-type="float">
            <text:p>1009.0220996323</text:p>
          </table:table-cell>
          <table:table-cell office:value-type="float" office:value="983.347855870309" calcext:value-type="float">
            <text:p>983.3478558703</text:p>
          </table:table-cell>
          <table:table-cell office:value-type="float" office:value="1067.68967006248" calcext:value-type="float">
            <text:p>1067.6896700625</text:p>
          </table:table-cell>
          <table:table-cell office:value-type="float" office:value="974.528145764298" calcext:value-type="float">
            <text:p>974.5281457643</text:p>
          </table:table-cell>
          <table:table-cell office:value-type="float" office:value="1037.20961360255" calcext:value-type="float">
            <text:p>1037.2096136026</text:p>
          </table:table-cell>
          <table:table-cell office:value-type="float" office:value="1011.53130563547" calcext:value-type="float">
            <text:p>1011.5313056355</text:p>
          </table:table-cell>
          <table:table-cell office:value-type="float" office:value="990.812306453428" calcext:value-type="float">
            <text:p>990.8123064534</text:p>
          </table:table-cell>
          <table:table-cell office:value-type="float" office:value="1037.11478646898" calcext:value-type="float">
            <text:p>1037.114786469</text:p>
          </table:table-cell>
          <table:table-cell office:value-type="float" office:value="1045.56807612217" calcext:value-type="float">
            <text:p>1045.5680761222</text:p>
          </table:table-cell>
          <table:table-cell office:value-type="float" office:value="1030.57721986207" calcext:value-type="float">
            <text:p>1030.5772198621</text:p>
          </table:table-cell>
          <table:table-cell office:value-type="float" office:value="1051.93678903743" calcext:value-type="float">
            <text:p>1051.9367890374</text:p>
          </table:table-cell>
          <table:table-cell office:value-type="float" office:value="1051.15461756463" calcext:value-type="float">
            <text:p>1051.1546175646</text:p>
          </table:table-cell>
          <table:table-cell office:value-type="float" office:value="1006.3905008149" calcext:value-type="float">
            <text:p>1006.3905008149</text:p>
          </table:table-cell>
          <table:table-cell office:value-type="float" office:value="1058.55068625916" calcext:value-type="float">
            <text:p>1058.5506862592</text:p>
          </table:table-cell>
          <table:table-cell office:value-type="float" office:value="1049.02796505549" calcext:value-type="float">
            <text:p>1049.0279650555</text:p>
          </table:table-cell>
          <table:table-cell office:value-type="float" office:value="982.347879141949" calcext:value-type="float">
            <text:p>982.3478791419</text:p>
          </table:table-cell>
          <table:table-cell office:value-type="float" office:value="999.212164039417" calcext:value-type="float">
            <text:p>999.2121640394</text:p>
          </table:table-cell>
          <table:table-cell office:value-type="float" office:value="1045.33582049229" calcext:value-type="float">
            <text:p>1045.3358204923</text:p>
          </table:table-cell>
          <table:table-cell office:value-type="float" office:value="1066.7766091926" calcext:value-type="float">
            <text:p>1066.7766091926</text:p>
          </table:table-cell>
        </table:table-row>
        <table:table-row table:style-name="ro1">
          <table:table-cell office:value-type="float" office:value="1074.52926101246" calcext:value-type="float">
            <text:p>1074.5292610125</text:p>
          </table:table-cell>
          <table:table-cell office:value-type="float" office:value="1009.25436644754" calcext:value-type="float">
            <text:p>1009.2543664475</text:p>
          </table:table-cell>
          <table:table-cell office:value-type="float" office:value="1041.19595809187" calcext:value-type="float">
            <text:p>1041.1959580919</text:p>
          </table:table-cell>
          <table:table-cell office:value-type="float" office:value="974.290172479427" calcext:value-type="float">
            <text:p>974.2901724794</text:p>
          </table:table-cell>
          <table:table-cell office:value-type="float" office:value="1028.74200472858" calcext:value-type="float">
            <text:p>1028.7420047286</text:p>
          </table:table-cell>
          <table:table-cell office:value-type="float" office:value="1016.72366633332" calcext:value-type="float">
            <text:p>1016.7236663333</text:p>
          </table:table-cell>
          <table:table-cell office:value-type="float" office:value="1029.52104080067" calcext:value-type="float">
            <text:p>1029.5210408007</text:p>
          </table:table-cell>
          <table:table-cell office:value-type="float" office:value="1009.79481777775" calcext:value-type="float">
            <text:p>1009.7948177778</text:p>
          </table:table-cell>
          <table:table-cell office:value-type="float" office:value="1035.87897943365" calcext:value-type="float">
            <text:p>1035.8789794337</text:p>
          </table:table-cell>
          <table:table-cell office:value-type="float" office:value="1046.64523402517" calcext:value-type="float">
            <text:p>1046.6452340252</text:p>
          </table:table-cell>
          <table:table-cell office:value-type="float" office:value="1066.78036540657" calcext:value-type="float">
            <text:p>1066.7803654066</text:p>
          </table:table-cell>
          <table:table-cell office:value-type="float" office:value="1025.94988989384" calcext:value-type="float">
            <text:p>1025.9498898938</text:p>
          </table:table-cell>
          <table:table-cell office:value-type="float" office:value="1032.4559284611" calcext:value-type="float">
            <text:p>1032.4559284611</text:p>
          </table:table-cell>
          <table:table-cell office:value-type="float" office:value="984.98118482303" calcext:value-type="float">
            <text:p>984.981184823</text:p>
          </table:table-cell>
          <table:table-cell office:value-type="float" office:value="973.021013923923" calcext:value-type="float">
            <text:p>973.0210139239</text:p>
          </table:table-cell>
          <table:table-cell office:value-type="float" office:value="984.1516557349" calcext:value-type="float">
            <text:p>984.1516557349</text:p>
          </table:table-cell>
          <table:table-cell office:value-type="float" office:value="999.619569278189" calcext:value-type="float">
            <text:p>999.6195692782</text:p>
          </table:table-cell>
          <table:table-cell office:value-type="float" office:value="972.764858601445" calcext:value-type="float">
            <text:p>972.7648586014</text:p>
          </table:table-cell>
          <table:table-cell office:value-type="float" office:value="969.09938545094" calcext:value-type="float">
            <text:p>969.0993854509</text:p>
          </table:table-cell>
          <table:table-cell office:value-type="float" office:value="1034.37022368256" calcext:value-type="float">
            <text:p>1034.3702236826</text:p>
          </table:table-cell>
          <table:table-cell office:value-type="float" office:value="1057.29805282364" calcext:value-type="float">
            <text:p>1057.2980528236</text:p>
          </table:table-cell>
          <table:table-cell office:value-type="float" office:value="1000.70779635009" calcext:value-type="float">
            <text:p>1000.7077963501</text:p>
          </table:table-cell>
          <table:table-cell office:value-type="float" office:value="1025.51175641451" calcext:value-type="float">
            <text:p>1025.5117564145</text:p>
          </table:table-cell>
          <table:table-cell office:value-type="float" office:value="1055.60164170082" calcext:value-type="float">
            <text:p>1055.6016417008</text:p>
          </table:table-cell>
          <table:table-cell office:value-type="float" office:value="1031.34480400093" calcext:value-type="float">
            <text:p>1031.3448040009</text:p>
          </table:table-cell>
          <table:table-cell office:value-type="float" office:value="1006.69398792924" calcext:value-type="float">
            <text:p>1006.6939879292</text:p>
          </table:table-cell>
          <table:table-cell office:value-type="float" office:value="997.304363895702" calcext:value-type="float">
            <text:p>997.3043638957</text:p>
          </table:table-cell>
          <table:table-cell office:value-type="float" office:value="986.165053380884" calcext:value-type="float">
            <text:p>986.1650533809</text:p>
          </table:table-cell>
          <table:table-cell office:value-type="float" office:value="1025.43971206852" calcext:value-type="float">
            <text:p>1025.4397120685</text:p>
          </table:table-cell>
          <table:table-cell office:value-type="float" office:value="1048.40376411482" calcext:value-type="float">
            <text:p>1048.4037641148</text:p>
          </table:table-cell>
          <table:table-cell office:value-type="float" office:value="1049.8598690745" calcext:value-type="float">
            <text:p>1049.8598690745</text:p>
          </table:table-cell>
          <table:table-cell office:value-type="float" office:value="1007.67770616519" calcext:value-type="float">
            <text:p>1007.6777061652</text:p>
          </table:table-cell>
          <table:table-cell office:value-type="float" office:value="986.236210490668" calcext:value-type="float">
            <text:p>986.2362104907</text:p>
          </table:table-cell>
          <table:table-cell office:value-type="float" office:value="1070.49780499843" calcext:value-type="float">
            <text:p>1070.4978049984</text:p>
          </table:table-cell>
          <table:table-cell office:value-type="float" office:value="968.907097352304" calcext:value-type="float">
            <text:p>968.9070973523</text:p>
          </table:table-cell>
          <table:table-cell office:value-type="float" office:value="1027.40540224773" calcext:value-type="float">
            <text:p>1027.4054022477</text:p>
          </table:table-cell>
          <table:table-cell office:value-type="float" office:value="1006.64720063634" calcext:value-type="float">
            <text:p>1006.6472006363</text:p>
          </table:table-cell>
          <table:table-cell office:value-type="float" office:value="990.812306453428" calcext:value-type="float">
            <text:p>990.8123064534</text:p>
          </table:table-cell>
          <table:table-cell office:value-type="float" office:value="1031.65804576049" calcext:value-type="float">
            <text:p>1031.6580457605</text:p>
          </table:table-cell>
          <table:table-cell office:value-type="float" office:value="1025.74334473389" calcext:value-type="float">
            <text:p>1025.7433447339</text:p>
          </table:table-cell>
          <table:table-cell office:value-type="float" office:value="1025.20505043541" calcext:value-type="float">
            <text:p>1025.2050504354</text:p>
          </table:table-cell>
          <table:table-cell office:value-type="float" office:value="1050.93187653187" calcext:value-type="float">
            <text:p>1050.9318765319</text:p>
          </table:table-cell>
          <table:table-cell office:value-type="float" office:value="1038.20071169709" calcext:value-type="float">
            <text:p>1038.2007116971</text:p>
          </table:table-cell>
          <table:table-cell office:value-type="float" office:value="996.72795389193" calcext:value-type="float">
            <text:p>996.7279538919</text:p>
          </table:table-cell>
          <table:table-cell office:value-type="float" office:value="1042.32357000415" calcext:value-type="float">
            <text:p>1042.3235700042</text:p>
          </table:table-cell>
          <table:table-cell office:value-type="float" office:value="1047.78307988941" calcext:value-type="float">
            <text:p>1047.7830798894</text:p>
          </table:table-cell>
          <table:table-cell office:value-type="float" office:value="994.566379321486" calcext:value-type="float">
            <text:p>994.5663793215</text:p>
          </table:table-cell>
          <table:table-cell office:value-type="float" office:value="1002.29104981511" calcext:value-type="float">
            <text:p>1002.2910498151</text:p>
          </table:table-cell>
          <table:table-cell office:value-type="float" office:value="1042.85142684983" calcext:value-type="float">
            <text:p>1042.8514268498</text:p>
          </table:table-cell>
          <table:table-cell office:value-type="float" office:value="1067.09314494978" calcext:value-type="float">
            <text:p>1067.0931449498</text:p>
          </table:table-cell>
        </table:table-row>
        <table:table-row table:style-name="ro1">
          <table:table-cell office:value-type="float" office:value="1074.54879199365" calcext:value-type="float">
            <text:p>1074.5487919937</text:p>
          </table:table-cell>
          <table:table-cell office:value-type="float" office:value="1007.21092305795" calcext:value-type="float">
            <text:p>1007.210923058</text:p>
          </table:table-cell>
          <table:table-cell office:value-type="float" office:value="1035.58997686621" calcext:value-type="float">
            <text:p>1035.5899768662</text:p>
          </table:table-cell>
          <table:table-cell office:value-type="float" office:value="962.807712619592" calcext:value-type="float">
            <text:p>962.8077126196</text:p>
          </table:table-cell>
          <table:table-cell office:value-type="float" office:value="1009.80212642349" calcext:value-type="float">
            <text:p>1009.8021264235</text:p>
          </table:table-cell>
          <table:table-cell office:value-type="float" office:value="1017.45348415205" calcext:value-type="float">
            <text:p>1017.4534841521</text:p>
          </table:table-cell>
          <table:table-cell office:value-type="float" office:value="1020.11609415537" calcext:value-type="float">
            <text:p>1020.1160941554</text:p>
          </table:table-cell>
          <table:table-cell office:value-type="float" office:value="1009.67095510224" calcext:value-type="float">
            <text:p>1009.6709551022</text:p>
          </table:table-cell>
          <table:table-cell office:value-type="float" office:value="1026.1731319154" calcext:value-type="float">
            <text:p>1026.1731319154</text:p>
          </table:table-cell>
          <table:table-cell office:value-type="float" office:value="1046.21705204204" calcext:value-type="float">
            <text:p>1046.217052042</text:p>
          </table:table-cell>
          <table:table-cell office:value-type="float" office:value="1058.82303889591" calcext:value-type="float">
            <text:p>1058.8230388959</text:p>
          </table:table-cell>
          <table:table-cell office:value-type="float" office:value="1011.02672676166" calcext:value-type="float">
            <text:p>1011.0267267617</text:p>
          </table:table-cell>
          <table:table-cell office:value-type="float" office:value="1021.74922093579" calcext:value-type="float">
            <text:p>1021.7492209358</text:p>
          </table:table-cell>
          <table:table-cell office:value-type="float" office:value="978.91711358756" calcext:value-type="float">
            <text:p>978.9171135876</text:p>
          </table:table-cell>
          <table:table-cell office:value-type="float" office:value="959.96130732557" calcext:value-type="float">
            <text:p>959.9613073256</text:p>
          </table:table-cell>
          <table:table-cell office:value-type="float" office:value="978.564722857684" calcext:value-type="float">
            <text:p>978.5647228577</text:p>
          </table:table-cell>
          <table:table-cell office:value-type="float" office:value="993.277866252076" calcext:value-type="float">
            <text:p>993.2778662521</text:p>
          </table:table-cell>
          <table:table-cell office:value-type="float" office:value="954.872095177713" calcext:value-type="float">
            <text:p>954.8720951777</text:p>
          </table:table-cell>
          <table:table-cell office:value-type="float" office:value="970.389207548269" calcext:value-type="float">
            <text:p>970.3892075483</text:p>
          </table:table-cell>
          <table:table-cell office:value-type="float" office:value="1025.01864445805" calcext:value-type="float">
            <text:p>1025.0186444581</text:p>
          </table:table-cell>
          <table:table-cell office:value-type="float" office:value="1056.54420492871" calcext:value-type="float">
            <text:p>1056.5442049287</text:p>
          </table:table-cell>
          <table:table-cell office:value-type="float" office:value="999.462637211417" calcext:value-type="float">
            <text:p>999.4626372114</text:p>
          </table:table-cell>
          <table:table-cell office:value-type="float" office:value="1024.65911925658" calcext:value-type="float">
            <text:p>1024.6591192566</text:p>
          </table:table-cell>
          <table:table-cell office:value-type="float" office:value="1053.23798729764" calcext:value-type="float">
            <text:p>1053.2379872976</text:p>
          </table:table-cell>
          <table:table-cell office:value-type="float" office:value="1025.64937034354" calcext:value-type="float">
            <text:p>1025.6493703435</text:p>
          </table:table-cell>
          <table:table-cell office:value-type="float" office:value="1005.90150676209" calcext:value-type="float">
            <text:p>1005.9015067621</text:p>
          </table:table-cell>
          <table:table-cell office:value-type="float" office:value="981.521474546771" calcext:value-type="float">
            <text:p>981.5214745468</text:p>
          </table:table-cell>
          <table:table-cell office:value-type="float" office:value="975.770507753398" calcext:value-type="float">
            <text:p>975.7705077534</text:p>
          </table:table-cell>
          <table:table-cell office:value-type="float" office:value="1013.72021653155" calcext:value-type="float">
            <text:p>1013.7202165316</text:p>
          </table:table-cell>
          <table:table-cell office:value-type="float" office:value="1045.44905797427" calcext:value-type="float">
            <text:p>1045.4490579743</text:p>
          </table:table-cell>
          <table:table-cell office:value-type="float" office:value="1043.12840367663" calcext:value-type="float">
            <text:p>1043.1284036766</text:p>
          </table:table-cell>
          <table:table-cell office:value-type="float" office:value="1000.68107439145" calcext:value-type="float">
            <text:p>1000.6810743915</text:p>
          </table:table-cell>
          <table:table-cell office:value-type="float" office:value="984.681041723725" calcext:value-type="float">
            <text:p>984.6810417237</text:p>
          </table:table-cell>
          <table:table-cell office:value-type="float" office:value="1058.37405041324" calcext:value-type="float">
            <text:p>1058.3740504132</text:p>
          </table:table-cell>
          <table:table-cell office:value-type="float" office:value="963.315786564254" calcext:value-type="float">
            <text:p>963.3157865643</text:p>
          </table:table-cell>
          <table:table-cell office:value-type="float" office:value="1016.47668555415" calcext:value-type="float">
            <text:p>1016.4766855542</text:p>
          </table:table-cell>
          <table:table-cell office:value-type="float" office:value="1009.06313034852" calcext:value-type="float">
            <text:p>1009.0631303485</text:p>
          </table:table-cell>
          <table:table-cell office:value-type="float" office:value="980.642013724616" calcext:value-type="float">
            <text:p>980.6420137246</text:p>
          </table:table-cell>
          <table:table-cell office:value-type="float" office:value="1027.58217711564" calcext:value-type="float">
            <text:p>1027.5821771156</text:p>
          </table:table-cell>
          <table:table-cell office:value-type="float" office:value="1022.66589579322" calcext:value-type="float">
            <text:p>1022.6658957932</text:p>
          </table:table-cell>
          <table:table-cell office:value-type="float" office:value="1023.34766962063" calcext:value-type="float">
            <text:p>1023.3476696206</text:p>
          </table:table-cell>
          <table:table-cell office:value-type="float" office:value="1042.72375895924" calcext:value-type="float">
            <text:p>1042.7237589592</text:p>
          </table:table-cell>
          <table:table-cell office:value-type="float" office:value="1008.38667511257" calcext:value-type="float">
            <text:p>1008.3866751126</text:p>
          </table:table-cell>
          <table:table-cell office:value-type="float" office:value="995.745235335383" calcext:value-type="float">
            <text:p>995.7452353354</text:p>
          </table:table-cell>
          <table:table-cell office:value-type="float" office:value="1044.5076794787" calcext:value-type="float">
            <text:p>1044.5076794787</text:p>
          </table:table-cell>
          <table:table-cell office:value-type="float" office:value="1044.3043458274" calcext:value-type="float">
            <text:p>1044.3043458274</text:p>
          </table:table-cell>
          <table:table-cell office:value-type="float" office:value="994.542630190894" calcext:value-type="float">
            <text:p>994.5426301909</text:p>
          </table:table-cell>
          <table:table-cell office:value-type="float" office:value="986.863382063651" calcext:value-type="float">
            <text:p>986.8633820637</text:p>
          </table:table-cell>
          <table:table-cell office:value-type="float" office:value="1041.65717859705" calcext:value-type="float">
            <text:p>1041.6571785971</text:p>
          </table:table-cell>
          <table:table-cell office:value-type="float" office:value="1059.35916560468" calcext:value-type="float">
            <text:p>1059.3591656047</text:p>
          </table:table-cell>
        </table:table-row>
        <table:table-row table:style-name="ro1">
          <table:table-cell office:value-type="float" office:value="1072.60811052772" calcext:value-type="float">
            <text:p>1072.6081105277</text:p>
          </table:table-cell>
          <table:table-cell office:value-type="float" office:value="1001.73261545831" calcext:value-type="float">
            <text:p>1001.7326154583</text:p>
          </table:table-cell>
          <table:table-cell office:value-type="float" office:value="1025.20801859417" calcext:value-type="float">
            <text:p>1025.2080185942</text:p>
          </table:table-cell>
          <table:table-cell office:value-type="float" office:value="954.499104365212" calcext:value-type="float">
            <text:p>954.4991043652</text:p>
          </table:table-cell>
          <table:table-cell office:value-type="float" office:value="997.391532104927" calcext:value-type="float">
            <text:p>997.3915321049</text:p>
          </table:table-cell>
          <table:table-cell office:value-type="float" office:value="1017.24674903854" calcext:value-type="float">
            <text:p>1017.2467490385</text:p>
          </table:table-cell>
          <table:table-cell office:value-type="float" office:value="1016.30751004759" calcext:value-type="float">
            <text:p>1016.3075100476</text:p>
          </table:table-cell>
          <table:table-cell office:value-type="float" office:value="1001.91022625165" calcext:value-type="float">
            <text:p>1001.9102262517</text:p>
          </table:table-cell>
          <table:table-cell office:value-type="float" office:value="1013.0834284555" calcext:value-type="float">
            <text:p>1013.0834284555</text:p>
          </table:table-cell>
          <table:table-cell office:value-type="float" office:value="1031.45272295581" calcext:value-type="float">
            <text:p>1031.4527229558</text:p>
          </table:table-cell>
          <table:table-cell office:value-type="float" office:value="1057.32036663775" calcext:value-type="float">
            <text:p>1057.3203666378</text:p>
          </table:table-cell>
          <table:table-cell office:value-type="float" office:value="1011.02672676166" calcext:value-type="float">
            <text:p>1011.0267267617</text:p>
          </table:table-cell>
          <table:table-cell office:value-type="float" office:value="1011.85922034965" calcext:value-type="float">
            <text:p>1011.8592203497</text:p>
          </table:table-cell>
          <table:table-cell office:value-type="float" office:value="972.121055251152" calcext:value-type="float">
            <text:p>972.1210552512</text:p>
          </table:table-cell>
          <table:table-cell office:value-type="float" office:value="958.249351452767" calcext:value-type="float">
            <text:p>958.2493514528</text:p>
          </table:table-cell>
          <table:table-cell office:value-type="float" office:value="960.814144048743" calcext:value-type="float">
            <text:p>960.8141440487</text:p>
          </table:table-cell>
          <table:table-cell office:value-type="float" office:value="985.791135916803" calcext:value-type="float">
            <text:p>985.7911359168</text:p>
          </table:table-cell>
          <table:table-cell office:value-type="float" office:value="952.612792319543" calcext:value-type="float">
            <text:p>952.6127923195</text:p>
          </table:table-cell>
          <table:table-cell office:value-type="float" office:value="963.983769637727" calcext:value-type="float">
            <text:p>963.9837696377</text:p>
          </table:table-cell>
          <table:table-cell office:value-type="float" office:value="1021.39335681288" calcext:value-type="float">
            <text:p>1021.3933568129</text:p>
          </table:table-cell>
          <table:table-cell office:value-type="float" office:value="1051.60402485081" calcext:value-type="float">
            <text:p>1051.6040248508</text:p>
          </table:table-cell>
          <table:table-cell office:value-type="float" office:value="984.212408204774" calcext:value-type="float">
            <text:p>984.2124082048</text:p>
          </table:table-cell>
          <table:table-cell office:value-type="float" office:value="1028.2320160831" calcext:value-type="float">
            <text:p>1028.2320160831</text:p>
          </table:table-cell>
          <table:table-cell office:value-type="float" office:value="1047.75672720492" calcext:value-type="float">
            <text:p>1047.7567272049</text:p>
          </table:table-cell>
          <table:table-cell office:value-type="float" office:value="1018.04337058397" calcext:value-type="float">
            <text:p>1018.043370584</text:p>
          </table:table-cell>
          <table:table-cell office:value-type="float" office:value="1005.90051605852" calcext:value-type="float">
            <text:p>1005.9005160585</text:p>
          </table:table-cell>
          <table:table-cell office:value-type="float" office:value="979.437181051917" calcext:value-type="float">
            <text:p>979.4371810519</text:p>
          </table:table-cell>
          <table:table-cell office:value-type="float" office:value="975.635678869942" calcext:value-type="float">
            <text:p>975.6356788699</text:p>
          </table:table-cell>
          <table:table-cell office:value-type="float" office:value="1017.9658775633" calcext:value-type="float">
            <text:p>1017.9658775633</text:p>
          </table:table-cell>
          <table:table-cell office:value-type="float" office:value="1033.73372724703" calcext:value-type="float">
            <text:p>1033.733727247</text:p>
          </table:table-cell>
          <table:table-cell office:value-type="float" office:value="1033.07730265304" calcext:value-type="float">
            <text:p>1033.077302653</text:p>
          </table:table-cell>
          <table:table-cell office:value-type="float" office:value="989.062864997399" calcext:value-type="float">
            <text:p>989.0628649974</text:p>
          </table:table-cell>
          <table:table-cell office:value-type="float" office:value="968.113162856477" calcext:value-type="float">
            <text:p>968.1131628565</text:p>
          </table:table-cell>
          <table:table-cell office:value-type="float" office:value="1045.34794095125" calcext:value-type="float">
            <text:p>1045.3479409513</text:p>
          </table:table-cell>
          <table:table-cell office:value-type="float" office:value="950.274257587224" calcext:value-type="float">
            <text:p>950.2742575872</text:p>
          </table:table-cell>
          <table:table-cell office:value-type="float" office:value="1013.05704662565" calcext:value-type="float">
            <text:p>1013.0570466257</text:p>
          </table:table-cell>
          <table:table-cell office:value-type="float" office:value="1007.20936564015" calcext:value-type="float">
            <text:p>1007.2093656402</text:p>
          </table:table-cell>
          <table:table-cell office:value-type="float" office:value="974.000738148415" calcext:value-type="float">
            <text:p>974.0007381484</text:p>
          </table:table-cell>
          <table:table-cell office:value-type="float" office:value="1009.93444934512" calcext:value-type="float">
            <text:p>1009.9344493451</text:p>
          </table:table-cell>
          <table:table-cell office:value-type="float" office:value="1023.39701387442" calcext:value-type="float">
            <text:p>1023.3970138744</text:p>
          </table:table-cell>
          <table:table-cell office:value-type="float" office:value="992.64221899679" calcext:value-type="float">
            <text:p>992.6422189968</text:p>
          </table:table-cell>
          <table:table-cell office:value-type="float" office:value="1017.87515427584" calcext:value-type="float">
            <text:p>1017.8751542758</text:p>
          </table:table-cell>
          <table:table-cell office:value-type="float" office:value="1005.53337863782" calcext:value-type="float">
            <text:p>1005.5333786378</text:p>
          </table:table-cell>
          <table:table-cell office:value-type="float" office:value="988.869702411716" calcext:value-type="float">
            <text:p>988.8697024117</text:p>
          </table:table-cell>
          <table:table-cell office:value-type="float" office:value="1035.29076852312" calcext:value-type="float">
            <text:p>1035.2907685231</text:p>
          </table:table-cell>
          <table:table-cell office:value-type="float" office:value="1016.1534742007" calcext:value-type="float">
            <text:p>1016.1534742007</text:p>
          </table:table-cell>
          <table:table-cell office:value-type="float" office:value="965.521837564079" calcext:value-type="float">
            <text:p>965.5218375641</text:p>
          </table:table-cell>
          <table:table-cell office:value-type="float" office:value="965.217898469788" calcext:value-type="float">
            <text:p>965.2178984698</text:p>
          </table:table-cell>
          <table:table-cell office:value-type="float" office:value="1040.10990734736" calcext:value-type="float">
            <text:p>1040.1099073474</text:p>
          </table:table-cell>
          <table:table-cell office:value-type="float" office:value="1055.19432890758" calcext:value-type="float">
            <text:p>1055.1943289076</text:p>
          </table:table-cell>
        </table:table-row>
        <table:table-row table:style-name="ro1">
          <table:table-cell office:value-type="float" office:value="1066.96050058424" calcext:value-type="float">
            <text:p>1066.9605005842</text:p>
          </table:table-cell>
          <table:table-cell office:value-type="float" office:value="1005.18286795991" calcext:value-type="float">
            <text:p>1005.1828679599</text:p>
          </table:table-cell>
          <table:table-cell office:value-type="float" office:value="1015.99866818814" calcext:value-type="float">
            <text:p>1015.9986681881</text:p>
          </table:table-cell>
          <table:table-cell office:value-type="float" office:value="949.306174401979" calcext:value-type="float">
            <text:p>949.306174402</text:p>
          </table:table-cell>
          <table:table-cell office:value-type="float" office:value="994.656608692282" calcext:value-type="float">
            <text:p>994.6566086923</text:p>
          </table:table-cell>
          <table:table-cell office:value-type="float" office:value="1010.71354564837" calcext:value-type="float">
            <text:p>1010.7135456484</text:p>
          </table:table-cell>
          <table:table-cell office:value-type="float" office:value="1015.78816362637" calcext:value-type="float">
            <text:p>1015.7881636264</text:p>
          </table:table-cell>
          <table:table-cell office:value-type="float" office:value="972.619090259372" calcext:value-type="float">
            <text:p>972.6190902594</text:p>
          </table:table-cell>
          <table:table-cell office:value-type="float" office:value="1013.59329705937" calcext:value-type="float">
            <text:p>1013.5932970594</text:p>
          </table:table-cell>
          <table:table-cell office:value-type="float" office:value="1005.24946643357" calcext:value-type="float">
            <text:p>1005.2494664336</text:p>
          </table:table-cell>
          <table:table-cell office:value-type="float" office:value="1058.28961202012" calcext:value-type="float">
            <text:p>1058.2896120201</text:p>
          </table:table-cell>
          <table:table-cell office:value-type="float" office:value="1009.07805245072" calcext:value-type="float">
            <text:p>1009.0780524507</text:p>
          </table:table-cell>
          <table:table-cell office:value-type="float" office:value="1012.95736844286" calcext:value-type="float">
            <text:p>1012.9573684429</text:p>
          </table:table-cell>
          <table:table-cell office:value-type="float" office:value="969.463228842241" calcext:value-type="float">
            <text:p>969.4632288422</text:p>
          </table:table-cell>
          <table:table-cell office:value-type="float" office:value="960.759806469915" calcext:value-type="float">
            <text:p>960.7598064699</text:p>
          </table:table-cell>
          <table:table-cell office:value-type="float" office:value="945.264715598413" calcext:value-type="float">
            <text:p>945.2647155984</text:p>
          </table:table-cell>
          <table:table-cell office:value-type="float" office:value="974.723919117512" calcext:value-type="float">
            <text:p>974.7239191175</text:p>
          </table:table-cell>
          <table:table-cell office:value-type="float" office:value="948.549689437456" calcext:value-type="float">
            <text:p>948.5496894375</text:p>
          </table:table-cell>
          <table:table-cell office:value-type="float" office:value="965.117244892952" calcext:value-type="float">
            <text:p>965.117244893</text:p>
          </table:table-cell>
          <table:table-cell office:value-type="float" office:value="1016.38214091531" calcext:value-type="float">
            <text:p>1016.3821409153</text:p>
          </table:table-cell>
          <table:table-cell office:value-type="float" office:value="1052.70721821665" calcext:value-type="float">
            <text:p>1052.7072182167</text:p>
          </table:table-cell>
          <table:table-cell office:value-type="float" office:value="978.326058023152" calcext:value-type="float">
            <text:p>978.3260580232</text:p>
          </table:table-cell>
          <table:table-cell office:value-type="float" office:value="1020.16425430414" calcext:value-type="float">
            <text:p>1020.1642543041</text:p>
          </table:table-cell>
          <table:table-cell office:value-type="float" office:value="1045.69323152077" calcext:value-type="float">
            <text:p>1045.6932315208</text:p>
          </table:table-cell>
          <table:table-cell office:value-type="float" office:value="1015.80045008765" calcext:value-type="float">
            <text:p>1015.8004500877</text:p>
          </table:table-cell>
          <table:table-cell office:value-type="float" office:value="1005.90046097716" calcext:value-type="float">
            <text:p>1005.9004609772</text:p>
          </table:table-cell>
          <table:table-cell office:value-type="float" office:value="970.026784884976" calcext:value-type="float">
            <text:p>970.026784885</text:p>
          </table:table-cell>
          <table:table-cell office:value-type="float" office:value="969.743274232468" calcext:value-type="float">
            <text:p>969.7432742325</text:p>
          </table:table-cell>
          <table:table-cell office:value-type="float" office:value="979.134428995134" calcext:value-type="float">
            <text:p>979.1344289951</text:p>
          </table:table-cell>
          <table:table-cell office:value-type="float" office:value="1031.22601562827" calcext:value-type="float">
            <text:p>1031.2260156283</text:p>
          </table:table-cell>
          <table:table-cell office:value-type="float" office:value="1033.30225000818" calcext:value-type="float">
            <text:p>1033.3022500082</text:p>
          </table:table-cell>
          <table:table-cell office:value-type="float" office:value="963.77192503898" calcext:value-type="float">
            <text:p>963.771925039</text:p>
          </table:table-cell>
          <table:table-cell office:value-type="float" office:value="961.33627930133" calcext:value-type="float">
            <text:p>961.3362793013</text:p>
          </table:table-cell>
          <table:table-cell office:value-type="float" office:value="1031.89629769747" calcext:value-type="float">
            <text:p>1031.8962976975</text:p>
          </table:table-cell>
          <table:table-cell office:value-type="float" office:value="938.922347102652" calcext:value-type="float">
            <text:p>938.9223471027</text:p>
          </table:table-cell>
          <table:table-cell office:value-type="float" office:value="997.461148286916" calcext:value-type="float">
            <text:p>997.4611482869</text:p>
          </table:table-cell>
          <table:table-cell office:value-type="float" office:value="1007.19854159729" calcext:value-type="float">
            <text:p>1007.1985415973</text:p>
          </table:table-cell>
          <table:table-cell office:value-type="float" office:value="976.013710860853" calcext:value-type="float">
            <text:p>976.0137108609</text:p>
          </table:table-cell>
          <table:table-cell office:value-type="float" office:value="1015.23320278899" calcext:value-type="float">
            <text:p>1015.233202789</text:p>
          </table:table-cell>
          <table:table-cell office:value-type="float" office:value="1006.09857853772" calcext:value-type="float">
            <text:p>1006.0985785377</text:p>
          </table:table-cell>
          <table:table-cell office:value-type="float" office:value="989.433151472408" calcext:value-type="float">
            <text:p>989.4331514724</text:p>
          </table:table-cell>
          <table:table-cell office:value-type="float" office:value="1012.09183503909" calcext:value-type="float">
            <text:p>1012.0918350391</text:p>
          </table:table-cell>
          <table:table-cell office:value-type="float" office:value="994.920848090011" calcext:value-type="float">
            <text:p>994.92084809</text:p>
          </table:table-cell>
          <table:table-cell office:value-type="float" office:value="988.869702411716" calcext:value-type="float">
            <text:p>988.8697024117</text:p>
          </table:table-cell>
          <table:table-cell office:value-type="float" office:value="1024.70215389525" calcext:value-type="float">
            <text:p>1024.7021538953</text:p>
          </table:table-cell>
          <table:table-cell office:value-type="float" office:value="992.585720679397" calcext:value-type="float">
            <text:p>992.5857206794</text:p>
          </table:table-cell>
          <table:table-cell office:value-type="float" office:value="950.497844219752" calcext:value-type="float">
            <text:p>950.4978442198</text:p>
          </table:table-cell>
          <table:table-cell office:value-type="float" office:value="955.009650558747" calcext:value-type="float">
            <text:p>955.0096505587</text:p>
          </table:table-cell>
          <table:table-cell office:value-type="float" office:value="1030.05084877414" calcext:value-type="float">
            <text:p>1030.0508487741</text:p>
          </table:table-cell>
          <table:table-cell office:value-type="float" office:value="1053.51962458554" calcext:value-type="float">
            <text:p>1053.5196245855</text:p>
          </table:table-cell>
        </table:table-row>
        <table:table-row table:style-name="ro1">
          <table:table-cell office:value-type="float" office:value="1067.64636790152" calcext:value-type="float">
            <text:p>1067.6463679015</text:p>
          </table:table-cell>
          <table:table-cell office:value-type="float" office:value="1004.8143732209" calcext:value-type="float">
            <text:p>1004.8143732209</text:p>
          </table:table-cell>
          <table:table-cell office:value-type="float" office:value="1007.48052533575" calcext:value-type="float">
            <text:p>1007.4805253358</text:p>
          </table:table-cell>
          <table:table-cell office:value-type="float" office:value="941.29029128455" calcext:value-type="float">
            <text:p>941.2902912846</text:p>
          </table:table-cell>
          <table:table-cell office:value-type="float" office:value="982.126057551103" calcext:value-type="float">
            <text:p>982.1260575511</text:p>
          </table:table-cell>
          <table:table-cell office:value-type="float" office:value="1016.67318931774" calcext:value-type="float">
            <text:p>1016.6731893177</text:p>
          </table:table-cell>
          <table:table-cell office:value-type="float" office:value="1018.29170575594" calcext:value-type="float">
            <text:p>1018.2917057559</text:p>
          </table:table-cell>
          <table:table-cell office:value-type="float" office:value="972.123040526904" calcext:value-type="float">
            <text:p>972.1230405269</text:p>
          </table:table-cell>
          <table:table-cell office:value-type="float" office:value="1015.94428335707" calcext:value-type="float">
            <text:p>1015.9442833571</text:p>
          </table:table-cell>
          <table:table-cell office:value-type="float" office:value="986.417512759956" calcext:value-type="float">
            <text:p>986.41751276</text:p>
          </table:table-cell>
          <table:table-cell office:value-type="float" office:value="1057.93904350303" calcext:value-type="float">
            <text:p>1057.939043503</text:p>
          </table:table-cell>
          <table:table-cell office:value-type="float" office:value="996.724640661699" calcext:value-type="float">
            <text:p>996.7246406617</text:p>
          </table:table-cell>
          <table:table-cell office:value-type="float" office:value="1011.27561516785" calcext:value-type="float">
            <text:p>1011.2756151679</text:p>
          </table:table-cell>
          <table:table-cell office:value-type="float" office:value="969.463228842241" calcext:value-type="float">
            <text:p>969.4632288422</text:p>
          </table:table-cell>
          <table:table-cell office:value-type="float" office:value="0" calcext:value-type="float">
            <text:p>0</text:p>
          </table:table-cell>
          <table:table-cell office:value-type="float" office:value="945.684986775139" calcext:value-type="float">
            <text:p>945.6849867751</text:p>
          </table:table-cell>
          <table:table-cell office:value-type="float" office:value="972.23596600541" calcext:value-type="float">
            <text:p>972.2359660054</text:p>
          </table:table-cell>
          <table:table-cell office:value-type="float" office:value="936.30485344301" calcext:value-type="float">
            <text:p>936.304853443</text:p>
          </table:table-cell>
          <table:table-cell office:value-type="float" office:value="968.447369315206" calcext:value-type="float">
            <text:p>968.4473693152</text:p>
          </table:table-cell>
          <table:table-cell office:value-type="float" office:value="1015.96588795584" calcext:value-type="float">
            <text:p>1015.9658879558</text:p>
          </table:table-cell>
          <table:table-cell office:value-type="float" office:value="1036.23569643568" calcext:value-type="float">
            <text:p>1036.2356964357</text:p>
          </table:table-cell>
          <table:table-cell office:value-type="float" office:value="982.734078806349" calcext:value-type="float">
            <text:p>982.7340788063</text:p>
          </table:table-cell>
          <table:table-cell office:value-type="float" office:value="1018.66097689428" calcext:value-type="float">
            <text:p>1018.6609768943</text:p>
          </table:table-cell>
          <table:table-cell office:value-type="float" office:value="1028.35850192938" calcext:value-type="float">
            <text:p>1028.3585019294</text:p>
          </table:table-cell>
          <table:table-cell office:value-type="float" office:value="1008.50425508285" calcext:value-type="float">
            <text:p>1008.5042550829</text:p>
          </table:table-cell>
          <table:table-cell office:value-type="float" office:value="1006.02889849031" calcext:value-type="float">
            <text:p>1006.0288984903</text:p>
          </table:table-cell>
          <table:table-cell office:value-type="float" office:value="935.806316314852" calcext:value-type="float">
            <text:p>935.8063163149</text:p>
          </table:table-cell>
          <table:table-cell office:value-type="float" office:value="968.115852475043" calcext:value-type="float">
            <text:p>968.115852475</text:p>
          </table:table-cell>
          <table:table-cell office:value-type="float" office:value="969.485168241202" calcext:value-type="float">
            <text:p>969.4851682412</text:p>
          </table:table-cell>
          <table:table-cell office:value-type="float" office:value="1026.18144420649" calcext:value-type="float">
            <text:p>1026.1814442065</text:p>
          </table:table-cell>
          <table:table-cell office:value-type="float" office:value="1025.70997294779" calcext:value-type="float">
            <text:p>1025.7099729478</text:p>
          </table:table-cell>
          <table:table-cell office:value-type="float" office:value="953.561508264972" calcext:value-type="float">
            <text:p>953.561508265</text:p>
          </table:table-cell>
          <table:table-cell office:value-type="float" office:value="966.670981142646" calcext:value-type="float">
            <text:p>966.6709811426</text:p>
          </table:table-cell>
          <table:table-cell office:value-type="float" office:value="1017.32213107727" calcext:value-type="float">
            <text:p>1017.3221310773</text:p>
          </table:table-cell>
          <table:table-cell office:value-type="float" office:value="938.017109893257" calcext:value-type="float">
            <text:p>938.0171098933</text:p>
          </table:table-cell>
          <table:table-cell office:value-type="float" office:value="992.17953630257" calcext:value-type="float">
            <text:p>992.1795363026</text:p>
          </table:table-cell>
          <table:table-cell office:value-type="float" office:value="1008.68843378626" calcext:value-type="float">
            <text:p>1008.6884337863</text:p>
          </table:table-cell>
          <table:table-cell office:value-type="float" office:value="960.080069257614" calcext:value-type="float">
            <text:p>960.0800692576</text:p>
          </table:table-cell>
          <table:table-cell office:value-type="float" office:value="1011.85164226453" calcext:value-type="float">
            <text:p>1011.8516422645</text:p>
          </table:table-cell>
          <table:table-cell office:value-type="float" office:value="1008.8372191361" calcext:value-type="float">
            <text:p>1008.8372191361</text:p>
          </table:table-cell>
          <table:table-cell office:value-type="float" office:value="985.740390636523" calcext:value-type="float">
            <text:p>985.7403906365</text:p>
          </table:table-cell>
          <table:table-cell office:value-type="float" office:value="1012.57804852684" calcext:value-type="float">
            <text:p>1012.5780485268</text:p>
          </table:table-cell>
          <table:table-cell office:value-type="float" office:value="985.299655739129" calcext:value-type="float">
            <text:p>985.2996557391</text:p>
          </table:table-cell>
          <table:table-cell office:value-type="float" office:value="988.869702411716" calcext:value-type="float">
            <text:p>988.8697024117</text:p>
          </table:table-cell>
          <table:table-cell office:value-type="float" office:value="1007.69569597515" calcext:value-type="float">
            <text:p>1007.6956959752</text:p>
          </table:table-cell>
          <table:table-cell office:value-type="float" office:value="989.299133012452" calcext:value-type="float">
            <text:p>989.2991330125</text:p>
          </table:table-cell>
          <table:table-cell office:value-type="float" office:value="949.596777254515" calcext:value-type="float">
            <text:p>949.5967772545</text:p>
          </table:table-cell>
          <table:table-cell office:value-type="float" office:value="941.770883568197" calcext:value-type="float">
            <text:p>941.7708835682</text:p>
          </table:table-cell>
          <table:table-cell office:value-type="float" office:value="1025.57527122589" calcext:value-type="float">
            <text:p>1025.5752712259</text:p>
          </table:table-cell>
          <table:table-cell office:value-type="float" office:value="1053.44239790897" calcext:value-type="float">
            <text:p>1053.442397909</text:p>
          </table:table-cell>
        </table:table-row>
        <table:table-row table:style-name="ro1">
          <table:table-cell office:value-type="float" office:value="1061.91246995635" calcext:value-type="float">
            <text:p>1061.9124699564</text:p>
          </table:table-cell>
          <table:table-cell office:value-type="float" office:value="999.447331611599" calcext:value-type="float">
            <text:p>999.4473316116</text:p>
          </table:table-cell>
          <table:table-cell office:value-type="float" office:value="989.013110767741" calcext:value-type="float">
            <text:p>989.0131107677</text:p>
          </table:table-cell>
          <table:table-cell office:value-type="float" office:value="931.633411587548" calcext:value-type="float">
            <text:p>931.6334115875</text:p>
          </table:table-cell>
          <table:table-cell office:value-type="float" office:value="977.670337179012" calcext:value-type="float">
            <text:p>977.670337179</text:p>
          </table:table-cell>
          <table:table-cell office:value-type="float" office:value="1003.94184398232" calcext:value-type="float">
            <text:p>1003.9418439823</text:p>
          </table:table-cell>
          <table:table-cell office:value-type="float" office:value="1019.34231976991" calcext:value-type="float">
            <text:p>1019.3423197699</text:p>
          </table:table-cell>
          <table:table-cell office:value-type="float" office:value="970.727209867489" calcext:value-type="float">
            <text:p>970.7272098675</text:p>
          </table:table-cell>
          <table:table-cell office:value-type="float" office:value="1016.50236343357" calcext:value-type="float">
            <text:p>1016.5023634336</text:p>
          </table:table-cell>
          <table:table-cell office:value-type="float" office:value="981.137312976958" calcext:value-type="float">
            <text:p>981.137312977</text:p>
          </table:table-cell>
          <table:table-cell office:value-type="float" office:value="1057.42659882958" calcext:value-type="float">
            <text:p>1057.4265988296</text:p>
          </table:table-cell>
          <table:table-cell office:value-type="float" office:value="991.734636218714" calcext:value-type="float">
            <text:p>991.7346362187</text:p>
          </table:table-cell>
          <table:table-cell office:value-type="float" office:value="1002.81926766243" calcext:value-type="float">
            <text:p>1002.8192676624</text:p>
          </table:table-cell>
          <table:table-cell office:value-type="float" office:value="962.764163620954" calcext:value-type="float">
            <text:p>962.764163621</text:p>
          </table:table-cell>
          <table:table-cell office:value-type="float" office:value="0" calcext:value-type="float">
            <text:p>0</text:p>
          </table:table-cell>
          <table:table-cell office:value-type="float" office:value="951.017413447981" calcext:value-type="float">
            <text:p>951.017413448</text:p>
          </table:table-cell>
          <table:table-cell office:value-type="float" office:value="961.483544632871" calcext:value-type="float">
            <text:p>961.4835446329</text:p>
          </table:table-cell>
          <table:table-cell office:value-type="float" office:value="937.889584233938" calcext:value-type="float">
            <text:p>937.8895842339</text:p>
          </table:table-cell>
          <table:table-cell office:value-type="float" office:value="956.9383243927" calcext:value-type="float">
            <text:p>956.9383243927</text:p>
          </table:table-cell>
          <table:table-cell office:value-type="float" office:value="1008.34406545962" calcext:value-type="float">
            <text:p>1008.3440654596</text:p>
          </table:table-cell>
          <table:table-cell office:value-type="float" office:value="1036.75849573706" calcext:value-type="float">
            <text:p>1036.7584957371</text:p>
          </table:table-cell>
          <table:table-cell office:value-type="float" office:value="967.075620093414" calcext:value-type="float">
            <text:p>967.0756200934</text:p>
          </table:table-cell>
          <table:table-cell office:value-type="float" office:value="1018.57775375805" calcext:value-type="float">
            <text:p>1018.5777537581</text:p>
          </table:table-cell>
          <table:table-cell office:value-type="float" office:value="1033.01389646331" calcext:value-type="float">
            <text:p>1033.0138964633</text:p>
          </table:table-cell>
          <table:table-cell office:value-type="float" office:value="1009.54386976546" calcext:value-type="float">
            <text:p>1009.5438697655</text:p>
          </table:table-cell>
          <table:table-cell office:value-type="float" office:value="1004.35460958464" calcext:value-type="float">
            <text:p>1004.3546095846</text:p>
          </table:table-cell>
          <table:table-cell office:value-type="float" office:value="938.219750084722" calcext:value-type="float">
            <text:p>938.2197500847</text:p>
          </table:table-cell>
          <table:table-cell office:value-type="float" office:value="965.883691046589" calcext:value-type="float">
            <text:p>965.8836910466</text:p>
          </table:table-cell>
          <table:table-cell office:value-type="float" office:value="968.072681296987" calcext:value-type="float">
            <text:p>968.072681297</text:p>
          </table:table-cell>
          <table:table-cell office:value-type="float" office:value="1031.14406664637" calcext:value-type="float">
            <text:p>1031.1440666464</text:p>
          </table:table-cell>
          <table:table-cell office:value-type="float" office:value="1013.03532935423" calcext:value-type="float">
            <text:p>1013.0353293542</text:p>
          </table:table-cell>
          <table:table-cell office:value-type="float" office:value="946.123269600727" calcext:value-type="float">
            <text:p>946.1232696007</text:p>
          </table:table-cell>
          <table:table-cell office:value-type="float" office:value="952.914016431586" calcext:value-type="float">
            <text:p>952.9140164316</text:p>
          </table:table-cell>
          <table:table-cell office:value-type="float" office:value="1005.14295346329" calcext:value-type="float">
            <text:p>1005.1429534633</text:p>
          </table:table-cell>
          <table:table-cell office:value-type="float" office:value="919.25839002664" calcext:value-type="float">
            <text:p>919.2583900266</text:p>
          </table:table-cell>
          <table:table-cell office:value-type="float" office:value="990.935036320362" calcext:value-type="float">
            <text:p>990.9350363204</text:p>
          </table:table-cell>
          <table:table-cell office:value-type="float" office:value="995.483790902812" calcext:value-type="float">
            <text:p>995.4837909028</text:p>
          </table:table-cell>
          <table:table-cell office:value-type="float" office:value="947.891079108387" calcext:value-type="float">
            <text:p>947.8910791084</text:p>
          </table:table-cell>
          <table:table-cell office:value-type="float" office:value="998.04011654421" calcext:value-type="float">
            <text:p>998.0401165442</text:p>
          </table:table-cell>
          <table:table-cell office:value-type="float" office:value="991.232028183728" calcext:value-type="float">
            <text:p>991.2320281837</text:p>
          </table:table-cell>
          <table:table-cell office:value-type="float" office:value="977.913431266122" calcext:value-type="float">
            <text:p>977.9134312661</text:p>
          </table:table-cell>
          <table:table-cell office:value-type="float" office:value="1002.70558632314" calcext:value-type="float">
            <text:p>1002.7055863231</text:p>
          </table:table-cell>
          <table:table-cell office:value-type="float" office:value="984.449763242574" calcext:value-type="float">
            <text:p>984.4497632426</text:p>
          </table:table-cell>
          <table:table-cell office:value-type="float" office:value="974.493412139126" calcext:value-type="float">
            <text:p>974.4934121391</text:p>
          </table:table-cell>
          <table:table-cell office:value-type="float" office:value="1008.44134701746" calcext:value-type="float">
            <text:p>1008.4413470175</text:p>
          </table:table-cell>
          <table:table-cell office:value-type="float" office:value="977.905886798683" calcext:value-type="float">
            <text:p>977.9058867987</text:p>
          </table:table-cell>
          <table:table-cell office:value-type="float" office:value="945.092122854931" calcext:value-type="float">
            <text:p>945.0921228549</text:p>
          </table:table-cell>
          <table:table-cell office:value-type="float" office:value="929.07116196781" calcext:value-type="float">
            <text:p>929.0711619678</text:p>
          </table:table-cell>
          <table:table-cell office:value-type="float" office:value="1025.42388452111" calcext:value-type="float">
            <text:p>1025.4238845211</text:p>
          </table:table-cell>
          <table:table-cell office:value-type="float" office:value="1053.56972719371" calcext:value-type="float">
            <text:p>1053.5697271937</text:p>
          </table:table-cell>
        </table:table-row>
        <table:table-row table:style-name="ro1">
          <table:table-cell office:value-type="float" office:value="1061.27974574458" calcext:value-type="float">
            <text:p>1061.2797457446</text:p>
          </table:table-cell>
          <table:table-cell office:value-type="float" office:value="994.043190926363" calcext:value-type="float">
            <text:p>994.0431909264</text:p>
          </table:table-cell>
          <table:table-cell office:value-type="float" office:value="977.461039994289" calcext:value-type="float">
            <text:p>977.4610399943</text:p>
          </table:table-cell>
          <table:table-cell office:value-type="float" office:value="930.189709169358" calcext:value-type="float">
            <text:p>930.1897091694</text:p>
          </table:table-cell>
          <table:table-cell office:value-type="float" office:value="977.670337179012" calcext:value-type="float">
            <text:p>977.670337179</text:p>
          </table:table-cell>
          <table:table-cell office:value-type="float" office:value="1003.94184398232" calcext:value-type="float">
            <text:p>1003.9418439823</text:p>
          </table:table-cell>
          <table:table-cell office:value-type="float" office:value="1016.38643041967" calcext:value-type="float">
            <text:p>1016.3864304197</text:p>
          </table:table-cell>
          <table:table-cell office:value-type="float" office:value="962.848032885122" calcext:value-type="float">
            <text:p>962.8480328851</text:p>
          </table:table-cell>
          <table:table-cell office:value-type="float" office:value="1012.85088403426" calcext:value-type="float">
            <text:p>1012.8508840343</text:p>
          </table:table-cell>
          <table:table-cell office:value-type="float" office:value="958.426162123472" calcext:value-type="float">
            <text:p>958.4261621235</text:p>
          </table:table-cell>
          <table:table-cell office:value-type="float" office:value="1047.35463222732" calcext:value-type="float">
            <text:p>1047.3546322273</text:p>
          </table:table-cell>
          <table:table-cell office:value-type="float" office:value="998.189519789462" calcext:value-type="float">
            <text:p>998.1895197895</text:p>
          </table:table-cell>
          <table:table-cell office:value-type="float" office:value="1005.8635698045" calcext:value-type="float">
            <text:p>1005.8635698045</text:p>
          </table:table-cell>
          <table:table-cell office:value-type="float" office:value="944.49554821031" calcext:value-type="float">
            <text:p>944.4955482103</text:p>
          </table:table-cell>
          <table:table-cell office:value-type="float" office:value="0" calcext:value-type="float">
            <text:p>0</text:p>
          </table:table-cell>
          <table:table-cell office:value-type="float" office:value="945.789610180843" calcext:value-type="float">
            <text:p>945.7896101808</text:p>
          </table:table-cell>
          <table:table-cell office:value-type="float" office:value="925.904876485403" calcext:value-type="float">
            <text:p>925.9048764854</text:p>
          </table:table-cell>
          <table:table-cell office:value-type="float" office:value="946.546487281543" calcext:value-type="float">
            <text:p>946.5464872815</text:p>
          </table:table-cell>
          <table:table-cell office:value-type="float" office:value="930.134515844506" calcext:value-type="float">
            <text:p>930.1345158445</text:p>
          </table:table-cell>
          <table:table-cell office:value-type="float" office:value="991.23117370195" calcext:value-type="float">
            <text:p>991.231173702</text:p>
          </table:table-cell>
          <table:table-cell office:value-type="float" office:value="1033.97137063559" calcext:value-type="float">
            <text:p>1033.9713706356</text:p>
          </table:table-cell>
          <table:table-cell office:value-type="float" office:value="962.371639061119" calcext:value-type="float">
            <text:p>962.3716390611</text:p>
          </table:table-cell>
          <table:table-cell office:value-type="float" office:value="995.339749966812" calcext:value-type="float">
            <text:p>995.3397499668</text:p>
          </table:table-cell>
          <table:table-cell office:value-type="float" office:value="1020.38951554346" calcext:value-type="float">
            <text:p>1020.3895155435</text:p>
          </table:table-cell>
          <table:table-cell office:value-type="float" office:value="1003.28501571512" calcext:value-type="float">
            <text:p>1003.2850157151</text:p>
          </table:table-cell>
          <table:table-cell office:value-type="float" office:value="1004.12549554477" calcext:value-type="float">
            <text:p>1004.1254955448</text:p>
          </table:table-cell>
          <table:table-cell office:value-type="float" office:value="934.761278917149" calcext:value-type="float">
            <text:p>934.7612789171</text:p>
          </table:table-cell>
          <table:table-cell office:value-type="float" office:value="966.08242693312" calcext:value-type="float">
            <text:p>966.0824269331</text:p>
          </table:table-cell>
          <table:table-cell office:value-type="float" office:value="935.529858751016" calcext:value-type="float">
            <text:p>935.529858751</text:p>
          </table:table-cell>
          <table:table-cell office:value-type="float" office:value="1030.37918280095" calcext:value-type="float">
            <text:p>1030.379182801</text:p>
          </table:table-cell>
          <table:table-cell office:value-type="float" office:value="1014.54037381217" calcext:value-type="float">
            <text:p>1014.5403738122</text:p>
          </table:table-cell>
          <table:table-cell office:value-type="float" office:value="932.284442805169" calcext:value-type="float">
            <text:p>932.2844428052</text:p>
          </table:table-cell>
          <table:table-cell office:value-type="float" office:value="947.441774979829" calcext:value-type="float">
            <text:p>947.4417749798</text:p>
          </table:table-cell>
          <table:table-cell office:value-type="float" office:value="1002.71727890864" calcext:value-type="float">
            <text:p>1002.7172789086</text:p>
          </table:table-cell>
          <table:table-cell office:value-type="float" office:value="910.775950587227" calcext:value-type="float">
            <text:p>910.7759505872</text:p>
          </table:table-cell>
          <table:table-cell office:value-type="float" office:value="989.338211177966" calcext:value-type="float">
            <text:p>989.338211178</text:p>
          </table:table-cell>
          <table:table-cell office:value-type="float" office:value="985.147323106648" calcext:value-type="float">
            <text:p>985.1473231066</text:p>
          </table:table-cell>
          <table:table-cell office:value-type="float" office:value="945.295772558916" calcext:value-type="float">
            <text:p>945.2957725589</text:p>
          </table:table-cell>
          <table:table-cell office:value-type="float" office:value="994.34481346582" calcext:value-type="float">
            <text:p>994.3448134658</text:p>
          </table:table-cell>
          <table:table-cell office:value-type="float" office:value="980.811581040086" calcext:value-type="float">
            <text:p>980.8115810401</text:p>
          </table:table-cell>
          <table:table-cell office:value-type="float" office:value="972.114145957453" calcext:value-type="float">
            <text:p>972.1141459575</text:p>
          </table:table-cell>
          <table:table-cell office:value-type="float" office:value="993.704400388715" calcext:value-type="float">
            <text:p>993.7044003887</text:p>
          </table:table-cell>
          <table:table-cell office:value-type="float" office:value="980.227918042352" calcext:value-type="float">
            <text:p>980.2279180424</text:p>
          </table:table-cell>
          <table:table-cell office:value-type="float" office:value="963.534612074191" calcext:value-type="float">
            <text:p>963.5346120742</text:p>
          </table:table-cell>
          <table:table-cell office:value-type="float" office:value="992.316769013114" calcext:value-type="float">
            <text:p>992.3167690131</text:p>
          </table:table-cell>
          <table:table-cell office:value-type="float" office:value="968.231607092757" calcext:value-type="float">
            <text:p>968.2316070928</text:p>
          </table:table-cell>
          <table:table-cell office:value-type="float" office:value="947.027653743797" calcext:value-type="float">
            <text:p>947.0276537438</text:p>
          </table:table-cell>
          <table:table-cell office:value-type="float" office:value="929.166149353598" calcext:value-type="float">
            <text:p>929.1661493536</text:p>
          </table:table-cell>
          <table:table-cell office:value-type="float" office:value="1025.53013707386" calcext:value-type="float">
            <text:p>1025.5301370739</text:p>
          </table:table-cell>
          <table:table-cell office:value-type="float" office:value="1053.3464288595" calcext:value-type="float">
            <text:p>1053.3464288595</text:p>
          </table:table-cell>
        </table:table-row>
        <table:table-row table:style-name="ro1">
          <table:table-cell office:value-type="float" office:value="1060.75331597257" calcext:value-type="float">
            <text:p>1060.7533159726</text:p>
          </table:table-cell>
          <table:table-cell office:value-type="float" office:value="967.704954700354" calcext:value-type="float">
            <text:p>967.7049547004</text:p>
          </table:table-cell>
          <table:table-cell office:value-type="float" office:value="957.940694142496" calcext:value-type="float">
            <text:p>957.9406941425</text:p>
          </table:table-cell>
          <table:table-cell office:value-type="float" office:value="924.189526473267" calcext:value-type="float">
            <text:p>924.1895264733</text:p>
          </table:table-cell>
          <table:table-cell office:value-type="float" office:value="966.153629448945" calcext:value-type="float">
            <text:p>966.1536294489</text:p>
          </table:table-cell>
          <table:table-cell office:value-type="float" office:value="988.530971072556" calcext:value-type="float">
            <text:p>988.5309710726</text:p>
          </table:table-cell>
          <table:table-cell office:value-type="float" office:value="1017.41564393317" calcext:value-type="float">
            <text:p>1017.4156439332</text:p>
          </table:table-cell>
          <table:table-cell office:value-type="float" office:value="955.54412084503" calcext:value-type="float">
            <text:p>955.544120845</text:p>
          </table:table-cell>
          <table:table-cell office:value-type="float" office:value="1009.94669374725" calcext:value-type="float">
            <text:p>1009.9466937473</text:p>
          </table:table-cell>
          <table:table-cell office:value-type="float" office:value="955.29108294066" calcext:value-type="float">
            <text:p>955.2910829407</text:p>
          </table:table-cell>
          <table:table-cell office:value-type="float" office:value="1047.35463222732" calcext:value-type="float">
            <text:p>1047.3546322273</text:p>
          </table:table-cell>
          <table:table-cell office:value-type="float" office:value="1000.17906191826" calcext:value-type="float">
            <text:p>1000.1790619183</text:p>
          </table:table-cell>
          <table:table-cell office:value-type="float" office:value="1005.27834160476" calcext:value-type="float">
            <text:p>1005.2783416048</text:p>
          </table:table-cell>
          <table:table-cell office:value-type="float" office:value="944.49554821031" calcext:value-type="float">
            <text:p>944.4955482103</text:p>
          </table:table-cell>
          <table:table-cell office:value-type="float" office:value="0" calcext:value-type="float">
            <text:p>0</text:p>
          </table:table-cell>
          <table:table-cell office:value-type="float" office:value="945.297508108475" calcext:value-type="float">
            <text:p>945.2975081085</text:p>
          </table:table-cell>
          <table:table-cell office:value-type="float" office:value="916.977082111403" calcext:value-type="float">
            <text:p>916.9770821114</text:p>
          </table:table-cell>
          <table:table-cell office:value-type="float" office:value="946.317960943573" calcext:value-type="float">
            <text:p>946.3179609436</text:p>
          </table:table-cell>
          <table:table-cell office:value-type="float" office:value="918.508086487184" calcext:value-type="float">
            <text:p>918.5080864872</text:p>
          </table:table-cell>
          <table:table-cell office:value-type="float" office:value="983.34993792951" calcext:value-type="float">
            <text:p>983.3499379295</text:p>
          </table:table-cell>
          <table:table-cell office:value-type="float" office:value="1030.95137951039" calcext:value-type="float">
            <text:p>1030.9513795104</text:p>
          </table:table-cell>
          <table:table-cell office:value-type="float" office:value="965.738093252158" calcext:value-type="float">
            <text:p>965.7380932522</text:p>
          </table:table-cell>
          <table:table-cell office:value-type="float" office:value="993.128193714049" calcext:value-type="float">
            <text:p>993.128193714</text:p>
          </table:table-cell>
          <table:table-cell office:value-type="float" office:value="1009.68241597994" calcext:value-type="float">
            <text:p>1009.6824159799</text:p>
          </table:table-cell>
          <table:table-cell office:value-type="float" office:value="993.749585614345" calcext:value-type="float">
            <text:p>993.7495856143</text:p>
          </table:table-cell>
          <table:table-cell office:value-type="float" office:value="1004.03382032043" calcext:value-type="float">
            <text:p>1004.0338203204</text:p>
          </table:table-cell>
          <table:table-cell office:value-type="float" office:value="923.778193892779" calcext:value-type="float">
            <text:p>923.7781938928</text:p>
          </table:table-cell>
          <table:table-cell office:value-type="float" office:value="959.909521483308" calcext:value-type="float">
            <text:p>959.9095214833</text:p>
          </table:table-cell>
          <table:table-cell office:value-type="float" office:value="934.295216976524" calcext:value-type="float">
            <text:p>934.2952169765</text:p>
          </table:table-cell>
          <table:table-cell office:value-type="float" office:value="1019.69053401066" calcext:value-type="float">
            <text:p>1019.6905340107</text:p>
          </table:table-cell>
          <table:table-cell office:value-type="float" office:value="1014.54037381217" calcext:value-type="float">
            <text:p>1014.5403738122</text:p>
          </table:table-cell>
          <table:table-cell office:value-type="float" office:value="915.595205935672" calcext:value-type="float">
            <text:p>915.5952059357</text:p>
          </table:table-cell>
          <table:table-cell office:value-type="float" office:value="922.064943518702" calcext:value-type="float">
            <text:p>922.0649435187</text:p>
          </table:table-cell>
          <table:table-cell office:value-type="float" office:value="1002.49217978839" calcext:value-type="float">
            <text:p>1002.4921797884</text:p>
          </table:table-cell>
          <table:table-cell office:value-type="float" office:value="910.467367074781" calcext:value-type="float">
            <text:p>910.4673670748</text:p>
          </table:table-cell>
          <table:table-cell office:value-type="float" office:value="983.033907274991" calcext:value-type="float">
            <text:p>983.033907275</text:p>
          </table:table-cell>
          <table:table-cell office:value-type="float" office:value="965.661290766994" calcext:value-type="float">
            <text:p>965.661290767</text:p>
          </table:table-cell>
          <table:table-cell office:value-type="float" office:value="955.194470334962" calcext:value-type="float">
            <text:p>955.194470335</text:p>
          </table:table-cell>
          <table:table-cell office:value-type="float" office:value="988.604962689743" calcext:value-type="float">
            <text:p>988.6049626897</text:p>
          </table:table-cell>
          <table:table-cell office:value-type="float" office:value="971.187763977615" calcext:value-type="float">
            <text:p>971.1877639776</text:p>
          </table:table-cell>
          <table:table-cell office:value-type="float" office:value="973.288900584738" calcext:value-type="float">
            <text:p>973.2889005847</text:p>
          </table:table-cell>
          <table:table-cell office:value-type="float" office:value="989.283337215219" calcext:value-type="float">
            <text:p>989.2833372152</text:p>
          </table:table-cell>
          <table:table-cell office:value-type="float" office:value="977.957769377784" calcext:value-type="float">
            <text:p>977.9577693778</text:p>
          </table:table-cell>
          <table:table-cell office:value-type="float" office:value="945.558345274502" calcext:value-type="float">
            <text:p>945.5583452745</text:p>
          </table:table-cell>
          <table:table-cell office:value-type="float" office:value="981.023404344238" calcext:value-type="float">
            <text:p>981.0234043442</text:p>
          </table:table-cell>
          <table:table-cell office:value-type="float" office:value="968.231607092757" calcext:value-type="float">
            <text:p>968.2316070928</text:p>
          </table:table-cell>
          <table:table-cell office:value-type="float" office:value="937.433004914482" calcext:value-type="float">
            <text:p>937.4330049145</text:p>
          </table:table-cell>
          <table:table-cell office:value-type="float" office:value="929.65106641146" calcext:value-type="float">
            <text:p>929.6510664115</text:p>
          </table:table-cell>
          <table:table-cell office:value-type="float" office:value="1025.60998041657" calcext:value-type="float">
            <text:p>1025.6099804166</text:p>
          </table:table-cell>
          <table:table-cell office:value-type="float" office:value="1051.89992143204" calcext:value-type="float">
            <text:p>1051.899921432</text:p>
          </table:table-cell>
        </table:table-row>
        <table:table-row table:style-name="ro1">
          <table:table-cell office:value-type="float" office:value="1054.63047719614" calcext:value-type="float">
            <text:p>1054.6304771961</text:p>
          </table:table-cell>
          <table:table-cell office:value-type="float" office:value="967.044716369387" calcext:value-type="float">
            <text:p>967.0447163694</text:p>
          </table:table-cell>
          <table:table-cell office:value-type="float" office:value="959.068373991262" calcext:value-type="float">
            <text:p>959.0683739913</text:p>
          </table:table-cell>
          <table:table-cell office:value-type="float" office:value="922.646061078857" calcext:value-type="float">
            <text:p>922.6460610789</text:p>
          </table:table-cell>
          <table:table-cell office:value-type="float" office:value="962.433656433345" calcext:value-type="float">
            <text:p>962.4336564333</text:p>
          </table:table-cell>
          <table:table-cell office:value-type="float" office:value="985.745701304329" calcext:value-type="float">
            <text:p>985.7457013043</text:p>
          </table:table-cell>
          <table:table-cell office:value-type="float" office:value="1017.42128842753" calcext:value-type="float">
            <text:p>1017.4212884275</text:p>
          </table:table-cell>
          <table:table-cell office:value-type="float" office:value="931.638522922775" calcext:value-type="float">
            <text:p>931.6385229228</text:p>
          </table:table-cell>
          <table:table-cell office:value-type="float" office:value="1008.40000153178" calcext:value-type="float">
            <text:p>1008.4000015318</text:p>
          </table:table-cell>
          <table:table-cell office:value-type="float" office:value="954.273927128272" calcext:value-type="float">
            <text:p>954.2739271283</text:p>
          </table:table-cell>
          <table:table-cell office:value-type="float" office:value="1047.35463222732" calcext:value-type="float">
            <text:p>1047.3546322273</text:p>
          </table:table-cell>
          <table:table-cell office:value-type="float" office:value="997.673214719759" calcext:value-type="float">
            <text:p>997.6732147198</text:p>
          </table:table-cell>
          <table:table-cell office:value-type="float" office:value="1005.18565726437" calcext:value-type="float">
            <text:p>1005.1856572644</text:p>
          </table:table-cell>
          <table:table-cell office:value-type="float" office:value="936.858927994716" calcext:value-type="float">
            <text:p>936.8589279947</text:p>
          </table:table-cell>
          <table:table-cell office:value-type="float" office:value="0" calcext:value-type="float">
            <text:p>0</text:p>
          </table:table-cell>
          <table:table-cell office:value-type="float" office:value="937.673398607332" calcext:value-type="float">
            <text:p>937.6733986073</text:p>
          </table:table-cell>
          <table:table-cell office:value-type="float" office:value="911.567437770561" calcext:value-type="float">
            <text:p>911.5674377706</text:p>
          </table:table-cell>
          <table:table-cell office:value-type="float" office:value="945.920296416302" calcext:value-type="float">
            <text:p>945.9202964163</text:p>
          </table:table-cell>
          <table:table-cell office:value-type="float" office:value="911.789895711735" calcext:value-type="float">
            <text:p>911.7898957117</text:p>
          </table:table-cell>
          <table:table-cell office:value-type="float" office:value="979.649700530495" calcext:value-type="float">
            <text:p>979.6497005305</text:p>
          </table:table-cell>
          <table:table-cell office:value-type="float" office:value="1030.18972950777" calcext:value-type="float">
            <text:p>1030.1897295078</text:p>
          </table:table-cell>
          <table:table-cell office:value-type="float" office:value="965.738093252158" calcext:value-type="float">
            <text:p>965.7380932522</text:p>
          </table:table-cell>
          <table:table-cell office:value-type="float" office:value="992.490187959464" calcext:value-type="float">
            <text:p>992.4901879595</text:p>
          </table:table-cell>
          <table:table-cell office:value-type="float" office:value="989.36525896054" calcext:value-type="float">
            <text:p>989.3652589605</text:p>
          </table:table-cell>
          <table:table-cell office:value-type="float" office:value="996.338517471353" calcext:value-type="float">
            <text:p>996.3385174714</text:p>
          </table:table-cell>
          <table:table-cell office:value-type="float" office:value="1005.38717791631" calcext:value-type="float">
            <text:p>1005.3871779163</text:p>
          </table:table-cell>
          <table:table-cell office:value-type="float" office:value="923.767219040175" calcext:value-type="float">
            <text:p>923.7672190402</text:p>
          </table:table-cell>
          <table:table-cell office:value-type="float" office:value="957.527364474894" calcext:value-type="float">
            <text:p>957.5273644749</text:p>
          </table:table-cell>
          <table:table-cell office:value-type="float" office:value="934.295216976524" calcext:value-type="float">
            <text:p>934.2952169765</text:p>
          </table:table-cell>
          <table:table-cell office:value-type="float" office:value="1012.76222621879" calcext:value-type="float">
            <text:p>1012.7622262188</text:p>
          </table:table-cell>
          <table:table-cell office:value-type="float" office:value="1004.39188240395" calcext:value-type="float">
            <text:p>1004.391882404</text:p>
          </table:table-cell>
          <table:table-cell office:value-type="float" office:value="910.096582479799" calcext:value-type="float">
            <text:p>910.0965824798</text:p>
          </table:table-cell>
          <table:table-cell office:value-type="float" office:value="918.405631800186" calcext:value-type="float">
            <text:p>918.4056318002</text:p>
          </table:table-cell>
          <table:table-cell office:value-type="float" office:value="993.80124008264" calcext:value-type="float">
            <text:p>993.8012400826</text:p>
          </table:table-cell>
          <table:table-cell office:value-type="float" office:value="906.059964655463" calcext:value-type="float">
            <text:p>906.0599646555</text:p>
          </table:table-cell>
          <table:table-cell office:value-type="float" office:value="991.117275634797" calcext:value-type="float">
            <text:p>991.1172756348</text:p>
          </table:table-cell>
          <table:table-cell office:value-type="float" office:value="970.347354424195" calcext:value-type="float">
            <text:p>970.3473544242</text:p>
          </table:table-cell>
          <table:table-cell office:value-type="float" office:value="939.098528004197" calcext:value-type="float">
            <text:p>939.0985280042</text:p>
          </table:table-cell>
          <table:table-cell office:value-type="float" office:value="978.967938973031" calcext:value-type="float">
            <text:p>978.967938973</text:p>
          </table:table-cell>
          <table:table-cell office:value-type="float" office:value="965.951580179466" calcext:value-type="float">
            <text:p>965.9515801795</text:p>
          </table:table-cell>
          <table:table-cell office:value-type="float" office:value="976.327464890557" calcext:value-type="float">
            <text:p>976.3274648906</text:p>
          </table:table-cell>
          <table:table-cell office:value-type="float" office:value="987.268746869705" calcext:value-type="float">
            <text:p>987.2687468697</text:p>
          </table:table-cell>
          <table:table-cell office:value-type="float" office:value="967.937646033635" calcext:value-type="float">
            <text:p>967.9376460336</text:p>
          </table:table-cell>
          <table:table-cell office:value-type="float" office:value="945.219951859113" calcext:value-type="float">
            <text:p>945.2199518591</text:p>
          </table:table-cell>
          <table:table-cell office:value-type="float" office:value="980.859477623962" calcext:value-type="float">
            <text:p>980.859477624</text:p>
          </table:table-cell>
          <table:table-cell office:value-type="float" office:value="958.935970340559" calcext:value-type="float">
            <text:p>958.9359703406</text:p>
          </table:table-cell>
          <table:table-cell office:value-type="float" office:value="937.046864104471" calcext:value-type="float">
            <text:p>937.0468641045</text:p>
          </table:table-cell>
          <table:table-cell office:value-type="float" office:value="921.606138294399" calcext:value-type="float">
            <text:p>921.6061382944</text:p>
          </table:table-cell>
          <table:table-cell office:value-type="float" office:value="1023.32572763702" calcext:value-type="float">
            <text:p>1023.325727637</text:p>
          </table:table-cell>
          <table:table-cell office:value-type="float" office:value="1036.5839168535" calcext:value-type="float">
            <text:p>1036.5839168535</text:p>
          </table:table-cell>
        </table:table-row>
        <table:table-row table:style-name="ro1">
          <table:table-cell office:value-type="float" office:value="1052.79647665965" calcext:value-type="float">
            <text:p>1052.7964766597</text:p>
          </table:table-cell>
          <table:table-cell office:value-type="float" office:value="961.224581811855" calcext:value-type="float">
            <text:p>961.2245818119</text:p>
          </table:table-cell>
          <table:table-cell office:value-type="float" office:value="960.881144080874" calcext:value-type="float">
            <text:p>960.8811440809</text:p>
          </table:table-cell>
          <table:table-cell office:value-type="float" office:value="919.14048202189" calcext:value-type="float">
            <text:p>919.1404820219</text:p>
          </table:table-cell>
          <table:table-cell office:value-type="float" office:value="951.302828676207" calcext:value-type="float">
            <text:p>951.3028286762</text:p>
          </table:table-cell>
          <table:table-cell office:value-type="float" office:value="985.745701304329" calcext:value-type="float">
            <text:p>985.7457013043</text:p>
          </table:table-cell>
          <table:table-cell office:value-type="float" office:value="1016.78149898513" calcext:value-type="float">
            <text:p>1016.7814989851</text:p>
          </table:table-cell>
          <table:table-cell office:value-type="float" office:value="930.94663871965" calcext:value-type="float">
            <text:p>930.9466387197</text:p>
          </table:table-cell>
          <table:table-cell office:value-type="float" office:value="1009.69819351287" calcext:value-type="float">
            <text:p>1009.6981935129</text:p>
          </table:table-cell>
          <table:table-cell office:value-type="float" office:value="954.081834777358" calcext:value-type="float">
            <text:p>954.0818347774</text:p>
          </table:table-cell>
          <table:table-cell office:value-type="float" office:value="1040.79325049228" calcext:value-type="float">
            <text:p>1040.7932504923</text:p>
          </table:table-cell>
          <table:table-cell office:value-type="float" office:value="993.299088108971" calcext:value-type="float">
            <text:p>993.299088109</text:p>
          </table:table-cell>
          <table:table-cell office:value-type="float" office:value="1003.25687677361" calcext:value-type="float">
            <text:p>1003.2568767736</text:p>
          </table:table-cell>
          <table:table-cell office:value-type="float" office:value="932.686948862922" calcext:value-type="float">
            <text:p>932.6869488629</text:p>
          </table:table-cell>
          <table:table-cell office:value-type="float" office:value="0" calcext:value-type="float">
            <text:p>0</text:p>
          </table:table-cell>
          <table:table-cell office:value-type="float" office:value="933.958471521134" calcext:value-type="float">
            <text:p>933.9584715211</text:p>
          </table:table-cell>
          <table:table-cell office:value-type="float" office:value="903.885960569244" calcext:value-type="float">
            <text:p>903.8859605692</text:p>
          </table:table-cell>
          <table:table-cell office:value-type="float" office:value="945.906958143051" calcext:value-type="float">
            <text:p>945.9069581431</text:p>
          </table:table-cell>
          <table:table-cell office:value-type="float" office:value="913.318251738401" calcext:value-type="float">
            <text:p>913.3182517384</text:p>
          </table:table-cell>
          <table:table-cell office:value-type="float" office:value="981.328294575762" calcext:value-type="float">
            <text:p>981.3282945758</text:p>
          </table:table-cell>
          <table:table-cell office:value-type="float" office:value="1022.03349900831" calcext:value-type="float">
            <text:p>1022.0334990083</text:p>
          </table:table-cell>
          <table:table-cell office:value-type="float" office:value="938.75560907696" calcext:value-type="float">
            <text:p>938.755609077</text:p>
          </table:table-cell>
          <table:table-cell office:value-type="float" office:value="992.939652954871" calcext:value-type="float">
            <text:p>992.9396529549</text:p>
          </table:table-cell>
          <table:table-cell office:value-type="float" office:value="978.999604353194" calcext:value-type="float">
            <text:p>978.9996043532</text:p>
          </table:table-cell>
          <table:table-cell office:value-type="float" office:value="995.547400094175" calcext:value-type="float">
            <text:p>995.5474000942</text:p>
          </table:table-cell>
          <table:table-cell office:value-type="float" office:value="1003.541204163" calcext:value-type="float">
            <text:p>1003.541204163</text:p>
          </table:table-cell>
          <table:table-cell office:value-type="float" office:value="918.708349498396" calcext:value-type="float">
            <text:p>918.7083494984</text:p>
          </table:table-cell>
          <table:table-cell office:value-type="float" office:value="957.456696222138" calcext:value-type="float">
            <text:p>957.4566962221</text:p>
          </table:table-cell>
          <table:table-cell office:value-type="float" office:value="932.938978470773" calcext:value-type="float">
            <text:p>932.9389784708</text:p>
          </table:table-cell>
          <table:table-cell office:value-type="float" office:value="999.87517719612" calcext:value-type="float">
            <text:p>999.8751771961</text:p>
          </table:table-cell>
          <table:table-cell office:value-type="float" office:value="1004.27395005623" calcext:value-type="float">
            <text:p>1004.2739500562</text:p>
          </table:table-cell>
          <table:table-cell office:value-type="float" office:value="908.712590227326" calcext:value-type="float">
            <text:p>908.7125902273</text:p>
          </table:table-cell>
          <table:table-cell office:value-type="float" office:value="913.894063890012" calcext:value-type="float">
            <text:p>913.89406389</text:p>
          </table:table-cell>
          <table:table-cell office:value-type="float" office:value="987.923938780727" calcext:value-type="float">
            <text:p>987.9239387807</text:p>
          </table:table-cell>
          <table:table-cell office:value-type="float" office:value="907.263635772233" calcext:value-type="float">
            <text:p>907.2636357722</text:p>
          </table:table-cell>
          <table:table-cell office:value-type="float" office:value="985.465116420323" calcext:value-type="float">
            <text:p>985.4651164203</text:p>
          </table:table-cell>
          <table:table-cell office:value-type="float" office:value="954.22763027326" calcext:value-type="float">
            <text:p>954.2276302733</text:p>
          </table:table-cell>
          <table:table-cell office:value-type="float" office:value="927.19674847204" calcext:value-type="float">
            <text:p>927.196748472</text:p>
          </table:table-cell>
          <table:table-cell office:value-type="float" office:value="978.582349377697" calcext:value-type="float">
            <text:p>978.5823493777</text:p>
          </table:table-cell>
          <table:table-cell office:value-type="float" office:value="958.498602497357" calcext:value-type="float">
            <text:p>958.4986024974</text:p>
          </table:table-cell>
          <table:table-cell office:value-type="float" office:value="976.462421841573" calcext:value-type="float">
            <text:p>976.4624218416</text:p>
          </table:table-cell>
          <table:table-cell office:value-type="float" office:value="975.247644048235" calcext:value-type="float">
            <text:p>975.2476440482</text:p>
          </table:table-cell>
          <table:table-cell office:value-type="float" office:value="932.086721828931" calcext:value-type="float">
            <text:p>932.0867218289</text:p>
          </table:table-cell>
          <table:table-cell office:value-type="float" office:value="938.283101422544" calcext:value-type="float">
            <text:p>938.2831014225</text:p>
          </table:table-cell>
          <table:table-cell office:value-type="float" office:value="984.78720291511" calcext:value-type="float">
            <text:p>984.7872029151</text:p>
          </table:table-cell>
          <table:table-cell office:value-type="float" office:value="951.088656731656" calcext:value-type="float">
            <text:p>951.0886567317</text:p>
          </table:table-cell>
          <table:table-cell office:value-type="float" office:value="934.600253560139" calcext:value-type="float">
            <text:p>934.6002535601</text:p>
          </table:table-cell>
          <table:table-cell office:value-type="float" office:value="896.812430897863" calcext:value-type="float">
            <text:p>896.8124308979</text:p>
          </table:table-cell>
          <table:table-cell office:value-type="float" office:value="1016.55629732815" calcext:value-type="float">
            <text:p>1016.5562973282</text:p>
          </table:table-cell>
          <table:table-cell office:value-type="float" office:value="1036.43415073844" calcext:value-type="float">
            <text:p>1036.4341507384</text:p>
          </table:table-cell>
        </table:table-row>
        <table:table-row table:style-name="ro1">
          <table:table-cell office:value-type="float" office:value="1046.07463884958" calcext:value-type="float">
            <text:p>1046.0746388496</text:p>
          </table:table-cell>
          <table:table-cell office:value-type="float" office:value="961.187514011392" calcext:value-type="float">
            <text:p>961.1875140114</text:p>
          </table:table-cell>
          <table:table-cell office:value-type="float" office:value="959.346737238954" calcext:value-type="float">
            <text:p>959.346737239</text:p>
          </table:table-cell>
          <table:table-cell office:value-type="float" office:value="916.313307119296" calcext:value-type="float">
            <text:p>916.3133071193</text:p>
          </table:table-cell>
          <table:table-cell office:value-type="float" office:value="942.925336688842" calcext:value-type="float">
            <text:p>942.9253366888</text:p>
          </table:table-cell>
          <table:table-cell office:value-type="float" office:value="995.204834774346" calcext:value-type="float">
            <text:p>995.2048347743</text:p>
          </table:table-cell>
          <table:table-cell office:value-type="float" office:value="998.792646296765" calcext:value-type="float">
            <text:p>998.7926462968</text:p>
          </table:table-cell>
          <table:table-cell office:value-type="float" office:value="930.679037609181" calcext:value-type="float">
            <text:p>930.6790376092</text:p>
          </table:table-cell>
          <table:table-cell office:value-type="float" office:value="996.689373605784" calcext:value-type="float">
            <text:p>996.6893736058</text:p>
          </table:table-cell>
          <table:table-cell office:value-type="float" office:value="954.313572460744" calcext:value-type="float">
            <text:p>954.3135724607</text:p>
          </table:table-cell>
          <table:table-cell office:value-type="float" office:value="1044.67526296503" calcext:value-type="float">
            <text:p>1044.675262965</text:p>
          </table:table-cell>
          <table:table-cell office:value-type="float" office:value="993.659475445796" calcext:value-type="float">
            <text:p>993.6594754458</text:p>
          </table:table-cell>
          <table:table-cell office:value-type="float" office:value="1004.79653404811" calcext:value-type="float">
            <text:p>1004.7965340481</text:p>
          </table:table-cell>
          <table:table-cell office:value-type="float" office:value="926.94115395608" calcext:value-type="float">
            <text:p>926.9411539561</text:p>
          </table:table-cell>
          <table:table-cell office:value-type="float" office:value="0" calcext:value-type="float">
            <text:p>0</text:p>
          </table:table-cell>
          <table:table-cell office:value-type="float" office:value="935.840746399396" calcext:value-type="float">
            <text:p>935.8407463994</text:p>
          </table:table-cell>
          <table:table-cell office:value-type="float" office:value="903.868063757665" calcext:value-type="float">
            <text:p>903.8680637577</text:p>
          </table:table-cell>
          <table:table-cell office:value-type="float" office:value="933.693214092014" calcext:value-type="float">
            <text:p>933.693214092</text:p>
          </table:table-cell>
          <table:table-cell office:value-type="float" office:value="911.169583551868" calcext:value-type="float">
            <text:p>911.1695835519</text:p>
          </table:table-cell>
          <table:table-cell office:value-type="float" office:value="984.820935575057" calcext:value-type="float">
            <text:p>984.8209355751</text:p>
          </table:table-cell>
          <table:table-cell office:value-type="float" office:value="1016.45769739106" calcext:value-type="float">
            <text:p>1016.4576973911</text:p>
          </table:table-cell>
          <table:table-cell office:value-type="float" office:value="924.394846426936" calcext:value-type="float">
            <text:p>924.3948464269</text:p>
          </table:table-cell>
          <table:table-cell office:value-type="float" office:value="985.459283996598" calcext:value-type="float">
            <text:p>985.4592839966</text:p>
          </table:table-cell>
          <table:table-cell office:value-type="float" office:value="981.660945267552" calcext:value-type="float">
            <text:p>981.6609452676</text:p>
          </table:table-cell>
          <table:table-cell office:value-type="float" office:value="991.985946950321" calcext:value-type="float">
            <text:p>991.9859469503</text:p>
          </table:table-cell>
          <table:table-cell office:value-type="float" office:value="1003.13236966687" calcext:value-type="float">
            <text:p>1003.1323696669</text:p>
          </table:table-cell>
          <table:table-cell office:value-type="float" office:value="906.654004973663" calcext:value-type="float">
            <text:p>906.6540049737</text:p>
          </table:table-cell>
          <table:table-cell office:value-type="float" office:value="939.170711942696" calcext:value-type="float">
            <text:p>939.1707119427</text:p>
          </table:table-cell>
          <table:table-cell office:value-type="float" office:value="934.481826391331" calcext:value-type="float">
            <text:p>934.4818263913</text:p>
          </table:table-cell>
          <table:table-cell office:value-type="float" office:value="989.213087251651" calcext:value-type="float">
            <text:p>989.2130872517</text:p>
          </table:table-cell>
          <table:table-cell office:value-type="float" office:value="991.997427354508" calcext:value-type="float">
            <text:p>991.9974273545</text:p>
          </table:table-cell>
          <table:table-cell office:value-type="float" office:value="903.278045501332" calcext:value-type="float">
            <text:p>903.2780455013</text:p>
          </table:table-cell>
          <table:table-cell office:value-type="float" office:value="908.945423403365" calcext:value-type="float">
            <text:p>908.9454234034</text:p>
          </table:table-cell>
          <table:table-cell office:value-type="float" office:value="987.368641146341" calcext:value-type="float">
            <text:p>987.3686411463</text:p>
          </table:table-cell>
          <table:table-cell office:value-type="float" office:value="907.636680439033" calcext:value-type="float">
            <text:p>907.636680439</text:p>
          </table:table-cell>
          <table:table-cell office:value-type="float" office:value="966.342213922289" calcext:value-type="float">
            <text:p>966.3422139223</text:p>
          </table:table-cell>
          <table:table-cell office:value-type="float" office:value="943.02351687284" calcext:value-type="float">
            <text:p>943.0235168728</text:p>
          </table:table-cell>
          <table:table-cell office:value-type="float" office:value="919.134616123852" calcext:value-type="float">
            <text:p>919.1346161239</text:p>
          </table:table-cell>
          <table:table-cell office:value-type="float" office:value="979.323714431693" calcext:value-type="float">
            <text:p>979.3237144317</text:p>
          </table:table-cell>
          <table:table-cell office:value-type="float" office:value="959.961743298003" calcext:value-type="float">
            <text:p>959.961743298</text:p>
          </table:table-cell>
          <table:table-cell office:value-type="float" office:value="974.920979286025" calcext:value-type="float">
            <text:p>974.920979286</text:p>
          </table:table-cell>
          <table:table-cell office:value-type="float" office:value="974.895380751245" calcext:value-type="float">
            <text:p>974.8953807512</text:p>
          </table:table-cell>
          <table:table-cell office:value-type="float" office:value="936.244005788638" calcext:value-type="float">
            <text:p>936.2440057886</text:p>
          </table:table-cell>
          <table:table-cell office:value-type="float" office:value="937.853925152093" calcext:value-type="float">
            <text:p>937.8539251521</text:p>
          </table:table-cell>
          <table:table-cell office:value-type="float" office:value="984.78720291511" calcext:value-type="float">
            <text:p>984.7872029151</text:p>
          </table:table-cell>
          <table:table-cell office:value-type="float" office:value="947.933712249845" calcext:value-type="float">
            <text:p>947.9337122498</text:p>
          </table:table-cell>
          <table:table-cell office:value-type="float" office:value="928.36236103085" calcext:value-type="float">
            <text:p>928.3623610309</text:p>
          </table:table-cell>
          <table:table-cell office:value-type="float" office:value="886.915798298744" calcext:value-type="float">
            <text:p>886.9157982987</text:p>
          </table:table-cell>
          <table:table-cell office:value-type="float" office:value="1016.8605275895" calcext:value-type="float">
            <text:p>1016.8605275895</text:p>
          </table:table-cell>
          <table:table-cell office:value-type="float" office:value="1036.65624254366" calcext:value-type="float">
            <text:p>1036.6562425437</text:p>
          </table:table-cell>
        </table:table-row>
        <table:table-row table:style-name="ro1">
          <table:table-cell office:value-type="float" office:value="1027.38077197409" calcext:value-type="float">
            <text:p>1027.3807719741</text:p>
          </table:table-cell>
          <table:table-cell office:value-type="float" office:value="961.187514011392" calcext:value-type="float">
            <text:p>961.1875140114</text:p>
          </table:table-cell>
          <table:table-cell office:value-type="float" office:value="0" calcext:value-type="float">
            <text:p>0</text:p>
          </table:table-cell>
          <table:table-cell office:value-type="float" office:value="913.015506438283" calcext:value-type="float">
            <text:p>913.0155064383</text:p>
          </table:table-cell>
          <table:table-cell office:value-type="float" office:value="927.291914404877" calcext:value-type="float">
            <text:p>927.2919144049</text:p>
          </table:table-cell>
          <table:table-cell office:value-type="float" office:value="995.204834774346" calcext:value-type="float">
            <text:p>995.2048347743</text:p>
          </table:table-cell>
          <table:table-cell office:value-type="float" office:value="996.226161822157" calcext:value-type="float">
            <text:p>996.2261618222</text:p>
          </table:table-cell>
          <table:table-cell office:value-type="float" office:value="931.337963657521" calcext:value-type="float">
            <text:p>931.3379636575</text:p>
          </table:table-cell>
          <table:table-cell office:value-type="float" office:value="995.817646433602" calcext:value-type="float">
            <text:p>995.8176464336</text:p>
          </table:table-cell>
          <table:table-cell office:value-type="float" office:value="954.288502787375" calcext:value-type="float">
            <text:p>954.2885027874</text:p>
          </table:table-cell>
          <table:table-cell office:value-type="float" office:value="1044.18849653461" calcext:value-type="float">
            <text:p>1044.1884965346</text:p>
          </table:table-cell>
          <table:table-cell office:value-type="float" office:value="967.101166633362" calcext:value-type="float">
            <text:p>967.1011666334</text:p>
          </table:table-cell>
          <table:table-cell office:value-type="float" office:value="995.448784893446" calcext:value-type="float">
            <text:p>995.4487848934</text:p>
          </table:table-cell>
          <table:table-cell office:value-type="float" office:value="928.755965618219" calcext:value-type="float">
            <text:p>928.7559656182</text:p>
          </table:table-cell>
          <table:table-cell office:value-type="float" office:value="0" calcext:value-type="float">
            <text:p>0</text:p>
          </table:table-cell>
          <table:table-cell office:value-type="float" office:value="919.990433178275" calcext:value-type="float">
            <text:p>919.9904331783</text:p>
          </table:table-cell>
          <table:table-cell office:value-type="float" office:value="893.156133844597" calcext:value-type="float">
            <text:p>893.1561338446</text:p>
          </table:table-cell>
          <table:table-cell office:value-type="float" office:value="929.321419732954" calcext:value-type="float">
            <text:p>929.321419733</text:p>
          </table:table-cell>
          <table:table-cell office:value-type="float" office:value="911.169583551868" calcext:value-type="float">
            <text:p>911.1695835519</text:p>
          </table:table-cell>
          <table:table-cell office:value-type="float" office:value="978.655684740397" calcext:value-type="float">
            <text:p>978.6556847404</text:p>
          </table:table-cell>
          <table:table-cell office:value-type="float" office:value="996.763940960227" calcext:value-type="float">
            <text:p>996.7639409602</text:p>
          </table:table-cell>
          <table:table-cell office:value-type="float" office:value="911.62519715147" calcext:value-type="float">
            <text:p>911.6251971515</text:p>
          </table:table-cell>
          <table:table-cell office:value-type="float" office:value="975.923240618751" calcext:value-type="float">
            <text:p>975.9232406188</text:p>
          </table:table-cell>
          <table:table-cell office:value-type="float" office:value="0" calcext:value-type="float">
            <text:p>0</text:p>
          </table:table-cell>
          <table:table-cell office:value-type="float" office:value="993.119879880623" calcext:value-type="float">
            <text:p>993.1198798806</text:p>
          </table:table-cell>
          <table:table-cell office:value-type="float" office:value="998.218584149498" calcext:value-type="float">
            <text:p>998.2185841495</text:p>
          </table:table-cell>
          <table:table-cell office:value-type="float" office:value="890.956897641367" calcext:value-type="float">
            <text:p>890.9568976414</text:p>
          </table:table-cell>
          <table:table-cell office:value-type="float" office:value="919.936092977788" calcext:value-type="float">
            <text:p>919.9360929778</text:p>
          </table:table-cell>
          <table:table-cell office:value-type="float" office:value="929.257264183579" calcext:value-type="float">
            <text:p>929.2572641836</text:p>
          </table:table-cell>
          <table:table-cell office:value-type="float" office:value="984.61332838448" calcext:value-type="float">
            <text:p>984.6133283845</text:p>
          </table:table-cell>
          <table:table-cell office:value-type="float" office:value="973.695004551831" calcext:value-type="float">
            <text:p>973.6950045518</text:p>
          </table:table-cell>
          <table:table-cell office:value-type="float" office:value="0" calcext:value-type="float">
            <text:p>0</text:p>
          </table:table-cell>
          <table:table-cell office:value-type="float" office:value="889.060718933735" calcext:value-type="float">
            <text:p>889.0607189337</text:p>
          </table:table-cell>
          <table:table-cell office:value-type="float" office:value="974.935676321613" calcext:value-type="float">
            <text:p>974.9356763216</text:p>
          </table:table-cell>
          <table:table-cell office:value-type="float" office:value="0" calcext:value-type="float">
            <text:p>0</text:p>
          </table:table-cell>
          <table:table-cell office:value-type="float" office:value="971.746313245528" calcext:value-type="float">
            <text:p>971.7463132455</text:p>
          </table:table-cell>
          <table:table-cell office:value-type="float" office:value="0" calcext:value-type="float">
            <text:p>0</text:p>
          </table:table-cell>
          <table:table-cell office:value-type="float" office:value="917.331549369455" calcext:value-type="float">
            <text:p>917.3315493695</text:p>
          </table:table-cell>
          <table:table-cell office:value-type="float" office:value="940.418621459191" calcext:value-type="float">
            <text:p>940.4186214592</text:p>
          </table:table-cell>
          <table:table-cell office:value-type="float" office:value="957.906687238744" calcext:value-type="float">
            <text:p>957.9066872387</text:p>
          </table:table-cell>
          <table:table-cell office:value-type="float" office:value="975.357805826202" calcext:value-type="float">
            <text:p>975.3578058262</text:p>
          </table:table-cell>
          <table:table-cell office:value-type="float" office:value="974.540021153315" calcext:value-type="float">
            <text:p>974.5400211533</text:p>
          </table:table-cell>
          <table:table-cell office:value-type="float" office:value="930.525572476537" calcext:value-type="float">
            <text:p>930.5255724765</text:p>
          </table:table-cell>
          <table:table-cell office:value-type="float" office:value="932.249942644875" calcext:value-type="float">
            <text:p>932.2499426449</text:p>
          </table:table-cell>
          <table:table-cell office:value-type="float" office:value="971.507049996617" calcext:value-type="float">
            <text:p>971.5070499966</text:p>
          </table:table-cell>
          <table:table-cell office:value-type="float" office:value="948.973681307534" calcext:value-type="float">
            <text:p>948.9736813075</text:p>
          </table:table-cell>
          <table:table-cell office:value-type="float" office:value="925.511755382712" calcext:value-type="float">
            <text:p>925.5117553827</text:p>
          </table:table-cell>
          <table:table-cell office:value-type="float" office:value="880.885658393275" calcext:value-type="float">
            <text:p>880.8856583933</text:p>
          </table:table-cell>
          <table:table-cell office:value-type="float" office:value="1016.67678917748" calcext:value-type="float">
            <text:p>1016.6767891775</text:p>
          </table:table-cell>
          <table:table-cell office:value-type="float" office:value="1036.57881529626" calcext:value-type="float">
            <text:p>1036.5788152963</text:p>
          </table:table-cell>
        </table:table-row>
        <table:table-row table:style-name="ro1">
          <table:table-cell office:value-type="float" office:value="1018.35653120644" calcext:value-type="float">
            <text:p>1018.3565312064</text:p>
          </table:table-cell>
          <table:table-cell office:value-type="float" office:value="960.016993641981" calcext:value-type="float">
            <text:p>960.016993642</text:p>
          </table:table-cell>
          <table:table-cell office:value-type="float" office:value="0" calcext:value-type="float">
            <text:p>0</text:p>
          </table:table-cell>
          <table:table-cell office:value-type="float" office:value="914.341254274335" calcext:value-type="float">
            <text:p>914.3412542743</text:p>
          </table:table-cell>
          <table:table-cell office:value-type="float" office:value="911.193931857848" calcext:value-type="float">
            <text:p>911.1939318578</text:p>
          </table:table-cell>
          <table:table-cell office:value-type="float" office:value="995.204834774346" calcext:value-type="float">
            <text:p>995.2048347743</text:p>
          </table:table-cell>
          <table:table-cell office:value-type="float" office:value="991.674077886171" calcext:value-type="float">
            <text:p>991.6740778862</text:p>
          </table:table-cell>
          <table:table-cell office:value-type="float" office:value="915.253445952929" calcext:value-type="float">
            <text:p>915.2534459529</text:p>
          </table:table-cell>
          <table:table-cell office:value-type="float" office:value="980.856147107431" calcext:value-type="float">
            <text:p>980.8561471074</text:p>
          </table:table-cell>
          <table:table-cell office:value-type="float" office:value="946.725511217874" calcext:value-type="float">
            <text:p>946.7255112179</text:p>
          </table:table-cell>
          <table:table-cell office:value-type="float" office:value="1021.47259827443" calcext:value-type="float">
            <text:p>1021.4725982744</text:p>
          </table:table-cell>
          <table:table-cell office:value-type="float" office:value="974.882723445217" calcext:value-type="float">
            <text:p>974.8827234452</text:p>
          </table:table-cell>
          <table:table-cell office:value-type="float" office:value="994.516066955598" calcext:value-type="float">
            <text:p>994.5160669556</text:p>
          </table:table-cell>
          <table:table-cell office:value-type="float" office:value="922.313864035585" calcext:value-type="float">
            <text:p>922.3138640356</text:p>
          </table:table-cell>
          <table:table-cell office:value-type="float" office:value="0" calcext:value-type="float">
            <text:p>0</text:p>
          </table:table-cell>
          <table:table-cell office:value-type="float" office:value="901.954894406637" calcext:value-type="float">
            <text:p>901.9548944066</text:p>
          </table:table-cell>
          <table:table-cell office:value-type="float" office:value="884.795301570037" calcext:value-type="float">
            <text:p>884.79530157</text:p>
          </table:table-cell>
          <table:table-cell office:value-type="float" office:value="916.663354946806" calcext:value-type="float">
            <text:p>916.6633549468</text:p>
          </table:table-cell>
          <table:table-cell office:value-type="float" office:value="876.956092845868" calcext:value-type="float">
            <text:p>876.9560928459</text:p>
          </table:table-cell>
          <table:table-cell office:value-type="float" office:value="980.196926928163" calcext:value-type="float">
            <text:p>980.1969269282</text:p>
          </table:table-cell>
          <table:table-cell office:value-type="float" office:value="967.082690619992" calcext:value-type="float">
            <text:p>967.08269062</text:p>
          </table:table-cell>
          <table:table-cell office:value-type="float" office:value="887.68269104553" calcext:value-type="float">
            <text:p>887.6826910455</text:p>
          </table:table-cell>
          <table:table-cell office:value-type="float" office:value="973.077170982911" calcext:value-type="float">
            <text:p>973.0771709829</text:p>
          </table:table-cell>
          <table:table-cell office:value-type="float" office:value="0" calcext:value-type="float">
            <text:p>0</text:p>
          </table:table-cell>
          <table:table-cell office:value-type="float" office:value="988.906433954135" calcext:value-type="float">
            <text:p>988.9064339541</text:p>
          </table:table-cell>
          <table:table-cell office:value-type="float" office:value="974.092943391987" calcext:value-type="float">
            <text:p>974.092943392</text:p>
          </table:table-cell>
          <table:table-cell office:value-type="float" office:value="875.009973730824" calcext:value-type="float">
            <text:p>875.0099737308</text:p>
          </table:table-cell>
          <table:table-cell office:value-type="float" office:value="911.793240858305" calcext:value-type="float">
            <text:p>911.7932408583</text:p>
          </table:table-cell>
          <table:table-cell office:value-type="float" office:value="908.369586234751" calcext:value-type="float">
            <text:p>908.3695862348</text:p>
          </table:table-cell>
          <table:table-cell office:value-type="float" office:value="979.214744195577" calcext:value-type="float">
            <text:p>979.2147441956</text:p>
          </table:table-cell>
          <table:table-cell office:value-type="float" office:value="976.639883992893" calcext:value-type="float">
            <text:p>976.6398839929</text:p>
          </table:table-cell>
          <table:table-cell office:value-type="float" office:value="0" calcext:value-type="float">
            <text:p>0</text:p>
          </table:table-cell>
          <table:table-cell office:value-type="float" office:value="862.616716890895" calcext:value-type="float">
            <text:p>862.6167168909</text:p>
          </table:table-cell>
          <table:table-cell office:value-type="float" office:value="970.523026292717" calcext:value-type="float">
            <text:p>970.5230262927</text:p>
          </table:table-cell>
          <table:table-cell office:value-type="float" office:value="0" calcext:value-type="float">
            <text:p>0</text:p>
          </table:table-cell>
          <table:table-cell office:value-type="float" office:value="973.523085016782" calcext:value-type="float">
            <text:p>973.5230850168</text:p>
          </table:table-cell>
          <table:table-cell office:value-type="float" office:value="0" calcext:value-type="float">
            <text:p>0</text:p>
          </table:table-cell>
          <table:table-cell office:value-type="float" office:value="912.911944927409" calcext:value-type="float">
            <text:p>912.9119449274</text:p>
          </table:table-cell>
          <table:table-cell office:value-type="float" office:value="933.164922925883" calcext:value-type="float">
            <text:p>933.1649229259</text:p>
          </table:table-cell>
          <table:table-cell office:value-type="float" office:value="957.906779496044" calcext:value-type="float">
            <text:p>957.906779496</text:p>
          </table:table-cell>
          <table:table-cell office:value-type="float" office:value="964.436371721911" calcext:value-type="float">
            <text:p>964.4363717219</text:p>
          </table:table-cell>
          <table:table-cell office:value-type="float" office:value="973.836411219894" calcext:value-type="float">
            <text:p>973.8364112199</text:p>
          </table:table-cell>
          <table:table-cell office:value-type="float" office:value="920.639947622618" calcext:value-type="float">
            <text:p>920.6399476226</text:p>
          </table:table-cell>
          <table:table-cell office:value-type="float" office:value="926.799110356467" calcext:value-type="float">
            <text:p>926.7991103565</text:p>
          </table:table-cell>
          <table:table-cell office:value-type="float" office:value="941.187234390715" calcext:value-type="float">
            <text:p>941.1872343907</text:p>
          </table:table-cell>
          <table:table-cell office:value-type="float" office:value="946.191351073781" calcext:value-type="float">
            <text:p>946.1913510738</text:p>
          </table:table-cell>
          <table:table-cell office:value-type="float" office:value="925.230801611863" calcext:value-type="float">
            <text:p>925.2308016119</text:p>
          </table:table-cell>
          <table:table-cell office:value-type="float" office:value="868.282622900607" calcext:value-type="float">
            <text:p>868.2826229006</text:p>
          </table:table-cell>
          <table:table-cell office:value-type="float" office:value="1007.36944118361" calcext:value-type="float">
            <text:p>1007.3694411836</text:p>
          </table:table-cell>
          <table:table-cell office:value-type="float" office:value="1022.09979974117" calcext:value-type="float">
            <text:p>1022.0997997412</text:p>
          </table:table-cell>
        </table:table-row>
        <table:table-row table:style-name="ro1">
          <table:table-cell office:value-type="float" office:value="1013.59920778589" calcext:value-type="float">
            <text:p>1013.5992077859</text:p>
          </table:table-cell>
          <table:table-cell office:value-type="float" office:value="960.834674153552" calcext:value-type="float">
            <text:p>960.8346741536</text:p>
          </table:table-cell>
          <table:table-cell office:value-type="float" office:value="0" calcext:value-type="float">
            <text:p>0</text:p>
          </table:table-cell>
          <table:table-cell office:value-type="float" office:value="915.67742474096" calcext:value-type="float">
            <text:p>915.677424741</text:p>
          </table:table-cell>
          <table:table-cell office:value-type="float" office:value="906.806999832884" calcext:value-type="float">
            <text:p>906.8069998329</text:p>
          </table:table-cell>
          <table:table-cell office:value-type="float" office:value="990.502385940792" calcext:value-type="float">
            <text:p>990.5023859408</text:p>
          </table:table-cell>
          <table:table-cell office:value-type="float" office:value="990.365952654986" calcext:value-type="float">
            <text:p>990.365952655</text:p>
          </table:table-cell>
          <table:table-cell office:value-type="float" office:value="893.187888397029" calcext:value-type="float">
            <text:p>893.187888397</text:p>
          </table:table-cell>
          <table:table-cell office:value-type="float" office:value="962.873852839559" calcext:value-type="float">
            <text:p>962.8738528396</text:p>
          </table:table-cell>
          <table:table-cell office:value-type="float" office:value="931.184218636815" calcext:value-type="float">
            <text:p>931.1842186368</text:p>
          </table:table-cell>
          <table:table-cell office:value-type="float" office:value="1005.58515991634" calcext:value-type="float">
            <text:p>1005.5851599163</text:p>
          </table:table-cell>
          <table:table-cell office:value-type="float" office:value="967.004622632345" calcext:value-type="float">
            <text:p>967.0046226323</text:p>
          </table:table-cell>
          <table:table-cell office:value-type="float" office:value="993.365179869739" calcext:value-type="float">
            <text:p>993.3651798697</text:p>
          </table:table-cell>
          <table:table-cell office:value-type="float" office:value="916.012475720611" calcext:value-type="float">
            <text:p>916.0124757206</text:p>
          </table:table-cell>
          <table:table-cell office:value-type="float" office:value="0" calcext:value-type="float">
            <text:p>0</text:p>
          </table:table-cell>
          <table:table-cell office:value-type="float" office:value="895.38445576088" calcext:value-type="float">
            <text:p>895.3844557609</text:p>
          </table:table-cell>
          <table:table-cell office:value-type="float" office:value="873.014848972832" calcext:value-type="float">
            <text:p>873.0148489728</text:p>
          </table:table-cell>
          <table:table-cell office:value-type="float" office:value="906.4164890775" calcext:value-type="float">
            <text:p>906.4164890775</text:p>
          </table:table-cell>
          <table:table-cell office:value-type="float" office:value="869.836245403582" calcext:value-type="float">
            <text:p>869.8362454036</text:p>
          </table:table-cell>
          <table:table-cell office:value-type="float" office:value="972.356858928023" calcext:value-type="float">
            <text:p>972.356858928</text:p>
          </table:table-cell>
          <table:table-cell office:value-type="float" office:value="953.331566105807" calcext:value-type="float">
            <text:p>953.3315661058</text:p>
          </table:table-cell>
          <table:table-cell office:value-type="float" office:value="881.967271652178" calcext:value-type="float">
            <text:p>881.9672716522</text:p>
          </table:table-cell>
          <table:table-cell office:value-type="float" office:value="948.468195767821" calcext:value-type="float">
            <text:p>948.4681957678</text:p>
          </table:table-cell>
          <table:table-cell office:value-type="float" office:value="0" calcext:value-type="float">
            <text:p>0</text:p>
          </table:table-cell>
          <table:table-cell office:value-type="float" office:value="988.580579875271" calcext:value-type="float">
            <text:p>988.5805798753</text:p>
          </table:table-cell>
          <table:table-cell office:value-type="float" office:value="965.253991971513" calcext:value-type="float">
            <text:p>965.2539919715</text:p>
          </table:table-cell>
          <table:table-cell office:value-type="float" office:value="873.790883220918" calcext:value-type="float">
            <text:p>873.7908832209</text:p>
          </table:table-cell>
          <table:table-cell office:value-type="float" office:value="914.236282591528" calcext:value-type="float">
            <text:p>914.2362825915</text:p>
          </table:table-cell>
          <table:table-cell office:value-type="float" office:value="904.417814996813" calcext:value-type="float">
            <text:p>904.4178149968</text:p>
          </table:table-cell>
          <table:table-cell office:value-type="float" office:value="981.991939499947" calcext:value-type="float">
            <text:p>981.9919394999</text:p>
          </table:table-cell>
          <table:table-cell office:value-type="float" office:value="974.723043504302" calcext:value-type="float">
            <text:p>974.7230435043</text:p>
          </table:table-cell>
          <table:table-cell office:value-type="float" office:value="0" calcext:value-type="float">
            <text:p>0</text:p>
          </table:table-cell>
          <table:table-cell office:value-type="float" office:value="861.772394627443" calcext:value-type="float">
            <text:p>861.7723946274</text:p>
          </table:table-cell>
          <table:table-cell office:value-type="float" office:value="972.051446241426" calcext:value-type="float">
            <text:p>972.0514462414</text:p>
          </table:table-cell>
          <table:table-cell office:value-type="float" office:value="0" calcext:value-type="float">
            <text:p>0</text:p>
          </table:table-cell>
          <table:table-cell office:value-type="float" office:value="951.079291798557" calcext:value-type="float">
            <text:p>951.0792917986</text:p>
          </table:table-cell>
          <table:table-cell office:value-type="float" office:value="0" calcext:value-type="float">
            <text:p>0</text:p>
          </table:table-cell>
          <table:table-cell office:value-type="float" office:value="906.511880282367" calcext:value-type="float">
            <text:p>906.5118802824</text:p>
          </table:table-cell>
          <table:table-cell office:value-type="float" office:value="931.732352318889" calcext:value-type="float">
            <text:p>931.7323523189</text:p>
          </table:table-cell>
          <table:table-cell office:value-type="float" office:value="959.301716013544" calcext:value-type="float">
            <text:p>959.3017160135</text:p>
          </table:table-cell>
          <table:table-cell office:value-type="float" office:value="954.245075333484" calcext:value-type="float">
            <text:p>954.2450753335</text:p>
          </table:table-cell>
          <table:table-cell office:value-type="float" office:value="972.755226278459" calcext:value-type="float">
            <text:p>972.7552262785</text:p>
          </table:table-cell>
          <table:table-cell office:value-type="float" office:value="912.371583950657" calcext:value-type="float">
            <text:p>912.3715839507</text:p>
          </table:table-cell>
          <table:table-cell office:value-type="float" office:value="904.720342862471" calcext:value-type="float">
            <text:p>904.7203428625</text:p>
          </table:table-cell>
          <table:table-cell office:value-type="float" office:value="947.013011184042" calcext:value-type="float">
            <text:p>947.013011184</text:p>
          </table:table-cell>
          <table:table-cell office:value-type="float" office:value="943.776255946032" calcext:value-type="float">
            <text:p>943.776255946</text:p>
          </table:table-cell>
          <table:table-cell office:value-type="float" office:value="921.83750590842" calcext:value-type="float">
            <text:p>921.8375059084</text:p>
          </table:table-cell>
          <table:table-cell office:value-type="float" office:value="876.38740563226" calcext:value-type="float">
            <text:p>876.3874056323</text:p>
          </table:table-cell>
          <table:table-cell office:value-type="float" office:value="990.744974410889" calcext:value-type="float">
            <text:p>990.7449744109</text:p>
          </table:table-cell>
          <table:table-cell office:value-type="float" office:value="1021.73706028791" calcext:value-type="float">
            <text:p>1021.7370602879</text:p>
          </table:table-cell>
        </table:table-row>
        <table:table-row table:style-name="ro1">
          <table:table-cell office:value-type="float" office:value="994.156164810263" calcext:value-type="float">
            <text:p>994.1561648103</text:p>
          </table:table-cell>
          <table:table-cell office:value-type="float" office:value="960.834674153552" calcext:value-type="float">
            <text:p>960.8346741536</text:p>
          </table:table-cell>
          <table:table-cell office:value-type="float" office:value="0" calcext:value-type="float">
            <text:p>0</text:p>
          </table:table-cell>
          <table:table-cell office:value-type="float" office:value="915.454668707677" calcext:value-type="float">
            <text:p>915.4546687077</text:p>
          </table:table-cell>
          <table:table-cell office:value-type="float" office:value="879.532794057345" calcext:value-type="float">
            <text:p>879.5327940573</text:p>
          </table:table-cell>
          <table:table-cell office:value-type="float" office:value="990.402119768768" calcext:value-type="float">
            <text:p>990.4021197688</text:p>
          </table:table-cell>
          <table:table-cell office:value-type="float" office:value="984.405273198285" calcext:value-type="float">
            <text:p>984.4052731983</text:p>
          </table:table-cell>
          <table:table-cell office:value-type="float" office:value="879.020200561853" calcext:value-type="float">
            <text:p>879.0202005619</text:p>
          </table:table-cell>
          <table:table-cell office:value-type="float" office:value="970.16491151376" calcext:value-type="float">
            <text:p>970.1649115138</text:p>
          </table:table-cell>
          <table:table-cell office:value-type="float" office:value="930.507188301758" calcext:value-type="float">
            <text:p>930.5071883018</text:p>
          </table:table-cell>
          <table:table-cell office:value-type="float" office:value="1005.58515991634" calcext:value-type="float">
            <text:p>1005.5851599163</text:p>
          </table:table-cell>
          <table:table-cell office:value-type="float" office:value="939.259631033925" calcext:value-type="float">
            <text:p>939.2596310339</text:p>
          </table:table-cell>
          <table:table-cell office:value-type="float" office:value="976.342749923114" calcext:value-type="float">
            <text:p>976.3427499231</text:p>
          </table:table-cell>
          <table:table-cell office:value-type="float" office:value="906.123569039847" calcext:value-type="float">
            <text:p>906.1235690398</text:p>
          </table:table-cell>
          <table:table-cell office:value-type="float" office:value="0" calcext:value-type="float">
            <text:p>0</text:p>
          </table:table-cell>
          <table:table-cell office:value-type="float" office:value="898.411107428657" calcext:value-type="float">
            <text:p>898.4111074287</text:p>
          </table:table-cell>
          <table:table-cell office:value-type="float" office:value="871.68864678755" calcext:value-type="float">
            <text:p>871.6886467876</text:p>
          </table:table-cell>
          <table:table-cell office:value-type="float" office:value="901.226891204628" calcext:value-type="float">
            <text:p>901.2268912046</text:p>
          </table:table-cell>
          <table:table-cell office:value-type="float" office:value="868.320615410063" calcext:value-type="float">
            <text:p>868.3206154101</text:p>
          </table:table-cell>
          <table:table-cell office:value-type="float" office:value="957.69954728383" calcext:value-type="float">
            <text:p>957.6995472838</text:p>
          </table:table-cell>
          <table:table-cell office:value-type="float" office:value="952.468065638859" calcext:value-type="float">
            <text:p>952.4680656389</text:p>
          </table:table-cell>
          <table:table-cell office:value-type="float" office:value="873.035396234579" calcext:value-type="float">
            <text:p>873.0353962346</text:p>
          </table:table-cell>
          <table:table-cell office:value-type="float" office:value="947.182844588599" calcext:value-type="float">
            <text:p>947.1828445886</text:p>
          </table:table-cell>
          <table:table-cell office:value-type="float" office:value="0" calcext:value-type="float">
            <text:p>0</text:p>
          </table:table-cell>
          <table:table-cell office:value-type="float" office:value="983.162808611777" calcext:value-type="float">
            <text:p>983.1628086118</text:p>
          </table:table-cell>
          <table:table-cell office:value-type="float" office:value="949.498597201015" calcext:value-type="float">
            <text:p>949.498597201</text:p>
          </table:table-cell>
          <table:table-cell office:value-type="float" office:value="872.58943854629" calcext:value-type="float">
            <text:p>872.5894385463</text:p>
          </table:table-cell>
          <table:table-cell office:value-type="float" office:value="909.086116533018" calcext:value-type="float">
            <text:p>909.086116533</text:p>
          </table:table-cell>
          <table:table-cell office:value-type="float" office:value="893.749024101552" calcext:value-type="float">
            <text:p>893.7490241016</text:p>
          </table:table-cell>
          <table:table-cell office:value-type="float" office:value="981.257884706736" calcext:value-type="float">
            <text:p>981.2578847067</text:p>
          </table:table-cell>
          <table:table-cell office:value-type="float" office:value="974.723043504302" calcext:value-type="float">
            <text:p>974.7230435043</text:p>
          </table:table-cell>
          <table:table-cell office:value-type="float" office:value="0" calcext:value-type="float">
            <text:p>0</text:p>
          </table:table-cell>
          <table:table-cell office:value-type="float" office:value="861.104270325193" calcext:value-type="float">
            <text:p>861.1042703252</text:p>
          </table:table-cell>
          <table:table-cell office:value-type="float" office:value="970.611192803605" calcext:value-type="float">
            <text:p>970.6111928036</text:p>
          </table:table-cell>
          <table:table-cell office:value-type="float" office:value="0" calcext:value-type="float">
            <text:p>0</text:p>
          </table:table-cell>
          <table:table-cell office:value-type="float" office:value="945.232636069959" calcext:value-type="float">
            <text:p>945.23263607</text:p>
          </table:table-cell>
          <table:table-cell office:value-type="float" office:value="0" calcext:value-type="float">
            <text:p>0</text:p>
          </table:table-cell>
          <table:table-cell office:value-type="float" office:value="875.076467832648" calcext:value-type="float">
            <text:p>875.0764678326</text:p>
          </table:table-cell>
          <table:table-cell office:value-type="float" office:value="933.889181238407" calcext:value-type="float">
            <text:p>933.8891812384</text:p>
          </table:table-cell>
          <table:table-cell office:value-type="float" office:value="952.701669476547" calcext:value-type="float">
            <text:p>952.7016694765</text:p>
          </table:table-cell>
          <table:table-cell office:value-type="float" office:value="951.727472147163" calcext:value-type="float">
            <text:p>951.7274721472</text:p>
          </table:table-cell>
          <table:table-cell office:value-type="float" office:value="958.416737834809" calcext:value-type="float">
            <text:p>958.4167378348</text:p>
          </table:table-cell>
          <table:table-cell office:value-type="float" office:value="911.312956619625" calcext:value-type="float">
            <text:p>911.3129566196</text:p>
          </table:table-cell>
          <table:table-cell office:value-type="float" office:value="898.042981760937" calcext:value-type="float">
            <text:p>898.0429817609</text:p>
          </table:table-cell>
          <table:table-cell office:value-type="float" office:value="955.884298954395" calcext:value-type="float">
            <text:p>955.8842989544</text:p>
          </table:table-cell>
          <table:table-cell office:value-type="float" office:value="945.324076752387" calcext:value-type="float">
            <text:p>945.3240767524</text:p>
          </table:table-cell>
          <table:table-cell office:value-type="float" office:value="921.120880620714" calcext:value-type="float">
            <text:p>921.1208806207</text:p>
          </table:table-cell>
          <table:table-cell office:value-type="float" office:value="872.754768665171" calcext:value-type="float">
            <text:p>872.7547686652</text:p>
          </table:table-cell>
          <table:table-cell office:value-type="float" office:value="984.328503732457" calcext:value-type="float">
            <text:p>984.3285037325</text:p>
          </table:table-cell>
          <table:table-cell office:value-type="float" office:value="1022.20284233012" calcext:value-type="float">
            <text:p>1022.2028423301</text:p>
          </table:table-cell>
        </table:table-row>
        <table:table-row table:style-name="ro1">
          <table:table-cell office:value-type="float" office:value="992.585596484075" calcext:value-type="float">
            <text:p>992.5855964841</text:p>
          </table:table-cell>
          <table:table-cell office:value-type="float" office:value="960.834674153552" calcext:value-type="float">
            <text:p>960.8346741536</text:p>
          </table:table-cell>
          <table:table-cell office:value-type="float" office:value="0" calcext:value-type="float">
            <text:p>0</text:p>
          </table:table-cell>
          <table:table-cell office:value-type="float" office:value="913.980106725703" calcext:value-type="float">
            <text:p>913.9801067257</text:p>
          </table:table-cell>
          <table:table-cell office:value-type="float" office:value="872.644135712883" calcext:value-type="float">
            <text:p>872.6441357129</text:p>
          </table:table-cell>
          <table:table-cell office:value-type="float" office:value="980.22770758189" calcext:value-type="float">
            <text:p>980.2277075819</text:p>
          </table:table-cell>
          <table:table-cell office:value-type="float" office:value="989.979928819936" calcext:value-type="float">
            <text:p>989.9799288199</text:p>
          </table:table-cell>
          <table:table-cell office:value-type="float" office:value="867.838331109425" calcext:value-type="float">
            <text:p>867.8383311094</text:p>
          </table:table-cell>
          <table:table-cell office:value-type="float" office:value="953.381773088335" calcext:value-type="float">
            <text:p>953.3817730883</text:p>
          </table:table-cell>
          <table:table-cell office:value-type="float" office:value="926.560658927771" calcext:value-type="float">
            <text:p>926.5606589278</text:p>
          </table:table-cell>
          <table:table-cell office:value-type="float" office:value="1007.90622121205" calcext:value-type="float">
            <text:p>1007.9062212121</text:p>
          </table:table-cell>
          <table:table-cell office:value-type="float" office:value="917.457699329373" calcext:value-type="float">
            <text:p>917.4576993294</text:p>
          </table:table-cell>
          <table:table-cell office:value-type="float" office:value="967.93692569678" calcext:value-type="float">
            <text:p>967.9369256968</text:p>
          </table:table-cell>
          <table:table-cell office:value-type="float" office:value="900.969797666335" calcext:value-type="float">
            <text:p>900.9697976663</text:p>
          </table:table-cell>
          <table:table-cell office:value-type="float" office:value="0" calcext:value-type="float">
            <text:p>0</text:p>
          </table:table-cell>
          <table:table-cell office:value-type="float" office:value="879.57759380554" calcext:value-type="float">
            <text:p>879.5775938055</text:p>
          </table:table-cell>
          <table:table-cell office:value-type="float" office:value="866.062818503541" calcext:value-type="float">
            <text:p>866.0628185035</text:p>
          </table:table-cell>
          <table:table-cell office:value-type="float" office:value="876.519449111317" calcext:value-type="float">
            <text:p>876.5194491113</text:p>
          </table:table-cell>
          <table:table-cell office:value-type="float" office:value="866.24502281204" calcext:value-type="float">
            <text:p>866.245022812</text:p>
          </table:table-cell>
          <table:table-cell office:value-type="float" office:value="950.572924082981" calcext:value-type="float">
            <text:p>950.572924083</text:p>
          </table:table-cell>
          <table:table-cell office:value-type="float" office:value="943.549376013093" calcext:value-type="float">
            <text:p>943.5493760131</text:p>
          </table:table-cell>
          <table:table-cell office:value-type="float" office:value="872.646215130326" calcext:value-type="float">
            <text:p>872.6462151303</text:p>
          </table:table-cell>
          <table:table-cell office:value-type="float" office:value="947.174590114345" calcext:value-type="float">
            <text:p>947.1745901143</text:p>
          </table:table-cell>
          <table:table-cell office:value-type="float" office:value="0" calcext:value-type="float">
            <text:p>0</text:p>
          </table:table-cell>
          <table:table-cell office:value-type="float" office:value="982.003592474543" calcext:value-type="float">
            <text:p>982.0035924745</text:p>
          </table:table-cell>
          <table:table-cell office:value-type="float" office:value="932.874091974878" calcext:value-type="float">
            <text:p>932.8740919749</text:p>
          </table:table-cell>
          <table:table-cell office:value-type="float" office:value="866.603598021136" calcext:value-type="float">
            <text:p>866.6035980211</text:p>
          </table:table-cell>
          <table:table-cell office:value-type="float" office:value="905.300527080654" calcext:value-type="float">
            <text:p>905.3005270807</text:p>
          </table:table-cell>
          <table:table-cell office:value-type="float" office:value="879.537297232043" calcext:value-type="float">
            <text:p>879.537297232</text:p>
          </table:table-cell>
          <table:table-cell office:value-type="float" office:value="976.194074530059" calcext:value-type="float">
            <text:p>976.1940745301</text:p>
          </table:table-cell>
          <table:table-cell office:value-type="float" office:value="973.062280477154" calcext:value-type="float">
            <text:p>973.0622804772</text:p>
          </table:table-cell>
          <table:table-cell office:value-type="float" office:value="0" calcext:value-type="float">
            <text:p>0</text:p>
          </table:table-cell>
          <table:table-cell office:value-type="float" office:value="860.478228341011" calcext:value-type="float">
            <text:p>860.478228341</text:p>
          </table:table-cell>
          <table:table-cell office:value-type="float" office:value="965.197741826568" calcext:value-type="float">
            <text:p>965.1977418266</text:p>
          </table:table-cell>
          <table:table-cell office:value-type="float" office:value="0" calcext:value-type="float">
            <text:p>0</text:p>
          </table:table-cell>
          <table:table-cell office:value-type="float" office:value="941.986251729646" calcext:value-type="float">
            <text:p>941.9862517296</text:p>
          </table:table-cell>
          <table:table-cell office:value-type="float" office:value="0" calcext:value-type="float">
            <text:p>0</text:p>
          </table:table-cell>
          <table:table-cell office:value-type="float" office:value="874.536626225019" calcext:value-type="float">
            <text:p>874.536626225</text:p>
          </table:table-cell>
          <table:table-cell office:value-type="float" office:value="928.68826048926" calcext:value-type="float">
            <text:p>928.6882604893</text:p>
          </table:table-cell>
          <table:table-cell office:value-type="float" office:value="937.32403416555" calcext:value-type="float">
            <text:p>937.3240341656</text:p>
          </table:table-cell>
          <table:table-cell office:value-type="float" office:value="946.455820819459" calcext:value-type="float">
            <text:p>946.4558208195</text:p>
          </table:table-cell>
          <table:table-cell office:value-type="float" office:value="938.932454236446" calcext:value-type="float">
            <text:p>938.9324542364</text:p>
          </table:table-cell>
          <table:table-cell office:value-type="float" office:value="901.85912647296" calcext:value-type="float">
            <text:p>901.859126473</text:p>
          </table:table-cell>
          <table:table-cell office:value-type="float" office:value="896.193709585439" calcext:value-type="float">
            <text:p>896.1937095854</text:p>
          </table:table-cell>
          <table:table-cell office:value-type="float" office:value="935.95181519284" calcext:value-type="float">
            <text:p>935.9518151928</text:p>
          </table:table-cell>
          <table:table-cell office:value-type="float" office:value="923.691630640375" calcext:value-type="float">
            <text:p>923.6916306404</text:p>
          </table:table-cell>
          <table:table-cell office:value-type="float" office:value="920.646251953301" calcext:value-type="float">
            <text:p>920.6462519533</text:p>
          </table:table-cell>
          <table:table-cell office:value-type="float" office:value="863.600303803005" calcext:value-type="float">
            <text:p>863.600303803</text:p>
          </table:table-cell>
          <table:table-cell office:value-type="float" office:value="978.458448759103" calcext:value-type="float">
            <text:p>978.4584487591</text:p>
          </table:table-cell>
          <table:table-cell office:value-type="float" office:value="1016.70507913016" calcext:value-type="float">
            <text:p>1016.7050791302</text:p>
          </table:table-cell>
        </table:table-row>
        <table:table-row table:style-name="ro1">
          <table:table-cell office:value-type="float" office:value="993.822577265128" calcext:value-type="float">
            <text:p>993.8225772651</text:p>
          </table:table-cell>
          <table:table-cell office:value-type="float" office:value="955.015087102277" calcext:value-type="float">
            <text:p>955.0150871023</text:p>
          </table:table-cell>
          <table:table-cell office:value-type="float" office:value="0" calcext:value-type="float">
            <text:p>0</text:p>
          </table:table-cell>
          <table:table-cell office:value-type="float" office:value="912.743223935659" calcext:value-type="float">
            <text:p>912.7432239357</text:p>
          </table:table-cell>
          <table:table-cell office:value-type="float" office:value="847.365288359544" calcext:value-type="float">
            <text:p>847.3652883595</text:p>
          </table:table-cell>
          <table:table-cell office:value-type="float" office:value="972.975271224504" calcext:value-type="float">
            <text:p>972.9752712245</text:p>
          </table:table-cell>
          <table:table-cell office:value-type="float" office:value="988.889765898451" calcext:value-type="float">
            <text:p>988.8897658985</text:p>
          </table:table-cell>
          <table:table-cell office:value-type="float" office:value="859.842233651351" calcext:value-type="float">
            <text:p>859.8422336514</text:p>
          </table:table-cell>
          <table:table-cell office:value-type="float" office:value="956.696326856057" calcext:value-type="float">
            <text:p>956.6963268561</text:p>
          </table:table-cell>
          <table:table-cell office:value-type="float" office:value="924.374638224496" calcext:value-type="float">
            <text:p>924.3746382245</text:p>
          </table:table-cell>
          <table:table-cell office:value-type="float" office:value="1006.59379510808" calcext:value-type="float">
            <text:p>1006.5937951081</text:p>
          </table:table-cell>
          <table:table-cell office:value-type="float" office:value="914.789896867234" calcext:value-type="float">
            <text:p>914.7898968672</text:p>
          </table:table-cell>
          <table:table-cell office:value-type="float" office:value="964.72757076616" calcext:value-type="float">
            <text:p>964.7275707662</text:p>
          </table:table-cell>
          <table:table-cell office:value-type="float" office:value="907.966996089209" calcext:value-type="float">
            <text:p>907.9669960892</text:p>
          </table:table-cell>
          <table:table-cell office:value-type="float" office:value="0" calcext:value-type="float">
            <text:p>0</text:p>
          </table:table-cell>
          <table:table-cell office:value-type="float" office:value="879.031983684308" calcext:value-type="float">
            <text:p>879.0319836843</text:p>
          </table:table-cell>
          <table:table-cell office:value-type="float" office:value="863.364574419432" calcext:value-type="float">
            <text:p>863.3645744194</text:p>
          </table:table-cell>
          <table:table-cell office:value-type="float" office:value="865.383705229384" calcext:value-type="float">
            <text:p>865.3837052294</text:p>
          </table:table-cell>
          <table:table-cell office:value-type="float" office:value="863.954497019644" calcext:value-type="float">
            <text:p>863.9544970196</text:p>
          </table:table-cell>
          <table:table-cell office:value-type="float" office:value="945.555889470558" calcext:value-type="float">
            <text:p>945.5558894706</text:p>
          </table:table-cell>
          <table:table-cell office:value-type="float" office:value="945.096177018797" calcext:value-type="float">
            <text:p>945.0961770188</text:p>
          </table:table-cell>
          <table:table-cell office:value-type="float" office:value="872.608052074112" calcext:value-type="float">
            <text:p>872.6080520741</text:p>
          </table:table-cell>
          <table:table-cell office:value-type="float" office:value="950.21844920211" calcext:value-type="float">
            <text:p>950.2184492021</text:p>
          </table:table-cell>
          <table:table-cell office:value-type="float" office:value="0" calcext:value-type="float">
            <text:p>0</text:p>
          </table:table-cell>
          <table:table-cell office:value-type="float" office:value="990.313480457437" calcext:value-type="float">
            <text:p>990.3134804574</text:p>
          </table:table-cell>
          <table:table-cell office:value-type="float" office:value="921.303453954835" calcext:value-type="float">
            <text:p>921.3034539548</text:p>
          </table:table-cell>
          <table:table-cell office:value-type="float" office:value="866.155905078653" calcext:value-type="float">
            <text:p>866.1559050787</text:p>
          </table:table-cell>
          <table:table-cell office:value-type="float" office:value="904.50679144516" calcext:value-type="float">
            <text:p>904.5067914452</text:p>
          </table:table-cell>
          <table:table-cell office:value-type="float" office:value="867.117722093908" calcext:value-type="float">
            <text:p>867.1177220939</text:p>
          </table:table-cell>
          <table:table-cell office:value-type="float" office:value="966.717977580772" calcext:value-type="float">
            <text:p>966.7179775808</text:p>
          </table:table-cell>
          <table:table-cell office:value-type="float" office:value="979.464723082568" calcext:value-type="float">
            <text:p>979.4647230826</text:p>
          </table:table-cell>
          <table:table-cell office:value-type="float" office:value="0" calcext:value-type="float">
            <text:p>0</text:p>
          </table:table-cell>
          <table:table-cell office:value-type="float" office:value="860.903995448241" calcext:value-type="float">
            <text:p>860.9039954482</text:p>
          </table:table-cell>
          <table:table-cell office:value-type="float" office:value="961.13039126417" calcext:value-type="float">
            <text:p>961.1303912642</text:p>
          </table:table-cell>
          <table:table-cell office:value-type="float" office:value="0" calcext:value-type="float">
            <text:p>0</text:p>
          </table:table-cell>
          <table:table-cell office:value-type="float" office:value="941.986251729646" calcext:value-type="float">
            <text:p>941.9862517296</text:p>
          </table:table-cell>
          <table:table-cell office:value-type="float" office:value="0" calcext:value-type="float">
            <text:p>0</text:p>
          </table:table-cell>
          <table:table-cell office:value-type="float" office:value="873.81477945836" calcext:value-type="float">
            <text:p>873.8147794584</text:p>
          </table:table-cell>
          <table:table-cell office:value-type="float" office:value="922.147807146242" calcext:value-type="float">
            <text:p>922.1478071462</text:p>
          </table:table-cell>
          <table:table-cell office:value-type="float" office:value="934.752906254019" calcext:value-type="float">
            <text:p>934.752906254</text:p>
          </table:table-cell>
          <table:table-cell office:value-type="float" office:value="951.587969160209" calcext:value-type="float">
            <text:p>951.5879691602</text:p>
          </table:table-cell>
          <table:table-cell office:value-type="float" office:value="944.966642995803" calcext:value-type="float">
            <text:p>944.9666429958</text:p>
          </table:table-cell>
          <table:table-cell office:value-type="float" office:value="885.742154116255" calcext:value-type="float">
            <text:p>885.7421541163</text:p>
          </table:table-cell>
          <table:table-cell office:value-type="float" office:value="886.981546976887" calcext:value-type="float">
            <text:p>886.9815469769</text:p>
          </table:table-cell>
          <table:table-cell office:value-type="float" office:value="931.747163026131" calcext:value-type="float">
            <text:p>931.7471630261</text:p>
          </table:table-cell>
          <table:table-cell office:value-type="float" office:value="913.224311216711" calcext:value-type="float">
            <text:p>913.2243112167</text:p>
          </table:table-cell>
          <table:table-cell office:value-type="float" office:value="920.416553436145" calcext:value-type="float">
            <text:p>920.4165534361</text:p>
          </table:table-cell>
          <table:table-cell office:value-type="float" office:value="864.655170441895" calcext:value-type="float">
            <text:p>864.6551704419</text:p>
          </table:table-cell>
          <table:table-cell office:value-type="float" office:value="978.471258197282" calcext:value-type="float">
            <text:p>978.4712581973</text:p>
          </table:table-cell>
          <table:table-cell office:value-type="float" office:value="1016.37431625152" calcext:value-type="float">
            <text:p>1016.3743162515</text:p>
          </table:table-cell>
        </table:table-row>
        <table:table-row table:style-name="ro1">
          <table:table-cell office:value-type="float" office:value="994.96523920898" calcext:value-type="float">
            <text:p>994.965239209</text:p>
          </table:table-cell>
          <table:table-cell office:value-type="float" office:value="950.231118760093" calcext:value-type="float">
            <text:p>950.2311187601</text:p>
          </table:table-cell>
          <table:table-cell office:value-type="float" office:value="0" calcext:value-type="float">
            <text:p>0</text:p>
          </table:table-cell>
          <table:table-cell office:value-type="float" office:value="910.162448246333" calcext:value-type="float">
            <text:p>910.1624482463</text:p>
          </table:table-cell>
          <table:table-cell office:value-type="float" office:value="837.914883678484" calcext:value-type="float">
            <text:p>837.9148836785</text:p>
          </table:table-cell>
          <table:table-cell office:value-type="float" office:value="971.473422783159" calcext:value-type="float">
            <text:p>971.4734227832</text:p>
          </table:table-cell>
          <table:table-cell office:value-type="float" office:value="989.783061688177" calcext:value-type="float">
            <text:p>989.7830616882</text:p>
          </table:table-cell>
          <table:table-cell office:value-type="float" office:value="855.328750646529" calcext:value-type="float">
            <text:p>855.3287506465</text:p>
          </table:table-cell>
          <table:table-cell office:value-type="float" office:value="952.894735392677" calcext:value-type="float">
            <text:p>952.8947353927</text:p>
          </table:table-cell>
          <table:table-cell office:value-type="float" office:value="918.664605665669" calcext:value-type="float">
            <text:p>918.6646056657</text:p>
          </table:table-cell>
          <table:table-cell office:value-type="float" office:value="1008.00368589696" calcext:value-type="float">
            <text:p>1008.003685897</text:p>
          </table:table-cell>
          <table:table-cell office:value-type="float" office:value="910.186332871196" calcext:value-type="float">
            <text:p>910.1863328712</text:p>
          </table:table-cell>
          <table:table-cell office:value-type="float" office:value="969.961858934436" calcext:value-type="float">
            <text:p>969.9618589344</text:p>
          </table:table-cell>
          <table:table-cell office:value-type="float" office:value="910.944440063114" calcext:value-type="float">
            <text:p>910.9444400631</text:p>
          </table:table-cell>
          <table:table-cell office:value-type="float" office:value="0" calcext:value-type="float">
            <text:p>0</text:p>
          </table:table-cell>
          <table:table-cell office:value-type="float" office:value="873.256878894489" calcext:value-type="float">
            <text:p>873.2568788945</text:p>
          </table:table-cell>
          <table:table-cell office:value-type="float" office:value="850.979588774185" calcext:value-type="float">
            <text:p>850.9795887742</text:p>
          </table:table-cell>
          <table:table-cell office:value-type="float" office:value="866.332795731975" calcext:value-type="float">
            <text:p>866.332795732</text:p>
          </table:table-cell>
          <table:table-cell office:value-type="float" office:value="861.353611761745" calcext:value-type="float">
            <text:p>861.3536117617</text:p>
          </table:table-cell>
          <table:table-cell office:value-type="float" office:value="943.501080870141" calcext:value-type="float">
            <text:p>943.5010808701</text:p>
          </table:table-cell>
          <table:table-cell office:value-type="float" office:value="947.564328770118" calcext:value-type="float">
            <text:p>947.5643287701</text:p>
          </table:table-cell>
          <table:table-cell office:value-type="float" office:value="875.241069028633" calcext:value-type="float">
            <text:p>875.2410690286</text:p>
          </table:table-cell>
          <table:table-cell office:value-type="float" office:value="949.576782318218" calcext:value-type="float">
            <text:p>949.5767823182</text:p>
          </table:table-cell>
          <table:table-cell office:value-type="float" office:value="0" calcext:value-type="float">
            <text:p>0</text:p>
          </table:table-cell>
          <table:table-cell office:value-type="float" office:value="986.868132487365" calcext:value-type="float">
            <text:p>986.8681324874</text:p>
          </table:table-cell>
          <table:table-cell office:value-type="float" office:value="912.844491468506" calcext:value-type="float">
            <text:p>912.8444914685</text:p>
          </table:table-cell>
          <table:table-cell office:value-type="float" office:value="858.513069700813" calcext:value-type="float">
            <text:p>858.5130697008</text:p>
          </table:table-cell>
          <table:table-cell office:value-type="float" office:value="906.343549577699" calcext:value-type="float">
            <text:p>906.3435495777</text:p>
          </table:table-cell>
          <table:table-cell office:value-type="float" office:value="856.724002631428" calcext:value-type="float">
            <text:p>856.7240026314</text:p>
          </table:table-cell>
          <table:table-cell office:value-type="float" office:value="946.600097792816" calcext:value-type="float">
            <text:p>946.6000977928</text:p>
          </table:table-cell>
          <table:table-cell office:value-type="float" office:value="981.476568048409" calcext:value-type="float">
            <text:p>981.4765680484</text:p>
          </table:table-cell>
          <table:table-cell office:value-type="float" office:value="0" calcext:value-type="float">
            <text:p>0</text:p>
          </table:table-cell>
          <table:table-cell office:value-type="float" office:value="845.048191535881" calcext:value-type="float">
            <text:p>845.0481915359</text:p>
          </table:table-cell>
          <table:table-cell office:value-type="float" office:value="962.678913432008" calcext:value-type="float">
            <text:p>962.678913432</text:p>
          </table:table-cell>
          <table:table-cell office:value-type="float" office:value="0" calcext:value-type="float">
            <text:p>0</text:p>
          </table:table-cell>
          <table:table-cell office:value-type="float" office:value="942.365765776594" calcext:value-type="float">
            <text:p>942.3657657766</text:p>
          </table:table-cell>
          <table:table-cell office:value-type="float" office:value="0" calcext:value-type="float">
            <text:p>0</text:p>
          </table:table-cell>
          <table:table-cell office:value-type="float" office:value="867.828164070859" calcext:value-type="float">
            <text:p>867.8281640709</text:p>
          </table:table-cell>
          <table:table-cell office:value-type="float" office:value="918.746870711597" calcext:value-type="float">
            <text:p>918.7468707116</text:p>
          </table:table-cell>
          <table:table-cell office:value-type="float" office:value="928.050821763856" calcext:value-type="float">
            <text:p>928.0508217639</text:p>
          </table:table-cell>
          <table:table-cell office:value-type="float" office:value="949.7213875547" calcext:value-type="float">
            <text:p>949.7213875547</text:p>
          </table:table-cell>
          <table:table-cell office:value-type="float" office:value="938.906368616773" calcext:value-type="float">
            <text:p>938.9063686168</text:p>
          </table:table-cell>
          <table:table-cell office:value-type="float" office:value="888.542612368242" calcext:value-type="float">
            <text:p>888.5426123682</text:p>
          </table:table-cell>
          <table:table-cell office:value-type="float" office:value="876.112836858725" calcext:value-type="float">
            <text:p>876.1128368587</text:p>
          </table:table-cell>
          <table:table-cell office:value-type="float" office:value="931.618779615681" calcext:value-type="float">
            <text:p>931.6187796157</text:p>
          </table:table-cell>
          <table:table-cell office:value-type="float" office:value="911.137563106083" calcext:value-type="float">
            <text:p>911.1375631061</text:p>
          </table:table-cell>
          <table:table-cell office:value-type="float" office:value="920.584085380152" calcext:value-type="float">
            <text:p>920.5840853802</text:p>
          </table:table-cell>
          <table:table-cell office:value-type="float" office:value="857.222735618831" calcext:value-type="float">
            <text:p>857.2227356188</text:p>
          </table:table-cell>
          <table:table-cell office:value-type="float" office:value="978.062149472233" calcext:value-type="float">
            <text:p>978.0621494722</text:p>
          </table:table-cell>
          <table:table-cell office:value-type="float" office:value="1003.89420830406" calcext:value-type="float">
            <text:p>1003.8942083041</text:p>
          </table:table-cell>
        </table:table-row>
        <table:table-row table:style-name="ro1">
          <table:table-cell office:value-type="float" office:value="994.488141165001" calcext:value-type="float">
            <text:p>994.488141165</text:p>
          </table:table-cell>
          <table:table-cell office:value-type="float" office:value="947.388440125277" calcext:value-type="float">
            <text:p>947.3884401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7.38740552217" calcext:value-type="float">
            <text:p>837.3874055222</text:p>
          </table:table-cell>
          <table:table-cell office:value-type="float" office:value="973.275318049166" calcext:value-type="float">
            <text:p>973.2753180492</text:p>
          </table:table-cell>
          <table:table-cell office:value-type="float" office:value="989.929275180637" calcext:value-type="float">
            <text:p>989.9292751806</text:p>
          </table:table-cell>
          <table:table-cell office:value-type="float" office:value="856.002040615083" calcext:value-type="float">
            <text:p>856.0020406151</text:p>
          </table:table-cell>
          <table:table-cell office:value-type="float" office:value="942.566954465105" calcext:value-type="float">
            <text:p>942.5669544651</text:p>
          </table:table-cell>
          <table:table-cell office:value-type="float" office:value="0" calcext:value-type="float">
            <text:p>0</text:p>
          </table:table-cell>
          <table:table-cell office:value-type="float" office:value="1002.39299449625" calcext:value-type="float">
            <text:p>1002.3929944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0.944440063114" calcext:value-type="float">
            <text:p>910.94444006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0.452209673817" calcext:value-type="float">
            <text:p>850.4522096738</text:p>
          </table:table-cell>
          <table:table-cell office:value-type="float" office:value="924.874206722717" calcext:value-type="float">
            <text:p>924.8742067227</text:p>
          </table:table-cell>
          <table:table-cell office:value-type="float" office:value="939.430854428215" calcext:value-type="float">
            <text:p>939.4308544282</text:p>
          </table:table-cell>
          <table:table-cell office:value-type="float" office:value="0" calcext:value-type="float">
            <text:p>0</text:p>
          </table:table-cell>
          <table:table-cell office:value-type="float" office:value="946.551084610552" calcext:value-type="float">
            <text:p>946.5510846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6.848995455429" calcext:value-type="float">
            <text:p>916.8489954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.800842796797" calcext:value-type="float">
            <text:p>840.8008427968</text:p>
          </table:table-cell>
          <table:table-cell office:value-type="float" office:value="930.752283212911" calcext:value-type="float">
            <text:p>930.7522832129</text:p>
          </table:table-cell>
          <table:table-cell office:value-type="float" office:value="976.695082491207" calcext:value-type="float">
            <text:p>976.6950824912</text:p>
          </table:table-cell>
          <table:table-cell office:value-type="float" office:value="0" calcext:value-type="float">
            <text:p>0</text:p>
          </table:table-cell>
          <table:table-cell office:value-type="float" office:value="842.626333990184" calcext:value-type="float">
            <text:p>842.62633399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4.368647370987" calcext:value-type="float">
            <text:p>864.368647371</text:p>
          </table:table-cell>
          <table:table-cell office:value-type="float" office:value="916.724804795142" calcext:value-type="float">
            <text:p>916.7248047951</text:p>
          </table:table-cell>
          <table:table-cell office:value-type="float" office:value="0" calcext:value-type="float">
            <text:p>0</text:p>
          </table:table-cell>
          <table:table-cell office:value-type="float" office:value="921.387781838687" calcext:value-type="float">
            <text:p>921.3877818387</text:p>
          </table:table-cell>
          <table:table-cell office:value-type="float" office:value="936.125990542909" calcext:value-type="float">
            <text:p>936.1259905429</text:p>
          </table:table-cell>
          <table:table-cell office:value-type="float" office:value="0" calcext:value-type="float">
            <text:p>0</text:p>
          </table:table-cell>
          <table:table-cell office:value-type="float" office:value="878.237029783921" calcext:value-type="float">
            <text:p>878.2370297839</text:p>
          </table:table-cell>
          <table:table-cell office:value-type="float" office:value="0" calcext:value-type="float">
            <text:p>0</text:p>
          </table:table-cell>
          <table:table-cell office:value-type="float" office:value="917.089263255927" calcext:value-type="float">
            <text:p>917.0892632559</text:p>
          </table:table-cell>
          <table:table-cell office:value-type="float" office:value="920.388992013495" calcext:value-type="float">
            <text:p>920.3889920135</text:p>
          </table:table-cell>
          <table:table-cell office:value-type="float" office:value="0" calcext:value-type="float">
            <text:p>0</text:p>
          </table:table-cell>
          <table:table-cell office:value-type="float" office:value="973.190569082961" calcext:value-type="float">
            <text:p>973.190569083</text:p>
          </table:table-cell>
          <table:table-cell office:value-type="float" office:value="997.361207846983" calcext:value-type="float">
            <text:p>997.361207847</text:p>
          </table:table-cell>
        </table:table-row>
        <table:table-row table:style-name="ro1">
          <table:table-cell office:value-type="float" office:value="978.037059199138" calcext:value-type="float">
            <text:p>978.0370591991</text:p>
          </table:table-cell>
          <table:table-cell office:value-type="float" office:value="947.159647439434" calcext:value-type="float">
            <text:p>947.1596474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4.753363571162" calcext:value-type="float">
            <text:p>834.7533635712</text:p>
          </table:table-cell>
          <table:table-cell office:value-type="float" office:value="973.52189569464" calcext:value-type="float">
            <text:p>973.5218956946</text:p>
          </table:table-cell>
          <table:table-cell office:value-type="float" office:value="984.341743513341" calcext:value-type="float">
            <text:p>984.3417435133</text:p>
          </table:table-cell>
          <table:table-cell office:value-type="float" office:value="846.168951459905" calcext:value-type="float">
            <text:p>846.1689514599</text:p>
          </table:table-cell>
          <table:table-cell office:value-type="float" office:value="942.268694737691" calcext:value-type="float">
            <text:p>942.2686947377</text:p>
          </table:table-cell>
          <table:table-cell office:value-type="float" office:value="0" calcext:value-type="float">
            <text:p>0</text:p>
          </table:table-cell>
          <table:table-cell office:value-type="float" office:value="991.989662807832" calcext:value-type="float">
            <text:p>991.9896628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8.764984560028" calcext:value-type="float">
            <text:p>908.764984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3.017541008895" calcext:value-type="float">
            <text:p>853.0175410089</text:p>
          </table:table-cell>
          <table:table-cell office:value-type="float" office:value="909.590117953118" calcext:value-type="float">
            <text:p>909.5901179531</text:p>
          </table:table-cell>
          <table:table-cell office:value-type="float" office:value="928.554182940604" calcext:value-type="float">
            <text:p>928.5541829406</text:p>
          </table:table-cell>
          <table:table-cell office:value-type="float" office:value="0" calcext:value-type="float">
            <text:p>0</text:p>
          </table:table-cell>
          <table:table-cell office:value-type="float" office:value="928.884363074266" calcext:value-type="float">
            <text:p>928.8843630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6.848995455429" calcext:value-type="float">
            <text:p>916.8489954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5.277932514782" calcext:value-type="float">
            <text:p>835.2779325148</text:p>
          </table:table-cell>
          <table:table-cell office:value-type="float" office:value="936.443773480132" calcext:value-type="float">
            <text:p>936.4437734801</text:p>
          </table:table-cell>
          <table:table-cell office:value-type="float" office:value="963.626652344835" calcext:value-type="float">
            <text:p>963.6266523448</text:p>
          </table:table-cell>
          <table:table-cell office:value-type="float" office:value="0" calcext:value-type="float">
            <text:p>0</text:p>
          </table:table-cell>
          <table:table-cell office:value-type="float" office:value="840.315192468577" calcext:value-type="float">
            <text:p>840.31519246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5.968107039249" calcext:value-type="float">
            <text:p>865.9681070392</text:p>
          </table:table-cell>
          <table:table-cell office:value-type="float" office:value="912.607617768399" calcext:value-type="float">
            <text:p>912.6076177684</text:p>
          </table:table-cell>
          <table:table-cell office:value-type="float" office:value="0" calcext:value-type="float">
            <text:p>0</text:p>
          </table:table-cell>
          <table:table-cell office:value-type="float" office:value="913.240309654375" calcext:value-type="float">
            <text:p>913.2403096544</text:p>
          </table:table-cell>
          <table:table-cell office:value-type="float" office:value="928.387388470858" calcext:value-type="float">
            <text:p>928.3873884709</text:p>
          </table:table-cell>
          <table:table-cell office:value-type="float" office:value="0" calcext:value-type="float">
            <text:p>0</text:p>
          </table:table-cell>
          <table:table-cell office:value-type="float" office:value="884.717630566824" calcext:value-type="float">
            <text:p>884.7176305668</text:p>
          </table:table-cell>
          <table:table-cell office:value-type="float" office:value="0" calcext:value-type="float">
            <text:p>0</text:p>
          </table:table-cell>
          <table:table-cell office:value-type="float" office:value="901.750706823029" calcext:value-type="float">
            <text:p>901.750706823</text:p>
          </table:table-cell>
          <table:table-cell office:value-type="float" office:value="919.156076219558" calcext:value-type="float">
            <text:p>919.1560762196</text:p>
          </table:table-cell>
          <table:table-cell office:value-type="float" office:value="0" calcext:value-type="float">
            <text:p>0</text:p>
          </table:table-cell>
          <table:table-cell office:value-type="float" office:value="973.046672331957" calcext:value-type="float">
            <text:p>973.046672332</text:p>
          </table:table-cell>
          <table:table-cell office:value-type="float" office:value="994.739596842265" calcext:value-type="float">
            <text:p>994.7395968423</text:p>
          </table:table-cell>
        </table:table-row>
        <table:table-row table:style-name="ro1">
          <table:table-cell office:value-type="float" office:value="965.809683612237" calcext:value-type="float">
            <text:p>965.8096836122</text:p>
          </table:table-cell>
          <table:table-cell office:value-type="float" office:value="941.727467044415" calcext:value-type="float">
            <text:p>941.7274670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2.268903568177" calcext:value-type="float">
            <text:p>832.2689035682</text:p>
          </table:table-cell>
          <table:table-cell office:value-type="float" office:value="971.552732920909" calcext:value-type="float">
            <text:p>971.5527329209</text:p>
          </table:table-cell>
          <table:table-cell office:value-type="float" office:value="986.558601840066" calcext:value-type="float">
            <text:p>986.5586018401</text:p>
          </table:table-cell>
          <table:table-cell office:value-type="float" office:value="848.125258216992" calcext:value-type="float">
            <text:p>848.125258217</text:p>
          </table:table-cell>
          <table:table-cell office:value-type="float" office:value="935.876143527675" calcext:value-type="float">
            <text:p>935.8761435277</text:p>
          </table:table-cell>
          <table:table-cell office:value-type="float" office:value="0" calcext:value-type="float">
            <text:p>0</text:p>
          </table:table-cell>
          <table:table-cell office:value-type="float" office:value="983.22481853584" calcext:value-type="float">
            <text:p>983.2248185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4.549991892105" calcext:value-type="float">
            <text:p>904.54999189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5.653512776179" calcext:value-type="float">
            <text:p>835.6535127762</text:p>
          </table:table-cell>
          <table:table-cell office:value-type="float" office:value="888.019000113655" calcext:value-type="float">
            <text:p>888.0190001137</text:p>
          </table:table-cell>
          <table:table-cell office:value-type="float" office:value="928.669395022455" calcext:value-type="float">
            <text:p>928.6693950225</text:p>
          </table:table-cell>
          <table:table-cell office:value-type="float" office:value="0" calcext:value-type="float">
            <text:p>0</text:p>
          </table:table-cell>
          <table:table-cell office:value-type="float" office:value="922.976924158284" calcext:value-type="float">
            <text:p>922.9769241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9.130524591689" calcext:value-type="float">
            <text:p>909.1305245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3.665574615714" calcext:value-type="float">
            <text:p>833.6655746157</text:p>
          </table:table-cell>
          <table:table-cell office:value-type="float" office:value="939.443103653574" calcext:value-type="float">
            <text:p>939.4431036536</text:p>
          </table:table-cell>
          <table:table-cell office:value-type="float" office:value="957.181825227024" calcext:value-type="float">
            <text:p>957.181825227</text:p>
          </table:table-cell>
          <table:table-cell office:value-type="float" office:value="0" calcext:value-type="float">
            <text:p>0</text:p>
          </table:table-cell>
          <table:table-cell office:value-type="float" office:value="835.82930610633" calcext:value-type="float">
            <text:p>835.82930610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8.428588333819" calcext:value-type="float">
            <text:p>868.4285883338</text:p>
          </table:table-cell>
          <table:table-cell office:value-type="float" office:value="906.007393220928" calcext:value-type="float">
            <text:p>906.0073932209</text:p>
          </table:table-cell>
          <table:table-cell office:value-type="float" office:value="0" calcext:value-type="float">
            <text:p>0</text:p>
          </table:table-cell>
          <table:table-cell office:value-type="float" office:value="912.091246636503" calcext:value-type="float">
            <text:p>912.0912466365</text:p>
          </table:table-cell>
          <table:table-cell office:value-type="float" office:value="918.322554967911" calcext:value-type="float">
            <text:p>918.3225549679</text:p>
          </table:table-cell>
          <table:table-cell office:value-type="float" office:value="0" calcext:value-type="float">
            <text:p>0</text:p>
          </table:table-cell>
          <table:table-cell office:value-type="float" office:value="876.856063965226" calcext:value-type="float">
            <text:p>876.8560639652</text:p>
          </table:table-cell>
          <table:table-cell office:value-type="float" office:value="0" calcext:value-type="float">
            <text:p>0</text:p>
          </table:table-cell>
          <table:table-cell office:value-type="float" office:value="888.46465801726" calcext:value-type="float">
            <text:p>888.4646580173</text:p>
          </table:table-cell>
          <table:table-cell office:value-type="float" office:value="919.156076219558" calcext:value-type="float">
            <text:p>919.1560762196</text:p>
          </table:table-cell>
          <table:table-cell office:value-type="float" office:value="0" calcext:value-type="float">
            <text:p>0</text:p>
          </table:table-cell>
          <table:table-cell office:value-type="float" office:value="968.827429402456" calcext:value-type="float">
            <text:p>968.8274294025</text:p>
          </table:table-cell>
          <table:table-cell office:value-type="float" office:value="998.043413869091" calcext:value-type="float">
            <text:p>998.0434138691</text:p>
          </table:table-cell>
        </table:table-row>
        <table:table-row table:style-name="ro1">
          <table:table-cell office:value-type="float" office:value="967.90520471363" calcext:value-type="float">
            <text:p>967.9052047136</text:p>
          </table:table-cell>
          <table:table-cell office:value-type="float" office:value="943.197760887651" calcext:value-type="float">
            <text:p>943.1977608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9.941516925674" calcext:value-type="float">
            <text:p>829.9415169257</text:p>
          </table:table-cell>
          <table:table-cell office:value-type="float" office:value="965.835005631378" calcext:value-type="float">
            <text:p>965.8350056314</text:p>
          </table:table-cell>
          <table:table-cell office:value-type="float" office:value="976.585110824339" calcext:value-type="float">
            <text:p>976.5851108243</text:p>
          </table:table-cell>
          <table:table-cell office:value-type="float" office:value="846.486230568654" calcext:value-type="float">
            <text:p>846.4862305687</text:p>
          </table:table-cell>
          <table:table-cell office:value-type="float" office:value="928.740382796037" calcext:value-type="float">
            <text:p>928.740382796</text:p>
          </table:table-cell>
          <table:table-cell office:value-type="float" office:value="0" calcext:value-type="float">
            <text:p>0</text:p>
          </table:table-cell>
          <table:table-cell office:value-type="float" office:value="976.517359411062" calcext:value-type="float">
            <text:p>976.5173594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1.86305398866" calcext:value-type="float">
            <text:p>911.86305398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0.646533998468" calcext:value-type="float">
            <text:p>830.6465339985</text:p>
          </table:table-cell>
          <table:table-cell office:value-type="float" office:value="884.914235794063" calcext:value-type="float">
            <text:p>884.9142357941</text:p>
          </table:table-cell>
          <table:table-cell office:value-type="float" office:value="925.74815581241" calcext:value-type="float">
            <text:p>925.7481558124</text:p>
          </table:table-cell>
          <table:table-cell office:value-type="float" office:value="0" calcext:value-type="float">
            <text:p>0</text:p>
          </table:table-cell>
          <table:table-cell office:value-type="float" office:value="925.26420679884" calcext:value-type="float">
            <text:p>925.2642067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9.130524591689" calcext:value-type="float">
            <text:p>909.1305245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0.484773743824" calcext:value-type="float">
            <text:p>830.4847737438</text:p>
          </table:table-cell>
          <table:table-cell office:value-type="float" office:value="933.176190040761" calcext:value-type="float">
            <text:p>933.1761900408</text:p>
          </table:table-cell>
          <table:table-cell office:value-type="float" office:value="950.802543023054" calcext:value-type="float">
            <text:p>950.8025430231</text:p>
          </table:table-cell>
          <table:table-cell office:value-type="float" office:value="0" calcext:value-type="float">
            <text:p>0</text:p>
          </table:table-cell>
          <table:table-cell office:value-type="float" office:value="835.181291523132" calcext:value-type="float">
            <text:p>835.18129152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6.348323326397" calcext:value-type="float">
            <text:p>856.3483233264</text:p>
          </table:table-cell>
          <table:table-cell office:value-type="float" office:value="907.223980685874" calcext:value-type="float">
            <text:p>907.2239806859</text:p>
          </table:table-cell>
          <table:table-cell office:value-type="float" office:value="0" calcext:value-type="float">
            <text:p>0</text:p>
          </table:table-cell>
          <table:table-cell office:value-type="float" office:value="900.023703322595" calcext:value-type="float">
            <text:p>900.0237033226</text:p>
          </table:table-cell>
          <table:table-cell office:value-type="float" office:value="910.543096507143" calcext:value-type="float">
            <text:p>910.5430965071</text:p>
          </table:table-cell>
          <table:table-cell office:value-type="float" office:value="0" calcext:value-type="float">
            <text:p>0</text:p>
          </table:table-cell>
          <table:table-cell office:value-type="float" office:value="876.856063965226" calcext:value-type="float">
            <text:p>876.8560639652</text:p>
          </table:table-cell>
          <table:table-cell office:value-type="float" office:value="0" calcext:value-type="float">
            <text:p>0</text:p>
          </table:table-cell>
          <table:table-cell office:value-type="float" office:value="863.056276505547" calcext:value-type="float">
            <text:p>863.0562765055</text:p>
          </table:table-cell>
          <table:table-cell office:value-type="float" office:value="915.474956611149" calcext:value-type="float">
            <text:p>915.4749566111</text:p>
          </table:table-cell>
          <table:table-cell office:value-type="float" office:value="0" calcext:value-type="float">
            <text:p>0</text:p>
          </table:table-cell>
          <table:table-cell office:value-type="float" office:value="970.136912878952" calcext:value-type="float">
            <text:p>970.136912879</text:p>
          </table:table-cell>
          <table:table-cell office:value-type="float" office:value="987.409238611129" calcext:value-type="float">
            <text:p>987.4092386111</text:p>
          </table:table-cell>
        </table:table-row>
        <table:table-row table:style-name="ro1">
          <table:table-cell office:value-type="float" office:value="965.516223613543" calcext:value-type="float">
            <text:p>965.5162236135</text:p>
          </table:table-cell>
          <table:table-cell office:value-type="float" office:value="943.197759330559" calcext:value-type="float">
            <text:p>943.1977593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9.869466535346" calcext:value-type="float">
            <text:p>829.8694665353</text:p>
          </table:table-cell>
          <table:table-cell office:value-type="float" office:value="940.192535720724" calcext:value-type="float">
            <text:p>940.1925357207</text:p>
          </table:table-cell>
          <table:table-cell office:value-type="float" office:value="965.417758803469" calcext:value-type="float">
            <text:p>965.4177588035</text:p>
          </table:table-cell>
          <table:table-cell office:value-type="float" office:value="846.139919102897" calcext:value-type="float">
            <text:p>846.1399191029</text:p>
          </table:table-cell>
          <table:table-cell office:value-type="float" office:value="922.154902590582" calcext:value-type="float">
            <text:p>922.1549025906</text:p>
          </table:table-cell>
          <table:table-cell office:value-type="float" office:value="0" calcext:value-type="float">
            <text:p>0</text:p>
          </table:table-cell>
          <table:table-cell office:value-type="float" office:value="970.323668006715" calcext:value-type="float">
            <text:p>970.3236680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1.86305398866" calcext:value-type="float">
            <text:p>911.86305398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8.057221178789" calcext:value-type="float">
            <text:p>828.0572211788</text:p>
          </table:table-cell>
          <table:table-cell office:value-type="float" office:value="888.031184444459" calcext:value-type="float">
            <text:p>888.0311844445</text:p>
          </table:table-cell>
          <table:table-cell office:value-type="float" office:value="925.90636547772" calcext:value-type="float">
            <text:p>925.9063654777</text:p>
          </table:table-cell>
          <table:table-cell office:value-type="float" office:value="0" calcext:value-type="float">
            <text:p>0</text:p>
          </table:table-cell>
          <table:table-cell office:value-type="float" office:value="900.008456353302" calcext:value-type="float">
            <text:p>900.0084563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5.53469612369" calcext:value-type="float">
            <text:p>895.5346961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8.712718811284" calcext:value-type="float">
            <text:p>828.7127188113</text:p>
          </table:table-cell>
          <table:table-cell office:value-type="float" office:value="918.748143968651" calcext:value-type="float">
            <text:p>918.7481439687</text:p>
          </table:table-cell>
          <table:table-cell office:value-type="float" office:value="947.901208818321" calcext:value-type="float">
            <text:p>947.9012088183</text:p>
          </table:table-cell>
          <table:table-cell office:value-type="float" office:value="0" calcext:value-type="float">
            <text:p>0</text:p>
          </table:table-cell>
          <table:table-cell office:value-type="float" office:value="834.968780229732" calcext:value-type="float">
            <text:p>834.96878022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6.735166305395" calcext:value-type="float">
            <text:p>856.7351663054</text:p>
          </table:table-cell>
          <table:table-cell office:value-type="float" office:value="892.59485832656" calcext:value-type="float">
            <text:p>892.5948583266</text:p>
          </table:table-cell>
          <table:table-cell office:value-type="float" office:value="0" calcext:value-type="float">
            <text:p>0</text:p>
          </table:table-cell>
          <table:table-cell office:value-type="float" office:value="897.179868239984" calcext:value-type="float">
            <text:p>897.17986824</text:p>
          </table:table-cell>
          <table:table-cell office:value-type="float" office:value="885.13103209379" calcext:value-type="float">
            <text:p>885.1310320938</text:p>
          </table:table-cell>
          <table:table-cell office:value-type="float" office:value="0" calcext:value-type="float">
            <text:p>0</text:p>
          </table:table-cell>
          <table:table-cell office:value-type="float" office:value="876.856063965226" calcext:value-type="float">
            <text:p>876.8560639652</text:p>
          </table:table-cell>
          <table:table-cell office:value-type="float" office:value="0" calcext:value-type="float">
            <text:p>0</text:p>
          </table:table-cell>
          <table:table-cell office:value-type="float" office:value="852.305944061013" calcext:value-type="float">
            <text:p>852.305944061</text:p>
          </table:table-cell>
          <table:table-cell office:value-type="float" office:value="915.475887527242" calcext:value-type="float">
            <text:p>915.4758875272</text:p>
          </table:table-cell>
          <table:table-cell office:value-type="float" office:value="0" calcext:value-type="float">
            <text:p>0</text:p>
          </table:table-cell>
          <table:table-cell office:value-type="float" office:value="967.513219049362" calcext:value-type="float">
            <text:p>967.5132190494</text:p>
          </table:table-cell>
          <table:table-cell office:value-type="float" office:value="963.879887755833" calcext:value-type="float">
            <text:p>963.8798877558</text:p>
          </table:table-cell>
        </table:table-row>
        <table:table-row table:style-name="ro1">
          <table:table-cell office:value-type="float" office:value="960.426025197745" calcext:value-type="float">
            <text:p>960.4260251977</text:p>
          </table:table-cell>
          <table:table-cell office:value-type="float" office:value="941.840200816397" calcext:value-type="float">
            <text:p>941.8402008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.651326497464" calcext:value-type="float">
            <text:p>807.6513264975</text:p>
          </table:table-cell>
          <table:table-cell office:value-type="float" office:value="934.901360661502" calcext:value-type="float">
            <text:p>934.9013606615</text:p>
          </table:table-cell>
          <table:table-cell office:value-type="float" office:value="962.444462469352" calcext:value-type="float">
            <text:p>962.4444624694</text:p>
          </table:table-cell>
          <table:table-cell office:value-type="float" office:value="846.227181704415" calcext:value-type="float">
            <text:p>846.2271817044</text:p>
          </table:table-cell>
          <table:table-cell office:value-type="float" office:value="922.144276968486" calcext:value-type="float">
            <text:p>922.1442769685</text:p>
          </table:table-cell>
          <table:table-cell office:value-type="float" office:value="0" calcext:value-type="float">
            <text:p>0</text:p>
          </table:table-cell>
          <table:table-cell office:value-type="float" office:value="964.239786963191" calcext:value-type="float">
            <text:p>964.2397869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0.130594132695" calcext:value-type="float">
            <text:p>910.13059413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3.842538222074" calcext:value-type="float">
            <text:p>823.8425382221</text:p>
          </table:table-cell>
          <table:table-cell office:value-type="float" office:value="862.70222471678" calcext:value-type="float">
            <text:p>862.7022247168</text:p>
          </table:table-cell>
          <table:table-cell office:value-type="float" office:value="926.32555437778" calcext:value-type="float">
            <text:p>926.3255543778</text:p>
          </table:table-cell>
          <table:table-cell office:value-type="float" office:value="0" calcext:value-type="float">
            <text:p>0</text:p>
          </table:table-cell>
          <table:table-cell office:value-type="float" office:value="900.605759291558" calcext:value-type="float">
            <text:p>900.6057592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2.713923444037" calcext:value-type="float">
            <text:p>892.713923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3.872352820854" calcext:value-type="float">
            <text:p>823.8723528209</text:p>
          </table:table-cell>
          <table:table-cell office:value-type="float" office:value="917.782283513192" calcext:value-type="float">
            <text:p>917.7822835132</text:p>
          </table:table-cell>
          <table:table-cell office:value-type="float" office:value="945.876045389133" calcext:value-type="float">
            <text:p>945.8760453891</text:p>
          </table:table-cell>
          <table:table-cell office:value-type="float" office:value="0" calcext:value-type="float">
            <text:p>0</text:p>
          </table:table-cell>
          <table:table-cell office:value-type="float" office:value="816.11614792705" calcext:value-type="float">
            <text:p>816.1161479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9.87458626212" calcext:value-type="float">
            <text:p>859.8745862621</text:p>
          </table:table-cell>
          <table:table-cell office:value-type="float" office:value="890.390598351031" calcext:value-type="float">
            <text:p>890.390598351</text:p>
          </table:table-cell>
          <table:table-cell office:value-type="float" office:value="0" calcext:value-type="float">
            <text:p>0</text:p>
          </table:table-cell>
          <table:table-cell office:value-type="float" office:value="891.135842611471" calcext:value-type="float">
            <text:p>891.1358426115</text:p>
          </table:table-cell>
          <table:table-cell office:value-type="float" office:value="885.43747358709" calcext:value-type="float">
            <text:p>885.4374735871</text:p>
          </table:table-cell>
          <table:table-cell office:value-type="float" office:value="0" calcext:value-type="float">
            <text:p>0</text:p>
          </table:table-cell>
          <table:table-cell office:value-type="float" office:value="869.122310949204" calcext:value-type="float">
            <text:p>869.1223109492</text:p>
          </table:table-cell>
          <table:table-cell office:value-type="float" office:value="0" calcext:value-type="float">
            <text:p>0</text:p>
          </table:table-cell>
          <table:table-cell office:value-type="float" office:value="849.19343755333" calcext:value-type="float">
            <text:p>849.1934375533</text:p>
          </table:table-cell>
          <table:table-cell office:value-type="float" office:value="913.56428021914" calcext:value-type="float">
            <text:p>913.5642802191</text:p>
          </table:table-cell>
          <table:table-cell office:value-type="float" office:value="0" calcext:value-type="float">
            <text:p>0</text:p>
          </table:table-cell>
          <table:table-cell office:value-type="float" office:value="965.293058552923" calcext:value-type="float">
            <text:p>965.2930585529</text:p>
          </table:table-cell>
          <table:table-cell office:value-type="float" office:value="956.289368420444" calcext:value-type="float">
            <text:p>956.2893684204</text:p>
          </table:table-cell>
        </table:table-row>
        <table:table-row table:style-name="ro1">
          <table:table-cell office:value-type="float" office:value="955.377017595087" calcext:value-type="float">
            <text:p>955.3770175951</text:p>
          </table:table-cell>
          <table:table-cell office:value-type="float" office:value="941.553858246323" calcext:value-type="float">
            <text:p>941.5538582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.651326497464" calcext:value-type="float">
            <text:p>807.6513264975</text:p>
          </table:table-cell>
          <table:table-cell office:value-type="float" office:value="924.238434594217" calcext:value-type="float">
            <text:p>924.2384345942</text:p>
          </table:table-cell>
          <table:table-cell office:value-type="float" office:value="961.809792879378" calcext:value-type="float">
            <text:p>961.8097928794</text:p>
          </table:table-cell>
          <table:table-cell office:value-type="float" office:value="841.029866847168" calcext:value-type="float">
            <text:p>841.0298668472</text:p>
          </table:table-cell>
          <table:table-cell office:value-type="float" office:value="916.048672354119" calcext:value-type="float">
            <text:p>916.0486723541</text:p>
          </table:table-cell>
          <table:table-cell office:value-type="float" office:value="0" calcext:value-type="float">
            <text:p>0</text:p>
          </table:table-cell>
          <table:table-cell office:value-type="float" office:value="946.005073138861" calcext:value-type="float">
            <text:p>946.0050731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6.329197716211" calcext:value-type="float">
            <text:p>876.32919771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2.92560152966" calcext:value-type="float">
            <text:p>822.9256015297</text:p>
          </table:table-cell>
          <table:table-cell office:value-type="float" office:value="860.081621918511" calcext:value-type="float">
            <text:p>860.0816219185</text:p>
          </table:table-cell>
          <table:table-cell office:value-type="float" office:value="913.051424522629" calcext:value-type="float">
            <text:p>913.0514245226</text:p>
          </table:table-cell>
          <table:table-cell office:value-type="float" office:value="0" calcext:value-type="float">
            <text:p>0</text:p>
          </table:table-cell>
          <table:table-cell office:value-type="float" office:value="892.66703243835" calcext:value-type="float">
            <text:p>892.6670324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1.067184267571" calcext:value-type="float">
            <text:p>891.0671842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3.836922815257" calcext:value-type="float">
            <text:p>823.8369228153</text:p>
          </table:table-cell>
          <table:table-cell office:value-type="float" office:value="912.393566912672" calcext:value-type="float">
            <text:p>912.3935669127</text:p>
          </table:table-cell>
          <table:table-cell office:value-type="float" office:value="944.920252406644" calcext:value-type="float">
            <text:p>944.9202524066</text:p>
          </table:table-cell>
          <table:table-cell office:value-type="float" office:value="0" calcext:value-type="float">
            <text:p>0</text:p>
          </table:table-cell>
          <table:table-cell office:value-type="float" office:value="811.125417490698" calcext:value-type="float">
            <text:p>811.12541749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9.362616526575" calcext:value-type="float">
            <text:p>859.3626165266</text:p>
          </table:table-cell>
          <table:table-cell office:value-type="float" office:value="874.344410525406" calcext:value-type="float">
            <text:p>874.3444105254</text:p>
          </table:table-cell>
          <table:table-cell office:value-type="float" office:value="0" calcext:value-type="float">
            <text:p>0</text:p>
          </table:table-cell>
          <table:table-cell office:value-type="float" office:value="889.255326251093" calcext:value-type="float">
            <text:p>889.2553262511</text:p>
          </table:table-cell>
          <table:table-cell office:value-type="float" office:value="884.959387629094" calcext:value-type="float">
            <text:p>884.9593876291</text:p>
          </table:table-cell>
          <table:table-cell office:value-type="float" office:value="0" calcext:value-type="float">
            <text:p>0</text:p>
          </table:table-cell>
          <table:table-cell office:value-type="float" office:value="854.244652309628" calcext:value-type="float">
            <text:p>854.2446523096</text:p>
          </table:table-cell>
          <table:table-cell office:value-type="float" office:value="0" calcext:value-type="float">
            <text:p>0</text:p>
          </table:table-cell>
          <table:table-cell office:value-type="float" office:value="846.487610369062" calcext:value-type="float">
            <text:p>846.4876103691</text:p>
          </table:table-cell>
          <table:table-cell office:value-type="float" office:value="914.786109524149" calcext:value-type="float">
            <text:p>914.7861095241</text:p>
          </table:table-cell>
          <table:table-cell office:value-type="float" office:value="0" calcext:value-type="float">
            <text:p>0</text:p>
          </table:table-cell>
          <table:table-cell office:value-type="float" office:value="965.293163893251" calcext:value-type="float">
            <text:p>965.2931638933</text:p>
          </table:table-cell>
          <table:table-cell office:value-type="float" office:value="940.571997561923" calcext:value-type="float">
            <text:p>940.5719975619</text:p>
          </table:table-cell>
        </table:table-row>
        <table:table-row table:style-name="ro1">
          <table:table-cell office:value-type="float" office:value="936.869159474829" calcext:value-type="float">
            <text:p>936.86915947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0.917500623683" calcext:value-type="float">
            <text:p>910.91750062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59.344689068429" calcext:value-type="float">
            <text:p>859.344689068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863.29633873832" calcext:value-type="float">
            <text:p>863.29633873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10.104173465879" calcext:value-type="float">
            <text:p>910.1041734659</text:p>
          </table:table-cell>
          <table:table-cell office:value-type="float" office:value="0" calcext:value-type="float">
            <text:p>0</text:p>
          </table:table-cell>
          <table:table-cell office:value-type="float" office:value="966.562382159956" calcext:value-type="float">
            <text:p>966.56238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.737518876235" calcext:value-type="float">
            <text:p>926.73751887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0.171499446824" calcext:value-type="float">
            <text:p>910.17149944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58.279916314558" calcext:value-type="float">
            <text:p>858.279916314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850.395196775778" calcext:value-type="float">
            <text:p>850.39519677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10.769746494525" calcext:value-type="float">
            <text:p>910.7697464945</text:p>
          </table:table-cell>
          <table:table-cell office:value-type="float" office:value="0" calcext:value-type="float">
            <text:p>0</text:p>
          </table:table-cell>
          <table:table-cell office:value-type="float" office:value="939.334018239119" calcext:value-type="float">
            <text:p>939.3340182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.230928353419" calcext:value-type="float">
            <text:p>922.23092835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05.651335918506" calcext:value-type="float">
            <text:p>905.65133591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46.011791402485" calcext:value-type="float">
            <text:p>846.011791402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843.70601983502" calcext:value-type="float">
            <text:p>843.7060198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05.353341656863" calcext:value-type="float">
            <text:p>905.3533416569</text:p>
          </table:table-cell>
          <table:table-cell office:value-type="float" office:value="0" calcext:value-type="float">
            <text:p>0</text:p>
          </table:table-cell>
          <table:table-cell office:value-type="float" office:value="927.435310542443" calcext:value-type="float">
            <text:p>927.4353105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.001032177411" calcext:value-type="float">
            <text:p>921.00103217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02.425863385956" calcext:value-type="float">
            <text:p>902.4258633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37.104697756679" calcext:value-type="float">
            <text:p>837.104697756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830.068600489513" calcext:value-type="float">
            <text:p>830.06860048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02.832760480781" calcext:value-type="float">
            <text:p>902.8327604808</text:p>
          </table:table-cell>
          <table:table-cell office:value-type="float" office:value="0" calcext:value-type="float">
            <text:p>0</text:p>
          </table:table-cell>
          <table:table-cell office:value-type="float" office:value="925.524042445759" calcext:value-type="float">
            <text:p>925.5240424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.001032177411" calcext:value-type="float">
            <text:p>921.00103217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8.367773683965" calcext:value-type="float">
            <text:p>898.3677736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37.637542050704" calcext:value-type="float">
            <text:p>837.637542050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823.538141033135" calcext:value-type="float">
            <text:p>823.53814103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06.848588282784" calcext:value-type="float">
            <text:p>906.8485882828</text:p>
          </table:table-cell>
          <table:table-cell office:value-type="float" office:value="0" calcext:value-type="float">
            <text:p>0</text:p>
          </table:table-cell>
          <table:table-cell office:value-type="float" office:value="924.096433032603" calcext:value-type="float">
            <text:p>924.0964330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.568529310275" calcext:value-type="float">
            <text:p>901.56852931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7.535353605171" calcext:value-type="float">
            <text:p>897.53535360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32.592747078769" calcext:value-type="float">
            <text:p>832.592747078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814.488020075805" calcext:value-type="float">
            <text:p>814.48802007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05.56321024265" calcext:value-type="float">
            <text:p>905.5632102427</text:p>
          </table:table-cell>
          <table:table-cell office:value-type="float" office:value="0" calcext:value-type="float">
            <text:p>0</text:p>
          </table:table-cell>
          <table:table-cell office:value-type="float" office:value="920.482139219376" calcext:value-type="float">
            <text:p>920.4821392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.743273950967" calcext:value-type="float">
            <text:p>880.7432739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0.348912907409" calcext:value-type="float">
            <text:p>890.34891290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31.046693452294" calcext:value-type="float">
            <text:p>831.046693452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814.672253646754" calcext:value-type="float">
            <text:p>814.67225364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97.914992181577" calcext:value-type="float">
            <text:p>897.9149921816</text:p>
          </table:table-cell>
          <table:table-cell office:value-type="float" office:value="0" calcext:value-type="float">
            <text:p>0</text:p>
          </table:table-cell>
          <table:table-cell office:value-type="float" office:value="918.680338223653" calcext:value-type="float">
            <text:p>918.6803382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895.02550715971" calcext:value-type="float">
            <text:p>895.02550715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896.751437574231" calcext:value-type="float">
            <text:p>896.75143757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897.282152850486" calcext:value-type="float">
            <text:p>897.28215285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883.80574934819" calcext:value-type="float">
            <text:p>883.80574934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882.115467870017" calcext:value-type="float">
            <text:p>882.11546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876.014729188822" calcext:value-type="float">
            <text:p>876.0147291888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heet6" table:style-name="ta1">
        <table:table-column table:style-name="co1" table:number-columns-repeated="50" table:default-cell-style-name="Default"/>
        <table:table-row table:style-name="ro1">
          <table:table-cell table:number-columns-repeated="50"/>
        </table:table-row>
        <table:table-row table:style-name="ro1">
          <table:table-cell office:value-type="float" office:value="335.117488059845" calcext:value-type="float">
            <text:p>335.1174880598</text:p>
          </table:table-cell>
          <table:table-cell office:value-type="float" office:value="342.196546223535" calcext:value-type="float">
            <text:p>342.1965462235</text:p>
          </table:table-cell>
          <table:table-cell office:value-type="float" office:value="337.039632260086" calcext:value-type="float">
            <text:p>337.0396322601</text:p>
          </table:table-cell>
          <table:table-cell office:value-type="float" office:value="346.385871902918" calcext:value-type="float">
            <text:p>346.3858719029</text:p>
          </table:table-cell>
          <table:table-cell office:value-type="float" office:value="345.016346182933" calcext:value-type="float">
            <text:p>345.0163461829</text:p>
          </table:table-cell>
          <table:table-cell office:value-type="float" office:value="349.339458031374" calcext:value-type="float">
            <text:p>349.3394580314</text:p>
          </table:table-cell>
          <table:table-cell office:value-type="float" office:value="349.988070535426" calcext:value-type="float">
            <text:p>349.9880705354</text:p>
          </table:table-cell>
          <table:table-cell office:value-type="float" office:value="341.251594153873" calcext:value-type="float">
            <text:p>341.2515941539</text:p>
          </table:table-cell>
          <table:table-cell office:value-type="float" office:value="354.894821174528" calcext:value-type="float">
            <text:p>354.8948211745</text:p>
          </table:table-cell>
          <table:table-cell office:value-type="float" office:value="346.636104378477" calcext:value-type="float">
            <text:p>346.6361043785</text:p>
          </table:table-cell>
          <table:table-cell office:value-type="float" office:value="363.920028286117" calcext:value-type="float">
            <text:p>363.9200282861</text:p>
          </table:table-cell>
          <table:table-cell office:value-type="float" office:value="331.669679966748" calcext:value-type="float">
            <text:p>331.6696799667</text:p>
          </table:table-cell>
          <table:table-cell office:value-type="float" office:value="362.755015365626" calcext:value-type="float">
            <text:p>362.7550153656</text:p>
          </table:table-cell>
          <table:table-cell office:value-type="float" office:value="347.663155912422" calcext:value-type="float">
            <text:p>347.6631559124</text:p>
          </table:table-cell>
          <table:table-cell office:value-type="float" office:value="340.772330661547" calcext:value-type="float">
            <text:p>340.7723306615</text:p>
          </table:table-cell>
          <table:table-cell office:value-type="float" office:value="359.685422323" calcext:value-type="float">
            <text:p>359.685422323</text:p>
          </table:table-cell>
          <table:table-cell office:value-type="float" office:value="344.751857103513" calcext:value-type="float">
            <text:p>344.7518571035</text:p>
          </table:table-cell>
          <table:table-cell office:value-type="float" office:value="343.754436309718" calcext:value-type="float">
            <text:p>343.7544363097</text:p>
          </table:table-cell>
          <table:table-cell office:value-type="float" office:value="353.556526565165" calcext:value-type="float">
            <text:p>353.5565265652</text:p>
          </table:table-cell>
          <table:table-cell office:value-type="float" office:value="329.303962287513" calcext:value-type="float">
            <text:p>329.3039622875</text:p>
          </table:table-cell>
          <table:table-cell office:value-type="float" office:value="344.453835192329" calcext:value-type="float">
            <text:p>344.4538351923</text:p>
          </table:table-cell>
          <table:table-cell office:value-type="float" office:value="359.827928066942" calcext:value-type="float">
            <text:p>359.8279280669</text:p>
          </table:table-cell>
          <table:table-cell office:value-type="float" office:value="352.70302108692" calcext:value-type="float">
            <text:p>352.7030210869</text:p>
          </table:table-cell>
          <table:table-cell office:value-type="float" office:value="349.296958574432" calcext:value-type="float">
            <text:p>349.2969585744</text:p>
          </table:table-cell>
          <table:table-cell office:value-type="float" office:value="347.494092116481" calcext:value-type="float">
            <text:p>347.4940921165</text:p>
          </table:table-cell>
          <table:table-cell office:value-type="float" office:value="370.13359045575" calcext:value-type="float">
            <text:p>370.1335904558</text:p>
          </table:table-cell>
          <table:table-cell office:value-type="float" office:value="356.112156642063" calcext:value-type="float">
            <text:p>356.1121566421</text:p>
          </table:table-cell>
          <table:table-cell office:value-type="float" office:value="355.185769368131" calcext:value-type="float">
            <text:p>355.1857693681</text:p>
          </table:table-cell>
          <table:table-cell office:value-type="float" office:value="343.966066071405" calcext:value-type="float">
            <text:p>343.9660660714</text:p>
          </table:table-cell>
          <table:table-cell office:value-type="float" office:value="338.126254549279" calcext:value-type="float">
            <text:p>338.1262545493</text:p>
          </table:table-cell>
          <table:table-cell office:value-type="float" office:value="343.149594326942" calcext:value-type="float">
            <text:p>343.1495943269</text:p>
          </table:table-cell>
          <table:table-cell office:value-type="float" office:value="352.807933561617" calcext:value-type="float">
            <text:p>352.8079335616</text:p>
          </table:table-cell>
          <table:table-cell office:value-type="float" office:value="329.426628338687" calcext:value-type="float">
            <text:p>329.4266283387</text:p>
          </table:table-cell>
          <table:table-cell office:value-type="float" office:value="343.169402714716" calcext:value-type="float">
            <text:p>343.1694027147</text:p>
          </table:table-cell>
          <table:table-cell office:value-type="float" office:value="330.735865406125" calcext:value-type="float">
            <text:p>330.7358654061</text:p>
          </table:table-cell>
          <table:table-cell office:value-type="float" office:value="350.233838390139" calcext:value-type="float">
            <text:p>350.2338383901</text:p>
          </table:table-cell>
          <table:table-cell office:value-type="float" office:value="361.131611876623" calcext:value-type="float">
            <text:p>361.1316118766</text:p>
          </table:table-cell>
          <table:table-cell office:value-type="float" office:value="334.401237185871" calcext:value-type="float">
            <text:p>334.4012371859</text:p>
          </table:table-cell>
          <table:table-cell office:value-type="float" office:value="361.918268985475" calcext:value-type="float">
            <text:p>361.9182689855</text:p>
          </table:table-cell>
          <table:table-cell office:value-type="float" office:value="343.444413484246" calcext:value-type="float">
            <text:p>343.4444134842</text:p>
          </table:table-cell>
          <table:table-cell office:value-type="float" office:value="338.095580755421" calcext:value-type="float">
            <text:p>338.0955807554</text:p>
          </table:table-cell>
          <table:table-cell office:value-type="float" office:value="352.551165385119" calcext:value-type="float">
            <text:p>352.5511653851</text:p>
          </table:table-cell>
          <table:table-cell office:value-type="float" office:value="337.429723971239" calcext:value-type="float">
            <text:p>337.4297239712</text:p>
          </table:table-cell>
          <table:table-cell office:value-type="float" office:value="337.839270457804" calcext:value-type="float">
            <text:p>337.8392704578</text:p>
          </table:table-cell>
          <table:table-cell office:value-type="float" office:value="347.702686411934" calcext:value-type="float">
            <text:p>347.7026864119</text:p>
          </table:table-cell>
          <table:table-cell office:value-type="float" office:value="333.112009808627" calcext:value-type="float">
            <text:p>333.1120098086</text:p>
          </table:table-cell>
          <table:table-cell office:value-type="float" office:value="359.744645860649" calcext:value-type="float">
            <text:p>359.7446458606</text:p>
          </table:table-cell>
          <table:table-cell office:value-type="float" office:value="347.374534055901" calcext:value-type="float">
            <text:p>347.3745340559</text:p>
          </table:table-cell>
          <table:table-cell office:value-type="float" office:value="350.393906040246" calcext:value-type="float">
            <text:p>350.3939060402</text:p>
          </table:table-cell>
          <table:table-cell office:value-type="float" office:value="349.59358624353" calcext:value-type="float">
            <text:p>349.5935862435</text:p>
          </table:table-cell>
        </table:table-row>
        <table:table-row table:style-name="ro1">
          <table:table-cell office:value-type="float" office:value="334.767440256539" calcext:value-type="float">
            <text:p>334.7674402565</text:p>
          </table:table-cell>
          <table:table-cell office:value-type="float" office:value="353.520424476989" calcext:value-type="float">
            <text:p>353.520424477</text:p>
          </table:table-cell>
          <table:table-cell office:value-type="float" office:value="337.039632260086" calcext:value-type="float">
            <text:p>337.0396322601</text:p>
          </table:table-cell>
          <table:table-cell office:value-type="float" office:value="346.910854368955" calcext:value-type="float">
            <text:p>346.910854369</text:p>
          </table:table-cell>
          <table:table-cell office:value-type="float" office:value="372.599612023758" calcext:value-type="float">
            <text:p>372.5996120238</text:p>
          </table:table-cell>
          <table:table-cell office:value-type="float" office:value="375.246176563733" calcext:value-type="float">
            <text:p>375.2461765637</text:p>
          </table:table-cell>
          <table:table-cell office:value-type="float" office:value="363.117529288117" calcext:value-type="float">
            <text:p>363.1175292881</text:p>
          </table:table-cell>
          <table:table-cell office:value-type="float" office:value="354.447264457571" calcext:value-type="float">
            <text:p>354.4472644576</text:p>
          </table:table-cell>
          <table:table-cell office:value-type="float" office:value="354.894821174528" calcext:value-type="float">
            <text:p>354.8948211745</text:p>
          </table:table-cell>
          <table:table-cell office:value-type="float" office:value="334.501868414749" calcext:value-type="float">
            <text:p>334.5018684147</text:p>
          </table:table-cell>
          <table:table-cell office:value-type="float" office:value="366.336175933418" calcext:value-type="float">
            <text:p>366.3361759334</text:p>
          </table:table-cell>
          <table:table-cell office:value-type="float" office:value="338.306176508072" calcext:value-type="float">
            <text:p>338.3061765081</text:p>
          </table:table-cell>
          <table:table-cell office:value-type="float" office:value="365.123155933499" calcext:value-type="float">
            <text:p>365.1231559335</text:p>
          </table:table-cell>
          <table:table-cell office:value-type="float" office:value="366.117244069535" calcext:value-type="float">
            <text:p>366.1172440695</text:p>
          </table:table-cell>
          <table:table-cell office:value-type="float" office:value="363.378081402111" calcext:value-type="float">
            <text:p>363.3780814021</text:p>
          </table:table-cell>
          <table:table-cell office:value-type="float" office:value="370.716004111612" calcext:value-type="float">
            <text:p>370.7160041116</text:p>
          </table:table-cell>
          <table:table-cell office:value-type="float" office:value="337.902579262497" calcext:value-type="float">
            <text:p>337.9025792625</text:p>
          </table:table-cell>
          <table:table-cell office:value-type="float" office:value="357.376702462993" calcext:value-type="float">
            <text:p>357.376702463</text:p>
          </table:table-cell>
          <table:table-cell office:value-type="float" office:value="364.993301415615" calcext:value-type="float">
            <text:p>364.9933014156</text:p>
          </table:table-cell>
          <table:table-cell office:value-type="float" office:value="344.251785620316" calcext:value-type="float">
            <text:p>344.2517856203</text:p>
          </table:table-cell>
          <table:table-cell office:value-type="float" office:value="343.655901732513" calcext:value-type="float">
            <text:p>343.6559017325</text:p>
          </table:table-cell>
          <table:table-cell office:value-type="float" office:value="378.476544371847" calcext:value-type="float">
            <text:p>378.4765443718</text:p>
          </table:table-cell>
          <table:table-cell office:value-type="float" office:value="360.563164739204" calcext:value-type="float">
            <text:p>360.5631647392</text:p>
          </table:table-cell>
          <table:table-cell office:value-type="float" office:value="359.184654908913" calcext:value-type="float">
            <text:p>359.1846549089</text:p>
          </table:table-cell>
          <table:table-cell office:value-type="float" office:value="345.925057270047" calcext:value-type="float">
            <text:p>345.92505727</text:p>
          </table:table-cell>
          <table:table-cell office:value-type="float" office:value="372.104164440893" calcext:value-type="float">
            <text:p>372.1041644409</text:p>
          </table:table-cell>
          <table:table-cell office:value-type="float" office:value="377.521024709767" calcext:value-type="float">
            <text:p>377.5210247098</text:p>
          </table:table-cell>
          <table:table-cell office:value-type="float" office:value="367.688735693276" calcext:value-type="float">
            <text:p>367.6887356933</text:p>
          </table:table-cell>
          <table:table-cell office:value-type="float" office:value="332.825486430037" calcext:value-type="float">
            <text:p>332.82548643</text:p>
          </table:table-cell>
          <table:table-cell office:value-type="float" office:value="343.162971694364" calcext:value-type="float">
            <text:p>343.1629716944</text:p>
          </table:table-cell>
          <table:table-cell office:value-type="float" office:value="353.414192681191" calcext:value-type="float">
            <text:p>353.4141926812</text:p>
          </table:table-cell>
          <table:table-cell office:value-type="float" office:value="349.965218064995" calcext:value-type="float">
            <text:p>349.965218065</text:p>
          </table:table-cell>
          <table:table-cell office:value-type="float" office:value="333.421024250659" calcext:value-type="float">
            <text:p>333.4210242507</text:p>
          </table:table-cell>
          <table:table-cell office:value-type="float" office:value="345.084980417683" calcext:value-type="float">
            <text:p>345.0849804177</text:p>
          </table:table-cell>
          <table:table-cell office:value-type="float" office:value="329.301727218067" calcext:value-type="float">
            <text:p>329.3017272181</text:p>
          </table:table-cell>
          <table:table-cell office:value-type="float" office:value="355.355178159549" calcext:value-type="float">
            <text:p>355.3551781595</text:p>
          </table:table-cell>
          <table:table-cell office:value-type="float" office:value="361.938708666106" calcext:value-type="float">
            <text:p>361.9387086661</text:p>
          </table:table-cell>
          <table:table-cell office:value-type="float" office:value="329.928795425297" calcext:value-type="float">
            <text:p>329.9287954253</text:p>
          </table:table-cell>
          <table:table-cell office:value-type="float" office:value="368.597578991955" calcext:value-type="float">
            <text:p>368.597578992</text:p>
          </table:table-cell>
          <table:table-cell office:value-type="float" office:value="352.274987925262" calcext:value-type="float">
            <text:p>352.2749879253</text:p>
          </table:table-cell>
          <table:table-cell office:value-type="float" office:value="349.896488288591" calcext:value-type="float">
            <text:p>349.8964882886</text:p>
          </table:table-cell>
          <table:table-cell office:value-type="float" office:value="364.025563865646" calcext:value-type="float">
            <text:p>364.0255638656</text:p>
          </table:table-cell>
          <table:table-cell office:value-type="float" office:value="347.196006598166" calcext:value-type="float">
            <text:p>347.1960065982</text:p>
          </table:table-cell>
          <table:table-cell office:value-type="float" office:value="359.05767934788" calcext:value-type="float">
            <text:p>359.0576793479</text:p>
          </table:table-cell>
          <table:table-cell office:value-type="float" office:value="347.461004312121" calcext:value-type="float">
            <text:p>347.4610043121</text:p>
          </table:table-cell>
          <table:table-cell office:value-type="float" office:value="329.643638606151" calcext:value-type="float">
            <text:p>329.6436386062</text:p>
          </table:table-cell>
          <table:table-cell office:value-type="float" office:value="362.535800996975" calcext:value-type="float">
            <text:p>362.535800997</text:p>
          </table:table-cell>
          <table:table-cell office:value-type="float" office:value="347.838448323859" calcext:value-type="float">
            <text:p>347.8384483239</text:p>
          </table:table-cell>
          <table:table-cell office:value-type="float" office:value="355.731739550958" calcext:value-type="float">
            <text:p>355.731739551</text:p>
          </table:table-cell>
          <table:table-cell office:value-type="float" office:value="351.940177028953" calcext:value-type="float">
            <text:p>351.940177029</text:p>
          </table:table-cell>
        </table:table-row>
        <table:table-row table:style-name="ro1">
          <table:table-cell office:value-type="float" office:value="335.596451981055" calcext:value-type="float">
            <text:p>335.5964519811</text:p>
          </table:table-cell>
          <table:table-cell office:value-type="float" office:value="361.864608754727" calcext:value-type="float">
            <text:p>361.8646087547</text:p>
          </table:table-cell>
          <table:table-cell office:value-type="float" office:value="337.276252602235" calcext:value-type="float">
            <text:p>337.2762526022</text:p>
          </table:table-cell>
          <table:table-cell office:value-type="float" office:value="352.675327665939" calcext:value-type="float">
            <text:p>352.6753276659</text:p>
          </table:table-cell>
          <table:table-cell office:value-type="float" office:value="372.599612023758" calcext:value-type="float">
            <text:p>372.5996120238</text:p>
          </table:table-cell>
          <table:table-cell office:value-type="float" office:value="374.818354416772" calcext:value-type="float">
            <text:p>374.8183544168</text:p>
          </table:table-cell>
          <table:table-cell office:value-type="float" office:value="353.331740436524" calcext:value-type="float">
            <text:p>353.3317404365</text:p>
          </table:table-cell>
          <table:table-cell office:value-type="float" office:value="351.495445369987" calcext:value-type="float">
            <text:p>351.49544537</text:p>
          </table:table-cell>
          <table:table-cell office:value-type="float" office:value="350.883019840279" calcext:value-type="float">
            <text:p>350.8830198403</text:p>
          </table:table-cell>
          <table:table-cell office:value-type="float" office:value="335.809628730308" calcext:value-type="float">
            <text:p>335.8096287303</text:p>
          </table:table-cell>
          <table:table-cell office:value-type="float" office:value="370.016413988565" calcext:value-type="float">
            <text:p>370.0164139886</text:p>
          </table:table-cell>
          <table:table-cell office:value-type="float" office:value="338.306176508072" calcext:value-type="float">
            <text:p>338.3061765081</text:p>
          </table:table-cell>
          <table:table-cell office:value-type="float" office:value="361.826295972289" calcext:value-type="float">
            <text:p>361.8262959723</text:p>
          </table:table-cell>
          <table:table-cell office:value-type="float" office:value="372.948742623879" calcext:value-type="float">
            <text:p>372.9487426239</text:p>
          </table:table-cell>
          <table:table-cell office:value-type="float" office:value="375.965689331268" calcext:value-type="float">
            <text:p>375.9656893313</text:p>
          </table:table-cell>
          <table:table-cell office:value-type="float" office:value="370.213257398576" calcext:value-type="float">
            <text:p>370.2132573986</text:p>
          </table:table-cell>
          <table:table-cell office:value-type="float" office:value="336.816103378472" calcext:value-type="float">
            <text:p>336.8161033785</text:p>
          </table:table-cell>
          <table:table-cell office:value-type="float" office:value="357.992631402271" calcext:value-type="float">
            <text:p>357.9926314023</text:p>
          </table:table-cell>
          <table:table-cell office:value-type="float" office:value="368.772728118128" calcext:value-type="float">
            <text:p>368.7727281181</text:p>
          </table:table-cell>
          <table:table-cell office:value-type="float" office:value="351.090211281887" calcext:value-type="float">
            <text:p>351.0902112819</text:p>
          </table:table-cell>
          <table:table-cell office:value-type="float" office:value="341.861190319753" calcext:value-type="float">
            <text:p>341.8611903198</text:p>
          </table:table-cell>
          <table:table-cell office:value-type="float" office:value="384.020706847575" calcext:value-type="float">
            <text:p>384.0207068476</text:p>
          </table:table-cell>
          <table:table-cell office:value-type="float" office:value="367.349289393268" calcext:value-type="float">
            <text:p>367.3492893933</text:p>
          </table:table-cell>
          <table:table-cell office:value-type="float" office:value="358.160508131559" calcext:value-type="float">
            <text:p>358.1605081316</text:p>
          </table:table-cell>
          <table:table-cell office:value-type="float" office:value="352.032642213207" calcext:value-type="float">
            <text:p>352.0326422132</text:p>
          </table:table-cell>
          <table:table-cell office:value-type="float" office:value="374.856188447249" calcext:value-type="float">
            <text:p>374.8561884472</text:p>
          </table:table-cell>
          <table:table-cell office:value-type="float" office:value="386.124728020431" calcext:value-type="float">
            <text:p>386.1247280204</text:p>
          </table:table-cell>
          <table:table-cell office:value-type="float" office:value="369.89266427514" calcext:value-type="float">
            <text:p>369.8926642751</text:p>
          </table:table-cell>
          <table:table-cell office:value-type="float" office:value="345.679414943228" calcext:value-type="float">
            <text:p>345.6794149432</text:p>
          </table:table-cell>
          <table:table-cell office:value-type="float" office:value="344.187186525005" calcext:value-type="float">
            <text:p>344.187186525</text:p>
          </table:table-cell>
          <table:table-cell office:value-type="float" office:value="354.349586128119" calcext:value-type="float">
            <text:p>354.3495861281</text:p>
          </table:table-cell>
          <table:table-cell office:value-type="float" office:value="348.413661696381" calcext:value-type="float">
            <text:p>348.4136616964</text:p>
          </table:table-cell>
          <table:table-cell office:value-type="float" office:value="357.872393967287" calcext:value-type="float">
            <text:p>357.8723939673</text:p>
          </table:table-cell>
          <table:table-cell office:value-type="float" office:value="346.614687439524" calcext:value-type="float">
            <text:p>346.6146874395</text:p>
          </table:table-cell>
          <table:table-cell office:value-type="float" office:value="332.597267117277" calcext:value-type="float">
            <text:p>332.5972671173</text:p>
          </table:table-cell>
          <table:table-cell office:value-type="float" office:value="352.774496713269" calcext:value-type="float">
            <text:p>352.7744967133</text:p>
          </table:table-cell>
          <table:table-cell office:value-type="float" office:value="358.932904239467" calcext:value-type="float">
            <text:p>358.9329042395</text:p>
          </table:table-cell>
          <table:table-cell office:value-type="float" office:value="327.999862995211" calcext:value-type="float">
            <text:p>327.9998629952</text:p>
          </table:table-cell>
          <table:table-cell office:value-type="float" office:value="360.79401890975" calcext:value-type="float">
            <text:p>360.7940189098</text:p>
          </table:table-cell>
          <table:table-cell office:value-type="float" office:value="343.123613997592" calcext:value-type="float">
            <text:p>343.1236139976</text:p>
          </table:table-cell>
          <table:table-cell office:value-type="float" office:value="364.180799193387" calcext:value-type="float">
            <text:p>364.1807991934</text:p>
          </table:table-cell>
          <table:table-cell office:value-type="float" office:value="365.234051856225" calcext:value-type="float">
            <text:p>365.2340518562</text:p>
          </table:table-cell>
          <table:table-cell office:value-type="float" office:value="347.479165069374" calcext:value-type="float">
            <text:p>347.4791650694</text:p>
          </table:table-cell>
          <table:table-cell office:value-type="float" office:value="359.505136617567" calcext:value-type="float">
            <text:p>359.5051366176</text:p>
          </table:table-cell>
          <table:table-cell office:value-type="float" office:value="360.697934202971" calcext:value-type="float">
            <text:p>360.697934203</text:p>
          </table:table-cell>
          <table:table-cell office:value-type="float" office:value="331.635918836737" calcext:value-type="float">
            <text:p>331.6359188367</text:p>
          </table:table-cell>
          <table:table-cell office:value-type="float" office:value="365.138483957725" calcext:value-type="float">
            <text:p>365.1384839577</text:p>
          </table:table-cell>
          <table:table-cell office:value-type="float" office:value="352.671352943999" calcext:value-type="float">
            <text:p>352.671352944</text:p>
          </table:table-cell>
          <table:table-cell office:value-type="float" office:value="356.740051648304" calcext:value-type="float">
            <text:p>356.7400516483</text:p>
          </table:table-cell>
          <table:table-cell office:value-type="float" office:value="352.284737295093" calcext:value-type="float">
            <text:p>352.2847372951</text:p>
          </table:table-cell>
        </table:table-row>
        <table:table-row table:style-name="ro1">
          <table:table-cell office:value-type="float" office:value="335.596451981055" calcext:value-type="float">
            <text:p>335.5964519811</text:p>
          </table:table-cell>
          <table:table-cell office:value-type="float" office:value="363.827525022683" calcext:value-type="float">
            <text:p>363.8275250227</text:p>
          </table:table-cell>
          <table:table-cell office:value-type="float" office:value="348.043542187844" calcext:value-type="float">
            <text:p>348.0435421878</text:p>
          </table:table-cell>
          <table:table-cell office:value-type="float" office:value="358.620723086441" calcext:value-type="float">
            <text:p>358.6207230864</text:p>
          </table:table-cell>
          <table:table-cell office:value-type="float" office:value="374.305475054773" calcext:value-type="float">
            <text:p>374.3054750548</text:p>
          </table:table-cell>
          <table:table-cell office:value-type="float" office:value="374.578818352655" calcext:value-type="float">
            <text:p>374.5788183527</text:p>
          </table:table-cell>
          <table:table-cell office:value-type="float" office:value="354.814127312955" calcext:value-type="float">
            <text:p>354.814127313</text:p>
          </table:table-cell>
          <table:table-cell office:value-type="float" office:value="354.392404026333" calcext:value-type="float">
            <text:p>354.3924040263</text:p>
          </table:table-cell>
          <table:table-cell office:value-type="float" office:value="335.483725039201" calcext:value-type="float">
            <text:p>335.4837250392</text:p>
          </table:table-cell>
          <table:table-cell office:value-type="float" office:value="342.956221586854" calcext:value-type="float">
            <text:p>342.9562215869</text:p>
          </table:table-cell>
          <table:table-cell office:value-type="float" office:value="370.016413988565" calcext:value-type="float">
            <text:p>370.0164139886</text:p>
          </table:table-cell>
          <table:table-cell office:value-type="float" office:value="356.276539656711" calcext:value-type="float">
            <text:p>356.2765396567</text:p>
          </table:table-cell>
          <table:table-cell office:value-type="float" office:value="360.729641284982" calcext:value-type="float">
            <text:p>360.729641285</text:p>
          </table:table-cell>
          <table:table-cell office:value-type="float" office:value="372.948742623879" calcext:value-type="float">
            <text:p>372.9487426239</text:p>
          </table:table-cell>
          <table:table-cell office:value-type="float" office:value="378.968494731294" calcext:value-type="float">
            <text:p>378.9684947313</text:p>
          </table:table-cell>
          <table:table-cell office:value-type="float" office:value="370.213257398576" calcext:value-type="float">
            <text:p>370.2132573986</text:p>
          </table:table-cell>
          <table:table-cell office:value-type="float" office:value="336.550256770825" calcext:value-type="float">
            <text:p>336.5502567708</text:p>
          </table:table-cell>
          <table:table-cell office:value-type="float" office:value="363.427626097301" calcext:value-type="float">
            <text:p>363.4276260973</text:p>
          </table:table-cell>
          <table:table-cell office:value-type="float" office:value="371.894263605306" calcext:value-type="float">
            <text:p>371.8942636053</text:p>
          </table:table-cell>
          <table:table-cell office:value-type="float" office:value="358.729579292712" calcext:value-type="float">
            <text:p>358.7295792927</text:p>
          </table:table-cell>
          <table:table-cell office:value-type="float" office:value="340.795723028835" calcext:value-type="float">
            <text:p>340.7957230288</text:p>
          </table:table-cell>
          <table:table-cell office:value-type="float" office:value="387.033886866786" calcext:value-type="float">
            <text:p>387.0338868668</text:p>
          </table:table-cell>
          <table:table-cell office:value-type="float" office:value="367.618152840873" calcext:value-type="float">
            <text:p>367.6181528409</text:p>
          </table:table-cell>
          <table:table-cell office:value-type="float" office:value="358.160508131559" calcext:value-type="float">
            <text:p>358.1605081316</text:p>
          </table:table-cell>
          <table:table-cell office:value-type="float" office:value="357.559388017172" calcext:value-type="float">
            <text:p>357.5593880172</text:p>
          </table:table-cell>
          <table:table-cell office:value-type="float" office:value="374.810221268117" calcext:value-type="float">
            <text:p>374.8102212681</text:p>
          </table:table-cell>
          <table:table-cell office:value-type="float" office:value="401.862496579204" calcext:value-type="float">
            <text:p>401.8624965792</text:p>
          </table:table-cell>
          <table:table-cell office:value-type="float" office:value="384.121595305487" calcext:value-type="float">
            <text:p>384.1215953055</text:p>
          </table:table-cell>
          <table:table-cell office:value-type="float" office:value="347.881411271998" calcext:value-type="float">
            <text:p>347.881411272</text:p>
          </table:table-cell>
          <table:table-cell office:value-type="float" office:value="356.584840425229" calcext:value-type="float">
            <text:p>356.5848404252</text:p>
          </table:table-cell>
          <table:table-cell office:value-type="float" office:value="355.074768731309" calcext:value-type="float">
            <text:p>355.0747687313</text:p>
          </table:table-cell>
          <table:table-cell office:value-type="float" office:value="364.920833942148" calcext:value-type="float">
            <text:p>364.9208339421</text:p>
          </table:table-cell>
          <table:table-cell office:value-type="float" office:value="358.969536445341" calcext:value-type="float">
            <text:p>358.9695364453</text:p>
          </table:table-cell>
          <table:table-cell office:value-type="float" office:value="346.87695384038" calcext:value-type="float">
            <text:p>346.8769538404</text:p>
          </table:table-cell>
          <table:table-cell office:value-type="float" office:value="329.382651145664" calcext:value-type="float">
            <text:p>329.3826511457</text:p>
          </table:table-cell>
          <table:table-cell office:value-type="float" office:value="354.645038478116" calcext:value-type="float">
            <text:p>354.6450384781</text:p>
          </table:table-cell>
          <table:table-cell office:value-type="float" office:value="359.640622014174" calcext:value-type="float">
            <text:p>359.6406220142</text:p>
          </table:table-cell>
          <table:table-cell office:value-type="float" office:value="351.133869338559" calcext:value-type="float">
            <text:p>351.1338693386</text:p>
          </table:table-cell>
          <table:table-cell office:value-type="float" office:value="363.011739294475" calcext:value-type="float">
            <text:p>363.0117392945</text:p>
          </table:table-cell>
          <table:table-cell office:value-type="float" office:value="359.793209702243" calcext:value-type="float">
            <text:p>359.7932097022</text:p>
          </table:table-cell>
          <table:table-cell office:value-type="float" office:value="361.78191839559" calcext:value-type="float">
            <text:p>361.7819183956</text:p>
          </table:table-cell>
          <table:table-cell office:value-type="float" office:value="366.049188417422" calcext:value-type="float">
            <text:p>366.0491884174</text:p>
          </table:table-cell>
          <table:table-cell office:value-type="float" office:value="347.85454143981" calcext:value-type="float">
            <text:p>347.8545414398</text:p>
          </table:table-cell>
          <table:table-cell office:value-type="float" office:value="370.102693909737" calcext:value-type="float">
            <text:p>370.1026939097</text:p>
          </table:table-cell>
          <table:table-cell office:value-type="float" office:value="362.943368627121" calcext:value-type="float">
            <text:p>362.9433686271</text:p>
          </table:table-cell>
          <table:table-cell office:value-type="float" office:value="329.611176285775" calcext:value-type="float">
            <text:p>329.6111762858</text:p>
          </table:table-cell>
          <table:table-cell office:value-type="float" office:value="368.242656736473" calcext:value-type="float">
            <text:p>368.2426567365</text:p>
          </table:table-cell>
          <table:table-cell office:value-type="float" office:value="354.90823565307" calcext:value-type="float">
            <text:p>354.9082356531</text:p>
          </table:table-cell>
          <table:table-cell office:value-type="float" office:value="355.895915417926" calcext:value-type="float">
            <text:p>355.8959154179</text:p>
          </table:table-cell>
          <table:table-cell office:value-type="float" office:value="356.446993379186" calcext:value-type="float">
            <text:p>356.4469933792</text:p>
          </table:table-cell>
        </table:table-row>
        <table:table-row table:style-name="ro1">
          <table:table-cell office:value-type="float" office:value="335.55515728573" calcext:value-type="float">
            <text:p>335.5551572857</text:p>
          </table:table-cell>
          <table:table-cell office:value-type="float" office:value="365.305494261692" calcext:value-type="float">
            <text:p>365.3054942617</text:p>
          </table:table-cell>
          <table:table-cell office:value-type="float" office:value="350.598973104973" calcext:value-type="float">
            <text:p>350.598973105</text:p>
          </table:table-cell>
          <table:table-cell office:value-type="float" office:value="359.710778830832" calcext:value-type="float">
            <text:p>359.7107788308</text:p>
          </table:table-cell>
          <table:table-cell office:value-type="float" office:value="374.305475054773" calcext:value-type="float">
            <text:p>374.3054750548</text:p>
          </table:table-cell>
          <table:table-cell office:value-type="float" office:value="379.333356958794" calcext:value-type="float">
            <text:p>379.3333569588</text:p>
          </table:table-cell>
          <table:table-cell office:value-type="float" office:value="370.0146373433" calcext:value-type="float">
            <text:p>370.0146373433</text:p>
          </table:table-cell>
          <table:table-cell office:value-type="float" office:value="372.516622248201" calcext:value-type="float">
            <text:p>372.5166222482</text:p>
          </table:table-cell>
          <table:table-cell office:value-type="float" office:value="338.496406703327" calcext:value-type="float">
            <text:p>338.4964067033</text:p>
          </table:table-cell>
          <table:table-cell office:value-type="float" office:value="363.210926249656" calcext:value-type="float">
            <text:p>363.2109262497</text:p>
          </table:table-cell>
          <table:table-cell office:value-type="float" office:value="378.714341782373" calcext:value-type="float">
            <text:p>378.7143417824</text:p>
          </table:table-cell>
          <table:table-cell office:value-type="float" office:value="360.688989515009" calcext:value-type="float">
            <text:p>360.688989515</text:p>
          </table:table-cell>
          <table:table-cell office:value-type="float" office:value="366.890765413366" calcext:value-type="float">
            <text:p>366.8907654134</text:p>
          </table:table-cell>
          <table:table-cell office:value-type="float" office:value="384.698741677642" calcext:value-type="float">
            <text:p>384.6987416776</text:p>
          </table:table-cell>
          <table:table-cell office:value-type="float" office:value="396.491305482453" calcext:value-type="float">
            <text:p>396.4913054825</text:p>
          </table:table-cell>
          <table:table-cell office:value-type="float" office:value="369.704153660818" calcext:value-type="float">
            <text:p>369.7041536608</text:p>
          </table:table-cell>
          <table:table-cell office:value-type="float" office:value="344.145199647398" calcext:value-type="float">
            <text:p>344.1451996474</text:p>
          </table:table-cell>
          <table:table-cell office:value-type="float" office:value="363.810837866129" calcext:value-type="float">
            <text:p>363.8108378661</text:p>
          </table:table-cell>
          <table:table-cell office:value-type="float" office:value="366.741012135752" calcext:value-type="float">
            <text:p>366.7410121358</text:p>
          </table:table-cell>
          <table:table-cell office:value-type="float" office:value="358.971013807686" calcext:value-type="float">
            <text:p>358.9710138077</text:p>
          </table:table-cell>
          <table:table-cell office:value-type="float" office:value="343.929076542187" calcext:value-type="float">
            <text:p>343.9290765422</text:p>
          </table:table-cell>
          <table:table-cell office:value-type="float" office:value="387.033886866786" calcext:value-type="float">
            <text:p>387.0338868668</text:p>
          </table:table-cell>
          <table:table-cell office:value-type="float" office:value="369.650726751472" calcext:value-type="float">
            <text:p>369.6507267515</text:p>
          </table:table-cell>
          <table:table-cell office:value-type="float" office:value="359.5969662161" calcext:value-type="float">
            <text:p>359.5969662161</text:p>
          </table:table-cell>
          <table:table-cell office:value-type="float" office:value="361.620960790431" calcext:value-type="float">
            <text:p>361.6209607904</text:p>
          </table:table-cell>
          <table:table-cell office:value-type="float" office:value="385.526450953844" calcext:value-type="float">
            <text:p>385.5264509538</text:p>
          </table:table-cell>
          <table:table-cell office:value-type="float" office:value="405.670283239778" calcext:value-type="float">
            <text:p>405.6702832398</text:p>
          </table:table-cell>
          <table:table-cell office:value-type="float" office:value="384.455092536766" calcext:value-type="float">
            <text:p>384.4550925368</text:p>
          </table:table-cell>
          <table:table-cell office:value-type="float" office:value="349.779120984766" calcext:value-type="float">
            <text:p>349.7791209848</text:p>
          </table:table-cell>
          <table:table-cell office:value-type="float" office:value="361.887289846726" calcext:value-type="float">
            <text:p>361.8872898467</text:p>
          </table:table-cell>
          <table:table-cell office:value-type="float" office:value="357.006103903623" calcext:value-type="float">
            <text:p>357.0061039036</text:p>
          </table:table-cell>
          <table:table-cell office:value-type="float" office:value="369.900819626901" calcext:value-type="float">
            <text:p>369.9008196269</text:p>
          </table:table-cell>
          <table:table-cell office:value-type="float" office:value="379.723050860379" calcext:value-type="float">
            <text:p>379.7230508604</text:p>
          </table:table-cell>
          <table:table-cell office:value-type="float" office:value="343.798644314637" calcext:value-type="float">
            <text:p>343.7986443146</text:p>
          </table:table-cell>
          <table:table-cell office:value-type="float" office:value="332.748196885259" calcext:value-type="float">
            <text:p>332.7481968853</text:p>
          </table:table-cell>
          <table:table-cell office:value-type="float" office:value="355.475375215004" calcext:value-type="float">
            <text:p>355.475375215</text:p>
          </table:table-cell>
          <table:table-cell office:value-type="float" office:value="358.770916965358" calcext:value-type="float">
            <text:p>358.7709169654</text:p>
          </table:table-cell>
          <table:table-cell office:value-type="float" office:value="352.583130644674" calcext:value-type="float">
            <text:p>352.5831306447</text:p>
          </table:table-cell>
          <table:table-cell office:value-type="float" office:value="367.633013387" calcext:value-type="float">
            <text:p>367.633013387</text:p>
          </table:table-cell>
          <table:table-cell office:value-type="float" office:value="369.321896049632" calcext:value-type="float">
            <text:p>369.3218960496</text:p>
          </table:table-cell>
          <table:table-cell office:value-type="float" office:value="374.580773347191" calcext:value-type="float">
            <text:p>374.5807733472</text:p>
          </table:table-cell>
          <table:table-cell office:value-type="float" office:value="366.049188417422" calcext:value-type="float">
            <text:p>366.0491884174</text:p>
          </table:table-cell>
          <table:table-cell office:value-type="float" office:value="366.433633630429" calcext:value-type="float">
            <text:p>366.4336336304</text:p>
          </table:table-cell>
          <table:table-cell office:value-type="float" office:value="374.934610950875" calcext:value-type="float">
            <text:p>374.9346109509</text:p>
          </table:table-cell>
          <table:table-cell office:value-type="float" office:value="365.331177650251" calcext:value-type="float">
            <text:p>365.3311776503</text:p>
          </table:table-cell>
          <table:table-cell office:value-type="float" office:value="329.27756602492" calcext:value-type="float">
            <text:p>329.2775660249</text:p>
          </table:table-cell>
          <table:table-cell office:value-type="float" office:value="373.291540506276" calcext:value-type="float">
            <text:p>373.2915405063</text:p>
          </table:table-cell>
          <table:table-cell office:value-type="float" office:value="361.566451860844" calcext:value-type="float">
            <text:p>361.5664518608</text:p>
          </table:table-cell>
          <table:table-cell office:value-type="float" office:value="356.985212492092" calcext:value-type="float">
            <text:p>356.9852124921</text:p>
          </table:table-cell>
          <table:table-cell office:value-type="float" office:value="347.139726057225" calcext:value-type="float">
            <text:p>347.1397260572</text:p>
          </table:table-cell>
        </table:table-row>
        <table:table-row table:style-name="ro1">
          <table:table-cell office:value-type="float" office:value="335.55515728573" calcext:value-type="float">
            <text:p>335.5551572857</text:p>
          </table:table-cell>
          <table:table-cell office:value-type="float" office:value="369.811911017081" calcext:value-type="float">
            <text:p>369.8119110171</text:p>
          </table:table-cell>
          <table:table-cell office:value-type="float" office:value="355.52649583491" calcext:value-type="float">
            <text:p>355.5264958349</text:p>
          </table:table-cell>
          <table:table-cell office:value-type="float" office:value="370.889285423108" calcext:value-type="float">
            <text:p>370.8892854231</text:p>
          </table:table-cell>
          <table:table-cell office:value-type="float" office:value="381.922489471392" calcext:value-type="float">
            <text:p>381.9224894714</text:p>
          </table:table-cell>
          <table:table-cell office:value-type="float" office:value="381.341915986014" calcext:value-type="float">
            <text:p>381.341915986</text:p>
          </table:table-cell>
          <table:table-cell office:value-type="float" office:value="370.817826051804" calcext:value-type="float">
            <text:p>370.8178260518</text:p>
          </table:table-cell>
          <table:table-cell office:value-type="float" office:value="381.587034169156" calcext:value-type="float">
            <text:p>381.5870341692</text:p>
          </table:table-cell>
          <table:table-cell office:value-type="float" office:value="335.149109979184" calcext:value-type="float">
            <text:p>335.1491099792</text:p>
          </table:table-cell>
          <table:table-cell office:value-type="float" office:value="376.542221131926" calcext:value-type="float">
            <text:p>376.5422211319</text:p>
          </table:table-cell>
          <table:table-cell office:value-type="float" office:value="374.84417561617" calcext:value-type="float">
            <text:p>374.8441756162</text:p>
          </table:table-cell>
          <table:table-cell office:value-type="float" office:value="357.112428053428" calcext:value-type="float">
            <text:p>357.1124280534</text:p>
          </table:table-cell>
          <table:table-cell office:value-type="float" office:value="368.466684521123" calcext:value-type="float">
            <text:p>368.4666845211</text:p>
          </table:table-cell>
          <table:table-cell office:value-type="float" office:value="384.202205995651" calcext:value-type="float">
            <text:p>384.2022059957</text:p>
          </table:table-cell>
          <table:table-cell office:value-type="float" office:value="406.822507140378" calcext:value-type="float">
            <text:p>406.8225071404</text:p>
          </table:table-cell>
          <table:table-cell office:value-type="float" office:value="375.584059768922" calcext:value-type="float">
            <text:p>375.5840597689</text:p>
          </table:table-cell>
          <table:table-cell office:value-type="float" office:value="350.010639837707" calcext:value-type="float">
            <text:p>350.0106398377</text:p>
          </table:table-cell>
          <table:table-cell office:value-type="float" office:value="371.673943542676" calcext:value-type="float">
            <text:p>371.6739435427</text:p>
          </table:table-cell>
          <table:table-cell office:value-type="float" office:value="367.882871895088" calcext:value-type="float">
            <text:p>367.8828718951</text:p>
          </table:table-cell>
          <table:table-cell office:value-type="float" office:value="366.294319880364" calcext:value-type="float">
            <text:p>366.2943198804</text:p>
          </table:table-cell>
          <table:table-cell office:value-type="float" office:value="354.199267073161" calcext:value-type="float">
            <text:p>354.1992670732</text:p>
          </table:table-cell>
          <table:table-cell office:value-type="float" office:value="389.294849296593" calcext:value-type="float">
            <text:p>389.2948492966</text:p>
          </table:table-cell>
          <table:table-cell office:value-type="float" office:value="372.251020864265" calcext:value-type="float">
            <text:p>372.2510208643</text:p>
          </table:table-cell>
          <table:table-cell office:value-type="float" office:value="364.814692945539" calcext:value-type="float">
            <text:p>364.8146929455</text:p>
          </table:table-cell>
          <table:table-cell office:value-type="float" office:value="363.22481371132" calcext:value-type="float">
            <text:p>363.2248137113</text:p>
          </table:table-cell>
          <table:table-cell office:value-type="float" office:value="397.894596733515" calcext:value-type="float">
            <text:p>397.8945967335</text:p>
          </table:table-cell>
          <table:table-cell office:value-type="float" office:value="405.670283239778" calcext:value-type="float">
            <text:p>405.6702832398</text:p>
          </table:table-cell>
          <table:table-cell office:value-type="float" office:value="384.669803996638" calcext:value-type="float">
            <text:p>384.6698039966</text:p>
          </table:table-cell>
          <table:table-cell office:value-type="float" office:value="366.279687897439" calcext:value-type="float">
            <text:p>366.2796878974</text:p>
          </table:table-cell>
          <table:table-cell office:value-type="float" office:value="365.958991346413" calcext:value-type="float">
            <text:p>365.9589913464</text:p>
          </table:table-cell>
          <table:table-cell office:value-type="float" office:value="355.75654425055" calcext:value-type="float">
            <text:p>355.7565442506</text:p>
          </table:table-cell>
          <table:table-cell office:value-type="float" office:value="372.02593448191" calcext:value-type="float">
            <text:p>372.0259344819</text:p>
          </table:table-cell>
          <table:table-cell office:value-type="float" office:value="386.678694989618" calcext:value-type="float">
            <text:p>386.6786949896</text:p>
          </table:table-cell>
          <table:table-cell office:value-type="float" office:value="357.724228897854" calcext:value-type="float">
            <text:p>357.7242288979</text:p>
          </table:table-cell>
          <table:table-cell office:value-type="float" office:value="340.70976358154" calcext:value-type="float">
            <text:p>340.7097635815</text:p>
          </table:table-cell>
          <table:table-cell office:value-type="float" office:value="355.818654081996" calcext:value-type="float">
            <text:p>355.818654082</text:p>
          </table:table-cell>
          <table:table-cell office:value-type="float" office:value="375.451890741617" calcext:value-type="float">
            <text:p>375.4518907416</text:p>
          </table:table-cell>
          <table:table-cell office:value-type="float" office:value="358.28259187014" calcext:value-type="float">
            <text:p>358.2825918701</text:p>
          </table:table-cell>
          <table:table-cell office:value-type="float" office:value="371.386849208162" calcext:value-type="float">
            <text:p>371.3868492082</text:p>
          </table:table-cell>
          <table:table-cell office:value-type="float" office:value="375.061982834899" calcext:value-type="float">
            <text:p>375.0619828349</text:p>
          </table:table-cell>
          <table:table-cell office:value-type="float" office:value="375.970723248678" calcext:value-type="float">
            <text:p>375.9707232487</text:p>
          </table:table-cell>
          <table:table-cell office:value-type="float" office:value="367.7355229097" calcext:value-type="float">
            <text:p>367.7355229097</text:p>
          </table:table-cell>
          <table:table-cell office:value-type="float" office:value="358.027243641018" calcext:value-type="float">
            <text:p>358.027243641</text:p>
          </table:table-cell>
          <table:table-cell office:value-type="float" office:value="384.509342476589" calcext:value-type="float">
            <text:p>384.5093424766</text:p>
          </table:table-cell>
          <table:table-cell office:value-type="float" office:value="365.417870018605" calcext:value-type="float">
            <text:p>365.4178700186</text:p>
          </table:table-cell>
          <table:table-cell office:value-type="float" office:value="326.419233500657" calcext:value-type="float">
            <text:p>326.4192335007</text:p>
          </table:table-cell>
          <table:table-cell office:value-type="float" office:value="376.420535857987" calcext:value-type="float">
            <text:p>376.420535858</text:p>
          </table:table-cell>
          <table:table-cell office:value-type="float" office:value="376.309258804782" calcext:value-type="float">
            <text:p>376.3092588048</text:p>
          </table:table-cell>
          <table:table-cell office:value-type="float" office:value="352.694453234071" calcext:value-type="float">
            <text:p>352.6944532341</text:p>
          </table:table-cell>
          <table:table-cell office:value-type="float" office:value="349.51515406211" calcext:value-type="float">
            <text:p>349.5151540621</text:p>
          </table:table-cell>
        </table:table-row>
        <table:table-row table:style-name="ro1">
          <table:table-cell office:value-type="float" office:value="338.692586106315" calcext:value-type="float">
            <text:p>338.6925861063</text:p>
          </table:table-cell>
          <table:table-cell office:value-type="float" office:value="369.811911017081" calcext:value-type="float">
            <text:p>369.8119110171</text:p>
          </table:table-cell>
          <table:table-cell office:value-type="float" office:value="355.960763405067" calcext:value-type="float">
            <text:p>355.9607634051</text:p>
          </table:table-cell>
          <table:table-cell office:value-type="float" office:value="383.644270451939" calcext:value-type="float">
            <text:p>383.6442704519</text:p>
          </table:table-cell>
          <table:table-cell office:value-type="float" office:value="386.497011829446" calcext:value-type="float">
            <text:p>386.4970118294</text:p>
          </table:table-cell>
          <table:table-cell office:value-type="float" office:value="382.207700048872" calcext:value-type="float">
            <text:p>382.2077000489</text:p>
          </table:table-cell>
          <table:table-cell office:value-type="float" office:value="371.005870163308" calcext:value-type="float">
            <text:p>371.0058701633</text:p>
          </table:table-cell>
          <table:table-cell office:value-type="float" office:value="382.241922608498" calcext:value-type="float">
            <text:p>382.2419226085</text:p>
          </table:table-cell>
          <table:table-cell office:value-type="float" office:value="356.160617976124" calcext:value-type="float">
            <text:p>356.1606179761</text:p>
          </table:table-cell>
          <table:table-cell office:value-type="float" office:value="377.110541055349" calcext:value-type="float">
            <text:p>377.1105410553</text:p>
          </table:table-cell>
          <table:table-cell office:value-type="float" office:value="371.803057510684" calcext:value-type="float">
            <text:p>371.8030575107</text:p>
          </table:table-cell>
          <table:table-cell office:value-type="float" office:value="357.112428053428" calcext:value-type="float">
            <text:p>357.1124280534</text:p>
          </table:table-cell>
          <table:table-cell office:value-type="float" office:value="367.491356132657" calcext:value-type="float">
            <text:p>367.4913561327</text:p>
          </table:table-cell>
          <table:table-cell office:value-type="float" office:value="384.202205995651" calcext:value-type="float">
            <text:p>384.2022059957</text:p>
          </table:table-cell>
          <table:table-cell office:value-type="float" office:value="414.616315937779" calcext:value-type="float">
            <text:p>414.6163159378</text:p>
          </table:table-cell>
          <table:table-cell office:value-type="float" office:value="380.115960478582" calcext:value-type="float">
            <text:p>380.1159604786</text:p>
          </table:table-cell>
          <table:table-cell office:value-type="float" office:value="354.46065392959" calcext:value-type="float">
            <text:p>354.4606539296</text:p>
          </table:table-cell>
          <table:table-cell office:value-type="float" office:value="377.942523823512" calcext:value-type="float">
            <text:p>377.9425238235</text:p>
          </table:table-cell>
          <table:table-cell office:value-type="float" office:value="390.537570521162" calcext:value-type="float">
            <text:p>390.5375705212</text:p>
          </table:table-cell>
          <table:table-cell office:value-type="float" office:value="362.674534342818" calcext:value-type="float">
            <text:p>362.6745343428</text:p>
          </table:table-cell>
          <table:table-cell office:value-type="float" office:value="359.988251274795" calcext:value-type="float">
            <text:p>359.9882512748</text:p>
          </table:table-cell>
          <table:table-cell office:value-type="float" office:value="389.294849296593" calcext:value-type="float">
            <text:p>389.2948492966</text:p>
          </table:table-cell>
          <table:table-cell office:value-type="float" office:value="373.905197610477" calcext:value-type="float">
            <text:p>373.9051976105</text:p>
          </table:table-cell>
          <table:table-cell office:value-type="float" office:value="365.088323061521" calcext:value-type="float">
            <text:p>365.0883230615</text:p>
          </table:table-cell>
          <table:table-cell office:value-type="float" office:value="368.71598649099" calcext:value-type="float">
            <text:p>368.715986491</text:p>
          </table:table-cell>
          <table:table-cell office:value-type="float" office:value="400.885065198189" calcext:value-type="float">
            <text:p>400.8850651982</text:p>
          </table:table-cell>
          <table:table-cell office:value-type="float" office:value="404.989061082215" calcext:value-type="float">
            <text:p>404.9890610822</text:p>
          </table:table-cell>
          <table:table-cell office:value-type="float" office:value="387.371714734932" calcext:value-type="float">
            <text:p>387.3717147349</text:p>
          </table:table-cell>
          <table:table-cell office:value-type="float" office:value="365.381707213765" calcext:value-type="float">
            <text:p>365.3817072138</text:p>
          </table:table-cell>
          <table:table-cell office:value-type="float" office:value="365.63197184852" calcext:value-type="float">
            <text:p>365.6319718485</text:p>
          </table:table-cell>
          <table:table-cell office:value-type="float" office:value="354.204057900914" calcext:value-type="float">
            <text:p>354.2040579009</text:p>
          </table:table-cell>
          <table:table-cell office:value-type="float" office:value="372.654865997309" calcext:value-type="float">
            <text:p>372.6548659973</text:p>
          </table:table-cell>
          <table:table-cell office:value-type="float" office:value="385.199681009336" calcext:value-type="float">
            <text:p>385.1996810093</text:p>
          </table:table-cell>
          <table:table-cell office:value-type="float" office:value="363.973730384137" calcext:value-type="float">
            <text:p>363.9737303841</text:p>
          </table:table-cell>
          <table:table-cell office:value-type="float" office:value="342.0482723723" calcext:value-type="float">
            <text:p>342.0482723723</text:p>
          </table:table-cell>
          <table:table-cell office:value-type="float" office:value="366.817279811404" calcext:value-type="float">
            <text:p>366.8172798114</text:p>
          </table:table-cell>
          <table:table-cell office:value-type="float" office:value="386.653624252935" calcext:value-type="float">
            <text:p>386.6536242529</text:p>
          </table:table-cell>
          <table:table-cell office:value-type="float" office:value="367.18701011048" calcext:value-type="float">
            <text:p>367.1870101105</text:p>
          </table:table-cell>
          <table:table-cell office:value-type="float" office:value="378.861935526008" calcext:value-type="float">
            <text:p>378.861935526</text:p>
          </table:table-cell>
          <table:table-cell office:value-type="float" office:value="385.288226158483" calcext:value-type="float">
            <text:p>385.2882261585</text:p>
          </table:table-cell>
          <table:table-cell office:value-type="float" office:value="375.970723248678" calcext:value-type="float">
            <text:p>375.9707232487</text:p>
          </table:table-cell>
          <table:table-cell office:value-type="float" office:value="367.920594378497" calcext:value-type="float">
            <text:p>367.9205943785</text:p>
          </table:table-cell>
          <table:table-cell office:value-type="float" office:value="370.560253092708" calcext:value-type="float">
            <text:p>370.5602530927</text:p>
          </table:table-cell>
          <table:table-cell office:value-type="float" office:value="382.887788540095" calcext:value-type="float">
            <text:p>382.8877885401</text:p>
          </table:table-cell>
          <table:table-cell office:value-type="float" office:value="367.865473763418" calcext:value-type="float">
            <text:p>367.8654737634</text:p>
          </table:table-cell>
          <table:table-cell office:value-type="float" office:value="354.736789459226" calcext:value-type="float">
            <text:p>354.7367894592</text:p>
          </table:table-cell>
          <table:table-cell office:value-type="float" office:value="379.065622199327" calcext:value-type="float">
            <text:p>379.0656221993</text:p>
          </table:table-cell>
          <table:table-cell office:value-type="float" office:value="382.029885871952" calcext:value-type="float">
            <text:p>382.029885872</text:p>
          </table:table-cell>
          <table:table-cell office:value-type="float" office:value="353.224833400821" calcext:value-type="float">
            <text:p>353.2248334008</text:p>
          </table:table-cell>
          <table:table-cell office:value-type="float" office:value="353.300320796917" calcext:value-type="float">
            <text:p>353.3003207969</text:p>
          </table:table-cell>
        </table:table-row>
        <table:table-row table:style-name="ro1">
          <table:table-cell office:value-type="float" office:value="335.856835751203" calcext:value-type="float">
            <text:p>335.8568357512</text:p>
          </table:table-cell>
          <table:table-cell office:value-type="float" office:value="379.404331679024" calcext:value-type="float">
            <text:p>379.404331679</text:p>
          </table:table-cell>
          <table:table-cell office:value-type="float" office:value="354.809686824365" calcext:value-type="float">
            <text:p>354.8096868244</text:p>
          </table:table-cell>
          <table:table-cell office:value-type="float" office:value="388.62452596937" calcext:value-type="float">
            <text:p>388.6245259694</text:p>
          </table:table-cell>
          <table:table-cell office:value-type="float" office:value="391.322728085692" calcext:value-type="float">
            <text:p>391.3227280857</text:p>
          </table:table-cell>
          <table:table-cell office:value-type="float" office:value="382.080546405459" calcext:value-type="float">
            <text:p>382.0805464055</text:p>
          </table:table-cell>
          <table:table-cell office:value-type="float" office:value="375.418246227583" calcext:value-type="float">
            <text:p>375.4182462276</text:p>
          </table:table-cell>
          <table:table-cell office:value-type="float" office:value="386.99062184639" calcext:value-type="float">
            <text:p>386.9906218464</text:p>
          </table:table-cell>
          <table:table-cell office:value-type="float" office:value="357.191808712647" calcext:value-type="float">
            <text:p>357.1918087126</text:p>
          </table:table-cell>
          <table:table-cell office:value-type="float" office:value="379.774125400231" calcext:value-type="float">
            <text:p>379.7741254002</text:p>
          </table:table-cell>
          <table:table-cell office:value-type="float" office:value="371.955047729484" calcext:value-type="float">
            <text:p>371.9550477295</text:p>
          </table:table-cell>
          <table:table-cell office:value-type="float" office:value="360.337914432727" calcext:value-type="float">
            <text:p>360.3379144327</text:p>
          </table:table-cell>
          <table:table-cell office:value-type="float" office:value="367.854141701386" calcext:value-type="float">
            <text:p>367.8541417014</text:p>
          </table:table-cell>
          <table:table-cell office:value-type="float" office:value="386.290817425945" calcext:value-type="float">
            <text:p>386.2908174259</text:p>
          </table:table-cell>
          <table:table-cell office:value-type="float" office:value="421.922125171159" calcext:value-type="float">
            <text:p>421.9221251712</text:p>
          </table:table-cell>
          <table:table-cell office:value-type="float" office:value="401.456702278519" calcext:value-type="float">
            <text:p>401.4567022785</text:p>
          </table:table-cell>
          <table:table-cell office:value-type="float" office:value="352.537297261062" calcext:value-type="float">
            <text:p>352.5372972611</text:p>
          </table:table-cell>
          <table:table-cell office:value-type="float" office:value="379.937187896603" calcext:value-type="float">
            <text:p>379.9371878966</text:p>
          </table:table-cell>
          <table:table-cell office:value-type="float" office:value="406.339039695298" calcext:value-type="float">
            <text:p>406.3390396953</text:p>
          </table:table-cell>
          <table:table-cell office:value-type="float" office:value="374.558039305916" calcext:value-type="float">
            <text:p>374.5580393059</text:p>
          </table:table-cell>
          <table:table-cell office:value-type="float" office:value="362.524972019939" calcext:value-type="float">
            <text:p>362.5249720199</text:p>
          </table:table-cell>
          <table:table-cell office:value-type="float" office:value="386.551647534589" calcext:value-type="float">
            <text:p>386.5516475346</text:p>
          </table:table-cell>
          <table:table-cell office:value-type="float" office:value="372.853641765267" calcext:value-type="float">
            <text:p>372.8536417653</text:p>
          </table:table-cell>
          <table:table-cell office:value-type="float" office:value="363.002989015487" calcext:value-type="float">
            <text:p>363.0029890155</text:p>
          </table:table-cell>
          <table:table-cell office:value-type="float" office:value="370.746745650596" calcext:value-type="float">
            <text:p>370.7467456506</text:p>
          </table:table-cell>
          <table:table-cell office:value-type="float" office:value="403.036876780677" calcext:value-type="float">
            <text:p>403.0368767807</text:p>
          </table:table-cell>
          <table:table-cell office:value-type="float" office:value="405.606938988954" calcext:value-type="float">
            <text:p>405.606938989</text:p>
          </table:table-cell>
          <table:table-cell office:value-type="float" office:value="388.428553976234" calcext:value-type="float">
            <text:p>388.4285539762</text:p>
          </table:table-cell>
          <table:table-cell office:value-type="float" office:value="357.362041702364" calcext:value-type="float">
            <text:p>357.3620417024</text:p>
          </table:table-cell>
          <table:table-cell office:value-type="float" office:value="354.879492991794" calcext:value-type="float">
            <text:p>354.8794929918</text:p>
          </table:table-cell>
          <table:table-cell office:value-type="float" office:value="357.473712124041" calcext:value-type="float">
            <text:p>357.473712124</text:p>
          </table:table-cell>
          <table:table-cell office:value-type="float" office:value="372.088155968823" calcext:value-type="float">
            <text:p>372.0881559688</text:p>
          </table:table-cell>
          <table:table-cell office:value-type="float" office:value="396.827020016708" calcext:value-type="float">
            <text:p>396.8270200167</text:p>
          </table:table-cell>
          <table:table-cell office:value-type="float" office:value="367.276655603846" calcext:value-type="float">
            <text:p>367.2766556038</text:p>
          </table:table-cell>
          <table:table-cell office:value-type="float" office:value="342.085948412353" calcext:value-type="float">
            <text:p>342.0859484124</text:p>
          </table:table-cell>
          <table:table-cell office:value-type="float" office:value="371.788719713995" calcext:value-type="float">
            <text:p>371.788719714</text:p>
          </table:table-cell>
          <table:table-cell office:value-type="float" office:value="388.883297591011" calcext:value-type="float">
            <text:p>388.883297591</text:p>
          </table:table-cell>
          <table:table-cell office:value-type="float" office:value="370.175246209731" calcext:value-type="float">
            <text:p>370.1752462097</text:p>
          </table:table-cell>
          <table:table-cell office:value-type="float" office:value="378.861935526008" calcext:value-type="float">
            <text:p>378.861935526</text:p>
          </table:table-cell>
          <table:table-cell office:value-type="float" office:value="378.405748031856" calcext:value-type="float">
            <text:p>378.4057480319</text:p>
          </table:table-cell>
          <table:table-cell office:value-type="float" office:value="375.387552140417" calcext:value-type="float">
            <text:p>375.3875521404</text:p>
          </table:table-cell>
          <table:table-cell office:value-type="float" office:value="367.61343412309" calcext:value-type="float">
            <text:p>367.6134341231</text:p>
          </table:table-cell>
          <table:table-cell office:value-type="float" office:value="377.416473473757" calcext:value-type="float">
            <text:p>377.4164734738</text:p>
          </table:table-cell>
          <table:table-cell office:value-type="float" office:value="382.554730430256" calcext:value-type="float">
            <text:p>382.5547304303</text:p>
          </table:table-cell>
          <table:table-cell office:value-type="float" office:value="369.128147864266" calcext:value-type="float">
            <text:p>369.1281478643</text:p>
          </table:table-cell>
          <table:table-cell office:value-type="float" office:value="353.136737559515" calcext:value-type="float">
            <text:p>353.1367375595</text:p>
          </table:table-cell>
          <table:table-cell office:value-type="float" office:value="376.372341215484" calcext:value-type="float">
            <text:p>376.3723412155</text:p>
          </table:table-cell>
          <table:table-cell office:value-type="float" office:value="385.734074373938" calcext:value-type="float">
            <text:p>385.7340743739</text:p>
          </table:table-cell>
          <table:table-cell office:value-type="float" office:value="351.553370063665" calcext:value-type="float">
            <text:p>351.5533700637</text:p>
          </table:table-cell>
          <table:table-cell office:value-type="float" office:value="355.989582963639" calcext:value-type="float">
            <text:p>355.9895829636</text:p>
          </table:table-cell>
        </table:table-row>
        <table:table-row table:style-name="ro1">
          <table:table-cell office:value-type="float" office:value="334.037123639401" calcext:value-type="float">
            <text:p>334.0371236394</text:p>
          </table:table-cell>
          <table:table-cell office:value-type="float" office:value="384.146645099659" calcext:value-type="float">
            <text:p>384.1466450997</text:p>
          </table:table-cell>
          <table:table-cell office:value-type="float" office:value="359.244743324456" calcext:value-type="float">
            <text:p>359.2447433245</text:p>
          </table:table-cell>
          <table:table-cell office:value-type="float" office:value="392.586604932113" calcext:value-type="float">
            <text:p>392.5866049321</text:p>
          </table:table-cell>
          <table:table-cell office:value-type="float" office:value="387.77321990942" calcext:value-type="float">
            <text:p>387.7732199094</text:p>
          </table:table-cell>
          <table:table-cell office:value-type="float" office:value="389.549501308712" calcext:value-type="float">
            <text:p>389.5495013087</text:p>
          </table:table-cell>
          <table:table-cell office:value-type="float" office:value="377.284196824221" calcext:value-type="float">
            <text:p>377.2841968242</text:p>
          </table:table-cell>
          <table:table-cell office:value-type="float" office:value="392.815944096663" calcext:value-type="float">
            <text:p>392.8159440967</text:p>
          </table:table-cell>
          <table:table-cell office:value-type="float" office:value="370.191347798396" calcext:value-type="float">
            <text:p>370.1913477984</text:p>
          </table:table-cell>
          <table:table-cell office:value-type="float" office:value="378.857730481133" calcext:value-type="float">
            <text:p>378.8577304811</text:p>
          </table:table-cell>
          <table:table-cell office:value-type="float" office:value="392.673076231074" calcext:value-type="float">
            <text:p>392.6730762311</text:p>
          </table:table-cell>
          <table:table-cell office:value-type="float" office:value="359.227298944436" calcext:value-type="float">
            <text:p>359.2272989444</text:p>
          </table:table-cell>
          <table:table-cell office:value-type="float" office:value="371.508439944072" calcext:value-type="float">
            <text:p>371.5084399441</text:p>
          </table:table-cell>
          <table:table-cell office:value-type="float" office:value="380.600159608072" calcext:value-type="float">
            <text:p>380.6001596081</text:p>
          </table:table-cell>
          <table:table-cell office:value-type="float" office:value="421.210479725999" calcext:value-type="float">
            <text:p>421.210479726</text:p>
          </table:table-cell>
          <table:table-cell office:value-type="float" office:value="410.087121915679" calcext:value-type="float">
            <text:p>410.0871219157</text:p>
          </table:table-cell>
          <table:table-cell office:value-type="float" office:value="351.965127909876" calcext:value-type="float">
            <text:p>351.9651279099</text:p>
          </table:table-cell>
          <table:table-cell office:value-type="float" office:value="384.987131375182" calcext:value-type="float">
            <text:p>384.9871313752</text:p>
          </table:table-cell>
          <table:table-cell office:value-type="float" office:value="414.980406743197" calcext:value-type="float">
            <text:p>414.9804067432</text:p>
          </table:table-cell>
          <table:table-cell office:value-type="float" office:value="360.213601660478" calcext:value-type="float">
            <text:p>360.2136016605</text:p>
          </table:table-cell>
          <table:table-cell office:value-type="float" office:value="360.56658303221" calcext:value-type="float">
            <text:p>360.5665830322</text:p>
          </table:table-cell>
          <table:table-cell office:value-type="float" office:value="390.346874288186" calcext:value-type="float">
            <text:p>390.3468742882</text:p>
          </table:table-cell>
          <table:table-cell office:value-type="float" office:value="379.057896330528" calcext:value-type="float">
            <text:p>379.0578963305</text:p>
          </table:table-cell>
          <table:table-cell office:value-type="float" office:value="361.798576718964" calcext:value-type="float">
            <text:p>361.798576719</text:p>
          </table:table-cell>
          <table:table-cell office:value-type="float" office:value="378.922047484257" calcext:value-type="float">
            <text:p>378.9220474843</text:p>
          </table:table-cell>
          <table:table-cell office:value-type="float" office:value="405.735077517646" calcext:value-type="float">
            <text:p>405.7350775176</text:p>
          </table:table-cell>
          <table:table-cell office:value-type="float" office:value="408.269615280733" calcext:value-type="float">
            <text:p>408.2696152807</text:p>
          </table:table-cell>
          <table:table-cell office:value-type="float" office:value="399.967159120114" calcext:value-type="float">
            <text:p>399.9671591201</text:p>
          </table:table-cell>
          <table:table-cell office:value-type="float" office:value="377.970243464856" calcext:value-type="float">
            <text:p>377.9702434649</text:p>
          </table:table-cell>
          <table:table-cell office:value-type="float" office:value="372.819681339372" calcext:value-type="float">
            <text:p>372.8196813394</text:p>
          </table:table-cell>
          <table:table-cell office:value-type="float" office:value="355.797632208441" calcext:value-type="float">
            <text:p>355.7976322084</text:p>
          </table:table-cell>
          <table:table-cell office:value-type="float" office:value="373.458992218613" calcext:value-type="float">
            <text:p>373.4589922186</text:p>
          </table:table-cell>
          <table:table-cell office:value-type="float" office:value="409.488861379929" calcext:value-type="float">
            <text:p>409.4888613799</text:p>
          </table:table-cell>
          <table:table-cell office:value-type="float" office:value="367.182925371451" calcext:value-type="float">
            <text:p>367.1829253715</text:p>
          </table:table-cell>
          <table:table-cell office:value-type="float" office:value="346.364295572853" calcext:value-type="float">
            <text:p>346.3642955729</text:p>
          </table:table-cell>
          <table:table-cell office:value-type="float" office:value="369.1169162452" calcext:value-type="float">
            <text:p>369.1169162452</text:p>
          </table:table-cell>
          <table:table-cell office:value-type="float" office:value="392.32237772856" calcext:value-type="float">
            <text:p>392.3223777286</text:p>
          </table:table-cell>
          <table:table-cell office:value-type="float" office:value="381.708177233179" calcext:value-type="float">
            <text:p>381.7081772332</text:p>
          </table:table-cell>
          <table:table-cell office:value-type="float" office:value="386.765828588459" calcext:value-type="float">
            <text:p>386.7658285885</text:p>
          </table:table-cell>
          <table:table-cell office:value-type="float" office:value="374.293857495097" calcext:value-type="float">
            <text:p>374.2938574951</text:p>
          </table:table-cell>
          <table:table-cell office:value-type="float" office:value="375.515363082369" calcext:value-type="float">
            <text:p>375.5153630824</text:p>
          </table:table-cell>
          <table:table-cell office:value-type="float" office:value="366.010019390415" calcext:value-type="float">
            <text:p>366.0100193904</text:p>
          </table:table-cell>
          <table:table-cell office:value-type="float" office:value="372.418872798691" calcext:value-type="float">
            <text:p>372.4188727987</text:p>
          </table:table-cell>
          <table:table-cell office:value-type="float" office:value="383.98110712149" calcext:value-type="float">
            <text:p>383.9811071215</text:p>
          </table:table-cell>
          <table:table-cell office:value-type="float" office:value="376.564266539043" calcext:value-type="float">
            <text:p>376.564266539</text:p>
          </table:table-cell>
          <table:table-cell office:value-type="float" office:value="351.289523142346" calcext:value-type="float">
            <text:p>351.2895231423</text:p>
          </table:table-cell>
          <table:table-cell office:value-type="float" office:value="380.161100195386" calcext:value-type="float">
            <text:p>380.1611001954</text:p>
          </table:table-cell>
          <table:table-cell office:value-type="float" office:value="393.311118978426" calcext:value-type="float">
            <text:p>393.3111189784</text:p>
          </table:table-cell>
          <table:table-cell office:value-type="float" office:value="373.323651057642" calcext:value-type="float">
            <text:p>373.3236510576</text:p>
          </table:table-cell>
          <table:table-cell office:value-type="float" office:value="356.645259009688" calcext:value-type="float">
            <text:p>356.6452590097</text:p>
          </table:table-cell>
        </table:table-row>
        <table:table-row table:style-name="ro1">
          <table:table-cell office:value-type="float" office:value="330.466625410222" calcext:value-type="float">
            <text:p>330.4666254102</text:p>
          </table:table-cell>
          <table:table-cell office:value-type="float" office:value="387.391617085662" calcext:value-type="float">
            <text:p>387.3916170857</text:p>
          </table:table-cell>
          <table:table-cell office:value-type="float" office:value="355.874190402214" calcext:value-type="float">
            <text:p>355.8741904022</text:p>
          </table:table-cell>
          <table:table-cell office:value-type="float" office:value="396.81870474969" calcext:value-type="float">
            <text:p>396.8187047497</text:p>
          </table:table-cell>
          <table:table-cell office:value-type="float" office:value="389.340290667116" calcext:value-type="float">
            <text:p>389.3402906671</text:p>
          </table:table-cell>
          <table:table-cell office:value-type="float" office:value="388.795711761247" calcext:value-type="float">
            <text:p>388.7957117612</text:p>
          </table:table-cell>
          <table:table-cell office:value-type="float" office:value="377.761832168087" calcext:value-type="float">
            <text:p>377.7618321681</text:p>
          </table:table-cell>
          <table:table-cell office:value-type="float" office:value="393.559105121233" calcext:value-type="float">
            <text:p>393.5591051212</text:p>
          </table:table-cell>
          <table:table-cell office:value-type="float" office:value="367.552705841489" calcext:value-type="float">
            <text:p>367.5527058415</text:p>
          </table:table-cell>
          <table:table-cell office:value-type="float" office:value="378.625964789477" calcext:value-type="float">
            <text:p>378.6259647895</text:p>
          </table:table-cell>
          <table:table-cell office:value-type="float" office:value="392.666139502999" calcext:value-type="float">
            <text:p>392.666139503</text:p>
          </table:table-cell>
          <table:table-cell office:value-type="float" office:value="368.474787668948" calcext:value-type="float">
            <text:p>368.4747876689</text:p>
          </table:table-cell>
          <table:table-cell office:value-type="float" office:value="375.046400387416" calcext:value-type="float">
            <text:p>375.0464003874</text:p>
          </table:table-cell>
          <table:table-cell office:value-type="float" office:value="378.736278301168" calcext:value-type="float">
            <text:p>378.7362783012</text:p>
          </table:table-cell>
          <table:table-cell office:value-type="float" office:value="420.299782250214" calcext:value-type="float">
            <text:p>420.2997822502</text:p>
          </table:table-cell>
          <table:table-cell office:value-type="float" office:value="412.494321006973" calcext:value-type="float">
            <text:p>412.494321007</text:p>
          </table:table-cell>
          <table:table-cell office:value-type="float" office:value="358.273697885902" calcext:value-type="float">
            <text:p>358.2736978859</text:p>
          </table:table-cell>
          <table:table-cell office:value-type="float" office:value="397.902404658592" calcext:value-type="float">
            <text:p>397.9024046586</text:p>
          </table:table-cell>
          <table:table-cell office:value-type="float" office:value="423.287424656397" calcext:value-type="float">
            <text:p>423.2874246564</text:p>
          </table:table-cell>
          <table:table-cell office:value-type="float" office:value="380.833694651004" calcext:value-type="float">
            <text:p>380.833694651</text:p>
          </table:table-cell>
          <table:table-cell office:value-type="float" office:value="363.508010637919" calcext:value-type="float">
            <text:p>363.5080106379</text:p>
          </table:table-cell>
          <table:table-cell office:value-type="float" office:value="398.888807656372" calcext:value-type="float">
            <text:p>398.8888076564</text:p>
          </table:table-cell>
          <table:table-cell office:value-type="float" office:value="373.881902021931" calcext:value-type="float">
            <text:p>373.8819020219</text:p>
          </table:table-cell>
          <table:table-cell office:value-type="float" office:value="361.261124649097" calcext:value-type="float">
            <text:p>361.2611246491</text:p>
          </table:table-cell>
          <table:table-cell office:value-type="float" office:value="381.780690963257" calcext:value-type="float">
            <text:p>381.7806909633</text:p>
          </table:table-cell>
          <table:table-cell office:value-type="float" office:value="404.563625372413" calcext:value-type="float">
            <text:p>404.5636253724</text:p>
          </table:table-cell>
          <table:table-cell office:value-type="float" office:value="408.687228675131" calcext:value-type="float">
            <text:p>408.6872286751</text:p>
          </table:table-cell>
          <table:table-cell office:value-type="float" office:value="400.033527389188" calcext:value-type="float">
            <text:p>400.0335273892</text:p>
          </table:table-cell>
          <table:table-cell office:value-type="float" office:value="381.154373073919" calcext:value-type="float">
            <text:p>381.1543730739</text:p>
          </table:table-cell>
          <table:table-cell office:value-type="float" office:value="379.286202312252" calcext:value-type="float">
            <text:p>379.2862023123</text:p>
          </table:table-cell>
          <table:table-cell office:value-type="float" office:value="367.944646757059" calcext:value-type="float">
            <text:p>367.9446467571</text:p>
          </table:table-cell>
          <table:table-cell office:value-type="float" office:value="370.969502542499" calcext:value-type="float">
            <text:p>370.9695025425</text:p>
          </table:table-cell>
          <table:table-cell office:value-type="float" office:value="412.146150742298" calcext:value-type="float">
            <text:p>412.1461507423</text:p>
          </table:table-cell>
          <table:table-cell office:value-type="float" office:value="371.014699393202" calcext:value-type="float">
            <text:p>371.0146993932</text:p>
          </table:table-cell>
          <table:table-cell office:value-type="float" office:value="348.375411155944" calcext:value-type="float">
            <text:p>348.3754111559</text:p>
          </table:table-cell>
          <table:table-cell office:value-type="float" office:value="386.348795059999" calcext:value-type="float">
            <text:p>386.34879506</text:p>
          </table:table-cell>
          <table:table-cell office:value-type="float" office:value="401.877134235469" calcext:value-type="float">
            <text:p>401.8771342355</text:p>
          </table:table-cell>
          <table:table-cell office:value-type="float" office:value="390.141358092219" calcext:value-type="float">
            <text:p>390.1413580922</text:p>
          </table:table-cell>
          <table:table-cell office:value-type="float" office:value="393.671203581168" calcext:value-type="float">
            <text:p>393.6712035812</text:p>
          </table:table-cell>
          <table:table-cell office:value-type="float" office:value="372.279253173082" calcext:value-type="float">
            <text:p>372.2792531731</text:p>
          </table:table-cell>
          <table:table-cell office:value-type="float" office:value="377.073402895716" calcext:value-type="float">
            <text:p>377.0734028957</text:p>
          </table:table-cell>
          <table:table-cell office:value-type="float" office:value="368.53012247117" calcext:value-type="float">
            <text:p>368.5301224712</text:p>
          </table:table-cell>
          <table:table-cell office:value-type="float" office:value="376.58521045805" calcext:value-type="float">
            <text:p>376.5852104581</text:p>
          </table:table-cell>
          <table:table-cell office:value-type="float" office:value="398.678663596615" calcext:value-type="float">
            <text:p>398.6786635966</text:p>
          </table:table-cell>
          <table:table-cell office:value-type="float" office:value="389.425526209206" calcext:value-type="float">
            <text:p>389.4255262092</text:p>
          </table:table-cell>
          <table:table-cell office:value-type="float" office:value="355.730994165245" calcext:value-type="float">
            <text:p>355.7309941652</text:p>
          </table:table-cell>
          <table:table-cell office:value-type="float" office:value="383.75241690242" calcext:value-type="float">
            <text:p>383.7524169024</text:p>
          </table:table-cell>
          <table:table-cell office:value-type="float" office:value="401.932737704053" calcext:value-type="float">
            <text:p>401.9327377041</text:p>
          </table:table-cell>
          <table:table-cell office:value-type="float" office:value="376.049410172729" calcext:value-type="float">
            <text:p>376.0494101727</text:p>
          </table:table-cell>
          <table:table-cell office:value-type="float" office:value="363.559438451611" calcext:value-type="float">
            <text:p>363.5594384516</text:p>
          </table:table-cell>
        </table:table-row>
        <table:table-row table:style-name="ro1">
          <table:table-cell office:value-type="float" office:value="327.992184813692" calcext:value-type="float">
            <text:p>327.9921848137</text:p>
          </table:table-cell>
          <table:table-cell office:value-type="float" office:value="386.182460346447" calcext:value-type="float">
            <text:p>386.1824603464</text:p>
          </table:table-cell>
          <table:table-cell office:value-type="float" office:value="357.005875276766" calcext:value-type="float">
            <text:p>357.0058752768</text:p>
          </table:table-cell>
          <table:table-cell office:value-type="float" office:value="398.845037130042" calcext:value-type="float">
            <text:p>398.84503713</text:p>
          </table:table-cell>
          <table:table-cell office:value-type="float" office:value="393.427715012187" calcext:value-type="float">
            <text:p>393.4277150122</text:p>
          </table:table-cell>
          <table:table-cell office:value-type="float" office:value="390.304042831754" calcext:value-type="float">
            <text:p>390.3040428318</text:p>
          </table:table-cell>
          <table:table-cell office:value-type="float" office:value="381.291191552802" calcext:value-type="float">
            <text:p>381.2911915528</text:p>
          </table:table-cell>
          <table:table-cell office:value-type="float" office:value="391.053367926111" calcext:value-type="float">
            <text:p>391.0533679261</text:p>
          </table:table-cell>
          <table:table-cell office:value-type="float" office:value="382.15126978524" calcext:value-type="float">
            <text:p>382.1512697852</text:p>
          </table:table-cell>
          <table:table-cell office:value-type="float" office:value="378.625964789477" calcext:value-type="float">
            <text:p>378.6259647895</text:p>
          </table:table-cell>
          <table:table-cell office:value-type="float" office:value="394.218199649793" calcext:value-type="float">
            <text:p>394.2181996498</text:p>
          </table:table-cell>
          <table:table-cell office:value-type="float" office:value="366.734191895812" calcext:value-type="float">
            <text:p>366.7341918958</text:p>
          </table:table-cell>
          <table:table-cell office:value-type="float" office:value="381.937225523511" calcext:value-type="float">
            <text:p>381.9372255235</text:p>
          </table:table-cell>
          <table:table-cell office:value-type="float" office:value="380.589994404578" calcext:value-type="float">
            <text:p>380.5899944046</text:p>
          </table:table-cell>
          <table:table-cell office:value-type="float" office:value="431.621142637537" calcext:value-type="float">
            <text:p>431.6211426375</text:p>
          </table:table-cell>
          <table:table-cell office:value-type="float" office:value="426.046045970905" calcext:value-type="float">
            <text:p>426.0460459709</text:p>
          </table:table-cell>
          <table:table-cell office:value-type="float" office:value="363.035296565402" calcext:value-type="float">
            <text:p>363.0352965654</text:p>
          </table:table-cell>
          <table:table-cell office:value-type="float" office:value="396.016625446964" calcext:value-type="float">
            <text:p>396.016625447</text:p>
          </table:table-cell>
          <table:table-cell office:value-type="float" office:value="424.179180067954" calcext:value-type="float">
            <text:p>424.179180068</text:p>
          </table:table-cell>
          <table:table-cell office:value-type="float" office:value="381.934659528915" calcext:value-type="float">
            <text:p>381.9346595289</text:p>
          </table:table-cell>
          <table:table-cell office:value-type="float" office:value="373.521924473045" calcext:value-type="float">
            <text:p>373.521924473</text:p>
          </table:table-cell>
          <table:table-cell office:value-type="float" office:value="402.979044690557" calcext:value-type="float">
            <text:p>402.9790446906</text:p>
          </table:table-cell>
          <table:table-cell office:value-type="float" office:value="373.051981894014" calcext:value-type="float">
            <text:p>373.051981894</text:p>
          </table:table-cell>
          <table:table-cell office:value-type="float" office:value="378.765219419386" calcext:value-type="float">
            <text:p>378.7652194194</text:p>
          </table:table-cell>
          <table:table-cell office:value-type="float" office:value="385.304710618742" calcext:value-type="float">
            <text:p>385.3047106187</text:p>
          </table:table-cell>
          <table:table-cell office:value-type="float" office:value="413.348640101779" calcext:value-type="float">
            <text:p>413.3486401018</text:p>
          </table:table-cell>
          <table:table-cell office:value-type="float" office:value="412.186407733087" calcext:value-type="float">
            <text:p>412.1864077331</text:p>
          </table:table-cell>
          <table:table-cell office:value-type="float" office:value="407.019533851638" calcext:value-type="float">
            <text:p>407.0195338516</text:p>
          </table:table-cell>
          <table:table-cell office:value-type="float" office:value="381.154373073919" calcext:value-type="float">
            <text:p>381.1543730739</text:p>
          </table:table-cell>
          <table:table-cell office:value-type="float" office:value="379.286202312252" calcext:value-type="float">
            <text:p>379.2862023123</text:p>
          </table:table-cell>
          <table:table-cell office:value-type="float" office:value="367.186825393065" calcext:value-type="float">
            <text:p>367.1868253931</text:p>
          </table:table-cell>
          <table:table-cell office:value-type="float" office:value="378.797209115335" calcext:value-type="float">
            <text:p>378.7972091153</text:p>
          </table:table-cell>
          <table:table-cell office:value-type="float" office:value="414.074889236786" calcext:value-type="float">
            <text:p>414.0748892368</text:p>
          </table:table-cell>
          <table:table-cell office:value-type="float" office:value="371.514994671991" calcext:value-type="float">
            <text:p>371.514994672</text:p>
          </table:table-cell>
          <table:table-cell office:value-type="float" office:value="361.757131693509" calcext:value-type="float">
            <text:p>361.7571316935</text:p>
          </table:table-cell>
          <table:table-cell office:value-type="float" office:value="389.358855979958" calcext:value-type="float">
            <text:p>389.35885598</text:p>
          </table:table-cell>
          <table:table-cell office:value-type="float" office:value="403.877835014774" calcext:value-type="float">
            <text:p>403.8778350148</text:p>
          </table:table-cell>
          <table:table-cell office:value-type="float" office:value="396.41523362055" calcext:value-type="float">
            <text:p>396.4152336206</text:p>
          </table:table-cell>
          <table:table-cell office:value-type="float" office:value="396.73477482931" calcext:value-type="float">
            <text:p>396.7347748293</text:p>
          </table:table-cell>
          <table:table-cell office:value-type="float" office:value="375.223410232653" calcext:value-type="float">
            <text:p>375.2234102327</text:p>
          </table:table-cell>
          <table:table-cell office:value-type="float" office:value="377.347302129152" calcext:value-type="float">
            <text:p>377.3473021292</text:p>
          </table:table-cell>
          <table:table-cell office:value-type="float" office:value="365.924843806129" calcext:value-type="float">
            <text:p>365.9248438061</text:p>
          </table:table-cell>
          <table:table-cell office:value-type="float" office:value="381.956811606034" calcext:value-type="float">
            <text:p>381.956811606</text:p>
          </table:table-cell>
          <table:table-cell office:value-type="float" office:value="400.544440203252" calcext:value-type="float">
            <text:p>400.5444402033</text:p>
          </table:table-cell>
          <table:table-cell office:value-type="float" office:value="388.011876799372" calcext:value-type="float">
            <text:p>388.0118767994</text:p>
          </table:table-cell>
          <table:table-cell office:value-type="float" office:value="358.957842122162" calcext:value-type="float">
            <text:p>358.9578421222</text:p>
          </table:table-cell>
          <table:table-cell office:value-type="float" office:value="386.865303457362" calcext:value-type="float">
            <text:p>386.8653034574</text:p>
          </table:table-cell>
          <table:table-cell office:value-type="float" office:value="408.175719844823" calcext:value-type="float">
            <text:p>408.1757198448</text:p>
          </table:table-cell>
          <table:table-cell office:value-type="float" office:value="377.784269273467" calcext:value-type="float">
            <text:p>377.7842692735</text:p>
          </table:table-cell>
          <table:table-cell office:value-type="float" office:value="363.786981280202" calcext:value-type="float">
            <text:p>363.7869812802</text:p>
          </table:table-cell>
        </table:table-row>
        <table:table-row table:style-name="ro1">
          <table:table-cell office:value-type="float" office:value="327.992184813692" calcext:value-type="float">
            <text:p>327.9921848137</text:p>
          </table:table-cell>
          <table:table-cell office:value-type="float" office:value="385.854588070178" calcext:value-type="float">
            <text:p>385.8545880702</text:p>
          </table:table-cell>
          <table:table-cell office:value-type="float" office:value="358.132521736814" calcext:value-type="float">
            <text:p>358.1325217368</text:p>
          </table:table-cell>
          <table:table-cell office:value-type="float" office:value="406.073594892604" calcext:value-type="float">
            <text:p>406.0735948926</text:p>
          </table:table-cell>
          <table:table-cell office:value-type="float" office:value="386.418351026555" calcext:value-type="float">
            <text:p>386.4183510266</text:p>
          </table:table-cell>
          <table:table-cell office:value-type="float" office:value="408.963347984198" calcext:value-type="float">
            <text:p>408.9633479842</text:p>
          </table:table-cell>
          <table:table-cell office:value-type="float" office:value="381.282099684588" calcext:value-type="float">
            <text:p>381.2820996846</text:p>
          </table:table-cell>
          <table:table-cell office:value-type="float" office:value="390.730115226739" calcext:value-type="float">
            <text:p>390.7301152267</text:p>
          </table:table-cell>
          <table:table-cell office:value-type="float" office:value="386.381288986175" calcext:value-type="float">
            <text:p>386.3812889862</text:p>
          </table:table-cell>
          <table:table-cell office:value-type="float" office:value="374.408561148062" calcext:value-type="float">
            <text:p>374.4085611481</text:p>
          </table:table-cell>
          <table:table-cell office:value-type="float" office:value="381.706982524958" calcext:value-type="float">
            <text:p>381.706982525</text:p>
          </table:table-cell>
          <table:table-cell office:value-type="float" office:value="390.152003766605" calcext:value-type="float">
            <text:p>390.1520037666</text:p>
          </table:table-cell>
          <table:table-cell office:value-type="float" office:value="380.349644940348" calcext:value-type="float">
            <text:p>380.3496449403</text:p>
          </table:table-cell>
          <table:table-cell office:value-type="float" office:value="383.187615493397" calcext:value-type="float">
            <text:p>383.1876154934</text:p>
          </table:table-cell>
          <table:table-cell office:value-type="float" office:value="442.448236684076" calcext:value-type="float">
            <text:p>442.4482366841</text:p>
          </table:table-cell>
          <table:table-cell office:value-type="float" office:value="432.574216426464" calcext:value-type="float">
            <text:p>432.5742164265</text:p>
          </table:table-cell>
          <table:table-cell office:value-type="float" office:value="366.705544383474" calcext:value-type="float">
            <text:p>366.7055443835</text:p>
          </table:table-cell>
          <table:table-cell office:value-type="float" office:value="409.884333271463" calcext:value-type="float">
            <text:p>409.8843332715</text:p>
          </table:table-cell>
          <table:table-cell office:value-type="float" office:value="424.484938484129" calcext:value-type="float">
            <text:p>424.4849384841</text:p>
          </table:table-cell>
          <table:table-cell office:value-type="float" office:value="382.102526267747" calcext:value-type="float">
            <text:p>382.1025262677</text:p>
          </table:table-cell>
          <table:table-cell office:value-type="float" office:value="376.617668988301" calcext:value-type="float">
            <text:p>376.6176689883</text:p>
          </table:table-cell>
          <table:table-cell office:value-type="float" office:value="407.307332810092" calcext:value-type="float">
            <text:p>407.3073328101</text:p>
          </table:table-cell>
          <table:table-cell office:value-type="float" office:value="373.06999607734" calcext:value-type="float">
            <text:p>373.0699960773</text:p>
          </table:table-cell>
          <table:table-cell office:value-type="float" office:value="377.776787550225" calcext:value-type="float">
            <text:p>377.7767875502</text:p>
          </table:table-cell>
          <table:table-cell office:value-type="float" office:value="390.641371677477" calcext:value-type="float">
            <text:p>390.6413716775</text:p>
          </table:table-cell>
          <table:table-cell office:value-type="float" office:value="416.743234942449" calcext:value-type="float">
            <text:p>416.7432349424</text:p>
          </table:table-cell>
          <table:table-cell office:value-type="float" office:value="410.038993503988" calcext:value-type="float">
            <text:p>410.038993504</text:p>
          </table:table-cell>
          <table:table-cell office:value-type="float" office:value="416.944102222002" calcext:value-type="float">
            <text:p>416.944102222</text:p>
          </table:table-cell>
          <table:table-cell office:value-type="float" office:value="387.794811665163" calcext:value-type="float">
            <text:p>387.7948116652</text:p>
          </table:table-cell>
          <table:table-cell office:value-type="float" office:value="384.992002740214" calcext:value-type="float">
            <text:p>384.9920027402</text:p>
          </table:table-cell>
          <table:table-cell office:value-type="float" office:value="371.136769648674" calcext:value-type="float">
            <text:p>371.1367696487</text:p>
          </table:table-cell>
          <table:table-cell office:value-type="float" office:value="378.300746884258" calcext:value-type="float">
            <text:p>378.3007468843</text:p>
          </table:table-cell>
          <table:table-cell office:value-type="float" office:value="416.685232348587" calcext:value-type="float">
            <text:p>416.6852323486</text:p>
          </table:table-cell>
          <table:table-cell office:value-type="float" office:value="374.126832926934" calcext:value-type="float">
            <text:p>374.1268329269</text:p>
          </table:table-cell>
          <table:table-cell office:value-type="float" office:value="363.06906744772" calcext:value-type="float">
            <text:p>363.0690674477</text:p>
          </table:table-cell>
          <table:table-cell office:value-type="float" office:value="387.5915258668" calcext:value-type="float">
            <text:p>387.5915258668</text:p>
          </table:table-cell>
          <table:table-cell office:value-type="float" office:value="403.802369806964" calcext:value-type="float">
            <text:p>403.802369807</text:p>
          </table:table-cell>
          <table:table-cell office:value-type="float" office:value="400.913578503112" calcext:value-type="float">
            <text:p>400.9135785031</text:p>
          </table:table-cell>
          <table:table-cell office:value-type="float" office:value="397.060423178343" calcext:value-type="float">
            <text:p>397.0604231783</text:p>
          </table:table-cell>
          <table:table-cell office:value-type="float" office:value="387.079339638674" calcext:value-type="float">
            <text:p>387.0793396387</text:p>
          </table:table-cell>
          <table:table-cell office:value-type="float" office:value="391.794159810461" calcext:value-type="float">
            <text:p>391.7941598105</text:p>
          </table:table-cell>
          <table:table-cell office:value-type="float" office:value="365.291179415462" calcext:value-type="float">
            <text:p>365.2911794155</text:p>
          </table:table-cell>
          <table:table-cell office:value-type="float" office:value="381.724998418616" calcext:value-type="float">
            <text:p>381.7249984186</text:p>
          </table:table-cell>
          <table:table-cell office:value-type="float" office:value="399.108059865679" calcext:value-type="float">
            <text:p>399.1080598657</text:p>
          </table:table-cell>
          <table:table-cell office:value-type="float" office:value="387.314813285031" calcext:value-type="float">
            <text:p>387.314813285</text:p>
          </table:table-cell>
          <table:table-cell office:value-type="float" office:value="366.10739415327" calcext:value-type="float">
            <text:p>366.1073941533</text:p>
          </table:table-cell>
          <table:table-cell office:value-type="float" office:value="387.198713109897" calcext:value-type="float">
            <text:p>387.1987131099</text:p>
          </table:table-cell>
          <table:table-cell office:value-type="float" office:value="405.810637241869" calcext:value-type="float">
            <text:p>405.8106372419</text:p>
          </table:table-cell>
          <table:table-cell office:value-type="float" office:value="375.953343907174" calcext:value-type="float">
            <text:p>375.9533439072</text:p>
          </table:table-cell>
          <table:table-cell office:value-type="float" office:value="363.269777604893" calcext:value-type="float">
            <text:p>363.2697776049</text:p>
          </table:table-cell>
        </table:table-row>
        <table:table-row table:style-name="ro1">
          <table:table-cell office:value-type="float" office:value="325.64221588016" calcext:value-type="float">
            <text:p>325.6422158802</text:p>
          </table:table-cell>
          <table:table-cell office:value-type="float" office:value="388.869078571933" calcext:value-type="float">
            <text:p>388.8690785719</text:p>
          </table:table-cell>
          <table:table-cell office:value-type="float" office:value="358.542864738832" calcext:value-type="float">
            <text:p>358.5428647388</text:p>
          </table:table-cell>
          <table:table-cell office:value-type="float" office:value="406.406457641162" calcext:value-type="float">
            <text:p>406.4064576412</text:p>
          </table:table-cell>
          <table:table-cell office:value-type="float" office:value="387.757113404092" calcext:value-type="float">
            <text:p>387.7571134041</text:p>
          </table:table-cell>
          <table:table-cell office:value-type="float" office:value="414.381235473745" calcext:value-type="float">
            <text:p>414.3812354737</text:p>
          </table:table-cell>
          <table:table-cell office:value-type="float" office:value="381.43871646784" calcext:value-type="float">
            <text:p>381.4387164678</text:p>
          </table:table-cell>
          <table:table-cell office:value-type="float" office:value="391.37681742531" calcext:value-type="float">
            <text:p>391.3768174253</text:p>
          </table:table-cell>
          <table:table-cell office:value-type="float" office:value="389.865246442976" calcext:value-type="float">
            <text:p>389.865246443</text:p>
          </table:table-cell>
          <table:table-cell office:value-type="float" office:value="377.064982438418" calcext:value-type="float">
            <text:p>377.0649824384</text:p>
          </table:table-cell>
          <table:table-cell office:value-type="float" office:value="383.072565889232" calcext:value-type="float">
            <text:p>383.0725658892</text:p>
          </table:table-cell>
          <table:table-cell office:value-type="float" office:value="400.992949650965" calcext:value-type="float">
            <text:p>400.992949651</text:p>
          </table:table-cell>
          <table:table-cell office:value-type="float" office:value="380.477754641041" calcext:value-type="float">
            <text:p>380.477754641</text:p>
          </table:table-cell>
          <table:table-cell office:value-type="float" office:value="384.065832311423" calcext:value-type="float">
            <text:p>384.0658323114</text:p>
          </table:table-cell>
          <table:table-cell office:value-type="float" office:value="445.638996016702" calcext:value-type="float">
            <text:p>445.6389960167</text:p>
          </table:table-cell>
          <table:table-cell office:value-type="float" office:value="433.613238042971" calcext:value-type="float">
            <text:p>433.613238043</text:p>
          </table:table-cell>
          <table:table-cell office:value-type="float" office:value="367.322694885754" calcext:value-type="float">
            <text:p>367.3226948858</text:p>
          </table:table-cell>
          <table:table-cell office:value-type="float" office:value="412.10685863537" calcext:value-type="float">
            <text:p>412.1068586354</text:p>
          </table:table-cell>
          <table:table-cell office:value-type="float" office:value="422.83924326504" calcext:value-type="float">
            <text:p>422.839243265</text:p>
          </table:table-cell>
          <table:table-cell office:value-type="float" office:value="387.489409652361" calcext:value-type="float">
            <text:p>387.4894096524</text:p>
          </table:table-cell>
          <table:table-cell office:value-type="float" office:value="378.553719424188" calcext:value-type="float">
            <text:p>378.5537194242</text:p>
          </table:table-cell>
          <table:table-cell office:value-type="float" office:value="414.258540139843" calcext:value-type="float">
            <text:p>414.2585401398</text:p>
          </table:table-cell>
          <table:table-cell office:value-type="float" office:value="372.713544468252" calcext:value-type="float">
            <text:p>372.7135444683</text:p>
          </table:table-cell>
          <table:table-cell office:value-type="float" office:value="391.016534794291" calcext:value-type="float">
            <text:p>391.0165347943</text:p>
          </table:table-cell>
          <table:table-cell office:value-type="float" office:value="396.816079612213" calcext:value-type="float">
            <text:p>396.8160796122</text:p>
          </table:table-cell>
          <table:table-cell office:value-type="float" office:value="418.091625128012" calcext:value-type="float">
            <text:p>418.091625128</text:p>
          </table:table-cell>
          <table:table-cell office:value-type="float" office:value="412.620481678501" calcext:value-type="float">
            <text:p>412.6204816785</text:p>
          </table:table-cell>
          <table:table-cell office:value-type="float" office:value="421.86447093098" calcext:value-type="float">
            <text:p>421.864470931</text:p>
          </table:table-cell>
          <table:table-cell office:value-type="float" office:value="397.591327614283" calcext:value-type="float">
            <text:p>397.5913276143</text:p>
          </table:table-cell>
          <table:table-cell office:value-type="float" office:value="383.801974119914" calcext:value-type="float">
            <text:p>383.8019741199</text:p>
          </table:table-cell>
          <table:table-cell office:value-type="float" office:value="370.976048140153" calcext:value-type="float">
            <text:p>370.9760481402</text:p>
          </table:table-cell>
          <table:table-cell office:value-type="float" office:value="385.252199245874" calcext:value-type="float">
            <text:p>385.2521992459</text:p>
          </table:table-cell>
          <table:table-cell office:value-type="float" office:value="418.868459233898" calcext:value-type="float">
            <text:p>418.8684592339</text:p>
          </table:table-cell>
          <table:table-cell office:value-type="float" office:value="372.858626318727" calcext:value-type="float">
            <text:p>372.8586263187</text:p>
          </table:table-cell>
          <table:table-cell office:value-type="float" office:value="368.791007417275" calcext:value-type="float">
            <text:p>368.7910074173</text:p>
          </table:table-cell>
          <table:table-cell office:value-type="float" office:value="393.691881355918" calcext:value-type="float">
            <text:p>393.6918813559</text:p>
          </table:table-cell>
          <table:table-cell office:value-type="float" office:value="403.589636003227" calcext:value-type="float">
            <text:p>403.5896360032</text:p>
          </table:table-cell>
          <table:table-cell office:value-type="float" office:value="400.913578503112" calcext:value-type="float">
            <text:p>400.9135785031</text:p>
          </table:table-cell>
          <table:table-cell office:value-type="float" office:value="398.456219442809" calcext:value-type="float">
            <text:p>398.4562194428</text:p>
          </table:table-cell>
          <table:table-cell office:value-type="float" office:value="397.287995244563" calcext:value-type="float">
            <text:p>397.2879952446</text:p>
          </table:table-cell>
          <table:table-cell office:value-type="float" office:value="397.480891095484" calcext:value-type="float">
            <text:p>397.4808910955</text:p>
          </table:table-cell>
          <table:table-cell office:value-type="float" office:value="367.875973139837" calcext:value-type="float">
            <text:p>367.8759731398</text:p>
          </table:table-cell>
          <table:table-cell office:value-type="float" office:value="394.966941580384" calcext:value-type="float">
            <text:p>394.9669415804</text:p>
          </table:table-cell>
          <table:table-cell office:value-type="float" office:value="397.770684164285" calcext:value-type="float">
            <text:p>397.7706841643</text:p>
          </table:table-cell>
          <table:table-cell office:value-type="float" office:value="399.724417578846" calcext:value-type="float">
            <text:p>399.7244175788</text:p>
          </table:table-cell>
          <table:table-cell office:value-type="float" office:value="363.745000449992" calcext:value-type="float">
            <text:p>363.74500045</text:p>
          </table:table-cell>
          <table:table-cell office:value-type="float" office:value="391.039526795768" calcext:value-type="float">
            <text:p>391.0395267958</text:p>
          </table:table-cell>
          <table:table-cell office:value-type="float" office:value="401.040345559522" calcext:value-type="float">
            <text:p>401.0403455595</text:p>
          </table:table-cell>
          <table:table-cell office:value-type="float" office:value="375.159708492876" calcext:value-type="float">
            <text:p>375.1597084929</text:p>
          </table:table-cell>
          <table:table-cell office:value-type="float" office:value="360.519856272663" calcext:value-type="float">
            <text:p>360.5198562727</text:p>
          </table:table-cell>
        </table:table-row>
        <table:table-row table:style-name="ro1">
          <table:table-cell office:value-type="float" office:value="325.65885551652" calcext:value-type="float">
            <text:p>325.6588555165</text:p>
          </table:table-cell>
          <table:table-cell office:value-type="float" office:value="389.567914936765" calcext:value-type="float">
            <text:p>389.5679149368</text:p>
          </table:table-cell>
          <table:table-cell office:value-type="float" office:value="362.772327234131" calcext:value-type="float">
            <text:p>362.7723272341</text:p>
          </table:table-cell>
          <table:table-cell office:value-type="float" office:value="405.886303277511" calcext:value-type="float">
            <text:p>405.8863032775</text:p>
          </table:table-cell>
          <table:table-cell office:value-type="float" office:value="390.655726445335" calcext:value-type="float">
            <text:p>390.6557264453</text:p>
          </table:table-cell>
          <table:table-cell office:value-type="float" office:value="413.229269211762" calcext:value-type="float">
            <text:p>413.2292692118</text:p>
          </table:table-cell>
          <table:table-cell office:value-type="float" office:value="384.82376719027" calcext:value-type="float">
            <text:p>384.8237671903</text:p>
          </table:table-cell>
          <table:table-cell office:value-type="float" office:value="392.849223219213" calcext:value-type="float">
            <text:p>392.8492232192</text:p>
          </table:table-cell>
          <table:table-cell office:value-type="float" office:value="393.648868853814" calcext:value-type="float">
            <text:p>393.6488688538</text:p>
          </table:table-cell>
          <table:table-cell office:value-type="float" office:value="381.437721616325" calcext:value-type="float">
            <text:p>381.4377216163</text:p>
          </table:table-cell>
          <table:table-cell office:value-type="float" office:value="385.641993258699" calcext:value-type="float">
            <text:p>385.6419932587</text:p>
          </table:table-cell>
          <table:table-cell office:value-type="float" office:value="407.932289725801" calcext:value-type="float">
            <text:p>407.9322897258</text:p>
          </table:table-cell>
          <table:table-cell office:value-type="float" office:value="393.014702473277" calcext:value-type="float">
            <text:p>393.0147024733</text:p>
          </table:table-cell>
          <table:table-cell office:value-type="float" office:value="384.93506312089" calcext:value-type="float">
            <text:p>384.9350631209</text:p>
          </table:table-cell>
          <table:table-cell office:value-type="float" office:value="451.766781743875" calcext:value-type="float">
            <text:p>451.7667817439</text:p>
          </table:table-cell>
          <table:table-cell office:value-type="float" office:value="436.304123573781" calcext:value-type="float">
            <text:p>436.3041235738</text:p>
          </table:table-cell>
          <table:table-cell office:value-type="float" office:value="365.860870763645" calcext:value-type="float">
            <text:p>365.8608707636</text:p>
          </table:table-cell>
          <table:table-cell office:value-type="float" office:value="415.690693453645" calcext:value-type="float">
            <text:p>415.6906934536</text:p>
          </table:table-cell>
          <table:table-cell office:value-type="float" office:value="424.998580358459" calcext:value-type="float">
            <text:p>424.9985803585</text:p>
          </table:table-cell>
          <table:table-cell office:value-type="float" office:value="394.871820387868" calcext:value-type="float">
            <text:p>394.8718203879</text:p>
          </table:table-cell>
          <table:table-cell office:value-type="float" office:value="378.878836176362" calcext:value-type="float">
            <text:p>378.8788361764</text:p>
          </table:table-cell>
          <table:table-cell office:value-type="float" office:value="414.220706622202" calcext:value-type="float">
            <text:p>414.2207066222</text:p>
          </table:table-cell>
          <table:table-cell office:value-type="float" office:value="372.707450204825" calcext:value-type="float">
            <text:p>372.7074502048</text:p>
          </table:table-cell>
          <table:table-cell office:value-type="float" office:value="393.019077677204" calcext:value-type="float">
            <text:p>393.0190776772</text:p>
          </table:table-cell>
          <table:table-cell office:value-type="float" office:value="391.358968121213" calcext:value-type="float">
            <text:p>391.3589681212</text:p>
          </table:table-cell>
          <table:table-cell office:value-type="float" office:value="418.795665149315" calcext:value-type="float">
            <text:p>418.7956651493</text:p>
          </table:table-cell>
          <table:table-cell office:value-type="float" office:value="426.881369467866" calcext:value-type="float">
            <text:p>426.8813694679</text:p>
          </table:table-cell>
          <table:table-cell office:value-type="float" office:value="423.780760407804" calcext:value-type="float">
            <text:p>423.7807604078</text:p>
          </table:table-cell>
          <table:table-cell office:value-type="float" office:value="405.112967240415" calcext:value-type="float">
            <text:p>405.1129672404</text:p>
          </table:table-cell>
          <table:table-cell office:value-type="float" office:value="385.839538544127" calcext:value-type="float">
            <text:p>385.8395385441</text:p>
          </table:table-cell>
          <table:table-cell office:value-type="float" office:value="370.922903211151" calcext:value-type="float">
            <text:p>370.9229032112</text:p>
          </table:table-cell>
          <table:table-cell office:value-type="float" office:value="395.514796388415" calcext:value-type="float">
            <text:p>395.5147963884</text:p>
          </table:table-cell>
          <table:table-cell office:value-type="float" office:value="418.492859614863" calcext:value-type="float">
            <text:p>418.4928596149</text:p>
          </table:table-cell>
          <table:table-cell office:value-type="float" office:value="379.531243598533" calcext:value-type="float">
            <text:p>379.5312435985</text:p>
          </table:table-cell>
          <table:table-cell office:value-type="float" office:value="373.017980603661" calcext:value-type="float">
            <text:p>373.0179806037</text:p>
          </table:table-cell>
          <table:table-cell office:value-type="float" office:value="397.11877497192" calcext:value-type="float">
            <text:p>397.1187749719</text:p>
          </table:table-cell>
          <table:table-cell office:value-type="float" office:value="401.69987635985" calcext:value-type="float">
            <text:p>401.6998763599</text:p>
          </table:table-cell>
          <table:table-cell office:value-type="float" office:value="390.852431646241" calcext:value-type="float">
            <text:p>390.8524316462</text:p>
          </table:table-cell>
          <table:table-cell office:value-type="float" office:value="400.222389451136" calcext:value-type="float">
            <text:p>400.2223894511</text:p>
          </table:table-cell>
          <table:table-cell office:value-type="float" office:value="396.292861571297" calcext:value-type="float">
            <text:p>396.2928615713</text:p>
          </table:table-cell>
          <table:table-cell office:value-type="float" office:value="399.278735594" calcext:value-type="float">
            <text:p>399.278735594</text:p>
          </table:table-cell>
          <table:table-cell office:value-type="float" office:value="381.570459625592" calcext:value-type="float">
            <text:p>381.5704596256</text:p>
          </table:table-cell>
          <table:table-cell office:value-type="float" office:value="400.813033766394" calcext:value-type="float">
            <text:p>400.8130337664</text:p>
          </table:table-cell>
          <table:table-cell office:value-type="float" office:value="395.077105996551" calcext:value-type="float">
            <text:p>395.0771059966</text:p>
          </table:table-cell>
          <table:table-cell office:value-type="float" office:value="398.260002735414" calcext:value-type="float">
            <text:p>398.2600027354</text:p>
          </table:table-cell>
          <table:table-cell office:value-type="float" office:value="367.744470705578" calcext:value-type="float">
            <text:p>367.7444707056</text:p>
          </table:table-cell>
          <table:table-cell office:value-type="float" office:value="395.298117254865" calcext:value-type="float">
            <text:p>395.2981172549</text:p>
          </table:table-cell>
          <table:table-cell office:value-type="float" office:value="420.245689276507" calcext:value-type="float">
            <text:p>420.2456892765</text:p>
          </table:table-cell>
          <table:table-cell office:value-type="float" office:value="374.221771888092" calcext:value-type="float">
            <text:p>374.2217718881</text:p>
          </table:table-cell>
          <table:table-cell office:value-type="float" office:value="372.035872026766" calcext:value-type="float">
            <text:p>372.0358720268</text:p>
          </table:table-cell>
        </table:table-row>
        <table:table-row table:style-name="ro1">
          <table:table-cell office:value-type="float" office:value="326.422433990508" calcext:value-type="float">
            <text:p>326.4224339905</text:p>
          </table:table-cell>
          <table:table-cell office:value-type="float" office:value="383.078771174828" calcext:value-type="float">
            <text:p>383.0787711748</text:p>
          </table:table-cell>
          <table:table-cell office:value-type="float" office:value="373.020963799649" calcext:value-type="float">
            <text:p>373.0209637996</text:p>
          </table:table-cell>
          <table:table-cell office:value-type="float" office:value="405.93956224935" calcext:value-type="float">
            <text:p>405.9395622494</text:p>
          </table:table-cell>
          <table:table-cell office:value-type="float" office:value="391.126296517422" calcext:value-type="float">
            <text:p>391.1262965174</text:p>
          </table:table-cell>
          <table:table-cell office:value-type="float" office:value="413.27014101342" calcext:value-type="float">
            <text:p>413.2701410134</text:p>
          </table:table-cell>
          <table:table-cell office:value-type="float" office:value="389.598338113983" calcext:value-type="float">
            <text:p>389.598338114</text:p>
          </table:table-cell>
          <table:table-cell office:value-type="float" office:value="399.007188527234" calcext:value-type="float">
            <text:p>399.0071885272</text:p>
          </table:table-cell>
          <table:table-cell office:value-type="float" office:value="396.921170185207" calcext:value-type="float">
            <text:p>396.9211701852</text:p>
          </table:table-cell>
          <table:table-cell office:value-type="float" office:value="388.288736462927" calcext:value-type="float">
            <text:p>388.2887364629</text:p>
          </table:table-cell>
          <table:table-cell office:value-type="float" office:value="386.275848152795" calcext:value-type="float">
            <text:p>386.2758481528</text:p>
          </table:table-cell>
          <table:table-cell office:value-type="float" office:value="407.932289725801" calcext:value-type="float">
            <text:p>407.9322897258</text:p>
          </table:table-cell>
          <table:table-cell office:value-type="float" office:value="392.096185884825" calcext:value-type="float">
            <text:p>392.0961858848</text:p>
          </table:table-cell>
          <table:table-cell office:value-type="float" office:value="388.067197332771" calcext:value-type="float">
            <text:p>388.0671973328</text:p>
          </table:table-cell>
          <table:table-cell office:value-type="float" office:value="452.22325727004" calcext:value-type="float">
            <text:p>452.22325727</text:p>
          </table:table-cell>
          <table:table-cell office:value-type="float" office:value="443.541172244998" calcext:value-type="float">
            <text:p>443.541172245</text:p>
          </table:table-cell>
          <table:table-cell office:value-type="float" office:value="366.401950679169" calcext:value-type="float">
            <text:p>366.4019506792</text:p>
          </table:table-cell>
          <table:table-cell office:value-type="float" office:value="416.514640141442" calcext:value-type="float">
            <text:p>416.5146401414</text:p>
          </table:table-cell>
          <table:table-cell office:value-type="float" office:value="432.449241989038" calcext:value-type="float">
            <text:p>432.449241989</text:p>
          </table:table-cell>
          <table:table-cell office:value-type="float" office:value="395.727975953256" calcext:value-type="float">
            <text:p>395.7279759533</text:p>
          </table:table-cell>
          <table:table-cell office:value-type="float" office:value="383.968133673765" calcext:value-type="float">
            <text:p>383.9681336738</text:p>
          </table:table-cell>
          <table:table-cell office:value-type="float" office:value="425.421668469656" calcext:value-type="float">
            <text:p>425.4216684697</text:p>
          </table:table-cell>
          <table:table-cell office:value-type="float" office:value="376.871563729597" calcext:value-type="float">
            <text:p>376.8715637296</text:p>
          </table:table-cell>
          <table:table-cell office:value-type="float" office:value="392.372296277063" calcext:value-type="float">
            <text:p>392.3722962771</text:p>
          </table:table-cell>
          <table:table-cell office:value-type="float" office:value="401.519830665767" calcext:value-type="float">
            <text:p>401.5198306658</text:p>
          </table:table-cell>
          <table:table-cell office:value-type="float" office:value="418.796125850613" calcext:value-type="float">
            <text:p>418.7961258506</text:p>
          </table:table-cell>
          <table:table-cell office:value-type="float" office:value="426.889612781675" calcext:value-type="float">
            <text:p>426.8896127817</text:p>
          </table:table-cell>
          <table:table-cell office:value-type="float" office:value="418.766935384194" calcext:value-type="float">
            <text:p>418.7669353842</text:p>
          </table:table-cell>
          <table:table-cell office:value-type="float" office:value="402.823730328015" calcext:value-type="float">
            <text:p>402.823730328</text:p>
          </table:table-cell>
          <table:table-cell office:value-type="float" office:value="393.835575236936" calcext:value-type="float">
            <text:p>393.8355752369</text:p>
          </table:table-cell>
          <table:table-cell office:value-type="float" office:value="369.084872205092" calcext:value-type="float">
            <text:p>369.0848722051</text:p>
          </table:table-cell>
          <table:table-cell office:value-type="float" office:value="404.148380843293" calcext:value-type="float">
            <text:p>404.1483808433</text:p>
          </table:table-cell>
          <table:table-cell office:value-type="float" office:value="424.528950716349" calcext:value-type="float">
            <text:p>424.5289507163</text:p>
          </table:table-cell>
          <table:table-cell office:value-type="float" office:value="388.622132476225" calcext:value-type="float">
            <text:p>388.6221324762</text:p>
          </table:table-cell>
          <table:table-cell office:value-type="float" office:value="381.468596484836" calcext:value-type="float">
            <text:p>381.4685964848</text:p>
          </table:table-cell>
          <table:table-cell office:value-type="float" office:value="404.348446607319" calcext:value-type="float">
            <text:p>404.3484466073</text:p>
          </table:table-cell>
          <table:table-cell office:value-type="float" office:value="404.473099340715" calcext:value-type="float">
            <text:p>404.4730993407</text:p>
          </table:table-cell>
          <table:table-cell office:value-type="float" office:value="388.521123825966" calcext:value-type="float">
            <text:p>388.521123826</text:p>
          </table:table-cell>
          <table:table-cell office:value-type="float" office:value="399.342050549855" calcext:value-type="float">
            <text:p>399.3420505499</text:p>
          </table:table-cell>
          <table:table-cell office:value-type="float" office:value="394.940284978355" calcext:value-type="float">
            <text:p>394.9402849784</text:p>
          </table:table-cell>
          <table:table-cell office:value-type="float" office:value="416.998139090681" calcext:value-type="float">
            <text:p>416.9981390907</text:p>
          </table:table-cell>
          <table:table-cell office:value-type="float" office:value="394.540547482695" calcext:value-type="float">
            <text:p>394.5405474827</text:p>
          </table:table-cell>
          <table:table-cell office:value-type="float" office:value="405.135501856954" calcext:value-type="float">
            <text:p>405.135501857</text:p>
          </table:table-cell>
          <table:table-cell office:value-type="float" office:value="392.958047741882" calcext:value-type="float">
            <text:p>392.9580477419</text:p>
          </table:table-cell>
          <table:table-cell office:value-type="float" office:value="403.756444041729" calcext:value-type="float">
            <text:p>403.7564440417</text:p>
          </table:table-cell>
          <table:table-cell office:value-type="float" office:value="383.923621563707" calcext:value-type="float">
            <text:p>383.9236215637</text:p>
          </table:table-cell>
          <table:table-cell office:value-type="float" office:value="401.331298946635" calcext:value-type="float">
            <text:p>401.3312989466</text:p>
          </table:table-cell>
          <table:table-cell office:value-type="float" office:value="426.066621335229" calcext:value-type="float">
            <text:p>426.0666213352</text:p>
          </table:table-cell>
          <table:table-cell office:value-type="float" office:value="373.068196871661" calcext:value-type="float">
            <text:p>373.0681968717</text:p>
          </table:table-cell>
          <table:table-cell office:value-type="float" office:value="374.708783398141" calcext:value-type="float">
            <text:p>374.7087833981</text:p>
          </table:table-cell>
        </table:table-row>
        <table:table-row table:style-name="ro1">
          <table:table-cell office:value-type="float" office:value="345.628333297799" calcext:value-type="float">
            <text:p>345.6283332978</text:p>
          </table:table-cell>
          <table:table-cell office:value-type="float" office:value="384.380706641055" calcext:value-type="float">
            <text:p>384.3807066411</text:p>
          </table:table-cell>
          <table:table-cell office:value-type="float" office:value="357.450237025956" calcext:value-type="float">
            <text:p>357.450237026</text:p>
          </table:table-cell>
          <table:table-cell office:value-type="float" office:value="408.736037955549" calcext:value-type="float">
            <text:p>408.7360379555</text:p>
          </table:table-cell>
          <table:table-cell office:value-type="float" office:value="398.289869331959" calcext:value-type="float">
            <text:p>398.289869332</text:p>
          </table:table-cell>
          <table:table-cell office:value-type="float" office:value="405.678477420636" calcext:value-type="float">
            <text:p>405.6784774206</text:p>
          </table:table-cell>
          <table:table-cell office:value-type="float" office:value="390.215745598564" calcext:value-type="float">
            <text:p>390.2157455986</text:p>
          </table:table-cell>
          <table:table-cell office:value-type="float" office:value="417.08212234954" calcext:value-type="float">
            <text:p>417.0821223495</text:p>
          </table:table-cell>
          <table:table-cell office:value-type="float" office:value="396.942759066718" calcext:value-type="float">
            <text:p>396.9427590667</text:p>
          </table:table-cell>
          <table:table-cell office:value-type="float" office:value="408.057916730301" calcext:value-type="float">
            <text:p>408.0579167303</text:p>
          </table:table-cell>
          <table:table-cell office:value-type="float" office:value="383.451867009195" calcext:value-type="float">
            <text:p>383.4518670092</text:p>
          </table:table-cell>
          <table:table-cell office:value-type="float" office:value="407.460109941028" calcext:value-type="float">
            <text:p>407.460109941</text:p>
          </table:table-cell>
          <table:table-cell office:value-type="float" office:value="394.926048893107" calcext:value-type="float">
            <text:p>394.9260488931</text:p>
          </table:table-cell>
          <table:table-cell office:value-type="float" office:value="388.735836128517" calcext:value-type="float">
            <text:p>388.7358361285</text:p>
          </table:table-cell>
          <table:table-cell office:value-type="float" office:value="447.654466865061" calcext:value-type="float">
            <text:p>447.6544668651</text:p>
          </table:table-cell>
          <table:table-cell office:value-type="float" office:value="443.088580077648" calcext:value-type="float">
            <text:p>443.0885800776</text:p>
          </table:table-cell>
          <table:table-cell office:value-type="float" office:value="375.420476684016" calcext:value-type="float">
            <text:p>375.420476684</text:p>
          </table:table-cell>
          <table:table-cell office:value-type="float" office:value="413.73454325115" calcext:value-type="float">
            <text:p>413.7345432512</text:p>
          </table:table-cell>
          <table:table-cell office:value-type="float" office:value="436.641210778664" calcext:value-type="float">
            <text:p>436.6412107787</text:p>
          </table:table-cell>
          <table:table-cell office:value-type="float" office:value="399.121870649365" calcext:value-type="float">
            <text:p>399.1218706494</text:p>
          </table:table-cell>
          <table:table-cell office:value-type="float" office:value="382.573123891329" calcext:value-type="float">
            <text:p>382.5731238913</text:p>
          </table:table-cell>
          <table:table-cell office:value-type="float" office:value="427.992876767012" calcext:value-type="float">
            <text:p>427.992876767</text:p>
          </table:table-cell>
          <table:table-cell office:value-type="float" office:value="381.05665649324" calcext:value-type="float">
            <text:p>381.0566564932</text:p>
          </table:table-cell>
          <table:table-cell office:value-type="float" office:value="400.623815056056" calcext:value-type="float">
            <text:p>400.6238150561</text:p>
          </table:table-cell>
          <table:table-cell office:value-type="float" office:value="399.93466274366" calcext:value-type="float">
            <text:p>399.9346627437</text:p>
          </table:table-cell>
          <table:table-cell office:value-type="float" office:value="418.796151460936" calcext:value-type="float">
            <text:p>418.7961514609</text:p>
          </table:table-cell>
          <table:table-cell office:value-type="float" office:value="426.690620316511" calcext:value-type="float">
            <text:p>426.6906203165</text:p>
          </table:table-cell>
          <table:table-cell office:value-type="float" office:value="416.390994809048" calcext:value-type="float">
            <text:p>416.390994809</text:p>
          </table:table-cell>
          <table:table-cell office:value-type="float" office:value="426.475778679914" calcext:value-type="float">
            <text:p>426.4757786799</text:p>
          </table:table-cell>
          <table:table-cell office:value-type="float" office:value="394.265550974712" calcext:value-type="float">
            <text:p>394.2655509747</text:p>
          </table:table-cell>
          <table:table-cell office:value-type="float" office:value="368.223146325671" calcext:value-type="float">
            <text:p>368.2231463257</text:p>
          </table:table-cell>
          <table:table-cell office:value-type="float" office:value="419.557785618234" calcext:value-type="float">
            <text:p>419.5577856182</text:p>
          </table:table-cell>
          <table:table-cell office:value-type="float" office:value="423.845516244841" calcext:value-type="float">
            <text:p>423.8455162448</text:p>
          </table:table-cell>
          <table:table-cell office:value-type="float" office:value="389.98760634729" calcext:value-type="float">
            <text:p>389.9876063473</text:p>
          </table:table-cell>
          <table:table-cell office:value-type="float" office:value="390.245818177375" calcext:value-type="float">
            <text:p>390.2458181774</text:p>
          </table:table-cell>
          <table:table-cell office:value-type="float" office:value="407.120318422986" calcext:value-type="float">
            <text:p>407.120318423</text:p>
          </table:table-cell>
          <table:table-cell office:value-type="float" office:value="410.076951838842" calcext:value-type="float">
            <text:p>410.0769518388</text:p>
          </table:table-cell>
          <table:table-cell office:value-type="float" office:value="393.462001870925" calcext:value-type="float">
            <text:p>393.4620018709</text:p>
          </table:table-cell>
          <table:table-cell office:value-type="float" office:value="406.952119585535" calcext:value-type="float">
            <text:p>406.9521195855</text:p>
          </table:table-cell>
          <table:table-cell office:value-type="float" office:value="412.618717580366" calcext:value-type="float">
            <text:p>412.6187175804</text:p>
          </table:table-cell>
          <table:table-cell office:value-type="float" office:value="417.954944754667" calcext:value-type="float">
            <text:p>417.9549447547</text:p>
          </table:table-cell>
          <table:table-cell office:value-type="float" office:value="394.774755040298" calcext:value-type="float">
            <text:p>394.7747550403</text:p>
          </table:table-cell>
          <table:table-cell office:value-type="float" office:value="414.246941384641" calcext:value-type="float">
            <text:p>414.2469413846</text:p>
          </table:table-cell>
          <table:table-cell office:value-type="float" office:value="392.958047741882" calcext:value-type="float">
            <text:p>392.9580477419</text:p>
          </table:table-cell>
          <table:table-cell office:value-type="float" office:value="412.819491381088" calcext:value-type="float">
            <text:p>412.8194913811</text:p>
          </table:table-cell>
          <table:table-cell office:value-type="float" office:value="395.8307627991" calcext:value-type="float">
            <text:p>395.8307627991</text:p>
          </table:table-cell>
          <table:table-cell office:value-type="float" office:value="408.114698031017" calcext:value-type="float">
            <text:p>408.114698031</text:p>
          </table:table-cell>
          <table:table-cell office:value-type="float" office:value="423.959372498778" calcext:value-type="float">
            <text:p>423.9593724988</text:p>
          </table:table-cell>
          <table:table-cell office:value-type="float" office:value="374.736180069612" calcext:value-type="float">
            <text:p>374.7361800696</text:p>
          </table:table-cell>
          <table:table-cell office:value-type="float" office:value="373.364294072144" calcext:value-type="float">
            <text:p>373.3642940721</text:p>
          </table:table-cell>
        </table:table-row>
        <table:table-row table:style-name="ro1">
          <table:table-cell office:value-type="float" office:value="341.303040918423" calcext:value-type="float">
            <text:p>341.3030409184</text:p>
          </table:table-cell>
          <table:table-cell office:value-type="float" office:value="387.462542875775" calcext:value-type="float">
            <text:p>387.4625428758</text:p>
          </table:table-cell>
          <table:table-cell office:value-type="float" office:value="372.072642669459" calcext:value-type="float">
            <text:p>372.0726426695</text:p>
          </table:table-cell>
          <table:table-cell office:value-type="float" office:value="409.850737458119" calcext:value-type="float">
            <text:p>409.8507374581</text:p>
          </table:table-cell>
          <table:table-cell office:value-type="float" office:value="407.613068465445" calcext:value-type="float">
            <text:p>407.6130684654</text:p>
          </table:table-cell>
          <table:table-cell office:value-type="float" office:value="410.624567905889" calcext:value-type="float">
            <text:p>410.6245679059</text:p>
          </table:table-cell>
          <table:table-cell office:value-type="float" office:value="388.343944684768" calcext:value-type="float">
            <text:p>388.3439446848</text:p>
          </table:table-cell>
          <table:table-cell office:value-type="float" office:value="412.461797083868" calcext:value-type="float">
            <text:p>412.4617970839</text:p>
          </table:table-cell>
          <table:table-cell office:value-type="float" office:value="395.211172015874" calcext:value-type="float">
            <text:p>395.2111720159</text:p>
          </table:table-cell>
          <table:table-cell office:value-type="float" office:value="415.219772145541" calcext:value-type="float">
            <text:p>415.2197721455</text:p>
          </table:table-cell>
          <table:table-cell office:value-type="float" office:value="380.221277106483" calcext:value-type="float">
            <text:p>380.2212771065</text:p>
          </table:table-cell>
          <table:table-cell office:value-type="float" office:value="400.467303976353" calcext:value-type="float">
            <text:p>400.4673039764</text:p>
          </table:table-cell>
          <table:table-cell office:value-type="float" office:value="402.492421251135" calcext:value-type="float">
            <text:p>402.4924212511</text:p>
          </table:table-cell>
          <table:table-cell office:value-type="float" office:value="388.735836128517" calcext:value-type="float">
            <text:p>388.7358361285</text:p>
          </table:table-cell>
          <table:table-cell office:value-type="float" office:value="0" calcext:value-type="float">
            <text:p>0</text:p>
          </table:table-cell>
          <table:table-cell office:value-type="float" office:value="445.027485755582" calcext:value-type="float">
            <text:p>445.0274857556</text:p>
          </table:table-cell>
          <table:table-cell office:value-type="float" office:value="375.464400367157" calcext:value-type="float">
            <text:p>375.4644003672</text:p>
          </table:table-cell>
          <table:table-cell office:value-type="float" office:value="416.898526449005" calcext:value-type="float">
            <text:p>416.898526449</text:p>
          </table:table-cell>
          <table:table-cell office:value-type="float" office:value="434.135606099579" calcext:value-type="float">
            <text:p>434.1356060996</text:p>
          </table:table-cell>
          <table:table-cell office:value-type="float" office:value="399.041011899871" calcext:value-type="float">
            <text:p>399.0410118999</text:p>
          </table:table-cell>
          <table:table-cell office:value-type="float" office:value="395.043730343393" calcext:value-type="float">
            <text:p>395.0437303434</text:p>
          </table:table-cell>
          <table:table-cell office:value-type="float" office:value="424.783477785898" calcext:value-type="float">
            <text:p>424.7834777859</text:p>
          </table:table-cell>
          <table:table-cell office:value-type="float" office:value="382.08187223662" calcext:value-type="float">
            <text:p>382.0818722366</text:p>
          </table:table-cell>
          <table:table-cell office:value-type="float" office:value="401.092041121465" calcext:value-type="float">
            <text:p>401.0920411215</text:p>
          </table:table-cell>
          <table:table-cell office:value-type="float" office:value="405.939275337373" calcext:value-type="float">
            <text:p>405.9392753374</text:p>
          </table:table-cell>
          <table:table-cell office:value-type="float" office:value="418.998148447002" calcext:value-type="float">
            <text:p>418.998148447</text:p>
          </table:table-cell>
          <table:table-cell office:value-type="float" office:value="434.532864512068" calcext:value-type="float">
            <text:p>434.5328645121</text:p>
          </table:table-cell>
          <table:table-cell office:value-type="float" office:value="430.185156614419" calcext:value-type="float">
            <text:p>430.1851566144</text:p>
          </table:table-cell>
          <table:table-cell office:value-type="float" office:value="433.096855824757" calcext:value-type="float">
            <text:p>433.0968558248</text:p>
          </table:table-cell>
          <table:table-cell office:value-type="float" office:value="398.397774293422" calcext:value-type="float">
            <text:p>398.3977742934</text:p>
          </table:table-cell>
          <table:table-cell office:value-type="float" office:value="366.04059655097" calcext:value-type="float">
            <text:p>366.040596551</text:p>
          </table:table-cell>
          <table:table-cell office:value-type="float" office:value="425.846277476975" calcext:value-type="float">
            <text:p>425.846277477</text:p>
          </table:table-cell>
          <table:table-cell office:value-type="float" office:value="430.593211784313" calcext:value-type="float">
            <text:p>430.5932117843</text:p>
          </table:table-cell>
          <table:table-cell office:value-type="float" office:value="387.257107655533" calcext:value-type="float">
            <text:p>387.2571076555</text:p>
          </table:table-cell>
          <table:table-cell office:value-type="float" office:value="390.047774560874" calcext:value-type="float">
            <text:p>390.0477745609</text:p>
          </table:table-cell>
          <table:table-cell office:value-type="float" office:value="408.105974790661" calcext:value-type="float">
            <text:p>408.1059747907</text:p>
          </table:table-cell>
          <table:table-cell office:value-type="float" office:value="407.902053282334" calcext:value-type="float">
            <text:p>407.9020532823</text:p>
          </table:table-cell>
          <table:table-cell office:value-type="float" office:value="398.782549547341" calcext:value-type="float">
            <text:p>398.7825495473</text:p>
          </table:table-cell>
          <table:table-cell office:value-type="float" office:value="406.335359177839" calcext:value-type="float">
            <text:p>406.3353591778</text:p>
          </table:table-cell>
          <table:table-cell office:value-type="float" office:value="408.334166990119" calcext:value-type="float">
            <text:p>408.3341669901</text:p>
          </table:table-cell>
          <table:table-cell office:value-type="float" office:value="421.356334583174" calcext:value-type="float">
            <text:p>421.3563345832</text:p>
          </table:table-cell>
          <table:table-cell office:value-type="float" office:value="393.674795046899" calcext:value-type="float">
            <text:p>393.6747950469</text:p>
          </table:table-cell>
          <table:table-cell office:value-type="float" office:value="419.34248291644" calcext:value-type="float">
            <text:p>419.3424829164</text:p>
          </table:table-cell>
          <table:table-cell office:value-type="float" office:value="392.958047741882" calcext:value-type="float">
            <text:p>392.9580477419</text:p>
          </table:table-cell>
          <table:table-cell office:value-type="float" office:value="423.643516946821" calcext:value-type="float">
            <text:p>423.6435169468</text:p>
          </table:table-cell>
          <table:table-cell office:value-type="float" office:value="397.133385094277" calcext:value-type="float">
            <text:p>397.1333850943</text:p>
          </table:table-cell>
          <table:table-cell office:value-type="float" office:value="408.180099793378" calcext:value-type="float">
            <text:p>408.1800997934</text:p>
          </table:table-cell>
          <table:table-cell office:value-type="float" office:value="416.036220506114" calcext:value-type="float">
            <text:p>416.0362205061</text:p>
          </table:table-cell>
          <table:table-cell office:value-type="float" office:value="377.104986034328" calcext:value-type="float">
            <text:p>377.1049860343</text:p>
          </table:table-cell>
          <table:table-cell office:value-type="float" office:value="375.58260440051" calcext:value-type="float">
            <text:p>375.5826044005</text:p>
          </table:table-cell>
        </table:table-row>
        <table:table-row table:style-name="ro1">
          <table:table-cell office:value-type="float" office:value="343.925501008697" calcext:value-type="float">
            <text:p>343.9255010087</text:p>
          </table:table-cell>
          <table:table-cell office:value-type="float" office:value="381.300238387208" calcext:value-type="float">
            <text:p>381.3002383872</text:p>
          </table:table-cell>
          <table:table-cell office:value-type="float" office:value="378.072068124794" calcext:value-type="float">
            <text:p>378.0720681248</text:p>
          </table:table-cell>
          <table:table-cell office:value-type="float" office:value="406.434032091953" calcext:value-type="float">
            <text:p>406.434032092</text:p>
          </table:table-cell>
          <table:table-cell office:value-type="float" office:value="410.407248292253" calcext:value-type="float">
            <text:p>410.4072482923</text:p>
          </table:table-cell>
          <table:table-cell office:value-type="float" office:value="419.920744862744" calcext:value-type="float">
            <text:p>419.9207448627</text:p>
          </table:table-cell>
          <table:table-cell office:value-type="float" office:value="389.446400093515" calcext:value-type="float">
            <text:p>389.4464000935</text:p>
          </table:table-cell>
          <table:table-cell office:value-type="float" office:value="415.287648442268" calcext:value-type="float">
            <text:p>415.2876484423</text:p>
          </table:table-cell>
          <table:table-cell office:value-type="float" office:value="395.544861493205" calcext:value-type="float">
            <text:p>395.5448614932</text:p>
          </table:table-cell>
          <table:table-cell office:value-type="float" office:value="415.76839291224" calcext:value-type="float">
            <text:p>415.7683929122</text:p>
          </table:table-cell>
          <table:table-cell office:value-type="float" office:value="380.682185755355" calcext:value-type="float">
            <text:p>380.6821857554</text:p>
          </table:table-cell>
          <table:table-cell office:value-type="float" office:value="399.5771854704" calcext:value-type="float">
            <text:p>399.5771854704</text:p>
          </table:table-cell>
          <table:table-cell office:value-type="float" office:value="403.697245636423" calcext:value-type="float">
            <text:p>403.6972456364</text:p>
          </table:table-cell>
          <table:table-cell office:value-type="float" office:value="396.552808232469" calcext:value-type="float">
            <text:p>396.5528082325</text:p>
          </table:table-cell>
          <table:table-cell office:value-type="float" office:value="0" calcext:value-type="float">
            <text:p>0</text:p>
          </table:table-cell>
          <table:table-cell office:value-type="float" office:value="445.753395396849" calcext:value-type="float">
            <text:p>445.7533953968</text:p>
          </table:table-cell>
          <table:table-cell office:value-type="float" office:value="383.902902798863" calcext:value-type="float">
            <text:p>383.9029027989</text:p>
          </table:table-cell>
          <table:table-cell office:value-type="float" office:value="418.130776307614" calcext:value-type="float">
            <text:p>418.1307763076</text:p>
          </table:table-cell>
          <table:table-cell office:value-type="float" office:value="442.525131340585" calcext:value-type="float">
            <text:p>442.5251313406</text:p>
          </table:table-cell>
          <table:table-cell office:value-type="float" office:value="406.340558020236" calcext:value-type="float">
            <text:p>406.3405580202</text:p>
          </table:table-cell>
          <table:table-cell office:value-type="float" office:value="393.961275399402" calcext:value-type="float">
            <text:p>393.9612753994</text:p>
          </table:table-cell>
          <table:table-cell office:value-type="float" office:value="439.407943510397" calcext:value-type="float">
            <text:p>439.4079435104</text:p>
          </table:table-cell>
          <table:table-cell office:value-type="float" office:value="390.704095812926" calcext:value-type="float">
            <text:p>390.7040958129</text:p>
          </table:table-cell>
          <table:table-cell office:value-type="float" office:value="403.47058578893" calcext:value-type="float">
            <text:p>403.4705857889</text:p>
          </table:table-cell>
          <table:table-cell office:value-type="float" office:value="404.148933946638" calcext:value-type="float">
            <text:p>404.1489339466</text:p>
          </table:table-cell>
          <table:table-cell office:value-type="float" office:value="419.439652417267" calcext:value-type="float">
            <text:p>419.4396524173</text:p>
          </table:table-cell>
          <table:table-cell office:value-type="float" office:value="434.599835218331" calcext:value-type="float">
            <text:p>434.5998352183</text:p>
          </table:table-cell>
          <table:table-cell office:value-type="float" office:value="431.6975719443" calcext:value-type="float">
            <text:p>431.6975719443</text:p>
          </table:table-cell>
          <table:table-cell office:value-type="float" office:value="434.739262508273" calcext:value-type="float">
            <text:p>434.7392625083</text:p>
          </table:table-cell>
          <table:table-cell office:value-type="float" office:value="394.99116813141" calcext:value-type="float">
            <text:p>394.9911681314</text:p>
          </table:table-cell>
          <table:table-cell office:value-type="float" office:value="358.241298514784" calcext:value-type="float">
            <text:p>358.2412985148</text:p>
          </table:table-cell>
          <table:table-cell office:value-type="float" office:value="430.483609099857" calcext:value-type="float">
            <text:p>430.4836090999</text:p>
          </table:table-cell>
          <table:table-cell office:value-type="float" office:value="443.484695310241" calcext:value-type="float">
            <text:p>443.4846953102</text:p>
          </table:table-cell>
          <table:table-cell office:value-type="float" office:value="383.804352174504" calcext:value-type="float">
            <text:p>383.8043521745</text:p>
          </table:table-cell>
          <table:table-cell office:value-type="float" office:value="402.847281588831" calcext:value-type="float">
            <text:p>402.8472815888</text:p>
          </table:table-cell>
          <table:table-cell office:value-type="float" office:value="408.282022878041" calcext:value-type="float">
            <text:p>408.282022878</text:p>
          </table:table-cell>
          <table:table-cell office:value-type="float" office:value="398.473266056608" calcext:value-type="float">
            <text:p>398.4732660566</text:p>
          </table:table-cell>
          <table:table-cell office:value-type="float" office:value="397.784164308003" calcext:value-type="float">
            <text:p>397.784164308</text:p>
          </table:table-cell>
          <table:table-cell office:value-type="float" office:value="410.565633908709" calcext:value-type="float">
            <text:p>410.5656339087</text:p>
          </table:table-cell>
          <table:table-cell office:value-type="float" office:value="424.362257705238" calcext:value-type="float">
            <text:p>424.3622577052</text:p>
          </table:table-cell>
          <table:table-cell office:value-type="float" office:value="425.450193733087" calcext:value-type="float">
            <text:p>425.4501937331</text:p>
          </table:table-cell>
          <table:table-cell office:value-type="float" office:value="402.474196277458" calcext:value-type="float">
            <text:p>402.4741962775</text:p>
          </table:table-cell>
          <table:table-cell office:value-type="float" office:value="419.692376902197" calcext:value-type="float">
            <text:p>419.6923769022</text:p>
          </table:table-cell>
          <table:table-cell office:value-type="float" office:value="409.967891773181" calcext:value-type="float">
            <text:p>409.9678917732</text:p>
          </table:table-cell>
          <table:table-cell office:value-type="float" office:value="423.099834209892" calcext:value-type="float">
            <text:p>423.0998342099</text:p>
          </table:table-cell>
          <table:table-cell office:value-type="float" office:value="402.108664272059" calcext:value-type="float">
            <text:p>402.1086642721</text:p>
          </table:table-cell>
          <table:table-cell office:value-type="float" office:value="406.154195378383" calcext:value-type="float">
            <text:p>406.1541953784</text:p>
          </table:table-cell>
          <table:table-cell office:value-type="float" office:value="409.499141833101" calcext:value-type="float">
            <text:p>409.4991418331</text:p>
          </table:table-cell>
          <table:table-cell office:value-type="float" office:value="378.105144776463" calcext:value-type="float">
            <text:p>378.1051447765</text:p>
          </table:table-cell>
          <table:table-cell office:value-type="float" office:value="374.01255315912" calcext:value-type="float">
            <text:p>374.0125531591</text:p>
          </table:table-cell>
        </table:table-row>
        <table:table-row table:style-name="ro1">
          <table:table-cell office:value-type="float" office:value="343.056273060223" calcext:value-type="float">
            <text:p>343.0562730602</text:p>
          </table:table-cell>
          <table:table-cell office:value-type="float" office:value="379.826302533292" calcext:value-type="float">
            <text:p>379.8263025333</text:p>
          </table:table-cell>
          <table:table-cell office:value-type="float" office:value="385.059327246337" calcext:value-type="float">
            <text:p>385.0593272463</text:p>
          </table:table-cell>
          <table:table-cell office:value-type="float" office:value="408.987169251607" calcext:value-type="float">
            <text:p>408.9871692516</text:p>
          </table:table-cell>
          <table:table-cell office:value-type="float" office:value="410.407248292253" calcext:value-type="float">
            <text:p>410.4072482923</text:p>
          </table:table-cell>
          <table:table-cell office:value-type="float" office:value="419.920744862744" calcext:value-type="float">
            <text:p>419.9207448627</text:p>
          </table:table-cell>
          <table:table-cell office:value-type="float" office:value="389.179618145308" calcext:value-type="float">
            <text:p>389.1796181453</text:p>
          </table:table-cell>
          <table:table-cell office:value-type="float" office:value="419.837848591308" calcext:value-type="float">
            <text:p>419.8378485913</text:p>
          </table:table-cell>
          <table:table-cell office:value-type="float" office:value="394.859706856725" calcext:value-type="float">
            <text:p>394.8597068567</text:p>
          </table:table-cell>
          <table:table-cell office:value-type="float" office:value="428.888601912229" calcext:value-type="float">
            <text:p>428.8886019122</text:p>
          </table:table-cell>
          <table:table-cell office:value-type="float" office:value="393.626487074861" calcext:value-type="float">
            <text:p>393.6264870749</text:p>
          </table:table-cell>
          <table:table-cell office:value-type="float" office:value="408.376322800812" calcext:value-type="float">
            <text:p>408.3763228008</text:p>
          </table:table-cell>
          <table:table-cell office:value-type="float" office:value="410.753202767819" calcext:value-type="float">
            <text:p>410.7532027678</text:p>
          </table:table-cell>
          <table:table-cell office:value-type="float" office:value="406.376819883151" calcext:value-type="float">
            <text:p>406.3768198832</text:p>
          </table:table-cell>
          <table:table-cell office:value-type="float" office:value="0" calcext:value-type="float">
            <text:p>0</text:p>
          </table:table-cell>
          <table:table-cell office:value-type="float" office:value="453.236922149295" calcext:value-type="float">
            <text:p>453.2369221493</text:p>
          </table:table-cell>
          <table:table-cell office:value-type="float" office:value="382.369543872064" calcext:value-type="float">
            <text:p>382.3695438721</text:p>
          </table:table-cell>
          <table:table-cell office:value-type="float" office:value="414.748041782262" calcext:value-type="float">
            <text:p>414.7480417823</text:p>
          </table:table-cell>
          <table:table-cell office:value-type="float" office:value="449.632665384896" calcext:value-type="float">
            <text:p>449.6326653849</text:p>
          </table:table-cell>
          <table:table-cell office:value-type="float" office:value="404.820754998401" calcext:value-type="float">
            <text:p>404.8207549984</text:p>
          </table:table-cell>
          <table:table-cell office:value-type="float" office:value="393.50908411911" calcext:value-type="float">
            <text:p>393.5090841191</text:p>
          </table:table-cell>
          <table:table-cell office:value-type="float" office:value="441.800885724315" calcext:value-type="float">
            <text:p>441.8008857243</text:p>
          </table:table-cell>
          <table:table-cell office:value-type="float" office:value="406.480631777538" calcext:value-type="float">
            <text:p>406.4806317775</text:p>
          </table:table-cell>
          <table:table-cell office:value-type="float" office:value="406.873274485673" calcext:value-type="float">
            <text:p>406.8732744857</text:p>
          </table:table-cell>
          <table:table-cell office:value-type="float" office:value="407.363708538808" calcext:value-type="float">
            <text:p>407.3637085388</text:p>
          </table:table-cell>
          <table:table-cell office:value-type="float" office:value="419.504665558293" calcext:value-type="float">
            <text:p>419.5046655583</text:p>
          </table:table-cell>
          <table:table-cell office:value-type="float" office:value="433.491255244683" calcext:value-type="float">
            <text:p>433.4912552447</text:p>
          </table:table-cell>
          <table:table-cell office:value-type="float" office:value="431.859281291415" calcext:value-type="float">
            <text:p>431.8592812914</text:p>
          </table:table-cell>
          <table:table-cell office:value-type="float" office:value="443.374370439409" calcext:value-type="float">
            <text:p>443.3743704394</text:p>
          </table:table-cell>
          <table:table-cell office:value-type="float" office:value="393.89482555771" calcext:value-type="float">
            <text:p>393.8948255577</text:p>
          </table:table-cell>
          <table:table-cell office:value-type="float" office:value="358.264159178401" calcext:value-type="float">
            <text:p>358.2641591784</text:p>
          </table:table-cell>
          <table:table-cell office:value-type="float" office:value="438.53187881585" calcext:value-type="float">
            <text:p>438.5318788159</text:p>
          </table:table-cell>
          <table:table-cell office:value-type="float" office:value="450.110376029199" calcext:value-type="float">
            <text:p>450.1103760292</text:p>
          </table:table-cell>
          <table:table-cell office:value-type="float" office:value="383.239824873015" calcext:value-type="float">
            <text:p>383.239824873</text:p>
          </table:table-cell>
          <table:table-cell office:value-type="float" office:value="404.250015222512" calcext:value-type="float">
            <text:p>404.2500152225</text:p>
          </table:table-cell>
          <table:table-cell office:value-type="float" office:value="403.267953516296" calcext:value-type="float">
            <text:p>403.2679535163</text:p>
          </table:table-cell>
          <table:table-cell office:value-type="float" office:value="420.972873838711" calcext:value-type="float">
            <text:p>420.9728738387</text:p>
          </table:table-cell>
          <table:table-cell office:value-type="float" office:value="395.717891954001" calcext:value-type="float">
            <text:p>395.717891954</text:p>
          </table:table-cell>
          <table:table-cell office:value-type="float" office:value="411.572115481076" calcext:value-type="float">
            <text:p>411.5721154811</text:p>
          </table:table-cell>
          <table:table-cell office:value-type="float" office:value="429.612338881368" calcext:value-type="float">
            <text:p>429.6123388814</text:p>
          </table:table-cell>
          <table:table-cell office:value-type="float" office:value="431.860345254427" calcext:value-type="float">
            <text:p>431.8603452544</text:p>
          </table:table-cell>
          <table:table-cell office:value-type="float" office:value="403.356755762119" calcext:value-type="float">
            <text:p>403.3567557621</text:p>
          </table:table-cell>
          <table:table-cell office:value-type="float" office:value="423.444504269041" calcext:value-type="float">
            <text:p>423.444504269</text:p>
          </table:table-cell>
          <table:table-cell office:value-type="float" office:value="415.211744852342" calcext:value-type="float">
            <text:p>415.2117448523</text:p>
          </table:table-cell>
          <table:table-cell office:value-type="float" office:value="433.929160025654" calcext:value-type="float">
            <text:p>433.9291600257</text:p>
          </table:table-cell>
          <table:table-cell office:value-type="float" office:value="404.595864983834" calcext:value-type="float">
            <text:p>404.5958649838</text:p>
          </table:table-cell>
          <table:table-cell office:value-type="float" office:value="406.116464509742" calcext:value-type="float">
            <text:p>406.1164645097</text:p>
          </table:table-cell>
          <table:table-cell office:value-type="float" office:value="409.536044785056" calcext:value-type="float">
            <text:p>409.5360447851</text:p>
          </table:table-cell>
          <table:table-cell office:value-type="float" office:value="376.177615845952" calcext:value-type="float">
            <text:p>376.177615846</text:p>
          </table:table-cell>
          <table:table-cell office:value-type="float" office:value="374.11750343175" calcext:value-type="float">
            <text:p>374.1175034318</text:p>
          </table:table-cell>
        </table:table-row>
        <table:table-row table:style-name="ro1">
          <table:table-cell office:value-type="float" office:value="336.45098935542" calcext:value-type="float">
            <text:p>336.4509893554</text:p>
          </table:table-cell>
          <table:table-cell office:value-type="float" office:value="406.585446236341" calcext:value-type="float">
            <text:p>406.5854462363</text:p>
          </table:table-cell>
          <table:table-cell office:value-type="float" office:value="389.382975694524" calcext:value-type="float">
            <text:p>389.3829756945</text:p>
          </table:table-cell>
          <table:table-cell office:value-type="float" office:value="421.267352127643" calcext:value-type="float">
            <text:p>421.2673521276</text:p>
          </table:table-cell>
          <table:table-cell office:value-type="float" office:value="411.215152690501" calcext:value-type="float">
            <text:p>411.2151526905</text:p>
          </table:table-cell>
          <table:table-cell office:value-type="float" office:value="425.654230304892" calcext:value-type="float">
            <text:p>425.6542303049</text:p>
          </table:table-cell>
          <table:table-cell office:value-type="float" office:value="391.207661204238" calcext:value-type="float">
            <text:p>391.2076612042</text:p>
          </table:table-cell>
          <table:table-cell office:value-type="float" office:value="414.882037434526" calcext:value-type="float">
            <text:p>414.8820374345</text:p>
          </table:table-cell>
          <table:table-cell office:value-type="float" office:value="399.390915503263" calcext:value-type="float">
            <text:p>399.3909155033</text:p>
          </table:table-cell>
          <table:table-cell office:value-type="float" office:value="428.926097820415" calcext:value-type="float">
            <text:p>428.9260978204</text:p>
          </table:table-cell>
          <table:table-cell office:value-type="float" office:value="393.626487074861" calcext:value-type="float">
            <text:p>393.6264870749</text:p>
          </table:table-cell>
          <table:table-cell office:value-type="float" office:value="412.805818954834" calcext:value-type="float">
            <text:p>412.8058189548</text:p>
          </table:table-cell>
          <table:table-cell office:value-type="float" office:value="412.778810121433" calcext:value-type="float">
            <text:p>412.7788101214</text:p>
          </table:table-cell>
          <table:table-cell office:value-type="float" office:value="406.376819883151" calcext:value-type="float">
            <text:p>406.3768198832</text:p>
          </table:table-cell>
          <table:table-cell office:value-type="float" office:value="0" calcext:value-type="float">
            <text:p>0</text:p>
          </table:table-cell>
          <table:table-cell office:value-type="float" office:value="449.763591792609" calcext:value-type="float">
            <text:p>449.7635917926</text:p>
          </table:table-cell>
          <table:table-cell office:value-type="float" office:value="382.618821507377" calcext:value-type="float">
            <text:p>382.6188215074</text:p>
          </table:table-cell>
          <table:table-cell office:value-type="float" office:value="414.795967029904" calcext:value-type="float">
            <text:p>414.7959670299</text:p>
          </table:table-cell>
          <table:table-cell office:value-type="float" office:value="449.939881913404" calcext:value-type="float">
            <text:p>449.9398819134</text:p>
          </table:table-cell>
          <table:table-cell office:value-type="float" office:value="400.937339918013" calcext:value-type="float">
            <text:p>400.937339918</text:p>
          </table:table-cell>
          <table:table-cell office:value-type="float" office:value="393.171577735398" calcext:value-type="float">
            <text:p>393.1715777354</text:p>
          </table:table-cell>
          <table:table-cell office:value-type="float" office:value="440.1970293297" calcext:value-type="float">
            <text:p>440.1970293297</text:p>
          </table:table-cell>
          <table:table-cell office:value-type="float" office:value="408.315210469167" calcext:value-type="float">
            <text:p>408.3152104692</text:p>
          </table:table-cell>
          <table:table-cell office:value-type="float" office:value="416.542840622951" calcext:value-type="float">
            <text:p>416.542840623</text:p>
          </table:table-cell>
          <table:table-cell office:value-type="float" office:value="405.446886768694" calcext:value-type="float">
            <text:p>405.4468867687</text:p>
          </table:table-cell>
          <table:table-cell office:value-type="float" office:value="419.435312927543" calcext:value-type="float">
            <text:p>419.4353129275</text:p>
          </table:table-cell>
          <table:table-cell office:value-type="float" office:value="433.031395618707" calcext:value-type="float">
            <text:p>433.0313956187</text:p>
          </table:table-cell>
          <table:table-cell office:value-type="float" office:value="436.191046563997" calcext:value-type="float">
            <text:p>436.191046564</text:p>
          </table:table-cell>
          <table:table-cell office:value-type="float" office:value="443.215298313356" calcext:value-type="float">
            <text:p>443.2152983134</text:p>
          </table:table-cell>
          <table:table-cell office:value-type="float" office:value="397.847339591841" calcext:value-type="float">
            <text:p>397.8473395918</text:p>
          </table:table-cell>
          <table:table-cell office:value-type="float" office:value="358.264159178401" calcext:value-type="float">
            <text:p>358.2641591784</text:p>
          </table:table-cell>
          <table:table-cell office:value-type="float" office:value="440.529925129751" calcext:value-type="float">
            <text:p>440.5299251298</text:p>
          </table:table-cell>
          <table:table-cell office:value-type="float" office:value="461.739131520662" calcext:value-type="float">
            <text:p>461.7391315207</text:p>
          </table:table-cell>
          <table:table-cell office:value-type="float" office:value="383.187016197769" calcext:value-type="float">
            <text:p>383.1870161978</text:p>
          </table:table-cell>
          <table:table-cell office:value-type="float" office:value="409.240144383739" calcext:value-type="float">
            <text:p>409.2401443837</text:p>
          </table:table-cell>
          <table:table-cell office:value-type="float" office:value="400.855231296816" calcext:value-type="float">
            <text:p>400.8552312968</text:p>
          </table:table-cell>
          <table:table-cell office:value-type="float" office:value="432.12909407007" calcext:value-type="float">
            <text:p>432.1290940701</text:p>
          </table:table-cell>
          <table:table-cell office:value-type="float" office:value="394.098710431654" calcext:value-type="float">
            <text:p>394.0987104317</text:p>
          </table:table-cell>
          <table:table-cell office:value-type="float" office:value="412.322208846014" calcext:value-type="float">
            <text:p>412.322208846</text:p>
          </table:table-cell>
          <table:table-cell office:value-type="float" office:value="433.288543422802" calcext:value-type="float">
            <text:p>433.2885434228</text:p>
          </table:table-cell>
          <table:table-cell office:value-type="float" office:value="430.259640430121" calcext:value-type="float">
            <text:p>430.2596404301</text:p>
          </table:table-cell>
          <table:table-cell office:value-type="float" office:value="406.190877756794" calcext:value-type="float">
            <text:p>406.1908777568</text:p>
          </table:table-cell>
          <table:table-cell office:value-type="float" office:value="411.698711003803" calcext:value-type="float">
            <text:p>411.6987110038</text:p>
          </table:table-cell>
          <table:table-cell office:value-type="float" office:value="419.310492486997" calcext:value-type="float">
            <text:p>419.310492487</text:p>
          </table:table-cell>
          <table:table-cell office:value-type="float" office:value="439.651916478841" calcext:value-type="float">
            <text:p>439.6519164788</text:p>
          </table:table-cell>
          <table:table-cell office:value-type="float" office:value="404.595864983834" calcext:value-type="float">
            <text:p>404.5958649838</text:p>
          </table:table-cell>
          <table:table-cell office:value-type="float" office:value="422.572408795058" calcext:value-type="float">
            <text:p>422.5724087951</text:p>
          </table:table-cell>
          <table:table-cell office:value-type="float" office:value="414.819698292911" calcext:value-type="float">
            <text:p>414.8196982929</text:p>
          </table:table-cell>
          <table:table-cell office:value-type="float" office:value="376.130205629986" calcext:value-type="float">
            <text:p>376.13020563</text:p>
          </table:table-cell>
          <table:table-cell office:value-type="float" office:value="375.618572400731" calcext:value-type="float">
            <text:p>375.6185724007</text:p>
          </table:table-cell>
        </table:table-row>
        <table:table-row table:style-name="ro1">
          <table:table-cell office:value-type="float" office:value="337.967440798015" calcext:value-type="float">
            <text:p>337.967440798</text:p>
          </table:table-cell>
          <table:table-cell office:value-type="float" office:value="406.459623274845" calcext:value-type="float">
            <text:p>406.4596232748</text:p>
          </table:table-cell>
          <table:table-cell office:value-type="float" office:value="387.567820132645" calcext:value-type="float">
            <text:p>387.5678201326</text:p>
          </table:table-cell>
          <table:table-cell office:value-type="float" office:value="416.074999481961" calcext:value-type="float">
            <text:p>416.074999482</text:p>
          </table:table-cell>
          <table:table-cell office:value-type="float" office:value="421.972425700815" calcext:value-type="float">
            <text:p>421.9724257008</text:p>
          </table:table-cell>
          <table:table-cell office:value-type="float" office:value="426.720334524346" calcext:value-type="float">
            <text:p>426.7203345243</text:p>
          </table:table-cell>
          <table:table-cell office:value-type="float" office:value="391.207161664051" calcext:value-type="float">
            <text:p>391.2071616641</text:p>
          </table:table-cell>
          <table:table-cell office:value-type="float" office:value="404.338710985997" calcext:value-type="float">
            <text:p>404.338710986</text:p>
          </table:table-cell>
          <table:table-cell office:value-type="float" office:value="397.336606266825" calcext:value-type="float">
            <text:p>397.3366062668</text:p>
          </table:table-cell>
          <table:table-cell office:value-type="float" office:value="429.292651031803" calcext:value-type="float">
            <text:p>429.2926510318</text:p>
          </table:table-cell>
          <table:table-cell office:value-type="float" office:value="393.626487074861" calcext:value-type="float">
            <text:p>393.6264870749</text:p>
          </table:table-cell>
          <table:table-cell office:value-type="float" office:value="416.27894094854" calcext:value-type="float">
            <text:p>416.2789409485</text:p>
          </table:table-cell>
          <table:table-cell office:value-type="float" office:value="414.403211266057" calcext:value-type="float">
            <text:p>414.4032112661</text:p>
          </table:table-cell>
          <table:table-cell office:value-type="float" office:value="413.098447417034" calcext:value-type="float">
            <text:p>413.098447417</text:p>
          </table:table-cell>
          <table:table-cell office:value-type="float" office:value="0" calcext:value-type="float">
            <text:p>0</text:p>
          </table:table-cell>
          <table:table-cell office:value-type="float" office:value="448.052511078509" calcext:value-type="float">
            <text:p>448.0525110785</text:p>
          </table:table-cell>
          <table:table-cell office:value-type="float" office:value="383.764876086077" calcext:value-type="float">
            <text:p>383.7648760861</text:p>
          </table:table-cell>
          <table:table-cell office:value-type="float" office:value="417.373700528696" calcext:value-type="float">
            <text:p>417.3737005287</text:p>
          </table:table-cell>
          <table:table-cell office:value-type="float" office:value="448.818655775662" calcext:value-type="float">
            <text:p>448.8186557757</text:p>
          </table:table-cell>
          <table:table-cell office:value-type="float" office:value="398.371282673436" calcext:value-type="float">
            <text:p>398.3712826734</text:p>
          </table:table-cell>
          <table:table-cell office:value-type="float" office:value="393.175604811965" calcext:value-type="float">
            <text:p>393.175604812</text:p>
          </table:table-cell>
          <table:table-cell office:value-type="float" office:value="440.1970293297" calcext:value-type="float">
            <text:p>440.1970293297</text:p>
          </table:table-cell>
          <table:table-cell office:value-type="float" office:value="408.72539643378" calcext:value-type="float">
            <text:p>408.7253964338</text:p>
          </table:table-cell>
          <table:table-cell office:value-type="float" office:value="426.609422517276" calcext:value-type="float">
            <text:p>426.6094225173</text:p>
          </table:table-cell>
          <table:table-cell office:value-type="float" office:value="404.064314191021" calcext:value-type="float">
            <text:p>404.064314191</text:p>
          </table:table-cell>
          <table:table-cell office:value-type="float" office:value="417.409093021556" calcext:value-type="float">
            <text:p>417.4090930216</text:p>
          </table:table-cell>
          <table:table-cell office:value-type="float" office:value="432.303096293717" calcext:value-type="float">
            <text:p>432.3030962937</text:p>
          </table:table-cell>
          <table:table-cell office:value-type="float" office:value="438.062474585857" calcext:value-type="float">
            <text:p>438.0624745859</text:p>
          </table:table-cell>
          <table:table-cell office:value-type="float" office:value="443.215298313356" calcext:value-type="float">
            <text:p>443.2152983134</text:p>
          </table:table-cell>
          <table:table-cell office:value-type="float" office:value="405.954361458395" calcext:value-type="float">
            <text:p>405.9543614584</text:p>
          </table:table-cell>
          <table:table-cell office:value-type="float" office:value="368.803821596056" calcext:value-type="float">
            <text:p>368.8038215961</text:p>
          </table:table-cell>
          <table:table-cell office:value-type="float" office:value="438.320195591031" calcext:value-type="float">
            <text:p>438.320195591</text:p>
          </table:table-cell>
          <table:table-cell office:value-type="float" office:value="469.060886597081" calcext:value-type="float">
            <text:p>469.0608865971</text:p>
          </table:table-cell>
          <table:table-cell office:value-type="float" office:value="391.592585952821" calcext:value-type="float">
            <text:p>391.5925859528</text:p>
          </table:table-cell>
          <table:table-cell office:value-type="float" office:value="404.63397774798" calcext:value-type="float">
            <text:p>404.633977748</text:p>
          </table:table-cell>
          <table:table-cell office:value-type="float" office:value="406.013245735648" calcext:value-type="float">
            <text:p>406.0132457356</text:p>
          </table:table-cell>
          <table:table-cell office:value-type="float" office:value="424.804586724773" calcext:value-type="float">
            <text:p>424.8045867248</text:p>
          </table:table-cell>
          <table:table-cell office:value-type="float" office:value="389.203946613167" calcext:value-type="float">
            <text:p>389.2039466132</text:p>
          </table:table-cell>
          <table:table-cell office:value-type="float" office:value="414.404913251843" calcext:value-type="float">
            <text:p>414.4049132518</text:p>
          </table:table-cell>
          <table:table-cell office:value-type="float" office:value="435.374719355533" calcext:value-type="float">
            <text:p>435.3747193555</text:p>
          </table:table-cell>
          <table:table-cell office:value-type="float" office:value="424.784014510394" calcext:value-type="float">
            <text:p>424.7840145104</text:p>
          </table:table-cell>
          <table:table-cell office:value-type="float" office:value="408.264752862068" calcext:value-type="float">
            <text:p>408.2647528621</text:p>
          </table:table-cell>
          <table:table-cell office:value-type="float" office:value="432.556509456721" calcext:value-type="float">
            <text:p>432.5565094567</text:p>
          </table:table-cell>
          <table:table-cell office:value-type="float" office:value="419.46180913535" calcext:value-type="float">
            <text:p>419.4618091354</text:p>
          </table:table-cell>
          <table:table-cell office:value-type="float" office:value="439.207939760792" calcext:value-type="float">
            <text:p>439.2079397608</text:p>
          </table:table-cell>
          <table:table-cell office:value-type="float" office:value="405.3868352256" calcext:value-type="float">
            <text:p>405.3868352256</text:p>
          </table:table-cell>
          <table:table-cell office:value-type="float" office:value="422.512436539991" calcext:value-type="float">
            <text:p>422.51243654</text:p>
          </table:table-cell>
          <table:table-cell office:value-type="float" office:value="419.205415594967" calcext:value-type="float">
            <text:p>419.205415595</text:p>
          </table:table-cell>
          <table:table-cell office:value-type="float" office:value="378.259361180428" calcext:value-type="float">
            <text:p>378.2593611804</text:p>
          </table:table-cell>
          <table:table-cell office:value-type="float" office:value="393.653758730616" calcext:value-type="float">
            <text:p>393.6537587306</text:p>
          </table:table-cell>
        </table:table-row>
        <table:table-row table:style-name="ro1">
          <table:table-cell office:value-type="float" office:value="339.239804595167" calcext:value-type="float">
            <text:p>339.2398045952</text:p>
          </table:table-cell>
          <table:table-cell office:value-type="float" office:value="410.819158518905" calcext:value-type="float">
            <text:p>410.8191585189</text:p>
          </table:table-cell>
          <table:table-cell office:value-type="float" office:value="387.759938587852" calcext:value-type="float">
            <text:p>387.7599385879</text:p>
          </table:table-cell>
          <table:table-cell office:value-type="float" office:value="419.760636411271" calcext:value-type="float">
            <text:p>419.7606364113</text:p>
          </table:table-cell>
          <table:table-cell office:value-type="float" office:value="421.533259144172" calcext:value-type="float">
            <text:p>421.5332591442</text:p>
          </table:table-cell>
          <table:table-cell office:value-type="float" office:value="426.720334524346" calcext:value-type="float">
            <text:p>426.7203345243</text:p>
          </table:table-cell>
          <table:table-cell office:value-type="float" office:value="391.21586658601" calcext:value-type="float">
            <text:p>391.215866586</text:p>
          </table:table-cell>
          <table:table-cell office:value-type="float" office:value="404.737482586515" calcext:value-type="float">
            <text:p>404.7374825865</text:p>
          </table:table-cell>
          <table:table-cell office:value-type="float" office:value="393.972852199666" calcext:value-type="float">
            <text:p>393.9728521997</text:p>
          </table:table-cell>
          <table:table-cell office:value-type="float" office:value="429.318643575741" calcext:value-type="float">
            <text:p>429.3186435757</text:p>
          </table:table-cell>
          <table:table-cell office:value-type="float" office:value="399.43597929875" calcext:value-type="float">
            <text:p>399.4359792988</text:p>
          </table:table-cell>
          <table:table-cell office:value-type="float" office:value="419.159764224289" calcext:value-type="float">
            <text:p>419.1597642243</text:p>
          </table:table-cell>
          <table:table-cell office:value-type="float" office:value="416.648617039445" calcext:value-type="float">
            <text:p>416.6486170394</text:p>
          </table:table-cell>
          <table:table-cell office:value-type="float" office:value="415.084636139328" calcext:value-type="float">
            <text:p>415.0846361393</text:p>
          </table:table-cell>
          <table:table-cell office:value-type="float" office:value="0" calcext:value-type="float">
            <text:p>0</text:p>
          </table:table-cell>
          <table:table-cell office:value-type="float" office:value="460.51725823679" calcext:value-type="float">
            <text:p>460.5172582368</text:p>
          </table:table-cell>
          <table:table-cell office:value-type="float" office:value="385.510416416075" calcext:value-type="float">
            <text:p>385.5104164161</text:p>
          </table:table-cell>
          <table:table-cell office:value-type="float" office:value="417.376168339682" calcext:value-type="float">
            <text:p>417.3761683397</text:p>
          </table:table-cell>
          <table:table-cell office:value-type="float" office:value="451.766666238011" calcext:value-type="float">
            <text:p>451.766666238</text:p>
          </table:table-cell>
          <table:table-cell office:value-type="float" office:value="402.101528440789" calcext:value-type="float">
            <text:p>402.1015284408</text:p>
          </table:table-cell>
          <table:table-cell office:value-type="float" office:value="397.683895110574" calcext:value-type="float">
            <text:p>397.6838951106</text:p>
          </table:table-cell>
          <table:table-cell office:value-type="float" office:value="456.453306812248" calcext:value-type="float">
            <text:p>456.4533068122</text:p>
          </table:table-cell>
          <table:table-cell office:value-type="float" office:value="408.441492289786" calcext:value-type="float">
            <text:p>408.4414922898</text:p>
          </table:table-cell>
          <table:table-cell office:value-type="float" office:value="427.496865729222" calcext:value-type="float">
            <text:p>427.4968657292</text:p>
          </table:table-cell>
          <table:table-cell office:value-type="float" office:value="404.722226221567" calcext:value-type="float">
            <text:p>404.7222262216</text:p>
          </table:table-cell>
          <table:table-cell office:value-type="float" office:value="418.523365391823" calcext:value-type="float">
            <text:p>418.5233653918</text:p>
          </table:table-cell>
          <table:table-cell office:value-type="float" office:value="441.749219241101" calcext:value-type="float">
            <text:p>441.7492192411</text:p>
          </table:table-cell>
          <table:table-cell office:value-type="float" office:value="437.226448018273" calcext:value-type="float">
            <text:p>437.2264480183</text:p>
          </table:table-cell>
          <table:table-cell office:value-type="float" office:value="443.631278722074" calcext:value-type="float">
            <text:p>443.6312787221</text:p>
          </table:table-cell>
          <table:table-cell office:value-type="float" office:value="407.37945236094" calcext:value-type="float">
            <text:p>407.3794523609</text:p>
          </table:table-cell>
          <table:table-cell office:value-type="float" office:value="379.905238002816" calcext:value-type="float">
            <text:p>379.9052380028</text:p>
          </table:table-cell>
          <table:table-cell office:value-type="float" office:value="440.590098399238" calcext:value-type="float">
            <text:p>440.5900983992</text:p>
          </table:table-cell>
          <table:table-cell office:value-type="float" office:value="470.520076027074" calcext:value-type="float">
            <text:p>470.5200760271</text:p>
          </table:table-cell>
          <table:table-cell office:value-type="float" office:value="393.403184444336" calcext:value-type="float">
            <text:p>393.4031844443</text:p>
          </table:table-cell>
          <table:table-cell office:value-type="float" office:value="409.726185339894" calcext:value-type="float">
            <text:p>409.7261853399</text:p>
          </table:table-cell>
          <table:table-cell office:value-type="float" office:value="411.078557275981" calcext:value-type="float">
            <text:p>411.078557276</text:p>
          </table:table-cell>
          <table:table-cell office:value-type="float" office:value="427.542676904672" calcext:value-type="float">
            <text:p>427.5426769047</text:p>
          </table:table-cell>
          <table:table-cell office:value-type="float" office:value="386.213851735817" calcext:value-type="float">
            <text:p>386.2138517358</text:p>
          </table:table-cell>
          <table:table-cell office:value-type="float" office:value="414.347990411738" calcext:value-type="float">
            <text:p>414.3479904117</text:p>
          </table:table-cell>
          <table:table-cell office:value-type="float" office:value="441.63234418032" calcext:value-type="float">
            <text:p>441.6323441803</text:p>
          </table:table-cell>
          <table:table-cell office:value-type="float" office:value="426.272243446563" calcext:value-type="float">
            <text:p>426.2722434466</text:p>
          </table:table-cell>
          <table:table-cell office:value-type="float" office:value="421.841039169545" calcext:value-type="float">
            <text:p>421.8410391695</text:p>
          </table:table-cell>
          <table:table-cell office:value-type="float" office:value="442.440997981204" calcext:value-type="float">
            <text:p>442.4409979812</text:p>
          </table:table-cell>
          <table:table-cell office:value-type="float" office:value="414.357140174711" calcext:value-type="float">
            <text:p>414.3571401747</text:p>
          </table:table-cell>
          <table:table-cell office:value-type="float" office:value="431.732983549767" calcext:value-type="float">
            <text:p>431.7329835498</text:p>
          </table:table-cell>
          <table:table-cell office:value-type="float" office:value="407.32137493865" calcext:value-type="float">
            <text:p>407.3213749387</text:p>
          </table:table-cell>
          <table:table-cell office:value-type="float" office:value="420.643293847293" calcext:value-type="float">
            <text:p>420.6432938473</text:p>
          </table:table-cell>
          <table:table-cell office:value-type="float" office:value="438.767260523423" calcext:value-type="float">
            <text:p>438.7672605234</text:p>
          </table:table-cell>
          <table:table-cell office:value-type="float" office:value="381.700816412343" calcext:value-type="float">
            <text:p>381.7008164123</text:p>
          </table:table-cell>
          <table:table-cell office:value-type="float" office:value="393.410938597767" calcext:value-type="float">
            <text:p>393.4109385978</text:p>
          </table:table-cell>
        </table:table-row>
        <table:table-row table:style-name="ro1">
          <table:table-cell office:value-type="float" office:value="344.393160299493" calcext:value-type="float">
            <text:p>344.3931602995</text:p>
          </table:table-cell>
          <table:table-cell office:value-type="float" office:value="410.811313782817" calcext:value-type="float">
            <text:p>410.8113137828</text:p>
          </table:table-cell>
          <table:table-cell office:value-type="float" office:value="391.369821185355" calcext:value-type="float">
            <text:p>391.3698211854</text:p>
          </table:table-cell>
          <table:table-cell office:value-type="float" office:value="423.748351662412" calcext:value-type="float">
            <text:p>423.7483516624</text:p>
          </table:table-cell>
          <table:table-cell office:value-type="float" office:value="432.204000080853" calcext:value-type="float">
            <text:p>432.2040000809</text:p>
          </table:table-cell>
          <table:table-cell office:value-type="float" office:value="423.066879400744" calcext:value-type="float">
            <text:p>423.0668794007</text:p>
          </table:table-cell>
          <table:table-cell office:value-type="float" office:value="403.232880872697" calcext:value-type="float">
            <text:p>403.2328808727</text:p>
          </table:table-cell>
          <table:table-cell office:value-type="float" office:value="419.804302540329" calcext:value-type="float">
            <text:p>419.8043025403</text:p>
          </table:table-cell>
          <table:table-cell office:value-type="float" office:value="402.000789924918" calcext:value-type="float">
            <text:p>402.0007899249</text:p>
          </table:table-cell>
          <table:table-cell office:value-type="float" office:value="428.786751895914" calcext:value-type="float">
            <text:p>428.7867518959</text:p>
          </table:table-cell>
          <table:table-cell office:value-type="float" office:value="395.902367868091" calcext:value-type="float">
            <text:p>395.9023678681</text:p>
          </table:table-cell>
          <table:table-cell office:value-type="float" office:value="417.325352609513" calcext:value-type="float">
            <text:p>417.3253526095</text:p>
          </table:table-cell>
          <table:table-cell office:value-type="float" office:value="411.770695586918" calcext:value-type="float">
            <text:p>411.7706955869</text:p>
          </table:table-cell>
          <table:table-cell office:value-type="float" office:value="414.290916491649" calcext:value-type="float">
            <text:p>414.2909164916</text:p>
          </table:table-cell>
          <table:table-cell office:value-type="float" office:value="0" calcext:value-type="float">
            <text:p>0</text:p>
          </table:table-cell>
          <table:table-cell office:value-type="float" office:value="457.682482498632" calcext:value-type="float">
            <text:p>457.6824824986</text:p>
          </table:table-cell>
          <table:table-cell office:value-type="float" office:value="395.043897147083" calcext:value-type="float">
            <text:p>395.0438971471</text:p>
          </table:table-cell>
          <table:table-cell office:value-type="float" office:value="417.78196437782" calcext:value-type="float">
            <text:p>417.7819643778</text:p>
          </table:table-cell>
          <table:table-cell office:value-type="float" office:value="458.643934305939" calcext:value-type="float">
            <text:p>458.6439343059</text:p>
          </table:table-cell>
          <table:table-cell office:value-type="float" office:value="404.561957834102" calcext:value-type="float">
            <text:p>404.5619578341</text:p>
          </table:table-cell>
          <table:table-cell office:value-type="float" office:value="396.865431424428" calcext:value-type="float">
            <text:p>396.8654314244</text:p>
          </table:table-cell>
          <table:table-cell office:value-type="float" office:value="466.734757015046" calcext:value-type="float">
            <text:p>466.734757015</text:p>
          </table:table-cell>
          <table:table-cell office:value-type="float" office:value="410.693852366924" calcext:value-type="float">
            <text:p>410.6938523669</text:p>
          </table:table-cell>
          <table:table-cell office:value-type="float" office:value="427.692004699666" calcext:value-type="float">
            <text:p>427.6920046997</text:p>
          </table:table-cell>
          <table:table-cell office:value-type="float" office:value="405.930414342999" calcext:value-type="float">
            <text:p>405.930414343</text:p>
          </table:table-cell>
          <table:table-cell office:value-type="float" office:value="418.871478385169" calcext:value-type="float">
            <text:p>418.8714783852</text:p>
          </table:table-cell>
          <table:table-cell office:value-type="float" office:value="452.013032445853" calcext:value-type="float">
            <text:p>452.0130324459</text:p>
          </table:table-cell>
          <table:table-cell office:value-type="float" office:value="442.433758248313" calcext:value-type="float">
            <text:p>442.4337582483</text:p>
          </table:table-cell>
          <table:table-cell office:value-type="float" office:value="442.628309522193" calcext:value-type="float">
            <text:p>442.6283095222</text:p>
          </table:table-cell>
          <table:table-cell office:value-type="float" office:value="405.520714372459" calcext:value-type="float">
            <text:p>405.5207143725</text:p>
          </table:table-cell>
          <table:table-cell office:value-type="float" office:value="388.43668729182" calcext:value-type="float">
            <text:p>388.4366872918</text:p>
          </table:table-cell>
          <table:table-cell office:value-type="float" office:value="442.587694688872" calcext:value-type="float">
            <text:p>442.5876946889</text:p>
          </table:table-cell>
          <table:table-cell office:value-type="float" office:value="474.797719614286" calcext:value-type="float">
            <text:p>474.7977196143</text:p>
          </table:table-cell>
          <table:table-cell office:value-type="float" office:value="397.471597156585" calcext:value-type="float">
            <text:p>397.4715971566</text:p>
          </table:table-cell>
          <table:table-cell office:value-type="float" office:value="408.860082292488" calcext:value-type="float">
            <text:p>408.8600822925</text:p>
          </table:table-cell>
          <table:table-cell office:value-type="float" office:value="414.17531525206" calcext:value-type="float">
            <text:p>414.1753152521</text:p>
          </table:table-cell>
          <table:table-cell office:value-type="float" office:value="425.444710951032" calcext:value-type="float">
            <text:p>425.444710951</text:p>
          </table:table-cell>
          <table:table-cell office:value-type="float" office:value="395.913247082212" calcext:value-type="float">
            <text:p>395.9132470822</text:p>
          </table:table-cell>
          <table:table-cell office:value-type="float" office:value="416.695912505736" calcext:value-type="float">
            <text:p>416.6959125057</text:p>
          </table:table-cell>
          <table:table-cell office:value-type="float" office:value="440.427694376392" calcext:value-type="float">
            <text:p>440.4276943764</text:p>
          </table:table-cell>
          <table:table-cell office:value-type="float" office:value="427.849443655118" calcext:value-type="float">
            <text:p>427.8494436551</text:p>
          </table:table-cell>
          <table:table-cell office:value-type="float" office:value="423.96453290156" calcext:value-type="float">
            <text:p>423.9645329016</text:p>
          </table:table-cell>
          <table:table-cell office:value-type="float" office:value="442.100598141191" calcext:value-type="float">
            <text:p>442.1005981412</text:p>
          </table:table-cell>
          <table:table-cell office:value-type="float" office:value="412.579539658631" calcext:value-type="float">
            <text:p>412.5795396586</text:p>
          </table:table-cell>
          <table:table-cell office:value-type="float" office:value="431.732983549767" calcext:value-type="float">
            <text:p>431.7329835498</text:p>
          </table:table-cell>
          <table:table-cell office:value-type="float" office:value="412.100918707308" calcext:value-type="float">
            <text:p>412.1009187073</text:p>
          </table:table-cell>
          <table:table-cell office:value-type="float" office:value="429.553729120838" calcext:value-type="float">
            <text:p>429.5537291208</text:p>
          </table:table-cell>
          <table:table-cell office:value-type="float" office:value="442.387855930237" calcext:value-type="float">
            <text:p>442.3878559302</text:p>
          </table:table-cell>
          <table:table-cell office:value-type="float" office:value="381.78627854001" calcext:value-type="float">
            <text:p>381.78627854</text:p>
          </table:table-cell>
          <table:table-cell office:value-type="float" office:value="393.374980642824" calcext:value-type="float">
            <text:p>393.3749806428</text:p>
          </table:table-cell>
        </table:table-row>
        <table:table-row table:style-name="ro1">
          <table:table-cell office:value-type="float" office:value="364.61245092551" calcext:value-type="float">
            <text:p>364.6124509255</text:p>
          </table:table-cell>
          <table:table-cell office:value-type="float" office:value="410.811313782817" calcext:value-type="float">
            <text:p>410.8113137828</text:p>
          </table:table-cell>
          <table:table-cell office:value-type="float" office:value="0" calcext:value-type="float">
            <text:p>0</text:p>
          </table:table-cell>
          <table:table-cell office:value-type="float" office:value="420.593877185686" calcext:value-type="float">
            <text:p>420.5938771857</text:p>
          </table:table-cell>
          <table:table-cell office:value-type="float" office:value="442.101348759011" calcext:value-type="float">
            <text:p>442.101348759</text:p>
          </table:table-cell>
          <table:table-cell office:value-type="float" office:value="423.066879400744" calcext:value-type="float">
            <text:p>423.0668794007</text:p>
          </table:table-cell>
          <table:table-cell office:value-type="float" office:value="405.628135581455" calcext:value-type="float">
            <text:p>405.6281355815</text:p>
          </table:table-cell>
          <table:table-cell office:value-type="float" office:value="425.99124011741" calcext:value-type="float">
            <text:p>425.9912401174</text:p>
          </table:table-cell>
          <table:table-cell office:value-type="float" office:value="400.431043761955" calcext:value-type="float">
            <text:p>400.431043762</text:p>
          </table:table-cell>
          <table:table-cell office:value-type="float" office:value="428.78685723774" calcext:value-type="float">
            <text:p>428.7868572377</text:p>
          </table:table-cell>
          <table:table-cell office:value-type="float" office:value="394.247721204891" calcext:value-type="float">
            <text:p>394.2477212049</text:p>
          </table:table-cell>
          <table:table-cell office:value-type="float" office:value="440.228228362884" calcext:value-type="float">
            <text:p>440.2282283629</text:p>
          </table:table-cell>
          <table:table-cell office:value-type="float" office:value="421.154860556034" calcext:value-type="float">
            <text:p>421.154860556</text:p>
          </table:table-cell>
          <table:table-cell office:value-type="float" office:value="419.760468621142" calcext:value-type="float">
            <text:p>419.7604686211</text:p>
          </table:table-cell>
          <table:table-cell office:value-type="float" office:value="0" calcext:value-type="float">
            <text:p>0</text:p>
          </table:table-cell>
          <table:table-cell office:value-type="float" office:value="473.658391592142" calcext:value-type="float">
            <text:p>473.6583915921</text:p>
          </table:table-cell>
          <table:table-cell office:value-type="float" office:value="402.796829152833" calcext:value-type="float">
            <text:p>402.7968291528</text:p>
          </table:table-cell>
          <table:table-cell office:value-type="float" office:value="417.742794293805" calcext:value-type="float">
            <text:p>417.7427942938</text:p>
          </table:table-cell>
          <table:table-cell office:value-type="float" office:value="458.643934305939" calcext:value-type="float">
            <text:p>458.6439343059</text:p>
          </table:table-cell>
          <table:table-cell office:value-type="float" office:value="401.751570258671" calcext:value-type="float">
            <text:p>401.7515702587</text:p>
          </table:table-cell>
          <table:table-cell office:value-type="float" office:value="412.827167124053" calcext:value-type="float">
            <text:p>412.8271671241</text:p>
          </table:table-cell>
          <table:table-cell office:value-type="float" office:value="473.308890102662" calcext:value-type="float">
            <text:p>473.3088901027</text:p>
          </table:table-cell>
          <table:table-cell office:value-type="float" office:value="414.397719059984" calcext:value-type="float">
            <text:p>414.39771906</text:p>
          </table:table-cell>
          <table:table-cell office:value-type="float" office:value="0" calcext:value-type="float">
            <text:p>0</text:p>
          </table:table-cell>
          <table:table-cell office:value-type="float" office:value="405.012273211744" calcext:value-type="float">
            <text:p>405.0122732117</text:p>
          </table:table-cell>
          <table:table-cell office:value-type="float" office:value="421.408827045365" calcext:value-type="float">
            <text:p>421.4088270454</text:p>
          </table:table-cell>
          <table:table-cell office:value-type="float" office:value="455.791874981112" calcext:value-type="float">
            <text:p>455.7918749811</text:p>
          </table:table-cell>
          <table:table-cell office:value-type="float" office:value="446.835737123049" calcext:value-type="float">
            <text:p>446.835737123</text:p>
          </table:table-cell>
          <table:table-cell office:value-type="float" office:value="445.855466329485" calcext:value-type="float">
            <text:p>445.8554663295</text:p>
          </table:table-cell>
          <table:table-cell office:value-type="float" office:value="406.996753895345" calcext:value-type="float">
            <text:p>406.9967538953</text:p>
          </table:table-cell>
          <table:table-cell office:value-type="float" office:value="395.420048165416" calcext:value-type="float">
            <text:p>395.4200481654</text:p>
          </table:table-cell>
          <table:table-cell office:value-type="float" office:value="0" calcext:value-type="float">
            <text:p>0</text:p>
          </table:table-cell>
          <table:table-cell office:value-type="float" office:value="485.915745742954" calcext:value-type="float">
            <text:p>485.915745743</text:p>
          </table:table-cell>
          <table:table-cell office:value-type="float" office:value="392.111621333061" calcext:value-type="float">
            <text:p>392.1116213331</text:p>
          </table:table-cell>
          <table:table-cell office:value-type="float" office:value="0" calcext:value-type="float">
            <text:p>0</text:p>
          </table:table-cell>
          <table:table-cell office:value-type="float" office:value="416.19873984124" calcext:value-type="float">
            <text:p>416.1987398412</text:p>
          </table:table-cell>
          <table:table-cell office:value-type="float" office:value="0" calcext:value-type="float">
            <text:p>0</text:p>
          </table:table-cell>
          <table:table-cell office:value-type="float" office:value="406.079345083715" calcext:value-type="float">
            <text:p>406.0793450837</text:p>
          </table:table-cell>
          <table:table-cell office:value-type="float" office:value="443.279394556406" calcext:value-type="float">
            <text:p>443.2793945564</text:p>
          </table:table-cell>
          <table:table-cell office:value-type="float" office:value="441.187962309271" calcext:value-type="float">
            <text:p>441.1879623093</text:p>
          </table:table-cell>
          <table:table-cell office:value-type="float" office:value="427.587791995653" calcext:value-type="float">
            <text:p>427.5877919957</text:p>
          </table:table-cell>
          <table:table-cell office:value-type="float" office:value="421.515422799083" calcext:value-type="float">
            <text:p>421.5154227991</text:p>
          </table:table-cell>
          <table:table-cell office:value-type="float" office:value="442.130235604566" calcext:value-type="float">
            <text:p>442.1302356046</text:p>
          </table:table-cell>
          <table:table-cell office:value-type="float" office:value="413.001988868074" calcext:value-type="float">
            <text:p>413.0019888681</text:p>
          </table:table-cell>
          <table:table-cell office:value-type="float" office:value="439.284226480679" calcext:value-type="float">
            <text:p>439.2842264807</text:p>
          </table:table-cell>
          <table:table-cell office:value-type="float" office:value="408.782492807193" calcext:value-type="float">
            <text:p>408.7824928072</text:p>
          </table:table-cell>
          <table:table-cell office:value-type="float" office:value="429.951701013719" calcext:value-type="float">
            <text:p>429.9517010137</text:p>
          </table:table-cell>
          <table:table-cell office:value-type="float" office:value="447.290957892556" calcext:value-type="float">
            <text:p>447.2909578926</text:p>
          </table:table-cell>
          <table:table-cell office:value-type="float" office:value="381.813232662693" calcext:value-type="float">
            <text:p>381.8132326627</text:p>
          </table:table-cell>
          <table:table-cell office:value-type="float" office:value="393.300162248283" calcext:value-type="float">
            <text:p>393.3001622483</text:p>
          </table:table-cell>
        </table:table-row>
        <table:table-row table:style-name="ro1">
          <table:table-cell office:value-type="float" office:value="366.610212021452" calcext:value-type="float">
            <text:p>366.6102120215</text:p>
          </table:table-cell>
          <table:table-cell office:value-type="float" office:value="408.450901288649" calcext:value-type="float">
            <text:p>408.4509012886</text:p>
          </table:table-cell>
          <table:table-cell office:value-type="float" office:value="0" calcext:value-type="float">
            <text:p>0</text:p>
          </table:table-cell>
          <table:table-cell office:value-type="float" office:value="418.372933437048" calcext:value-type="float">
            <text:p>418.372933437</text:p>
          </table:table-cell>
          <table:table-cell office:value-type="float" office:value="440.125197155026" calcext:value-type="float">
            <text:p>440.125197155</text:p>
          </table:table-cell>
          <table:table-cell office:value-type="float" office:value="423.066879400744" calcext:value-type="float">
            <text:p>423.0668794007</text:p>
          </table:table-cell>
          <table:table-cell office:value-type="float" office:value="407.201966031509" calcext:value-type="float">
            <text:p>407.2019660315</text:p>
          </table:table-cell>
          <table:table-cell office:value-type="float" office:value="431.596869928139" calcext:value-type="float">
            <text:p>431.5968699281</text:p>
          </table:table-cell>
          <table:table-cell office:value-type="float" office:value="408.473249850646" calcext:value-type="float">
            <text:p>408.4732498506</text:p>
          </table:table-cell>
          <table:table-cell office:value-type="float" office:value="430.913869298695" calcext:value-type="float">
            <text:p>430.9138692987</text:p>
          </table:table-cell>
          <table:table-cell office:value-type="float" office:value="405.799633894898" calcext:value-type="float">
            <text:p>405.7996338949</text:p>
          </table:table-cell>
          <table:table-cell office:value-type="float" office:value="429.785336687854" calcext:value-type="float">
            <text:p>429.7853366879</text:p>
          </table:table-cell>
          <table:table-cell office:value-type="float" office:value="425.72394238919" calcext:value-type="float">
            <text:p>425.7239423892</text:p>
          </table:table-cell>
          <table:table-cell office:value-type="float" office:value="429.813210457234" calcext:value-type="float">
            <text:p>429.8132104572</text:p>
          </table:table-cell>
          <table:table-cell office:value-type="float" office:value="0" calcext:value-type="float">
            <text:p>0</text:p>
          </table:table-cell>
          <table:table-cell office:value-type="float" office:value="484.780246588296" calcext:value-type="float">
            <text:p>484.7802465883</text:p>
          </table:table-cell>
          <table:table-cell office:value-type="float" office:value="410.025493071024" calcext:value-type="float">
            <text:p>410.025493071</text:p>
          </table:table-cell>
          <table:table-cell office:value-type="float" office:value="431.887638195211" calcext:value-type="float">
            <text:p>431.8876381952</text:p>
          </table:table-cell>
          <table:table-cell office:value-type="float" office:value="484.128093455761" calcext:value-type="float">
            <text:p>484.1280934558</text:p>
          </table:table-cell>
          <table:table-cell office:value-type="float" office:value="402.803220715757" calcext:value-type="float">
            <text:p>402.8032207158</text:p>
          </table:table-cell>
          <table:table-cell office:value-type="float" office:value="431.428068089872" calcext:value-type="float">
            <text:p>431.4280680899</text:p>
          </table:table-cell>
          <table:table-cell office:value-type="float" office:value="489.173932800196" calcext:value-type="float">
            <text:p>489.1739328002</text:p>
          </table:table-cell>
          <table:table-cell office:value-type="float" office:value="412.900222735862" calcext:value-type="float">
            <text:p>412.9002227359</text:p>
          </table:table-cell>
          <table:table-cell office:value-type="float" office:value="0" calcext:value-type="float">
            <text:p>0</text:p>
          </table:table-cell>
          <table:table-cell office:value-type="float" office:value="406.298917469126" calcext:value-type="float">
            <text:p>406.2989174691</text:p>
          </table:table-cell>
          <table:table-cell office:value-type="float" office:value="434.437509767534" calcext:value-type="float">
            <text:p>434.4375097675</text:p>
          </table:table-cell>
          <table:table-cell office:value-type="float" office:value="455.651811256721" calcext:value-type="float">
            <text:p>455.6518112567</text:p>
          </table:table-cell>
          <table:table-cell office:value-type="float" office:value="448.564687446098" calcext:value-type="float">
            <text:p>448.5646874461</text:p>
          </table:table-cell>
          <table:table-cell office:value-type="float" office:value="462.468522677487" calcext:value-type="float">
            <text:p>462.4685226775</text:p>
          </table:table-cell>
          <table:table-cell office:value-type="float" office:value="405.427531529412" calcext:value-type="float">
            <text:p>405.4275315294</text:p>
          </table:table-cell>
          <table:table-cell office:value-type="float" office:value="395.208663323171" calcext:value-type="float">
            <text:p>395.2086633232</text:p>
          </table:table-cell>
          <table:table-cell office:value-type="float" office:value="0" calcext:value-type="float">
            <text:p>0</text:p>
          </table:table-cell>
          <table:table-cell office:value-type="float" office:value="500.074927082323" calcext:value-type="float">
            <text:p>500.0749270823</text:p>
          </table:table-cell>
          <table:table-cell office:value-type="float" office:value="393.081504437132" calcext:value-type="float">
            <text:p>393.0815044371</text:p>
          </table:table-cell>
          <table:table-cell office:value-type="float" office:value="0" calcext:value-type="float">
            <text:p>0</text:p>
          </table:table-cell>
          <table:table-cell office:value-type="float" office:value="418.708245381832" calcext:value-type="float">
            <text:p>418.7082453818</text:p>
          </table:table-cell>
          <table:table-cell office:value-type="float" office:value="0" calcext:value-type="float">
            <text:p>0</text:p>
          </table:table-cell>
          <table:table-cell office:value-type="float" office:value="407.641764075" calcext:value-type="float">
            <text:p>407.641764075</text:p>
          </table:table-cell>
          <table:table-cell office:value-type="float" office:value="445.4132402158" calcext:value-type="float">
            <text:p>445.4132402158</text:p>
          </table:table-cell>
          <table:table-cell office:value-type="float" office:value="441.187908342773" calcext:value-type="float">
            <text:p>441.1879083428</text:p>
          </table:table-cell>
          <table:table-cell office:value-type="float" office:value="433.835648796008" calcext:value-type="float">
            <text:p>433.835648796</text:p>
          </table:table-cell>
          <table:table-cell office:value-type="float" office:value="420.685423861195" calcext:value-type="float">
            <text:p>420.6854238612</text:p>
          </table:table-cell>
          <table:table-cell office:value-type="float" office:value="441.201325630585" calcext:value-type="float">
            <text:p>441.2013256306</text:p>
          </table:table-cell>
          <table:table-cell office:value-type="float" office:value="427.785494164331" calcext:value-type="float">
            <text:p>427.7854941643</text:p>
          </table:table-cell>
          <table:table-cell office:value-type="float" office:value="446.056339710097" calcext:value-type="float">
            <text:p>446.0563397101</text:p>
          </table:table-cell>
          <table:table-cell office:value-type="float" office:value="419.415444861469" calcext:value-type="float">
            <text:p>419.4154448615</text:p>
          </table:table-cell>
          <table:table-cell office:value-type="float" office:value="430.832226664603" calcext:value-type="float">
            <text:p>430.8322266646</text:p>
          </table:table-cell>
          <table:table-cell office:value-type="float" office:value="451.582218698984" calcext:value-type="float">
            <text:p>451.582218699</text:p>
          </table:table-cell>
          <table:table-cell office:value-type="float" office:value="386.684065321008" calcext:value-type="float">
            <text:p>386.684065321</text:p>
          </table:table-cell>
          <table:table-cell office:value-type="float" office:value="398.287482301095" calcext:value-type="float">
            <text:p>398.2874823011</text:p>
          </table:table-cell>
        </table:table-row>
        <table:table-row table:style-name="ro1">
          <table:table-cell office:value-type="float" office:value="368.29208869478" calcext:value-type="float">
            <text:p>368.2920886948</text:p>
          </table:table-cell>
          <table:table-cell office:value-type="float" office:value="411.437360067023" calcext:value-type="float">
            <text:p>411.437360067</text:p>
          </table:table-cell>
          <table:table-cell office:value-type="float" office:value="0" calcext:value-type="float">
            <text:p>0</text:p>
          </table:table-cell>
          <table:table-cell office:value-type="float" office:value="418.256513116513" calcext:value-type="float">
            <text:p>418.2565131165</text:p>
          </table:table-cell>
          <table:table-cell office:value-type="float" office:value="435.924544721023" calcext:value-type="float">
            <text:p>435.924544721</text:p>
          </table:table-cell>
          <table:table-cell office:value-type="float" office:value="431.016393333082" calcext:value-type="float">
            <text:p>431.0163933331</text:p>
          </table:table-cell>
          <table:table-cell office:value-type="float" office:value="405.705811475585" calcext:value-type="float">
            <text:p>405.7058114756</text:p>
          </table:table-cell>
          <table:table-cell office:value-type="float" office:value="439.406610889918" calcext:value-type="float">
            <text:p>439.4066108899</text:p>
          </table:table-cell>
          <table:table-cell office:value-type="float" office:value="428.263106895684" calcext:value-type="float">
            <text:p>428.2631068957</text:p>
          </table:table-cell>
          <table:table-cell office:value-type="float" office:value="432.950627399452" calcext:value-type="float">
            <text:p>432.9506273995</text:p>
          </table:table-cell>
          <table:table-cell office:value-type="float" office:value="412.265201250379" calcext:value-type="float">
            <text:p>412.2652012504</text:p>
          </table:table-cell>
          <table:table-cell office:value-type="float" office:value="433.778008294652" calcext:value-type="float">
            <text:p>433.7780082947</text:p>
          </table:table-cell>
          <table:table-cell office:value-type="float" office:value="427.142441907654" calcext:value-type="float">
            <text:p>427.1424419077</text:p>
          </table:table-cell>
          <table:table-cell office:value-type="float" office:value="434.856829598808" calcext:value-type="float">
            <text:p>434.8568295988</text:p>
          </table:table-cell>
          <table:table-cell office:value-type="float" office:value="0" calcext:value-type="float">
            <text:p>0</text:p>
          </table:table-cell>
          <table:table-cell office:value-type="float" office:value="487.073950207142" calcext:value-type="float">
            <text:p>487.0739502071</text:p>
          </table:table-cell>
          <table:table-cell office:value-type="float" office:value="420.616923632241" calcext:value-type="float">
            <text:p>420.6169236322</text:p>
          </table:table-cell>
          <table:table-cell office:value-type="float" office:value="435.696333815896" calcext:value-type="float">
            <text:p>435.6963338159</text:p>
          </table:table-cell>
          <table:table-cell office:value-type="float" office:value="484.534738732647" calcext:value-type="float">
            <text:p>484.5347387326</text:p>
          </table:table-cell>
          <table:table-cell office:value-type="float" office:value="416.795830673733" calcext:value-type="float">
            <text:p>416.7958306737</text:p>
          </table:table-cell>
          <table:table-cell office:value-type="float" office:value="430.726236384818" calcext:value-type="float">
            <text:p>430.7262363848</text:p>
          </table:table-cell>
          <table:table-cell office:value-type="float" office:value="491.095649289144" calcext:value-type="float">
            <text:p>491.0956492891</text:p>
          </table:table-cell>
          <table:table-cell office:value-type="float" office:value="433.370173117144" calcext:value-type="float">
            <text:p>433.3701731171</text:p>
          </table:table-cell>
          <table:table-cell office:value-type="float" office:value="0" calcext:value-type="float">
            <text:p>0</text:p>
          </table:table-cell>
          <table:table-cell office:value-type="float" office:value="406.447742016614" calcext:value-type="float">
            <text:p>406.4477420166</text:p>
          </table:table-cell>
          <table:table-cell office:value-type="float" office:value="437.169248603487" calcext:value-type="float">
            <text:p>437.1692486035</text:p>
          </table:table-cell>
          <table:table-cell office:value-type="float" office:value="457.980691420783" calcext:value-type="float">
            <text:p>457.9806914208</text:p>
          </table:table-cell>
          <table:table-cell office:value-type="float" office:value="446.422334180172" calcext:value-type="float">
            <text:p>446.4223341802</text:p>
          </table:table-cell>
          <table:table-cell office:value-type="float" office:value="464.384919251756" calcext:value-type="float">
            <text:p>464.3849192518</text:p>
          </table:table-cell>
          <table:table-cell office:value-type="float" office:value="407.263473914862" calcext:value-type="float">
            <text:p>407.2634739149</text:p>
          </table:table-cell>
          <table:table-cell office:value-type="float" office:value="395.515490345916" calcext:value-type="float">
            <text:p>395.5154903459</text:p>
          </table:table-cell>
          <table:table-cell office:value-type="float" office:value="0" calcext:value-type="float">
            <text:p>0</text:p>
          </table:table-cell>
          <table:table-cell office:value-type="float" office:value="499.413536768671" calcext:value-type="float">
            <text:p>499.4135367687</text:p>
          </table:table-cell>
          <table:table-cell office:value-type="float" office:value="397.620276224659" calcext:value-type="float">
            <text:p>397.6202762247</text:p>
          </table:table-cell>
          <table:table-cell office:value-type="float" office:value="0" calcext:value-type="float">
            <text:p>0</text:p>
          </table:table-cell>
          <table:table-cell office:value-type="float" office:value="416.029176997131" calcext:value-type="float">
            <text:p>416.0291769971</text:p>
          </table:table-cell>
          <table:table-cell office:value-type="float" office:value="0" calcext:value-type="float">
            <text:p>0</text:p>
          </table:table-cell>
          <table:table-cell office:value-type="float" office:value="413.523208982391" calcext:value-type="float">
            <text:p>413.5232089824</text:p>
          </table:table-cell>
          <table:table-cell office:value-type="float" office:value="444.859626363971" calcext:value-type="float">
            <text:p>444.859626364</text:p>
          </table:table-cell>
          <table:table-cell office:value-type="float" office:value="438.547795037557" calcext:value-type="float">
            <text:p>438.5477950376</text:p>
          </table:table-cell>
          <table:table-cell office:value-type="float" office:value="436.700872821243" calcext:value-type="float">
            <text:p>436.7008728212</text:p>
          </table:table-cell>
          <table:table-cell office:value-type="float" office:value="421.261505021432" calcext:value-type="float">
            <text:p>421.2615050214</text:p>
          </table:table-cell>
          <table:table-cell office:value-type="float" office:value="442.115161790938" calcext:value-type="float">
            <text:p>442.1151617909</text:p>
          </table:table-cell>
          <table:table-cell office:value-type="float" office:value="443.689398952937" calcext:value-type="float">
            <text:p>443.6893989529</text:p>
          </table:table-cell>
          <table:table-cell office:value-type="float" office:value="442.355059005675" calcext:value-type="float">
            <text:p>442.3550590057</text:p>
          </table:table-cell>
          <table:table-cell office:value-type="float" office:value="420.77270693205" calcext:value-type="float">
            <text:p>420.7727069321</text:p>
          </table:table-cell>
          <table:table-cell office:value-type="float" office:value="435.272403466964" calcext:value-type="float">
            <text:p>435.272403467</text:p>
          </table:table-cell>
          <table:table-cell office:value-type="float" office:value="447.529535474729" calcext:value-type="float">
            <text:p>447.5295354747</text:p>
          </table:table-cell>
          <table:table-cell office:value-type="float" office:value="391.280584326726" calcext:value-type="float">
            <text:p>391.2805843267</text:p>
          </table:table-cell>
          <table:table-cell office:value-type="float" office:value="389.737495818417" calcext:value-type="float">
            <text:p>389.7374958184</text:p>
          </table:table-cell>
        </table:table-row>
        <table:table-row table:style-name="ro1">
          <table:table-cell office:value-type="float" office:value="372.186164719555" calcext:value-type="float">
            <text:p>372.1861647196</text:p>
          </table:table-cell>
          <table:table-cell office:value-type="float" office:value="411.437360067023" calcext:value-type="float">
            <text:p>411.437360067</text:p>
          </table:table-cell>
          <table:table-cell office:value-type="float" office:value="0" calcext:value-type="float">
            <text:p>0</text:p>
          </table:table-cell>
          <table:table-cell office:value-type="float" office:value="425.112185832888" calcext:value-type="float">
            <text:p>425.1121858329</text:p>
          </table:table-cell>
          <table:table-cell office:value-type="float" office:value="444.695651786824" calcext:value-type="float">
            <text:p>444.6956517868</text:p>
          </table:table-cell>
          <table:table-cell office:value-type="float" office:value="430.024245795013" calcext:value-type="float">
            <text:p>430.024245795</text:p>
          </table:table-cell>
          <table:table-cell office:value-type="float" office:value="403.249955860475" calcext:value-type="float">
            <text:p>403.2499558605</text:p>
          </table:table-cell>
          <table:table-cell office:value-type="float" office:value="444.100314874101" calcext:value-type="float">
            <text:p>444.1003148741</text:p>
          </table:table-cell>
          <table:table-cell office:value-type="float" office:value="421.602558469168" calcext:value-type="float">
            <text:p>421.6025584692</text:p>
          </table:table-cell>
          <table:table-cell office:value-type="float" office:value="440.071930273194" calcext:value-type="float">
            <text:p>440.0719302732</text:p>
          </table:table-cell>
          <table:table-cell office:value-type="float" office:value="412.265201250379" calcext:value-type="float">
            <text:p>412.2652012504</text:p>
          </table:table-cell>
          <table:table-cell office:value-type="float" office:value="456.278103238914" calcext:value-type="float">
            <text:p>456.2781032389</text:p>
          </table:table-cell>
          <table:table-cell office:value-type="float" office:value="436.390343239752" calcext:value-type="float">
            <text:p>436.3903432398</text:p>
          </table:table-cell>
          <table:table-cell office:value-type="float" office:value="438.021085900188" calcext:value-type="float">
            <text:p>438.0210859002</text:p>
          </table:table-cell>
          <table:table-cell office:value-type="float" office:value="0" calcext:value-type="float">
            <text:p>0</text:p>
          </table:table-cell>
          <table:table-cell office:value-type="float" office:value="485.049815476868" calcext:value-type="float">
            <text:p>485.0498154769</text:p>
          </table:table-cell>
          <table:table-cell office:value-type="float" office:value="422.707052720844" calcext:value-type="float">
            <text:p>422.7070527208</text:p>
          </table:table-cell>
          <table:table-cell office:value-type="float" office:value="438.185854795201" calcext:value-type="float">
            <text:p>438.1858547952</text:p>
          </table:table-cell>
          <table:table-cell office:value-type="float" office:value="488.750329714797" calcext:value-type="float">
            <text:p>488.7503297148</text:p>
          </table:table-cell>
          <table:table-cell office:value-type="float" office:value="426.633907146632" calcext:value-type="float">
            <text:p>426.6339071466</text:p>
          </table:table-cell>
          <table:table-cell office:value-type="float" office:value="432.568991797933" calcext:value-type="float">
            <text:p>432.5689917979</text:p>
          </table:table-cell>
          <table:table-cell office:value-type="float" office:value="496.152364909356" calcext:value-type="float">
            <text:p>496.1523649094</text:p>
          </table:table-cell>
          <table:table-cell office:value-type="float" office:value="434.025963749281" calcext:value-type="float">
            <text:p>434.0259637493</text:p>
          </table:table-cell>
          <table:table-cell office:value-type="float" office:value="0" calcext:value-type="float">
            <text:p>0</text:p>
          </table:table-cell>
          <table:table-cell office:value-type="float" office:value="404.339446739631" calcext:value-type="float">
            <text:p>404.3394467396</text:p>
          </table:table-cell>
          <table:table-cell office:value-type="float" office:value="439.508898489672" calcext:value-type="float">
            <text:p>439.5088984897</text:p>
          </table:table-cell>
          <table:table-cell office:value-type="float" office:value="458.32308697232" calcext:value-type="float">
            <text:p>458.3230869723</text:p>
          </table:table-cell>
          <table:table-cell office:value-type="float" office:value="447.59408485535" calcext:value-type="float">
            <text:p>447.5940848554</text:p>
          </table:table-cell>
          <table:table-cell office:value-type="float" office:value="473.051728369985" calcext:value-type="float">
            <text:p>473.05172837</text:p>
          </table:table-cell>
          <table:table-cell office:value-type="float" office:value="418.77533952863" calcext:value-type="float">
            <text:p>418.7753395286</text:p>
          </table:table-cell>
          <table:table-cell office:value-type="float" office:value="395.515490345916" calcext:value-type="float">
            <text:p>395.5154903459</text:p>
          </table:table-cell>
          <table:table-cell office:value-type="float" office:value="0" calcext:value-type="float">
            <text:p>0</text:p>
          </table:table-cell>
          <table:table-cell office:value-type="float" office:value="498.670097817273" calcext:value-type="float">
            <text:p>498.6700978173</text:p>
          </table:table-cell>
          <table:table-cell office:value-type="float" office:value="398.525931977145" calcext:value-type="float">
            <text:p>398.5259319771</text:p>
          </table:table-cell>
          <table:table-cell office:value-type="float" office:value="0" calcext:value-type="float">
            <text:p>0</text:p>
          </table:table-cell>
          <table:table-cell office:value-type="float" office:value="415.817364062555" calcext:value-type="float">
            <text:p>415.8173640626</text:p>
          </table:table-cell>
          <table:table-cell office:value-type="float" office:value="0" calcext:value-type="float">
            <text:p>0</text:p>
          </table:table-cell>
          <table:table-cell office:value-type="float" office:value="430.693887518267" calcext:value-type="float">
            <text:p>430.6938875183</text:p>
          </table:table-cell>
          <table:table-cell office:value-type="float" office:value="443.4463214196" calcext:value-type="float">
            <text:p>443.4463214196</text:p>
          </table:table-cell>
          <table:table-cell office:value-type="float" office:value="446.018905842807" calcext:value-type="float">
            <text:p>446.0189058428</text:p>
          </table:table-cell>
          <table:table-cell office:value-type="float" office:value="437.907957872395" calcext:value-type="float">
            <text:p>437.9079578724</text:p>
          </table:table-cell>
          <table:table-cell office:value-type="float" office:value="427.876554155816" calcext:value-type="float">
            <text:p>427.8765541558</text:p>
          </table:table-cell>
          <table:table-cell office:value-type="float" office:value="441.827278761829" calcext:value-type="float">
            <text:p>441.8272787618</text:p>
          </table:table-cell>
          <table:table-cell office:value-type="float" office:value="447.207599751229" calcext:value-type="float">
            <text:p>447.2075997512</text:p>
          </table:table-cell>
          <table:table-cell office:value-type="float" office:value="442.014060792468" calcext:value-type="float">
            <text:p>442.0140607925</text:p>
          </table:table-cell>
          <table:table-cell office:value-type="float" office:value="419.592389160039" calcext:value-type="float">
            <text:p>419.59238916</text:p>
          </table:table-cell>
          <table:table-cell office:value-type="float" office:value="436.622677323954" calcext:value-type="float">
            <text:p>436.622677324</text:p>
          </table:table-cell>
          <table:table-cell office:value-type="float" office:value="451.305360294289" calcext:value-type="float">
            <text:p>451.3053602943</text:p>
          </table:table-cell>
          <table:table-cell office:value-type="float" office:value="390.473538704394" calcext:value-type="float">
            <text:p>390.4735387044</text:p>
          </table:table-cell>
          <table:table-cell office:value-type="float" office:value="391.843517286203" calcext:value-type="float">
            <text:p>391.8435172862</text:p>
          </table:table-cell>
        </table:table-row>
        <table:table-row table:style-name="ro1">
          <table:table-cell office:value-type="float" office:value="372.426987574338" calcext:value-type="float">
            <text:p>372.4269875743</text:p>
          </table:table-cell>
          <table:table-cell office:value-type="float" office:value="411.437360067023" calcext:value-type="float">
            <text:p>411.437360067</text:p>
          </table:table-cell>
          <table:table-cell office:value-type="float" office:value="0" calcext:value-type="float">
            <text:p>0</text:p>
          </table:table-cell>
          <table:table-cell office:value-type="float" office:value="425.855002807578" calcext:value-type="float">
            <text:p>425.8550028076</text:p>
          </table:table-cell>
          <table:table-cell office:value-type="float" office:value="448.311055577469" calcext:value-type="float">
            <text:p>448.3110555775</text:p>
          </table:table-cell>
          <table:table-cell office:value-type="float" office:value="430.749485947038" calcext:value-type="float">
            <text:p>430.749485947</text:p>
          </table:table-cell>
          <table:table-cell office:value-type="float" office:value="410.492441048691" calcext:value-type="float">
            <text:p>410.4924410487</text:p>
          </table:table-cell>
          <table:table-cell office:value-type="float" office:value="444.160074421275" calcext:value-type="float">
            <text:p>444.1600744213</text:p>
          </table:table-cell>
          <table:table-cell office:value-type="float" office:value="430.419823174317" calcext:value-type="float">
            <text:p>430.4198231743</text:p>
          </table:table-cell>
          <table:table-cell office:value-type="float" office:value="441.206477622257" calcext:value-type="float">
            <text:p>441.2064776223</text:p>
          </table:table-cell>
          <table:table-cell office:value-type="float" office:value="411.911463640886" calcext:value-type="float">
            <text:p>411.9114636409</text:p>
          </table:table-cell>
          <table:table-cell office:value-type="float" office:value="469.983909344921" calcext:value-type="float">
            <text:p>469.9839093449</text:p>
          </table:table-cell>
          <table:table-cell office:value-type="float" office:value="442.25907527401" calcext:value-type="float">
            <text:p>442.259075274</text:p>
          </table:table-cell>
          <table:table-cell office:value-type="float" office:value="440.949567952508" calcext:value-type="float">
            <text:p>440.9495679525</text:p>
          </table:table-cell>
          <table:table-cell office:value-type="float" office:value="0" calcext:value-type="float">
            <text:p>0</text:p>
          </table:table-cell>
          <table:table-cell office:value-type="float" office:value="492.204508956035" calcext:value-type="float">
            <text:p>492.204508956</text:p>
          </table:table-cell>
          <table:table-cell office:value-type="float" office:value="425.956049781928" calcext:value-type="float">
            <text:p>425.9560497819</text:p>
          </table:table-cell>
          <table:table-cell office:value-type="float" office:value="453.679650739799" calcext:value-type="float">
            <text:p>453.6796507398</text:p>
          </table:table-cell>
          <table:table-cell office:value-type="float" office:value="488.620012109768" calcext:value-type="float">
            <text:p>488.6200121098</text:p>
          </table:table-cell>
          <table:table-cell office:value-type="float" office:value="429.240193485743" calcext:value-type="float">
            <text:p>429.2401934857</text:p>
          </table:table-cell>
          <table:table-cell office:value-type="float" office:value="436.084078561999" calcext:value-type="float">
            <text:p>436.084078562</text:p>
          </table:table-cell>
          <table:table-cell office:value-type="float" office:value="496.227573282177" calcext:value-type="float">
            <text:p>496.2275732822</text:p>
          </table:table-cell>
          <table:table-cell office:value-type="float" office:value="435.048560720944" calcext:value-type="float">
            <text:p>435.0485607209</text:p>
          </table:table-cell>
          <table:table-cell office:value-type="float" office:value="0" calcext:value-type="float">
            <text:p>0</text:p>
          </table:table-cell>
          <table:table-cell office:value-type="float" office:value="404.204966813077" calcext:value-type="float">
            <text:p>404.2049668131</text:p>
          </table:table-cell>
          <table:table-cell office:value-type="float" office:value="438.468283412578" calcext:value-type="float">
            <text:p>438.4682834126</text:p>
          </table:table-cell>
          <table:table-cell office:value-type="float" office:value="456.944658900603" calcext:value-type="float">
            <text:p>456.9446589006</text:p>
          </table:table-cell>
          <table:table-cell office:value-type="float" office:value="451.879044356774" calcext:value-type="float">
            <text:p>451.8790443568</text:p>
          </table:table-cell>
          <table:table-cell office:value-type="float" office:value="481.113001384996" calcext:value-type="float">
            <text:p>481.113001385</text:p>
          </table:table-cell>
          <table:table-cell office:value-type="float" office:value="426.293326301501" calcext:value-type="float">
            <text:p>426.2933263015</text:p>
          </table:table-cell>
          <table:table-cell office:value-type="float" office:value="396.531524043384" calcext:value-type="float">
            <text:p>396.5315240434</text:p>
          </table:table-cell>
          <table:table-cell office:value-type="float" office:value="0" calcext:value-type="float">
            <text:p>0</text:p>
          </table:table-cell>
          <table:table-cell office:value-type="float" office:value="491.060790191712" calcext:value-type="float">
            <text:p>491.0607901917</text:p>
          </table:table-cell>
          <table:table-cell office:value-type="float" office:value="409.39848372401" calcext:value-type="float">
            <text:p>409.398483724</text:p>
          </table:table-cell>
          <table:table-cell office:value-type="float" office:value="0" calcext:value-type="float">
            <text:p>0</text:p>
          </table:table-cell>
          <table:table-cell office:value-type="float" office:value="414.228241050769" calcext:value-type="float">
            <text:p>414.2282410508</text:p>
          </table:table-cell>
          <table:table-cell office:value-type="float" office:value="0" calcext:value-type="float">
            <text:p>0</text:p>
          </table:table-cell>
          <table:table-cell office:value-type="float" office:value="431.27997507499" calcext:value-type="float">
            <text:p>431.279975075</text:p>
          </table:table-cell>
          <table:table-cell office:value-type="float" office:value="445.629327630684" calcext:value-type="float">
            <text:p>445.6293276307</text:p>
          </table:table-cell>
          <table:table-cell office:value-type="float" office:value="455.536801969094" calcext:value-type="float">
            <text:p>455.5368019691</text:p>
          </table:table-cell>
          <table:table-cell office:value-type="float" office:value="437.090554124494" calcext:value-type="float">
            <text:p>437.0905541245</text:p>
          </table:table-cell>
          <table:table-cell office:value-type="float" office:value="430.947683039944" calcext:value-type="float">
            <text:p>430.9476830399</text:p>
          </table:table-cell>
          <table:table-cell office:value-type="float" office:value="447.994091736035" calcext:value-type="float">
            <text:p>447.994091736</text:p>
          </table:table-cell>
          <table:table-cell office:value-type="float" office:value="443.187479488999" calcext:value-type="float">
            <text:p>443.187479489</text:p>
          </table:table-cell>
          <table:table-cell office:value-type="float" office:value="442.850766382445" calcext:value-type="float">
            <text:p>442.8507663824</text:p>
          </table:table-cell>
          <table:table-cell office:value-type="float" office:value="425.907437719532" calcext:value-type="float">
            <text:p>425.9074377195</text:p>
          </table:table-cell>
          <table:table-cell office:value-type="float" office:value="437.31480731737" calcext:value-type="float">
            <text:p>437.3148073174</text:p>
          </table:table-cell>
          <table:table-cell office:value-type="float" office:value="460.901814872225" calcext:value-type="float">
            <text:p>460.9018148722</text:p>
          </table:table-cell>
          <table:table-cell office:value-type="float" office:value="393.024243237552" calcext:value-type="float">
            <text:p>393.0242432376</text:p>
          </table:table-cell>
          <table:table-cell office:value-type="float" office:value="395.715643525702" calcext:value-type="float">
            <text:p>395.7156435257</text:p>
          </table:table-cell>
        </table:table-row>
        <table:table-row table:style-name="ro1">
          <table:table-cell office:value-type="float" office:value="369.613200846763" calcext:value-type="float">
            <text:p>369.6132008468</text:p>
          </table:table-cell>
          <table:table-cell office:value-type="float" office:value="410.758720385037" calcext:value-type="float">
            <text:p>410.758720385</text:p>
          </table:table-cell>
          <table:table-cell office:value-type="float" office:value="0" calcext:value-type="float">
            <text:p>0</text:p>
          </table:table-cell>
          <table:table-cell office:value-type="float" office:value="428.418352402053" calcext:value-type="float">
            <text:p>428.4183524021</text:p>
          </table:table-cell>
          <table:table-cell office:value-type="float" office:value="464.447418753257" calcext:value-type="float">
            <text:p>464.4474187533</text:p>
          </table:table-cell>
          <table:table-cell office:value-type="float" office:value="435.61779307626" calcext:value-type="float">
            <text:p>435.6177930763</text:p>
          </table:table-cell>
          <table:table-cell office:value-type="float" office:value="411.785626010484" calcext:value-type="float">
            <text:p>411.7856260105</text:p>
          </table:table-cell>
          <table:table-cell office:value-type="float" office:value="442.719665465271" calcext:value-type="float">
            <text:p>442.7196654653</text:p>
          </table:table-cell>
          <table:table-cell office:value-type="float" office:value="427.880009387464" calcext:value-type="float">
            <text:p>427.8800093875</text:p>
          </table:table-cell>
          <table:table-cell office:value-type="float" office:value="443.349945725668" calcext:value-type="float">
            <text:p>443.3499457257</text:p>
          </table:table-cell>
          <table:table-cell office:value-type="float" office:value="412.624419508164" calcext:value-type="float">
            <text:p>412.6244195082</text:p>
          </table:table-cell>
          <table:table-cell office:value-type="float" office:value="470.832310191535" calcext:value-type="float">
            <text:p>470.8323101915</text:p>
          </table:table-cell>
          <table:table-cell office:value-type="float" office:value="447.029409214413" calcext:value-type="float">
            <text:p>447.0294092144</text:p>
          </table:table-cell>
          <table:table-cell office:value-type="float" office:value="435.672384998714" calcext:value-type="float">
            <text:p>435.6723849987</text:p>
          </table:table-cell>
          <table:table-cell office:value-type="float" office:value="0" calcext:value-type="float">
            <text:p>0</text:p>
          </table:table-cell>
          <table:table-cell office:value-type="float" office:value="492.274393397237" calcext:value-type="float">
            <text:p>492.2743933972</text:p>
          </table:table-cell>
          <table:table-cell office:value-type="float" office:value="428.267319911608" calcext:value-type="float">
            <text:p>428.2673199116</text:p>
          </table:table-cell>
          <table:table-cell office:value-type="float" office:value="460.167138251723" calcext:value-type="float">
            <text:p>460.1671382517</text:p>
          </table:table-cell>
          <table:table-cell office:value-type="float" office:value="490.222111201564" calcext:value-type="float">
            <text:p>490.2221112016</text:p>
          </table:table-cell>
          <table:table-cell office:value-type="float" office:value="426.86641530499" calcext:value-type="float">
            <text:p>426.866415305</text:p>
          </table:table-cell>
          <table:table-cell office:value-type="float" office:value="434.970520644456" calcext:value-type="float">
            <text:p>434.9705206445</text:p>
          </table:table-cell>
          <table:table-cell office:value-type="float" office:value="496.234081291697" calcext:value-type="float">
            <text:p>496.2340812917</text:p>
          </table:table-cell>
          <table:table-cell office:value-type="float" office:value="431.874441620006" calcext:value-type="float">
            <text:p>431.87444162</text:p>
          </table:table-cell>
          <table:table-cell office:value-type="float" office:value="0" calcext:value-type="float">
            <text:p>0</text:p>
          </table:table-cell>
          <table:table-cell office:value-type="float" office:value="408.066152208419" calcext:value-type="float">
            <text:p>408.0661522084</text:p>
          </table:table-cell>
          <table:table-cell office:value-type="float" office:value="440.551560549044" calcext:value-type="float">
            <text:p>440.551560549</text:p>
          </table:table-cell>
          <table:table-cell office:value-type="float" office:value="455.689648401823" calcext:value-type="float">
            <text:p>455.6896484018</text:p>
          </table:table-cell>
          <table:table-cell office:value-type="float" office:value="451.801248736854" calcext:value-type="float">
            <text:p>451.8012487369</text:p>
          </table:table-cell>
          <table:table-cell office:value-type="float" office:value="486.780252997572" calcext:value-type="float">
            <text:p>486.7802529976</text:p>
          </table:table-cell>
          <table:table-cell office:value-type="float" office:value="433.805342057376" calcext:value-type="float">
            <text:p>433.8053420574</text:p>
          </table:table-cell>
          <table:table-cell office:value-type="float" office:value="400.137285758866" calcext:value-type="float">
            <text:p>400.1372857589</text:p>
          </table:table-cell>
          <table:table-cell office:value-type="float" office:value="0" calcext:value-type="float">
            <text:p>0</text:p>
          </table:table-cell>
          <table:table-cell office:value-type="float" office:value="492.033899671856" calcext:value-type="float">
            <text:p>492.0338996719</text:p>
          </table:table-cell>
          <table:table-cell office:value-type="float" office:value="407.854817697442" calcext:value-type="float">
            <text:p>407.8548176974</text:p>
          </table:table-cell>
          <table:table-cell office:value-type="float" office:value="0" calcext:value-type="float">
            <text:p>0</text:p>
          </table:table-cell>
          <table:table-cell office:value-type="float" office:value="414.228241050769" calcext:value-type="float">
            <text:p>414.2282410508</text:p>
          </table:table-cell>
          <table:table-cell office:value-type="float" office:value="0" calcext:value-type="float">
            <text:p>0</text:p>
          </table:table-cell>
          <table:table-cell office:value-type="float" office:value="430.86041057692" calcext:value-type="float">
            <text:p>430.8604105769</text:p>
          </table:table-cell>
          <table:table-cell office:value-type="float" office:value="444.61704905352" calcext:value-type="float">
            <text:p>444.6170490535</text:p>
          </table:table-cell>
          <table:table-cell office:value-type="float" office:value="457.012736254455" calcext:value-type="float">
            <text:p>457.0127362545</text:p>
          </table:table-cell>
          <table:table-cell office:value-type="float" office:value="439.87890539567" calcext:value-type="float">
            <text:p>439.8789053957</text:p>
          </table:table-cell>
          <table:table-cell office:value-type="float" office:value="433.560411543561" calcext:value-type="float">
            <text:p>433.5604115436</text:p>
          </table:table-cell>
          <table:table-cell office:value-type="float" office:value="451.590401593568" calcext:value-type="float">
            <text:p>451.5904015936</text:p>
          </table:table-cell>
          <table:table-cell office:value-type="float" office:value="435.99887258944" calcext:value-type="float">
            <text:p>435.9988725894</text:p>
          </table:table-cell>
          <table:table-cell office:value-type="float" office:value="443.881568111309" calcext:value-type="float">
            <text:p>443.8815681113</text:p>
          </table:table-cell>
          <table:table-cell office:value-type="float" office:value="415.347148759537" calcext:value-type="float">
            <text:p>415.3471487595</text:p>
          </table:table-cell>
          <table:table-cell office:value-type="float" office:value="437.107840348414" calcext:value-type="float">
            <text:p>437.1078403484</text:p>
          </table:table-cell>
          <table:table-cell office:value-type="float" office:value="459.983244459166" calcext:value-type="float">
            <text:p>459.9832444592</text:p>
          </table:table-cell>
          <table:table-cell office:value-type="float" office:value="393.027378900791" calcext:value-type="float">
            <text:p>393.0273789008</text:p>
          </table:table-cell>
          <table:table-cell office:value-type="float" office:value="395.966260771342" calcext:value-type="float">
            <text:p>395.9662607713</text:p>
          </table:table-cell>
        </table:table-row>
        <table:table-row table:style-name="ro1">
          <table:table-cell office:value-type="float" office:value="370.281654900962" calcext:value-type="float">
            <text:p>370.281654901</text:p>
          </table:table-cell>
          <table:table-cell office:value-type="float" office:value="412.225686436553" calcext:value-type="float">
            <text:p>412.2256864366</text:p>
          </table:table-cell>
          <table:table-cell office:value-type="float" office:value="0" calcext:value-type="float">
            <text:p>0</text:p>
          </table:table-cell>
          <table:table-cell office:value-type="float" office:value="431.317401193845" calcext:value-type="float">
            <text:p>431.3174011938</text:p>
          </table:table-cell>
          <table:table-cell office:value-type="float" office:value="468.180863837947" calcext:value-type="float">
            <text:p>468.1808638379</text:p>
          </table:table-cell>
          <table:table-cell office:value-type="float" office:value="443.18636891371" calcext:value-type="float">
            <text:p>443.1863689137</text:p>
          </table:table-cell>
          <table:table-cell office:value-type="float" office:value="410.095061931387" calcext:value-type="float">
            <text:p>410.0950619314</text:p>
          </table:table-cell>
          <table:table-cell office:value-type="float" office:value="439.56094688249" calcext:value-type="float">
            <text:p>439.5609468825</text:p>
          </table:table-cell>
          <table:table-cell office:value-type="float" office:value="432.250189228309" calcext:value-type="float">
            <text:p>432.2501892283</text:p>
          </table:table-cell>
          <table:table-cell office:value-type="float" office:value="440.800668831359" calcext:value-type="float">
            <text:p>440.8006688314</text:p>
          </table:table-cell>
          <table:table-cell office:value-type="float" office:value="411.325941993587" calcext:value-type="float">
            <text:p>411.3259419936</text:p>
          </table:table-cell>
          <table:table-cell office:value-type="float" office:value="472.745778027971" calcext:value-type="float">
            <text:p>472.745778028</text:p>
          </table:table-cell>
          <table:table-cell office:value-type="float" office:value="443.155016223828" calcext:value-type="float">
            <text:p>443.1550162238</text:p>
          </table:table-cell>
          <table:table-cell office:value-type="float" office:value="432.153700593196" calcext:value-type="float">
            <text:p>432.1537005932</text:p>
          </table:table-cell>
          <table:table-cell office:value-type="float" office:value="0" calcext:value-type="float">
            <text:p>0</text:p>
          </table:table-cell>
          <table:table-cell office:value-type="float" office:value="492.938085425576" calcext:value-type="float">
            <text:p>492.9380854256</text:p>
          </table:table-cell>
          <table:table-cell office:value-type="float" office:value="438.933222946837" calcext:value-type="float">
            <text:p>438.9332229468</text:p>
          </table:table-cell>
          <table:table-cell office:value-type="float" office:value="464.557209121638" calcext:value-type="float">
            <text:p>464.5572091216</text:p>
          </table:table-cell>
          <table:table-cell office:value-type="float" office:value="493.456034889747" calcext:value-type="float">
            <text:p>493.4560348897</text:p>
          </table:table-cell>
          <table:table-cell office:value-type="float" office:value="426.163780379746" calcext:value-type="float">
            <text:p>426.1637803797</text:p>
          </table:table-cell>
          <table:table-cell office:value-type="float" office:value="433.302885146193" calcext:value-type="float">
            <text:p>433.3028851462</text:p>
          </table:table-cell>
          <table:table-cell office:value-type="float" office:value="495.401301723792" calcext:value-type="float">
            <text:p>495.4013017238</text:p>
          </table:table-cell>
          <table:table-cell office:value-type="float" office:value="430.726481585401" calcext:value-type="float">
            <text:p>430.7264815854</text:p>
          </table:table-cell>
          <table:table-cell office:value-type="float" office:value="0" calcext:value-type="float">
            <text:p>0</text:p>
          </table:table-cell>
          <table:table-cell office:value-type="float" office:value="409.557268286548" calcext:value-type="float">
            <text:p>409.5572682865</text:p>
          </table:table-cell>
          <table:table-cell office:value-type="float" office:value="442.205855328425" calcext:value-type="float">
            <text:p>442.2058553284</text:p>
          </table:table-cell>
          <table:table-cell office:value-type="float" office:value="459.962251326225" calcext:value-type="float">
            <text:p>459.9622513262</text:p>
          </table:table-cell>
          <table:table-cell office:value-type="float" office:value="451.769027975206" calcext:value-type="float">
            <text:p>451.7690279752</text:p>
          </table:table-cell>
          <table:table-cell office:value-type="float" office:value="488.141632016186" calcext:value-type="float">
            <text:p>488.1416320162</text:p>
          </table:table-cell>
          <table:table-cell office:value-type="float" office:value="433.626910946506" calcext:value-type="float">
            <text:p>433.6269109465</text:p>
          </table:table-cell>
          <table:table-cell office:value-type="float" office:value="401.083255385107" calcext:value-type="float">
            <text:p>401.0832553851</text:p>
          </table:table-cell>
          <table:table-cell office:value-type="float" office:value="0" calcext:value-type="float">
            <text:p>0</text:p>
          </table:table-cell>
          <table:table-cell office:value-type="float" office:value="503.777199435238" calcext:value-type="float">
            <text:p>503.7771994352</text:p>
          </table:table-cell>
          <table:table-cell office:value-type="float" office:value="407.218996970413" calcext:value-type="float">
            <text:p>407.2189969704</text:p>
          </table:table-cell>
          <table:table-cell office:value-type="float" office:value="0" calcext:value-type="float">
            <text:p>0</text:p>
          </table:table-cell>
          <table:table-cell office:value-type="float" office:value="414.242737411089" calcext:value-type="float">
            <text:p>414.2427374111</text:p>
          </table:table-cell>
          <table:table-cell office:value-type="float" office:value="0" calcext:value-type="float">
            <text:p>0</text:p>
          </table:table-cell>
          <table:table-cell office:value-type="float" office:value="430.487598425333" calcext:value-type="float">
            <text:p>430.4875984253</text:p>
          </table:table-cell>
          <table:table-cell office:value-type="float" office:value="444.601069257679" calcext:value-type="float">
            <text:p>444.6010692577</text:p>
          </table:table-cell>
          <table:table-cell office:value-type="float" office:value="461.454963999631" calcext:value-type="float">
            <text:p>461.4549639996</text:p>
          </table:table-cell>
          <table:table-cell office:value-type="float" office:value="443.999108418618" calcext:value-type="float">
            <text:p>443.9991084186</text:p>
          </table:table-cell>
          <table:table-cell office:value-type="float" office:value="434.584015113574" calcext:value-type="float">
            <text:p>434.5840151136</text:p>
          </table:table-cell>
          <table:table-cell office:value-type="float" office:value="450.208070384317" calcext:value-type="float">
            <text:p>450.2080703843</text:p>
          </table:table-cell>
          <table:table-cell office:value-type="float" office:value="436.691923922931" calcext:value-type="float">
            <text:p>436.6919239229</text:p>
          </table:table-cell>
          <table:table-cell office:value-type="float" office:value="443.948068498712" calcext:value-type="float">
            <text:p>443.9480684987</text:p>
          </table:table-cell>
          <table:table-cell office:value-type="float" office:value="414.394491741558" calcext:value-type="float">
            <text:p>414.3944917416</text:p>
          </table:table-cell>
          <table:table-cell office:value-type="float" office:value="436.658832125285" calcext:value-type="float">
            <text:p>436.6588321253</text:p>
          </table:table-cell>
          <table:table-cell office:value-type="float" office:value="462.227204112722" calcext:value-type="float">
            <text:p>462.2272041127</text:p>
          </table:table-cell>
          <table:table-cell office:value-type="float" office:value="393.21013546442" calcext:value-type="float">
            <text:p>393.2101354644</text:p>
          </table:table-cell>
          <table:table-cell office:value-type="float" office:value="396.20375553058" calcext:value-type="float">
            <text:p>396.2037555306</text:p>
          </table:table-cell>
        </table:table-row>
        <table:table-row table:style-name="ro1">
          <table:table-cell office:value-type="float" office:value="370.402082922156" calcext:value-type="float">
            <text:p>370.4020829222</text:p>
          </table:table-cell>
          <table:table-cell office:value-type="float" office:value="413.604132247188" calcext:value-type="float">
            <text:p>413.6041322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.702741665385" calcext:value-type="float">
            <text:p>468.7027416654</text:p>
          </table:table-cell>
          <table:table-cell office:value-type="float" office:value="442.405979637261" calcext:value-type="float">
            <text:p>442.4059796373</text:p>
          </table:table-cell>
          <table:table-cell office:value-type="float" office:value="409.584330977165" calcext:value-type="float">
            <text:p>409.5843309772</text:p>
          </table:table-cell>
          <table:table-cell office:value-type="float" office:value="442.502829352508" calcext:value-type="float">
            <text:p>442.5028293525</text:p>
          </table:table-cell>
          <table:table-cell office:value-type="float" office:value="431.830124135321" calcext:value-type="float">
            <text:p>431.8301241353</text:p>
          </table:table-cell>
          <table:table-cell office:value-type="float" office:value="0" calcext:value-type="float">
            <text:p>0</text:p>
          </table:table-cell>
          <table:table-cell office:value-type="float" office:value="413.479789255961" calcext:value-type="float">
            <text:p>413.479789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.153700593196" calcext:value-type="float">
            <text:p>432.15370059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2.260420213143" calcext:value-type="float">
            <text:p>492.2604202131</text:p>
          </table:table-cell>
          <table:table-cell office:value-type="float" office:value="442.706766502708" calcext:value-type="float">
            <text:p>442.7067665027</text:p>
          </table:table-cell>
          <table:table-cell office:value-type="float" office:value="439.461197198633" calcext:value-type="float">
            <text:p>439.4611971986</text:p>
          </table:table-cell>
          <table:table-cell office:value-type="float" office:value="0" calcext:value-type="float">
            <text:p>0</text:p>
          </table:table-cell>
          <table:table-cell office:value-type="float" office:value="433.157667238544" calcext:value-type="float">
            <text:p>433.1576672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.620548031547" calcext:value-type="float">
            <text:p>441.6205480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.537310172527" calcext:value-type="float">
            <text:p>492.5373101725</text:p>
          </table:table-cell>
          <table:table-cell office:value-type="float" office:value="435.410078611727" calcext:value-type="float">
            <text:p>435.4100786117</text:p>
          </table:table-cell>
          <table:table-cell office:value-type="float" office:value="403.795586671203" calcext:value-type="float">
            <text:p>403.7955866712</text:p>
          </table:table-cell>
          <table:table-cell office:value-type="float" office:value="0" calcext:value-type="float">
            <text:p>0</text:p>
          </table:table-cell>
          <table:table-cell office:value-type="float" office:value="505.520838815295" calcext:value-type="float">
            <text:p>505.52083881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5.374377751829" calcext:value-type="float">
            <text:p>425.3743777518</text:p>
          </table:table-cell>
          <table:table-cell office:value-type="float" office:value="452.250953798921" calcext:value-type="float">
            <text:p>452.2509537989</text:p>
          </table:table-cell>
          <table:table-cell office:value-type="float" office:value="0" calcext:value-type="float">
            <text:p>0</text:p>
          </table:table-cell>
          <table:table-cell office:value-type="float" office:value="456.908624013795" calcext:value-type="float">
            <text:p>456.9086240138</text:p>
          </table:table-cell>
          <table:table-cell office:value-type="float" office:value="433.463217423769" calcext:value-type="float">
            <text:p>433.4632174238</text:p>
          </table:table-cell>
          <table:table-cell office:value-type="float" office:value="0" calcext:value-type="float">
            <text:p>0</text:p>
          </table:table-cell>
          <table:table-cell office:value-type="float" office:value="439.242761191099" calcext:value-type="float">
            <text:p>439.2427611911</text:p>
          </table:table-cell>
          <table:table-cell office:value-type="float" office:value="0" calcext:value-type="float">
            <text:p>0</text:p>
          </table:table-cell>
          <table:table-cell office:value-type="float" office:value="409.781514601634" calcext:value-type="float">
            <text:p>409.7815146016</text:p>
          </table:table-cell>
          <table:table-cell office:value-type="float" office:value="436.937785188011" calcext:value-type="float">
            <text:p>436.937785188</text:p>
          </table:table-cell>
          <table:table-cell office:value-type="float" office:value="0" calcext:value-type="float">
            <text:p>0</text:p>
          </table:table-cell>
          <table:table-cell office:value-type="float" office:value="394.705612102833" calcext:value-type="float">
            <text:p>394.7056121028</text:p>
          </table:table-cell>
          <table:table-cell office:value-type="float" office:value="395.810787417342" calcext:value-type="float">
            <text:p>395.8107874173</text:p>
          </table:table-cell>
        </table:table-row>
        <table:table-row table:style-name="ro1">
          <table:table-cell office:value-type="float" office:value="376.181015265047" calcext:value-type="float">
            <text:p>376.181015265</text:p>
          </table:table-cell>
          <table:table-cell office:value-type="float" office:value="417.432374628582" calcext:value-type="float">
            <text:p>417.4323746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.590970850976" calcext:value-type="float">
            <text:p>469.590970851</text:p>
          </table:table-cell>
          <table:table-cell office:value-type="float" office:value="440.067450986216" calcext:value-type="float">
            <text:p>440.0674509862</text:p>
          </table:table-cell>
          <table:table-cell office:value-type="float" office:value="414.586917759426" calcext:value-type="float">
            <text:p>414.5869177594</text:p>
          </table:table-cell>
          <table:table-cell office:value-type="float" office:value="437.825959833395" calcext:value-type="float">
            <text:p>437.8259598334</text:p>
          </table:table-cell>
          <table:table-cell office:value-type="float" office:value="423.348439037693" calcext:value-type="float">
            <text:p>423.3484390377</text:p>
          </table:table-cell>
          <table:table-cell office:value-type="float" office:value="0" calcext:value-type="float">
            <text:p>0</text:p>
          </table:table-cell>
          <table:table-cell office:value-type="float" office:value="427.382258418527" calcext:value-type="float">
            <text:p>427.3822584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.192744447057" calcext:value-type="float">
            <text:p>434.19274444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0.48861554662" calcext:value-type="float">
            <text:p>490.4886155466</text:p>
          </table:table-cell>
          <table:table-cell office:value-type="float" office:value="447.300350895699" calcext:value-type="float">
            <text:p>447.3003508957</text:p>
          </table:table-cell>
          <table:table-cell office:value-type="float" office:value="446.280414232492" calcext:value-type="float">
            <text:p>446.2804142325</text:p>
          </table:table-cell>
          <table:table-cell office:value-type="float" office:value="0" calcext:value-type="float">
            <text:p>0</text:p>
          </table:table-cell>
          <table:table-cell office:value-type="float" office:value="446.738341497701" calcext:value-type="float">
            <text:p>446.7383414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.620548031547" calcext:value-type="float">
            <text:p>441.6205480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.056137437141" calcext:value-type="float">
            <text:p>495.0561374371</text:p>
          </table:table-cell>
          <table:table-cell office:value-type="float" office:value="436.566678168416" calcext:value-type="float">
            <text:p>436.5666781684</text:p>
          </table:table-cell>
          <table:table-cell office:value-type="float" office:value="410.838766888991" calcext:value-type="float">
            <text:p>410.838766889</text:p>
          </table:table-cell>
          <table:table-cell office:value-type="float" office:value="0" calcext:value-type="float">
            <text:p>0</text:p>
          </table:table-cell>
          <table:table-cell office:value-type="float" office:value="511.075811134277" calcext:value-type="float">
            <text:p>511.07581113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7.958555913723" calcext:value-type="float">
            <text:p>427.9585559137</text:p>
          </table:table-cell>
          <table:table-cell office:value-type="float" office:value="455.780583165184" calcext:value-type="float">
            <text:p>455.7805831652</text:p>
          </table:table-cell>
          <table:table-cell office:value-type="float" office:value="0" calcext:value-type="float">
            <text:p>0</text:p>
          </table:table-cell>
          <table:table-cell office:value-type="float" office:value="457.10399237114" calcext:value-type="float">
            <text:p>457.1039923711</text:p>
          </table:table-cell>
          <table:table-cell office:value-type="float" office:value="430.318659365025" calcext:value-type="float">
            <text:p>430.318659365</text:p>
          </table:table-cell>
          <table:table-cell office:value-type="float" office:value="0" calcext:value-type="float">
            <text:p>0</text:p>
          </table:table-cell>
          <table:table-cell office:value-type="float" office:value="442.788410771971" calcext:value-type="float">
            <text:p>442.788410772</text:p>
          </table:table-cell>
          <table:table-cell office:value-type="float" office:value="0" calcext:value-type="float">
            <text:p>0</text:p>
          </table:table-cell>
          <table:table-cell office:value-type="float" office:value="418.623958541517" calcext:value-type="float">
            <text:p>418.6239585415</text:p>
          </table:table-cell>
          <table:table-cell office:value-type="float" office:value="436.750743720751" calcext:value-type="float">
            <text:p>436.7507437208</text:p>
          </table:table-cell>
          <table:table-cell office:value-type="float" office:value="0" calcext:value-type="float">
            <text:p>0</text:p>
          </table:table-cell>
          <table:table-cell office:value-type="float" office:value="396.306635340491" calcext:value-type="float">
            <text:p>396.3066353405</text:p>
          </table:table-cell>
          <table:table-cell office:value-type="float" office:value="395.147648741623" calcext:value-type="float">
            <text:p>395.1476487416</text:p>
          </table:table-cell>
        </table:table-row>
        <table:table-row table:style-name="ro1">
          <table:table-cell office:value-type="float" office:value="376.757267161153" calcext:value-type="float">
            <text:p>376.7572671612</text:p>
          </table:table-cell>
          <table:table-cell office:value-type="float" office:value="416.788654117693" calcext:value-type="float">
            <text:p>416.7886541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.229412212117" calcext:value-type="float">
            <text:p>471.2294122121</text:p>
          </table:table-cell>
          <table:table-cell office:value-type="float" office:value="443.035005885908" calcext:value-type="float">
            <text:p>443.0350058859</text:p>
          </table:table-cell>
          <table:table-cell office:value-type="float" office:value="412.684775119091" calcext:value-type="float">
            <text:p>412.6847751191</text:p>
          </table:table-cell>
          <table:table-cell office:value-type="float" office:value="440.348221564432" calcext:value-type="float">
            <text:p>440.3482215644</text:p>
          </table:table-cell>
          <table:table-cell office:value-type="float" office:value="430.142597516028" calcext:value-type="float">
            <text:p>430.142597516</text:p>
          </table:table-cell>
          <table:table-cell office:value-type="float" office:value="0" calcext:value-type="float">
            <text:p>0</text:p>
          </table:table-cell>
          <table:table-cell office:value-type="float" office:value="430.122986971574" calcext:value-type="float">
            <text:p>430.1229869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.048895684872" calcext:value-type="float">
            <text:p>434.04889568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7.520914138566" calcext:value-type="float">
            <text:p>487.5209141386</text:p>
          </table:table-cell>
          <table:table-cell office:value-type="float" office:value="459.543304633337" calcext:value-type="float">
            <text:p>459.5433046333</text:p>
          </table:table-cell>
          <table:table-cell office:value-type="float" office:value="444.419449470817" calcext:value-type="float">
            <text:p>444.4194494708</text:p>
          </table:table-cell>
          <table:table-cell office:value-type="float" office:value="0" calcext:value-type="float">
            <text:p>0</text:p>
          </table:table-cell>
          <table:table-cell office:value-type="float" office:value="448.605427586815" calcext:value-type="float">
            <text:p>448.6054275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.676184363515" calcext:value-type="float">
            <text:p>440.6761843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.375105215732" calcext:value-type="float">
            <text:p>495.3751052157</text:p>
          </table:table-cell>
          <table:table-cell office:value-type="float" office:value="438.084685387087" calcext:value-type="float">
            <text:p>438.0846853871</text:p>
          </table:table-cell>
          <table:table-cell office:value-type="float" office:value="416.326364261551" calcext:value-type="float">
            <text:p>416.3263642616</text:p>
          </table:table-cell>
          <table:table-cell office:value-type="float" office:value="0" calcext:value-type="float">
            <text:p>0</text:p>
          </table:table-cell>
          <table:table-cell office:value-type="float" office:value="513.589130878996" calcext:value-type="float">
            <text:p>513.5891308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8.284852221096" calcext:value-type="float">
            <text:p>428.2848522211</text:p>
          </table:table-cell>
          <table:table-cell office:value-type="float" office:value="456.408129185763" calcext:value-type="float">
            <text:p>456.4081291858</text:p>
          </table:table-cell>
          <table:table-cell office:value-type="float" office:value="0" calcext:value-type="float">
            <text:p>0</text:p>
          </table:table-cell>
          <table:table-cell office:value-type="float" office:value="460.524519490484" calcext:value-type="float">
            <text:p>460.5245194905</text:p>
          </table:table-cell>
          <table:table-cell office:value-type="float" office:value="432.947638183282" calcext:value-type="float">
            <text:p>432.9476381833</text:p>
          </table:table-cell>
          <table:table-cell office:value-type="float" office:value="0" calcext:value-type="float">
            <text:p>0</text:p>
          </table:table-cell>
          <table:table-cell office:value-type="float" office:value="438.941348191952" calcext:value-type="float">
            <text:p>438.941348192</text:p>
          </table:table-cell>
          <table:table-cell office:value-type="float" office:value="0" calcext:value-type="float">
            <text:p>0</text:p>
          </table:table-cell>
          <table:table-cell office:value-type="float" office:value="421.091489127249" calcext:value-type="float">
            <text:p>421.0914891272</text:p>
          </table:table-cell>
          <table:table-cell office:value-type="float" office:value="436.750743720751" calcext:value-type="float">
            <text:p>436.7507437208</text:p>
          </table:table-cell>
          <table:table-cell office:value-type="float" office:value="0" calcext:value-type="float">
            <text:p>0</text:p>
          </table:table-cell>
          <table:table-cell office:value-type="float" office:value="400.312460217397" calcext:value-type="float">
            <text:p>400.3124602174</text:p>
          </table:table-cell>
          <table:table-cell office:value-type="float" office:value="401.505451180555" calcext:value-type="float">
            <text:p>401.5054511806</text:p>
          </table:table-cell>
        </table:table-row>
        <table:table-row table:style-name="ro1">
          <table:table-cell office:value-type="float" office:value="385.071193769562" calcext:value-type="float">
            <text:p>385.0711937696</text:p>
          </table:table-cell>
          <table:table-cell office:value-type="float" office:value="416.365903993246" calcext:value-type="float">
            <text:p>416.3659039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6.497130710175" calcext:value-type="float">
            <text:p>476.4971307102</text:p>
          </table:table-cell>
          <table:table-cell office:value-type="float" office:value="449.689379492196" calcext:value-type="float">
            <text:p>449.6893794922</text:p>
          </table:table-cell>
          <table:table-cell office:value-type="float" office:value="420.567724114364" calcext:value-type="float">
            <text:p>420.5677241144</text:p>
          </table:table-cell>
          <table:table-cell office:value-type="float" office:value="445.631999914246" calcext:value-type="float">
            <text:p>445.6319999142</text:p>
          </table:table-cell>
          <table:table-cell office:value-type="float" office:value="434.685819803829" calcext:value-type="float">
            <text:p>434.6858198038</text:p>
          </table:table-cell>
          <table:table-cell office:value-type="float" office:value="0" calcext:value-type="float">
            <text:p>0</text:p>
          </table:table-cell>
          <table:table-cell office:value-type="float" office:value="432.126696281627" calcext:value-type="float">
            <text:p>432.1266962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.880562814508" calcext:value-type="float">
            <text:p>429.8805628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6.600566460818" calcext:value-type="float">
            <text:p>496.6005664608</text:p>
          </table:table-cell>
          <table:table-cell office:value-type="float" office:value="463.021651221111" calcext:value-type="float">
            <text:p>463.0216512211</text:p>
          </table:table-cell>
          <table:table-cell office:value-type="float" office:value="446.246281455937" calcext:value-type="float">
            <text:p>446.2462814559</text:p>
          </table:table-cell>
          <table:table-cell office:value-type="float" office:value="0" calcext:value-type="float">
            <text:p>0</text:p>
          </table:table-cell>
          <table:table-cell office:value-type="float" office:value="449.64538225393" calcext:value-type="float">
            <text:p>449.6453822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.676184363515" calcext:value-type="float">
            <text:p>440.6761843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.239804849011" calcext:value-type="float">
            <text:p>494.239804849</text:p>
          </table:table-cell>
          <table:table-cell office:value-type="float" office:value="437.20756174266" calcext:value-type="float">
            <text:p>437.2075617427</text:p>
          </table:table-cell>
          <table:table-cell office:value-type="float" office:value="417.872476995372" calcext:value-type="float">
            <text:p>417.8724769954</text:p>
          </table:table-cell>
          <table:table-cell office:value-type="float" office:value="0" calcext:value-type="float">
            <text:p>0</text:p>
          </table:table-cell>
          <table:table-cell office:value-type="float" office:value="513.440884445337" calcext:value-type="float">
            <text:p>513.44088444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2.238567464659" calcext:value-type="float">
            <text:p>442.2385674647</text:p>
          </table:table-cell>
          <table:table-cell office:value-type="float" office:value="455.237001161849" calcext:value-type="float">
            <text:p>455.2370011618</text:p>
          </table:table-cell>
          <table:table-cell office:value-type="float" office:value="0" calcext:value-type="float">
            <text:p>0</text:p>
          </table:table-cell>
          <table:table-cell office:value-type="float" office:value="470.294464883109" calcext:value-type="float">
            <text:p>470.2944648831</text:p>
          </table:table-cell>
          <table:table-cell office:value-type="float" office:value="429.847197140487" calcext:value-type="float">
            <text:p>429.8471971405</text:p>
          </table:table-cell>
          <table:table-cell office:value-type="float" office:value="0" calcext:value-type="float">
            <text:p>0</text:p>
          </table:table-cell>
          <table:table-cell office:value-type="float" office:value="438.941348191952" calcext:value-type="float">
            <text:p>438.941348192</text:p>
          </table:table-cell>
          <table:table-cell office:value-type="float" office:value="0" calcext:value-type="float">
            <text:p>0</text:p>
          </table:table-cell>
          <table:table-cell office:value-type="float" office:value="449.373155684059" calcext:value-type="float">
            <text:p>449.3731556841</text:p>
          </table:table-cell>
          <table:table-cell office:value-type="float" office:value="440.100196873934" calcext:value-type="float">
            <text:p>440.1001968739</text:p>
          </table:table-cell>
          <table:table-cell office:value-type="float" office:value="0" calcext:value-type="float">
            <text:p>0</text:p>
          </table:table-cell>
          <table:table-cell office:value-type="float" office:value="402.025620977307" calcext:value-type="float">
            <text:p>402.0256209773</text:p>
          </table:table-cell>
          <table:table-cell office:value-type="float" office:value="414.648952945418" calcext:value-type="float">
            <text:p>414.6489529454</text:p>
          </table:table-cell>
        </table:table-row>
        <table:table-row table:style-name="ro1">
          <table:table-cell office:value-type="float" office:value="392.548644352844" calcext:value-type="float">
            <text:p>392.5486443528</text:p>
          </table:table-cell>
          <table:table-cell office:value-type="float" office:value="416.365916037309" calcext:value-type="float">
            <text:p>416.3659160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6.989136203913" calcext:value-type="float">
            <text:p>476.9891362039</text:p>
          </table:table-cell>
          <table:table-cell office:value-type="float" office:value="453.455202049319" calcext:value-type="float">
            <text:p>453.4552020493</text:p>
          </table:table-cell>
          <table:table-cell office:value-type="float" office:value="428.569703240101" calcext:value-type="float">
            <text:p>428.5697032401</text:p>
          </table:table-cell>
          <table:table-cell office:value-type="float" office:value="446.082188657974" calcext:value-type="float">
            <text:p>446.082188658</text:p>
          </table:table-cell>
          <table:table-cell office:value-type="float" office:value="437.549803358752" calcext:value-type="float">
            <text:p>437.5498033588</text:p>
          </table:table-cell>
          <table:table-cell office:value-type="float" office:value="0" calcext:value-type="float">
            <text:p>0</text:p>
          </table:table-cell>
          <table:table-cell office:value-type="float" office:value="433.930218324482" calcext:value-type="float">
            <text:p>433.9302183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.880562814508" calcext:value-type="float">
            <text:p>429.8805628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.250443168411" calcext:value-type="float">
            <text:p>495.2504431684</text:p>
          </table:table-cell>
          <table:table-cell office:value-type="float" office:value="458.959968916882" calcext:value-type="float">
            <text:p>458.9599689169</text:p>
          </table:table-cell>
          <table:table-cell office:value-type="float" office:value="444.269222374428" calcext:value-type="float">
            <text:p>444.2692223744</text:p>
          </table:table-cell>
          <table:table-cell office:value-type="float" office:value="0" calcext:value-type="float">
            <text:p>0</text:p>
          </table:table-cell>
          <table:table-cell office:value-type="float" office:value="448.985119723416" calcext:value-type="float">
            <text:p>448.9851197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.26598250931" calcext:value-type="float">
            <text:p>460.2659825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.783562159423" calcext:value-type="float">
            <text:p>494.7835621594</text:p>
          </table:table-cell>
          <table:table-cell office:value-type="float" office:value="448.863784232163" calcext:value-type="float">
            <text:p>448.8637842322</text:p>
          </table:table-cell>
          <table:table-cell office:value-type="float" office:value="418.263345227269" calcext:value-type="float">
            <text:p>418.2633452273</text:p>
          </table:table-cell>
          <table:table-cell office:value-type="float" office:value="0" calcext:value-type="float">
            <text:p>0</text:p>
          </table:table-cell>
          <table:table-cell office:value-type="float" office:value="513.6950883757" calcext:value-type="float">
            <text:p>513.69508837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0.587692800327" calcext:value-type="float">
            <text:p>440.5876928003</text:p>
          </table:table-cell>
          <table:table-cell office:value-type="float" office:value="474.487436942516" calcext:value-type="float">
            <text:p>474.4874369425</text:p>
          </table:table-cell>
          <table:table-cell office:value-type="float" office:value="0" calcext:value-type="float">
            <text:p>0</text:p>
          </table:table-cell>
          <table:table-cell office:value-type="float" office:value="472.89531059834" calcext:value-type="float">
            <text:p>472.8953105983</text:p>
          </table:table-cell>
          <table:table-cell office:value-type="float" office:value="453.496686131657" calcext:value-type="float">
            <text:p>453.4966861317</text:p>
          </table:table-cell>
          <table:table-cell office:value-type="float" office:value="0" calcext:value-type="float">
            <text:p>0</text:p>
          </table:table-cell>
          <table:table-cell office:value-type="float" office:value="438.941348191952" calcext:value-type="float">
            <text:p>438.941348192</text:p>
          </table:table-cell>
          <table:table-cell office:value-type="float" office:value="0" calcext:value-type="float">
            <text:p>0</text:p>
          </table:table-cell>
          <table:table-cell office:value-type="float" office:value="455.818743474632" calcext:value-type="float">
            <text:p>455.8187434746</text:p>
          </table:table-cell>
          <table:table-cell office:value-type="float" office:value="440.098026995311" calcext:value-type="float">
            <text:p>440.0980269953</text:p>
          </table:table-cell>
          <table:table-cell office:value-type="float" office:value="0" calcext:value-type="float">
            <text:p>0</text:p>
          </table:table-cell>
          <table:table-cell office:value-type="float" office:value="401.727752952337" calcext:value-type="float">
            <text:p>401.7277529523</text:p>
          </table:table-cell>
          <table:table-cell office:value-type="float" office:value="429.354101373731" calcext:value-type="float">
            <text:p>429.3541013737</text:p>
          </table:table-cell>
        </table:table-row>
        <table:table-row table:style-name="ro1">
          <table:table-cell office:value-type="float" office:value="396.825538145588" calcext:value-type="float">
            <text:p>396.8255381456</text:p>
          </table:table-cell>
          <table:table-cell office:value-type="float" office:value="418.077929208422" calcext:value-type="float">
            <text:p>418.0779292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.061568658035" calcext:value-type="float">
            <text:p>490.061568658</text:p>
          </table:table-cell>
          <table:table-cell office:value-type="float" office:value="455.008059184351" calcext:value-type="float">
            <text:p>455.0080591844</text:p>
          </table:table-cell>
          <table:table-cell office:value-type="float" office:value="431.826740054965" calcext:value-type="float">
            <text:p>431.826740055</text:p>
          </table:table-cell>
          <table:table-cell office:value-type="float" office:value="446.34362754028" calcext:value-type="float">
            <text:p>446.3436275403</text:p>
          </table:table-cell>
          <table:table-cell office:value-type="float" office:value="437.554766026532" calcext:value-type="float">
            <text:p>437.5547660265</text:p>
          </table:table-cell>
          <table:table-cell office:value-type="float" office:value="0" calcext:value-type="float">
            <text:p>0</text:p>
          </table:table-cell>
          <table:table-cell office:value-type="float" office:value="435.55909568286" calcext:value-type="float">
            <text:p>435.5590956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.420171580862" calcext:value-type="float">
            <text:p>435.42017158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1.265873953155" calcext:value-type="float">
            <text:p>491.2658739532</text:p>
          </table:table-cell>
          <table:table-cell office:value-type="float" office:value="476.659095867381" calcext:value-type="float">
            <text:p>476.6590958674</text:p>
          </table:table-cell>
          <table:table-cell office:value-type="float" office:value="444.087353155532" calcext:value-type="float">
            <text:p>444.0873531555</text:p>
          </table:table-cell>
          <table:table-cell office:value-type="float" office:value="0" calcext:value-type="float">
            <text:p>0</text:p>
          </table:table-cell>
          <table:table-cell office:value-type="float" office:value="452.030721054262" calcext:value-type="float">
            <text:p>452.0307210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.807095229533" calcext:value-type="float">
            <text:p>462.8070952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.152296571648" calcext:value-type="float">
            <text:p>497.1522965716</text:p>
          </table:table-cell>
          <table:table-cell office:value-type="float" office:value="450.383833275088" calcext:value-type="float">
            <text:p>450.3838332751</text:p>
          </table:table-cell>
          <table:table-cell office:value-type="float" office:value="418.429946002946" calcext:value-type="float">
            <text:p>418.4299460029</text:p>
          </table:table-cell>
          <table:table-cell office:value-type="float" office:value="0" calcext:value-type="float">
            <text:p>0</text:p>
          </table:table-cell>
          <table:table-cell office:value-type="float" office:value="518.229596488933" calcext:value-type="float">
            <text:p>518.22959648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0.141593427925" calcext:value-type="float">
            <text:p>440.1415934279</text:p>
          </table:table-cell>
          <table:table-cell office:value-type="float" office:value="475.647716305313" calcext:value-type="float">
            <text:p>475.6477163053</text:p>
          </table:table-cell>
          <table:table-cell office:value-type="float" office:value="0" calcext:value-type="float">
            <text:p>0</text:p>
          </table:table-cell>
          <table:table-cell office:value-type="float" office:value="475.173426575838" calcext:value-type="float">
            <text:p>475.1734265758</text:p>
          </table:table-cell>
          <table:table-cell office:value-type="float" office:value="460.384478072428" calcext:value-type="float">
            <text:p>460.3844780724</text:p>
          </table:table-cell>
          <table:table-cell office:value-type="float" office:value="0" calcext:value-type="float">
            <text:p>0</text:p>
          </table:table-cell>
          <table:table-cell office:value-type="float" office:value="446.913602738099" calcext:value-type="float">
            <text:p>446.9136027381</text:p>
          </table:table-cell>
          <table:table-cell office:value-type="float" office:value="0" calcext:value-type="float">
            <text:p>0</text:p>
          </table:table-cell>
          <table:table-cell office:value-type="float" office:value="453.872049786539" calcext:value-type="float">
            <text:p>453.8720497865</text:p>
          </table:table-cell>
          <table:table-cell office:value-type="float" office:value="440.598995408626" calcext:value-type="float">
            <text:p>440.5989954086</text:p>
          </table:table-cell>
          <table:table-cell office:value-type="float" office:value="0" calcext:value-type="float">
            <text:p>0</text:p>
          </table:table-cell>
          <table:table-cell office:value-type="float" office:value="401.722233657337" calcext:value-type="float">
            <text:p>401.7222336573</text:p>
          </table:table-cell>
          <table:table-cell office:value-type="float" office:value="432.896405648858" calcext:value-type="float">
            <text:p>432.8964056489</text:p>
          </table:table-cell>
        </table:table-row>
        <table:table-row table:style-name="ro1">
          <table:table-cell office:value-type="float" office:value="402.059291627919" calcext:value-type="float">
            <text:p>402.0592916279</text:p>
          </table:table-cell>
          <table:table-cell office:value-type="float" office:value="419.289209349066" calcext:value-type="float">
            <text:p>419.2892093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.061568658035" calcext:value-type="float">
            <text:p>490.061568658</text:p>
          </table:table-cell>
          <table:table-cell office:value-type="float" office:value="453.862595732483" calcext:value-type="float">
            <text:p>453.8625957325</text:p>
          </table:table-cell>
          <table:table-cell office:value-type="float" office:value="432.136166494595" calcext:value-type="float">
            <text:p>432.1361664946</text:p>
          </table:table-cell>
          <table:table-cell office:value-type="float" office:value="446.19977289055" calcext:value-type="float">
            <text:p>446.1997728906</text:p>
          </table:table-cell>
          <table:table-cell office:value-type="float" office:value="443.092538519696" calcext:value-type="float">
            <text:p>443.0925385197</text:p>
          </table:table-cell>
          <table:table-cell office:value-type="float" office:value="0" calcext:value-type="float">
            <text:p>0</text:p>
          </table:table-cell>
          <table:table-cell office:value-type="float" office:value="446.941663663356" calcext:value-type="float">
            <text:p>446.9416636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.546088040196" calcext:value-type="float">
            <text:p>439.54608804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1.108398866496" calcext:value-type="float">
            <text:p>491.1083988665</text:p>
          </table:table-cell>
          <table:table-cell office:value-type="float" office:value="477.549530075967" calcext:value-type="float">
            <text:p>477.549530076</text:p>
          </table:table-cell>
          <table:table-cell office:value-type="float" office:value="452.688346229112" calcext:value-type="float">
            <text:p>452.6883462291</text:p>
          </table:table-cell>
          <table:table-cell office:value-type="float" office:value="0" calcext:value-type="float">
            <text:p>0</text:p>
          </table:table-cell>
          <table:table-cell office:value-type="float" office:value="450.883018103284" calcext:value-type="float">
            <text:p>450.8830181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.704721541229" calcext:value-type="float">
            <text:p>462.7047215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.164050623196" calcext:value-type="float">
            <text:p>497.1640506232</text:p>
          </table:table-cell>
          <table:table-cell office:value-type="float" office:value="452.8757278733" calcext:value-type="float">
            <text:p>452.8757278733</text:p>
          </table:table-cell>
          <table:table-cell office:value-type="float" office:value="418.750357869077" calcext:value-type="float">
            <text:p>418.7503578691</text:p>
          </table:table-cell>
          <table:table-cell office:value-type="float" office:value="0" calcext:value-type="float">
            <text:p>0</text:p>
          </table:table-cell>
          <table:table-cell office:value-type="float" office:value="528.870946933087" calcext:value-type="float">
            <text:p>528.8709469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7.743912374685" calcext:value-type="float">
            <text:p>437.7439123747</text:p>
          </table:table-cell>
          <table:table-cell office:value-type="float" office:value="480.849291151154" calcext:value-type="float">
            <text:p>480.8492911512</text:p>
          </table:table-cell>
          <table:table-cell office:value-type="float" office:value="0" calcext:value-type="float">
            <text:p>0</text:p>
          </table:table-cell>
          <table:table-cell office:value-type="float" office:value="475.155632174192" calcext:value-type="float">
            <text:p>475.1556321742</text:p>
          </table:table-cell>
          <table:table-cell office:value-type="float" office:value="459.30745843327" calcext:value-type="float">
            <text:p>459.3074584333</text:p>
          </table:table-cell>
          <table:table-cell office:value-type="float" office:value="0" calcext:value-type="float">
            <text:p>0</text:p>
          </table:table-cell>
          <table:table-cell office:value-type="float" office:value="457.084431478908" calcext:value-type="float">
            <text:p>457.0844314789</text:p>
          </table:table-cell>
          <table:table-cell office:value-type="float" office:value="0" calcext:value-type="float">
            <text:p>0</text:p>
          </table:table-cell>
          <table:table-cell office:value-type="float" office:value="453.686635756013" calcext:value-type="float">
            <text:p>453.686635756</text:p>
          </table:table-cell>
          <table:table-cell office:value-type="float" office:value="439.906165232675" calcext:value-type="float">
            <text:p>439.9061652327</text:p>
          </table:table-cell>
          <table:table-cell office:value-type="float" office:value="0" calcext:value-type="float">
            <text:p>0</text:p>
          </table:table-cell>
          <table:table-cell office:value-type="float" office:value="401.722417102984" calcext:value-type="float">
            <text:p>401.722417103</text:p>
          </table:table-cell>
          <table:table-cell office:value-type="float" office:value="436.499420470398" calcext:value-type="float">
            <text:p>436.4994204704</text:p>
          </table:table-cell>
        </table:table-row>
        <table:table-row table:style-name="ro1">
          <table:table-cell office:value-type="float" office:value="415.320216151675" calcext:value-type="float">
            <text:p>415.32021615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35.858184629312" calcext:value-type="float">
            <text:p>435.85818462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77.748010587836" calcext:value-type="float">
            <text:p>477.748010587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33.392292657206" calcext:value-type="float">
            <text:p>433.39229265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45.489422908432" calcext:value-type="float">
            <text:p>445.4894229084</text:p>
          </table:table-cell>
          <table:table-cell office:value-type="float" office:value="0" calcext:value-type="float">
            <text:p>0</text:p>
          </table:table-cell>
          <table:table-cell office:value-type="float" office:value="412.945229804653" calcext:value-type="float">
            <text:p>412.9452298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.077444770818" calcext:value-type="float">
            <text:p>419.07744477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7.223223701276" calcext:value-type="float">
            <text:p>447.22322370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78.120204818464" calcext:value-type="float">
            <text:p>478.120204818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45.313171411573" calcext:value-type="float">
            <text:p>445.31317141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38.893932512531" calcext:value-type="float">
            <text:p>438.8939325125</text:p>
          </table:table-cell>
          <table:table-cell office:value-type="float" office:value="0" calcext:value-type="float">
            <text:p>0</text:p>
          </table:table-cell>
          <table:table-cell office:value-type="float" office:value="427.84143839684" calcext:value-type="float">
            <text:p>427.8414383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.823513658381" calcext:value-type="float">
            <text:p>417.82351365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3.775738658512" calcext:value-type="float">
            <text:p>453.77573865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83.4058800216" calcext:value-type="float">
            <text:p>483.40588002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49.098157061283" calcext:value-type="float">
            <text:p>449.09815706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33.901705844381" calcext:value-type="float">
            <text:p>433.9017058444</text:p>
          </table:table-cell>
          <table:table-cell office:value-type="float" office:value="0" calcext:value-type="float">
            <text:p>0</text:p>
          </table:table-cell>
          <table:table-cell office:value-type="float" office:value="433.69385355739" calcext:value-type="float">
            <text:p>433.6938535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.723489597232" calcext:value-type="float">
            <text:p>418.72348959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1.39263999921" calcext:value-type="float">
            <text:p>451.39263999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89.768930865539" calcext:value-type="float">
            <text:p>489.768930865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51.296028962847" calcext:value-type="float">
            <text:p>451.29602896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33.629005330331" calcext:value-type="float">
            <text:p>433.6290053303</text:p>
          </table:table-cell>
          <table:table-cell office:value-type="float" office:value="0" calcext:value-type="float">
            <text:p>0</text:p>
          </table:table-cell>
          <table:table-cell office:value-type="float" office:value="433.323462614509" calcext:value-type="float">
            <text:p>433.3234626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.723489597232" calcext:value-type="float">
            <text:p>418.72348959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5.31768142172" calcext:value-type="float">
            <text:p>455.31768142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90.553951693733" calcext:value-type="float">
            <text:p>490.553951693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60.760374002907" calcext:value-type="float">
            <text:p>460.76037400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33.850298895635" calcext:value-type="float">
            <text:p>433.8502988956</text:p>
          </table:table-cell>
          <table:table-cell office:value-type="float" office:value="0" calcext:value-type="float">
            <text:p>0</text:p>
          </table:table-cell>
          <table:table-cell office:value-type="float" office:value="433.256363004665" calcext:value-type="float">
            <text:p>433.2563630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.316145793324" calcext:value-type="float">
            <text:p>442.31614579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5.407175525162" calcext:value-type="float">
            <text:p>455.40717552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92.25884829607" calcext:value-type="float">
            <text:p>492.258848296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62.710499735597" calcext:value-type="float">
            <text:p>462.71049973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34.887512786338" calcext:value-type="float">
            <text:p>434.8875127863</text:p>
          </table:table-cell>
          <table:table-cell office:value-type="float" office:value="0" calcext:value-type="float">
            <text:p>0</text:p>
          </table:table-cell>
          <table:table-cell office:value-type="float" office:value="434.799711702591" calcext:value-type="float">
            <text:p>434.7997117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.358946401746" calcext:value-type="float">
            <text:p>455.35894640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60.867899411347" calcext:value-type="float">
            <text:p>460.86789941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92.743321574874" calcext:value-type="float">
            <text:p>492.743321574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61.731113077241" calcext:value-type="float">
            <text:p>461.73111307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34.183725847796" calcext:value-type="float">
            <text:p>434.1837258478</text:p>
          </table:table-cell>
          <table:table-cell office:value-type="float" office:value="0" calcext:value-type="float">
            <text:p>0</text:p>
          </table:table-cell>
          <table:table-cell office:value-type="float" office:value="434.961918880125" calcext:value-type="float">
            <text:p>434.9619188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434.198510661399" calcext:value-type="float">
            <text:p>434.19851066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439.341508754148" calcext:value-type="float">
            <text:p>439.34150875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440.645303899633" calcext:value-type="float">
            <text:p>440.64530389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443.865781799352" calcext:value-type="float">
            <text:p>443.86578179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441.967304732437" calcext:value-type="float">
            <text:p>441.96730473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442.682307118376" calcext:value-type="float">
            <text:p>442.6823071184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2:00:58.253525124</meta:creation-date>
    <dc:date>2017-01-12T17:31:42.764354636</dc:date>
    <meta:editing-duration>P0D</meta:editing-duration>
    <meta:editing-cycles>1</meta:editing-cycles>
    <meta:generator>LibreOffice/4.2.8.2$Linux_X86_64 LibreOffice_project/420m0$Build-2</meta:generator>
    <meta:document-statistic meta:table-count="6" meta:cell-count="15004" meta:object-count="0"/>
  </office:meta>
</office:document-meta>
</file>